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number-columns-repeated="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580.2721" calcext:value-type="float">
            <text:p>580.2721</text:p>
          </table:table-cell>
          <table:table-cell office:value-type="float" office:value="12963.79" calcext:value-type="float">
            <text:p>1296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07927" calcext:value-type="float">
            <text:p>-0.3907927</text:p>
          </table:table-cell>
          <table:table-cell office:value-type="float" office:value="1.521889" calcext:value-type="float">
            <text:p>1.521889</text:p>
          </table:table-cell>
          <table:table-cell office:value-type="float" office:value="0" calcext:value-type="float">
            <text:p>0</text:p>
          </table:table-cell>
          <table:table-cell office:value-type="float" office:value="75.04129" calcext:value-type="float">
            <text:p>75.04129</text:p>
          </table:table-cell>
          <table:table-cell office:value-type="float" office:value="119.0824" calcext:value-type="float">
            <text:p>119.0824</text:p>
          </table:table-cell>
          <table:table-cell office:value-type="float" office:value="0.0002074981" calcext:value-type="float">
            <text:p>0.0002074981</text:p>
          </table:table-cell>
          <table:table-cell office:value-type="float" office:value="0" calcext:value-type="float">
            <text:p>0</text:p>
          </table:table-cell>
          <table:table-cell office:value-type="float" office:value="0.0000007182475" calcext:value-type="float">
            <text:p>7.18247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905859" calcext:value-type="float">
            <text:p>-0.3905859</text:p>
          </table:table-cell>
          <table:table-cell office:value-type="float" office:value="0" calcext:value-type="float">
            <text:p>0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1240.231" calcext:value-type="float">
            <text:p>1240.231</text:p>
          </table:table-cell>
          <table:table-cell office:value-type="float" office:value="1532.118" calcext:value-type="float">
            <text:p>1532.118</text:p>
          </table:table-cell>
          <table:table-cell office:value-type="float" office:value="1227.66" calcext:value-type="float">
            <text:p>1227.66</text:p>
          </table:table-cell>
          <table:table-cell office:value-type="float" office:value="715.7404" calcext:value-type="float">
            <text:p>715.7404</text:p>
          </table:table-cell>
          <table:table-cell office:value-type="float" office:value="1096.164" calcext:value-type="float">
            <text:p>1096.164</text:p>
          </table:table-cell>
          <table:table-cell office:value-type="float" office:value="416.8463" calcext:value-type="float">
            <text:p>416.8463</text:p>
          </table:table-cell>
          <table:table-cell office:value-type="float" office:value="1821.662" calcext:value-type="float">
            <text:p>1821.662</text:p>
          </table:table-cell>
          <table:table-cell office:value-type="float" office:value="2059.34" calcext:value-type="float">
            <text:p>2059.34</text:p>
          </table:table-cell>
          <table:table-cell office:value-type="float" office:value="1651.084" calcext:value-type="float">
            <text:p>1651.084</text:p>
          </table:table-cell>
          <table:table-cell office:value-type="float" office:value="581.7584" calcext:value-type="float">
            <text:p>581.7584</text:p>
          </table:table-cell>
          <table:table-cell office:value-type="float" office:value="575.1785" calcext:value-type="float">
            <text:p>575.1785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000006177991" calcext:value-type="float">
            <text:p>-6.17799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98772" calcext:value-type="float">
            <text:p>-0.3098772</text:p>
          </table:table-cell>
          <table:table-cell office:value-type="float" office:value="0" calcext:value-type="float">
            <text:p>0</text:p>
          </table:table-cell>
          <table:table-cell office:value-type="float" office:value="4.663675" calcext:value-type="float">
            <text:p>4.66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579.9782" calcext:value-type="float">
            <text:p>579.9782</text:p>
          </table:table-cell>
          <table:table-cell office:value-type="float" office:value="12963.8" calcext:value-type="float">
            <text:p>1296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80556" calcext:value-type="float">
            <text:p>-0.6780556</text:p>
          </table:table-cell>
          <table:table-cell office:value-type="float" office:value="2.205322" calcext:value-type="float">
            <text:p>2.205322</text:p>
          </table:table-cell>
          <table:table-cell office:value-type="float" office:value="0" calcext:value-type="float">
            <text:p>0</text:p>
          </table:table-cell>
          <table:table-cell office:value-type="float" office:value="75.13628" calcext:value-type="float">
            <text:p>75.13628</text:p>
          </table:table-cell>
          <table:table-cell office:value-type="float" office:value="119.0706" calcext:value-type="float">
            <text:p>119.0706</text:p>
          </table:table-cell>
          <table:table-cell office:value-type="float" office:value="0.000405731" calcext:value-type="float">
            <text:p>0.000405731</text:p>
          </table:table-cell>
          <table:table-cell office:value-type="float" office:value="0" calcext:value-type="float">
            <text:p>0</text:p>
          </table:table-cell>
          <table:table-cell office:value-type="float" office:value="0.0000007974819" calcext:value-type="float">
            <text:p>7.974819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6776506" calcext:value-type="float">
            <text:p>-0.6776506</text:p>
          </table:table-cell>
          <table:table-cell office:value-type="float" office:value="0" calcext:value-type="float">
            <text:p>0</text:p>
          </table:table-cell>
          <table:table-cell office:value-type="float" office:value="329.2958" calcext:value-type="float">
            <text:p>329.2958</text:p>
          </table:table-cell>
          <table:table-cell office:value-type="float" office:value="1240.159" calcext:value-type="float">
            <text:p>1240.159</text:p>
          </table:table-cell>
          <table:table-cell office:value-type="float" office:value="1531.99" calcext:value-type="float">
            <text:p>1531.99</text:p>
          </table:table-cell>
          <table:table-cell office:value-type="float" office:value="1227.643" calcext:value-type="float">
            <text:p>1227.643</text:p>
          </table:table-cell>
          <table:table-cell office:value-type="float" office:value="715.7237" calcext:value-type="float">
            <text:p>715.7237</text:p>
          </table:table-cell>
          <table:table-cell office:value-type="float" office:value="1096.151" calcext:value-type="float">
            <text:p>1096.151</text:p>
          </table:table-cell>
          <table:table-cell office:value-type="float" office:value="416.8349" calcext:value-type="float">
            <text:p>416.8349</text:p>
          </table:table-cell>
          <table:table-cell office:value-type="float" office:value="1821.653" calcext:value-type="float">
            <text:p>1821.653</text:p>
          </table:table-cell>
          <table:table-cell office:value-type="float" office:value="2059.334" calcext:value-type="float">
            <text:p>2059.334</text:p>
          </table:table-cell>
          <table:table-cell office:value-type="float" office:value="1651.079" calcext:value-type="float">
            <text:p>1651.079</text:p>
          </table:table-cell>
          <table:table-cell office:value-type="float" office:value="581.7557" calcext:value-type="float">
            <text:p>581.7557</text:p>
          </table:table-cell>
          <table:table-cell office:value-type="float" office:value="575.1676" calcext:value-type="float">
            <text:p>575.1676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2157" calcext:value-type="float">
            <text:p>-1.01215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924699" calcext:value-type="float">
            <text:p>-0.5924699</text:p>
          </table:table-cell>
          <table:table-cell office:value-type="float" office:value="0" calcext:value-type="float">
            <text:p>0</text:p>
          </table:table-cell>
          <table:table-cell office:value-type="float" office:value="4.659202" calcext:value-type="float">
            <text:p>4.659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579.6845" calcext:value-type="float">
            <text:p>579.6845</text:p>
          </table:table-cell>
          <table:table-cell office:value-type="float" office:value="12963.81" calcext:value-type="float">
            <text:p>12963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74782" calcext:value-type="float">
            <text:p>-0.9574782</text:p>
          </table:table-cell>
          <table:table-cell office:value-type="float" office:value="2.692589" calcext:value-type="float">
            <text:p>2.692589</text:p>
          </table:table-cell>
          <table:table-cell office:value-type="float" office:value="0" calcext:value-type="float">
            <text:p>0</text:p>
          </table:table-cell>
          <table:table-cell office:value-type="float" office:value="75.22792" calcext:value-type="float">
            <text:p>75.22792</text:p>
          </table:table-cell>
          <table:table-cell office:value-type="float" office:value="119.0308" calcext:value-type="float">
            <text:p>119.0308</text:p>
          </table:table-cell>
          <table:table-cell office:value-type="float" office:value="0.0006041241" calcext:value-type="float">
            <text:p>0.0006041241</text:p>
          </table:table-cell>
          <table:table-cell office:value-type="float" office:value="0" calcext:value-type="float">
            <text:p>0</text:p>
          </table:table-cell>
          <table:table-cell office:value-type="float" office:value="0.000001458097" calcext:value-type="float">
            <text:p>1.45809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9568754" calcext:value-type="float">
            <text:p>-0.9568754</text:p>
          </table:table-cell>
          <table:table-cell office:value-type="float" office:value="0" calcext:value-type="float">
            <text:p>0</text:p>
          </table:table-cell>
          <table:table-cell office:value-type="float" office:value="329.3124" calcext:value-type="float">
            <text:p>329.3124</text:p>
          </table:table-cell>
          <table:table-cell office:value-type="float" office:value="1240.11" calcext:value-type="float">
            <text:p>1240.11</text:p>
          </table:table-cell>
          <table:table-cell office:value-type="float" office:value="1531.868" calcext:value-type="float">
            <text:p>1531.868</text:p>
          </table:table-cell>
          <table:table-cell office:value-type="float" office:value="1227.626" calcext:value-type="float">
            <text:p>1227.626</text:p>
          </table:table-cell>
          <table:table-cell office:value-type="float" office:value="715.7083" calcext:value-type="float">
            <text:p>715.7083</text:p>
          </table:table-cell>
          <table:table-cell office:value-type="float" office:value="1096.139" calcext:value-type="float">
            <text:p>1096.139</text:p>
          </table:table-cell>
          <table:table-cell office:value-type="float" office:value="416.8243" calcext:value-type="float">
            <text:p>416.8243</text:p>
          </table:table-cell>
          <table:table-cell office:value-type="float" office:value="1821.643" calcext:value-type="float">
            <text:p>1821.643</text:p>
          </table:table-cell>
          <table:table-cell office:value-type="float" office:value="2059.328" calcext:value-type="float">
            <text:p>2059.328</text:p>
          </table:table-cell>
          <table:table-cell office:value-type="float" office:value="1651.074" calcext:value-type="float">
            <text:p>1651.074</text:p>
          </table:table-cell>
          <table:table-cell office:value-type="float" office:value="581.7531" calcext:value-type="float">
            <text:p>581.7531</text:p>
          </table:table-cell>
          <table:table-cell office:value-type="float" office:value="575.1569" calcext:value-type="float">
            <text:p>575.1569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00001288492" calcext:value-type="float">
            <text:p>-1.2884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72079" calcext:value-type="float">
            <text:p>-0.872079</text:p>
          </table:table-cell>
          <table:table-cell office:value-type="float" office:value="0" calcext:value-type="float">
            <text:p>0</text:p>
          </table:table-cell>
          <table:table-cell office:value-type="float" office:value="4.659585" calcext:value-type="float">
            <text:p>4.65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579.3395" calcext:value-type="float">
            <text:p>579.3395</text:p>
          </table:table-cell>
          <table:table-cell office:value-type="float" office:value="12963.83" calcext:value-type="float">
            <text:p>1296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67249" calcext:value-type="float">
            <text:p>-1.267249</text:p>
          </table:table-cell>
          <table:table-cell office:value-type="float" office:value="2.929021" calcext:value-type="float">
            <text:p>2.929021</text:p>
          </table:table-cell>
          <table:table-cell office:value-type="float" office:value="0" calcext:value-type="float">
            <text:p>0</text:p>
          </table:table-cell>
          <table:table-cell office:value-type="float" office:value="75.35951" calcext:value-type="float">
            <text:p>75.35951</text:p>
          </table:table-cell>
          <table:table-cell office:value-type="float" office:value="118.9447" calcext:value-type="float">
            <text:p>118.9447</text:p>
          </table:table-cell>
          <table:table-cell office:value-type="float" office:value="0.000796447" calcext:value-type="float">
            <text:p>0.000796447</text:p>
          </table:table-cell>
          <table:table-cell office:value-type="float" office:value="0" calcext:value-type="float">
            <text:p>0</text:p>
          </table:table-cell>
          <table:table-cell office:value-type="float" office:value="0.000003026019" calcext:value-type="float">
            <text:p>3.026019E-06</text:p>
          </table:table-cell>
          <table:table-cell office:value-type="float" office:value="0" calcext:value-type="float">
            <text:p>0</text:p>
          </table:table-cell>
          <table:table-cell office:value-type="float" office:value="-0.001282181" calcext:value-type="float">
            <text:p>-0.001282181</text:p>
          </table:table-cell>
          <table:table-cell office:value-type="float" office:value="370" calcext:value-type="float">
            <text:p>370</text:p>
          </table:table-cell>
          <table:table-cell office:value-type="float" office:value="-1.265174" calcext:value-type="float">
            <text:p>-1.265174</text:p>
          </table:table-cell>
          <table:table-cell office:value-type="float" office:value="0" calcext:value-type="float">
            <text:p>0</text:p>
          </table:table-cell>
          <table:table-cell office:value-type="float" office:value="329.3292" calcext:value-type="float">
            <text:p>329.3292</text:p>
          </table:table-cell>
          <table:table-cell office:value-type="float" office:value="1240.06" calcext:value-type="float">
            <text:p>1240.06</text:p>
          </table:table-cell>
          <table:table-cell office:value-type="float" office:value="1531.744" calcext:value-type="float">
            <text:p>1531.744</text:p>
          </table:table-cell>
          <table:table-cell office:value-type="float" office:value="1227.611" calcext:value-type="float">
            <text:p>1227.611</text:p>
          </table:table-cell>
          <table:table-cell office:value-type="float" office:value="715.6934" calcext:value-type="float">
            <text:p>715.6934</text:p>
          </table:table-cell>
          <table:table-cell office:value-type="float" office:value="1096.127" calcext:value-type="float">
            <text:p>1096.127</text:p>
          </table:table-cell>
          <table:table-cell office:value-type="float" office:value="416.8142" calcext:value-type="float">
            <text:p>416.8142</text:p>
          </table:table-cell>
          <table:table-cell office:value-type="float" office:value="1821.635" calcext:value-type="float">
            <text:p>1821.635</text:p>
          </table:table-cell>
          <table:table-cell office:value-type="float" office:value="2059.322" calcext:value-type="float">
            <text:p>2059.322</text:p>
          </table:table-cell>
          <table:table-cell office:value-type="float" office:value="1651.069" calcext:value-type="float">
            <text:p>1651.069</text:p>
          </table:table-cell>
          <table:table-cell office:value-type="float" office:value="581.7505" calcext:value-type="float">
            <text:p>581.7505</text:p>
          </table:table-cell>
          <table:table-cell office:value-type="float" office:value="575.1462" calcext:value-type="float">
            <text:p>575.1462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00001498623" calcext:value-type="float">
            <text:p>-1.4986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95434" calcext:value-type="float">
            <text:p>-1.195434</text:p>
          </table:table-cell>
          <table:table-cell office:value-type="float" office:value="0" calcext:value-type="float">
            <text:p>0</text:p>
          </table:table-cell>
          <table:table-cell office:value-type="float" office:value="4.674648" calcext:value-type="float">
            <text:p>4.674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578.8777" calcext:value-type="float">
            <text:p>578.8777</text:p>
          </table:table-cell>
          <table:table-cell office:value-type="float" office:value="12963.85" calcext:value-type="float">
            <text:p>1296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5666" calcext:value-type="float">
            <text:p>-1.635666</text:p>
          </table:table-cell>
          <table:table-cell office:value-type="float" office:value="3.620564" calcext:value-type="float">
            <text:p>3.620564</text:p>
          </table:table-cell>
          <table:table-cell office:value-type="float" office:value="0" calcext:value-type="float">
            <text:p>0</text:p>
          </table:table-cell>
          <table:table-cell office:value-type="float" office:value="75.58547" calcext:value-type="float">
            <text:p>75.58547</text:p>
          </table:table-cell>
          <table:table-cell office:value-type="float" office:value="118.7706" calcext:value-type="float">
            <text:p>118.7706</text:p>
          </table:table-cell>
          <table:table-cell office:value-type="float" office:value="0.0009712904" calcext:value-type="float">
            <text:p>0.0009712904</text:p>
          </table:table-cell>
          <table:table-cell office:value-type="float" office:value="0" calcext:value-type="float">
            <text:p>0</text:p>
          </table:table-cell>
          <table:table-cell office:value-type="float" office:value="0.000003463475" calcext:value-type="float">
            <text:p>3.463475E-06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1.631981" calcext:value-type="float">
            <text:p>-1.631981</text:p>
          </table:table-cell>
          <table:table-cell office:value-type="float" office:value="0" calcext:value-type="float">
            <text:p>0</text:p>
          </table:table-cell>
          <table:table-cell office:value-type="float" office:value="329.3549" calcext:value-type="float">
            <text:p>329.3549</text:p>
          </table:table-cell>
          <table:table-cell office:value-type="float" office:value="1239.99" calcext:value-type="float">
            <text:p>1239.99</text:p>
          </table:table-cell>
          <table:table-cell office:value-type="float" office:value="1531.615" calcext:value-type="float">
            <text:p>1531.615</text:p>
          </table:table-cell>
          <table:table-cell office:value-type="float" office:value="1227.595" calcext:value-type="float">
            <text:p>1227.595</text:p>
          </table:table-cell>
          <table:table-cell office:value-type="float" office:value="715.6785" calcext:value-type="float">
            <text:p>715.6785</text:p>
          </table:table-cell>
          <table:table-cell office:value-type="float" office:value="1096.115" calcext:value-type="float">
            <text:p>1096.115</text:p>
          </table:table-cell>
          <table:table-cell office:value-type="float" office:value="416.8045" calcext:value-type="float">
            <text:p>416.8045</text:p>
          </table:table-cell>
          <table:table-cell office:value-type="float" office:value="1821.626" calcext:value-type="float">
            <text:p>1821.626</text:p>
          </table:table-cell>
          <table:table-cell office:value-type="float" office:value="2059.317" calcext:value-type="float">
            <text:p>2059.317</text:p>
          </table:table-cell>
          <table:table-cell office:value-type="float" office:value="1651.064" calcext:value-type="float">
            <text:p>1651.064</text:p>
          </table:table-cell>
          <table:table-cell office:value-type="float" office:value="581.7479" calcext:value-type="float">
            <text:p>581.7479</text:p>
          </table:table-cell>
          <table:table-cell office:value-type="float" office:value="575.1357" calcext:value-type="float">
            <text:p>575.1357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00001667383" calcext:value-type="float">
            <text:p>-1.66738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2285" calcext:value-type="float">
            <text:p>-1.62285</text:p>
          </table:table-cell>
          <table:table-cell office:value-type="float" office:value="0" calcext:value-type="float">
            <text:p>0</text:p>
          </table:table-cell>
          <table:table-cell office:value-type="float" office:value="4.73526" calcext:value-type="float">
            <text:p>4.7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578.223" calcext:value-type="float">
            <text:p>578.223</text:p>
          </table:table-cell>
          <table:table-cell office:value-type="float" office:value="12963.9" calcext:value-type="float">
            <text:p>1296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49357" calcext:value-type="float">
            <text:p>-2.149357</text:p>
          </table:table-cell>
          <table:table-cell office:value-type="float" office:value="5.478075" calcext:value-type="float">
            <text:p>5.478075</text:p>
          </table:table-cell>
          <table:table-cell office:value-type="float" office:value="0" calcext:value-type="float">
            <text:p>0</text:p>
          </table:table-cell>
          <table:table-cell office:value-type="float" office:value="75.978" calcext:value-type="float">
            <text:p>75.978</text:p>
          </table:table-cell>
          <table:table-cell office:value-type="float" office:value="118.4605" calcext:value-type="float">
            <text:p>118.4605</text:p>
          </table:table-cell>
          <table:table-cell office:value-type="float" office:value="0.00113263" calcext:value-type="float">
            <text:p>0.00113263</text:p>
          </table:table-cell>
          <table:table-cell office:value-type="float" office:value="0" calcext:value-type="float">
            <text:p>0</text:p>
          </table:table-cell>
          <table:table-cell office:value-type="float" office:value="0.000003666295" calcext:value-type="float">
            <text:p>3.666295E-06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2.145511" calcext:value-type="float">
            <text:p>-2.145511</text:p>
          </table:table-cell>
          <table:table-cell office:value-type="float" office:value="0" calcext:value-type="float">
            <text:p>0</text:p>
          </table:table-cell>
          <table:table-cell office:value-type="float" office:value="329.3846" calcext:value-type="float">
            <text:p>329.3846</text:p>
          </table:table-cell>
          <table:table-cell office:value-type="float" office:value="1239.89" calcext:value-type="float">
            <text:p>1239.89</text:p>
          </table:table-cell>
          <table:table-cell office:value-type="float" office:value="1531.474" calcext:value-type="float">
            <text:p>1531.474</text:p>
          </table:table-cell>
          <table:table-cell office:value-type="float" office:value="1227.578" calcext:value-type="float">
            <text:p>1227.578</text:p>
          </table:table-cell>
          <table:table-cell office:value-type="float" office:value="715.6627" calcext:value-type="float">
            <text:p>715.6627</text:p>
          </table:table-cell>
          <table:table-cell office:value-type="float" office:value="1096.103" calcext:value-type="float">
            <text:p>1096.103</text:p>
          </table:table-cell>
          <table:table-cell office:value-type="float" office:value="416.7947" calcext:value-type="float">
            <text:p>416.7947</text:p>
          </table:table-cell>
          <table:table-cell office:value-type="float" office:value="1821.617" calcext:value-type="float">
            <text:p>1821.617</text:p>
          </table:table-cell>
          <table:table-cell office:value-type="float" office:value="2059.311" calcext:value-type="float">
            <text:p>2059.311</text:p>
          </table:table-cell>
          <table:table-cell office:value-type="float" office:value="1651.06" calcext:value-type="float">
            <text:p>1651.06</text:p>
          </table:table-cell>
          <table:table-cell office:value-type="float" office:value="581.7454" calcext:value-type="float">
            <text:p>581.7454</text:p>
          </table:table-cell>
          <table:table-cell office:value-type="float" office:value="575.1254" calcext:value-type="float">
            <text:p>575.1254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00002302074" calcext:value-type="float">
            <text:p>-2.3020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24424" calcext:value-type="float">
            <text:p>-2.224424</text:p>
          </table:table-cell>
          <table:table-cell office:value-type="float" office:value="0" calcext:value-type="float">
            <text:p>0</text:p>
          </table:table-cell>
          <table:table-cell office:value-type="float" office:value="4.823303" calcext:value-type="float">
            <text:p>4.82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577.6659" calcext:value-type="float">
            <text:p>577.6659</text:p>
          </table:table-cell>
          <table:table-cell office:value-type="float" office:value="12963.94" calcext:value-type="float">
            <text:p>1296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56354" calcext:value-type="float">
            <text:p>-2.756354</text:p>
          </table:table-cell>
          <table:table-cell office:value-type="float" office:value="7.463179" calcext:value-type="float">
            <text:p>7.463179</text:p>
          </table:table-cell>
          <table:table-cell office:value-type="float" office:value="0" calcext:value-type="float">
            <text:p>0</text:p>
          </table:table-cell>
          <table:table-cell office:value-type="float" office:value="76.27901" calcext:value-type="float">
            <text:p>76.27901</text:p>
          </table:table-cell>
          <table:table-cell office:value-type="float" office:value="118.2411" calcext:value-type="float">
            <text:p>118.2411</text:p>
          </table:table-cell>
          <table:table-cell office:value-type="float" office:value="0.001341277" calcext:value-type="float">
            <text:p>0.001341277</text:p>
          </table:table-cell>
          <table:table-cell office:value-type="float" office:value="0" calcext:value-type="float">
            <text:p>0</text:p>
          </table:table-cell>
          <table:table-cell office:value-type="float" office:value="0.000005616719" calcext:value-type="float">
            <text:p>5.616719E-06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2.752301" calcext:value-type="float">
            <text:p>-2.752301</text:p>
          </table:table-cell>
          <table:table-cell office:value-type="float" office:value="0" calcext:value-type="float">
            <text:p>0</text:p>
          </table:table-cell>
          <table:table-cell office:value-type="float" office:value="329.4104" calcext:value-type="float">
            <text:p>329.4104</text:p>
          </table:table-cell>
          <table:table-cell office:value-type="float" office:value="1239.793" calcext:value-type="float">
            <text:p>1239.793</text:p>
          </table:table-cell>
          <table:table-cell office:value-type="float" office:value="1531.332" calcext:value-type="float">
            <text:p>1531.332</text:p>
          </table:table-cell>
          <table:table-cell office:value-type="float" office:value="1227.562" calcext:value-type="float">
            <text:p>1227.562</text:p>
          </table:table-cell>
          <table:table-cell office:value-type="float" office:value="715.647" calcext:value-type="float">
            <text:p>715.647</text:p>
          </table:table-cell>
          <table:table-cell office:value-type="float" office:value="1096.091" calcext:value-type="float">
            <text:p>1096.091</text:p>
          </table:table-cell>
          <table:table-cell office:value-type="float" office:value="416.7848" calcext:value-type="float">
            <text:p>416.7848</text:p>
          </table:table-cell>
          <table:table-cell office:value-type="float" office:value="1821.61" calcext:value-type="float">
            <text:p>1821.61</text:p>
          </table:table-cell>
          <table:table-cell office:value-type="float" office:value="2059.306" calcext:value-type="float">
            <text:p>2059.306</text:p>
          </table:table-cell>
          <table:table-cell office:value-type="float" office:value="1651.055" calcext:value-type="float">
            <text:p>1651.055</text:p>
          </table:table-cell>
          <table:table-cell office:value-type="float" office:value="581.7429" calcext:value-type="float">
            <text:p>581.7429</text:p>
          </table:table-cell>
          <table:table-cell office:value-type="float" office:value="575.1152" calcext:value-type="float">
            <text:p>575.1152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2583874" calcext:value-type="float">
            <text:p>-2.5838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36911" calcext:value-type="float">
            <text:p>-2.736911</text:p>
          </table:table-cell>
          <table:table-cell office:value-type="float" office:value="0" calcext:value-type="float">
            <text:p>0</text:p>
          </table:table-cell>
          <table:table-cell office:value-type="float" office:value="4.728989" calcext:value-type="float">
            <text:p>4.728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577.2085" calcext:value-type="float">
            <text:p>577.2085</text:p>
          </table:table-cell>
          <table:table-cell office:value-type="float" office:value="12963.97" calcext:value-type="float">
            <text:p>1296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33179" calcext:value-type="float">
            <text:p>-3.233179</text:p>
          </table:table-cell>
          <table:table-cell office:value-type="float" office:value="9.030894" calcext:value-type="float">
            <text:p>9.030894</text:p>
          </table:table-cell>
          <table:table-cell office:value-type="float" office:value="0" calcext:value-type="float">
            <text:p>0</text:p>
          </table:table-cell>
          <table:table-cell office:value-type="float" office:value="76.4899" calcext:value-type="float">
            <text:p>76.4899</text:p>
          </table:table-cell>
          <table:table-cell office:value-type="float" office:value="118.1047" calcext:value-type="float">
            <text:p>118.1047</text:p>
          </table:table-cell>
          <table:table-cell office:value-type="float" office:value="0.001569846" calcext:value-type="float">
            <text:p>0.001569846</text:p>
          </table:table-cell>
          <table:table-cell office:value-type="float" office:value="0" calcext:value-type="float">
            <text:p>0</text:p>
          </table:table-cell>
          <table:table-cell office:value-type="float" office:value="0.000007444934" calcext:value-type="float">
            <text:p>7.444934E-06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3.228899" calcext:value-type="float">
            <text:p>-3.228899</text:p>
          </table:table-cell>
          <table:table-cell office:value-type="float" office:value="0" calcext:value-type="float">
            <text:p>0</text:p>
          </table:table-cell>
          <table:table-cell office:value-type="float" office:value="329.4341" calcext:value-type="float">
            <text:p>329.4341</text:p>
          </table:table-cell>
          <table:table-cell office:value-type="float" office:value="1239.701" calcext:value-type="float">
            <text:p>1239.701</text:p>
          </table:table-cell>
          <table:table-cell office:value-type="float" office:value="1531.194" calcext:value-type="float">
            <text:p>1531.194</text:p>
          </table:table-cell>
          <table:table-cell office:value-type="float" office:value="1227.545" calcext:value-type="float">
            <text:p>1227.545</text:p>
          </table:table-cell>
          <table:table-cell office:value-type="float" office:value="715.6314" calcext:value-type="float">
            <text:p>715.6314</text:p>
          </table:table-cell>
          <table:table-cell office:value-type="float" office:value="1096.08" calcext:value-type="float">
            <text:p>1096.08</text:p>
          </table:table-cell>
          <table:table-cell office:value-type="float" office:value="416.775" calcext:value-type="float">
            <text:p>416.775</text:p>
          </table:table-cell>
          <table:table-cell office:value-type="float" office:value="1821.603" calcext:value-type="float">
            <text:p>1821.603</text:p>
          </table:table-cell>
          <table:table-cell office:value-type="float" office:value="2059.301" calcext:value-type="float">
            <text:p>2059.301</text:p>
          </table:table-cell>
          <table:table-cell office:value-type="float" office:value="1651.051" calcext:value-type="float">
            <text:p>1651.051</text:p>
          </table:table-cell>
          <table:table-cell office:value-type="float" office:value="581.7405" calcext:value-type="float">
            <text:p>581.7405</text:p>
          </table:table-cell>
          <table:table-cell office:value-type="float" office:value="575.105" calcext:value-type="float">
            <text:p>575.105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2686692" calcext:value-type="float">
            <text:p>-2.6866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59052" calcext:value-type="float">
            <text:p>-3.159052</text:p>
          </table:table-cell>
          <table:table-cell office:value-type="float" office:value="0" calcext:value-type="float">
            <text:p>0</text:p>
          </table:table-cell>
          <table:table-cell office:value-type="float" office:value="4.674539" calcext:value-type="float">
            <text:p>4.67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576.7106" calcext:value-type="float">
            <text:p>576.7106</text:p>
          </table:table-cell>
          <table:table-cell office:value-type="float" office:value="12964.01" calcext:value-type="float">
            <text:p>1296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1694" calcext:value-type="float">
            <text:p>-3.711694</text:p>
          </table:table-cell>
          <table:table-cell office:value-type="float" office:value="10.59712" calcext:value-type="float">
            <text:p>10.59712</text:p>
          </table:table-cell>
          <table:table-cell office:value-type="float" office:value="0" calcext:value-type="float">
            <text:p>0</text:p>
          </table:table-cell>
          <table:table-cell office:value-type="float" office:value="76.73501" calcext:value-type="float">
            <text:p>76.73501</text:p>
          </table:table-cell>
          <table:table-cell office:value-type="float" office:value="117.9283" calcext:value-type="float">
            <text:p>117.9283</text:p>
          </table:table-cell>
          <table:table-cell office:value-type="float" office:value="0.001812529" calcext:value-type="float">
            <text:p>0.001812529</text:p>
          </table:table-cell>
          <table:table-cell office:value-type="float" office:value="0" calcext:value-type="float">
            <text:p>0</text:p>
          </table:table-cell>
          <table:table-cell office:value-type="float" office:value="0.000008643018" calcext:value-type="float">
            <text:p>8.643018E-06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3.707173" calcext:value-type="float">
            <text:p>-3.707173</text:p>
          </table:table-cell>
          <table:table-cell office:value-type="float" office:value="0" calcext:value-type="float">
            <text:p>0</text:p>
          </table:table-cell>
          <table:table-cell office:value-type="float" office:value="329.4613" calcext:value-type="float">
            <text:p>329.4613</text:p>
          </table:table-cell>
          <table:table-cell office:value-type="float" office:value="1239.609" calcext:value-type="float">
            <text:p>1239.609</text:p>
          </table:table-cell>
          <table:table-cell office:value-type="float" office:value="1531.056" calcext:value-type="float">
            <text:p>1531.056</text:p>
          </table:table-cell>
          <table:table-cell office:value-type="float" office:value="1227.529" calcext:value-type="float">
            <text:p>1227.529</text:p>
          </table:table-cell>
          <table:table-cell office:value-type="float" office:value="715.6161" calcext:value-type="float">
            <text:p>715.6161</text:p>
          </table:table-cell>
          <table:table-cell office:value-type="float" office:value="1096.068" calcext:value-type="float">
            <text:p>1096.068</text:p>
          </table:table-cell>
          <table:table-cell office:value-type="float" office:value="416.7654" calcext:value-type="float">
            <text:p>416.7654</text:p>
          </table:table-cell>
          <table:table-cell office:value-type="float" office:value="1821.596" calcext:value-type="float">
            <text:p>1821.596</text:p>
          </table:table-cell>
          <table:table-cell office:value-type="float" office:value="2059.296" calcext:value-type="float">
            <text:p>2059.296</text:p>
          </table:table-cell>
          <table:table-cell office:value-type="float" office:value="1651.046" calcext:value-type="float">
            <text:p>1651.046</text:p>
          </table:table-cell>
          <table:table-cell office:value-type="float" office:value="581.738" calcext:value-type="float">
            <text:p>581.738</text:p>
          </table:table-cell>
          <table:table-cell office:value-type="float" office:value="575.0952" calcext:value-type="float">
            <text:p>575.0952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2774332" calcext:value-type="float">
            <text:p>-2.77433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16794" calcext:value-type="float">
            <text:p>-3.616794</text:p>
          </table:table-cell>
          <table:table-cell office:value-type="float" office:value="0" calcext:value-type="float">
            <text:p>0</text:p>
          </table:table-cell>
          <table:table-cell office:value-type="float" office:value="4.654003" calcext:value-type="float">
            <text:p>4.65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576.1595" calcext:value-type="float">
            <text:p>576.1595</text:p>
          </table:table-cell>
          <table:table-cell office:value-type="float" office:value="12964.05" calcext:value-type="float">
            <text:p>1296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13828" calcext:value-type="float">
            <text:p>-4.213828</text:p>
          </table:table-cell>
          <table:table-cell office:value-type="float" office:value="11.7767" calcext:value-type="float">
            <text:p>11.7767</text:p>
          </table:table-cell>
          <table:table-cell office:value-type="float" office:value="0" calcext:value-type="float">
            <text:p>0</text:p>
          </table:table-cell>
          <table:table-cell office:value-type="float" office:value="77.01228" calcext:value-type="float">
            <text:p>77.01228</text:p>
          </table:table-cell>
          <table:table-cell office:value-type="float" office:value="117.7348" calcext:value-type="float">
            <text:p>117.7348</text:p>
          </table:table-cell>
          <table:table-cell office:value-type="float" office:value="0.002061202" calcext:value-type="float">
            <text:p>0.002061202</text:p>
          </table:table-cell>
          <table:table-cell office:value-type="float" office:value="0" calcext:value-type="float">
            <text:p>0</text:p>
          </table:table-cell>
          <table:table-cell office:value-type="float" office:value="0.00001016316" calcext:value-type="float">
            <text:p>1.016316E-05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4.209059" calcext:value-type="float">
            <text:p>-4.209059</text:p>
          </table:table-cell>
          <table:table-cell office:value-type="float" office:value="0" calcext:value-type="float">
            <text:p>0</text:p>
          </table:table-cell>
          <table:table-cell office:value-type="float" office:value="329.4915" calcext:value-type="float">
            <text:p>329.4915</text:p>
          </table:table-cell>
          <table:table-cell office:value-type="float" office:value="1239.495" calcext:value-type="float">
            <text:p>1239.495</text:p>
          </table:table-cell>
          <table:table-cell office:value-type="float" office:value="1530.905" calcext:value-type="float">
            <text:p>1530.905</text:p>
          </table:table-cell>
          <table:table-cell office:value-type="float" office:value="1227.512" calcext:value-type="float">
            <text:p>1227.512</text:p>
          </table:table-cell>
          <table:table-cell office:value-type="float" office:value="715.6004" calcext:value-type="float">
            <text:p>715.6004</text:p>
          </table:table-cell>
          <table:table-cell office:value-type="float" office:value="1096.056" calcext:value-type="float">
            <text:p>1096.056</text:p>
          </table:table-cell>
          <table:table-cell office:value-type="float" office:value="416.7559" calcext:value-type="float">
            <text:p>416.7559</text:p>
          </table:table-cell>
          <table:table-cell office:value-type="float" office:value="1821.589" calcext:value-type="float">
            <text:p>1821.589</text:p>
          </table:table-cell>
          <table:table-cell office:value-type="float" office:value="2059.291" calcext:value-type="float">
            <text:p>2059.291</text:p>
          </table:table-cell>
          <table:table-cell office:value-type="float" office:value="1651.042" calcext:value-type="float">
            <text:p>1651.042</text:p>
          </table:table-cell>
          <table:table-cell office:value-type="float" office:value="581.7357" calcext:value-type="float">
            <text:p>581.7357</text:p>
          </table:table-cell>
          <table:table-cell office:value-type="float" office:value="575.0853" calcext:value-type="float">
            <text:p>575.0853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2862382" calcext:value-type="float">
            <text:p>-2.86238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21901" calcext:value-type="float">
            <text:p>-4.121901</text:p>
          </table:table-cell>
          <table:table-cell office:value-type="float" office:value="0" calcext:value-type="float">
            <text:p>0</text:p>
          </table:table-cell>
          <table:table-cell office:value-type="float" office:value="4.657224" calcext:value-type="float">
            <text:p>4.657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575.2833" calcext:value-type="float">
            <text:p>575.2833</text:p>
          </table:table-cell>
          <table:table-cell office:value-type="float" office:value="12964.12" calcext:value-type="float">
            <text:p>1296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92771" calcext:value-type="float">
            <text:p>-4.992771</text:p>
          </table:table-cell>
          <table:table-cell office:value-type="float" office:value="14.0879" calcext:value-type="float">
            <text:p>14.0879</text:p>
          </table:table-cell>
          <table:table-cell office:value-type="float" office:value="0" calcext:value-type="float">
            <text:p>0</text:p>
          </table:table-cell>
          <table:table-cell office:value-type="float" office:value="77.53917" calcext:value-type="float">
            <text:p>77.53917</text:p>
          </table:table-cell>
          <table:table-cell office:value-type="float" office:value="117.3943" calcext:value-type="float">
            <text:p>117.3943</text:p>
          </table:table-cell>
          <table:table-cell office:value-type="float" office:value="0.002320471" calcext:value-type="float">
            <text:p>0.002320471</text:p>
          </table:table-cell>
          <table:table-cell office:value-type="float" office:value="0" calcext:value-type="float">
            <text:p>0</text:p>
          </table:table-cell>
          <table:table-cell office:value-type="float" office:value="0.000011752" calcext:value-type="float">
            <text:p>1.1752E-05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4.987746" calcext:value-type="float">
            <text:p>-4.987746</text:p>
          </table:table-cell>
          <table:table-cell office:value-type="float" office:value="0" calcext:value-type="float">
            <text:p>0</text:p>
          </table:table-cell>
          <table:table-cell office:value-type="float" office:value="329.5246" calcext:value-type="float">
            <text:p>329.5246</text:p>
          </table:table-cell>
          <table:table-cell office:value-type="float" office:value="1239.305" calcext:value-type="float">
            <text:p>1239.305</text:p>
          </table:table-cell>
          <table:table-cell office:value-type="float" office:value="1530.686" calcext:value-type="float">
            <text:p>1530.686</text:p>
          </table:table-cell>
          <table:table-cell office:value-type="float" office:value="1227.489" calcext:value-type="float">
            <text:p>1227.489</text:p>
          </table:table-cell>
          <table:table-cell office:value-type="float" office:value="715.582" calcext:value-type="float">
            <text:p>715.582</text:p>
          </table:table-cell>
          <table:table-cell office:value-type="float" office:value="1096.043" calcext:value-type="float">
            <text:p>1096.043</text:p>
          </table:table-cell>
          <table:table-cell office:value-type="float" office:value="416.7457" calcext:value-type="float">
            <text:p>416.7457</text:p>
          </table:table-cell>
          <table:table-cell office:value-type="float" office:value="1821.582" calcext:value-type="float">
            <text:p>1821.582</text:p>
          </table:table-cell>
          <table:table-cell office:value-type="float" office:value="2059.286" calcext:value-type="float">
            <text:p>2059.286</text:p>
          </table:table-cell>
          <table:table-cell office:value-type="float" office:value="1651.037" calcext:value-type="float">
            <text:p>1651.037</text:p>
          </table:table-cell>
          <table:table-cell office:value-type="float" office:value="581.7333" calcext:value-type="float">
            <text:p>581.7333</text:p>
          </table:table-cell>
          <table:table-cell office:value-type="float" office:value="575.0757" calcext:value-type="float">
            <text:p>575.0757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3115681" calcext:value-type="float">
            <text:p>-3.11568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22882" calcext:value-type="float">
            <text:p>-4.922882</text:p>
          </table:table-cell>
          <table:table-cell office:value-type="float" office:value="0" calcext:value-type="float">
            <text:p>0</text:p>
          </table:table-cell>
          <table:table-cell office:value-type="float" office:value="4.679461" calcext:value-type="float">
            <text:p>4.679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574.7115" calcext:value-type="float">
            <text:p>574.7115</text:p>
          </table:table-cell>
          <table:table-cell office:value-type="float" office:value="12964.16" calcext:value-type="float">
            <text:p>129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45267" calcext:value-type="float">
            <text:p>-5.545267</text:p>
          </table:table-cell>
          <table:table-cell office:value-type="float" office:value="16.10274" calcext:value-type="float">
            <text:p>16.10274</text:p>
          </table:table-cell>
          <table:table-cell office:value-type="float" office:value="0" calcext:value-type="float">
            <text:p>0</text:p>
          </table:table-cell>
          <table:table-cell office:value-type="float" office:value="77.81325" calcext:value-type="float">
            <text:p>77.81325</text:p>
          </table:table-cell>
          <table:table-cell office:value-type="float" office:value="117.2415" calcext:value-type="float">
            <text:p>117.2415</text:p>
          </table:table-cell>
          <table:table-cell office:value-type="float" office:value="0.002598861" calcext:value-type="float">
            <text:p>0.002598861</text:p>
          </table:table-cell>
          <table:table-cell office:value-type="float" office:value="0" calcext:value-type="float">
            <text:p>0</text:p>
          </table:table-cell>
          <table:table-cell office:value-type="float" office:value="0.00001316986" calcext:value-type="float">
            <text:p>1.316986E-05</text:p>
          </table:table-cell>
          <table:table-cell office:value-type="float" office:value="0" calcext:value-type="float">
            <text:p>0</text:p>
          </table:table-cell>
          <table:table-cell office:value-type="float" office:value="-0.00271705" calcext:value-type="float">
            <text:p>-0.00271705</text:p>
          </table:table-cell>
          <table:table-cell office:value-type="float" office:value="370" calcext:value-type="float">
            <text:p>370</text:p>
          </table:table-cell>
          <table:table-cell office:value-type="float" office:value="-5.539965" calcext:value-type="float">
            <text:p>-5.539965</text:p>
          </table:table-cell>
          <table:table-cell office:value-type="float" office:value="0" calcext:value-type="float">
            <text:p>0</text:p>
          </table:table-cell>
          <table:table-cell office:value-type="float" office:value="329.5513" calcext:value-type="float">
            <text:p>329.5513</text:p>
          </table:table-cell>
          <table:table-cell office:value-type="float" office:value="1239.173" calcext:value-type="float">
            <text:p>1239.173</text:p>
          </table:table-cell>
          <table:table-cell office:value-type="float" office:value="1530.505" calcext:value-type="float">
            <text:p>1530.505</text:p>
          </table:table-cell>
          <table:table-cell office:value-type="float" office:value="1227.469" calcext:value-type="float">
            <text:p>1227.469</text:p>
          </table:table-cell>
          <table:table-cell office:value-type="float" office:value="715.5632" calcext:value-type="float">
            <text:p>715.5632</text:p>
          </table:table-cell>
          <table:table-cell office:value-type="float" office:value="1096.031" calcext:value-type="float">
            <text:p>1096.031</text:p>
          </table:table-cell>
          <table:table-cell office:value-type="float" office:value="416.7347" calcext:value-type="float">
            <text:p>416.7347</text:p>
          </table:table-cell>
          <table:table-cell office:value-type="float" office:value="1821.573" calcext:value-type="float">
            <text:p>1821.573</text:p>
          </table:table-cell>
          <table:table-cell office:value-type="float" office:value="2059.281" calcext:value-type="float">
            <text:p>2059.281</text:p>
          </table:table-cell>
          <table:table-cell office:value-type="float" office:value="1651.033" calcext:value-type="float">
            <text:p>1651.033</text:p>
          </table:table-cell>
          <table:table-cell office:value-type="float" office:value="581.7311" calcext:value-type="float">
            <text:p>581.7311</text:p>
          </table:table-cell>
          <table:table-cell office:value-type="float" office:value="575.0662" calcext:value-type="float">
            <text:p>575.0662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3196261" calcext:value-type="float">
            <text:p>-3.1962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4832" calcext:value-type="float">
            <text:p>-5.44832</text:p>
          </table:table-cell>
          <table:table-cell office:value-type="float" office:value="0" calcext:value-type="float">
            <text:p>0</text:p>
          </table:table-cell>
          <table:table-cell office:value-type="float" office:value="4.652604" calcext:value-type="float">
            <text:p>4.65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574.2876" calcext:value-type="float">
            <text:p>574.2876</text:p>
          </table:table-cell>
          <table:table-cell office:value-type="float" office:value="12964.19" calcext:value-type="float">
            <text:p>1296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03148" calcext:value-type="float">
            <text:p>-6.003148</text:p>
          </table:table-cell>
          <table:table-cell office:value-type="float" office:value="17.41788" calcext:value-type="float">
            <text:p>17.41788</text:p>
          </table:table-cell>
          <table:table-cell office:value-type="float" office:value="0" calcext:value-type="float">
            <text:p>0</text:p>
          </table:table-cell>
          <table:table-cell office:value-type="float" office:value="77.97129" calcext:value-type="float">
            <text:p>77.97129</text:p>
          </table:table-cell>
          <table:table-cell office:value-type="float" office:value="117.155" calcext:value-type="float">
            <text:p>117.155</text:p>
          </table:table-cell>
          <table:table-cell office:value-type="float" office:value="0.002892438" calcext:value-type="float">
            <text:p>0.002892438</text:p>
          </table:table-cell>
          <table:table-cell office:value-type="float" office:value="0" calcext:value-type="float">
            <text:p>0</text:p>
          </table:table-cell>
          <table:table-cell office:value-type="float" office:value="0.00001635544" calcext:value-type="float">
            <text:p>1.635544E-05</text:p>
          </table:table-cell>
          <table:table-cell office:value-type="float" office:value="0" calcext:value-type="float">
            <text:p>0</text:p>
          </table:table-cell>
          <table:table-cell office:value-type="float" office:value="-0.004503888" calcext:value-type="float">
            <text:p>-0.004503888</text:p>
          </table:table-cell>
          <table:table-cell office:value-type="float" office:value="370" calcext:value-type="float">
            <text:p>370</text:p>
          </table:table-cell>
          <table:table-cell office:value-type="float" office:value="-5.995768" calcext:value-type="float">
            <text:p>-5.995768</text:p>
          </table:table-cell>
          <table:table-cell office:value-type="float" office:value="0" calcext:value-type="float">
            <text:p>0</text:p>
          </table:table-cell>
          <table:table-cell office:value-type="float" office:value="329.5742" calcext:value-type="float">
            <text:p>329.5742</text:p>
          </table:table-cell>
          <table:table-cell office:value-type="float" office:value="1239.075" calcext:value-type="float">
            <text:p>1239.075</text:p>
          </table:table-cell>
          <table:table-cell office:value-type="float" office:value="1530.358" calcext:value-type="float">
            <text:p>1530.358</text:p>
          </table:table-cell>
          <table:table-cell office:value-type="float" office:value="1227.451" calcext:value-type="float">
            <text:p>1227.451</text:p>
          </table:table-cell>
          <table:table-cell office:value-type="float" office:value="715.5466" calcext:value-type="float">
            <text:p>715.5466</text:p>
          </table:table-cell>
          <table:table-cell office:value-type="float" office:value="1096.02" calcext:value-type="float">
            <text:p>1096.02</text:p>
          </table:table-cell>
          <table:table-cell office:value-type="float" office:value="416.7241" calcext:value-type="float">
            <text:p>416.7241</text:p>
          </table:table-cell>
          <table:table-cell office:value-type="float" office:value="1821.565" calcext:value-type="float">
            <text:p>1821.565</text:p>
          </table:table-cell>
          <table:table-cell office:value-type="float" office:value="2059.276" calcext:value-type="float">
            <text:p>2059.276</text:p>
          </table:table-cell>
          <table:table-cell office:value-type="float" office:value="1651.029" calcext:value-type="float">
            <text:p>1651.029</text:p>
          </table:table-cell>
          <table:table-cell office:value-type="float" office:value="581.7288" calcext:value-type="float">
            <text:p>581.7288</text:p>
          </table:table-cell>
          <table:table-cell office:value-type="float" office:value="575.0567" calcext:value-type="float">
            <text:p>575.0567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3" calcext:value-type="float">
            <text:p>35.55383</text:p>
          </table:table-cell>
          <table:table-cell office:value-type="float" office:value="0" calcext:value-type="float">
            <text:p>0</text:p>
          </table:table-cell>
          <table:table-cell office:value-type="float" office:value="-0.0000003250306" calcext:value-type="float">
            <text:p>-3.25030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38483" calcext:value-type="float">
            <text:p>-5.838483</text:p>
          </table:table-cell>
          <table:table-cell office:value-type="float" office:value="0" calcext:value-type="float">
            <text:p>0</text:p>
          </table:table-cell>
          <table:table-cell office:value-type="float" office:value="4.586883" calcext:value-type="float">
            <text:p>4.586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573.8648" calcext:value-type="float">
            <text:p>573.8648</text:p>
          </table:table-cell>
          <table:table-cell office:value-type="float" office:value="12964.21" calcext:value-type="float">
            <text:p>1296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28331" calcext:value-type="float">
            <text:p>-6.428331</text:p>
          </table:table-cell>
          <table:table-cell office:value-type="float" office:value="18.67667" calcext:value-type="float">
            <text:p>18.67667</text:p>
          </table:table-cell>
          <table:table-cell office:value-type="float" office:value="0" calcext:value-type="float">
            <text:p>0</text:p>
          </table:table-cell>
          <table:table-cell office:value-type="float" office:value="78.12504" calcext:value-type="float">
            <text:p>78.12504</text:p>
          </table:table-cell>
          <table:table-cell office:value-type="float" office:value="117.0719" calcext:value-type="float">
            <text:p>117.0719</text:p>
          </table:table-cell>
          <table:table-cell office:value-type="float" office:value="0.003214132" calcext:value-type="float">
            <text:p>0.003214132</text:p>
          </table:table-cell>
          <table:table-cell office:value-type="float" office:value="0" calcext:value-type="float">
            <text:p>0</text:p>
          </table:table-cell>
          <table:table-cell office:value-type="float" office:value="0.00001927352" calcext:value-type="float">
            <text:p>1.927352E-05</text:p>
          </table:table-cell>
          <table:table-cell office:value-type="float" office:value="0" calcext:value-type="float">
            <text:p>0</text:p>
          </table:table-cell>
          <table:table-cell office:value-type="float" office:value="-0.006705086" calcext:value-type="float">
            <text:p>-0.006705086</text:p>
          </table:table-cell>
          <table:table-cell office:value-type="float" office:value="370" calcext:value-type="float">
            <text:p>370</text:p>
          </table:table-cell>
          <table:table-cell office:value-type="float" office:value="-6.41843" calcext:value-type="float">
            <text:p>-6.41843</text:p>
          </table:table-cell>
          <table:table-cell office:value-type="float" office:value="0" calcext:value-type="float">
            <text:p>0</text:p>
          </table:table-cell>
          <table:table-cell office:value-type="float" office:value="329.5969" calcext:value-type="float">
            <text:p>329.5969</text:p>
          </table:table-cell>
          <table:table-cell office:value-type="float" office:value="1238.973" calcext:value-type="float">
            <text:p>1238.973</text:p>
          </table:table-cell>
          <table:table-cell office:value-type="float" office:value="1530.209" calcext:value-type="float">
            <text:p>1530.209</text:p>
          </table:table-cell>
          <table:table-cell office:value-type="float" office:value="1227.434" calcext:value-type="float">
            <text:p>1227.434</text:p>
          </table:table-cell>
          <table:table-cell office:value-type="float" office:value="715.5303" calcext:value-type="float">
            <text:p>715.5303</text:p>
          </table:table-cell>
          <table:table-cell office:value-type="float" office:value="1096.007" calcext:value-type="float">
            <text:p>1096.007</text:p>
          </table:table-cell>
          <table:table-cell office:value-type="float" office:value="416.714" calcext:value-type="float">
            <text:p>416.714</text:p>
          </table:table-cell>
          <table:table-cell office:value-type="float" office:value="1821.557" calcext:value-type="float">
            <text:p>1821.557</text:p>
          </table:table-cell>
          <table:table-cell office:value-type="float" office:value="2059.271" calcext:value-type="float">
            <text:p>2059.271</text:p>
          </table:table-cell>
          <table:table-cell office:value-type="float" office:value="1651.025" calcext:value-type="float">
            <text:p>1651.025</text:p>
          </table:table-cell>
          <table:table-cell office:value-type="float" office:value="581.7266" calcext:value-type="float">
            <text:p>581.7266</text:p>
          </table:table-cell>
          <table:table-cell office:value-type="float" office:value="575.0474" calcext:value-type="float">
            <text:p>575.0474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6" calcext:value-type="float">
            <text:p>35.55386</text:p>
          </table:table-cell>
          <table:table-cell office:value-type="float" office:value="0" calcext:value-type="float">
            <text:p>0</text:p>
          </table:table-cell>
          <table:table-cell office:value-type="float" office:value="-0.0000003297946" calcext:value-type="float">
            <text:p>-3.29794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26794" calcext:value-type="float">
            <text:p>-6.226794</text:p>
          </table:table-cell>
          <table:table-cell office:value-type="float" office:value="0" calcext:value-type="float">
            <text:p>0</text:p>
          </table:table-cell>
          <table:table-cell office:value-type="float" office:value="4.55243" calcext:value-type="float">
            <text:p>4.55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573.4629" calcext:value-type="float">
            <text:p>573.4629</text:p>
          </table:table-cell>
          <table:table-cell office:value-type="float" office:value="12964.25" calcext:value-type="float">
            <text:p>1296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2907" calcext:value-type="float">
            <text:p>-6.82907</text:p>
          </table:table-cell>
          <table:table-cell office:value-type="float" office:value="19.80606" calcext:value-type="float">
            <text:p>19.80606</text:p>
          </table:table-cell>
          <table:table-cell office:value-type="float" office:value="0" calcext:value-type="float">
            <text:p>0</text:p>
          </table:table-cell>
          <table:table-cell office:value-type="float" office:value="78.26116" calcext:value-type="float">
            <text:p>78.26116</text:p>
          </table:table-cell>
          <table:table-cell office:value-type="float" office:value="117.0009" calcext:value-type="float">
            <text:p>117.0009</text:p>
          </table:table-cell>
          <table:table-cell office:value-type="float" office:value="0.003552621" calcext:value-type="float">
            <text:p>0.003552621</text:p>
          </table:table-cell>
          <table:table-cell office:value-type="float" office:value="0" calcext:value-type="float">
            <text:p>0</text:p>
          </table:table-cell>
          <table:table-cell office:value-type="float" office:value="0.00002164403" calcext:value-type="float">
            <text:p>2.164403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6.817029" calcext:value-type="float">
            <text:p>-6.817029</text:p>
          </table:table-cell>
          <table:table-cell office:value-type="float" office:value="0" calcext:value-type="float">
            <text:p>0</text:p>
          </table:table-cell>
          <table:table-cell office:value-type="float" office:value="329.619" calcext:value-type="float">
            <text:p>329.619</text:p>
          </table:table-cell>
          <table:table-cell office:value-type="float" office:value="1238.877" calcext:value-type="float">
            <text:p>1238.877</text:p>
          </table:table-cell>
          <table:table-cell office:value-type="float" office:value="1530.062" calcext:value-type="float">
            <text:p>1530.062</text:p>
          </table:table-cell>
          <table:table-cell office:value-type="float" office:value="1227.419" calcext:value-type="float">
            <text:p>1227.419</text:p>
          </table:table-cell>
          <table:table-cell office:value-type="float" office:value="715.5143" calcext:value-type="float">
            <text:p>715.5143</text:p>
          </table:table-cell>
          <table:table-cell office:value-type="float" office:value="1095.995" calcext:value-type="float">
            <text:p>1095.995</text:p>
          </table:table-cell>
          <table:table-cell office:value-type="float" office:value="416.7041" calcext:value-type="float">
            <text:p>416.7041</text:p>
          </table:table-cell>
          <table:table-cell office:value-type="float" office:value="1821.55" calcext:value-type="float">
            <text:p>1821.55</text:p>
          </table:table-cell>
          <table:table-cell office:value-type="float" office:value="2059.266" calcext:value-type="float">
            <text:p>2059.266</text:p>
          </table:table-cell>
          <table:table-cell office:value-type="float" office:value="1651.021" calcext:value-type="float">
            <text:p>1651.021</text:p>
          </table:table-cell>
          <table:table-cell office:value-type="float" office:value="581.7243" calcext:value-type="float">
            <text:p>581.7243</text:p>
          </table:table-cell>
          <table:table-cell office:value-type="float" office:value="575.0383" calcext:value-type="float">
            <text:p>575.0383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340234" calcext:value-type="float">
            <text:p>-3.3402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95423" calcext:value-type="float">
            <text:p>-6.595423</text:p>
          </table:table-cell>
          <table:table-cell office:value-type="float" office:value="0" calcext:value-type="float">
            <text:p>0</text:p>
          </table:table-cell>
          <table:table-cell office:value-type="float" office:value="4.522459" calcext:value-type="float">
            <text:p>4.52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573.0845" calcext:value-type="float">
            <text:p>573.0845</text:p>
          </table:table-cell>
          <table:table-cell office:value-type="float" office:value="12964.28" calcext:value-type="float">
            <text:p>1296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81973" calcext:value-type="float">
            <text:p>-7.181973</text:p>
          </table:table-cell>
          <table:table-cell office:value-type="float" office:value="21.19994" calcext:value-type="float">
            <text:p>21.19994</text:p>
          </table:table-cell>
          <table:table-cell office:value-type="float" office:value="0" calcext:value-type="float">
            <text:p>0</text:p>
          </table:table-cell>
          <table:table-cell office:value-type="float" office:value="78.3804" calcext:value-type="float">
            <text:p>78.3804</text:p>
          </table:table-cell>
          <table:table-cell office:value-type="float" office:value="116.9449" calcext:value-type="float">
            <text:p>116.9449</text:p>
          </table:table-cell>
          <table:table-cell office:value-type="float" office:value="0.003898196" calcext:value-type="float">
            <text:p>0.003898196</text:p>
          </table:table-cell>
          <table:table-cell office:value-type="float" office:value="0" calcext:value-type="float">
            <text:p>0</text:p>
          </table:table-cell>
          <table:table-cell office:value-type="float" office:value="0.00002348629" calcext:value-type="float">
            <text:p>2.348629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7.169588" calcext:value-type="float">
            <text:p>-7.169588</text:p>
          </table:table-cell>
          <table:table-cell office:value-type="float" office:value="0" calcext:value-type="float">
            <text:p>0</text:p>
          </table:table-cell>
          <table:table-cell office:value-type="float" office:value="329.64" calcext:value-type="float">
            <text:p>329.64</text:p>
          </table:table-cell>
          <table:table-cell office:value-type="float" office:value="1238.785" calcext:value-type="float">
            <text:p>1238.785</text:p>
          </table:table-cell>
          <table:table-cell office:value-type="float" office:value="1529.92" calcext:value-type="float">
            <text:p>1529.92</text:p>
          </table:table-cell>
          <table:table-cell office:value-type="float" office:value="1227.404" calcext:value-type="float">
            <text:p>1227.404</text:p>
          </table:table-cell>
          <table:table-cell office:value-type="float" office:value="715.4988" calcext:value-type="float">
            <text:p>715.4988</text:p>
          </table:table-cell>
          <table:table-cell office:value-type="float" office:value="1095.983" calcext:value-type="float">
            <text:p>1095.983</text:p>
          </table:table-cell>
          <table:table-cell office:value-type="float" office:value="416.6944" calcext:value-type="float">
            <text:p>416.6944</text:p>
          </table:table-cell>
          <table:table-cell office:value-type="float" office:value="1821.543" calcext:value-type="float">
            <text:p>1821.543</text:p>
          </table:table-cell>
          <table:table-cell office:value-type="float" office:value="2059.26" calcext:value-type="float">
            <text:p>2059.26</text:p>
          </table:table-cell>
          <table:table-cell office:value-type="float" office:value="1651.017" calcext:value-type="float">
            <text:p>1651.017</text:p>
          </table:table-cell>
          <table:table-cell office:value-type="float" office:value="581.7221" calcext:value-type="float">
            <text:p>581.7221</text:p>
          </table:table-cell>
          <table:table-cell office:value-type="float" office:value="575.0292" calcext:value-type="float">
            <text:p>575.0292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373209" calcext:value-type="float">
            <text:p>-3.37320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42737" calcext:value-type="float">
            <text:p>-6.942737</text:p>
          </table:table-cell>
          <table:table-cell office:value-type="float" office:value="0" calcext:value-type="float">
            <text:p>0</text:p>
          </table:table-cell>
          <table:table-cell office:value-type="float" office:value="4.517217" calcext:value-type="float">
            <text:p>4.5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572.7191" calcext:value-type="float">
            <text:p>572.7191</text:p>
          </table:table-cell>
          <table:table-cell office:value-type="float" office:value="12964.3" calcext:value-type="float">
            <text:p>129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19884" calcext:value-type="float">
            <text:p>-7.519884</text:p>
          </table:table-cell>
          <table:table-cell office:value-type="float" office:value="22.33281" calcext:value-type="float">
            <text:p>22.33281</text:p>
          </table:table-cell>
          <table:table-cell office:value-type="float" office:value="0" calcext:value-type="float">
            <text:p>0</text:p>
          </table:table-cell>
          <table:table-cell office:value-type="float" office:value="78.49121" calcext:value-type="float">
            <text:p>78.49121</text:p>
          </table:table-cell>
          <table:table-cell office:value-type="float" office:value="116.894" calcext:value-type="float">
            <text:p>116.894</text:p>
          </table:table-cell>
          <table:table-cell office:value-type="float" office:value="0.004240657" calcext:value-type="float">
            <text:p>0.004240657</text:p>
          </table:table-cell>
          <table:table-cell office:value-type="float" office:value="0" calcext:value-type="float">
            <text:p>0</text:p>
          </table:table-cell>
          <table:table-cell office:value-type="float" office:value="0.00002477161" calcext:value-type="float">
            <text:p>2.477161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7.507157" calcext:value-type="float">
            <text:p>-7.507157</text:p>
          </table:table-cell>
          <table:table-cell office:value-type="float" office:value="0" calcext:value-type="float">
            <text:p>0</text:p>
          </table:table-cell>
          <table:table-cell office:value-type="float" office:value="329.661" calcext:value-type="float">
            <text:p>329.661</text:p>
          </table:table-cell>
          <table:table-cell office:value-type="float" office:value="1238.695" calcext:value-type="float">
            <text:p>1238.695</text:p>
          </table:table-cell>
          <table:table-cell office:value-type="float" office:value="1529.78" calcext:value-type="float">
            <text:p>1529.78</text:p>
          </table:table-cell>
          <table:table-cell office:value-type="float" office:value="1227.39" calcext:value-type="float">
            <text:p>1227.39</text:p>
          </table:table-cell>
          <table:table-cell office:value-type="float" office:value="715.4836" calcext:value-type="float">
            <text:p>715.4836</text:p>
          </table:table-cell>
          <table:table-cell office:value-type="float" office:value="1095.971" calcext:value-type="float">
            <text:p>1095.971</text:p>
          </table:table-cell>
          <table:table-cell office:value-type="float" office:value="416.6852" calcext:value-type="float">
            <text:p>416.6852</text:p>
          </table:table-cell>
          <table:table-cell office:value-type="float" office:value="1821.536" calcext:value-type="float">
            <text:p>1821.536</text:p>
          </table:table-cell>
          <table:table-cell office:value-type="float" office:value="2059.256" calcext:value-type="float">
            <text:p>2059.256</text:p>
          </table:table-cell>
          <table:table-cell office:value-type="float" office:value="1651.013" calcext:value-type="float">
            <text:p>1651.013</text:p>
          </table:table-cell>
          <table:table-cell office:value-type="float" office:value="581.72" calcext:value-type="float">
            <text:p>581.72</text:p>
          </table:table-cell>
          <table:table-cell office:value-type="float" office:value="575.0204" calcext:value-type="float">
            <text:p>575.0204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404655" calcext:value-type="float">
            <text:p>-3.4046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278098" calcext:value-type="float">
            <text:p>-7.278098</text:p>
          </table:table-cell>
          <table:table-cell office:value-type="float" office:value="0" calcext:value-type="float">
            <text:p>0</text:p>
          </table:table-cell>
          <table:table-cell office:value-type="float" office:value="4.514989" calcext:value-type="float">
            <text:p>4.514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572.3478" calcext:value-type="float">
            <text:p>572.3478</text:p>
          </table:table-cell>
          <table:table-cell office:value-type="float" office:value="12964.33" calcext:value-type="float">
            <text:p>1296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64538" calcext:value-type="float">
            <text:p>-7.864538</text:p>
          </table:table-cell>
          <table:table-cell office:value-type="float" office:value="23.82215" calcext:value-type="float">
            <text:p>23.82215</text:p>
          </table:table-cell>
          <table:table-cell office:value-type="float" office:value="0" calcext:value-type="float">
            <text:p>0</text:p>
          </table:table-cell>
          <table:table-cell office:value-type="float" office:value="78.60604" calcext:value-type="float">
            <text:p>78.60604</text:p>
          </table:table-cell>
          <table:table-cell office:value-type="float" office:value="116.839" calcext:value-type="float">
            <text:p>116.839</text:p>
          </table:table-cell>
          <table:table-cell office:value-type="float" office:value="0.004587725" calcext:value-type="float">
            <text:p>0.004587725</text:p>
          </table:table-cell>
          <table:table-cell office:value-type="float" office:value="0" calcext:value-type="float">
            <text:p>0</text:p>
          </table:table-cell>
          <table:table-cell office:value-type="float" office:value="0.00002582398" calcext:value-type="float">
            <text:p>2.582398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7.851466" calcext:value-type="float">
            <text:p>-7.851466</text:p>
          </table:table-cell>
          <table:table-cell office:value-type="float" office:value="0" calcext:value-type="float">
            <text:p>0</text:p>
          </table:table-cell>
          <table:table-cell office:value-type="float" office:value="329.6821" calcext:value-type="float">
            <text:p>329.6821</text:p>
          </table:table-cell>
          <table:table-cell office:value-type="float" office:value="1238.602" calcext:value-type="float">
            <text:p>1238.602</text:p>
          </table:table-cell>
          <table:table-cell office:value-type="float" office:value="1529.641" calcext:value-type="float">
            <text:p>1529.641</text:p>
          </table:table-cell>
          <table:table-cell office:value-type="float" office:value="1227.375" calcext:value-type="float">
            <text:p>1227.375</text:p>
          </table:table-cell>
          <table:table-cell office:value-type="float" office:value="715.4688" calcext:value-type="float">
            <text:p>715.4688</text:p>
          </table:table-cell>
          <table:table-cell office:value-type="float" office:value="1095.96" calcext:value-type="float">
            <text:p>1095.96</text:p>
          </table:table-cell>
          <table:table-cell office:value-type="float" office:value="416.6764" calcext:value-type="float">
            <text:p>416.6764</text:p>
          </table:table-cell>
          <table:table-cell office:value-type="float" office:value="1821.53" calcext:value-type="float">
            <text:p>1821.53</text:p>
          </table:table-cell>
          <table:table-cell office:value-type="float" office:value="2059.251" calcext:value-type="float">
            <text:p>2059.251</text:p>
          </table:table-cell>
          <table:table-cell office:value-type="float" office:value="1651.008" calcext:value-type="float">
            <text:p>1651.008</text:p>
          </table:table-cell>
          <table:table-cell office:value-type="float" office:value="581.7178" calcext:value-type="float">
            <text:p>581.7178</text:p>
          </table:table-cell>
          <table:table-cell office:value-type="float" office:value="575.0116" calcext:value-type="float">
            <text:p>575.0116</text:p>
          </table:table-cell>
          <table:table-cell office:value-type="float" office:value="142.3645" calcext:value-type="float">
            <text:p>142.3645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433333" calcext:value-type="float">
            <text:p>-3.43333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18383" calcext:value-type="float">
            <text:p>-7.618383</text:p>
          </table:table-cell>
          <table:table-cell office:value-type="float" office:value="0" calcext:value-type="float">
            <text:p>0</text:p>
          </table:table-cell>
          <table:table-cell office:value-type="float" office:value="4.510916" calcext:value-type="float">
            <text:p>4.51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572.0215" calcext:value-type="float">
            <text:p>572.0215</text:p>
          </table:table-cell>
          <table:table-cell office:value-type="float" office:value="12964.35" calcext:value-type="float">
            <text:p>1296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87136" calcext:value-type="float">
            <text:p>-8.187136</text:p>
          </table:table-cell>
          <table:table-cell office:value-type="float" office:value="25.3718" calcext:value-type="float">
            <text:p>25.3718</text:p>
          </table:table-cell>
          <table:table-cell office:value-type="float" office:value="0" calcext:value-type="float">
            <text:p>0</text:p>
          </table:table-cell>
          <table:table-cell office:value-type="float" office:value="78.69806" calcext:value-type="float">
            <text:p>78.69806</text:p>
          </table:table-cell>
          <table:table-cell office:value-type="float" office:value="116.8107" calcext:value-type="float">
            <text:p>116.8107</text:p>
          </table:table-cell>
          <table:table-cell office:value-type="float" office:value="0.004938694" calcext:value-type="float">
            <text:p>0.004938694</text:p>
          </table:table-cell>
          <table:table-cell office:value-type="float" office:value="0" calcext:value-type="float">
            <text:p>0</text:p>
          </table:table-cell>
          <table:table-cell office:value-type="float" office:value="0.00002658325" calcext:value-type="float">
            <text:p>2.658325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8.173713" calcext:value-type="float">
            <text:p>-8.173713</text:p>
          </table:table-cell>
          <table:table-cell office:value-type="float" office:value="0" calcext:value-type="float">
            <text:p>0</text:p>
          </table:table-cell>
          <table:table-cell office:value-type="float" office:value="329.6982" calcext:value-type="float">
            <text:p>329.6982</text:p>
          </table:table-cell>
          <table:table-cell office:value-type="float" office:value="1238.516" calcext:value-type="float">
            <text:p>1238.516</text:p>
          </table:table-cell>
          <table:table-cell office:value-type="float" office:value="1529.506" calcext:value-type="float">
            <text:p>1529.506</text:p>
          </table:table-cell>
          <table:table-cell office:value-type="float" office:value="1227.361" calcext:value-type="float">
            <text:p>1227.361</text:p>
          </table:table-cell>
          <table:table-cell office:value-type="float" office:value="715.4545" calcext:value-type="float">
            <text:p>715.4545</text:p>
          </table:table-cell>
          <table:table-cell office:value-type="float" office:value="1095.949" calcext:value-type="float">
            <text:p>1095.949</text:p>
          </table:table-cell>
          <table:table-cell office:value-type="float" office:value="416.6677" calcext:value-type="float">
            <text:p>416.6677</text:p>
          </table:table-cell>
          <table:table-cell office:value-type="float" office:value="1821.523" calcext:value-type="float">
            <text:p>1821.523</text:p>
          </table:table-cell>
          <table:table-cell office:value-type="float" office:value="2059.246" calcext:value-type="float">
            <text:p>2059.246</text:p>
          </table:table-cell>
          <table:table-cell office:value-type="float" office:value="1651.005" calcext:value-type="float">
            <text:p>1651.005</text:p>
          </table:table-cell>
          <table:table-cell office:value-type="float" office:value="581.7157" calcext:value-type="float">
            <text:p>581.7157</text:p>
          </table:table-cell>
          <table:table-cell office:value-type="float" office:value="575.0029" calcext:value-type="float">
            <text:p>575.0029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456979" calcext:value-type="float">
            <text:p>-3.45697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19683" calcext:value-type="float">
            <text:p>-7.919683</text:p>
          </table:table-cell>
          <table:table-cell office:value-type="float" office:value="0" calcext:value-type="float">
            <text:p>0</text:p>
          </table:table-cell>
          <table:table-cell office:value-type="float" office:value="4.489919" calcext:value-type="float">
            <text:p>4.489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571.6995" calcext:value-type="float">
            <text:p>571.6995</text:p>
          </table:table-cell>
          <table:table-cell office:value-type="float" office:value="12964.37" calcext:value-type="float">
            <text:p>1296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86697" calcext:value-type="float">
            <text:p>-8.486697</text:p>
          </table:table-cell>
          <table:table-cell office:value-type="float" office:value="25.95423" calcext:value-type="float">
            <text:p>25.95423</text:p>
          </table:table-cell>
          <table:table-cell office:value-type="float" office:value="0" calcext:value-type="float">
            <text:p>0</text:p>
          </table:table-cell>
          <table:table-cell office:value-type="float" office:value="78.78687" calcext:value-type="float">
            <text:p>78.78687</text:p>
          </table:table-cell>
          <table:table-cell office:value-type="float" office:value="116.7773" calcext:value-type="float">
            <text:p>116.7773</text:p>
          </table:table-cell>
          <table:table-cell office:value-type="float" office:value="0.005279676" calcext:value-type="float">
            <text:p>0.005279676</text:p>
          </table:table-cell>
          <table:table-cell office:value-type="float" office:value="0" calcext:value-type="float">
            <text:p>0</text:p>
          </table:table-cell>
          <table:table-cell office:value-type="float" office:value="0.00002703534" calcext:value-type="float">
            <text:p>2.703534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8.472934" calcext:value-type="float">
            <text:p>-8.472934</text:p>
          </table:table-cell>
          <table:table-cell office:value-type="float" office:value="0" calcext:value-type="float">
            <text:p>0</text:p>
          </table:table-cell>
          <table:table-cell office:value-type="float" office:value="329.7157" calcext:value-type="float">
            <text:p>329.7157</text:p>
          </table:table-cell>
          <table:table-cell office:value-type="float" office:value="1238.433" calcext:value-type="float">
            <text:p>1238.433</text:p>
          </table:table-cell>
          <table:table-cell office:value-type="float" office:value="1529.377" calcext:value-type="float">
            <text:p>1529.377</text:p>
          </table:table-cell>
          <table:table-cell office:value-type="float" office:value="1227.348" calcext:value-type="float">
            <text:p>1227.348</text:p>
          </table:table-cell>
          <table:table-cell office:value-type="float" office:value="715.4407" calcext:value-type="float">
            <text:p>715.4407</text:p>
          </table:table-cell>
          <table:table-cell office:value-type="float" office:value="1095.938" calcext:value-type="float">
            <text:p>1095.938</text:p>
          </table:table-cell>
          <table:table-cell office:value-type="float" office:value="416.6593" calcext:value-type="float">
            <text:p>416.6593</text:p>
          </table:table-cell>
          <table:table-cell office:value-type="float" office:value="1821.517" calcext:value-type="float">
            <text:p>1821.517</text:p>
          </table:table-cell>
          <table:table-cell office:value-type="float" office:value="2059.241" calcext:value-type="float">
            <text:p>2059.241</text:p>
          </table:table-cell>
          <table:table-cell office:value-type="float" office:value="1651" calcext:value-type="float">
            <text:p>1651</text:p>
          </table:table-cell>
          <table:table-cell office:value-type="float" office:value="581.7136" calcext:value-type="float">
            <text:p>581.7136</text:p>
          </table:table-cell>
          <table:table-cell office:value-type="float" office:value="574.9943" calcext:value-type="float">
            <text:p>574.9943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481735" calcext:value-type="float">
            <text:p>-3.48173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215851" calcext:value-type="float">
            <text:p>-8.215851</text:p>
          </table:table-cell>
          <table:table-cell office:value-type="float" office:value="0" calcext:value-type="float">
            <text:p>0</text:p>
          </table:table-cell>
          <table:table-cell office:value-type="float" office:value="4.486866" calcext:value-type="float">
            <text:p>4.48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571.3745" calcext:value-type="float">
            <text:p>571.3745</text:p>
          </table:table-cell>
          <table:table-cell office:value-type="float" office:value="12964.39" calcext:value-type="float">
            <text:p>12964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93545" calcext:value-type="float">
            <text:p>-8.793545</text:p>
          </table:table-cell>
          <table:table-cell office:value-type="float" office:value="26.79842" calcext:value-type="float">
            <text:p>26.79842</text:p>
          </table:table-cell>
          <table:table-cell office:value-type="float" office:value="0" calcext:value-type="float">
            <text:p>0</text:p>
          </table:table-cell>
          <table:table-cell office:value-type="float" office:value="78.87709" calcext:value-type="float">
            <text:p>78.87709</text:p>
          </table:table-cell>
          <table:table-cell office:value-type="float" office:value="116.7392" calcext:value-type="float">
            <text:p>116.7392</text:p>
          </table:table-cell>
          <table:table-cell office:value-type="float" office:value="0.00562196" calcext:value-type="float">
            <text:p>0.00562196</text:p>
          </table:table-cell>
          <table:table-cell office:value-type="float" office:value="0" calcext:value-type="float">
            <text:p>0</text:p>
          </table:table-cell>
          <table:table-cell office:value-type="float" office:value="0.00002750899" calcext:value-type="float">
            <text:p>2.750899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8.77944" calcext:value-type="float">
            <text:p>-8.77944</text:p>
          </table:table-cell>
          <table:table-cell office:value-type="float" office:value="0" calcext:value-type="float">
            <text:p>0</text:p>
          </table:table-cell>
          <table:table-cell office:value-type="float" office:value="329.7333" calcext:value-type="float">
            <text:p>329.7333</text:p>
          </table:table-cell>
          <table:table-cell office:value-type="float" office:value="1238.35" calcext:value-type="float">
            <text:p>1238.35</text:p>
          </table:table-cell>
          <table:table-cell office:value-type="float" office:value="1529.248" calcext:value-type="float">
            <text:p>1529.248</text:p>
          </table:table-cell>
          <table:table-cell office:value-type="float" office:value="1227.335" calcext:value-type="float">
            <text:p>1227.335</text:p>
          </table:table-cell>
          <table:table-cell office:value-type="float" office:value="715.4271" calcext:value-type="float">
            <text:p>715.4271</text:p>
          </table:table-cell>
          <table:table-cell office:value-type="float" office:value="1095.927" calcext:value-type="float">
            <text:p>1095.927</text:p>
          </table:table-cell>
          <table:table-cell office:value-type="float" office:value="416.6511" calcext:value-type="float">
            <text:p>416.6511</text:p>
          </table:table-cell>
          <table:table-cell office:value-type="float" office:value="1821.511" calcext:value-type="float">
            <text:p>1821.511</text:p>
          </table:table-cell>
          <table:table-cell office:value-type="float" office:value="2059.237" calcext:value-type="float">
            <text:p>2059.237</text:p>
          </table:table-cell>
          <table:table-cell office:value-type="float" office:value="1650.997" calcext:value-type="float">
            <text:p>1650.997</text:p>
          </table:table-cell>
          <table:table-cell office:value-type="float" office:value="581.7115" calcext:value-type="float">
            <text:p>581.7115</text:p>
          </table:table-cell>
          <table:table-cell office:value-type="float" office:value="574.986" calcext:value-type="float">
            <text:p>574.986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504042" calcext:value-type="float">
            <text:p>-3.50404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14283" calcext:value-type="float">
            <text:p>-8.514283</text:p>
          </table:table-cell>
          <table:table-cell office:value-type="float" office:value="0" calcext:value-type="float">
            <text:p>0</text:p>
          </table:table-cell>
          <table:table-cell office:value-type="float" office:value="4.47882" calcext:value-type="float">
            <text:p>4.4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570.9817" calcext:value-type="float">
            <text:p>570.9817</text:p>
          </table:table-cell>
          <table:table-cell office:value-type="float" office:value="12964.43" calcext:value-type="float">
            <text:p>1296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55525" calcext:value-type="float">
            <text:p>-9.155525</text:p>
          </table:table-cell>
          <table:table-cell office:value-type="float" office:value="26.37588" calcext:value-type="float">
            <text:p>26.37588</text:p>
          </table:table-cell>
          <table:table-cell office:value-type="float" office:value="0" calcext:value-type="float">
            <text:p>0</text:p>
          </table:table-cell>
          <table:table-cell office:value-type="float" office:value="79.02539" calcext:value-type="float">
            <text:p>79.02539</text:p>
          </table:table-cell>
          <table:table-cell office:value-type="float" office:value="116.6401" calcext:value-type="float">
            <text:p>116.6401</text:p>
          </table:table-cell>
          <table:table-cell office:value-type="float" office:value="0.005945242" calcext:value-type="float">
            <text:p>0.005945242</text:p>
          </table:table-cell>
          <table:table-cell office:value-type="float" office:value="0" calcext:value-type="float">
            <text:p>0</text:p>
          </table:table-cell>
          <table:table-cell office:value-type="float" office:value="0.0000302593" calcext:value-type="float">
            <text:p>3.02593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9.1411" calcext:value-type="float">
            <text:p>-9.1411</text:p>
          </table:table-cell>
          <table:table-cell office:value-type="float" office:value="0" calcext:value-type="float">
            <text:p>0</text:p>
          </table:table-cell>
          <table:table-cell office:value-type="float" office:value="329.7527" calcext:value-type="float">
            <text:p>329.7527</text:p>
          </table:table-cell>
          <table:table-cell office:value-type="float" office:value="1238.266" calcext:value-type="float">
            <text:p>1238.266</text:p>
          </table:table-cell>
          <table:table-cell office:value-type="float" office:value="1529.119" calcext:value-type="float">
            <text:p>1529.119</text:p>
          </table:table-cell>
          <table:table-cell office:value-type="float" office:value="1227.322" calcext:value-type="float">
            <text:p>1227.322</text:p>
          </table:table-cell>
          <table:table-cell office:value-type="float" office:value="715.4136" calcext:value-type="float">
            <text:p>715.4136</text:p>
          </table:table-cell>
          <table:table-cell office:value-type="float" office:value="1095.916" calcext:value-type="float">
            <text:p>1095.916</text:p>
          </table:table-cell>
          <table:table-cell office:value-type="float" office:value="416.6427" calcext:value-type="float">
            <text:p>416.6427</text:p>
          </table:table-cell>
          <table:table-cell office:value-type="float" office:value="1821.505" calcext:value-type="float">
            <text:p>1821.505</text:p>
          </table:table-cell>
          <table:table-cell office:value-type="float" office:value="2059.232" calcext:value-type="float">
            <text:p>2059.232</text:p>
          </table:table-cell>
          <table:table-cell office:value-type="float" office:value="1650.993" calcext:value-type="float">
            <text:p>1650.993</text:p>
          </table:table-cell>
          <table:table-cell office:value-type="float" office:value="581.7094" calcext:value-type="float">
            <text:p>581.7094</text:p>
          </table:table-cell>
          <table:table-cell office:value-type="float" office:value="574.9776" calcext:value-type="float">
            <text:p>574.9776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8" calcext:value-type="float">
            <text:p>35.55388</text:p>
          </table:table-cell>
          <table:table-cell office:value-type="float" office:value="0" calcext:value-type="float">
            <text:p>0</text:p>
          </table:table-cell>
          <table:table-cell office:value-type="float" office:value="-0.0000003530383" calcext:value-type="float">
            <text:p>-3.53038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72668" calcext:value-type="float">
            <text:p>-8.872668</text:p>
          </table:table-cell>
          <table:table-cell office:value-type="float" office:value="0" calcext:value-type="float">
            <text:p>0</text:p>
          </table:table-cell>
          <table:table-cell office:value-type="float" office:value="4.475578" calcext:value-type="float">
            <text:p>4.475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570.5466" calcext:value-type="float">
            <text:p>570.5466</text:p>
          </table:table-cell>
          <table:table-cell office:value-type="float" office:value="12964.46" calcext:value-type="float">
            <text:p>1296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55502" calcext:value-type="float">
            <text:p>-9.555502</text:p>
          </table:table-cell>
          <table:table-cell office:value-type="float" office:value="27.14969" calcext:value-type="float">
            <text:p>27.14969</text:p>
          </table:table-cell>
          <table:table-cell office:value-type="float" office:value="0" calcext:value-type="float">
            <text:p>0</text:p>
          </table:table-cell>
          <table:table-cell office:value-type="float" office:value="79.21008" calcext:value-type="float">
            <text:p>79.21008</text:p>
          </table:table-cell>
          <table:table-cell office:value-type="float" office:value="116.5047" calcext:value-type="float">
            <text:p>116.5047</text:p>
          </table:table-cell>
          <table:table-cell office:value-type="float" office:value="0.006258471" calcext:value-type="float">
            <text:p>0.006258471</text:p>
          </table:table-cell>
          <table:table-cell office:value-type="float" office:value="0" calcext:value-type="float">
            <text:p>0</text:p>
          </table:table-cell>
          <table:table-cell office:value-type="float" office:value="0.00003278476" calcext:value-type="float">
            <text:p>3.278476E-05</text:p>
          </table:table-cell>
          <table:table-cell office:value-type="float" office:value="0" calcext:value-type="float">
            <text:p>0</text:p>
          </table:table-cell>
          <table:table-cell office:value-type="float" office:value="-0.008510365" calcext:value-type="float">
            <text:p>-0.008510365</text:p>
          </table:table-cell>
          <table:table-cell office:value-type="float" office:value="370" calcext:value-type="float">
            <text:p>370</text:p>
          </table:table-cell>
          <table:table-cell office:value-type="float" office:value="-9.540766" calcext:value-type="float">
            <text:p>-9.540766</text:p>
          </table:table-cell>
          <table:table-cell office:value-type="float" office:value="0" calcext:value-type="float">
            <text:p>0</text:p>
          </table:table-cell>
          <table:table-cell office:value-type="float" office:value="329.7726" calcext:value-type="float">
            <text:p>329.7726</text:p>
          </table:table-cell>
          <table:table-cell office:value-type="float" office:value="1238.18" calcext:value-type="float">
            <text:p>1238.18</text:p>
          </table:table-cell>
          <table:table-cell office:value-type="float" office:value="1528.988" calcext:value-type="float">
            <text:p>1528.988</text:p>
          </table:table-cell>
          <table:table-cell office:value-type="float" office:value="1227.308" calcext:value-type="float">
            <text:p>1227.308</text:p>
          </table:table-cell>
          <table:table-cell office:value-type="float" office:value="715.4001" calcext:value-type="float">
            <text:p>715.4001</text:p>
          </table:table-cell>
          <table:table-cell office:value-type="float" office:value="1095.906" calcext:value-type="float">
            <text:p>1095.906</text:p>
          </table:table-cell>
          <table:table-cell office:value-type="float" office:value="416.6342" calcext:value-type="float">
            <text:p>416.6342</text:p>
          </table:table-cell>
          <table:table-cell office:value-type="float" office:value="1821.499" calcext:value-type="float">
            <text:p>1821.499</text:p>
          </table:table-cell>
          <table:table-cell office:value-type="float" office:value="2059.228" calcext:value-type="float">
            <text:p>2059.228</text:p>
          </table:table-cell>
          <table:table-cell office:value-type="float" office:value="1650.989" calcext:value-type="float">
            <text:p>1650.989</text:p>
          </table:table-cell>
          <table:table-cell office:value-type="float" office:value="581.7074" calcext:value-type="float">
            <text:p>581.7074</text:p>
          </table:table-cell>
          <table:table-cell office:value-type="float" office:value="574.9694" calcext:value-type="float">
            <text:p>574.9694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8" calcext:value-type="float">
            <text:p>35.55388</text:p>
          </table:table-cell>
          <table:table-cell office:value-type="float" office:value="0" calcext:value-type="float">
            <text:p>0</text:p>
          </table:table-cell>
          <table:table-cell office:value-type="float" office:value="-0.0000003551009" calcext:value-type="float">
            <text:p>-3.55100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268751" calcext:value-type="float">
            <text:p>-9.268751</text:p>
          </table:table-cell>
          <table:table-cell office:value-type="float" office:value="0" calcext:value-type="float">
            <text:p>0</text:p>
          </table:table-cell>
          <table:table-cell office:value-type="float" office:value="4.472091" calcext:value-type="float">
            <text:p>4.47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570.1985" calcext:value-type="float">
            <text:p>570.1985</text:p>
          </table:table-cell>
          <table:table-cell office:value-type="float" office:value="12964.48" calcext:value-type="float">
            <text:p>1296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1832" calcext:value-type="float">
            <text:p>-9.891832</text:p>
          </table:table-cell>
          <table:table-cell office:value-type="float" office:value="28.51028" calcext:value-type="float">
            <text:p>28.51028</text:p>
          </table:table-cell>
          <table:table-cell office:value-type="float" office:value="0" calcext:value-type="float">
            <text:p>0</text:p>
          </table:table-cell>
          <table:table-cell office:value-type="float" office:value="79.32442" calcext:value-type="float">
            <text:p>79.32442</text:p>
          </table:table-cell>
          <table:table-cell office:value-type="float" office:value="116.4387" calcext:value-type="float">
            <text:p>116.4387</text:p>
          </table:table-cell>
          <table:table-cell office:value-type="float" office:value="0.006570447" calcext:value-type="float">
            <text:p>0.006570447</text:p>
          </table:table-cell>
          <table:table-cell office:value-type="float" office:value="0" calcext:value-type="float">
            <text:p>0</text:p>
          </table:table-cell>
          <table:table-cell office:value-type="float" office:value="0.0000337912" calcext:value-type="float">
            <text:p>3.37912E-05</text:p>
          </table:table-cell>
          <table:table-cell office:value-type="float" office:value="0" calcext:value-type="float">
            <text:p>0</text:p>
          </table:table-cell>
          <table:table-cell office:value-type="float" office:value="-0.008562977" calcext:value-type="float">
            <text:p>-0.008562977</text:p>
          </table:table-cell>
          <table:table-cell office:value-type="float" office:value="370" calcext:value-type="float">
            <text:p>370</text:p>
          </table:table-cell>
          <table:table-cell office:value-type="float" office:value="-9.876732" calcext:value-type="float">
            <text:p>-9.876732</text:p>
          </table:table-cell>
          <table:table-cell office:value-type="float" office:value="0" calcext:value-type="float">
            <text:p>0</text:p>
          </table:table-cell>
          <table:table-cell office:value-type="float" office:value="329.7902" calcext:value-type="float">
            <text:p>329.7902</text:p>
          </table:table-cell>
          <table:table-cell office:value-type="float" office:value="1238.1" calcext:value-type="float">
            <text:p>1238.1</text:p>
          </table:table-cell>
          <table:table-cell office:value-type="float" office:value="1528.861" calcext:value-type="float">
            <text:p>1528.861</text:p>
          </table:table-cell>
          <table:table-cell office:value-type="float" office:value="1227.296" calcext:value-type="float">
            <text:p>1227.296</text:p>
          </table:table-cell>
          <table:table-cell office:value-type="float" office:value="715.3868" calcext:value-type="float">
            <text:p>715.3868</text:p>
          </table:table-cell>
          <table:table-cell office:value-type="float" office:value="1095.895" calcext:value-type="float">
            <text:p>1095.895</text:p>
          </table:table-cell>
          <table:table-cell office:value-type="float" office:value="416.6259" calcext:value-type="float">
            <text:p>416.6259</text:p>
          </table:table-cell>
          <table:table-cell office:value-type="float" office:value="1821.493" calcext:value-type="float">
            <text:p>1821.493</text:p>
          </table:table-cell>
          <table:table-cell office:value-type="float" office:value="2059.223" calcext:value-type="float">
            <text:p>2059.223</text:p>
          </table:table-cell>
          <table:table-cell office:value-type="float" office:value="1650.985" calcext:value-type="float">
            <text:p>1650.985</text:p>
          </table:table-cell>
          <table:table-cell office:value-type="float" office:value="581.7054" calcext:value-type="float">
            <text:p>581.7054</text:p>
          </table:table-cell>
          <table:table-cell office:value-type="float" office:value="574.9612" calcext:value-type="float">
            <text:p>574.9612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7" calcext:value-type="float">
            <text:p>35.55387</text:p>
          </table:table-cell>
          <table:table-cell office:value-type="float" office:value="0" calcext:value-type="float">
            <text:p>0</text:p>
          </table:table-cell>
          <table:table-cell office:value-type="float" office:value="-0.0000003565055" calcext:value-type="float">
            <text:p>-3.5650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58744" calcext:value-type="float">
            <text:p>-9.58744</text:p>
          </table:table-cell>
          <table:table-cell office:value-type="float" office:value="0" calcext:value-type="float">
            <text:p>0</text:p>
          </table:table-cell>
          <table:table-cell office:value-type="float" office:value="4.454852" calcext:value-type="float">
            <text:p>4.454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569.8842" calcext:value-type="float">
            <text:p>569.8842</text:p>
          </table:table-cell>
          <table:table-cell office:value-type="float" office:value="12964.5" calcext:value-type="float">
            <text:p>129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1093" calcext:value-type="float">
            <text:p>-10.21093</text:p>
          </table:table-cell>
          <table:table-cell office:value-type="float" office:value="29.37312" calcext:value-type="float">
            <text:p>29.37312</text:p>
          </table:table-cell>
          <table:table-cell office:value-type="float" office:value="0" calcext:value-type="float">
            <text:p>0</text:p>
          </table:table-cell>
          <table:table-cell office:value-type="float" office:value="79.40558" calcext:value-type="float">
            <text:p>79.40558</text:p>
          </table:table-cell>
          <table:table-cell office:value-type="float" office:value="116.397" calcext:value-type="float">
            <text:p>116.397</text:p>
          </table:table-cell>
          <table:table-cell office:value-type="float" office:value="0.006880426" calcext:value-type="float">
            <text:p>0.006880426</text:p>
          </table:table-cell>
          <table:table-cell office:value-type="float" office:value="0" calcext:value-type="float">
            <text:p>0</text:p>
          </table:table-cell>
          <table:table-cell office:value-type="float" office:value="0.00003446728" calcext:value-type="float">
            <text:p>3.446728E-05</text:p>
          </table:table-cell>
          <table:table-cell office:value-type="float" office:value="0" calcext:value-type="float">
            <text:p>0</text:p>
          </table:table-cell>
          <table:table-cell office:value-type="float" office:value="-0.01064064" calcext:value-type="float">
            <text:p>-0.01064064</text:p>
          </table:table-cell>
          <table:table-cell office:value-type="float" office:value="370" calcext:value-type="float">
            <text:p>370</text:p>
          </table:table-cell>
          <table:table-cell office:value-type="float" office:value="-10.19344" calcext:value-type="float">
            <text:p>-10.19344</text:p>
          </table:table-cell>
          <table:table-cell office:value-type="float" office:value="0" calcext:value-type="float">
            <text:p>0</text:p>
          </table:table-cell>
          <table:table-cell office:value-type="float" office:value="329.8077" calcext:value-type="float">
            <text:p>329.8077</text:p>
          </table:table-cell>
          <table:table-cell office:value-type="float" office:value="1238.025" calcext:value-type="float">
            <text:p>1238.025</text:p>
          </table:table-cell>
          <table:table-cell office:value-type="float" office:value="1528.736" calcext:value-type="float">
            <text:p>1528.736</text:p>
          </table:table-cell>
          <table:table-cell office:value-type="float" office:value="1227.283" calcext:value-type="float">
            <text:p>1227.283</text:p>
          </table:table-cell>
          <table:table-cell office:value-type="float" office:value="715.3738" calcext:value-type="float">
            <text:p>715.3738</text:p>
          </table:table-cell>
          <table:table-cell office:value-type="float" office:value="1095.884" calcext:value-type="float">
            <text:p>1095.884</text:p>
          </table:table-cell>
          <table:table-cell office:value-type="float" office:value="416.6181" calcext:value-type="float">
            <text:p>416.6181</text:p>
          </table:table-cell>
          <table:table-cell office:value-type="float" office:value="1821.487" calcext:value-type="float">
            <text:p>1821.487</text:p>
          </table:table-cell>
          <table:table-cell office:value-type="float" office:value="2059.219" calcext:value-type="float">
            <text:p>2059.219</text:p>
          </table:table-cell>
          <table:table-cell office:value-type="float" office:value="1650.981" calcext:value-type="float">
            <text:p>1650.981</text:p>
          </table:table-cell>
          <table:table-cell office:value-type="float" office:value="581.7034" calcext:value-type="float">
            <text:p>581.7034</text:p>
          </table:table-cell>
          <table:table-cell office:value-type="float" office:value="574.9532" calcext:value-type="float">
            <text:p>574.9532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89" calcext:value-type="float">
            <text:p>35.55389</text:p>
          </table:table-cell>
          <table:table-cell office:value-type="float" office:value="0" calcext:value-type="float">
            <text:p>0</text:p>
          </table:table-cell>
          <table:table-cell office:value-type="float" office:value="-0.0000003579467" calcext:value-type="float">
            <text:p>-3.57946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874607" calcext:value-type="float">
            <text:p>-9.874607</text:p>
          </table:table-cell>
          <table:table-cell office:value-type="float" office:value="0" calcext:value-type="float">
            <text:p>0</text:p>
          </table:table-cell>
          <table:table-cell office:value-type="float" office:value="4.425417" calcext:value-type="float">
            <text:p>4.425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569.5426" calcext:value-type="float">
            <text:p>569.5426</text:p>
          </table:table-cell>
          <table:table-cell office:value-type="float" office:value="12964.53" calcext:value-type="float">
            <text:p>1296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5447" calcext:value-type="float">
            <text:p>-10.55447</text:p>
          </table:table-cell>
          <table:table-cell office:value-type="float" office:value="30.2841" calcext:value-type="float">
            <text:p>30.2841</text:p>
          </table:table-cell>
          <table:table-cell office:value-type="float" office:value="0" calcext:value-type="float">
            <text:p>0</text:p>
          </table:table-cell>
          <table:table-cell office:value-type="float" office:value="79.50312" calcext:value-type="float">
            <text:p>79.50312</text:p>
          </table:table-cell>
          <table:table-cell office:value-type="float" office:value="116.3386" calcext:value-type="float">
            <text:p>116.3386</text:p>
          </table:table-cell>
          <table:table-cell office:value-type="float" office:value="0.007190379" calcext:value-type="float">
            <text:p>0.007190379</text:p>
          </table:table-cell>
          <table:table-cell office:value-type="float" office:value="0" calcext:value-type="float">
            <text:p>0</text:p>
          </table:table-cell>
          <table:table-cell office:value-type="float" office:value="0.00003536678" calcext:value-type="float">
            <text:p>3.536678E-05</text:p>
          </table:table-cell>
          <table:table-cell office:value-type="float" office:value="0" calcext:value-type="float">
            <text:p>0</text:p>
          </table:table-cell>
          <table:table-cell office:value-type="float" office:value="-0.01257589" calcext:value-type="float">
            <text:p>-0.01257589</text:p>
          </table:table-cell>
          <table:table-cell office:value-type="float" office:value="370" calcext:value-type="float">
            <text:p>370</text:p>
          </table:table-cell>
          <table:table-cell office:value-type="float" office:value="-10.53474" calcext:value-type="float">
            <text:p>-10.53474</text:p>
          </table:table-cell>
          <table:table-cell office:value-type="float" office:value="0" calcext:value-type="float">
            <text:p>0</text:p>
          </table:table-cell>
          <table:table-cell office:value-type="float" office:value="329.8264" calcext:value-type="float">
            <text:p>329.8264</text:p>
          </table:table-cell>
          <table:table-cell office:value-type="float" office:value="1237.944" calcext:value-type="float">
            <text:p>1237.944</text:p>
          </table:table-cell>
          <table:table-cell office:value-type="float" office:value="1528.608" calcext:value-type="float">
            <text:p>1528.608</text:p>
          </table:table-cell>
          <table:table-cell office:value-type="float" office:value="1227.27" calcext:value-type="float">
            <text:p>1227.27</text:p>
          </table:table-cell>
          <table:table-cell office:value-type="float" office:value="715.3606" calcext:value-type="float">
            <text:p>715.3606</text:p>
          </table:table-cell>
          <table:table-cell office:value-type="float" office:value="1095.874" calcext:value-type="float">
            <text:p>1095.874</text:p>
          </table:table-cell>
          <table:table-cell office:value-type="float" office:value="416.6102" calcext:value-type="float">
            <text:p>416.6102</text:p>
          </table:table-cell>
          <table:table-cell office:value-type="float" office:value="1821.481" calcext:value-type="float">
            <text:p>1821.481</text:p>
          </table:table-cell>
          <table:table-cell office:value-type="float" office:value="2059.214" calcext:value-type="float">
            <text:p>2059.214</text:p>
          </table:table-cell>
          <table:table-cell office:value-type="float" office:value="1650.978" calcext:value-type="float">
            <text:p>1650.978</text:p>
          </table:table-cell>
          <table:table-cell office:value-type="float" office:value="581.7015" calcext:value-type="float">
            <text:p>581.7015</text:p>
          </table:table-cell>
          <table:table-cell office:value-type="float" office:value="574.9454" calcext:value-type="float">
            <text:p>574.9454</text:p>
          </table:table-cell>
          <table:table-cell office:value-type="float" office:value="142.3644" calcext:value-type="float">
            <text:p>142.3644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595312" calcext:value-type="float">
            <text:p>-3.5953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8557" calcext:value-type="float">
            <text:p>-10.18557</text:p>
          </table:table-cell>
          <table:table-cell office:value-type="float" office:value="0" calcext:value-type="float">
            <text:p>0</text:p>
          </table:table-cell>
          <table:table-cell office:value-type="float" office:value="4.395117" calcext:value-type="float">
            <text:p>4.395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569.1986" calcext:value-type="float">
            <text:p>569.1986</text:p>
          </table:table-cell>
          <table:table-cell office:value-type="float" office:value="12964.55" calcext:value-type="float">
            <text:p>1296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8299" calcext:value-type="float">
            <text:p>-10.88299</text:p>
          </table:table-cell>
          <table:table-cell office:value-type="float" office:value="31.15367" calcext:value-type="float">
            <text:p>31.15367</text:p>
          </table:table-cell>
          <table:table-cell office:value-type="float" office:value="0" calcext:value-type="float">
            <text:p>0</text:p>
          </table:table-cell>
          <table:table-cell office:value-type="float" office:value="79.60236" calcext:value-type="float">
            <text:p>79.60236</text:p>
          </table:table-cell>
          <table:table-cell office:value-type="float" office:value="116.2798" calcext:value-type="float">
            <text:p>116.2798</text:p>
          </table:table-cell>
          <table:table-cell office:value-type="float" office:value="0.00749795" calcext:value-type="float">
            <text:p>0.00749795</text:p>
          </table:table-cell>
          <table:table-cell office:value-type="float" office:value="0" calcext:value-type="float">
            <text:p>0</text:p>
          </table:table-cell>
          <table:table-cell office:value-type="float" office:value="0.00003662569" calcext:value-type="float">
            <text:p>3.662569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0.86206" calcext:value-type="float">
            <text:p>-10.86206</text:p>
          </table:table-cell>
          <table:table-cell office:value-type="float" office:value="0" calcext:value-type="float">
            <text:p>0</text:p>
          </table:table-cell>
          <table:table-cell office:value-type="float" office:value="329.8448" calcext:value-type="float">
            <text:p>329.8448</text:p>
          </table:table-cell>
          <table:table-cell office:value-type="float" office:value="1237.861" calcext:value-type="float">
            <text:p>1237.861</text:p>
          </table:table-cell>
          <table:table-cell office:value-type="float" office:value="1528.481" calcext:value-type="float">
            <text:p>1528.481</text:p>
          </table:table-cell>
          <table:table-cell office:value-type="float" office:value="1227.257" calcext:value-type="float">
            <text:p>1227.257</text:p>
          </table:table-cell>
          <table:table-cell office:value-type="float" office:value="715.3477" calcext:value-type="float">
            <text:p>715.3477</text:p>
          </table:table-cell>
          <table:table-cell office:value-type="float" office:value="1095.863" calcext:value-type="float">
            <text:p>1095.863</text:p>
          </table:table-cell>
          <table:table-cell office:value-type="float" office:value="416.6025" calcext:value-type="float">
            <text:p>416.6025</text:p>
          </table:table-cell>
          <table:table-cell office:value-type="float" office:value="1821.475" calcext:value-type="float">
            <text:p>1821.475</text:p>
          </table:table-cell>
          <table:table-cell office:value-type="float" office:value="2059.21" calcext:value-type="float">
            <text:p>2059.21</text:p>
          </table:table-cell>
          <table:table-cell office:value-type="float" office:value="1650.974" calcext:value-type="float">
            <text:p>1650.974</text:p>
          </table:table-cell>
          <table:table-cell office:value-type="float" office:value="581.6995" calcext:value-type="float">
            <text:p>581.6995</text:p>
          </table:table-cell>
          <table:table-cell office:value-type="float" office:value="574.9376" calcext:value-type="float">
            <text:p>574.9376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3" calcext:value-type="float">
            <text:p>35.55393</text:p>
          </table:table-cell>
          <table:table-cell office:value-type="float" office:value="0" calcext:value-type="float">
            <text:p>0</text:p>
          </table:table-cell>
          <table:table-cell office:value-type="float" office:value="-0.0000003608412" calcext:value-type="float">
            <text:p>-3.6084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9806" calcext:value-type="float">
            <text:p>-10.49806</text:p>
          </table:table-cell>
          <table:table-cell office:value-type="float" office:value="0" calcext:value-type="float">
            <text:p>0</text:p>
          </table:table-cell>
          <table:table-cell office:value-type="float" office:value="4.380311" calcext:value-type="float">
            <text:p>4.38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568.8472" calcext:value-type="float">
            <text:p>568.8472</text:p>
          </table:table-cell>
          <table:table-cell office:value-type="float" office:value="12964.58" calcext:value-type="float">
            <text:p>1296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0691" calcext:value-type="float">
            <text:p>-11.20691</text:p>
          </table:table-cell>
          <table:table-cell office:value-type="float" office:value="32.03672" calcext:value-type="float">
            <text:p>32.03672</text:p>
          </table:table-cell>
          <table:table-cell office:value-type="float" office:value="0" calcext:value-type="float">
            <text:p>0</text:p>
          </table:table-cell>
          <table:table-cell office:value-type="float" office:value="79.70734" calcext:value-type="float">
            <text:p>79.70734</text:p>
          </table:table-cell>
          <table:table-cell office:value-type="float" office:value="116.2145" calcext:value-type="float">
            <text:p>116.2145</text:p>
          </table:table-cell>
          <table:table-cell office:value-type="float" office:value="0.00780453" calcext:value-type="float">
            <text:p>0.00780453</text:p>
          </table:table-cell>
          <table:table-cell office:value-type="float" office:value="0" calcext:value-type="float">
            <text:p>0</text:p>
          </table:table-cell>
          <table:table-cell office:value-type="float" office:value="0.00003813494" calcext:value-type="float">
            <text:p>3.813494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1.18568" calcext:value-type="float">
            <text:p>-11.18568</text:p>
          </table:table-cell>
          <table:table-cell office:value-type="float" office:value="0" calcext:value-type="float">
            <text:p>0</text:p>
          </table:table-cell>
          <table:table-cell office:value-type="float" office:value="329.8638" calcext:value-type="float">
            <text:p>329.8638</text:p>
          </table:table-cell>
          <table:table-cell office:value-type="float" office:value="1237.777" calcext:value-type="float">
            <text:p>1237.777</text:p>
          </table:table-cell>
          <table:table-cell office:value-type="float" office:value="1528.354" calcext:value-type="float">
            <text:p>1528.354</text:p>
          </table:table-cell>
          <table:table-cell office:value-type="float" office:value="1227.245" calcext:value-type="float">
            <text:p>1227.245</text:p>
          </table:table-cell>
          <table:table-cell office:value-type="float" office:value="715.3348" calcext:value-type="float">
            <text:p>715.3348</text:p>
          </table:table-cell>
          <table:table-cell office:value-type="float" office:value="1095.853" calcext:value-type="float">
            <text:p>1095.853</text:p>
          </table:table-cell>
          <table:table-cell office:value-type="float" office:value="416.5948" calcext:value-type="float">
            <text:p>416.5948</text:p>
          </table:table-cell>
          <table:table-cell office:value-type="float" office:value="1821.469" calcext:value-type="float">
            <text:p>1821.469</text:p>
          </table:table-cell>
          <table:table-cell office:value-type="float" office:value="2059.206" calcext:value-type="float">
            <text:p>2059.206</text:p>
          </table:table-cell>
          <table:table-cell office:value-type="float" office:value="1650.97" calcext:value-type="float">
            <text:p>1650.97</text:p>
          </table:table-cell>
          <table:table-cell office:value-type="float" office:value="581.6976" calcext:value-type="float">
            <text:p>581.6976</text:p>
          </table:table-cell>
          <table:table-cell office:value-type="float" office:value="574.9299" calcext:value-type="float">
            <text:p>574.9299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3" calcext:value-type="float">
            <text:p>35.55393</text:p>
          </table:table-cell>
          <table:table-cell office:value-type="float" office:value="0" calcext:value-type="float">
            <text:p>0</text:p>
          </table:table-cell>
          <table:table-cell office:value-type="float" office:value="-0.000000361961" calcext:value-type="float">
            <text:p>-3.619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81716" calcext:value-type="float">
            <text:p>-10.81716</text:p>
          </table:table-cell>
          <table:table-cell office:value-type="float" office:value="0" calcext:value-type="float">
            <text:p>0</text:p>
          </table:table-cell>
          <table:table-cell office:value-type="float" office:value="4.375845" calcext:value-type="float">
            <text:p>4.375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568.4792" calcext:value-type="float">
            <text:p>568.4792</text:p>
          </table:table-cell>
          <table:table-cell office:value-type="float" office:value="12964.61" calcext:value-type="float">
            <text:p>1296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3919" calcext:value-type="float">
            <text:p>-11.53919</text:p>
          </table:table-cell>
          <table:table-cell office:value-type="float" office:value="33.2117" calcext:value-type="float">
            <text:p>33.2117</text:p>
          </table:table-cell>
          <table:table-cell office:value-type="float" office:value="0" calcext:value-type="float">
            <text:p>0</text:p>
          </table:table-cell>
          <table:table-cell office:value-type="float" office:value="79.82466" calcext:value-type="float">
            <text:p>79.82466</text:p>
          </table:table-cell>
          <table:table-cell office:value-type="float" office:value="116.1337" calcext:value-type="float">
            <text:p>116.1337</text:p>
          </table:table-cell>
          <table:table-cell office:value-type="float" office:value="0.008107799" calcext:value-type="float">
            <text:p>0.008107799</text:p>
          </table:table-cell>
          <table:table-cell office:value-type="float" office:value="0" calcext:value-type="float">
            <text:p>0</text:p>
          </table:table-cell>
          <table:table-cell office:value-type="float" office:value="0.00003979458" calcext:value-type="float">
            <text:p>3.979458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1.51766" calcext:value-type="float">
            <text:p>-11.51766</text:p>
          </table:table-cell>
          <table:table-cell office:value-type="float" office:value="0" calcext:value-type="float">
            <text:p>0</text:p>
          </table:table-cell>
          <table:table-cell office:value-type="float" office:value="329.8834" calcext:value-type="float">
            <text:p>329.8834</text:p>
          </table:table-cell>
          <table:table-cell office:value-type="float" office:value="1237.694" calcext:value-type="float">
            <text:p>1237.694</text:p>
          </table:table-cell>
          <table:table-cell office:value-type="float" office:value="1528.227" calcext:value-type="float">
            <text:p>1528.227</text:p>
          </table:table-cell>
          <table:table-cell office:value-type="float" office:value="1227.232" calcext:value-type="float">
            <text:p>1227.232</text:p>
          </table:table-cell>
          <table:table-cell office:value-type="float" office:value="715.3219" calcext:value-type="float">
            <text:p>715.3219</text:p>
          </table:table-cell>
          <table:table-cell office:value-type="float" office:value="1095.843" calcext:value-type="float">
            <text:p>1095.843</text:p>
          </table:table-cell>
          <table:table-cell office:value-type="float" office:value="416.5871" calcext:value-type="float">
            <text:p>416.5871</text:p>
          </table:table-cell>
          <table:table-cell office:value-type="float" office:value="1821.464" calcext:value-type="float">
            <text:p>1821.464</text:p>
          </table:table-cell>
          <table:table-cell office:value-type="float" office:value="2059.201" calcext:value-type="float">
            <text:p>2059.201</text:p>
          </table:table-cell>
          <table:table-cell office:value-type="float" office:value="1650.967" calcext:value-type="float">
            <text:p>1650.967</text:p>
          </table:table-cell>
          <table:table-cell office:value-type="float" office:value="581.6957" calcext:value-type="float">
            <text:p>581.6957</text:p>
          </table:table-cell>
          <table:table-cell office:value-type="float" office:value="574.9223" calcext:value-type="float">
            <text:p>574.9223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3" calcext:value-type="float">
            <text:p>35.55393</text:p>
          </table:table-cell>
          <table:table-cell office:value-type="float" office:value="0" calcext:value-type="float">
            <text:p>0</text:p>
          </table:table-cell>
          <table:table-cell office:value-type="float" office:value="-0.0000003630176" calcext:value-type="float">
            <text:p>-3.6301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15065" calcext:value-type="float">
            <text:p>-11.15065</text:p>
          </table:table-cell>
          <table:table-cell office:value-type="float" office:value="0" calcext:value-type="float">
            <text:p>0</text:p>
          </table:table-cell>
          <table:table-cell office:value-type="float" office:value="4.377321" calcext:value-type="float">
            <text:p>4.377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568.1003" calcext:value-type="float">
            <text:p>568.1003</text:p>
          </table:table-cell>
          <table:table-cell office:value-type="float" office:value="12964.64" calcext:value-type="float">
            <text:p>1296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9336" calcext:value-type="float">
            <text:p>-11.89336</text:p>
          </table:table-cell>
          <table:table-cell office:value-type="float" office:value="34.55281" calcext:value-type="float">
            <text:p>34.55281</text:p>
          </table:table-cell>
          <table:table-cell office:value-type="float" office:value="0" calcext:value-type="float">
            <text:p>0</text:p>
          </table:table-cell>
          <table:table-cell office:value-type="float" office:value="79.95145" calcext:value-type="float">
            <text:p>79.95145</text:p>
          </table:table-cell>
          <table:table-cell office:value-type="float" office:value="116.0417" calcext:value-type="float">
            <text:p>116.0417</text:p>
          </table:table-cell>
          <table:table-cell office:value-type="float" office:value="0.008419611" calcext:value-type="float">
            <text:p>0.008419611</text:p>
          </table:table-cell>
          <table:table-cell office:value-type="float" office:value="0" calcext:value-type="float">
            <text:p>0</text:p>
          </table:table-cell>
          <table:table-cell office:value-type="float" office:value="0.00004150091" calcext:value-type="float">
            <text:p>4.150091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1.87151" calcext:value-type="float">
            <text:p>-11.87151</text:p>
          </table:table-cell>
          <table:table-cell office:value-type="float" office:value="0" calcext:value-type="float">
            <text:p>0</text:p>
          </table:table-cell>
          <table:table-cell office:value-type="float" office:value="329.9041" calcext:value-type="float">
            <text:p>329.9041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528.1" calcext:value-type="float">
            <text:p>1528.1</text:p>
          </table:table-cell>
          <table:table-cell office:value-type="float" office:value="1227.219" calcext:value-type="float">
            <text:p>1227.219</text:p>
          </table:table-cell>
          <table:table-cell office:value-type="float" office:value="715.3091" calcext:value-type="float">
            <text:p>715.3091</text:p>
          </table:table-cell>
          <table:table-cell office:value-type="float" office:value="1095.832" calcext:value-type="float">
            <text:p>1095.832</text:p>
          </table:table-cell>
          <table:table-cell office:value-type="float" office:value="416.5795" calcext:value-type="float">
            <text:p>416.5795</text:p>
          </table:table-cell>
          <table:table-cell office:value-type="float" office:value="1821.458" calcext:value-type="float">
            <text:p>1821.458</text:p>
          </table:table-cell>
          <table:table-cell office:value-type="float" office:value="2059.197" calcext:value-type="float">
            <text:p>2059.197</text:p>
          </table:table-cell>
          <table:table-cell office:value-type="float" office:value="1650.963" calcext:value-type="float">
            <text:p>1650.963</text:p>
          </table:table-cell>
          <table:table-cell office:value-type="float" office:value="581.6939" calcext:value-type="float">
            <text:p>581.6939</text:p>
          </table:table-cell>
          <table:table-cell office:value-type="float" office:value="574.9148" calcext:value-type="float">
            <text:p>574.9148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39261" calcext:value-type="float">
            <text:p>-3.6392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49368" calcext:value-type="float">
            <text:p>-11.49368</text:p>
          </table:table-cell>
          <table:table-cell office:value-type="float" office:value="0" calcext:value-type="float">
            <text:p>0</text:p>
          </table:table-cell>
          <table:table-cell office:value-type="float" office:value="4.366508" calcext:value-type="float">
            <text:p>4.366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567.7139" calcext:value-type="float">
            <text:p>567.7139</text:p>
          </table:table-cell>
          <table:table-cell office:value-type="float" office:value="12964.67" calcext:value-type="float">
            <text:p>1296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5811" calcext:value-type="float">
            <text:p>-12.25811</text:p>
          </table:table-cell>
          <table:table-cell office:value-type="float" office:value="35.98591" calcext:value-type="float">
            <text:p>35.98591</text:p>
          </table:table-cell>
          <table:table-cell office:value-type="float" office:value="0" calcext:value-type="float">
            <text:p>0</text:p>
          </table:table-cell>
          <table:table-cell office:value-type="float" office:value="80.08441" calcext:value-type="float">
            <text:p>80.08441</text:p>
          </table:table-cell>
          <table:table-cell office:value-type="float" office:value="115.9412" calcext:value-type="float">
            <text:p>115.9412</text:p>
          </table:table-cell>
          <table:table-cell office:value-type="float" office:value="0.008742765" calcext:value-type="float">
            <text:p>0.008742765</text:p>
          </table:table-cell>
          <table:table-cell office:value-type="float" office:value="0" calcext:value-type="float">
            <text:p>0</text:p>
          </table:table-cell>
          <table:table-cell office:value-type="float" office:value="0.00004329324" calcext:value-type="float">
            <text:p>4.329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2.23595" calcext:value-type="float">
            <text:p>-12.23595</text:p>
          </table:table-cell>
          <table:table-cell office:value-type="float" office:value="0" calcext:value-type="float">
            <text:p>0</text:p>
          </table:table-cell>
          <table:table-cell office:value-type="float" office:value="329.9254" calcext:value-type="float">
            <text:p>329.9254</text:p>
          </table:table-cell>
          <table:table-cell office:value-type="float" office:value="1237.526" calcext:value-type="float">
            <text:p>1237.526</text:p>
          </table:table-cell>
          <table:table-cell office:value-type="float" office:value="1527.973" calcext:value-type="float">
            <text:p>1527.973</text:p>
          </table:table-cell>
          <table:table-cell office:value-type="float" office:value="1227.207" calcext:value-type="float">
            <text:p>1227.207</text:p>
          </table:table-cell>
          <table:table-cell office:value-type="float" office:value="715.2964" calcext:value-type="float">
            <text:p>715.2964</text:p>
          </table:table-cell>
          <table:table-cell office:value-type="float" office:value="1095.822" calcext:value-type="float">
            <text:p>1095.822</text:p>
          </table:table-cell>
          <table:table-cell office:value-type="float" office:value="416.5719" calcext:value-type="float">
            <text:p>416.5719</text:p>
          </table:table-cell>
          <table:table-cell office:value-type="float" office:value="1821.452" calcext:value-type="float">
            <text:p>1821.452</text:p>
          </table:table-cell>
          <table:table-cell office:value-type="float" office:value="2059.193" calcext:value-type="float">
            <text:p>2059.193</text:p>
          </table:table-cell>
          <table:table-cell office:value-type="float" office:value="1650.96" calcext:value-type="float">
            <text:p>1650.96</text:p>
          </table:table-cell>
          <table:table-cell office:value-type="float" office:value="581.692" calcext:value-type="float">
            <text:p>581.692</text:p>
          </table:table-cell>
          <table:table-cell office:value-type="float" office:value="574.9074" calcext:value-type="float">
            <text:p>574.9074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4738" calcext:value-type="float">
            <text:p>-3.6473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431" calcext:value-type="float">
            <text:p>-11.8431</text:p>
          </table:table-cell>
          <table:table-cell office:value-type="float" office:value="0" calcext:value-type="float">
            <text:p>0</text:p>
          </table:table-cell>
          <table:table-cell office:value-type="float" office:value="4.351544" calcext:value-type="float">
            <text:p>4.35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567.337" calcext:value-type="float">
            <text:p>567.337</text:p>
          </table:table-cell>
          <table:table-cell office:value-type="float" office:value="12964.7" calcext:value-type="float">
            <text:p>1296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2099" calcext:value-type="float">
            <text:p>-12.62099</text:p>
          </table:table-cell>
          <table:table-cell office:value-type="float" office:value="37.81757" calcext:value-type="float">
            <text:p>37.81757</text:p>
          </table:table-cell>
          <table:table-cell office:value-type="float" office:value="0" calcext:value-type="float">
            <text:p>0</text:p>
          </table:table-cell>
          <table:table-cell office:value-type="float" office:value="80.21036" calcext:value-type="float">
            <text:p>80.21036</text:p>
          </table:table-cell>
          <table:table-cell office:value-type="float" office:value="115.8474" calcext:value-type="float">
            <text:p>115.8474</text:p>
          </table:table-cell>
          <table:table-cell office:value-type="float" office:value="0.009084159" calcext:value-type="float">
            <text:p>0.009084159</text:p>
          </table:table-cell>
          <table:table-cell office:value-type="float" office:value="0" calcext:value-type="float">
            <text:p>0</text:p>
          </table:table-cell>
          <table:table-cell office:value-type="float" office:value="0.00004507304" calcext:value-type="float">
            <text:p>4.507304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2.59848" calcext:value-type="float">
            <text:p>-12.59848</text:p>
          </table:table-cell>
          <table:table-cell office:value-type="float" office:value="0" calcext:value-type="float">
            <text:p>0</text:p>
          </table:table-cell>
          <table:table-cell office:value-type="float" office:value="329.9453" calcext:value-type="float">
            <text:p>329.9453</text:p>
          </table:table-cell>
          <table:table-cell office:value-type="float" office:value="1237.444" calcext:value-type="float">
            <text:p>1237.444</text:p>
          </table:table-cell>
          <table:table-cell office:value-type="float" office:value="1527.846" calcext:value-type="float">
            <text:p>1527.846</text:p>
          </table:table-cell>
          <table:table-cell office:value-type="float" office:value="1227.195" calcext:value-type="float">
            <text:p>1227.195</text:p>
          </table:table-cell>
          <table:table-cell office:value-type="float" office:value="715.2838" calcext:value-type="float">
            <text:p>715.2838</text:p>
          </table:table-cell>
          <table:table-cell office:value-type="float" office:value="1095.812" calcext:value-type="float">
            <text:p>1095.812</text:p>
          </table:table-cell>
          <table:table-cell office:value-type="float" office:value="416.5644" calcext:value-type="float">
            <text:p>416.5644</text:p>
          </table:table-cell>
          <table:table-cell office:value-type="float" office:value="1821.447" calcext:value-type="float">
            <text:p>1821.447</text:p>
          </table:table-cell>
          <table:table-cell office:value-type="float" office:value="2059.188" calcext:value-type="float">
            <text:p>2059.188</text:p>
          </table:table-cell>
          <table:table-cell office:value-type="float" office:value="1650.956" calcext:value-type="float">
            <text:p>1650.956</text:p>
          </table:table-cell>
          <table:table-cell office:value-type="float" office:value="581.6902" calcext:value-type="float">
            <text:p>581.6902</text:p>
          </table:table-cell>
          <table:table-cell office:value-type="float" office:value="574.9001" calcext:value-type="float">
            <text:p>574.9001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5229" calcext:value-type="float">
            <text:p>-3.6522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18422" calcext:value-type="float">
            <text:p>-12.18422</text:p>
          </table:table-cell>
          <table:table-cell office:value-type="float" office:value="0" calcext:value-type="float">
            <text:p>0</text:p>
          </table:table-cell>
          <table:table-cell office:value-type="float" office:value="4.33013" calcext:value-type="float">
            <text:p>4.3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66.9974" calcext:value-type="float">
            <text:p>566.9974</text:p>
          </table:table-cell>
          <table:table-cell office:value-type="float" office:value="12964.73" calcext:value-type="float">
            <text:p>1296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5008" calcext:value-type="float">
            <text:p>-12.95008</text:p>
          </table:table-cell>
          <table:table-cell office:value-type="float" office:value="39.12033" calcext:value-type="float">
            <text:p>39.12033</text:p>
          </table:table-cell>
          <table:table-cell office:value-type="float" office:value="0" calcext:value-type="float">
            <text:p>0</text:p>
          </table:table-cell>
          <table:table-cell office:value-type="float" office:value="80.30537" calcext:value-type="float">
            <text:p>80.30537</text:p>
          </table:table-cell>
          <table:table-cell office:value-type="float" office:value="115.7855" calcext:value-type="float">
            <text:p>115.7855</text:p>
          </table:table-cell>
          <table:table-cell office:value-type="float" office:value="0.009440247" calcext:value-type="float">
            <text:p>0.009440247</text:p>
          </table:table-cell>
          <table:table-cell office:value-type="float" office:value="0" calcext:value-type="float">
            <text:p>0</text:p>
          </table:table-cell>
          <table:table-cell office:value-type="float" office:value="0.00004638257" calcext:value-type="float">
            <text:p>4.638257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2.92722" calcext:value-type="float">
            <text:p>-12.92722</text:p>
          </table:table-cell>
          <table:table-cell office:value-type="float" office:value="0" calcext:value-type="float">
            <text:p>0</text:p>
          </table:table-cell>
          <table:table-cell office:value-type="float" office:value="329.9633" calcext:value-type="float">
            <text:p>329.9633</text:p>
          </table:table-cell>
          <table:table-cell office:value-type="float" office:value="1237.364" calcext:value-type="float">
            <text:p>1237.364</text:p>
          </table:table-cell>
          <table:table-cell office:value-type="float" office:value="1527.72" calcext:value-type="float">
            <text:p>1527.72</text:p>
          </table:table-cell>
          <table:table-cell office:value-type="float" office:value="1227.182" calcext:value-type="float">
            <text:p>1227.182</text:p>
          </table:table-cell>
          <table:table-cell office:value-type="float" office:value="715.2713" calcext:value-type="float">
            <text:p>715.2713</text:p>
          </table:table-cell>
          <table:table-cell office:value-type="float" office:value="1095.802" calcext:value-type="float">
            <text:p>1095.802</text:p>
          </table:table-cell>
          <table:table-cell office:value-type="float" office:value="416.5569" calcext:value-type="float">
            <text:p>416.5569</text:p>
          </table:table-cell>
          <table:table-cell office:value-type="float" office:value="1821.441" calcext:value-type="float">
            <text:p>1821.441</text:p>
          </table:table-cell>
          <table:table-cell office:value-type="float" office:value="2059.184" calcext:value-type="float">
            <text:p>2059.184</text:p>
          </table:table-cell>
          <table:table-cell office:value-type="float" office:value="1650.953" calcext:value-type="float">
            <text:p>1650.953</text:p>
          </table:table-cell>
          <table:table-cell office:value-type="float" office:value="581.6885" calcext:value-type="float">
            <text:p>581.6885</text:p>
          </table:table-cell>
          <table:table-cell office:value-type="float" office:value="574.8929" calcext:value-type="float">
            <text:p>574.8929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56699" calcext:value-type="float">
            <text:p>-3.65669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49122" calcext:value-type="float">
            <text:p>-12.49122</text:p>
          </table:table-cell>
          <table:table-cell office:value-type="float" office:value="0" calcext:value-type="float">
            <text:p>0</text:p>
          </table:table-cell>
          <table:table-cell office:value-type="float" office:value="4.308449" calcext:value-type="float">
            <text:p>4.30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566.6432" calcext:value-type="float">
            <text:p>566.6432</text:p>
          </table:table-cell>
          <table:table-cell office:value-type="float" office:value="12964.75" calcext:value-type="float">
            <text:p>1296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8127" calcext:value-type="float">
            <text:p>-13.28127</text:p>
          </table:table-cell>
          <table:table-cell office:value-type="float" office:value="39.00142" calcext:value-type="float">
            <text:p>39.00142</text:p>
          </table:table-cell>
          <table:table-cell office:value-type="float" office:value="0" calcext:value-type="float">
            <text:p>0</text:p>
          </table:table-cell>
          <table:table-cell office:value-type="float" office:value="80.41383" calcext:value-type="float">
            <text:p>80.41383</text:p>
          </table:table-cell>
          <table:table-cell office:value-type="float" office:value="115.7082" calcext:value-type="float">
            <text:p>115.7082</text:p>
          </table:table-cell>
          <table:table-cell office:value-type="float" office:value="0.009786229" calcext:value-type="float">
            <text:p>0.009786229</text:p>
          </table:table-cell>
          <table:table-cell office:value-type="float" office:value="0" calcext:value-type="float">
            <text:p>0</text:p>
          </table:table-cell>
          <table:table-cell office:value-type="float" office:value="0.0000487316" calcext:value-type="float">
            <text:p>4.87316E-05</text:p>
          </table:table-cell>
          <table:table-cell office:value-type="float" office:value="0" calcext:value-type="float">
            <text:p>0</text:p>
          </table:table-cell>
          <table:table-cell office:value-type="float" office:value="-0.01346425" calcext:value-type="float">
            <text:p>-0.01346425</text:p>
          </table:table-cell>
          <table:table-cell office:value-type="float" office:value="370" calcext:value-type="float">
            <text:p>370</text:p>
          </table:table-cell>
          <table:table-cell office:value-type="float" office:value="-13.25806" calcext:value-type="float">
            <text:p>-13.25806</text:p>
          </table:table-cell>
          <table:table-cell office:value-type="float" office:value="0" calcext:value-type="float">
            <text:p>0</text:p>
          </table:table-cell>
          <table:table-cell office:value-type="float" office:value="329.9808" calcext:value-type="float">
            <text:p>329.9808</text:p>
          </table:table-cell>
          <table:table-cell office:value-type="float" office:value="1237.284" calcext:value-type="float">
            <text:p>1237.284</text:p>
          </table:table-cell>
          <table:table-cell office:value-type="float" office:value="1527.596" calcext:value-type="float">
            <text:p>1527.596</text:p>
          </table:table-cell>
          <table:table-cell office:value-type="float" office:value="1227.17" calcext:value-type="float">
            <text:p>1227.17</text:p>
          </table:table-cell>
          <table:table-cell office:value-type="float" office:value="715.2589" calcext:value-type="float">
            <text:p>715.2589</text:p>
          </table:table-cell>
          <table:table-cell office:value-type="float" office:value="1095.792" calcext:value-type="float">
            <text:p>1095.792</text:p>
          </table:table-cell>
          <table:table-cell office:value-type="float" office:value="416.5495" calcext:value-type="float">
            <text:p>416.5495</text:p>
          </table:table-cell>
          <table:table-cell office:value-type="float" office:value="1821.436" calcext:value-type="float">
            <text:p>1821.436</text:p>
          </table:table-cell>
          <table:table-cell office:value-type="float" office:value="2059.18" calcext:value-type="float">
            <text:p>2059.18</text:p>
          </table:table-cell>
          <table:table-cell office:value-type="float" office:value="1650.95" calcext:value-type="float">
            <text:p>1650.95</text:p>
          </table:table-cell>
          <table:table-cell office:value-type="float" office:value="581.6866" calcext:value-type="float">
            <text:p>581.6866</text:p>
          </table:table-cell>
          <table:table-cell office:value-type="float" office:value="574.8858" calcext:value-type="float">
            <text:p>574.8858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65461" calcext:value-type="float">
            <text:p>-3.6654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1147" calcext:value-type="float">
            <text:p>-12.81147</text:p>
          </table:table-cell>
          <table:table-cell office:value-type="float" office:value="0" calcext:value-type="float">
            <text:p>0</text:p>
          </table:table-cell>
          <table:table-cell office:value-type="float" office:value="4.297898" calcext:value-type="float">
            <text:p>4.29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566.2548" calcext:value-type="float">
            <text:p>566.2548</text:p>
          </table:table-cell>
          <table:table-cell office:value-type="float" office:value="12964.79" calcext:value-type="float">
            <text:p>1296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4346" calcext:value-type="float">
            <text:p>-13.64346</text:p>
          </table:table-cell>
          <table:table-cell office:value-type="float" office:value="39.46513" calcext:value-type="float">
            <text:p>39.46513</text:p>
          </table:table-cell>
          <table:table-cell office:value-type="float" office:value="0" calcext:value-type="float">
            <text:p>0</text:p>
          </table:table-cell>
          <table:table-cell office:value-type="float" office:value="80.54806" calcext:value-type="float">
            <text:p>80.54806</text:p>
          </table:table-cell>
          <table:table-cell office:value-type="float" office:value="115.5998" calcext:value-type="float">
            <text:p>115.5998</text:p>
          </table:table-cell>
          <table:table-cell office:value-type="float" office:value="0.01012952" calcext:value-type="float">
            <text:p>0.01012952</text:p>
          </table:table-cell>
          <table:table-cell office:value-type="float" office:value="0" calcext:value-type="float">
            <text:p>0</text:p>
          </table:table-cell>
          <table:table-cell office:value-type="float" office:value="0.0000514676" calcext:value-type="float">
            <text:p>5.14676E-05</text:p>
          </table:table-cell>
          <table:table-cell office:value-type="float" office:value="0" calcext:value-type="float">
            <text:p>0</text:p>
          </table:table-cell>
          <table:table-cell office:value-type="float" office:value="-0.01396127" calcext:value-type="float">
            <text:p>-0.01396127</text:p>
          </table:table-cell>
          <table:table-cell office:value-type="float" office:value="370" calcext:value-type="float">
            <text:p>370</text:p>
          </table:table-cell>
          <table:table-cell office:value-type="float" office:value="-13.61942" calcext:value-type="float">
            <text:p>-13.61942</text:p>
          </table:table-cell>
          <table:table-cell office:value-type="float" office:value="0" calcext:value-type="float">
            <text:p>0</text:p>
          </table:table-cell>
          <table:table-cell office:value-type="float" office:value="330.0015" calcext:value-type="float">
            <text:p>330.0015</text:p>
          </table:table-cell>
          <table:table-cell office:value-type="float" office:value="1237.204" calcext:value-type="float">
            <text:p>1237.204</text:p>
          </table:table-cell>
          <table:table-cell office:value-type="float" office:value="1527.473" calcext:value-type="float">
            <text:p>1527.473</text:p>
          </table:table-cell>
          <table:table-cell office:value-type="float" office:value="1227.158" calcext:value-type="float">
            <text:p>1227.158</text:p>
          </table:table-cell>
          <table:table-cell office:value-type="float" office:value="715.2465" calcext:value-type="float">
            <text:p>715.2465</text:p>
          </table:table-cell>
          <table:table-cell office:value-type="float" office:value="1095.782" calcext:value-type="float">
            <text:p>1095.782</text:p>
          </table:table-cell>
          <table:table-cell office:value-type="float" office:value="416.5419" calcext:value-type="float">
            <text:p>416.5419</text:p>
          </table:table-cell>
          <table:table-cell office:value-type="float" office:value="1821.43" calcext:value-type="float">
            <text:p>1821.43</text:p>
          </table:table-cell>
          <table:table-cell office:value-type="float" office:value="2059.176" calcext:value-type="float">
            <text:p>2059.176</text:p>
          </table:table-cell>
          <table:table-cell office:value-type="float" office:value="1650.946" calcext:value-type="float">
            <text:p>1650.946</text:p>
          </table:table-cell>
          <table:table-cell office:value-type="float" office:value="581.6849" calcext:value-type="float">
            <text:p>581.6849</text:p>
          </table:table-cell>
          <table:table-cell office:value-type="float" office:value="574.8788" calcext:value-type="float">
            <text:p>574.8788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1" calcext:value-type="float">
            <text:p>35.55391</text:p>
          </table:table-cell>
          <table:table-cell office:value-type="float" office:value="0" calcext:value-type="float">
            <text:p>0</text:p>
          </table:table-cell>
          <table:table-cell office:value-type="float" office:value="-0.000000367345" calcext:value-type="float">
            <text:p>-3.6734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16153" calcext:value-type="float">
            <text:p>-13.16153</text:p>
          </table:table-cell>
          <table:table-cell office:value-type="float" office:value="0" calcext:value-type="float">
            <text:p>0</text:p>
          </table:table-cell>
          <table:table-cell office:value-type="float" office:value="4.286614" calcext:value-type="float">
            <text:p>4.286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565.8436" calcext:value-type="float">
            <text:p>565.8436</text:p>
          </table:table-cell>
          <table:table-cell office:value-type="float" office:value="12964.82" calcext:value-type="float">
            <text:p>1296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2956" calcext:value-type="float">
            <text:p>-14.02956</text:p>
          </table:table-cell>
          <table:table-cell office:value-type="float" office:value="39.39419" calcext:value-type="float">
            <text:p>39.39419</text:p>
          </table:table-cell>
          <table:table-cell office:value-type="float" office:value="0" calcext:value-type="float">
            <text:p>0</text:p>
          </table:table-cell>
          <table:table-cell office:value-type="float" office:value="80.70503" calcext:value-type="float">
            <text:p>80.70503</text:p>
          </table:table-cell>
          <table:table-cell office:value-type="float" office:value="115.4704" calcext:value-type="float">
            <text:p>115.4704</text:p>
          </table:table-cell>
          <table:table-cell office:value-type="float" office:value="0.01046691" calcext:value-type="float">
            <text:p>0.01046691</text:p>
          </table:table-cell>
          <table:table-cell office:value-type="float" office:value="0" calcext:value-type="float">
            <text:p>0</text:p>
          </table:table-cell>
          <table:table-cell office:value-type="float" office:value="0.00005475636" calcext:value-type="float">
            <text:p>5.475636E-05</text:p>
          </table:table-cell>
          <table:table-cell office:value-type="float" office:value="0" calcext:value-type="float">
            <text:p>0</text:p>
          </table:table-cell>
          <table:table-cell office:value-type="float" office:value="-0.01575954" calcext:value-type="float">
            <text:p>-0.01575954</text:p>
          </table:table-cell>
          <table:table-cell office:value-type="float" office:value="370" calcext:value-type="float">
            <text:p>370</text:p>
          </table:table-cell>
          <table:table-cell office:value-type="float" office:value="-14.00339" calcext:value-type="float">
            <text:p>-14.00339</text:p>
          </table:table-cell>
          <table:table-cell office:value-type="float" office:value="0" calcext:value-type="float">
            <text:p>0</text:p>
          </table:table-cell>
          <table:table-cell office:value-type="float" office:value="330.0214" calcext:value-type="float">
            <text:p>330.0214</text:p>
          </table:table-cell>
          <table:table-cell office:value-type="float" office:value="1237.123" calcext:value-type="float">
            <text:p>1237.123</text:p>
          </table:table-cell>
          <table:table-cell office:value-type="float" office:value="1527.35" calcext:value-type="float">
            <text:p>1527.35</text:p>
          </table:table-cell>
          <table:table-cell office:value-type="float" office:value="1227.146" calcext:value-type="float">
            <text:p>1227.146</text:p>
          </table:table-cell>
          <table:table-cell office:value-type="float" office:value="715.2342" calcext:value-type="float">
            <text:p>715.2342</text:p>
          </table:table-cell>
          <table:table-cell office:value-type="float" office:value="1095.772" calcext:value-type="float">
            <text:p>1095.772</text:p>
          </table:table-cell>
          <table:table-cell office:value-type="float" office:value="416.5342" calcext:value-type="float">
            <text:p>416.5342</text:p>
          </table:table-cell>
          <table:table-cell office:value-type="float" office:value="1821.425" calcext:value-type="float">
            <text:p>1821.425</text:p>
          </table:table-cell>
          <table:table-cell office:value-type="float" office:value="2059.172" calcext:value-type="float">
            <text:p>2059.172</text:p>
          </table:table-cell>
          <table:table-cell office:value-type="float" office:value="1650.943" calcext:value-type="float">
            <text:p>1650.943</text:p>
          </table:table-cell>
          <table:table-cell office:value-type="float" office:value="581.6831" calcext:value-type="float">
            <text:p>581.6831</text:p>
          </table:table-cell>
          <table:table-cell office:value-type="float" office:value="574.8719" calcext:value-type="float">
            <text:p>574.8719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83764" calcext:value-type="float">
            <text:p>-3.68376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3206" calcext:value-type="float">
            <text:p>-13.53206</text:p>
          </table:table-cell>
          <table:table-cell office:value-type="float" office:value="0" calcext:value-type="float">
            <text:p>0</text:p>
          </table:table-cell>
          <table:table-cell office:value-type="float" office:value="4.273284" calcext:value-type="float">
            <text:p>4.27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565.4385" calcext:value-type="float">
            <text:p>565.4385</text:p>
          </table:table-cell>
          <table:table-cell office:value-type="float" office:value="12964.86" calcext:value-type="float">
            <text:p>1296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0647" calcext:value-type="float">
            <text:p>-14.40647</text:p>
          </table:table-cell>
          <table:table-cell office:value-type="float" office:value="40.22903" calcext:value-type="float">
            <text:p>40.22903</text:p>
          </table:table-cell>
          <table:table-cell office:value-type="float" office:value="0" calcext:value-type="float">
            <text:p>0</text:p>
          </table:table-cell>
          <table:table-cell office:value-type="float" office:value="80.85669" calcext:value-type="float">
            <text:p>80.85669</text:p>
          </table:table-cell>
          <table:table-cell office:value-type="float" office:value="115.3461" calcext:value-type="float">
            <text:p>115.3461</text:p>
          </table:table-cell>
          <table:table-cell office:value-type="float" office:value="0.0108014" calcext:value-type="float">
            <text:p>0.0108014</text:p>
          </table:table-cell>
          <table:table-cell office:value-type="float" office:value="0" calcext:value-type="float">
            <text:p>0</text:p>
          </table:table-cell>
          <table:table-cell office:value-type="float" office:value="0.00005780645" calcext:value-type="float">
            <text:p>5.780645E-05</text:p>
          </table:table-cell>
          <table:table-cell office:value-type="float" office:value="0" calcext:value-type="float">
            <text:p>0</text:p>
          </table:table-cell>
          <table:table-cell office:value-type="float" office:value="-0.01581681" calcext:value-type="float">
            <text:p>-0.01581681</text:p>
          </table:table-cell>
          <table:table-cell office:value-type="float" office:value="370" calcext:value-type="float">
            <text:p>370</text:p>
          </table:table-cell>
          <table:table-cell office:value-type="float" office:value="-14.37991" calcext:value-type="float">
            <text:p>-14.37991</text:p>
          </table:table-cell>
          <table:table-cell office:value-type="float" office:value="0" calcext:value-type="float">
            <text:p>0</text:p>
          </table:table-cell>
          <table:table-cell office:value-type="float" office:value="330.042" calcext:value-type="float">
            <text:p>330.042</text:p>
          </table:table-cell>
          <table:table-cell office:value-type="float" office:value="1237.042" calcext:value-type="float">
            <text:p>1237.042</text:p>
          </table:table-cell>
          <table:table-cell office:value-type="float" office:value="1527.228" calcext:value-type="float">
            <text:p>1527.228</text:p>
          </table:table-cell>
          <table:table-cell office:value-type="float" office:value="1227.134" calcext:value-type="float">
            <text:p>1227.134</text:p>
          </table:table-cell>
          <table:table-cell office:value-type="float" office:value="715.2219" calcext:value-type="float">
            <text:p>715.2219</text:p>
          </table:table-cell>
          <table:table-cell office:value-type="float" office:value="1095.762" calcext:value-type="float">
            <text:p>1095.762</text:p>
          </table:table-cell>
          <table:table-cell office:value-type="float" office:value="416.5265" calcext:value-type="float">
            <text:p>416.5265</text:p>
          </table:table-cell>
          <table:table-cell office:value-type="float" office:value="1821.42" calcext:value-type="float">
            <text:p>1821.42</text:p>
          </table:table-cell>
          <table:table-cell office:value-type="float" office:value="2059.168" calcext:value-type="float">
            <text:p>2059.168</text:p>
          </table:table-cell>
          <table:table-cell office:value-type="float" office:value="1650.94" calcext:value-type="float">
            <text:p>1650.94</text:p>
          </table:table-cell>
          <table:table-cell office:value-type="float" office:value="581.6815" calcext:value-type="float">
            <text:p>581.6815</text:p>
          </table:table-cell>
          <table:table-cell office:value-type="float" office:value="574.8651" calcext:value-type="float">
            <text:p>574.8651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8963" calcext:value-type="float">
            <text:p>-3.6896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89734" calcext:value-type="float">
            <text:p>-13.89734</text:p>
          </table:table-cell>
          <table:table-cell office:value-type="float" office:value="0" calcext:value-type="float">
            <text:p>0</text:p>
          </table:table-cell>
          <table:table-cell office:value-type="float" office:value="4.262114" calcext:value-type="float">
            <text:p>4.26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565.0701" calcext:value-type="float">
            <text:p>565.0701</text:p>
          </table:table-cell>
          <table:table-cell office:value-type="float" office:value="12964.89" calcext:value-type="float">
            <text:p>12964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4332" calcext:value-type="float">
            <text:p>-14.74332</text:p>
          </table:table-cell>
          <table:table-cell office:value-type="float" office:value="41.45488" calcext:value-type="float">
            <text:p>41.45488</text:p>
          </table:table-cell>
          <table:table-cell office:value-type="float" office:value="0" calcext:value-type="float">
            <text:p>0</text:p>
          </table:table-cell>
          <table:table-cell office:value-type="float" office:value="80.97385" calcext:value-type="float">
            <text:p>80.97385</text:p>
          </table:table-cell>
          <table:table-cell office:value-type="float" office:value="115.2533" calcext:value-type="float">
            <text:p>115.2533</text:p>
          </table:table-cell>
          <table:table-cell office:value-type="float" office:value="0.01113634" calcext:value-type="float">
            <text:p>0.01113634</text:p>
          </table:table-cell>
          <table:table-cell office:value-type="float" office:value="0" calcext:value-type="float">
            <text:p>0</text:p>
          </table:table-cell>
          <table:table-cell office:value-type="float" office:value="0.00005959665" calcext:value-type="float">
            <text:p>5.959665E-05</text:p>
          </table:table-cell>
          <table:table-cell office:value-type="float" office:value="0" calcext:value-type="float">
            <text:p>0</text:p>
          </table:table-cell>
          <table:table-cell office:value-type="float" office:value="-0.01581681" calcext:value-type="float">
            <text:p>-0.01581681</text:p>
          </table:table-cell>
          <table:table-cell office:value-type="float" office:value="370" calcext:value-type="float">
            <text:p>370</text:p>
          </table:table-cell>
          <table:table-cell office:value-type="float" office:value="-14.71642" calcext:value-type="float">
            <text:p>-14.71642</text:p>
          </table:table-cell>
          <table:table-cell office:value-type="float" office:value="0" calcext:value-type="float">
            <text:p>0</text:p>
          </table:table-cell>
          <table:table-cell office:value-type="float" office:value="330.0622" calcext:value-type="float">
            <text:p>330.0622</text:p>
          </table:table-cell>
          <table:table-cell office:value-type="float" office:value="1236.962" calcext:value-type="float">
            <text:p>1236.962</text:p>
          </table:table-cell>
          <table:table-cell office:value-type="float" office:value="1527.106" calcext:value-type="float">
            <text:p>1527.106</text:p>
          </table:table-cell>
          <table:table-cell office:value-type="float" office:value="1227.122" calcext:value-type="float">
            <text:p>1227.122</text:p>
          </table:table-cell>
          <table:table-cell office:value-type="float" office:value="715.2095" calcext:value-type="float">
            <text:p>715.2095</text:p>
          </table:table-cell>
          <table:table-cell office:value-type="float" office:value="1095.752" calcext:value-type="float">
            <text:p>1095.752</text:p>
          </table:table-cell>
          <table:table-cell office:value-type="float" office:value="416.5191" calcext:value-type="float">
            <text:p>416.5191</text:p>
          </table:table-cell>
          <table:table-cell office:value-type="float" office:value="1821.415" calcext:value-type="float">
            <text:p>1821.415</text:p>
          </table:table-cell>
          <table:table-cell office:value-type="float" office:value="2059.164" calcext:value-type="float">
            <text:p>2059.164</text:p>
          </table:table-cell>
          <table:table-cell office:value-type="float" office:value="1650.936" calcext:value-type="float">
            <text:p>1650.936</text:p>
          </table:table-cell>
          <table:table-cell office:value-type="float" office:value="581.6797" calcext:value-type="float">
            <text:p>581.6797</text:p>
          </table:table-cell>
          <table:table-cell office:value-type="float" office:value="574.8583" calcext:value-type="float">
            <text:p>574.8583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3036" calcext:value-type="float">
            <text:p>-3.69303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22923" calcext:value-type="float">
            <text:p>-14.22923</text:p>
          </table:table-cell>
          <table:table-cell office:value-type="float" office:value="0" calcext:value-type="float">
            <text:p>0</text:p>
          </table:table-cell>
          <table:table-cell office:value-type="float" office:value="4.257527" calcext:value-type="float">
            <text:p>4.257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564.7236" calcext:value-type="float">
            <text:p>564.7236</text:p>
          </table:table-cell>
          <table:table-cell office:value-type="float" office:value="12964.92" calcext:value-type="float">
            <text:p>1296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5517" calcext:value-type="float">
            <text:p>-15.05517</text:p>
          </table:table-cell>
          <table:table-cell office:value-type="float" office:value="43.01941" calcext:value-type="float">
            <text:p>43.01941</text:p>
          </table:table-cell>
          <table:table-cell office:value-type="float" office:value="0" calcext:value-type="float">
            <text:p>0</text:p>
          </table:table-cell>
          <table:table-cell office:value-type="float" office:value="81.07214" calcext:value-type="float">
            <text:p>81.07214</text:p>
          </table:table-cell>
          <table:table-cell office:value-type="float" office:value="115.18" calcext:value-type="float">
            <text:p>115.18</text:p>
          </table:table-cell>
          <table:table-cell office:value-type="float" office:value="0.01146926" calcext:value-type="float">
            <text:p>0.01146926</text:p>
          </table:table-cell>
          <table:table-cell office:value-type="float" office:value="0" calcext:value-type="float">
            <text:p>0</text:p>
          </table:table-cell>
          <table:table-cell office:value-type="float" office:value="0.00006090101" calcext:value-type="float">
            <text:p>6.090101E-05</text:p>
          </table:table-cell>
          <table:table-cell office:value-type="float" office:value="0" calcext:value-type="float">
            <text:p>0</text:p>
          </table:table-cell>
          <table:table-cell office:value-type="float" office:value="-0.01581681" calcext:value-type="float">
            <text:p>-0.01581681</text:p>
          </table:table-cell>
          <table:table-cell office:value-type="float" office:value="370" calcext:value-type="float">
            <text:p>370</text:p>
          </table:table-cell>
          <table:table-cell office:value-type="float" office:value="-15.02795" calcext:value-type="float">
            <text:p>-15.02795</text:p>
          </table:table-cell>
          <table:table-cell office:value-type="float" office:value="0" calcext:value-type="float">
            <text:p>0</text:p>
          </table:table-cell>
          <table:table-cell office:value-type="float" office:value="330.082" calcext:value-type="float">
            <text:p>330.082</text:p>
          </table:table-cell>
          <table:table-cell office:value-type="float" office:value="1236.883" calcext:value-type="float">
            <text:p>1236.883</text:p>
          </table:table-cell>
          <table:table-cell office:value-type="float" office:value="1526.984" calcext:value-type="float">
            <text:p>1526.984</text:p>
          </table:table-cell>
          <table:table-cell office:value-type="float" office:value="1227.11" calcext:value-type="float">
            <text:p>1227.11</text:p>
          </table:table-cell>
          <table:table-cell office:value-type="float" office:value="715.1973" calcext:value-type="float">
            <text:p>715.1973</text:p>
          </table:table-cell>
          <table:table-cell office:value-type="float" office:value="1095.743" calcext:value-type="float">
            <text:p>1095.743</text:p>
          </table:table-cell>
          <table:table-cell office:value-type="float" office:value="416.5119" calcext:value-type="float">
            <text:p>416.5119</text:p>
          </table:table-cell>
          <table:table-cell office:value-type="float" office:value="1821.409" calcext:value-type="float">
            <text:p>1821.409</text:p>
          </table:table-cell>
          <table:table-cell office:value-type="float" office:value="2059.16" calcext:value-type="float">
            <text:p>2059.16</text:p>
          </table:table-cell>
          <table:table-cell office:value-type="float" office:value="1650.933" calcext:value-type="float">
            <text:p>1650.933</text:p>
          </table:table-cell>
          <table:table-cell office:value-type="float" office:value="581.678" calcext:value-type="float">
            <text:p>581.678</text:p>
          </table:table-cell>
          <table:table-cell office:value-type="float" office:value="574.8516" calcext:value-type="float">
            <text:p>574.8516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2" calcext:value-type="float">
            <text:p>35.55392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466" calcext:value-type="float">
            <text:p>-3.6946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54128" calcext:value-type="float">
            <text:p>-14.54128</text:p>
          </table:table-cell>
          <table:table-cell office:value-type="float" office:value="0" calcext:value-type="float">
            <text:p>0</text:p>
          </table:table-cell>
          <table:table-cell office:value-type="float" office:value="4.258111" calcext:value-type="float">
            <text:p>4.25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564.3984" calcext:value-type="float">
            <text:p>564.3984</text:p>
          </table:table-cell>
          <table:table-cell office:value-type="float" office:value="12964.94" calcext:value-type="float">
            <text:p>1296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6477" calcext:value-type="float">
            <text:p>-15.36477</text:p>
          </table:table-cell>
          <table:table-cell office:value-type="float" office:value="44.63557" calcext:value-type="float">
            <text:p>44.63557</text:p>
          </table:table-cell>
          <table:table-cell office:value-type="float" office:value="0" calcext:value-type="float">
            <text:p>0</text:p>
          </table:table-cell>
          <table:table-cell office:value-type="float" office:value="81.15568" calcext:value-type="float">
            <text:p>81.15568</text:p>
          </table:table-cell>
          <table:table-cell office:value-type="float" office:value="115.1256" calcext:value-type="float">
            <text:p>115.1256</text:p>
          </table:table-cell>
          <table:table-cell office:value-type="float" office:value="0.0118102" calcext:value-type="float">
            <text:p>0.0118102</text:p>
          </table:table-cell>
          <table:table-cell office:value-type="float" office:value="0" calcext:value-type="float">
            <text:p>0</text:p>
          </table:table-cell>
          <table:table-cell office:value-type="float" office:value="0.00006185038" calcext:value-type="float">
            <text:p>6.185038E-05</text:p>
          </table:table-cell>
          <table:table-cell office:value-type="float" office:value="0" calcext:value-type="float">
            <text:p>0</text:p>
          </table:table-cell>
          <table:table-cell office:value-type="float" office:value="-0.01581681" calcext:value-type="float">
            <text:p>-0.01581681</text:p>
          </table:table-cell>
          <table:table-cell office:value-type="float" office:value="370" calcext:value-type="float">
            <text:p>370</text:p>
          </table:table-cell>
          <table:table-cell office:value-type="float" office:value="-15.33721" calcext:value-type="float">
            <text:p>-15.33721</text:p>
          </table:table-cell>
          <table:table-cell office:value-type="float" office:value="0" calcext:value-type="float">
            <text:p>0</text:p>
          </table:table-cell>
          <table:table-cell office:value-type="float" office:value="330.1" calcext:value-type="float">
            <text:p>330.1</text:p>
          </table:table-cell>
          <table:table-cell office:value-type="float" office:value="1236.803" calcext:value-type="float">
            <text:p>1236.803</text:p>
          </table:table-cell>
          <table:table-cell office:value-type="float" office:value="1526.863" calcext:value-type="float">
            <text:p>1526.863</text:p>
          </table:table-cell>
          <table:table-cell office:value-type="float" office:value="1227.098" calcext:value-type="float">
            <text:p>1227.098</text:p>
          </table:table-cell>
          <table:table-cell office:value-type="float" office:value="715.1852" calcext:value-type="float">
            <text:p>715.1852</text:p>
          </table:table-cell>
          <table:table-cell office:value-type="float" office:value="1095.733" calcext:value-type="float">
            <text:p>1095.733</text:p>
          </table:table-cell>
          <table:table-cell office:value-type="float" office:value="416.5048" calcext:value-type="float">
            <text:p>416.5048</text:p>
          </table:table-cell>
          <table:table-cell office:value-type="float" office:value="1821.404" calcext:value-type="float">
            <text:p>1821.404</text:p>
          </table:table-cell>
          <table:table-cell office:value-type="float" office:value="2059.156" calcext:value-type="float">
            <text:p>2059.156</text:p>
          </table:table-cell>
          <table:table-cell office:value-type="float" office:value="1650.93" calcext:value-type="float">
            <text:p>1650.93</text:p>
          </table:table-cell>
          <table:table-cell office:value-type="float" office:value="581.6764" calcext:value-type="float">
            <text:p>581.6764</text:p>
          </table:table-cell>
          <table:table-cell office:value-type="float" office:value="574.845" calcext:value-type="float">
            <text:p>574.845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1" calcext:value-type="float">
            <text:p>35.55391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3962" calcext:value-type="float">
            <text:p>-3.6939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83459" calcext:value-type="float">
            <text:p>-14.83459</text:p>
          </table:table-cell>
          <table:table-cell office:value-type="float" office:value="0" calcext:value-type="float">
            <text:p>0</text:p>
          </table:table-cell>
          <table:table-cell office:value-type="float" office:value="4.242216" calcext:value-type="float">
            <text:p>4.24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564.0947" calcext:value-type="float">
            <text:p>564.0947</text:p>
          </table:table-cell>
          <table:table-cell office:value-type="float" office:value="12964.96" calcext:value-type="float">
            <text:p>1296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0532" calcext:value-type="float">
            <text:p>-15.70532</text:p>
          </table:table-cell>
          <table:table-cell office:value-type="float" office:value="45.30306" calcext:value-type="float">
            <text:p>45.30306</text:p>
          </table:table-cell>
          <table:table-cell office:value-type="float" office:value="0" calcext:value-type="float">
            <text:p>0</text:p>
          </table:table-cell>
          <table:table-cell office:value-type="float" office:value="81.22543" calcext:value-type="float">
            <text:p>81.22543</text:p>
          </table:table-cell>
          <table:table-cell office:value-type="float" office:value="115.0871" calcext:value-type="float">
            <text:p>115.0871</text:p>
          </table:table-cell>
          <table:table-cell office:value-type="float" office:value="0.01215081" calcext:value-type="float">
            <text:p>0.01215081</text:p>
          </table:table-cell>
          <table:table-cell office:value-type="float" office:value="0" calcext:value-type="float">
            <text:p>0</text:p>
          </table:table-cell>
          <table:table-cell office:value-type="float" office:value="0.0000626176" calcext:value-type="float">
            <text:p>6.26176E-05</text:p>
          </table:table-cell>
          <table:table-cell office:value-type="float" office:value="0" calcext:value-type="float">
            <text:p>0</text:p>
          </table:table-cell>
          <table:table-cell office:value-type="float" office:value="-0.01714153" calcext:value-type="float">
            <text:p>-0.01714153</text:p>
          </table:table-cell>
          <table:table-cell office:value-type="float" office:value="370" calcext:value-type="float">
            <text:p>370</text:p>
          </table:table-cell>
          <table:table-cell office:value-type="float" office:value="-15.67609" calcext:value-type="float">
            <text:p>-15.67609</text:p>
          </table:table-cell>
          <table:table-cell office:value-type="float" office:value="0" calcext:value-type="float">
            <text:p>0</text:p>
          </table:table-cell>
          <table:table-cell office:value-type="float" office:value="330.1148" calcext:value-type="float">
            <text:p>330.1148</text:p>
          </table:table-cell>
          <table:table-cell office:value-type="float" office:value="1236.725" calcext:value-type="float">
            <text:p>1236.725</text:p>
          </table:table-cell>
          <table:table-cell office:value-type="float" office:value="1526.744" calcext:value-type="float">
            <text:p>1526.744</text:p>
          </table:table-cell>
          <table:table-cell office:value-type="float" office:value="1227.086" calcext:value-type="float">
            <text:p>1227.086</text:p>
          </table:table-cell>
          <table:table-cell office:value-type="float" office:value="715.1733" calcext:value-type="float">
            <text:p>715.1733</text:p>
          </table:table-cell>
          <table:table-cell office:value-type="float" office:value="1095.723" calcext:value-type="float">
            <text:p>1095.723</text:p>
          </table:table-cell>
          <table:table-cell office:value-type="float" office:value="416.4977" calcext:value-type="float">
            <text:p>416.4977</text:p>
          </table:table-cell>
          <table:table-cell office:value-type="float" office:value="1821.399" calcext:value-type="float">
            <text:p>1821.399</text:p>
          </table:table-cell>
          <table:table-cell office:value-type="float" office:value="2059.152" calcext:value-type="float">
            <text:p>2059.152</text:p>
          </table:table-cell>
          <table:table-cell office:value-type="float" office:value="1650.927" calcext:value-type="float">
            <text:p>1650.927</text:p>
          </table:table-cell>
          <table:table-cell office:value-type="float" office:value="581.6747" calcext:value-type="float">
            <text:p>581.6747</text:p>
          </table:table-cell>
          <table:table-cell office:value-type="float" office:value="574.8385" calcext:value-type="float">
            <text:p>574.8385</text:p>
          </table:table-cell>
          <table:table-cell office:value-type="float" office:value="142.3643" calcext:value-type="float">
            <text:p>142.3643</text:p>
          </table:table-cell>
          <table:table-cell office:value-type="float" office:value="35.55391" calcext:value-type="float">
            <text:p>35.55391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5157" calcext:value-type="float">
            <text:p>-3.69515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10888" calcext:value-type="float">
            <text:p>-15.10888</text:p>
          </table:table-cell>
          <table:table-cell office:value-type="float" office:value="0" calcext:value-type="float">
            <text:p>0</text:p>
          </table:table-cell>
          <table:table-cell office:value-type="float" office:value="4.177691" calcext:value-type="float">
            <text:p>4.17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563.7856" calcext:value-type="float">
            <text:p>563.7856</text:p>
          </table:table-cell>
          <table:table-cell office:value-type="float" office:value="12964.99" calcext:value-type="float">
            <text:p>1296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0724" calcext:value-type="float">
            <text:p>-16.00724</text:p>
          </table:table-cell>
          <table:table-cell office:value-type="float" office:value="45.58605" calcext:value-type="float">
            <text:p>45.58605</text:p>
          </table:table-cell>
          <table:table-cell office:value-type="float" office:value="0" calcext:value-type="float">
            <text:p>0</text:p>
          </table:table-cell>
          <table:table-cell office:value-type="float" office:value="81.29766" calcext:value-type="float">
            <text:p>81.29766</text:p>
          </table:table-cell>
          <table:table-cell office:value-type="float" office:value="115.0413" calcext:value-type="float">
            <text:p>115.0413</text:p>
          </table:table-cell>
          <table:table-cell office:value-type="float" office:value="0.01248584" calcext:value-type="float">
            <text:p>0.01248584</text:p>
          </table:table-cell>
          <table:table-cell office:value-type="float" office:value="0" calcext:value-type="float">
            <text:p>0</text:p>
          </table:table-cell>
          <table:table-cell office:value-type="float" office:value="0.0000633392" calcext:value-type="float">
            <text:p>6.33392E-05</text:p>
          </table:table-cell>
          <table:table-cell office:value-type="float" office:value="0" calcext:value-type="float">
            <text:p>0</text:p>
          </table:table-cell>
          <table:table-cell office:value-type="float" office:value="-0.01901328" calcext:value-type="float">
            <text:p>-0.01901328</text:p>
          </table:table-cell>
          <table:table-cell office:value-type="float" office:value="370" calcext:value-type="float">
            <text:p>370</text:p>
          </table:table-cell>
          <table:table-cell office:value-type="float" office:value="-15.97581" calcext:value-type="float">
            <text:p>-15.97581</text:p>
          </table:table-cell>
          <table:table-cell office:value-type="float" office:value="0" calcext:value-type="float">
            <text:p>0</text:p>
          </table:table-cell>
          <table:table-cell office:value-type="float" office:value="330.1311" calcext:value-type="float">
            <text:p>330.1311</text:p>
          </table:table-cell>
          <table:table-cell office:value-type="float" office:value="1236.648" calcext:value-type="float">
            <text:p>1236.648</text:p>
          </table:table-cell>
          <table:table-cell office:value-type="float" office:value="1526.625" calcext:value-type="float">
            <text:p>1526.625</text:p>
          </table:table-cell>
          <table:table-cell office:value-type="float" office:value="1227.075" calcext:value-type="float">
            <text:p>1227.075</text:p>
          </table:table-cell>
          <table:table-cell office:value-type="float" office:value="715.1614" calcext:value-type="float">
            <text:p>715.1614</text:p>
          </table:table-cell>
          <table:table-cell office:value-type="float" office:value="1095.713" calcext:value-type="float">
            <text:p>1095.713</text:p>
          </table:table-cell>
          <table:table-cell office:value-type="float" office:value="416.4908" calcext:value-type="float">
            <text:p>416.4908</text:p>
          </table:table-cell>
          <table:table-cell office:value-type="float" office:value="1821.394" calcext:value-type="float">
            <text:p>1821.394</text:p>
          </table:table-cell>
          <table:table-cell office:value-type="float" office:value="2059.148" calcext:value-type="float">
            <text:p>2059.148</text:p>
          </table:table-cell>
          <table:table-cell office:value-type="float" office:value="1650.924" calcext:value-type="float">
            <text:p>1650.924</text:p>
          </table:table-cell>
          <table:table-cell office:value-type="float" office:value="581.6731" calcext:value-type="float">
            <text:p>581.6731</text:p>
          </table:table-cell>
          <table:table-cell office:value-type="float" office:value="574.832" calcext:value-type="float">
            <text:p>574.832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5" calcext:value-type="float">
            <text:p>35.55395</text:p>
          </table:table-cell>
          <table:table-cell office:value-type="float" office:value="0" calcext:value-type="float">
            <text:p>0</text:p>
          </table:table-cell>
          <table:table-cell office:value-type="float" office:value="-0.0000003699586" calcext:value-type="float">
            <text:p>-3.6995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38724" calcext:value-type="float">
            <text:p>-15.38724</text:p>
          </table:table-cell>
          <table:table-cell office:value-type="float" office:value="0" calcext:value-type="float">
            <text:p>0</text:p>
          </table:table-cell>
          <table:table-cell office:value-type="float" office:value="4.156324" calcext:value-type="float">
            <text:p>4.156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563.4492" calcext:value-type="float">
            <text:p>563.4492</text:p>
          </table:table-cell>
          <table:table-cell office:value-type="float" office:value="12965.02" calcext:value-type="float">
            <text:p>1296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3261" calcext:value-type="float">
            <text:p>-16.33261</text:p>
          </table:table-cell>
          <table:table-cell office:value-type="float" office:value="45.9321" calcext:value-type="float">
            <text:p>45.9321</text:p>
          </table:table-cell>
          <table:table-cell office:value-type="float" office:value="0" calcext:value-type="float">
            <text:p>0</text:p>
          </table:table-cell>
          <table:table-cell office:value-type="float" office:value="81.38771" calcext:value-type="float">
            <text:p>81.38771</text:p>
          </table:table-cell>
          <table:table-cell office:value-type="float" office:value="114.9704" calcext:value-type="float">
            <text:p>114.9704</text:p>
          </table:table-cell>
          <table:table-cell office:value-type="float" office:value="0.01281673" calcext:value-type="float">
            <text:p>0.01281673</text:p>
          </table:table-cell>
          <table:table-cell office:value-type="float" office:value="0" calcext:value-type="float">
            <text:p>0</text:p>
          </table:table-cell>
          <table:table-cell office:value-type="float" office:value="0.00006415309" calcext:value-type="float">
            <text:p>6.415309E-05</text:p>
          </table:table-cell>
          <table:table-cell office:value-type="float" office:value="0" calcext:value-type="float">
            <text:p>0</text:p>
          </table:table-cell>
          <table:table-cell office:value-type="float" office:value="-0.02070417" calcext:value-type="float">
            <text:p>-0.02070417</text:p>
          </table:table-cell>
          <table:table-cell office:value-type="float" office:value="370" calcext:value-type="float">
            <text:p>370</text:p>
          </table:table-cell>
          <table:table-cell office:value-type="float" office:value="-16.29916" calcext:value-type="float">
            <text:p>-16.29916</text:p>
          </table:table-cell>
          <table:table-cell office:value-type="float" office:value="0" calcext:value-type="float">
            <text:p>0</text:p>
          </table:table-cell>
          <table:table-cell office:value-type="float" office:value="330.1509" calcext:value-type="float">
            <text:p>330.1509</text:p>
          </table:table-cell>
          <table:table-cell office:value-type="float" office:value="1236.571" calcext:value-type="float">
            <text:p>1236.571</text:p>
          </table:table-cell>
          <table:table-cell office:value-type="float" office:value="1526.506" calcext:value-type="float">
            <text:p>1526.506</text:p>
          </table:table-cell>
          <table:table-cell office:value-type="float" office:value="1227.063" calcext:value-type="float">
            <text:p>1227.063</text:p>
          </table:table-cell>
          <table:table-cell office:value-type="float" office:value="715.1496" calcext:value-type="float">
            <text:p>715.1496</text:p>
          </table:table-cell>
          <table:table-cell office:value-type="float" office:value="1095.704" calcext:value-type="float">
            <text:p>1095.704</text:p>
          </table:table-cell>
          <table:table-cell office:value-type="float" office:value="416.4839" calcext:value-type="float">
            <text:p>416.4839</text:p>
          </table:table-cell>
          <table:table-cell office:value-type="float" office:value="1821.389" calcext:value-type="float">
            <text:p>1821.389</text:p>
          </table:table-cell>
          <table:table-cell office:value-type="float" office:value="2059.144" calcext:value-type="float">
            <text:p>2059.144</text:p>
          </table:table-cell>
          <table:table-cell office:value-type="float" office:value="1650.921" calcext:value-type="float">
            <text:p>1650.921</text:p>
          </table:table-cell>
          <table:table-cell office:value-type="float" office:value="581.6714" calcext:value-type="float">
            <text:p>581.6714</text:p>
          </table:table-cell>
          <table:table-cell office:value-type="float" office:value="574.8257" calcext:value-type="float">
            <text:p>574.8257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4911" calcext:value-type="float">
            <text:p>-3.7049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68932" calcext:value-type="float">
            <text:p>-15.68932</text:p>
          </table:table-cell>
          <table:table-cell office:value-type="float" office:value="0" calcext:value-type="float">
            <text:p>0</text:p>
          </table:table-cell>
          <table:table-cell office:value-type="float" office:value="4.135169" calcext:value-type="float">
            <text:p>4.135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563.0661" calcext:value-type="float">
            <text:p>563.0661</text:p>
          </table:table-cell>
          <table:table-cell office:value-type="float" office:value="12965.05" calcext:value-type="float">
            <text:p>1296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8334" calcext:value-type="float">
            <text:p>-16.68334</text:p>
          </table:table-cell>
          <table:table-cell office:value-type="float" office:value="47.25953" calcext:value-type="float">
            <text:p>47.25953</text:p>
          </table:table-cell>
          <table:table-cell office:value-type="float" office:value="0" calcext:value-type="float">
            <text:p>0</text:p>
          </table:table-cell>
          <table:table-cell office:value-type="float" office:value="81.51611" calcext:value-type="float">
            <text:p>81.51611</text:p>
          </table:table-cell>
          <table:table-cell office:value-type="float" office:value="114.8584" calcext:value-type="float">
            <text:p>114.8584</text:p>
          </table:table-cell>
          <table:table-cell office:value-type="float" office:value="0.01314781" calcext:value-type="float">
            <text:p>0.01314781</text:p>
          </table:table-cell>
          <table:table-cell office:value-type="float" office:value="0" calcext:value-type="float">
            <text:p>0</text:p>
          </table:table-cell>
          <table:table-cell office:value-type="float" office:value="0.0000658823" calcext:value-type="float">
            <text:p>6.58823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6.64946" calcext:value-type="float">
            <text:p>-16.64946</text:p>
          </table:table-cell>
          <table:table-cell office:value-type="float" office:value="0" calcext:value-type="float">
            <text:p>0</text:p>
          </table:table-cell>
          <table:table-cell office:value-type="float" office:value="330.1725" calcext:value-type="float">
            <text:p>330.1725</text:p>
          </table:table-cell>
          <table:table-cell office:value-type="float" office:value="1236.492" calcext:value-type="float">
            <text:p>1236.492</text:p>
          </table:table-cell>
          <table:table-cell office:value-type="float" office:value="1526.385" calcext:value-type="float">
            <text:p>1526.385</text:p>
          </table:table-cell>
          <table:table-cell office:value-type="float" office:value="1227.051" calcext:value-type="float">
            <text:p>1227.051</text:p>
          </table:table-cell>
          <table:table-cell office:value-type="float" office:value="715.1378" calcext:value-type="float">
            <text:p>715.1378</text:p>
          </table:table-cell>
          <table:table-cell office:value-type="float" office:value="1095.694" calcext:value-type="float">
            <text:p>1095.694</text:p>
          </table:table-cell>
          <table:table-cell office:value-type="float" office:value="416.477" calcext:value-type="float">
            <text:p>416.477</text:p>
          </table:table-cell>
          <table:table-cell office:value-type="float" office:value="1821.383" calcext:value-type="float">
            <text:p>1821.383</text:p>
          </table:table-cell>
          <table:table-cell office:value-type="float" office:value="2059.14" calcext:value-type="float">
            <text:p>2059.14</text:p>
          </table:table-cell>
          <table:table-cell office:value-type="float" office:value="1650.917" calcext:value-type="float">
            <text:p>1650.917</text:p>
          </table:table-cell>
          <table:table-cell office:value-type="float" office:value="581.6699" calcext:value-type="float">
            <text:p>581.6699</text:p>
          </table:table-cell>
          <table:table-cell office:value-type="float" office:value="574.8193" calcext:value-type="float">
            <text:p>574.8193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9" calcext:value-type="float">
            <text:p>35.55399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6479" calcext:value-type="float">
            <text:p>-3.70647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03302" calcext:value-type="float">
            <text:p>-16.03302</text:p>
          </table:table-cell>
          <table:table-cell office:value-type="float" office:value="0" calcext:value-type="float">
            <text:p>0</text:p>
          </table:table-cell>
          <table:table-cell office:value-type="float" office:value="4.128496" calcext:value-type="float">
            <text:p>4.12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562.696" calcext:value-type="float">
            <text:p>562.696</text:p>
          </table:table-cell>
          <table:table-cell office:value-type="float" office:value="12965.08" calcext:value-type="float">
            <text:p>129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4039" calcext:value-type="float">
            <text:p>-17.04039</text:p>
          </table:table-cell>
          <table:table-cell office:value-type="float" office:value="48.98838" calcext:value-type="float">
            <text:p>48.98838</text:p>
          </table:table-cell>
          <table:table-cell office:value-type="float" office:value="0" calcext:value-type="float">
            <text:p>0</text:p>
          </table:table-cell>
          <table:table-cell office:value-type="float" office:value="81.63565" calcext:value-type="float">
            <text:p>81.63565</text:p>
          </table:table-cell>
          <table:table-cell office:value-type="float" office:value="114.7571" calcext:value-type="float">
            <text:p>114.7571</text:p>
          </table:table-cell>
          <table:table-cell office:value-type="float" office:value="0.01349908" calcext:value-type="float">
            <text:p>0.01349908</text:p>
          </table:table-cell>
          <table:table-cell office:value-type="float" office:value="0" calcext:value-type="float">
            <text:p>0</text:p>
          </table:table-cell>
          <table:table-cell office:value-type="float" office:value="0.00006759227" calcext:value-type="float">
            <text:p>6.759227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7.00616" calcext:value-type="float">
            <text:p>-17.00616</text:p>
          </table:table-cell>
          <table:table-cell office:value-type="float" office:value="0" calcext:value-type="float">
            <text:p>0</text:p>
          </table:table-cell>
          <table:table-cell office:value-type="float" office:value="330.1926" calcext:value-type="float">
            <text:p>330.1926</text:p>
          </table:table-cell>
          <table:table-cell office:value-type="float" office:value="1236.414" calcext:value-type="float">
            <text:p>1236.414</text:p>
          </table:table-cell>
          <table:table-cell office:value-type="float" office:value="1526.265" calcext:value-type="float">
            <text:p>1526.265</text:p>
          </table:table-cell>
          <table:table-cell office:value-type="float" office:value="1227.04" calcext:value-type="float">
            <text:p>1227.04</text:p>
          </table:table-cell>
          <table:table-cell office:value-type="float" office:value="715.1262" calcext:value-type="float">
            <text:p>715.1262</text:p>
          </table:table-cell>
          <table:table-cell office:value-type="float" office:value="1095.685" calcext:value-type="float">
            <text:p>1095.685</text:p>
          </table:table-cell>
          <table:table-cell office:value-type="float" office:value="416.47" calcext:value-type="float">
            <text:p>416.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2059.136" calcext:value-type="float">
            <text:p>2059.136</text:p>
          </table:table-cell>
          <table:table-cell office:value-type="float" office:value="1650.914" calcext:value-type="float">
            <text:p>1650.914</text:p>
          </table:table-cell>
          <table:table-cell office:value-type="float" office:value="581.6683" calcext:value-type="float">
            <text:p>581.6683</text:p>
          </table:table-cell>
          <table:table-cell office:value-type="float" office:value="574.8132" calcext:value-type="float">
            <text:p>574.8132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9" calcext:value-type="float">
            <text:p>35.55399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4703" calcext:value-type="float">
            <text:p>-3.7047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36543" calcext:value-type="float">
            <text:p>-16.36543</text:p>
          </table:table-cell>
          <table:table-cell office:value-type="float" office:value="0" calcext:value-type="float">
            <text:p>0</text:p>
          </table:table-cell>
          <table:table-cell office:value-type="float" office:value="4.10398" calcext:value-type="float">
            <text:p>4.1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562.3922" calcext:value-type="float">
            <text:p>562.3922</text:p>
          </table:table-cell>
          <table:table-cell office:value-type="float" office:value="12965.11" calcext:value-type="float">
            <text:p>129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3176" calcext:value-type="float">
            <text:p>-17.33176</text:p>
          </table:table-cell>
          <table:table-cell office:value-type="float" office:value="49.96592" calcext:value-type="float">
            <text:p>49.96592</text:p>
          </table:table-cell>
          <table:table-cell office:value-type="float" office:value="0" calcext:value-type="float">
            <text:p>0</text:p>
          </table:table-cell>
          <table:table-cell office:value-type="float" office:value="81.70323" calcext:value-type="float">
            <text:p>81.70323</text:p>
          </table:table-cell>
          <table:table-cell office:value-type="float" office:value="114.7113" calcext:value-type="float">
            <text:p>114.7113</text:p>
          </table:table-cell>
          <table:table-cell office:value-type="float" office:value="0.01385619" calcext:value-type="float">
            <text:p>0.01385619</text:p>
          </table:table-cell>
          <table:table-cell office:value-type="float" office:value="0" calcext:value-type="float">
            <text:p>0</text:p>
          </table:table-cell>
          <table:table-cell office:value-type="float" office:value="0.00006853756" calcext:value-type="float">
            <text:p>6.853756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7.29717" calcext:value-type="float">
            <text:p>-17.29717</text:p>
          </table:table-cell>
          <table:table-cell office:value-type="float" office:value="0" calcext:value-type="float">
            <text:p>0</text:p>
          </table:table-cell>
          <table:table-cell office:value-type="float" office:value="330.2077" calcext:value-type="float">
            <text:p>330.2077</text:p>
          </table:table-cell>
          <table:table-cell office:value-type="float" office:value="1236.34" calcext:value-type="float">
            <text:p>1236.34</text:p>
          </table:table-cell>
          <table:table-cell office:value-type="float" office:value="1526.148" calcext:value-type="float">
            <text:p>1526.148</text:p>
          </table:table-cell>
          <table:table-cell office:value-type="float" office:value="1227.028" calcext:value-type="float">
            <text:p>1227.028</text:p>
          </table:table-cell>
          <table:table-cell office:value-type="float" office:value="715.1145" calcext:value-type="float">
            <text:p>715.1145</text:p>
          </table:table-cell>
          <table:table-cell office:value-type="float" office:value="1095.675" calcext:value-type="float">
            <text:p>1095.675</text:p>
          </table:table-cell>
          <table:table-cell office:value-type="float" office:value="416.4632" calcext:value-type="float">
            <text:p>416.4632</text:p>
          </table:table-cell>
          <table:table-cell office:value-type="float" office:value="1821.373" calcext:value-type="float">
            <text:p>1821.373</text:p>
          </table:table-cell>
          <table:table-cell office:value-type="float" office:value="2059.132" calcext:value-type="float">
            <text:p>2059.132</text:p>
          </table:table-cell>
          <table:table-cell office:value-type="float" office:value="1650.911" calcext:value-type="float">
            <text:p>1650.911</text:p>
          </table:table-cell>
          <table:table-cell office:value-type="float" office:value="581.6667" calcext:value-type="float">
            <text:p>581.6667</text:p>
          </table:table-cell>
          <table:table-cell office:value-type="float" office:value="574.8069" calcext:value-type="float">
            <text:p>574.8069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3861" calcext:value-type="float">
            <text:p>-3.7038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63886" calcext:value-type="float">
            <text:p>-16.63886</text:p>
          </table:table-cell>
          <table:table-cell office:value-type="float" office:value="0" calcext:value-type="float">
            <text:p>0</text:p>
          </table:table-cell>
          <table:table-cell office:value-type="float" office:value="4.086037" calcext:value-type="float">
            <text:p>4.086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562.1001" calcext:value-type="float">
            <text:p>562.1001</text:p>
          </table:table-cell>
          <table:table-cell office:value-type="float" office:value="12965.13" calcext:value-type="float">
            <text:p>1296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1067" calcext:value-type="float">
            <text:p>-17.61067</text:p>
          </table:table-cell>
          <table:table-cell office:value-type="float" office:value="50.95413" calcext:value-type="float">
            <text:p>50.95413</text:p>
          </table:table-cell>
          <table:table-cell office:value-type="float" office:value="0" calcext:value-type="float">
            <text:p>0</text:p>
          </table:table-cell>
          <table:table-cell office:value-type="float" office:value="81.76215" calcext:value-type="float">
            <text:p>81.76215</text:p>
          </table:table-cell>
          <table:table-cell office:value-type="float" office:value="114.6698" calcext:value-type="float">
            <text:p>114.6698</text:p>
          </table:table-cell>
          <table:table-cell office:value-type="float" office:value="0.01421569" calcext:value-type="float">
            <text:p>0.01421569</text:p>
          </table:table-cell>
          <table:table-cell office:value-type="float" office:value="0" calcext:value-type="float">
            <text:p>0</text:p>
          </table:table-cell>
          <table:table-cell office:value-type="float" office:value="0.00006925071" calcext:value-type="float">
            <text:p>6.925071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7.57572" calcext:value-type="float">
            <text:p>-17.57572</text:p>
          </table:table-cell>
          <table:table-cell office:value-type="float" office:value="0" calcext:value-type="float">
            <text:p>0</text:p>
          </table:table-cell>
          <table:table-cell office:value-type="float" office:value="330.2229" calcext:value-type="float">
            <text:p>330.2229</text:p>
          </table:table-cell>
          <table:table-cell office:value-type="float" office:value="1236.27" calcext:value-type="float">
            <text:p>1236.27</text:p>
          </table:table-cell>
          <table:table-cell office:value-type="float" office:value="1526.032" calcext:value-type="float">
            <text:p>1526.032</text:p>
          </table:table-cell>
          <table:table-cell office:value-type="float" office:value="1227.017" calcext:value-type="float">
            <text:p>1227.017</text:p>
          </table:table-cell>
          <table:table-cell office:value-type="float" office:value="715.1031" calcext:value-type="float">
            <text:p>715.1031</text:p>
          </table:table-cell>
          <table:table-cell office:value-type="float" office:value="1095.666" calcext:value-type="float">
            <text:p>1095.666</text:p>
          </table:table-cell>
          <table:table-cell office:value-type="float" office:value="416.4565" calcext:value-type="float">
            <text:p>416.4565</text:p>
          </table:table-cell>
          <table:table-cell office:value-type="float" office:value="1821.368" calcext:value-type="float">
            <text:p>1821.368</text:p>
          </table:table-cell>
          <table:table-cell office:value-type="float" office:value="2059.129" calcext:value-type="float">
            <text:p>2059.129</text:p>
          </table:table-cell>
          <table:table-cell office:value-type="float" office:value="1650.908" calcext:value-type="float">
            <text:p>1650.908</text:p>
          </table:table-cell>
          <table:table-cell office:value-type="float" office:value="581.6652" calcext:value-type="float">
            <text:p>581.6652</text:p>
          </table:table-cell>
          <table:table-cell office:value-type="float" office:value="574.8009" calcext:value-type="float">
            <text:p>574.8009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2713" calcext:value-type="float">
            <text:p>-3.70271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90151" calcext:value-type="float">
            <text:p>-16.90151</text:p>
          </table:table-cell>
          <table:table-cell office:value-type="float" office:value="0" calcext:value-type="float">
            <text:p>0</text:p>
          </table:table-cell>
          <table:table-cell office:value-type="float" office:value="4.069825" calcext:value-type="float">
            <text:p>4.069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561.816" calcext:value-type="float">
            <text:p>561.816</text:p>
          </table:table-cell>
          <table:table-cell office:value-type="float" office:value="12965.15" calcext:value-type="float">
            <text:p>1296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8267" calcext:value-type="float">
            <text:p>-17.88267</text:p>
          </table:table-cell>
          <table:table-cell office:value-type="float" office:value="51.81321" calcext:value-type="float">
            <text:p>51.81321</text:p>
          </table:table-cell>
          <table:table-cell office:value-type="float" office:value="0" calcext:value-type="float">
            <text:p>0</text:p>
          </table:table-cell>
          <table:table-cell office:value-type="float" office:value="81.81521" calcext:value-type="float">
            <text:p>81.81521</text:p>
          </table:table-cell>
          <table:table-cell office:value-type="float" office:value="114.6289" calcext:value-type="float">
            <text:p>114.6289</text:p>
          </table:table-cell>
          <table:table-cell office:value-type="float" office:value="0.01457794" calcext:value-type="float">
            <text:p>0.01457794</text:p>
          </table:table-cell>
          <table:table-cell office:value-type="float" office:value="0" calcext:value-type="float">
            <text:p>0</text:p>
          </table:table-cell>
          <table:table-cell office:value-type="float" office:value="0.00006989444" calcext:value-type="float">
            <text:p>6.989444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7.84736" calcext:value-type="float">
            <text:p>-17.84736</text:p>
          </table:table-cell>
          <table:table-cell office:value-type="float" office:value="0" calcext:value-type="float">
            <text:p>0</text:p>
          </table:table-cell>
          <table:table-cell office:value-type="float" office:value="330.2372" calcext:value-type="float">
            <text:p>330.2372</text:p>
          </table:table-cell>
          <table:table-cell office:value-type="float" office:value="1236.203" calcext:value-type="float">
            <text:p>1236.203</text:p>
          </table:table-cell>
          <table:table-cell office:value-type="float" office:value="1525.919" calcext:value-type="float">
            <text:p>1525.919</text:p>
          </table:table-cell>
          <table:table-cell office:value-type="float" office:value="1227.006" calcext:value-type="float">
            <text:p>1227.006</text:p>
          </table:table-cell>
          <table:table-cell office:value-type="float" office:value="715.0917" calcext:value-type="float">
            <text:p>715.0917</text:p>
          </table:table-cell>
          <table:table-cell office:value-type="float" office:value="1095.656" calcext:value-type="float">
            <text:p>1095.656</text:p>
          </table:table-cell>
          <table:table-cell office:value-type="float" office:value="416.4498" calcext:value-type="float">
            <text:p>416.4498</text:p>
          </table:table-cell>
          <table:table-cell office:value-type="float" office:value="1821.363" calcext:value-type="float">
            <text:p>1821.363</text:p>
          </table:table-cell>
          <table:table-cell office:value-type="float" office:value="2059.125" calcext:value-type="float">
            <text:p>2059.125</text:p>
          </table:table-cell>
          <table:table-cell office:value-type="float" office:value="1650.905" calcext:value-type="float">
            <text:p>1650.905</text:p>
          </table:table-cell>
          <table:table-cell office:value-type="float" office:value="581.6636" calcext:value-type="float">
            <text:p>581.6636</text:p>
          </table:table-cell>
          <table:table-cell office:value-type="float" office:value="574.7949" calcext:value-type="float">
            <text:p>574.7949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1628" calcext:value-type="float">
            <text:p>-3.70162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15693" calcext:value-type="float">
            <text:p>-17.15693</text:p>
          </table:table-cell>
          <table:table-cell office:value-type="float" office:value="0" calcext:value-type="float">
            <text:p>0</text:p>
          </table:table-cell>
          <table:table-cell office:value-type="float" office:value="4.053323" calcext:value-type="float">
            <text:p>4.05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561.5118" calcext:value-type="float">
            <text:p>561.5118</text:p>
          </table:table-cell>
          <table:table-cell office:value-type="float" office:value="12965.17" calcext:value-type="float">
            <text:p>1296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6535" calcext:value-type="float">
            <text:p>-18.16535</text:p>
          </table:table-cell>
          <table:table-cell office:value-type="float" office:value="52.27633" calcext:value-type="float">
            <text:p>52.27633</text:p>
          </table:table-cell>
          <table:table-cell office:value-type="float" office:value="0" calcext:value-type="float">
            <text:p>0</text:p>
          </table:table-cell>
          <table:table-cell office:value-type="float" office:value="81.88199" calcext:value-type="float">
            <text:p>81.88199</text:p>
          </table:table-cell>
          <table:table-cell office:value-type="float" office:value="114.5639" calcext:value-type="float">
            <text:p>114.5639</text:p>
          </table:table-cell>
          <table:table-cell office:value-type="float" office:value="0.01493587" calcext:value-type="float">
            <text:p>0.01493587</text:p>
          </table:table-cell>
          <table:table-cell office:value-type="float" office:value="0" calcext:value-type="float">
            <text:p>0</text:p>
          </table:table-cell>
          <table:table-cell office:value-type="float" office:value="0.00007095734" calcext:value-type="float">
            <text:p>7.095734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8.12968" calcext:value-type="float">
            <text:p>-18.12968</text:p>
          </table:table-cell>
          <table:table-cell office:value-type="float" office:value="0" calcext:value-type="float">
            <text:p>0</text:p>
          </table:table-cell>
          <table:table-cell office:value-type="float" office:value="330.2539" calcext:value-type="float">
            <text:p>330.2539</text:p>
          </table:table-cell>
          <table:table-cell office:value-type="float" office:value="1236.141" calcext:value-type="float">
            <text:p>1236.141</text:p>
          </table:table-cell>
          <table:table-cell office:value-type="float" office:value="1525.806" calcext:value-type="float">
            <text:p>1525.806</text:p>
          </table:table-cell>
          <table:table-cell office:value-type="float" office:value="1226.995" calcext:value-type="float">
            <text:p>1226.995</text:p>
          </table:table-cell>
          <table:table-cell office:value-type="float" office:value="715.0805" calcext:value-type="float">
            <text:p>715.0805</text:p>
          </table:table-cell>
          <table:table-cell office:value-type="float" office:value="1095.647" calcext:value-type="float">
            <text:p>1095.647</text:p>
          </table:table-cell>
          <table:table-cell office:value-type="float" office:value="416.4433" calcext:value-type="float">
            <text:p>416.4433</text:p>
          </table:table-cell>
          <table:table-cell office:value-type="float" office:value="1821.359" calcext:value-type="float">
            <text:p>1821.359</text:p>
          </table:table-cell>
          <table:table-cell office:value-type="float" office:value="2059.121" calcext:value-type="float">
            <text:p>2059.121</text:p>
          </table:table-cell>
          <table:table-cell office:value-type="float" office:value="1650.902" calcext:value-type="float">
            <text:p>1650.902</text:p>
          </table:table-cell>
          <table:table-cell office:value-type="float" office:value="581.6621" calcext:value-type="float">
            <text:p>581.6621</text:p>
          </table:table-cell>
          <table:table-cell office:value-type="float" office:value="574.7889" calcext:value-type="float">
            <text:p>574.7889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239" calcext:value-type="float">
            <text:p>-3.702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4296" calcext:value-type="float">
            <text:p>-17.4296</text:p>
          </table:table-cell>
          <table:table-cell office:value-type="float" office:value="0" calcext:value-type="float">
            <text:p>0</text:p>
          </table:table-cell>
          <table:table-cell office:value-type="float" office:value="4.043328" calcext:value-type="float">
            <text:p>4.04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561.1572" calcext:value-type="float">
            <text:p>561.1572</text:p>
          </table:table-cell>
          <table:table-cell office:value-type="float" office:value="12965.2" calcext:value-type="float">
            <text:p>129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9244" calcext:value-type="float">
            <text:p>-18.49244</text:p>
          </table:table-cell>
          <table:table-cell office:value-type="float" office:value="52.63908" calcext:value-type="float">
            <text:p>52.63908</text:p>
          </table:table-cell>
          <table:table-cell office:value-type="float" office:value="0" calcext:value-type="float">
            <text:p>0</text:p>
          </table:table-cell>
          <table:table-cell office:value-type="float" office:value="81.9893" calcext:value-type="float">
            <text:p>81.9893</text:p>
          </table:table-cell>
          <table:table-cell office:value-type="float" office:value="114.4552" calcext:value-type="float">
            <text:p>114.4552</text:p>
          </table:table-cell>
          <table:table-cell office:value-type="float" office:value="0.0152839" calcext:value-type="float">
            <text:p>0.0152839</text:p>
          </table:table-cell>
          <table:table-cell office:value-type="float" office:value="0" calcext:value-type="float">
            <text:p>0</text:p>
          </table:table-cell>
          <table:table-cell office:value-type="float" office:value="0.00007300831" calcext:value-type="float">
            <text:p>7.300831E-05</text:p>
          </table:table-cell>
          <table:table-cell office:value-type="float" office:value="0" calcext:value-type="float">
            <text:p>0</text:p>
          </table:table-cell>
          <table:table-cell office:value-type="float" office:value="-0.02080243" calcext:value-type="float">
            <text:p>-0.02080243</text:p>
          </table:table-cell>
          <table:table-cell office:value-type="float" office:value="370" calcext:value-type="float">
            <text:p>370</text:p>
          </table:table-cell>
          <table:table-cell office:value-type="float" office:value="-18.45643" calcext:value-type="float">
            <text:p>-18.45643</text:p>
          </table:table-cell>
          <table:table-cell office:value-type="float" office:value="0" calcext:value-type="float">
            <text:p>0</text:p>
          </table:table-cell>
          <table:table-cell office:value-type="float" office:value="330.2736" calcext:value-type="float">
            <text:p>330.2736</text:p>
          </table:table-cell>
          <table:table-cell office:value-type="float" office:value="1236.077" calcext:value-type="float">
            <text:p>1236.077</text:p>
          </table:table-cell>
          <table:table-cell office:value-type="float" office:value="1525.692" calcext:value-type="float">
            <text:p>1525.692</text:p>
          </table:table-cell>
          <table:table-cell office:value-type="float" office:value="1226.984" calcext:value-type="float">
            <text:p>1226.984</text:p>
          </table:table-cell>
          <table:table-cell office:value-type="float" office:value="715.0693" calcext:value-type="float">
            <text:p>715.0693</text:p>
          </table:table-cell>
          <table:table-cell office:value-type="float" office:value="1095.638" calcext:value-type="float">
            <text:p>1095.638</text:p>
          </table:table-cell>
          <table:table-cell office:value-type="float" office:value="416.4366" calcext:value-type="float">
            <text:p>416.4366</text:p>
          </table:table-cell>
          <table:table-cell office:value-type="float" office:value="1821.354" calcext:value-type="float">
            <text:p>1821.354</text:p>
          </table:table-cell>
          <table:table-cell office:value-type="float" office:value="2059.118" calcext:value-type="float">
            <text:p>2059.118</text:p>
          </table:table-cell>
          <table:table-cell office:value-type="float" office:value="1650.899" calcext:value-type="float">
            <text:p>1650.899</text:p>
          </table:table-cell>
          <table:table-cell office:value-type="float" office:value="581.6606" calcext:value-type="float">
            <text:p>581.6606</text:p>
          </table:table-cell>
          <table:table-cell office:value-type="float" office:value="574.783" calcext:value-type="float">
            <text:p>574.783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8" calcext:value-type="float">
            <text:p>35.55398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4271" calcext:value-type="float">
            <text:p>-3.70427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74687" calcext:value-type="float">
            <text:p>-17.74687</text:p>
          </table:table-cell>
          <table:table-cell office:value-type="float" office:value="0" calcext:value-type="float">
            <text:p>0</text:p>
          </table:table-cell>
          <table:table-cell office:value-type="float" office:value="4.033509" calcext:value-type="float">
            <text:p>4.03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560.8123" calcext:value-type="float">
            <text:p>560.8123</text:p>
          </table:table-cell>
          <table:table-cell office:value-type="float" office:value="12965.23" calcext:value-type="float">
            <text:p>12965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5792" calcext:value-type="float">
            <text:p>-18.85792</text:p>
          </table:table-cell>
          <table:table-cell office:value-type="float" office:value="53.50856" calcext:value-type="float">
            <text:p>53.50856</text:p>
          </table:table-cell>
          <table:table-cell office:value-type="float" office:value="0" calcext:value-type="float">
            <text:p>0</text:p>
          </table:table-cell>
          <table:table-cell office:value-type="float" office:value="82.08638" calcext:value-type="float">
            <text:p>82.08638</text:p>
          </table:table-cell>
          <table:table-cell office:value-type="float" office:value="114.3577" calcext:value-type="float">
            <text:p>114.3577</text:p>
          </table:table-cell>
          <table:table-cell office:value-type="float" office:value="0.01563168" calcext:value-type="float">
            <text:p>0.01563168</text:p>
          </table:table-cell>
          <table:table-cell office:value-type="float" office:value="0" calcext:value-type="float">
            <text:p>0</text:p>
          </table:table-cell>
          <table:table-cell office:value-type="float" office:value="0.00007393723" calcext:value-type="float">
            <text:p>7.393723E-05</text:p>
          </table:table-cell>
          <table:table-cell office:value-type="float" office:value="0" calcext:value-type="float">
            <text:p>0</text:p>
          </table:table-cell>
          <table:table-cell office:value-type="float" office:value="-0.02192285" calcext:value-type="float">
            <text:p>-0.02192285</text:p>
          </table:table-cell>
          <table:table-cell office:value-type="float" office:value="370" calcext:value-type="float">
            <text:p>370</text:p>
          </table:table-cell>
          <table:table-cell office:value-type="float" office:value="-18.82044" calcext:value-type="float">
            <text:p>-18.82044</text:p>
          </table:table-cell>
          <table:table-cell office:value-type="float" office:value="0" calcext:value-type="float">
            <text:p>0</text:p>
          </table:table-cell>
          <table:table-cell office:value-type="float" office:value="330.2937" calcext:value-type="float">
            <text:p>330.2937</text:p>
          </table:table-cell>
          <table:table-cell office:value-type="float" office:value="1236.009" calcext:value-type="float">
            <text:p>1236.009</text:p>
          </table:table-cell>
          <table:table-cell office:value-type="float" office:value="1525.578" calcext:value-type="float">
            <text:p>1525.578</text:p>
          </table:table-cell>
          <table:table-cell office:value-type="float" office:value="1226.973" calcext:value-type="float">
            <text:p>1226.973</text:p>
          </table:table-cell>
          <table:table-cell office:value-type="float" office:value="715.058" calcext:value-type="float">
            <text:p>715.058</text:p>
          </table:table-cell>
          <table:table-cell office:value-type="float" office:value="1095.629" calcext:value-type="float">
            <text:p>1095.629</text:p>
          </table:table-cell>
          <table:table-cell office:value-type="float" office:value="416.4301" calcext:value-type="float">
            <text:p>416.4301</text:p>
          </table:table-cell>
          <table:table-cell office:value-type="float" office:value="1821.349" calcext:value-type="float">
            <text:p>1821.349</text:p>
          </table:table-cell>
          <table:table-cell office:value-type="float" office:value="2059.115" calcext:value-type="float">
            <text:p>2059.115</text:p>
          </table:table-cell>
          <table:table-cell office:value-type="float" office:value="1650.896" calcext:value-type="float">
            <text:p>1650.896</text:p>
          </table:table-cell>
          <table:table-cell office:value-type="float" office:value="581.6591" calcext:value-type="float">
            <text:p>581.6591</text:p>
          </table:table-cell>
          <table:table-cell office:value-type="float" office:value="574.7772" calcext:value-type="float">
            <text:p>574.7772</text:p>
          </table:table-cell>
          <table:table-cell office:value-type="float" office:value="142.3642" calcext:value-type="float">
            <text:p>142.3642</text:p>
          </table:table-cell>
          <table:table-cell office:value-type="float" office:value="35.55397" calcext:value-type="float">
            <text:p>35.55397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4576" calcext:value-type="float">
            <text:p>-3.7045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05556" calcext:value-type="float">
            <text:p>-18.05556</text:p>
          </table:table-cell>
          <table:table-cell office:value-type="float" office:value="0" calcext:value-type="float">
            <text:p>0</text:p>
          </table:table-cell>
          <table:table-cell office:value-type="float" office:value="3.977747" calcext:value-type="float">
            <text:p>3.97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560.5084" calcext:value-type="float">
            <text:p>560.5084</text:p>
          </table:table-cell>
          <table:table-cell office:value-type="float" office:value="12965.25" calcext:value-type="float">
            <text:p>1296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16772" calcext:value-type="float">
            <text:p>-19.16772</text:p>
          </table:table-cell>
          <table:table-cell office:value-type="float" office:value="54.45557" calcext:value-type="float">
            <text:p>54.45557</text:p>
          </table:table-cell>
          <table:table-cell office:value-type="float" office:value="0" calcext:value-type="float">
            <text:p>0</text:p>
          </table:table-cell>
          <table:table-cell office:value-type="float" office:value="82.15261" calcext:value-type="float">
            <text:p>82.15261</text:p>
          </table:table-cell>
          <table:table-cell office:value-type="float" office:value="114.2953" calcext:value-type="float">
            <text:p>114.2953</text:p>
          </table:table-cell>
          <table:table-cell office:value-type="float" office:value="0.01598422" calcext:value-type="float">
            <text:p>0.01598422</text:p>
          </table:table-cell>
          <table:table-cell office:value-type="float" office:value="0" calcext:value-type="float">
            <text:p>0</text:p>
          </table:table-cell>
          <table:table-cell office:value-type="float" office:value="0.00007465358" calcext:value-type="float">
            <text:p>7.465358E-05</text:p>
          </table:table-cell>
          <table:table-cell office:value-type="float" office:value="0" calcext:value-type="float">
            <text:p>0</text:p>
          </table:table-cell>
          <table:table-cell office:value-type="float" office:value="-0.0236219" calcext:value-type="float">
            <text:p>-0.0236219</text:p>
          </table:table-cell>
          <table:table-cell office:value-type="float" office:value="370" calcext:value-type="float">
            <text:p>370</text:p>
          </table:table-cell>
          <table:table-cell office:value-type="float" office:value="-19.12819" calcext:value-type="float">
            <text:p>-19.12819</text:p>
          </table:table-cell>
          <table:table-cell office:value-type="float" office:value="0" calcext:value-type="float">
            <text:p>0</text:p>
          </table:table-cell>
          <table:table-cell office:value-type="float" office:value="330.3105" calcext:value-type="float">
            <text:p>330.3105</text:p>
          </table:table-cell>
          <table:table-cell office:value-type="float" office:value="1235.944" calcext:value-type="float">
            <text:p>1235.944</text:p>
          </table:table-cell>
          <table:table-cell office:value-type="float" office:value="1525.466" calcext:value-type="float">
            <text:p>1525.466</text:p>
          </table:table-cell>
          <table:table-cell office:value-type="float" office:value="1226.962" calcext:value-type="float">
            <text:p>1226.962</text:p>
          </table:table-cell>
          <table:table-cell office:value-type="float" office:value="715.0469" calcext:value-type="float">
            <text:p>715.0469</text:p>
          </table:table-cell>
          <table:table-cell office:value-type="float" office:value="1095.62" calcext:value-type="float">
            <text:p>1095.62</text:p>
          </table:table-cell>
          <table:table-cell office:value-type="float" office:value="416.4236" calcext:value-type="float">
            <text:p>416.4236</text:p>
          </table:table-cell>
          <table:table-cell office:value-type="float" office:value="1821.344" calcext:value-type="float">
            <text:p>1821.344</text:p>
          </table:table-cell>
          <table:table-cell office:value-type="float" office:value="2059.112" calcext:value-type="float">
            <text:p>2059.112</text:p>
          </table:table-cell>
          <table:table-cell office:value-type="float" office:value="1650.893" calcext:value-type="float">
            <text:p>1650.893</text:p>
          </table:table-cell>
          <table:table-cell office:value-type="float" office:value="581.6576" calcext:value-type="float">
            <text:p>581.6576</text:p>
          </table:table-cell>
          <table:table-cell office:value-type="float" office:value="574.7714" calcext:value-type="float">
            <text:p>574.7714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1" calcext:value-type="float">
            <text:p>35.55401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5192" calcext:value-type="float">
            <text:p>-3.7051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32773" calcext:value-type="float">
            <text:p>-18.32773</text:p>
          </table:table-cell>
          <table:table-cell office:value-type="float" office:value="0" calcext:value-type="float">
            <text:p>0</text:p>
          </table:table-cell>
          <table:table-cell office:value-type="float" office:value="3.94179" calcext:value-type="float">
            <text:p>3.94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560.1866" calcext:value-type="float">
            <text:p>560.1866</text:p>
          </table:table-cell>
          <table:table-cell office:value-type="float" office:value="12965.28" calcext:value-type="float">
            <text:p>1296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8013" calcext:value-type="float">
            <text:p>-19.48013</text:p>
          </table:table-cell>
          <table:table-cell office:value-type="float" office:value="54.33878" calcext:value-type="float">
            <text:p>54.33878</text:p>
          </table:table-cell>
          <table:table-cell office:value-type="float" office:value="0" calcext:value-type="float">
            <text:p>0</text:p>
          </table:table-cell>
          <table:table-cell office:value-type="float" office:value="82.2355" calcext:value-type="float">
            <text:p>82.2355</text:p>
          </table:table-cell>
          <table:table-cell office:value-type="float" office:value="114.2104" calcext:value-type="float">
            <text:p>114.2104</text:p>
          </table:table-cell>
          <table:table-cell office:value-type="float" office:value="0.01632319" calcext:value-type="float">
            <text:p>0.01632319</text:p>
          </table:table-cell>
          <table:table-cell office:value-type="float" office:value="0" calcext:value-type="float">
            <text:p>0</text:p>
          </table:table-cell>
          <table:table-cell office:value-type="float" office:value="0.00007663917" calcext:value-type="float">
            <text:p>7.663917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19.43872" calcext:value-type="float">
            <text:p>-19.43872</text:p>
          </table:table-cell>
          <table:table-cell office:value-type="float" office:value="0" calcext:value-type="float">
            <text:p>0</text:p>
          </table:table-cell>
          <table:table-cell office:value-type="float" office:value="330.3277" calcext:value-type="float">
            <text:p>330.3277</text:p>
          </table:table-cell>
          <table:table-cell office:value-type="float" office:value="1235.882" calcext:value-type="float">
            <text:p>1235.882</text:p>
          </table:table-cell>
          <table:table-cell office:value-type="float" office:value="1525.355" calcext:value-type="float">
            <text:p>1525.355</text:p>
          </table:table-cell>
          <table:table-cell office:value-type="float" office:value="1226.951" calcext:value-type="float">
            <text:p>1226.951</text:p>
          </table:table-cell>
          <table:table-cell office:value-type="float" office:value="715.0359" calcext:value-type="float">
            <text:p>715.0359</text:p>
          </table:table-cell>
          <table:table-cell office:value-type="float" office:value="1095.61" calcext:value-type="float">
            <text:p>1095.61</text:p>
          </table:table-cell>
          <table:table-cell office:value-type="float" office:value="416.4171" calcext:value-type="float">
            <text:p>416.4171</text:p>
          </table:table-cell>
          <table:table-cell office:value-type="float" office:value="1821.339" calcext:value-type="float">
            <text:p>1821.339</text:p>
          </table:table-cell>
          <table:table-cell office:value-type="float" office:value="2059.109" calcext:value-type="float">
            <text:p>2059.109</text:p>
          </table:table-cell>
          <table:table-cell office:value-type="float" office:value="1650.89" calcext:value-type="float">
            <text:p>1650.89</text:p>
          </table:table-cell>
          <table:table-cell office:value-type="float" office:value="581.6561" calcext:value-type="float">
            <text:p>581.6561</text:p>
          </table:table-cell>
          <table:table-cell office:value-type="float" office:value="574.7657" calcext:value-type="float">
            <text:p>574.7657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3" calcext:value-type="float">
            <text:p>35.55403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9396" calcext:value-type="float">
            <text:p>-3.70939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61539" calcext:value-type="float">
            <text:p>-18.61539</text:p>
          </table:table-cell>
          <table:table-cell office:value-type="float" office:value="0" calcext:value-type="float">
            <text:p>0</text:p>
          </table:table-cell>
          <table:table-cell office:value-type="float" office:value="3.918734" calcext:value-type="float">
            <text:p>3.918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559.8597" calcext:value-type="float">
            <text:p>559.8597</text:p>
          </table:table-cell>
          <table:table-cell office:value-type="float" office:value="12965.31" calcext:value-type="float">
            <text:p>1296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7985" calcext:value-type="float">
            <text:p>-19.77985</text:p>
          </table:table-cell>
          <table:table-cell office:value-type="float" office:value="55.31824" calcext:value-type="float">
            <text:p>55.31824</text:p>
          </table:table-cell>
          <table:table-cell office:value-type="float" office:value="0" calcext:value-type="float">
            <text:p>0</text:p>
          </table:table-cell>
          <table:table-cell office:value-type="float" office:value="82.31869" calcext:value-type="float">
            <text:p>82.31869</text:p>
          </table:table-cell>
          <table:table-cell office:value-type="float" office:value="114.1224" calcext:value-type="float">
            <text:p>114.1224</text:p>
          </table:table-cell>
          <table:table-cell office:value-type="float" office:value="0.01665452" calcext:value-type="float">
            <text:p>0.01665452</text:p>
          </table:table-cell>
          <table:table-cell office:value-type="float" office:value="0" calcext:value-type="float">
            <text:p>0</text:p>
          </table:table-cell>
          <table:table-cell office:value-type="float" office:value="0.00007820361" calcext:value-type="float">
            <text:p>7.820361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19.73811" calcext:value-type="float">
            <text:p>-19.73811</text:p>
          </table:table-cell>
          <table:table-cell office:value-type="float" office:value="0" calcext:value-type="float">
            <text:p>0</text:p>
          </table:table-cell>
          <table:table-cell office:value-type="float" office:value="330.3465" calcext:value-type="float">
            <text:p>330.3465</text:p>
          </table:table-cell>
          <table:table-cell office:value-type="float" office:value="1235.819" calcext:value-type="float">
            <text:p>1235.819</text:p>
          </table:table-cell>
          <table:table-cell office:value-type="float" office:value="1525.244" calcext:value-type="float">
            <text:p>1525.244</text:p>
          </table:table-cell>
          <table:table-cell office:value-type="float" office:value="1226.94" calcext:value-type="float">
            <text:p>1226.94</text:p>
          </table:table-cell>
          <table:table-cell office:value-type="float" office:value="715.0249" calcext:value-type="float">
            <text:p>715.0249</text:p>
          </table:table-cell>
          <table:table-cell office:value-type="float" office:value="1095.601" calcext:value-type="float">
            <text:p>1095.601</text:p>
          </table:table-cell>
          <table:table-cell office:value-type="float" office:value="416.4105" calcext:value-type="float">
            <text:p>416.4105</text:p>
          </table:table-cell>
          <table:table-cell office:value-type="float" office:value="1821.334" calcext:value-type="float">
            <text:p>1821.334</text:p>
          </table:table-cell>
          <table:table-cell office:value-type="float" office:value="2059.106" calcext:value-type="float">
            <text:p>2059.106</text:p>
          </table:table-cell>
          <table:table-cell office:value-type="float" office:value="1650.887" calcext:value-type="float">
            <text:p>1650.887</text:p>
          </table:table-cell>
          <table:table-cell office:value-type="float" office:value="581.6547" calcext:value-type="float">
            <text:p>581.6547</text:p>
          </table:table-cell>
          <table:table-cell office:value-type="float" office:value="574.7601" calcext:value-type="float">
            <text:p>574.7601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4" calcext:value-type="float">
            <text:p>35.55404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9213" calcext:value-type="float">
            <text:p>-3.70921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90707" calcext:value-type="float">
            <text:p>-18.90707</text:p>
          </table:table-cell>
          <table:table-cell office:value-type="float" office:value="0" calcext:value-type="float">
            <text:p>0</text:p>
          </table:table-cell>
          <table:table-cell office:value-type="float" office:value="3.910868" calcext:value-type="float">
            <text:p>3.91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559.4997" calcext:value-type="float">
            <text:p>559.4997</text:p>
          </table:table-cell>
          <table:table-cell office:value-type="float" office:value="12965.34" calcext:value-type="float">
            <text:p>1296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0337" calcext:value-type="float">
            <text:p>-20.10337</text:p>
          </table:table-cell>
          <table:table-cell office:value-type="float" office:value="56.50143" calcext:value-type="float">
            <text:p>56.50143</text:p>
          </table:table-cell>
          <table:table-cell office:value-type="float" office:value="0" calcext:value-type="float">
            <text:p>0</text:p>
          </table:table-cell>
          <table:table-cell office:value-type="float" office:value="82.4274" calcext:value-type="float">
            <text:p>82.4274</text:p>
          </table:table-cell>
          <table:table-cell office:value-type="float" office:value="114.005" calcext:value-type="float">
            <text:p>114.005</text:p>
          </table:table-cell>
          <table:table-cell office:value-type="float" office:value="0.01697808" calcext:value-type="float">
            <text:p>0.01697808</text:p>
          </table:table-cell>
          <table:table-cell office:value-type="float" office:value="0" calcext:value-type="float">
            <text:p>0</text:p>
          </table:table-cell>
          <table:table-cell office:value-type="float" office:value="0.00007894813" calcext:value-type="float">
            <text:p>7.894813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0.06131" calcext:value-type="float">
            <text:p>-20.06131</text:p>
          </table:table-cell>
          <table:table-cell office:value-type="float" office:value="0" calcext:value-type="float">
            <text:p>0</text:p>
          </table:table-cell>
          <table:table-cell office:value-type="float" office:value="330.3679" calcext:value-type="float">
            <text:p>330.3679</text:p>
          </table:table-cell>
          <table:table-cell office:value-type="float" office:value="1235.753" calcext:value-type="float">
            <text:p>1235.753</text:p>
          </table:table-cell>
          <table:table-cell office:value-type="float" office:value="1525.131" calcext:value-type="float">
            <text:p>1525.131</text:p>
          </table:table-cell>
          <table:table-cell office:value-type="float" office:value="1226.929" calcext:value-type="float">
            <text:p>1226.929</text:p>
          </table:table-cell>
          <table:table-cell office:value-type="float" office:value="715.0139" calcext:value-type="float">
            <text:p>715.0139</text:p>
          </table:table-cell>
          <table:table-cell office:value-type="float" office:value="1095.592" calcext:value-type="float">
            <text:p>1095.592</text:p>
          </table:table-cell>
          <table:table-cell office:value-type="float" office:value="416.4041" calcext:value-type="float">
            <text:p>416.4041</text:p>
          </table:table-cell>
          <table:table-cell office:value-type="float" office:value="1821.33" calcext:value-type="float">
            <text:p>1821.33</text:p>
          </table:table-cell>
          <table:table-cell office:value-type="float" office:value="2059.103" calcext:value-type="float">
            <text:p>2059.103</text:p>
          </table:table-cell>
          <table:table-cell office:value-type="float" office:value="1650.885" calcext:value-type="float">
            <text:p>1650.885</text:p>
          </table:table-cell>
          <table:table-cell office:value-type="float" office:value="581.6533" calcext:value-type="float">
            <text:p>581.6533</text:p>
          </table:table-cell>
          <table:table-cell office:value-type="float" office:value="574.7545" calcext:value-type="float">
            <text:p>574.7545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4" calcext:value-type="float">
            <text:p>35.55404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8885" calcext:value-type="float">
            <text:p>-3.70888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22838" calcext:value-type="float">
            <text:p>-19.22838</text:p>
          </table:table-cell>
          <table:table-cell office:value-type="float" office:value="0" calcext:value-type="float">
            <text:p>0</text:p>
          </table:table-cell>
          <table:table-cell office:value-type="float" office:value="3.908595" calcext:value-type="float">
            <text:p>3.908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559.1082" calcext:value-type="float">
            <text:p>559.1082</text:p>
          </table:table-cell>
          <table:table-cell office:value-type="float" office:value="12965.38" calcext:value-type="float">
            <text:p>1296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6344" calcext:value-type="float">
            <text:p>-20.46344</text:p>
          </table:table-cell>
          <table:table-cell office:value-type="float" office:value="57.70505" calcext:value-type="float">
            <text:p>57.70505</text:p>
          </table:table-cell>
          <table:table-cell office:value-type="float" office:value="0" calcext:value-type="float">
            <text:p>0</text:p>
          </table:table-cell>
          <table:table-cell office:value-type="float" office:value="82.56406" calcext:value-type="float">
            <text:p>82.56406</text:p>
          </table:table-cell>
          <table:table-cell office:value-type="float" office:value="113.8602" calcext:value-type="float">
            <text:p>113.8602</text:p>
          </table:table-cell>
          <table:table-cell office:value-type="float" office:value="0.01730316" calcext:value-type="float">
            <text:p>0.01730316</text:p>
          </table:table-cell>
          <table:table-cell office:value-type="float" office:value="0" calcext:value-type="float">
            <text:p>0</text:p>
          </table:table-cell>
          <table:table-cell office:value-type="float" office:value="0.00007971885" calcext:value-type="float">
            <text:p>7.971885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0.42106" calcext:value-type="float">
            <text:p>-20.42106</text:p>
          </table:table-cell>
          <table:table-cell office:value-type="float" office:value="0" calcext:value-type="float">
            <text:p>0</text:p>
          </table:table-cell>
          <table:table-cell office:value-type="float" office:value="330.3906" calcext:value-type="float">
            <text:p>330.3906</text:p>
          </table:table-cell>
          <table:table-cell office:value-type="float" office:value="1235.685" calcext:value-type="float">
            <text:p>1235.685</text:p>
          </table:table-cell>
          <table:table-cell office:value-type="float" office:value="1525.019" calcext:value-type="float">
            <text:p>1525.019</text:p>
          </table:table-cell>
          <table:table-cell office:value-type="float" office:value="1226.918" calcext:value-type="float">
            <text:p>1226.918</text:p>
          </table:table-cell>
          <table:table-cell office:value-type="float" office:value="715.0029" calcext:value-type="float">
            <text:p>715.0029</text:p>
          </table:table-cell>
          <table:table-cell office:value-type="float" office:value="1095.583" calcext:value-type="float">
            <text:p>1095.583</text:p>
          </table:table-cell>
          <table:table-cell office:value-type="float" office:value="416.3977" calcext:value-type="float">
            <text:p>416.3977</text:p>
          </table:table-cell>
          <table:table-cell office:value-type="float" office:value="1821.325" calcext:value-type="float">
            <text:p>1821.325</text:p>
          </table:table-cell>
          <table:table-cell office:value-type="float" office:value="2059.1" calcext:value-type="float">
            <text:p>2059.1</text:p>
          </table:table-cell>
          <table:table-cell office:value-type="float" office:value="1650.882" calcext:value-type="float">
            <text:p>1650.882</text:p>
          </table:table-cell>
          <table:table-cell office:value-type="float" office:value="581.6518" calcext:value-type="float">
            <text:p>581.6518</text:p>
          </table:table-cell>
          <table:table-cell office:value-type="float" office:value="574.7489" calcext:value-type="float">
            <text:p>574.7489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4" calcext:value-type="float">
            <text:p>35.55404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8264" calcext:value-type="float">
            <text:p>-3.70826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5778" calcext:value-type="float">
            <text:p>-19.5778</text:p>
          </table:table-cell>
          <table:table-cell office:value-type="float" office:value="0" calcext:value-type="float">
            <text:p>0</text:p>
          </table:table-cell>
          <table:table-cell office:value-type="float" office:value="3.898082" calcext:value-type="float">
            <text:p>3.89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558.7013" calcext:value-type="float">
            <text:p>558.7013</text:p>
          </table:table-cell>
          <table:table-cell office:value-type="float" office:value="12965.41" calcext:value-type="float">
            <text:p>1296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3913" calcext:value-type="float">
            <text:p>-20.83913</text:p>
          </table:table-cell>
          <table:table-cell office:value-type="float" office:value="59.07418" calcext:value-type="float">
            <text:p>59.07418</text:p>
          </table:table-cell>
          <table:table-cell office:value-type="float" office:value="0" calcext:value-type="float">
            <text:p>0</text:p>
          </table:table-cell>
          <table:table-cell office:value-type="float" office:value="82.71564" calcext:value-type="float">
            <text:p>82.71564</text:p>
          </table:table-cell>
          <table:table-cell office:value-type="float" office:value="113.7028" calcext:value-type="float">
            <text:p>113.7028</text:p>
          </table:table-cell>
          <table:table-cell office:value-type="float" office:value="0.01763182" calcext:value-type="float">
            <text:p>0.01763182</text:p>
          </table:table-cell>
          <table:table-cell office:value-type="float" office:value="0" calcext:value-type="float">
            <text:p>0</text:p>
          </table:table-cell>
          <table:table-cell office:value-type="float" office:value="0.00008064767" calcext:value-type="float">
            <text:p>8.064767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0.79642" calcext:value-type="float">
            <text:p>-20.79642</text:p>
          </table:table-cell>
          <table:table-cell office:value-type="float" office:value="0" calcext:value-type="float">
            <text:p>0</text:p>
          </table:table-cell>
          <table:table-cell office:value-type="float" office:value="330.4144" calcext:value-type="float">
            <text:p>330.4144</text:p>
          </table:table-cell>
          <table:table-cell office:value-type="float" office:value="1235.615" calcext:value-type="float">
            <text:p>1235.615</text:p>
          </table:table-cell>
          <table:table-cell office:value-type="float" office:value="1524.907" calcext:value-type="float">
            <text:p>1524.907</text:p>
          </table:table-cell>
          <table:table-cell office:value-type="float" office:value="1226.907" calcext:value-type="float">
            <text:p>1226.907</text:p>
          </table:table-cell>
          <table:table-cell office:value-type="float" office:value="714.9918" calcext:value-type="float">
            <text:p>714.9918</text:p>
          </table:table-cell>
          <table:table-cell office:value-type="float" office:value="1095.574" calcext:value-type="float">
            <text:p>1095.574</text:p>
          </table:table-cell>
          <table:table-cell office:value-type="float" office:value="416.3914" calcext:value-type="float">
            <text:p>416.3914</text:p>
          </table:table-cell>
          <table:table-cell office:value-type="float" office:value="1821.32" calcext:value-type="float">
            <text:p>1821.32</text:p>
          </table:table-cell>
          <table:table-cell office:value-type="float" office:value="2059.097" calcext:value-type="float">
            <text:p>2059.097</text:p>
          </table:table-cell>
          <table:table-cell office:value-type="float" office:value="1650.879" calcext:value-type="float">
            <text:p>1650.879</text:p>
          </table:table-cell>
          <table:table-cell office:value-type="float" office:value="581.6503" calcext:value-type="float">
            <text:p>581.6503</text:p>
          </table:table-cell>
          <table:table-cell office:value-type="float" office:value="574.7434" calcext:value-type="float">
            <text:p>574.7434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3" calcext:value-type="float">
            <text:p>35.55403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7341" calcext:value-type="float">
            <text:p>-3.70734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94095" calcext:value-type="float">
            <text:p>-19.94095</text:p>
          </table:table-cell>
          <table:table-cell office:value-type="float" office:value="0" calcext:value-type="float">
            <text:p>0</text:p>
          </table:table-cell>
          <table:table-cell office:value-type="float" office:value="3.885578" calcext:value-type="float">
            <text:p>3.885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558.2818" calcext:value-type="float">
            <text:p>558.2818</text:p>
          </table:table-cell>
          <table:table-cell office:value-type="float" office:value="12965.45" calcext:value-type="float">
            <text:p>1296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3863" calcext:value-type="float">
            <text:p>-21.23863</text:p>
          </table:table-cell>
          <table:table-cell office:value-type="float" office:value="60.9926" calcext:value-type="float">
            <text:p>60.9926</text:p>
          </table:table-cell>
          <table:table-cell office:value-type="float" office:value="0" calcext:value-type="float">
            <text:p>0</text:p>
          </table:table-cell>
          <table:table-cell office:value-type="float" office:value="82.88008" calcext:value-type="float">
            <text:p>82.88008</text:p>
          </table:table-cell>
          <table:table-cell office:value-type="float" office:value="113.5345" calcext:value-type="float">
            <text:p>113.5345</text:p>
          </table:table-cell>
          <table:table-cell office:value-type="float" office:value="0.01797426" calcext:value-type="float">
            <text:p>0.01797426</text:p>
          </table:table-cell>
          <table:table-cell office:value-type="float" office:value="0" calcext:value-type="float">
            <text:p>0</text:p>
          </table:table-cell>
          <table:table-cell office:value-type="float" office:value="0.00008164943" calcext:value-type="float">
            <text:p>8.164943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1.19558" calcext:value-type="float">
            <text:p>-21.19558</text:p>
          </table:table-cell>
          <table:table-cell office:value-type="float" office:value="0" calcext:value-type="float">
            <text:p>0</text:p>
          </table:table-cell>
          <table:table-cell office:value-type="float" office:value="330.438" calcext:value-type="float">
            <text:p>330.438</text:p>
          </table:table-cell>
          <table:table-cell office:value-type="float" office:value="1235.543" calcext:value-type="float">
            <text:p>1235.543</text:p>
          </table:table-cell>
          <table:table-cell office:value-type="float" office:value="1524.795" calcext:value-type="float">
            <text:p>1524.795</text:p>
          </table:table-cell>
          <table:table-cell office:value-type="float" office:value="1226.896" calcext:value-type="float">
            <text:p>1226.896</text:p>
          </table:table-cell>
          <table:table-cell office:value-type="float" office:value="714.9808" calcext:value-type="float">
            <text:p>714.9808</text:p>
          </table:table-cell>
          <table:table-cell office:value-type="float" office:value="1095.565" calcext:value-type="float">
            <text:p>1095.565</text:p>
          </table:table-cell>
          <table:table-cell office:value-type="float" office:value="416.385" calcext:value-type="float">
            <text:p>416.385</text:p>
          </table:table-cell>
          <table:table-cell office:value-type="float" office:value="1821.315" calcext:value-type="float">
            <text:p>1821.315</text:p>
          </table:table-cell>
          <table:table-cell office:value-type="float" office:value="2059.094" calcext:value-type="float">
            <text:p>2059.094</text:p>
          </table:table-cell>
          <table:table-cell office:value-type="float" office:value="1650.876" calcext:value-type="float">
            <text:p>1650.876</text:p>
          </table:table-cell>
          <table:table-cell office:value-type="float" office:value="581.6489" calcext:value-type="float">
            <text:p>581.6489</text:p>
          </table:table-cell>
          <table:table-cell office:value-type="float" office:value="574.738" calcext:value-type="float">
            <text:p>574.738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3" calcext:value-type="float">
            <text:p>35.55403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366" calcext:value-type="float">
            <text:p>-3.7036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31578" calcext:value-type="float">
            <text:p>-20.31578</text:p>
          </table:table-cell>
          <table:table-cell office:value-type="float" office:value="0" calcext:value-type="float">
            <text:p>0</text:p>
          </table:table-cell>
          <table:table-cell office:value-type="float" office:value="3.860837" calcext:value-type="float">
            <text:p>3.86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557.9121" calcext:value-type="float">
            <text:p>557.9121</text:p>
          </table:table-cell>
          <table:table-cell office:value-type="float" office:value="12965.48" calcext:value-type="float">
            <text:p>1296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8358" calcext:value-type="float">
            <text:p>-21.58358</text:p>
          </table:table-cell>
          <table:table-cell office:value-type="float" office:value="62.05982" calcext:value-type="float">
            <text:p>62.05982</text:p>
          </table:table-cell>
          <table:table-cell office:value-type="float" office:value="0" calcext:value-type="float">
            <text:p>0</text:p>
          </table:table-cell>
          <table:table-cell office:value-type="float" office:value="82.99797" calcext:value-type="float">
            <text:p>82.99797</text:p>
          </table:table-cell>
          <table:table-cell office:value-type="float" office:value="113.4102" calcext:value-type="float">
            <text:p>113.4102</text:p>
          </table:table-cell>
          <table:table-cell office:value-type="float" office:value="0.01831852" calcext:value-type="float">
            <text:p>0.01831852</text:p>
          </table:table-cell>
          <table:table-cell office:value-type="float" office:value="0" calcext:value-type="float">
            <text:p>0</text:p>
          </table:table-cell>
          <table:table-cell office:value-type="float" office:value="0.00008259584" calcext:value-type="float">
            <text:p>8.259584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1.54019" calcext:value-type="float">
            <text:p>-21.54019</text:p>
          </table:table-cell>
          <table:table-cell office:value-type="float" office:value="0" calcext:value-type="float">
            <text:p>0</text:p>
          </table:table-cell>
          <table:table-cell office:value-type="float" office:value="330.4601" calcext:value-type="float">
            <text:p>330.4601</text:p>
          </table:table-cell>
          <table:table-cell office:value-type="float" office:value="1235.472" calcext:value-type="float">
            <text:p>1235.472</text:p>
          </table:table-cell>
          <table:table-cell office:value-type="float" office:value="1524.685" calcext:value-type="float">
            <text:p>1524.685</text:p>
          </table:table-cell>
          <table:table-cell office:value-type="float" office:value="1226.885" calcext:value-type="float">
            <text:p>1226.885</text:p>
          </table:table-cell>
          <table:table-cell office:value-type="float" office:value="714.9698" calcext:value-type="float">
            <text:p>714.9698</text:p>
          </table:table-cell>
          <table:table-cell office:value-type="float" office:value="1095.556" calcext:value-type="float">
            <text:p>1095.556</text:p>
          </table:table-cell>
          <table:table-cell office:value-type="float" office:value="416.3787" calcext:value-type="float">
            <text:p>416.3787</text:p>
          </table:table-cell>
          <table:table-cell office:value-type="float" office:value="1821.311" calcext:value-type="float">
            <text:p>1821.311</text:p>
          </table:table-cell>
          <table:table-cell office:value-type="float" office:value="2059.092" calcext:value-type="float">
            <text:p>2059.092</text:p>
          </table:table-cell>
          <table:table-cell office:value-type="float" office:value="1650.873" calcext:value-type="float">
            <text:p>1650.873</text:p>
          </table:table-cell>
          <table:table-cell office:value-type="float" office:value="581.6475" calcext:value-type="float">
            <text:p>581.6475</text:p>
          </table:table-cell>
          <table:table-cell office:value-type="float" office:value="574.7326" calcext:value-type="float">
            <text:p>574.7326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3" calcext:value-type="float">
            <text:p>35.55403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1638" calcext:value-type="float">
            <text:p>-3.70163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64527" calcext:value-type="float">
            <text:p>-20.64527</text:p>
          </table:table-cell>
          <table:table-cell office:value-type="float" office:value="0" calcext:value-type="float">
            <text:p>0</text:p>
          </table:table-cell>
          <table:table-cell office:value-type="float" office:value="3.845406" calcext:value-type="float">
            <text:p>3.845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557.5457" calcext:value-type="float">
            <text:p>557.5457</text:p>
          </table:table-cell>
          <table:table-cell office:value-type="float" office:value="12965.51" calcext:value-type="float">
            <text:p>1296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92232" calcext:value-type="float">
            <text:p>-21.92232</text:p>
          </table:table-cell>
          <table:table-cell office:value-type="float" office:value="62.63695" calcext:value-type="float">
            <text:p>62.63695</text:p>
          </table:table-cell>
          <table:table-cell office:value-type="float" office:value="0" calcext:value-type="float">
            <text:p>0</text:p>
          </table:table-cell>
          <table:table-cell office:value-type="float" office:value="83.10972" calcext:value-type="float">
            <text:p>83.10972</text:p>
          </table:table-cell>
          <table:table-cell office:value-type="float" office:value="113.2859" calcext:value-type="float">
            <text:p>113.2859</text:p>
          </table:table-cell>
          <table:table-cell office:value-type="float" office:value="0.01866178" calcext:value-type="float">
            <text:p>0.01866178</text:p>
          </table:table-cell>
          <table:table-cell office:value-type="float" office:value="0" calcext:value-type="float">
            <text:p>0</text:p>
          </table:table-cell>
          <table:table-cell office:value-type="float" office:value="0.0000840717" calcext:value-type="float">
            <text:p>8.40717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1.87859" calcext:value-type="float">
            <text:p>-21.87859</text:p>
          </table:table-cell>
          <table:table-cell office:value-type="float" office:value="0" calcext:value-type="float">
            <text:p>0</text:p>
          </table:table-cell>
          <table:table-cell office:value-type="float" office:value="330.4823" calcext:value-type="float">
            <text:p>330.4823</text:p>
          </table:table-cell>
          <table:table-cell office:value-type="float" office:value="1235.404" calcext:value-type="float">
            <text:p>1235.404</text:p>
          </table:table-cell>
          <table:table-cell office:value-type="float" office:value="1524.575" calcext:value-type="float">
            <text:p>1524.575</text:p>
          </table:table-cell>
          <table:table-cell office:value-type="float" office:value="1226.875" calcext:value-type="float">
            <text:p>1226.875</text:p>
          </table:table-cell>
          <table:table-cell office:value-type="float" office:value="714.959" calcext:value-type="float">
            <text:p>714.959</text:p>
          </table:table-cell>
          <table:table-cell office:value-type="float" office:value="1095.547" calcext:value-type="float">
            <text:p>1095.547</text:p>
          </table:table-cell>
          <table:table-cell office:value-type="float" office:value="416.3724" calcext:value-type="float">
            <text:p>416.3724</text:p>
          </table:table-cell>
          <table:table-cell office:value-type="float" office:value="1821.306" calcext:value-type="float">
            <text:p>1821.306</text:p>
          </table:table-cell>
          <table:table-cell office:value-type="float" office:value="2059.089" calcext:value-type="float">
            <text:p>2059.089</text:p>
          </table:table-cell>
          <table:table-cell office:value-type="float" office:value="1650.87" calcext:value-type="float">
            <text:p>1650.87</text:p>
          </table:table-cell>
          <table:table-cell office:value-type="float" office:value="581.6462" calcext:value-type="float">
            <text:p>581.6462</text:p>
          </table:table-cell>
          <table:table-cell office:value-type="float" office:value="574.7273" calcext:value-type="float">
            <text:p>574.7273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3" calcext:value-type="float">
            <text:p>35.55403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1398" calcext:value-type="float">
            <text:p>-3.70139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97135" calcext:value-type="float">
            <text:p>-20.97135</text:p>
          </table:table-cell>
          <table:table-cell office:value-type="float" office:value="0" calcext:value-type="float">
            <text:p>0</text:p>
          </table:table-cell>
          <table:table-cell office:value-type="float" office:value="3.832803" calcext:value-type="float">
            <text:p>3.83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557.1264" calcext:value-type="float">
            <text:p>557.1264</text:p>
          </table:table-cell>
          <table:table-cell office:value-type="float" office:value="12965.55" calcext:value-type="float">
            <text:p>1296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0421" calcext:value-type="float">
            <text:p>-22.30421</text:p>
          </table:table-cell>
          <table:table-cell office:value-type="float" office:value="62.96648" calcext:value-type="float">
            <text:p>62.96648</text:p>
          </table:table-cell>
          <table:table-cell office:value-type="float" office:value="0" calcext:value-type="float">
            <text:p>0</text:p>
          </table:table-cell>
          <table:table-cell office:value-type="float" office:value="83.27026" calcext:value-type="float">
            <text:p>83.27026</text:p>
          </table:table-cell>
          <table:table-cell office:value-type="float" office:value="113.114" calcext:value-type="float">
            <text:p>113.114</text:p>
          </table:table-cell>
          <table:table-cell office:value-type="float" office:value="0.01899709" calcext:value-type="float">
            <text:p>0.01899709</text:p>
          </table:table-cell>
          <table:table-cell office:value-type="float" office:value="0" calcext:value-type="float">
            <text:p>0</text:p>
          </table:table-cell>
          <table:table-cell office:value-type="float" office:value="0.00008674483" calcext:value-type="float">
            <text:p>8.674483E-05</text:p>
          </table:table-cell>
          <table:table-cell office:value-type="float" office:value="0" calcext:value-type="float">
            <text:p>0</text:p>
          </table:table-cell>
          <table:table-cell office:value-type="float" office:value="-0.0251579" calcext:value-type="float">
            <text:p>-0.0251579</text:p>
          </table:table-cell>
          <table:table-cell office:value-type="float" office:value="370" calcext:value-type="float">
            <text:p>370</text:p>
          </table:table-cell>
          <table:table-cell office:value-type="float" office:value="-22.26014" calcext:value-type="float">
            <text:p>-22.26014</text:p>
          </table:table-cell>
          <table:table-cell office:value-type="float" office:value="0" calcext:value-type="float">
            <text:p>0</text:p>
          </table:table-cell>
          <table:table-cell office:value-type="float" office:value="330.5056" calcext:value-type="float">
            <text:p>330.5056</text:p>
          </table:table-cell>
          <table:table-cell office:value-type="float" office:value="1235.333" calcext:value-type="float">
            <text:p>1235.333</text:p>
          </table:table-cell>
          <table:table-cell office:value-type="float" office:value="1524.465" calcext:value-type="float">
            <text:p>1524.465</text:p>
          </table:table-cell>
          <table:table-cell office:value-type="float" office:value="1226.864" calcext:value-type="float">
            <text:p>1226.864</text:p>
          </table:table-cell>
          <table:table-cell office:value-type="float" office:value="714.9482" calcext:value-type="float">
            <text:p>714.9482</text:p>
          </table:table-cell>
          <table:table-cell office:value-type="float" office:value="1095.538" calcext:value-type="float">
            <text:p>1095.538</text:p>
          </table:table-cell>
          <table:table-cell office:value-type="float" office:value="416.366" calcext:value-type="float">
            <text:p>416.366</text:p>
          </table:table-cell>
          <table:table-cell office:value-type="float" office:value="1821.301" calcext:value-type="float">
            <text:p>1821.301</text:p>
          </table:table-cell>
          <table:table-cell office:value-type="float" office:value="2059.086" calcext:value-type="float">
            <text:p>2059.086</text:p>
          </table:table-cell>
          <table:table-cell office:value-type="float" office:value="1650.868" calcext:value-type="float">
            <text:p>1650.868</text:p>
          </table:table-cell>
          <table:table-cell office:value-type="float" office:value="581.6448" calcext:value-type="float">
            <text:p>581.6448</text:p>
          </table:table-cell>
          <table:table-cell office:value-type="float" office:value="574.7221" calcext:value-type="float">
            <text:p>574.7221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2" calcext:value-type="float">
            <text:p>35.5540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03262" calcext:value-type="float">
            <text:p>-3.7032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3445" calcext:value-type="float">
            <text:p>-21.3445</text:p>
          </table:table-cell>
          <table:table-cell office:value-type="float" office:value="0" calcext:value-type="float">
            <text:p>0</text:p>
          </table:table-cell>
          <table:table-cell office:value-type="float" office:value="3.824131" calcext:value-type="float">
            <text:p>3.82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556.6834" calcext:value-type="float">
            <text:p>556.6834</text:p>
          </table:table-cell>
          <table:table-cell office:value-type="float" office:value="12965.59" calcext:value-type="float">
            <text:p>1296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5524" calcext:value-type="float">
            <text:p>-22.75524</text:p>
          </table:table-cell>
          <table:table-cell office:value-type="float" office:value="62.22969" calcext:value-type="float">
            <text:p>62.22969</text:p>
          </table:table-cell>
          <table:table-cell office:value-type="float" office:value="0" calcext:value-type="float">
            <text:p>0</text:p>
          </table:table-cell>
          <table:table-cell office:value-type="float" office:value="83.45356" calcext:value-type="float">
            <text:p>83.45356</text:p>
          </table:table-cell>
          <table:table-cell office:value-type="float" office:value="112.9229" calcext:value-type="float">
            <text:p>112.9229</text:p>
          </table:table-cell>
          <table:table-cell office:value-type="float" office:value="0.01931782" calcext:value-type="float">
            <text:p>0.01931782</text:p>
          </table:table-cell>
          <table:table-cell office:value-type="float" office:value="0" calcext:value-type="float">
            <text:p>0</text:p>
          </table:table-cell>
          <table:table-cell office:value-type="float" office:value="0.00008989273" calcext:value-type="float">
            <text:p>8.989273E-05</text:p>
          </table:table-cell>
          <table:table-cell office:value-type="float" office:value="0" calcext:value-type="float">
            <text:p>0</text:p>
          </table:table-cell>
          <table:table-cell office:value-type="float" office:value="-0.02603212" calcext:value-type="float">
            <text:p>-0.02603212</text:p>
          </table:table-cell>
          <table:table-cell office:value-type="float" office:value="370" calcext:value-type="float">
            <text:p>370</text:p>
          </table:table-cell>
          <table:table-cell office:value-type="float" office:value="-22.70998" calcext:value-type="float">
            <text:p>-22.70998</text:p>
          </table:table-cell>
          <table:table-cell office:value-type="float" office:value="0" calcext:value-type="float">
            <text:p>0</text:p>
          </table:table-cell>
          <table:table-cell office:value-type="float" office:value="330.5289" calcext:value-type="float">
            <text:p>330.5289</text:p>
          </table:table-cell>
          <table:table-cell office:value-type="float" office:value="1235.26" calcext:value-type="float">
            <text:p>1235.26</text:p>
          </table:table-cell>
          <table:table-cell office:value-type="float" office:value="1524.355" calcext:value-type="float">
            <text:p>1524.355</text:p>
          </table:table-cell>
          <table:table-cell office:value-type="float" office:value="1226.854" calcext:value-type="float">
            <text:p>1226.854</text:p>
          </table:table-cell>
          <table:table-cell office:value-type="float" office:value="714.9374" calcext:value-type="float">
            <text:p>714.9374</text:p>
          </table:table-cell>
          <table:table-cell office:value-type="float" office:value="1095.529" calcext:value-type="float">
            <text:p>1095.529</text:p>
          </table:table-cell>
          <table:table-cell office:value-type="float" office:value="416.3593" calcext:value-type="float">
            <text:p>416.3593</text:p>
          </table:table-cell>
          <table:table-cell office:value-type="float" office:value="1821.297" calcext:value-type="float">
            <text:p>1821.297</text:p>
          </table:table-cell>
          <table:table-cell office:value-type="float" office:value="2059.083" calcext:value-type="float">
            <text:p>2059.083</text:p>
          </table:table-cell>
          <table:table-cell office:value-type="float" office:value="1650.865" calcext:value-type="float">
            <text:p>1650.865</text:p>
          </table:table-cell>
          <table:table-cell office:value-type="float" office:value="581.6434" calcext:value-type="float">
            <text:p>581.6434</text:p>
          </table:table-cell>
          <table:table-cell office:value-type="float" office:value="574.717" calcext:value-type="float">
            <text:p>574.717</text:p>
          </table:table-cell>
          <table:table-cell office:value-type="float" office:value="142.3641" calcext:value-type="float">
            <text:p>142.3641</text:p>
          </table:table-cell>
          <table:table-cell office:value-type="float" office:value="35.55402" calcext:value-type="float">
            <text:p>35.5540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10422" calcext:value-type="float">
            <text:p>-3.71042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73871" calcext:value-type="float">
            <text:p>-21.73871</text:p>
          </table:table-cell>
          <table:table-cell office:value-type="float" office:value="0" calcext:value-type="float">
            <text:p>0</text:p>
          </table:table-cell>
          <table:table-cell office:value-type="float" office:value="3.76822" calcext:value-type="float">
            <text:p>3.76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556.2292" calcext:value-type="float">
            <text:p>556.2292</text:p>
          </table:table-cell>
          <table:table-cell office:value-type="float" office:value="12965.62" calcext:value-type="float">
            <text:p>1296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9499" calcext:value-type="float">
            <text:p>-23.19499</text:p>
          </table:table-cell>
          <table:table-cell office:value-type="float" office:value="62.65009" calcext:value-type="float">
            <text:p>62.65009</text:p>
          </table:table-cell>
          <table:table-cell office:value-type="float" office:value="0" calcext:value-type="float">
            <text:p>0</text:p>
          </table:table-cell>
          <table:table-cell office:value-type="float" office:value="83.6476" calcext:value-type="float">
            <text:p>83.6476</text:p>
          </table:table-cell>
          <table:table-cell office:value-type="float" office:value="112.7236" calcext:value-type="float">
            <text:p>112.7236</text:p>
          </table:table-cell>
          <table:table-cell office:value-type="float" office:value="0.01963031" calcext:value-type="float">
            <text:p>0.01963031</text:p>
          </table:table-cell>
          <table:table-cell office:value-type="float" office:value="0" calcext:value-type="float">
            <text:p>0</text:p>
          </table:table-cell>
          <table:table-cell office:value-type="float" office:value="0.00009289177" calcext:value-type="float">
            <text:p>9.289177E-05</text:p>
          </table:table-cell>
          <table:table-cell office:value-type="float" office:value="0" calcext:value-type="float">
            <text:p>0</text:p>
          </table:table-cell>
          <table:table-cell office:value-type="float" office:value="-0.02767205" calcext:value-type="float">
            <text:p>-0.02767205</text:p>
          </table:table-cell>
          <table:table-cell office:value-type="float" office:value="370" calcext:value-type="float">
            <text:p>370</text:p>
          </table:table-cell>
          <table:table-cell office:value-type="float" office:value="-23.14778" calcext:value-type="float">
            <text:p>-23.14778</text:p>
          </table:table-cell>
          <table:table-cell office:value-type="float" office:value="0" calcext:value-type="float">
            <text:p>0</text:p>
          </table:table-cell>
          <table:table-cell office:value-type="float" office:value="330.5536" calcext:value-type="float">
            <text:p>330.5536</text:p>
          </table:table-cell>
          <table:table-cell office:value-type="float" office:value="1235.185" calcext:value-type="float">
            <text:p>1235.185</text:p>
          </table:table-cell>
          <table:table-cell office:value-type="float" office:value="1524.244" calcext:value-type="float">
            <text:p>1524.244</text:p>
          </table:table-cell>
          <table:table-cell office:value-type="float" office:value="1226.843" calcext:value-type="float">
            <text:p>1226.843</text:p>
          </table:table-cell>
          <table:table-cell office:value-type="float" office:value="714.9265" calcext:value-type="float">
            <text:p>714.9265</text:p>
          </table:table-cell>
          <table:table-cell office:value-type="float" office:value="1095.521" calcext:value-type="float">
            <text:p>1095.521</text:p>
          </table:table-cell>
          <table:table-cell office:value-type="float" office:value="416.3524" calcext:value-type="float">
            <text:p>416.3524</text:p>
          </table:table-cell>
          <table:table-cell office:value-type="float" office:value="1821.293" calcext:value-type="float">
            <text:p>1821.293</text:p>
          </table:table-cell>
          <table:table-cell office:value-type="float" office:value="2059.08" calcext:value-type="float">
            <text:p>2059.08</text:p>
          </table:table-cell>
          <table:table-cell office:value-type="float" office:value="1650.862" calcext:value-type="float">
            <text:p>1650.862</text:p>
          </table:table-cell>
          <table:table-cell office:value-type="float" office:value="581.642" calcext:value-type="float">
            <text:p>581.642</text:p>
          </table:table-cell>
          <table:table-cell office:value-type="float" office:value="574.7119" calcext:value-type="float">
            <text:p>574.7119</text:p>
          </table:table-cell>
          <table:table-cell office:value-type="float" office:value="142.364" calcext:value-type="float">
            <text:p>142.364</text:p>
          </table:table-cell>
          <table:table-cell office:value-type="float" office:value="35.55406" calcext:value-type="float">
            <text:p>35.55406</text:p>
          </table:table-cell>
          <table:table-cell office:value-type="float" office:value="0" calcext:value-type="float">
            <text:p>0</text:p>
          </table:table-cell>
          <table:table-cell office:value-type="float" office:value="-0.0000003714171" calcext:value-type="float">
            <text:p>-3.71417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14324" calcext:value-type="float">
            <text:p>-22.14324</text:p>
          </table:table-cell>
          <table:table-cell office:value-type="float" office:value="0" calcext:value-type="float">
            <text:p>0</text:p>
          </table:table-cell>
          <table:table-cell office:value-type="float" office:value="3.734694" calcext:value-type="float">
            <text:p>3.73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555.7687" calcext:value-type="float">
            <text:p>555.7687</text:p>
          </table:table-cell>
          <table:table-cell office:value-type="float" office:value="12965.67" calcext:value-type="float">
            <text:p>1296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3571" calcext:value-type="float">
            <text:p>-23.63571</text:p>
          </table:table-cell>
          <table:table-cell office:value-type="float" office:value="63.26494" calcext:value-type="float">
            <text:p>63.26494</text:p>
          </table:table-cell>
          <table:table-cell office:value-type="float" office:value="0" calcext:value-type="float">
            <text:p>0</text:p>
          </table:table-cell>
          <table:table-cell office:value-type="float" office:value="83.84631" calcext:value-type="float">
            <text:p>83.84631</text:p>
          </table:table-cell>
          <table:table-cell office:value-type="float" office:value="112.5196" calcext:value-type="float">
            <text:p>112.5196</text:p>
          </table:table-cell>
          <table:table-cell office:value-type="float" office:value="0.01993686" calcext:value-type="float">
            <text:p>0.01993686</text:p>
          </table:table-cell>
          <table:table-cell office:value-type="float" office:value="0" calcext:value-type="float">
            <text:p>0</text:p>
          </table:table-cell>
          <table:table-cell office:value-type="float" office:value="0.00009547234" calcext:value-type="float">
            <text:p>9.547234E-05</text:p>
          </table:table-cell>
          <table:table-cell office:value-type="float" office:value="0" calcext:value-type="float">
            <text:p>0</text:p>
          </table:table-cell>
          <table:table-cell office:value-type="float" office:value="-0.02914514" calcext:value-type="float">
            <text:p>-0.02914514</text:p>
          </table:table-cell>
          <table:table-cell office:value-type="float" office:value="370" calcext:value-type="float">
            <text:p>370</text:p>
          </table:table-cell>
          <table:table-cell office:value-type="float" office:value="-23.58673" calcext:value-type="float">
            <text:p>-23.58673</text:p>
          </table:table-cell>
          <table:table-cell office:value-type="float" office:value="0" calcext:value-type="float">
            <text:p>0</text:p>
          </table:table-cell>
          <table:table-cell office:value-type="float" office:value="330.58" calcext:value-type="float">
            <text:p>330.58</text:p>
          </table:table-cell>
          <table:table-cell office:value-type="float" office:value="1235.109" calcext:value-type="float">
            <text:p>1235.109</text:p>
          </table:table-cell>
          <table:table-cell office:value-type="float" office:value="1524.132" calcext:value-type="float">
            <text:p>1524.132</text:p>
          </table:table-cell>
          <table:table-cell office:value-type="float" office:value="1226.832" calcext:value-type="float">
            <text:p>1226.832</text:p>
          </table:table-cell>
          <table:table-cell office:value-type="float" office:value="714.9157" calcext:value-type="float">
            <text:p>714.9157</text:p>
          </table:table-cell>
          <table:table-cell office:value-type="float" office:value="1095.512" calcext:value-type="float">
            <text:p>1095.512</text:p>
          </table:table-cell>
          <table:table-cell office:value-type="float" office:value="416.3458" calcext:value-type="float">
            <text:p>416.3458</text:p>
          </table:table-cell>
          <table:table-cell office:value-type="float" office:value="1821.288" calcext:value-type="float">
            <text:p>1821.288</text:p>
          </table:table-cell>
          <table:table-cell office:value-type="float" office:value="2059.077" calcext:value-type="float">
            <text:p>2059.077</text:p>
          </table:table-cell>
          <table:table-cell office:value-type="float" office:value="1650.859" calcext:value-type="float">
            <text:p>1650.859</text:p>
          </table:table-cell>
          <table:table-cell office:value-type="float" office:value="581.6407" calcext:value-type="float">
            <text:p>581.6407</text:p>
          </table:table-cell>
          <table:table-cell office:value-type="float" office:value="574.7069" calcext:value-type="float">
            <text:p>574.7069</text:p>
          </table:table-cell>
          <table:table-cell office:value-type="float" office:value="142.364" calcext:value-type="float">
            <text:p>142.364</text:p>
          </table:table-cell>
          <table:table-cell office:value-type="float" office:value="35.5541" calcext:value-type="float">
            <text:p>35.5541</text:p>
          </table:table-cell>
          <table:table-cell office:value-type="float" office:value="0" calcext:value-type="float">
            <text:p>0</text:p>
          </table:table-cell>
          <table:table-cell office:value-type="float" office:value="-0.0000003717814" calcext:value-type="float">
            <text:p>-3.71781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55339" calcext:value-type="float">
            <text:p>-22.55339</text:p>
          </table:table-cell>
          <table:table-cell office:value-type="float" office:value="0" calcext:value-type="float">
            <text:p>0</text:p>
          </table:table-cell>
          <table:table-cell office:value-type="float" office:value="3.705555" calcext:value-type="float">
            <text:p>3.705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555.299" calcext:value-type="float">
            <text:p>555.299</text:p>
          </table:table-cell>
          <table:table-cell office:value-type="float" office:value="12965.71" calcext:value-type="float">
            <text:p>12965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7065" calcext:value-type="float">
            <text:p>-24.07065</text:p>
          </table:table-cell>
          <table:table-cell office:value-type="float" office:value="64.10636" calcext:value-type="float">
            <text:p>64.10636</text:p>
          </table:table-cell>
          <table:table-cell office:value-type="float" office:value="0" calcext:value-type="float">
            <text:p>0</text:p>
          </table:table-cell>
          <table:table-cell office:value-type="float" office:value="84.05334" calcext:value-type="float">
            <text:p>84.05334</text:p>
          </table:table-cell>
          <table:table-cell office:value-type="float" office:value="112.3087" calcext:value-type="float">
            <text:p>112.3087</text:p>
          </table:table-cell>
          <table:table-cell office:value-type="float" office:value="0.02023831" calcext:value-type="float">
            <text:p>0.02023831</text:p>
          </table:table-cell>
          <table:table-cell office:value-type="float" office:value="0" calcext:value-type="float">
            <text:p>0</text:p>
          </table:table-cell>
          <table:table-cell office:value-type="float" office:value="0.00009807933" calcext:value-type="float">
            <text:p>9.807933E-05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4.02077" calcext:value-type="float">
            <text:p>-24.02077</text:p>
          </table:table-cell>
          <table:table-cell office:value-type="float" office:value="0" calcext:value-type="float">
            <text:p>0</text:p>
          </table:table-cell>
          <table:table-cell office:value-type="float" office:value="330.607" calcext:value-type="float">
            <text:p>330.607</text:p>
          </table:table-cell>
          <table:table-cell office:value-type="float" office:value="1235.033" calcext:value-type="float">
            <text:p>1235.033</text:p>
          </table:table-cell>
          <table:table-cell office:value-type="float" office:value="1524.017" calcext:value-type="float">
            <text:p>1524.017</text:p>
          </table:table-cell>
          <table:table-cell office:value-type="float" office:value="1226.822" calcext:value-type="float">
            <text:p>1226.822</text:p>
          </table:table-cell>
          <table:table-cell office:value-type="float" office:value="714.9048" calcext:value-type="float">
            <text:p>714.9048</text:p>
          </table:table-cell>
          <table:table-cell office:value-type="float" office:value="1095.503" calcext:value-type="float">
            <text:p>1095.503</text:p>
          </table:table-cell>
          <table:table-cell office:value-type="float" office:value="416.3392" calcext:value-type="float">
            <text:p>416.3392</text:p>
          </table:table-cell>
          <table:table-cell office:value-type="float" office:value="1821.283" calcext:value-type="float">
            <text:p>1821.283</text:p>
          </table:table-cell>
          <table:table-cell office:value-type="float" office:value="2059.074" calcext:value-type="float">
            <text:p>2059.074</text:p>
          </table:table-cell>
          <table:table-cell office:value-type="float" office:value="1650.857" calcext:value-type="float">
            <text:p>1650.857</text:p>
          </table:table-cell>
          <table:table-cell office:value-type="float" office:value="581.6393" calcext:value-type="float">
            <text:p>581.6393</text:p>
          </table:table-cell>
          <table:table-cell office:value-type="float" office:value="574.7019" calcext:value-type="float">
            <text:p>574.7019</text:p>
          </table:table-cell>
          <table:table-cell office:value-type="float" office:value="142.364" calcext:value-type="float">
            <text:p>142.364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19781" calcext:value-type="float">
            <text:p>-3.71978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97176" calcext:value-type="float">
            <text:p>-22.97176</text:p>
          </table:table-cell>
          <table:table-cell office:value-type="float" office:value="0" calcext:value-type="float">
            <text:p>0</text:p>
          </table:table-cell>
          <table:table-cell office:value-type="float" office:value="3.689626" calcext:value-type="float">
            <text:p>3.689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554.8177" calcext:value-type="float">
            <text:p>554.8177</text:p>
          </table:table-cell>
          <table:table-cell office:value-type="float" office:value="12965.75" calcext:value-type="float">
            <text:p>1296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9933" calcext:value-type="float">
            <text:p>-24.49933</text:p>
          </table:table-cell>
          <table:table-cell office:value-type="float" office:value="64.41303" calcext:value-type="float">
            <text:p>64.41303</text:p>
          </table:table-cell>
          <table:table-cell office:value-type="float" office:value="0" calcext:value-type="float">
            <text:p>0</text:p>
          </table:table-cell>
          <table:table-cell office:value-type="float" office:value="84.27074" calcext:value-type="float">
            <text:p>84.27074</text:p>
          </table:table-cell>
          <table:table-cell office:value-type="float" office:value="112.0897" calcext:value-type="float">
            <text:p>112.0897</text:p>
          </table:table-cell>
          <table:table-cell office:value-type="float" office:value="0.02052608" calcext:value-type="float">
            <text:p>0.02052608</text:p>
          </table:table-cell>
          <table:table-cell office:value-type="float" office:value="0" calcext:value-type="float">
            <text:p>0</text:p>
          </table:table-cell>
          <table:table-cell office:value-type="float" office:value="0.000101142" calcext:value-type="float">
            <text:p>0.000101142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4.44916" calcext:value-type="float">
            <text:p>-24.44916</text:p>
          </table:table-cell>
          <table:table-cell office:value-type="float" office:value="0" calcext:value-type="float">
            <text:p>0</text:p>
          </table:table-cell>
          <table:table-cell office:value-type="float" office:value="330.6347" calcext:value-type="float">
            <text:p>330.6347</text:p>
          </table:table-cell>
          <table:table-cell office:value-type="float" office:value="1234.955" calcext:value-type="float">
            <text:p>1234.955</text:p>
          </table:table-cell>
          <table:table-cell office:value-type="float" office:value="1523.901" calcext:value-type="float">
            <text:p>1523.901</text:p>
          </table:table-cell>
          <table:table-cell office:value-type="float" office:value="1226.811" calcext:value-type="float">
            <text:p>1226.811</text:p>
          </table:table-cell>
          <table:table-cell office:value-type="float" office:value="714.8939" calcext:value-type="float">
            <text:p>714.8939</text:p>
          </table:table-cell>
          <table:table-cell office:value-type="float" office:value="1095.494" calcext:value-type="float">
            <text:p>1095.494</text:p>
          </table:table-cell>
          <table:table-cell office:value-type="float" office:value="416.3326" calcext:value-type="float">
            <text:p>416.3326</text:p>
          </table:table-cell>
          <table:table-cell office:value-type="float" office:value="1821.279" calcext:value-type="float">
            <text:p>1821.279</text:p>
          </table:table-cell>
          <table:table-cell office:value-type="float" office:value="2059.072" calcext:value-type="float">
            <text:p>2059.072</text:p>
          </table:table-cell>
          <table:table-cell office:value-type="float" office:value="1650.854" calcext:value-type="float">
            <text:p>1650.854</text:p>
          </table:table-cell>
          <table:table-cell office:value-type="float" office:value="581.638" calcext:value-type="float">
            <text:p>581.638</text:p>
          </table:table-cell>
          <table:table-cell office:value-type="float" office:value="574.697" calcext:value-type="float">
            <text:p>574.697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23034" calcext:value-type="float">
            <text:p>-3.7230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40004" calcext:value-type="float">
            <text:p>-23.40004</text:p>
          </table:table-cell>
          <table:table-cell office:value-type="float" office:value="0" calcext:value-type="float">
            <text:p>0</text:p>
          </table:table-cell>
          <table:table-cell office:value-type="float" office:value="3.68927" calcext:value-type="float">
            <text:p>3.6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554.3289" calcext:value-type="float">
            <text:p>554.3289</text:p>
          </table:table-cell>
          <table:table-cell office:value-type="float" office:value="12965.8" calcext:value-type="float">
            <text:p>129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3488" calcext:value-type="float">
            <text:p>-24.93488</text:p>
          </table:table-cell>
          <table:table-cell office:value-type="float" office:value="64.86972" calcext:value-type="float">
            <text:p>64.86972</text:p>
          </table:table-cell>
          <table:table-cell office:value-type="float" office:value="0" calcext:value-type="float">
            <text:p>0</text:p>
          </table:table-cell>
          <table:table-cell office:value-type="float" office:value="84.49451" calcext:value-type="float">
            <text:p>84.49451</text:p>
          </table:table-cell>
          <table:table-cell office:value-type="float" office:value="111.8648" calcext:value-type="float">
            <text:p>111.8648</text:p>
          </table:table-cell>
          <table:table-cell office:value-type="float" office:value="0.02079861" calcext:value-type="float">
            <text:p>0.02079861</text:p>
          </table:table-cell>
          <table:table-cell office:value-type="float" office:value="0" calcext:value-type="float">
            <text:p>0</text:p>
          </table:table-cell>
          <table:table-cell office:value-type="float" office:value="0.0001044719" calcext:value-type="float">
            <text:p>0.0001044719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4.88444" calcext:value-type="float">
            <text:p>-24.88444</text:p>
          </table:table-cell>
          <table:table-cell office:value-type="float" office:value="0" calcext:value-type="float">
            <text:p>0</text:p>
          </table:table-cell>
          <table:table-cell office:value-type="float" office:value="330.6626" calcext:value-type="float">
            <text:p>330.6626</text:p>
          </table:table-cell>
          <table:table-cell office:value-type="float" office:value="1234.877" calcext:value-type="float">
            <text:p>1234.877</text:p>
          </table:table-cell>
          <table:table-cell office:value-type="float" office:value="1523.785" calcext:value-type="float">
            <text:p>1523.785</text:p>
          </table:table-cell>
          <table:table-cell office:value-type="float" office:value="1226.8" calcext:value-type="float">
            <text:p>1226.8</text:p>
          </table:table-cell>
          <table:table-cell office:value-type="float" office:value="714.8831" calcext:value-type="float">
            <text:p>714.8831</text:p>
          </table:table-cell>
          <table:table-cell office:value-type="float" office:value="1095.485" calcext:value-type="float">
            <text:p>1095.485</text:p>
          </table:table-cell>
          <table:table-cell office:value-type="float" office:value="416.3258" calcext:value-type="float">
            <text:p>416.3258</text:p>
          </table:table-cell>
          <table:table-cell office:value-type="float" office:value="1821.274" calcext:value-type="float">
            <text:p>1821.274</text:p>
          </table:table-cell>
          <table:table-cell office:value-type="float" office:value="2059.069" calcext:value-type="float">
            <text:p>2059.069</text:p>
          </table:table-cell>
          <table:table-cell office:value-type="float" office:value="1650.851" calcext:value-type="float">
            <text:p>1650.851</text:p>
          </table:table-cell>
          <table:table-cell office:value-type="float" office:value="581.6367" calcext:value-type="float">
            <text:p>581.6367</text:p>
          </table:table-cell>
          <table:table-cell office:value-type="float" office:value="574.6921" calcext:value-type="float">
            <text:p>574.6921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26122" calcext:value-type="float">
            <text:p>-3.72612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83499" calcext:value-type="float">
            <text:p>-23.83499</text:p>
          </table:table-cell>
          <table:table-cell office:value-type="float" office:value="0" calcext:value-type="float">
            <text:p>0</text:p>
          </table:table-cell>
          <table:table-cell office:value-type="float" office:value="3.688792" calcext:value-type="float">
            <text:p>3.688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553.8447" calcext:value-type="float">
            <text:p>553.8447</text:p>
          </table:table-cell>
          <table:table-cell office:value-type="float" office:value="12965.84" calcext:value-type="float">
            <text:p>1296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6499" calcext:value-type="float">
            <text:p>-25.36499</text:p>
          </table:table-cell>
          <table:table-cell office:value-type="float" office:value="64.88117" calcext:value-type="float">
            <text:p>64.88117</text:p>
          </table:table-cell>
          <table:table-cell office:value-type="float" office:value="0" calcext:value-type="float">
            <text:p>0</text:p>
          </table:table-cell>
          <table:table-cell office:value-type="float" office:value="84.71276" calcext:value-type="float">
            <text:p>84.71276</text:p>
          </table:table-cell>
          <table:table-cell office:value-type="float" office:value="111.6449" calcext:value-type="float">
            <text:p>111.6449</text:p>
          </table:table-cell>
          <table:table-cell office:value-type="float" office:value="0.02104999" calcext:value-type="float">
            <text:p>0.02104999</text:p>
          </table:table-cell>
          <table:table-cell office:value-type="float" office:value="0" calcext:value-type="float">
            <text:p>0</text:p>
          </table:table-cell>
          <table:table-cell office:value-type="float" office:value="0.0001080558" calcext:value-type="float">
            <text:p>0.0001080558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5.3143" calcext:value-type="float">
            <text:p>-25.3143</text:p>
          </table:table-cell>
          <table:table-cell office:value-type="float" office:value="0" calcext:value-type="float">
            <text:p>0</text:p>
          </table:table-cell>
          <table:table-cell office:value-type="float" office:value="330.6902" calcext:value-type="float">
            <text:p>330.6902</text:p>
          </table:table-cell>
          <table:table-cell office:value-type="float" office:value="1234.798" calcext:value-type="float">
            <text:p>1234.798</text:p>
          </table:table-cell>
          <table:table-cell office:value-type="float" office:value="1523.669" calcext:value-type="float">
            <text:p>1523.669</text:p>
          </table:table-cell>
          <table:table-cell office:value-type="float" office:value="1226.79" calcext:value-type="float">
            <text:p>1226.79</text:p>
          </table:table-cell>
          <table:table-cell office:value-type="float" office:value="714.8722" calcext:value-type="float">
            <text:p>714.8722</text:p>
          </table:table-cell>
          <table:table-cell office:value-type="float" office:value="1095.476" calcext:value-type="float">
            <text:p>1095.476</text:p>
          </table:table-cell>
          <table:table-cell office:value-type="float" office:value="416.3188" calcext:value-type="float">
            <text:p>416.3188</text:p>
          </table:table-cell>
          <table:table-cell office:value-type="float" office:value="1821.27" calcext:value-type="float">
            <text:p>1821.27</text:p>
          </table:table-cell>
          <table:table-cell office:value-type="float" office:value="2059.066" calcext:value-type="float">
            <text:p>2059.066</text:p>
          </table:table-cell>
          <table:table-cell office:value-type="float" office:value="1650.849" calcext:value-type="float">
            <text:p>1650.849</text:p>
          </table:table-cell>
          <table:table-cell office:value-type="float" office:value="581.6354" calcext:value-type="float">
            <text:p>581.6354</text:p>
          </table:table-cell>
          <table:table-cell office:value-type="float" office:value="574.6873" calcext:value-type="float">
            <text:p>574.6873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31097" calcext:value-type="float">
            <text:p>-3.73109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26501" calcext:value-type="float">
            <text:p>-24.26501</text:p>
          </table:table-cell>
          <table:table-cell office:value-type="float" office:value="0" calcext:value-type="float">
            <text:p>0</text:p>
          </table:table-cell>
          <table:table-cell office:value-type="float" office:value="3.688878" calcext:value-type="float">
            <text:p>3.688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553.3556" calcext:value-type="float">
            <text:p>553.3556</text:p>
          </table:table-cell>
          <table:table-cell office:value-type="float" office:value="12965.88" calcext:value-type="float">
            <text:p>1296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9464" calcext:value-type="float">
            <text:p>-25.79464</text:p>
          </table:table-cell>
          <table:table-cell office:value-type="float" office:value="65.30515" calcext:value-type="float">
            <text:p>65.30515</text:p>
          </table:table-cell>
          <table:table-cell office:value-type="float" office:value="0" calcext:value-type="float">
            <text:p>0</text:p>
          </table:table-cell>
          <table:table-cell office:value-type="float" office:value="84.9329" calcext:value-type="float">
            <text:p>84.9329</text:p>
          </table:table-cell>
          <table:table-cell office:value-type="float" office:value="111.4207" calcext:value-type="float">
            <text:p>111.4207</text:p>
          </table:table-cell>
          <table:table-cell office:value-type="float" office:value="0.02127908" calcext:value-type="float">
            <text:p>0.02127908</text:p>
          </table:table-cell>
          <table:table-cell office:value-type="float" office:value="0" calcext:value-type="float">
            <text:p>0</text:p>
          </table:table-cell>
          <table:table-cell office:value-type="float" office:value="0.0001115019" calcext:value-type="float">
            <text:p>0.0001115019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5.74373" calcext:value-type="float">
            <text:p>-25.74373</text:p>
          </table:table-cell>
          <table:table-cell office:value-type="float" office:value="0" calcext:value-type="float">
            <text:p>0</text:p>
          </table:table-cell>
          <table:table-cell office:value-type="float" office:value="330.7204" calcext:value-type="float">
            <text:p>330.7204</text:p>
          </table:table-cell>
          <table:table-cell office:value-type="float" office:value="1234.718" calcext:value-type="float">
            <text:p>1234.718</text:p>
          </table:table-cell>
          <table:table-cell office:value-type="float" office:value="1523.553" calcext:value-type="float">
            <text:p>1523.553</text:p>
          </table:table-cell>
          <table:table-cell office:value-type="float" office:value="1226.779" calcext:value-type="float">
            <text:p>1226.779</text:p>
          </table:table-cell>
          <table:table-cell office:value-type="float" office:value="714.8613" calcext:value-type="float">
            <text:p>714.8613</text:p>
          </table:table-cell>
          <table:table-cell office:value-type="float" office:value="1095.467" calcext:value-type="float">
            <text:p>1095.467</text:p>
          </table:table-cell>
          <table:table-cell office:value-type="float" office:value="416.312" calcext:value-type="float">
            <text:p>416.312</text:p>
          </table:table-cell>
          <table:table-cell office:value-type="float" office:value="1821.266" calcext:value-type="float">
            <text:p>1821.266</text:p>
          </table:table-cell>
          <table:table-cell office:value-type="float" office:value="2059.063" calcext:value-type="float">
            <text:p>2059.063</text:p>
          </table:table-cell>
          <table:table-cell office:value-type="float" office:value="1650.846" calcext:value-type="float">
            <text:p>1650.846</text:p>
          </table:table-cell>
          <table:table-cell office:value-type="float" office:value="581.6341" calcext:value-type="float">
            <text:p>581.6341</text:p>
          </table:table-cell>
          <table:table-cell office:value-type="float" office:value="574.6825" calcext:value-type="float">
            <text:p>574.6825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35507" calcext:value-type="float">
            <text:p>-3.73550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69908" calcext:value-type="float">
            <text:p>-24.69908</text:p>
          </table:table-cell>
          <table:table-cell office:value-type="float" office:value="0" calcext:value-type="float">
            <text:p>0</text:p>
          </table:table-cell>
          <table:table-cell office:value-type="float" office:value="3.69338" calcext:value-type="float">
            <text:p>3.69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552.9266" calcext:value-type="float">
            <text:p>552.9266</text:p>
          </table:table-cell>
          <table:table-cell office:value-type="float" office:value="12965.92" calcext:value-type="float">
            <text:p>1296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59" calcext:value-type="float">
            <text:p>-26.159</text:p>
          </table:table-cell>
          <table:table-cell office:value-type="float" office:value="66.78467" calcext:value-type="float">
            <text:p>66.78467</text:p>
          </table:table-cell>
          <table:table-cell office:value-type="float" office:value="0" calcext:value-type="float">
            <text:p>0</text:p>
          </table:table-cell>
          <table:table-cell office:value-type="float" office:value="85.09058" calcext:value-type="float">
            <text:p>85.09058</text:p>
          </table:table-cell>
          <table:table-cell office:value-type="float" office:value="111.2528" calcext:value-type="float">
            <text:p>111.2528</text:p>
          </table:table-cell>
          <table:table-cell office:value-type="float" office:value="0.02149764" calcext:value-type="float">
            <text:p>0.02149764</text:p>
          </table:table-cell>
          <table:table-cell office:value-type="float" office:value="0" calcext:value-type="float">
            <text:p>0</text:p>
          </table:table-cell>
          <table:table-cell office:value-type="float" office:value="0.0001139392" calcext:value-type="float">
            <text:p>0.0001139392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6.10787" calcext:value-type="float">
            <text:p>-26.10787</text:p>
          </table:table-cell>
          <table:table-cell office:value-type="float" office:value="0" calcext:value-type="float">
            <text:p>0</text:p>
          </table:table-cell>
          <table:table-cell office:value-type="float" office:value="330.7478" calcext:value-type="float">
            <text:p>330.7478</text:p>
          </table:table-cell>
          <table:table-cell office:value-type="float" office:value="1234.638" calcext:value-type="float">
            <text:p>1234.638</text:p>
          </table:table-cell>
          <table:table-cell office:value-type="float" office:value="1523.437" calcext:value-type="float">
            <text:p>1523.437</text:p>
          </table:table-cell>
          <table:table-cell office:value-type="float" office:value="1226.769" calcext:value-type="float">
            <text:p>1226.769</text:p>
          </table:table-cell>
          <table:table-cell office:value-type="float" office:value="714.8504" calcext:value-type="float">
            <text:p>714.8504</text:p>
          </table:table-cell>
          <table:table-cell office:value-type="float" office:value="1095.458" calcext:value-type="float">
            <text:p>1095.458</text:p>
          </table:table-cell>
          <table:table-cell office:value-type="float" office:value="416.3055" calcext:value-type="float">
            <text:p>416.3055</text:p>
          </table:table-cell>
          <table:table-cell office:value-type="float" office:value="1821.261" calcext:value-type="float">
            <text:p>1821.261</text:p>
          </table:table-cell>
          <table:table-cell office:value-type="float" office:value="2059.061" calcext:value-type="float">
            <text:p>2059.061</text:p>
          </table:table-cell>
          <table:table-cell office:value-type="float" office:value="1650.843" calcext:value-type="float">
            <text:p>1650.843</text:p>
          </table:table-cell>
          <table:table-cell office:value-type="float" office:value="581.6328" calcext:value-type="float">
            <text:p>581.6328</text:p>
          </table:table-cell>
          <table:table-cell office:value-type="float" office:value="574.6777" calcext:value-type="float">
            <text:p>574.6777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35646" calcext:value-type="float">
            <text:p>-3.73564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786" calcext:value-type="float">
            <text:p>-25.0786</text:p>
          </table:table-cell>
          <table:table-cell office:value-type="float" office:value="0" calcext:value-type="float">
            <text:p>0</text:p>
          </table:table-cell>
          <table:table-cell office:value-type="float" office:value="3.708627" calcext:value-type="float">
            <text:p>3.708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552.457" calcext:value-type="float">
            <text:p>552.457</text:p>
          </table:table-cell>
          <table:table-cell office:value-type="float" office:value="12965.97" calcext:value-type="float">
            <text:p>1296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6367" calcext:value-type="float">
            <text:p>-26.56367</text:p>
          </table:table-cell>
          <table:table-cell office:value-type="float" office:value="67.35713" calcext:value-type="float">
            <text:p>67.35713</text:p>
          </table:table-cell>
          <table:table-cell office:value-type="float" office:value="0" calcext:value-type="float">
            <text:p>0</text:p>
          </table:table-cell>
          <table:table-cell office:value-type="float" office:value="85.28583" calcext:value-type="float">
            <text:p>85.28583</text:p>
          </table:table-cell>
          <table:table-cell office:value-type="float" office:value="111.0472" calcext:value-type="float">
            <text:p>111.0472</text:p>
          </table:table-cell>
          <table:table-cell office:value-type="float" office:value="0.0217054" calcext:value-type="float">
            <text:p>0.0217054</text:p>
          </table:table-cell>
          <table:table-cell office:value-type="float" office:value="0" calcext:value-type="float">
            <text:p>0</text:p>
          </table:table-cell>
          <table:table-cell office:value-type="float" office:value="0.0001174843" calcext:value-type="float">
            <text:p>0.0001174843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6.51233" calcext:value-type="float">
            <text:p>-26.51233</text:p>
          </table:table-cell>
          <table:table-cell office:value-type="float" office:value="0" calcext:value-type="float">
            <text:p>0</text:p>
          </table:table-cell>
          <table:table-cell office:value-type="float" office:value="330.7769" calcext:value-type="float">
            <text:p>330.7769</text:p>
          </table:table-cell>
          <table:table-cell office:value-type="float" office:value="1234.558" calcext:value-type="float">
            <text:p>1234.558</text:p>
          </table:table-cell>
          <table:table-cell office:value-type="float" office:value="1523.32" calcext:value-type="float">
            <text:p>1523.32</text:p>
          </table:table-cell>
          <table:table-cell office:value-type="float" office:value="1226.758" calcext:value-type="float">
            <text:p>1226.758</text:p>
          </table:table-cell>
          <table:table-cell office:value-type="float" office:value="714.8395" calcext:value-type="float">
            <text:p>714.8395</text:p>
          </table:table-cell>
          <table:table-cell office:value-type="float" office:value="1095.45" calcext:value-type="float">
            <text:p>1095.45</text:p>
          </table:table-cell>
          <table:table-cell office:value-type="float" office:value="416.299" calcext:value-type="float">
            <text:p>416.299</text:p>
          </table:table-cell>
          <table:table-cell office:value-type="float" office:value="1821.257" calcext:value-type="float">
            <text:p>1821.257</text:p>
          </table:table-cell>
          <table:table-cell office:value-type="float" office:value="2059.058" calcext:value-type="float">
            <text:p>2059.058</text:p>
          </table:table-cell>
          <table:table-cell office:value-type="float" office:value="1650.841" calcext:value-type="float">
            <text:p>1650.841</text:p>
          </table:table-cell>
          <table:table-cell office:value-type="float" office:value="581.6315" calcext:value-type="float">
            <text:p>581.6315</text:p>
          </table:table-cell>
          <table:table-cell office:value-type="float" office:value="574.673" calcext:value-type="float">
            <text:p>574.673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2" calcext:value-type="float">
            <text:p>35.55412</text:p>
          </table:table-cell>
          <table:table-cell office:value-type="float" office:value="0" calcext:value-type="float">
            <text:p>0</text:p>
          </table:table-cell>
          <table:table-cell office:value-type="float" office:value="-0.0000003738828" calcext:value-type="float">
            <text:p>-3.73882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49512" calcext:value-type="float">
            <text:p>-25.49512</text:p>
          </table:table-cell>
          <table:table-cell office:value-type="float" office:value="0" calcext:value-type="float">
            <text:p>0</text:p>
          </table:table-cell>
          <table:table-cell office:value-type="float" office:value="3.720417" calcext:value-type="float">
            <text:p>3.72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551.9431" calcext:value-type="float">
            <text:p>551.9431</text:p>
          </table:table-cell>
          <table:table-cell office:value-type="float" office:value="12966.02" calcext:value-type="float">
            <text:p>1296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01933" calcext:value-type="float">
            <text:p>-27.01933</text:p>
          </table:table-cell>
          <table:table-cell office:value-type="float" office:value="66.44736" calcext:value-type="float">
            <text:p>66.44736</text:p>
          </table:table-cell>
          <table:table-cell office:value-type="float" office:value="0" calcext:value-type="float">
            <text:p>0</text:p>
          </table:table-cell>
          <table:table-cell office:value-type="float" office:value="85.52484" calcext:value-type="float">
            <text:p>85.52484</text:p>
          </table:table-cell>
          <table:table-cell office:value-type="float" office:value="110.8001" calcext:value-type="float">
            <text:p>110.8001</text:p>
          </table:table-cell>
          <table:table-cell office:value-type="float" office:value="0.02189345" calcext:value-type="float">
            <text:p>0.02189345</text:p>
          </table:table-cell>
          <table:table-cell office:value-type="float" office:value="0" calcext:value-type="float">
            <text:p>0</text:p>
          </table:table-cell>
          <table:table-cell office:value-type="float" office:value="0.0001218113" calcext:value-type="float">
            <text:p>0.0001218113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6.96781" calcext:value-type="float">
            <text:p>-26.96781</text:p>
          </table:table-cell>
          <table:table-cell office:value-type="float" office:value="0" calcext:value-type="float">
            <text:p>0</text:p>
          </table:table-cell>
          <table:table-cell office:value-type="float" office:value="330.8078" calcext:value-type="float">
            <text:p>330.8078</text:p>
          </table:table-cell>
          <table:table-cell office:value-type="float" office:value="1234.478" calcext:value-type="float">
            <text:p>1234.478</text:p>
          </table:table-cell>
          <table:table-cell office:value-type="float" office:value="1523.203" calcext:value-type="float">
            <text:p>1523.203</text:p>
          </table:table-cell>
          <table:table-cell office:value-type="float" office:value="1226.748" calcext:value-type="float">
            <text:p>1226.748</text:p>
          </table:table-cell>
          <table:table-cell office:value-type="float" office:value="714.8287" calcext:value-type="float">
            <text:p>714.8287</text:p>
          </table:table-cell>
          <table:table-cell office:value-type="float" office:value="1095.441" calcext:value-type="float">
            <text:p>1095.441</text:p>
          </table:table-cell>
          <table:table-cell office:value-type="float" office:value="416.2917" calcext:value-type="float">
            <text:p>416.2917</text:p>
          </table:table-cell>
          <table:table-cell office:value-type="float" office:value="1821.253" calcext:value-type="float">
            <text:p>1821.253</text:p>
          </table:table-cell>
          <table:table-cell office:value-type="float" office:value="2059.055" calcext:value-type="float">
            <text:p>2059.055</text:p>
          </table:table-cell>
          <table:table-cell office:value-type="float" office:value="1650.838" calcext:value-type="float">
            <text:p>1650.838</text:p>
          </table:table-cell>
          <table:table-cell office:value-type="float" office:value="581.6302" calcext:value-type="float">
            <text:p>581.6302</text:p>
          </table:table-cell>
          <table:table-cell office:value-type="float" office:value="574.6683" calcext:value-type="float">
            <text:p>574.6683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1" calcext:value-type="float">
            <text:p>35.55411</text:p>
          </table:table-cell>
          <table:table-cell office:value-type="float" office:value="0" calcext:value-type="float">
            <text:p>0</text:p>
          </table:table-cell>
          <table:table-cell office:value-type="float" office:value="-0.0000003757592" calcext:value-type="float">
            <text:p>-3.7575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95151" calcext:value-type="float">
            <text:p>-25.95151</text:p>
          </table:table-cell>
          <table:table-cell office:value-type="float" office:value="0" calcext:value-type="float">
            <text:p>0</text:p>
          </table:table-cell>
          <table:table-cell office:value-type="float" office:value="3.720945" calcext:value-type="float">
            <text:p>3.72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551.2651" calcext:value-type="float">
            <text:p>551.2651</text:p>
          </table:table-cell>
          <table:table-cell office:value-type="float" office:value="12966.08" calcext:value-type="float">
            <text:p>12966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61368" calcext:value-type="float">
            <text:p>-27.61368</text:p>
          </table:table-cell>
          <table:table-cell office:value-type="float" office:value="65.26355" calcext:value-type="float">
            <text:p>65.26355</text:p>
          </table:table-cell>
          <table:table-cell office:value-type="float" office:value="0" calcext:value-type="float">
            <text:p>0</text:p>
          </table:table-cell>
          <table:table-cell office:value-type="float" office:value="85.91595" calcext:value-type="float">
            <text:p>85.91595</text:p>
          </table:table-cell>
          <table:table-cell office:value-type="float" office:value="110.3895" calcext:value-type="float">
            <text:p>110.3895</text:p>
          </table:table-cell>
          <table:table-cell office:value-type="float" office:value="0.02203755" calcext:value-type="float">
            <text:p>0.02203755</text:p>
          </table:table-cell>
          <table:table-cell office:value-type="float" office:value="0" calcext:value-type="float">
            <text:p>0</text:p>
          </table:table-cell>
          <table:table-cell office:value-type="float" office:value="0.000126085" calcext:value-type="float">
            <text:p>0.000126085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7.56202" calcext:value-type="float">
            <text:p>-27.56202</text:p>
          </table:table-cell>
          <table:table-cell office:value-type="float" office:value="0" calcext:value-type="float">
            <text:p>0</text:p>
          </table:table-cell>
          <table:table-cell office:value-type="float" office:value="330.8568" calcext:value-type="float">
            <text:p>330.8568</text:p>
          </table:table-cell>
          <table:table-cell office:value-type="float" office:value="1234.397" calcext:value-type="float">
            <text:p>1234.397</text:p>
          </table:table-cell>
          <table:table-cell office:value-type="float" office:value="1523.086" calcext:value-type="float">
            <text:p>1523.086</text:p>
          </table:table-cell>
          <table:table-cell office:value-type="float" office:value="1226.737" calcext:value-type="float">
            <text:p>1226.737</text:p>
          </table:table-cell>
          <table:table-cell office:value-type="float" office:value="714.8178" calcext:value-type="float">
            <text:p>714.8178</text:p>
          </table:table-cell>
          <table:table-cell office:value-type="float" office:value="1095.432" calcext:value-type="float">
            <text:p>1095.432</text:p>
          </table:table-cell>
          <table:table-cell office:value-type="float" office:value="416.2843" calcext:value-type="float">
            <text:p>416.2843</text:p>
          </table:table-cell>
          <table:table-cell office:value-type="float" office:value="1821.249" calcext:value-type="float">
            <text:p>1821.249</text:p>
          </table:table-cell>
          <table:table-cell office:value-type="float" office:value="2059.053" calcext:value-type="float">
            <text:p>2059.053</text:p>
          </table:table-cell>
          <table:table-cell office:value-type="float" office:value="1650.835" calcext:value-type="float">
            <text:p>1650.835</text:p>
          </table:table-cell>
          <table:table-cell office:value-type="float" office:value="581.629" calcext:value-type="float">
            <text:p>581.629</text:p>
          </table:table-cell>
          <table:table-cell office:value-type="float" office:value="574.6637" calcext:value-type="float">
            <text:p>574.6637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1" calcext:value-type="float">
            <text:p>35.55411</text:p>
          </table:table-cell>
          <table:table-cell office:value-type="float" office:value="0" calcext:value-type="float">
            <text:p>0</text:p>
          </table:table-cell>
          <table:table-cell office:value-type="float" office:value="-0.000000407676" calcext:value-type="float">
            <text:p>-4.076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55547" calcext:value-type="float">
            <text:p>-26.55547</text:p>
          </table:table-cell>
          <table:table-cell office:value-type="float" office:value="0" calcext:value-type="float">
            <text:p>0</text:p>
          </table:table-cell>
          <table:table-cell office:value-type="float" office:value="3.730525" calcext:value-type="float">
            <text:p>3.73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548.959" calcext:value-type="float">
            <text:p>548.959</text:p>
          </table:table-cell>
          <table:table-cell office:value-type="float" office:value="12966.33" calcext:value-type="float">
            <text:p>1296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41501" calcext:value-type="float">
            <text:p>-29.41501</text:p>
          </table:table-cell>
          <table:table-cell office:value-type="float" office:value="69.53465" calcext:value-type="float">
            <text:p>69.53465</text:p>
          </table:table-cell>
          <table:table-cell office:value-type="float" office:value="0" calcext:value-type="float">
            <text:p>0</text:p>
          </table:table-cell>
          <table:table-cell office:value-type="float" office:value="87.70863" calcext:value-type="float">
            <text:p>87.70863</text:p>
          </table:table-cell>
          <table:table-cell office:value-type="float" office:value="108.4563" calcext:value-type="float">
            <text:p>108.4563</text:p>
          </table:table-cell>
          <table:table-cell office:value-type="float" office:value="0.02213416" calcext:value-type="float">
            <text:p>0.02213416</text:p>
          </table:table-cell>
          <table:table-cell office:value-type="float" office:value="0" calcext:value-type="float">
            <text:p>0</text:p>
          </table:table-cell>
          <table:table-cell office:value-type="float" office:value="0.0001275998" calcext:value-type="float">
            <text:p>0.0001275998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29.36326" calcext:value-type="float">
            <text:p>-29.36326</text:p>
          </table:table-cell>
          <table:table-cell office:value-type="float" office:value="0" calcext:value-type="float">
            <text:p>0</text:p>
          </table:table-cell>
          <table:table-cell office:value-type="float" office:value="331.2272" calcext:value-type="float">
            <text:p>331.2272</text:p>
          </table:table-cell>
          <table:table-cell office:value-type="float" office:value="1234.211" calcext:value-type="float">
            <text:p>1234.211</text:p>
          </table:table-cell>
          <table:table-cell office:value-type="float" office:value="1522.844" calcext:value-type="float">
            <text:p>1522.844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714.8032" calcext:value-type="float">
            <text:p>714.8032</text:p>
          </table:table-cell>
          <table:table-cell office:value-type="float" office:value="1095.422" calcext:value-type="float">
            <text:p>1095.422</text:p>
          </table:table-cell>
          <table:table-cell office:value-type="float" office:value="416.2776" calcext:value-type="float">
            <text:p>416.2776</text:p>
          </table:table-cell>
          <table:table-cell office:value-type="float" office:value="1821.244" calcext:value-type="float">
            <text:p>1821.244</text:p>
          </table:table-cell>
          <table:table-cell office:value-type="float" office:value="2059.05" calcext:value-type="float">
            <text:p>2059.05</text:p>
          </table:table-cell>
          <table:table-cell office:value-type="float" office:value="1650.833" calcext:value-type="float">
            <text:p>1650.833</text:p>
          </table:table-cell>
          <table:table-cell office:value-type="float" office:value="581.6278" calcext:value-type="float">
            <text:p>581.6278</text:p>
          </table:table-cell>
          <table:table-cell office:value-type="float" office:value="574.6591" calcext:value-type="float">
            <text:p>574.6591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1" calcext:value-type="float">
            <text:p>35.55411</text:p>
          </table:table-cell>
          <table:table-cell office:value-type="float" office:value="0" calcext:value-type="float">
            <text:p>0</text:p>
          </table:table-cell>
          <table:table-cell office:value-type="float" office:value="-0.00006903808" calcext:value-type="float">
            <text:p>-6.90380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59884" calcext:value-type="float">
            <text:p>-28.59884</text:p>
          </table:table-cell>
          <table:table-cell office:value-type="float" office:value="0" calcext:value-type="float">
            <text:p>0</text:p>
          </table:table-cell>
          <table:table-cell office:value-type="float" office:value="3.972557" calcext:value-type="float">
            <text:p>3.97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545.8601" calcext:value-type="float">
            <text:p>545.8601</text:p>
          </table:table-cell>
          <table:table-cell office:value-type="float" office:value="12966.6" calcext:value-type="float">
            <text:p>129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26411" calcext:value-type="float">
            <text:p>-32.26411</text:p>
          </table:table-cell>
          <table:table-cell office:value-type="float" office:value="77.46407" calcext:value-type="float">
            <text:p>77.46407</text:p>
          </table:table-cell>
          <table:table-cell office:value-type="float" office:value="0" calcext:value-type="float">
            <text:p>0</text:p>
          </table:table-cell>
          <table:table-cell office:value-type="float" office:value="90.24129" calcext:value-type="float">
            <text:p>90.24129</text:p>
          </table:table-cell>
          <table:table-cell office:value-type="float" office:value="106.2489" calcext:value-type="float">
            <text:p>106.2489</text:p>
          </table:table-cell>
          <table:table-cell office:value-type="float" office:value="0.02224322" calcext:value-type="float">
            <text:p>0.02224322</text:p>
          </table:table-cell>
          <table:table-cell office:value-type="float" office:value="0" calcext:value-type="float">
            <text:p>0</text:p>
          </table:table-cell>
          <table:table-cell office:value-type="float" office:value="0.0001298197" calcext:value-type="float">
            <text:p>0.0001298197</text:p>
          </table:table-cell>
          <table:table-cell office:value-type="float" office:value="0" calcext:value-type="float">
            <text:p>0</text:p>
          </table:table-cell>
          <table:table-cell office:value-type="float" office:value="-0.02974411" calcext:value-type="float">
            <text:p>-0.02974411</text:p>
          </table:table-cell>
          <table:table-cell office:value-type="float" office:value="370" calcext:value-type="float">
            <text:p>370</text:p>
          </table:table-cell>
          <table:table-cell office:value-type="float" office:value="-32.21225" calcext:value-type="float">
            <text:p>-32.21225</text:p>
          </table:table-cell>
          <table:table-cell office:value-type="float" office:value="0" calcext:value-type="float">
            <text:p>0</text:p>
          </table:table-cell>
          <table:table-cell office:value-type="float" office:value="331.373" calcext:value-type="float">
            <text:p>331.373</text:p>
          </table:table-cell>
          <table:table-cell office:value-type="float" office:value="1233.869" calcext:value-type="float">
            <text:p>1233.869</text:p>
          </table:table-cell>
          <table:table-cell office:value-type="float" office:value="1522.508" calcext:value-type="float">
            <text:p>1522.508</text:p>
          </table:table-cell>
          <table:table-cell office:value-type="float" office:value="1226.688" calcext:value-type="float">
            <text:p>1226.688</text:p>
          </table:table-cell>
          <table:table-cell office:value-type="float" office:value="714.7821" calcext:value-type="float">
            <text:p>714.7821</text:p>
          </table:table-cell>
          <table:table-cell office:value-type="float" office:value="1095.41" calcext:value-type="float">
            <text:p>1095.41</text:p>
          </table:table-cell>
          <table:table-cell office:value-type="float" office:value="416.2683" calcext:value-type="float">
            <text:p>416.2683</text:p>
          </table:table-cell>
          <table:table-cell office:value-type="float" office:value="1821.239" calcext:value-type="float">
            <text:p>1821.239</text:p>
          </table:table-cell>
          <table:table-cell office:value-type="float" office:value="2059.047" calcext:value-type="float">
            <text:p>2059.047</text:p>
          </table:table-cell>
          <table:table-cell office:value-type="float" office:value="1650.83" calcext:value-type="float">
            <text:p>1650.83</text:p>
          </table:table-cell>
          <table:table-cell office:value-type="float" office:value="581.6265" calcext:value-type="float">
            <text:p>581.6265</text:p>
          </table:table-cell>
          <table:table-cell office:value-type="float" office:value="574.6545" calcext:value-type="float">
            <text:p>574.6545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1" calcext:value-type="float">
            <text:p>35.55411</text:p>
          </table:table-cell>
          <table:table-cell office:value-type="float" office:value="0" calcext:value-type="float">
            <text:p>0</text:p>
          </table:table-cell>
          <table:table-cell office:value-type="float" office:value="-0.00007815283" calcext:value-type="float">
            <text:p>-7.81528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41517" calcext:value-type="float">
            <text:p>-31.41517</text:p>
          </table:table-cell>
          <table:table-cell office:value-type="float" office:value="0" calcext:value-type="float">
            <text:p>0</text:p>
          </table:table-cell>
          <table:table-cell office:value-type="float" office:value="3.939826" calcext:value-type="float">
            <text:p>3.93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541.6191" calcext:value-type="float">
            <text:p>541.6191</text:p>
          </table:table-cell>
          <table:table-cell office:value-type="float" office:value="12966.99" calcext:value-type="float">
            <text:p>1296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15042" calcext:value-type="float">
            <text:p>-36.15042</text:p>
          </table:table-cell>
          <table:table-cell office:value-type="float" office:value="87.86988" calcext:value-type="float">
            <text:p>87.86988</text:p>
          </table:table-cell>
          <table:table-cell office:value-type="float" office:value="0" calcext:value-type="float">
            <text:p>0</text:p>
          </table:table-cell>
          <table:table-cell office:value-type="float" office:value="93.67482" calcext:value-type="float">
            <text:p>93.67482</text:p>
          </table:table-cell>
          <table:table-cell office:value-type="float" office:value="103.162" calcext:value-type="float">
            <text:p>103.162</text:p>
          </table:table-cell>
          <table:table-cell office:value-type="float" office:value="0.02237546" calcext:value-type="float">
            <text:p>0.02237546</text:p>
          </table:table-cell>
          <table:table-cell office:value-type="float" office:value="0" calcext:value-type="float">
            <text:p>0</text:p>
          </table:table-cell>
          <table:table-cell office:value-type="float" office:value="0.0001321513" calcext:value-type="float">
            <text:p>0.0001321513</text:p>
          </table:table-cell>
          <table:table-cell office:value-type="float" office:value="0" calcext:value-type="float">
            <text:p>0</text:p>
          </table:table-cell>
          <table:table-cell office:value-type="float" office:value="-0.03093155" calcext:value-type="float">
            <text:p>-0.03093155</text:p>
          </table:table-cell>
          <table:table-cell office:value-type="float" office:value="370" calcext:value-type="float">
            <text:p>370</text:p>
          </table:table-cell>
          <table:table-cell office:value-type="float" office:value="-36.09724" calcext:value-type="float">
            <text:p>-36.09724</text:p>
          </table:table-cell>
          <table:table-cell office:value-type="float" office:value="0" calcext:value-type="float">
            <text:p>0</text:p>
          </table:table-cell>
          <table:table-cell office:value-type="float" office:value="331.5923" calcext:value-type="float">
            <text:p>331.5923</text:p>
          </table:table-cell>
          <table:table-cell office:value-type="float" office:value="1233.423" calcext:value-type="float">
            <text:p>1233.423</text:p>
          </table:table-cell>
          <table:table-cell office:value-type="float" office:value="1522.082" calcext:value-type="float">
            <text:p>1522.082</text:p>
          </table:table-cell>
          <table:table-cell office:value-type="float" office:value="1226.65" calcext:value-type="float">
            <text:p>1226.65</text:p>
          </table:table-cell>
          <table:table-cell office:value-type="float" office:value="714.7552" calcext:value-type="float">
            <text:p>714.7552</text:p>
          </table:table-cell>
          <table:table-cell office:value-type="float" office:value="1095.394" calcext:value-type="float">
            <text:p>1095.394</text:p>
          </table:table-cell>
          <table:table-cell office:value-type="float" office:value="416.2571" calcext:value-type="float">
            <text:p>416.2571</text:p>
          </table:table-cell>
          <table:table-cell office:value-type="float" office:value="1821.233" calcext:value-type="float">
            <text:p>1821.233</text:p>
          </table:table-cell>
          <table:table-cell office:value-type="float" office:value="2059.045" calcext:value-type="float">
            <text:p>2059.045</text:p>
          </table:table-cell>
          <table:table-cell office:value-type="float" office:value="1650.828" calcext:value-type="float">
            <text:p>1650.828</text:p>
          </table:table-cell>
          <table:table-cell office:value-type="float" office:value="581.6252" calcext:value-type="float">
            <text:p>581.625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42.3639" calcext:value-type="float">
            <text:p>142.3639</text:p>
          </table:table-cell>
          <table:table-cell office:value-type="float" office:value="35.55411" calcext:value-type="float">
            <text:p>35.55411</text:p>
          </table:table-cell>
          <table:table-cell office:value-type="float" office:value="0" calcext:value-type="float">
            <text:p>0</text:p>
          </table:table-cell>
          <table:table-cell office:value-type="float" office:value="-0.00009046755" calcext:value-type="float">
            <text:p>-9.0467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24924" calcext:value-type="float">
            <text:p>-35.24924</text:p>
          </table:table-cell>
          <table:table-cell office:value-type="float" office:value="0" calcext:value-type="float">
            <text:p>0</text:p>
          </table:table-cell>
          <table:table-cell office:value-type="float" office:value="3.888952" calcext:value-type="float">
            <text:p>3.888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536.8386" calcext:value-type="float">
            <text:p>536.8386</text:p>
          </table:table-cell>
          <table:table-cell office:value-type="float" office:value="12967.48" calcext:value-type="float">
            <text:p>12967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42358" calcext:value-type="float">
            <text:p>-40.42358</text:p>
          </table:table-cell>
          <table:table-cell office:value-type="float" office:value="99.68284" calcext:value-type="float">
            <text:p>99.68284</text:p>
          </table:table-cell>
          <table:table-cell office:value-type="float" office:value="0" calcext:value-type="float">
            <text:p>0</text:p>
          </table:table-cell>
          <table:table-cell office:value-type="float" office:value="97.32662" calcext:value-type="float">
            <text:p>97.32662</text:p>
          </table:table-cell>
          <table:table-cell office:value-type="float" office:value="99.70097" calcext:value-type="float">
            <text:p>99.70097</text:p>
          </table:table-cell>
          <table:table-cell office:value-type="float" office:value="0.02252587" calcext:value-type="float">
            <text:p>0.02252587</text:p>
          </table:table-cell>
          <table:table-cell office:value-type="float" office:value="0" calcext:value-type="float">
            <text:p>0</text:p>
          </table:table-cell>
          <table:table-cell office:value-type="float" office:value="0.0001342211" calcext:value-type="float">
            <text:p>0.0001342211</text:p>
          </table:table-cell>
          <table:table-cell office:value-type="float" office:value="0" calcext:value-type="float">
            <text:p>0</text:p>
          </table:table-cell>
          <table:table-cell office:value-type="float" office:value="-0.03235924" calcext:value-type="float">
            <text:p>-0.03235924</text:p>
          </table:table-cell>
          <table:table-cell office:value-type="float" office:value="370" calcext:value-type="float">
            <text:p>370</text:p>
          </table:table-cell>
          <table:table-cell office:value-type="float" office:value="-40.36883" calcext:value-type="float">
            <text:p>-40.36883</text:p>
          </table:table-cell>
          <table:table-cell office:value-type="float" office:value="0" calcext:value-type="float">
            <text:p>0</text:p>
          </table:table-cell>
          <table:table-cell office:value-type="float" office:value="331.8869" calcext:value-type="float">
            <text:p>331.8869</text:p>
          </table:table-cell>
          <table:table-cell office:value-type="float" office:value="1232.915" calcext:value-type="float">
            <text:p>1232.915</text:p>
          </table:table-cell>
          <table:table-cell office:value-type="float" office:value="1521.589" calcext:value-type="float">
            <text:p>1521.589</text:p>
          </table:table-cell>
          <table:table-cell office:value-type="float" office:value="1226.603" calcext:value-type="float">
            <text:p>1226.603</text:p>
          </table:table-cell>
          <table:table-cell office:value-type="float" office:value="714.7228" calcext:value-type="float">
            <text:p>714.7228</text:p>
          </table:table-cell>
          <table:table-cell office:value-type="float" office:value="1095.373" calcext:value-type="float">
            <text:p>1095.373</text:p>
          </table:table-cell>
          <table:table-cell office:value-type="float" office:value="416.2441" calcext:value-type="float">
            <text:p>416.2441</text:p>
          </table:table-cell>
          <table:table-cell office:value-type="float" office:value="1821.226" calcext:value-type="float">
            <text:p>1821.226</text:p>
          </table:table-cell>
          <table:table-cell office:value-type="float" office:value="2059.041" calcext:value-type="float">
            <text:p>2059.041</text:p>
          </table:table-cell>
          <table:table-cell office:value-type="float" office:value="1650.825" calcext:value-type="float">
            <text:p>1650.825</text:p>
          </table:table-cell>
          <table:table-cell office:value-type="float" office:value="581.624" calcext:value-type="float">
            <text:p>581.624</text:p>
          </table:table-cell>
          <table:table-cell office:value-type="float" office:value="574.6455" calcext:value-type="float">
            <text:p>574.6455</text:p>
          </table:table-cell>
          <table:table-cell office:value-type="float" office:value="142.3638" calcext:value-type="float">
            <text:p>142.3638</text:p>
          </table:table-cell>
          <table:table-cell office:value-type="float" office:value="35.55416" calcext:value-type="float">
            <text:p>35.55416</text:p>
          </table:table-cell>
          <table:table-cell office:value-type="float" office:value="0" calcext:value-type="float">
            <text:p>0</text:p>
          </table:table-cell>
          <table:table-cell office:value-type="float" office:value="-0.0001012146" calcext:value-type="float">
            <text:p>-0.0001012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5293" calcext:value-type="float">
            <text:p>-39.5293</text:p>
          </table:table-cell>
          <table:table-cell office:value-type="float" office:value="0" calcext:value-type="float">
            <text:p>0</text:p>
          </table:table-cell>
          <table:table-cell office:value-type="float" office:value="3.897526" calcext:value-type="float">
            <text:p>3.89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532.1711" calcext:value-type="float">
            <text:p>532.1711</text:p>
          </table:table-cell>
          <table:table-cell office:value-type="float" office:value="12968" calcext:value-type="float">
            <text:p>1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53491" calcext:value-type="float">
            <text:p>-44.53491</text:p>
          </table:table-cell>
          <table:table-cell office:value-type="float" office:value="111.0326" calcext:value-type="float">
            <text:p>111.0326</text:p>
          </table:table-cell>
          <table:table-cell office:value-type="float" office:value="0" calcext:value-type="float">
            <text:p>0</text:p>
          </table:table-cell>
          <table:table-cell office:value-type="float" office:value="100.5666" calcext:value-type="float">
            <text:p>100.5666</text:p>
          </table:table-cell>
          <table:table-cell office:value-type="float" office:value="96.40952" calcext:value-type="float">
            <text:p>96.40952</text:p>
          </table:table-cell>
          <table:table-cell office:value-type="float" office:value="0.02268665" calcext:value-type="float">
            <text:p>0.02268665</text:p>
          </table:table-cell>
          <table:table-cell office:value-type="float" office:value="0" calcext:value-type="float">
            <text:p>0</text:p>
          </table:table-cell>
          <table:table-cell office:value-type="float" office:value="0.000135762" calcext:value-type="float">
            <text:p>0.000135762</text:p>
          </table:table-cell>
          <table:table-cell office:value-type="float" office:value="0" calcext:value-type="float">
            <text:p>0</text:p>
          </table:table-cell>
          <table:table-cell office:value-type="float" office:value="-0.03363954" calcext:value-type="float">
            <text:p>-0.03363954</text:p>
          </table:table-cell>
          <table:table-cell office:value-type="float" office:value="370" calcext:value-type="float">
            <text:p>370</text:p>
          </table:table-cell>
          <table:table-cell office:value-type="float" office:value="-44.47872" calcext:value-type="float">
            <text:p>-44.47872</text:p>
          </table:table-cell>
          <table:table-cell office:value-type="float" office:value="0" calcext:value-type="float">
            <text:p>0</text:p>
          </table:table-cell>
          <table:table-cell office:value-type="float" office:value="332.2347" calcext:value-type="float">
            <text:p>332.2347</text:p>
          </table:table-cell>
          <table:table-cell office:value-type="float" office:value="1232.394" calcext:value-type="float">
            <text:p>1232.394</text:p>
          </table:table-cell>
          <table:table-cell office:value-type="float" office:value="1521.066" calcext:value-type="float">
            <text:p>1521.066</text:p>
          </table:table-cell>
          <table:table-cell office:value-type="float" office:value="1226.551" calcext:value-type="float">
            <text:p>1226.551</text:p>
          </table:table-cell>
          <table:table-cell office:value-type="float" office:value="714.6851" calcext:value-type="float">
            <text:p>714.6851</text:p>
          </table:table-cell>
          <table:table-cell office:value-type="float" office:value="1095.349" calcext:value-type="float">
            <text:p>1095.349</text:p>
          </table:table-cell>
          <table:table-cell office:value-type="float" office:value="416.2296" calcext:value-type="float">
            <text:p>416.2296</text:p>
          </table:table-cell>
          <table:table-cell office:value-type="float" office:value="1821.217" calcext:value-type="float">
            <text:p>1821.217</text:p>
          </table:table-cell>
          <table:table-cell office:value-type="float" office:value="2059.037" calcext:value-type="float">
            <text:p>2059.037</text:p>
          </table:table-cell>
          <table:table-cell office:value-type="float" office:value="1650.822" calcext:value-type="float">
            <text:p>1650.822</text:p>
          </table:table-cell>
          <table:table-cell office:value-type="float" office:value="581.6227" calcext:value-type="float">
            <text:p>581.6227</text:p>
          </table:table-cell>
          <table:table-cell office:value-type="float" office:value="574.6411" calcext:value-type="float">
            <text:p>574.6411</text:p>
          </table:table-cell>
          <table:table-cell office:value-type="float" office:value="142.3638" calcext:value-type="float">
            <text:p>142.3638</text:p>
          </table:table-cell>
          <table:table-cell office:value-type="float" office:value="35.55419" calcext:value-type="float">
            <text:p>35.55419</text:p>
          </table:table-cell>
          <table:table-cell office:value-type="float" office:value="0" calcext:value-type="float">
            <text:p>0</text:p>
          </table:table-cell>
          <table:table-cell office:value-type="float" office:value="-0.0001090992" calcext:value-type="float">
            <text:p>-0.00010909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64564" calcext:value-type="float">
            <text:p>-43.64564</text:p>
          </table:table-cell>
          <table:table-cell office:value-type="float" office:value="0" calcext:value-type="float">
            <text:p>0</text:p>
          </table:table-cell>
          <table:table-cell office:value-type="float" office:value="3.903764" calcext:value-type="float">
            <text:p>3.903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526.3271" calcext:value-type="float">
            <text:p>526.3271</text:p>
          </table:table-cell>
          <table:table-cell office:value-type="float" office:value="12968.76" calcext:value-type="float">
            <text:p>1296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52129" calcext:value-type="float">
            <text:p>-49.52129</text:p>
          </table:table-cell>
          <table:table-cell office:value-type="float" office:value="125.0698" calcext:value-type="float">
            <text:p>125.0698</text:p>
          </table:table-cell>
          <table:table-cell office:value-type="float" office:value="0" calcext:value-type="float">
            <text:p>0</text:p>
          </table:table-cell>
          <table:table-cell office:value-type="float" office:value="104.2697" calcext:value-type="float">
            <text:p>104.2697</text:p>
          </table:table-cell>
          <table:table-cell office:value-type="float" office:value="92.30087" calcext:value-type="float">
            <text:p>92.30087</text:p>
          </table:table-cell>
          <table:table-cell office:value-type="float" office:value="0.02285497" calcext:value-type="float">
            <text:p>0.02285497</text:p>
          </table:table-cell>
          <table:table-cell office:value-type="float" office:value="0" calcext:value-type="float">
            <text:p>0</text:p>
          </table:table-cell>
          <table:table-cell office:value-type="float" office:value="0.0001369401" calcext:value-type="float">
            <text:p>0.0001369401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49.4648" calcext:value-type="float">
            <text:p>-49.4648</text:p>
          </table:table-cell>
          <table:table-cell office:value-type="float" office:value="0" calcext:value-type="float">
            <text:p>0</text:p>
          </table:table-cell>
          <table:table-cell office:value-type="float" office:value="332.7335" calcext:value-type="float">
            <text:p>332.7335</text:p>
          </table:table-cell>
          <table:table-cell office:value-type="float" office:value="1231.727" calcext:value-type="float">
            <text:p>1231.727</text:p>
          </table:table-cell>
          <table:table-cell office:value-type="float" office:value="1520.426" calcext:value-type="float">
            <text:p>1520.426</text:p>
          </table:table-cell>
          <table:table-cell office:value-type="float" office:value="1226.488" calcext:value-type="float">
            <text:p>1226.488</text:p>
          </table:table-cell>
          <table:table-cell office:value-type="float" office:value="714.6415" calcext:value-type="float">
            <text:p>714.6415</text:p>
          </table:table-cell>
          <table:table-cell office:value-type="float" office:value="1095.32" calcext:value-type="float">
            <text:p>1095.32</text:p>
          </table:table-cell>
          <table:table-cell office:value-type="float" office:value="416.2137" calcext:value-type="float">
            <text:p>416.2137</text:p>
          </table:table-cell>
          <table:table-cell office:value-type="float" office:value="1821.207" calcext:value-type="float">
            <text:p>1821.207</text:p>
          </table:table-cell>
          <table:table-cell office:value-type="float" office:value="2059.032" calcext:value-type="float">
            <text:p>2059.032</text:p>
          </table:table-cell>
          <table:table-cell office:value-type="float" office:value="1650.82" calcext:value-type="float">
            <text:p>1650.82</text:p>
          </table:table-cell>
          <table:table-cell office:value-type="float" office:value="581.6215" calcext:value-type="float">
            <text:p>581.6215</text:p>
          </table:table-cell>
          <table:table-cell office:value-type="float" office:value="574.6367" calcext:value-type="float">
            <text:p>574.6367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1444456" calcext:value-type="float">
            <text:p>-0.0001444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71355" calcext:value-type="float">
            <text:p>-48.71355</text:p>
          </table:table-cell>
          <table:table-cell office:value-type="float" office:value="0" calcext:value-type="float">
            <text:p>0</text:p>
          </table:table-cell>
          <table:table-cell office:value-type="float" office:value="3.985516" calcext:value-type="float">
            <text:p>3.98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520.8222" calcext:value-type="float">
            <text:p>520.8222</text:p>
          </table:table-cell>
          <table:table-cell office:value-type="float" office:value="12969.55" calcext:value-type="float">
            <text:p>1296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16129" calcext:value-type="float">
            <text:p>-54.16129</text:p>
          </table:table-cell>
          <table:table-cell office:value-type="float" office:value="138.3228" calcext:value-type="float">
            <text:p>138.3228</text:p>
          </table:table-cell>
          <table:table-cell office:value-type="float" office:value="0" calcext:value-type="float">
            <text:p>0</text:p>
          </table:table-cell>
          <table:table-cell office:value-type="float" office:value="107.2659" calcext:value-type="float">
            <text:p>107.2659</text:p>
          </table:table-cell>
          <table:table-cell office:value-type="float" office:value="88.67443" calcext:value-type="float">
            <text:p>88.67443</text:p>
          </table:table-cell>
          <table:table-cell office:value-type="float" office:value="0.02302423" calcext:value-type="float">
            <text:p>0.02302423</text:p>
          </table:table-cell>
          <table:table-cell office:value-type="float" office:value="0" calcext:value-type="float">
            <text:p>0</text:p>
          </table:table-cell>
          <table:table-cell office:value-type="float" office:value="0.0001373185" calcext:value-type="float">
            <text:p>0.0001373185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54.10463" calcext:value-type="float">
            <text:p>-54.10463</text:p>
          </table:table-cell>
          <table:table-cell office:value-type="float" office:value="0" calcext:value-type="float">
            <text:p>0</text:p>
          </table:table-cell>
          <table:table-cell office:value-type="float" office:value="333.2686" calcext:value-type="float">
            <text:p>333.2686</text:p>
          </table:table-cell>
          <table:table-cell office:value-type="float" office:value="1231.022" calcext:value-type="float">
            <text:p>1231.022</text:p>
          </table:table-cell>
          <table:table-cell office:value-type="float" office:value="1519.712" calcext:value-type="float">
            <text:p>1519.712</text:p>
          </table:table-cell>
          <table:table-cell office:value-type="float" office:value="1226.421" calcext:value-type="float">
            <text:p>1226.421</text:p>
          </table:table-cell>
          <table:table-cell office:value-type="float" office:value="714.5836" calcext:value-type="float">
            <text:p>714.5836</text:p>
          </table:table-cell>
          <table:table-cell office:value-type="float" office:value="1095.285" calcext:value-type="float">
            <text:p>1095.285</text:p>
          </table:table-cell>
          <table:table-cell office:value-type="float" office:value="416.195" calcext:value-type="float">
            <text:p>416.195</text:p>
          </table:table-cell>
          <table:table-cell office:value-type="float" office:value="1821.196" calcext:value-type="float">
            <text:p>1821.196</text:p>
          </table:table-cell>
          <table:table-cell office:value-type="float" office:value="2059.028" calcext:value-type="float">
            <text:p>2059.028</text:p>
          </table:table-cell>
          <table:table-cell office:value-type="float" office:value="1650.817" calcext:value-type="float">
            <text:p>1650.817</text:p>
          </table:table-cell>
          <table:table-cell office:value-type="float" office:value="581.6202" calcext:value-type="float">
            <text:p>581.6202</text:p>
          </table:table-cell>
          <table:table-cell office:value-type="float" office:value="574.6321" calcext:value-type="float">
            <text:p>574.6321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19099" calcext:value-type="float">
            <text:p>-0.000190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4023" calcext:value-type="float">
            <text:p>-53.4023</text:p>
          </table:table-cell>
          <table:table-cell office:value-type="float" office:value="0" calcext:value-type="float">
            <text:p>0</text:p>
          </table:table-cell>
          <table:table-cell office:value-type="float" office:value="4.034354" calcext:value-type="float">
            <text:p>4.034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515.1035" calcext:value-type="float">
            <text:p>515.1035</text:p>
          </table:table-cell>
          <table:table-cell office:value-type="float" office:value="12970.47" calcext:value-type="float">
            <text:p>1297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837" calcext:value-type="float">
            <text:p>-58.8837</text:p>
          </table:table-cell>
          <table:table-cell office:value-type="float" office:value="151.8155" calcext:value-type="float">
            <text:p>151.8155</text:p>
          </table:table-cell>
          <table:table-cell office:value-type="float" office:value="0" calcext:value-type="float">
            <text:p>0</text:p>
          </table:table-cell>
          <table:table-cell office:value-type="float" office:value="109.9252" calcext:value-type="float">
            <text:p>109.9252</text:p>
          </table:table-cell>
          <table:table-cell office:value-type="float" office:value="85.01921" calcext:value-type="float">
            <text:p>85.01921</text:p>
          </table:table-cell>
          <table:table-cell office:value-type="float" office:value="0.02320758" calcext:value-type="float">
            <text:p>0.02320758</text:p>
          </table:table-cell>
          <table:table-cell office:value-type="float" office:value="0" calcext:value-type="float">
            <text:p>0</text:p>
          </table:table-cell>
          <table:table-cell office:value-type="float" office:value="0.0001373185" calcext:value-type="float">
            <text:p>0.0001373185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58.82686" calcext:value-type="float">
            <text:p>-58.82686</text:p>
          </table:table-cell>
          <table:table-cell office:value-type="float" office:value="0" calcext:value-type="float">
            <text:p>0</text:p>
          </table:table-cell>
          <table:table-cell office:value-type="float" office:value="333.8987" calcext:value-type="float">
            <text:p>333.8987</text:p>
          </table:table-cell>
          <table:table-cell office:value-type="float" office:value="1230.247" calcext:value-type="float">
            <text:p>1230.247</text:p>
          </table:table-cell>
          <table:table-cell office:value-type="float" office:value="1518.932" calcext:value-type="float">
            <text:p>1518.932</text:p>
          </table:table-cell>
          <table:table-cell office:value-type="float" office:value="1226.35" calcext:value-type="float">
            <text:p>1226.35</text:p>
          </table:table-cell>
          <table:table-cell office:value-type="float" office:value="714.5188" calcext:value-type="float">
            <text:p>714.5188</text:p>
          </table:table-cell>
          <table:table-cell office:value-type="float" office:value="1095.246" calcext:value-type="float">
            <text:p>1095.246</text:p>
          </table:table-cell>
          <table:table-cell office:value-type="float" office:value="416.1733" calcext:value-type="float">
            <text:p>416.1733</text:p>
          </table:table-cell>
          <table:table-cell office:value-type="float" office:value="1821.184" calcext:value-type="float">
            <text:p>1821.184</text:p>
          </table:table-cell>
          <table:table-cell office:value-type="float" office:value="2059.023" calcext:value-type="float">
            <text:p>2059.023</text:p>
          </table:table-cell>
          <table:table-cell office:value-type="float" office:value="1650.814" calcext:value-type="float">
            <text:p>1650.814</text:p>
          </table:table-cell>
          <table:table-cell office:value-type="float" office:value="581.619" calcext:value-type="float">
            <text:p>581.619</text:p>
          </table:table-cell>
          <table:table-cell office:value-type="float" office:value="574.6277" calcext:value-type="float">
            <text:p>574.6277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426931" calcext:value-type="float">
            <text:p>-0.0002426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17785" calcext:value-type="float">
            <text:p>-58.17785</text:p>
          </table:table-cell>
          <table:table-cell office:value-type="float" office:value="0" calcext:value-type="float">
            <text:p>0</text:p>
          </table:table-cell>
          <table:table-cell office:value-type="float" office:value="4.087486" calcext:value-type="float">
            <text:p>4.08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511.0821" calcext:value-type="float">
            <text:p>511.0821</text:p>
          </table:table-cell>
          <table:table-cell office:value-type="float" office:value="12971.14" calcext:value-type="float">
            <text:p>129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26775" calcext:value-type="float">
            <text:p>-62.26775</text:p>
          </table:table-cell>
          <table:table-cell office:value-type="float" office:value="162.1207" calcext:value-type="float">
            <text:p>162.1207</text:p>
          </table:table-cell>
          <table:table-cell office:value-type="float" office:value="0" calcext:value-type="float">
            <text:p>0</text:p>
          </table:table-cell>
          <table:table-cell office:value-type="float" office:value="111.459" calcext:value-type="float">
            <text:p>111.459</text:p>
          </table:table-cell>
          <table:table-cell office:value-type="float" office:value="82.70908" calcext:value-type="float">
            <text:p>82.70908</text:p>
          </table:table-cell>
          <table:table-cell office:value-type="float" office:value="0.02342113" calcext:value-type="float">
            <text:p>0.02342113</text:p>
          </table:table-cell>
          <table:table-cell office:value-type="float" office:value="0" calcext:value-type="float">
            <text:p>0</text:p>
          </table:table-cell>
          <table:table-cell office:value-type="float" office:value="0.0001373185" calcext:value-type="float">
            <text:p>0.0001373185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62.2107" calcext:value-type="float">
            <text:p>-62.2107</text:p>
          </table:table-cell>
          <table:table-cell office:value-type="float" office:value="0" calcext:value-type="float">
            <text:p>0</text:p>
          </table:table-cell>
          <table:table-cell office:value-type="float" office:value="334.376" calcext:value-type="float">
            <text:p>334.376</text:p>
          </table:table-cell>
          <table:table-cell office:value-type="float" office:value="1229.64" calcext:value-type="float">
            <text:p>1229.64</text:p>
          </table:table-cell>
          <table:table-cell office:value-type="float" office:value="1518.247" calcext:value-type="float">
            <text:p>1518.247</text:p>
          </table:table-cell>
          <table:table-cell office:value-type="float" office:value="1226.283" calcext:value-type="float">
            <text:p>1226.283</text:p>
          </table:table-cell>
          <table:table-cell office:value-type="float" office:value="714.4521" calcext:value-type="float">
            <text:p>714.4521</text:p>
          </table:table-cell>
          <table:table-cell office:value-type="float" office:value="1095.205" calcext:value-type="float">
            <text:p>1095.205</text:p>
          </table:table-cell>
          <table:table-cell office:value-type="float" office:value="416.1483" calcext:value-type="float">
            <text:p>416.1483</text:p>
          </table:table-cell>
          <table:table-cell office:value-type="float" office:value="1821.171" calcext:value-type="float">
            <text:p>1821.171</text:p>
          </table:table-cell>
          <table:table-cell office:value-type="float" office:value="2059.018" calcext:value-type="float">
            <text:p>2059.018</text:p>
          </table:table-cell>
          <table:table-cell office:value-type="float" office:value="1650.811" calcext:value-type="float">
            <text:p>1650.811</text:p>
          </table:table-cell>
          <table:table-cell office:value-type="float" office:value="581.6176" calcext:value-type="float">
            <text:p>581.6176</text:p>
          </table:table-cell>
          <table:table-cell office:value-type="float" office:value="574.6233" calcext:value-type="float">
            <text:p>574.6233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496525" calcext:value-type="float">
            <text:p>-0.00024965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50385" calcext:value-type="float">
            <text:p>-61.50385</text:p>
          </table:table-cell>
          <table:table-cell office:value-type="float" office:value="0" calcext:value-type="float">
            <text:p>0</text:p>
          </table:table-cell>
          <table:table-cell office:value-type="float" office:value="4.029164" calcext:value-type="float">
            <text:p>4.029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508.8154" calcext:value-type="float">
            <text:p>508.8154</text:p>
          </table:table-cell>
          <table:table-cell office:value-type="float" office:value="12971.54" calcext:value-type="float">
            <text:p>1297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0181" calcext:value-type="float">
            <text:p>-64.20181</text:p>
          </table:table-cell>
          <table:table-cell office:value-type="float" office:value="168.1018" calcext:value-type="float">
            <text:p>168.1018</text:p>
          </table:table-cell>
          <table:table-cell office:value-type="float" office:value="0" calcext:value-type="float">
            <text:p>0</text:p>
          </table:table-cell>
          <table:table-cell office:value-type="float" office:value="112.0475" calcext:value-type="float">
            <text:p>112.0475</text:p>
          </table:table-cell>
          <table:table-cell office:value-type="float" office:value="81.47009" calcext:value-type="float">
            <text:p>81.47009</text:p>
          </table:table-cell>
          <table:table-cell office:value-type="float" office:value="0.02366463" calcext:value-type="float">
            <text:p>0.02366463</text:p>
          </table:table-cell>
          <table:table-cell office:value-type="float" office:value="0" calcext:value-type="float">
            <text:p>0</text:p>
          </table:table-cell>
          <table:table-cell office:value-type="float" office:value="0.0001392265" calcext:value-type="float">
            <text:p>0.0001392265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64.14452" calcext:value-type="float">
            <text:p>-64.14452</text:p>
          </table:table-cell>
          <table:table-cell office:value-type="float" office:value="0" calcext:value-type="float">
            <text:p>0</text:p>
          </table:table-cell>
          <table:table-cell office:value-type="float" office:value="334.6945" calcext:value-type="float">
            <text:p>334.6945</text:p>
          </table:table-cell>
          <table:table-cell office:value-type="float" office:value="1229.296" calcext:value-type="float">
            <text:p>1229.296</text:p>
          </table:table-cell>
          <table:table-cell office:value-type="float" office:value="1517.827" calcext:value-type="float">
            <text:p>1517.827</text:p>
          </table:table-cell>
          <table:table-cell office:value-type="float" office:value="1226.232" calcext:value-type="float">
            <text:p>1226.232</text:p>
          </table:table-cell>
          <table:table-cell office:value-type="float" office:value="714.4052" calcext:value-type="float">
            <text:p>714.4052</text:p>
          </table:table-cell>
          <table:table-cell office:value-type="float" office:value="1095.17" calcext:value-type="float">
            <text:p>1095.17</text:p>
          </table:table-cell>
          <table:table-cell office:value-type="float" office:value="416.1271" calcext:value-type="float">
            <text:p>416.1271</text:p>
          </table:table-cell>
          <table:table-cell office:value-type="float" office:value="1821.158" calcext:value-type="float">
            <text:p>1821.158</text:p>
          </table:table-cell>
          <table:table-cell office:value-type="float" office:value="2059.012" calcext:value-type="float">
            <text:p>2059.012</text:p>
          </table:table-cell>
          <table:table-cell office:value-type="float" office:value="1650.808" calcext:value-type="float">
            <text:p>1650.808</text:p>
          </table:table-cell>
          <table:table-cell office:value-type="float" office:value="581.6163" calcext:value-type="float">
            <text:p>581.6163</text:p>
          </table:table-cell>
          <table:table-cell office:value-type="float" office:value="574.6188" calcext:value-type="float">
            <text:p>574.6188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500036" calcext:value-type="float">
            <text:p>-0.0002500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34937" calcext:value-type="float">
            <text:p>-63.34937</text:p>
          </table:table-cell>
          <table:table-cell office:value-type="float" office:value="0" calcext:value-type="float">
            <text:p>0</text:p>
          </table:table-cell>
          <table:table-cell office:value-type="float" office:value="3.940585" calcext:value-type="float">
            <text:p>3.94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506.8475" calcext:value-type="float">
            <text:p>506.8475</text:p>
          </table:table-cell>
          <table:table-cell office:value-type="float" office:value="12971.91" calcext:value-type="float">
            <text:p>1297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0897" calcext:value-type="float">
            <text:p>-65.80897</text:p>
          </table:table-cell>
          <table:table-cell office:value-type="float" office:value="173.1945" calcext:value-type="float">
            <text:p>173.1945</text:p>
          </table:table-cell>
          <table:table-cell office:value-type="float" office:value="0" calcext:value-type="float">
            <text:p>0</text:p>
          </table:table-cell>
          <table:table-cell office:value-type="float" office:value="112.4571" calcext:value-type="float">
            <text:p>112.4571</text:p>
          </table:table-cell>
          <table:table-cell office:value-type="float" office:value="80.36185" calcext:value-type="float">
            <text:p>80.36185</text:p>
          </table:table-cell>
          <table:table-cell office:value-type="float" office:value="0.02393071" calcext:value-type="float">
            <text:p>0.02393071</text:p>
          </table:table-cell>
          <table:table-cell office:value-type="float" office:value="0" calcext:value-type="float">
            <text:p>0</text:p>
          </table:table-cell>
          <table:table-cell office:value-type="float" office:value="0.0001404061" calcext:value-type="float">
            <text:p>0.0001404061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65.7514" calcext:value-type="float">
            <text:p>-65.7514</text:p>
          </table:table-cell>
          <table:table-cell office:value-type="float" office:value="0" calcext:value-type="float">
            <text:p>0</text:p>
          </table:table-cell>
          <table:table-cell office:value-type="float" office:value="334.988" calcext:value-type="float">
            <text:p>334.988</text:p>
          </table:table-cell>
          <table:table-cell office:value-type="float" office:value="1229" calcext:value-type="float">
            <text:p>1229</text:p>
          </table:table-cell>
          <table:table-cell office:value-type="float" office:value="1517.489" calcext:value-type="float">
            <text:p>1517.489</text:p>
          </table:table-cell>
          <table:table-cell office:value-type="float" office:value="1226.189" calcext:value-type="float">
            <text:p>1226.189</text:p>
          </table:table-cell>
          <table:table-cell office:value-type="float" office:value="714.3723" calcext:value-type="float">
            <text:p>714.3723</text:p>
          </table:table-cell>
          <table:table-cell office:value-type="float" office:value="1095.143" calcext:value-type="float">
            <text:p>1095.143</text:p>
          </table:table-cell>
          <table:table-cell office:value-type="float" office:value="416.1098" calcext:value-type="float">
            <text:p>416.1098</text:p>
          </table:table-cell>
          <table:table-cell office:value-type="float" office:value="1821.146" calcext:value-type="float">
            <text:p>1821.146</text:p>
          </table:table-cell>
          <table:table-cell office:value-type="float" office:value="2059.007" calcext:value-type="float">
            <text:p>2059.007</text:p>
          </table:table-cell>
          <table:table-cell office:value-type="float" office:value="1650.805" calcext:value-type="float">
            <text:p>1650.805</text:p>
          </table:table-cell>
          <table:table-cell office:value-type="float" office:value="581.6149" calcext:value-type="float">
            <text:p>581.6149</text:p>
          </table:table-cell>
          <table:table-cell office:value-type="float" office:value="574.6143" calcext:value-type="float">
            <text:p>574.6143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502784" calcext:value-type="float">
            <text:p>-0.00025027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93128" calcext:value-type="float">
            <text:p>-64.93128</text:p>
          </table:table-cell>
          <table:table-cell office:value-type="float" office:value="0" calcext:value-type="float">
            <text:p>0</text:p>
          </table:table-cell>
          <table:table-cell office:value-type="float" office:value="3.915623" calcext:value-type="float">
            <text:p>3.915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504.4117" calcext:value-type="float">
            <text:p>504.4117</text:p>
          </table:table-cell>
          <table:table-cell office:value-type="float" office:value="12972.39" calcext:value-type="float">
            <text:p>12972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74033" calcext:value-type="float">
            <text:p>-67.74033</text:p>
          </table:table-cell>
          <table:table-cell office:value-type="float" office:value="179.1353" calcext:value-type="float">
            <text:p>179.1353</text:p>
          </table:table-cell>
          <table:table-cell office:value-type="float" office:value="0" calcext:value-type="float">
            <text:p>0</text:p>
          </table:table-cell>
          <table:table-cell office:value-type="float" office:value="112.9924" calcext:value-type="float">
            <text:p>112.9924</text:p>
          </table:table-cell>
          <table:table-cell office:value-type="float" office:value="78.91555" calcext:value-type="float">
            <text:p>78.91555</text:p>
          </table:table-cell>
          <table:table-cell office:value-type="float" office:value="0.02421813" calcext:value-type="float">
            <text:p>0.02421813</text:p>
          </table:table-cell>
          <table:table-cell office:value-type="float" office:value="0" calcext:value-type="float">
            <text:p>0</text:p>
          </table:table-cell>
          <table:table-cell office:value-type="float" office:value="0.0001409717" calcext:value-type="float">
            <text:p>0.0001409717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67.68248" calcext:value-type="float">
            <text:p>-67.68248</text:p>
          </table:table-cell>
          <table:table-cell office:value-type="float" office:value="0" calcext:value-type="float">
            <text:p>0</text:p>
          </table:table-cell>
          <table:table-cell office:value-type="float" office:value="335.3444" calcext:value-type="float">
            <text:p>335.3444</text:p>
          </table:table-cell>
          <table:table-cell office:value-type="float" office:value="1228.641" calcext:value-type="float">
            <text:p>1228.641</text:p>
          </table:table-cell>
          <table:table-cell office:value-type="float" office:value="1517.117" calcext:value-type="float">
            <text:p>1517.117</text:p>
          </table:table-cell>
          <table:table-cell office:value-type="float" office:value="1226.147" calcext:value-type="float">
            <text:p>1226.147</text:p>
          </table:table-cell>
          <table:table-cell office:value-type="float" office:value="714.3413" calcext:value-type="float">
            <text:p>714.3413</text:p>
          </table:table-cell>
          <table:table-cell office:value-type="float" office:value="1095.12" calcext:value-type="float">
            <text:p>1095.12</text:p>
          </table:table-cell>
          <table:table-cell office:value-type="float" office:value="416.0941" calcext:value-type="float">
            <text:p>416.0941</text:p>
          </table:table-cell>
          <table:table-cell office:value-type="float" office:value="1821.134" calcext:value-type="float">
            <text:p>1821.134</text:p>
          </table:table-cell>
          <table:table-cell office:value-type="float" office:value="2059.001" calcext:value-type="float">
            <text:p>2059.001</text:p>
          </table:table-cell>
          <table:table-cell office:value-type="float" office:value="1650.802" calcext:value-type="float">
            <text:p>1650.802</text:p>
          </table:table-cell>
          <table:table-cell office:value-type="float" office:value="581.6135" calcext:value-type="float">
            <text:p>581.6135</text:p>
          </table:table-cell>
          <table:table-cell office:value-type="float" office:value="574.6097" calcext:value-type="float">
            <text:p>574.6097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513041" calcext:value-type="float">
            <text:p>-0.00025130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87611" calcext:value-type="float">
            <text:p>-66.87611</text:p>
          </table:table-cell>
          <table:table-cell office:value-type="float" office:value="0" calcext:value-type="float">
            <text:p>0</text:p>
          </table:table-cell>
          <table:table-cell office:value-type="float" office:value="3.929334" calcext:value-type="float">
            <text:p>3.929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501.5962" calcext:value-type="float">
            <text:p>501.5962</text:p>
          </table:table-cell>
          <table:table-cell office:value-type="float" office:value="12972.94" calcext:value-type="float">
            <text:p>1297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95847" calcext:value-type="float">
            <text:p>-69.95847</text:p>
          </table:table-cell>
          <table:table-cell office:value-type="float" office:value="185.7645" calcext:value-type="float">
            <text:p>185.7645</text:p>
          </table:table-cell>
          <table:table-cell office:value-type="float" office:value="0" calcext:value-type="float">
            <text:p>0</text:p>
          </table:table-cell>
          <table:table-cell office:value-type="float" office:value="113.4635" calcext:value-type="float">
            <text:p>113.4635</text:p>
          </table:table-cell>
          <table:table-cell office:value-type="float" office:value="77.35204" calcext:value-type="float">
            <text:p>77.35204</text:p>
          </table:table-cell>
          <table:table-cell office:value-type="float" office:value="0.02453245" calcext:value-type="float">
            <text:p>0.02453245</text:p>
          </table:table-cell>
          <table:table-cell office:value-type="float" office:value="0" calcext:value-type="float">
            <text:p>0</text:p>
          </table:table-cell>
          <table:table-cell office:value-type="float" office:value="0.0001412943" calcext:value-type="float">
            <text:p>0.0001412943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69.90031" calcext:value-type="float">
            <text:p>-69.90031</text:p>
          </table:table-cell>
          <table:table-cell office:value-type="float" office:value="0" calcext:value-type="float">
            <text:p>0</text:p>
          </table:table-cell>
          <table:table-cell office:value-type="float" office:value="335.7375" calcext:value-type="float">
            <text:p>335.7375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516.649" calcext:value-type="float">
            <text:p>1516.649</text:p>
          </table:table-cell>
          <table:table-cell office:value-type="float" office:value="1226.101" calcext:value-type="float">
            <text:p>1226.101</text:p>
          </table:table-cell>
          <table:table-cell office:value-type="float" office:value="714.3042" calcext:value-type="float">
            <text:p>714.3042</text:p>
          </table:table-cell>
          <table:table-cell office:value-type="float" office:value="1095.094" calcext:value-type="float">
            <text:p>1095.094</text:p>
          </table:table-cell>
          <table:table-cell office:value-type="float" office:value="416.0782" calcext:value-type="float">
            <text:p>416.0782</text:p>
          </table:table-cell>
          <table:table-cell office:value-type="float" office:value="1821.123" calcext:value-type="float">
            <text:p>1821.123</text:p>
          </table:table-cell>
          <table:table-cell office:value-type="float" office:value="2058.996" calcext:value-type="float">
            <text:p>2058.996</text:p>
          </table:table-cell>
          <table:table-cell office:value-type="float" office:value="1650.798" calcext:value-type="float">
            <text:p>1650.798</text:p>
          </table:table-cell>
          <table:table-cell office:value-type="float" office:value="581.6121" calcext:value-type="float">
            <text:p>581.6121</text:p>
          </table:table-cell>
          <table:table-cell office:value-type="float" office:value="574.605" calcext:value-type="float">
            <text:p>574.605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539351" calcext:value-type="float">
            <text:p>-0.0002539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9.12159" calcext:value-type="float">
            <text:p>-69.12159</text:p>
          </table:table-cell>
          <table:table-cell office:value-type="float" office:value="0" calcext:value-type="float">
            <text:p>0</text:p>
          </table:table-cell>
          <table:table-cell office:value-type="float" office:value="3.956481" calcext:value-type="float">
            <text:p>3.95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498.4506" calcext:value-type="float">
            <text:p>498.4506</text:p>
          </table:table-cell>
          <table:table-cell office:value-type="float" office:value="12973.52" calcext:value-type="float">
            <text:p>1297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45753" calcext:value-type="float">
            <text:p>-72.45753</text:p>
          </table:table-cell>
          <table:table-cell office:value-type="float" office:value="193.7294" calcext:value-type="float">
            <text:p>193.7294</text:p>
          </table:table-cell>
          <table:table-cell office:value-type="float" office:value="0" calcext:value-type="float">
            <text:p>0</text:p>
          </table:table-cell>
          <table:table-cell office:value-type="float" office:value="113.8244" calcext:value-type="float">
            <text:p>113.8244</text:p>
          </table:table-cell>
          <table:table-cell office:value-type="float" office:value="75.84984" calcext:value-type="float">
            <text:p>75.84984</text:p>
          </table:table-cell>
          <table:table-cell office:value-type="float" office:value="0.02487809" calcext:value-type="float">
            <text:p>0.02487809</text:p>
          </table:table-cell>
          <table:table-cell office:value-type="float" office:value="0" calcext:value-type="float">
            <text:p>0</text:p>
          </table:table-cell>
          <table:table-cell office:value-type="float" office:value="0.0001413098" calcext:value-type="float">
            <text:p>0.0001413098</text:p>
          </table:table-cell>
          <table:table-cell office:value-type="float" office:value="0" calcext:value-type="float">
            <text:p>0</text:p>
          </table:table-cell>
          <table:table-cell office:value-type="float" office:value="-0.03376827" calcext:value-type="float">
            <text:p>-0.03376827</text:p>
          </table:table-cell>
          <table:table-cell office:value-type="float" office:value="370" calcext:value-type="float">
            <text:p>370</text:p>
          </table:table-cell>
          <table:table-cell office:value-type="float" office:value="-72.39902" calcext:value-type="float">
            <text:p>-72.39902</text:p>
          </table:table-cell>
          <table:table-cell office:value-type="float" office:value="0" calcext:value-type="float">
            <text:p>0</text:p>
          </table:table-cell>
          <table:table-cell office:value-type="float" office:value="336.118" calcext:value-type="float">
            <text:p>336.118</text:p>
          </table:table-cell>
          <table:table-cell office:value-type="float" office:value="1227.539" calcext:value-type="float">
            <text:p>1227.539</text:p>
          </table:table-cell>
          <table:table-cell office:value-type="float" office:value="1516.026" calcext:value-type="float">
            <text:p>1516.026</text:p>
          </table:table-cell>
          <table:table-cell office:value-type="float" office:value="1226.043" calcext:value-type="float">
            <text:p>1226.043</text:p>
          </table:table-cell>
          <table:table-cell office:value-type="float" office:value="714.2533" calcext:value-type="float">
            <text:p>714.2533</text:p>
          </table:table-cell>
          <table:table-cell office:value-type="float" office:value="1095.062" calcext:value-type="float">
            <text:p>1095.062</text:p>
          </table:table-cell>
          <table:table-cell office:value-type="float" office:value="416.0601" calcext:value-type="float">
            <text:p>416.0601</text:p>
          </table:table-cell>
          <table:table-cell office:value-type="float" office:value="1821.111" calcext:value-type="float">
            <text:p>1821.111</text:p>
          </table:table-cell>
          <table:table-cell office:value-type="float" office:value="2058.99" calcext:value-type="float">
            <text:p>2058.99</text:p>
          </table:table-cell>
          <table:table-cell office:value-type="float" office:value="1650.795" calcext:value-type="float">
            <text:p>1650.795</text:p>
          </table:table-cell>
          <table:table-cell office:value-type="float" office:value="581.6106" calcext:value-type="float">
            <text:p>581.6106</text:p>
          </table:table-cell>
          <table:table-cell office:value-type="float" office:value="574.6003" calcext:value-type="float">
            <text:p>574.6003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2" calcext:value-type="float">
            <text:p>35.5542</text:p>
          </table:table-cell>
          <table:table-cell office:value-type="float" office:value="0" calcext:value-type="float">
            <text:p>0</text:p>
          </table:table-cell>
          <table:table-cell office:value-type="float" office:value="-0.0002587379" calcext:value-type="float">
            <text:p>-0.00025873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6622" calcext:value-type="float">
            <text:p>-71.6622</text:p>
          </table:table-cell>
          <table:table-cell office:value-type="float" office:value="0" calcext:value-type="float">
            <text:p>0</text:p>
          </table:table-cell>
          <table:table-cell office:value-type="float" office:value="3.998261" calcext:value-type="float">
            <text:p>3.998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495.0287" calcext:value-type="float">
            <text:p>495.0287</text:p>
          </table:table-cell>
          <table:table-cell office:value-type="float" office:value="12974.18" calcext:value-type="float">
            <text:p>1297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21938" calcext:value-type="float">
            <text:p>-75.21938</text:p>
          </table:table-cell>
          <table:table-cell office:value-type="float" office:value="200.137" calcext:value-type="float">
            <text:p>200.137</text:p>
          </table:table-cell>
          <table:table-cell office:value-type="float" office:value="0" calcext:value-type="float">
            <text:p>0</text:p>
          </table:table-cell>
          <table:table-cell office:value-type="float" office:value="114.6806" calcext:value-type="float">
            <text:p>114.6806</text:p>
          </table:table-cell>
          <table:table-cell office:value-type="float" office:value="74.01101" calcext:value-type="float">
            <text:p>74.01101</text:p>
          </table:table-cell>
          <table:table-cell office:value-type="float" office:value="0.02519079" calcext:value-type="float">
            <text:p>0.02519079</text:p>
          </table:table-cell>
          <table:table-cell office:value-type="float" office:value="0" calcext:value-type="float">
            <text:p>0</text:p>
          </table:table-cell>
          <table:table-cell office:value-type="float" office:value="0.0001414597" calcext:value-type="float">
            <text:p>0.0001414597</text:p>
          </table:table-cell>
          <table:table-cell office:value-type="float" office:value="0" calcext:value-type="float">
            <text:p>0</text:p>
          </table:table-cell>
          <table:table-cell office:value-type="float" office:value="-0.03392941" calcext:value-type="float">
            <text:p>-0.03392941</text:p>
          </table:table-cell>
          <table:table-cell office:value-type="float" office:value="370" calcext:value-type="float">
            <text:p>370</text:p>
          </table:table-cell>
          <table:table-cell office:value-type="float" office:value="-75.1604" calcext:value-type="float">
            <text:p>-75.1604</text:p>
          </table:table-cell>
          <table:table-cell office:value-type="float" office:value="0" calcext:value-type="float">
            <text:p>0</text:p>
          </table:table-cell>
          <table:table-cell office:value-type="float" office:value="336.585" calcext:value-type="float">
            <text:p>336.585</text:p>
          </table:table-cell>
          <table:table-cell office:value-type="float" office:value="1226.968" calcext:value-type="float">
            <text:p>1226.968</text:p>
          </table:table-cell>
          <table:table-cell office:value-type="float" office:value="1515.406" calcext:value-type="float">
            <text:p>1515.406</text:p>
          </table:table-cell>
          <table:table-cell office:value-type="float" office:value="1225.981" calcext:value-type="float">
            <text:p>1225.981</text:p>
          </table:table-cell>
          <table:table-cell office:value-type="float" office:value="714.1958" calcext:value-type="float">
            <text:p>714.1958</text:p>
          </table:table-cell>
          <table:table-cell office:value-type="float" office:value="1095.025" calcext:value-type="float">
            <text:p>1095.025</text:p>
          </table:table-cell>
          <table:table-cell office:value-type="float" office:value="416.0384" calcext:value-type="float">
            <text:p>416.0384</text:p>
          </table:table-cell>
          <table:table-cell office:value-type="float" office:value="1821.098" calcext:value-type="float">
            <text:p>1821.098</text:p>
          </table:table-cell>
          <table:table-cell office:value-type="float" office:value="2058.985" calcext:value-type="float">
            <text:p>2058.985</text:p>
          </table:table-cell>
          <table:table-cell office:value-type="float" office:value="1650.792" calcext:value-type="float">
            <text:p>1650.792</text:p>
          </table:table-cell>
          <table:table-cell office:value-type="float" office:value="581.6091" calcext:value-type="float">
            <text:p>581.6091</text:p>
          </table:table-cell>
          <table:table-cell office:value-type="float" office:value="574.5956" calcext:value-type="float">
            <text:p>574.5956</text:p>
          </table:table-cell>
          <table:table-cell office:value-type="float" office:value="142.3637" calcext:value-type="float">
            <text:p>142.3637</text:p>
          </table:table-cell>
          <table:table-cell office:value-type="float" office:value="35.55417" calcext:value-type="float">
            <text:p>35.55417</text:p>
          </table:table-cell>
          <table:table-cell office:value-type="float" office:value="0" calcext:value-type="float">
            <text:p>0</text:p>
          </table:table-cell>
          <table:table-cell office:value-type="float" office:value="-0.0002647245" calcext:value-type="float">
            <text:p>-0.0002647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40574" calcext:value-type="float">
            <text:p>-74.40574</text:p>
          </table:table-cell>
          <table:table-cell office:value-type="float" office:value="0" calcext:value-type="float">
            <text:p>0</text:p>
          </table:table-cell>
          <table:table-cell office:value-type="float" office:value="3.980389" calcext:value-type="float">
            <text:p>3.98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492.1475" calcext:value-type="float">
            <text:p>492.1475</text:p>
          </table:table-cell>
          <table:table-cell office:value-type="float" office:value="12974.81" calcext:value-type="float">
            <text:p>1297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19408" calcext:value-type="float">
            <text:p>-77.19408</text:p>
          </table:table-cell>
          <table:table-cell office:value-type="float" office:value="204.1382" calcext:value-type="float">
            <text:p>204.1382</text:p>
          </table:table-cell>
          <table:table-cell office:value-type="float" office:value="0" calcext:value-type="float">
            <text:p>0</text:p>
          </table:table-cell>
          <table:table-cell office:value-type="float" office:value="115.1988" calcext:value-type="float">
            <text:p>115.1988</text:p>
          </table:table-cell>
          <table:table-cell office:value-type="float" office:value="72.15581" calcext:value-type="float">
            <text:p>72.15581</text:p>
          </table:table-cell>
          <table:table-cell office:value-type="float" office:value="0.02541362" calcext:value-type="float">
            <text:p>0.02541362</text:p>
          </table:table-cell>
          <table:table-cell office:value-type="float" office:value="0" calcext:value-type="float">
            <text:p>0</text:p>
          </table:table-cell>
          <table:table-cell office:value-type="float" office:value="0.0001416437" calcext:value-type="float">
            <text:p>0.0001416437</text:p>
          </table:table-cell>
          <table:table-cell office:value-type="float" office:value="0" calcext:value-type="float">
            <text:p>0</text:p>
          </table:table-cell>
          <table:table-cell office:value-type="float" office:value="-0.03532574" calcext:value-type="float">
            <text:p>-0.03532574</text:p>
          </table:table-cell>
          <table:table-cell office:value-type="float" office:value="370" calcext:value-type="float">
            <text:p>370</text:p>
          </table:table-cell>
          <table:table-cell office:value-type="float" office:value="-77.13348" calcext:value-type="float">
            <text:p>-77.13348</text:p>
          </table:table-cell>
          <table:table-cell office:value-type="float" office:value="0" calcext:value-type="float">
            <text:p>0</text:p>
          </table:table-cell>
          <table:table-cell office:value-type="float" office:value="337.2276" calcext:value-type="float">
            <text:p>337.2276</text:p>
          </table:table-cell>
          <table:table-cell office:value-type="float" office:value="1226.624" calcext:value-type="float">
            <text:p>1226.624</text:p>
          </table:table-cell>
          <table:table-cell office:value-type="float" office:value="1514.901" calcext:value-type="float">
            <text:p>1514.901</text:p>
          </table:table-cell>
          <table:table-cell office:value-type="float" office:value="1225.935" calcext:value-type="float">
            <text:p>1225.935</text:p>
          </table:table-cell>
          <table:table-cell office:value-type="float" office:value="714.141" calcext:value-type="float">
            <text:p>714.141</text:p>
          </table:table-cell>
          <table:table-cell office:value-type="float" office:value="1094.989" calcext:value-type="float">
            <text:p>1094.989</text:p>
          </table:table-cell>
          <table:table-cell office:value-type="float" office:value="416.0172" calcext:value-type="float">
            <text:p>416.0172</text:p>
          </table:table-cell>
          <table:table-cell office:value-type="float" office:value="1821.085" calcext:value-type="float">
            <text:p>1821.085</text:p>
          </table:table-cell>
          <table:table-cell office:value-type="float" office:value="2058.979" calcext:value-type="float">
            <text:p>2058.979</text:p>
          </table:table-cell>
          <table:table-cell office:value-type="float" office:value="1650.788" calcext:value-type="float">
            <text:p>1650.788</text:p>
          </table:table-cell>
          <table:table-cell office:value-type="float" office:value="581.6077" calcext:value-type="float">
            <text:p>581.6077</text:p>
          </table:table-cell>
          <table:table-cell office:value-type="float" office:value="574.5908" calcext:value-type="float">
            <text:p>574.5908</text:p>
          </table:table-cell>
          <table:table-cell office:value-type="float" office:value="142.3636" calcext:value-type="float">
            <text:p>142.3636</text:p>
          </table:table-cell>
          <table:table-cell office:value-type="float" office:value="35.55421" calcext:value-type="float">
            <text:p>35.55421</text:p>
          </table:table-cell>
          <table:table-cell office:value-type="float" office:value="0" calcext:value-type="float">
            <text:p>0</text:p>
          </table:table-cell>
          <table:table-cell office:value-type="float" office:value="-0.0004206206" calcext:value-type="float">
            <text:p>-0.00042062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63354" calcext:value-type="float">
            <text:p>-76.63354</text:p>
          </table:table-cell>
          <table:table-cell office:value-type="float" office:value="0" calcext:value-type="float">
            <text:p>0</text:p>
          </table:table-cell>
          <table:table-cell office:value-type="float" office:value="4.234413" calcext:value-type="float">
            <text:p>4.234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488.8532" calcext:value-type="float">
            <text:p>488.8532</text:p>
          </table:table-cell>
          <table:table-cell office:value-type="float" office:value="12975.47" calcext:value-type="float">
            <text:p>12975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93617" calcext:value-type="float">
            <text:p>-79.93617</text:p>
          </table:table-cell>
          <table:table-cell office:value-type="float" office:value="212.0373" calcext:value-type="float">
            <text:p>212.0373</text:p>
          </table:table-cell>
          <table:table-cell office:value-type="float" office:value="0" calcext:value-type="float">
            <text:p>0</text:p>
          </table:table-cell>
          <table:table-cell office:value-type="float" office:value="115.9681" calcext:value-type="float">
            <text:p>115.9681</text:p>
          </table:table-cell>
          <table:table-cell office:value-type="float" office:value="70.40979" calcext:value-type="float">
            <text:p>70.40979</text:p>
          </table:table-cell>
          <table:table-cell office:value-type="float" office:value="0.02563622" calcext:value-type="float">
            <text:p>0.02563622</text:p>
          </table:table-cell>
          <table:table-cell office:value-type="float" office:value="0" calcext:value-type="float">
            <text:p>0</text:p>
          </table:table-cell>
          <table:table-cell office:value-type="float" office:value="0.0001422166" calcext:value-type="float">
            <text:p>0.0001422166</text:p>
          </table:table-cell>
          <table:table-cell office:value-type="float" office:value="0" calcext:value-type="float">
            <text:p>0</text:p>
          </table:table-cell>
          <table:table-cell office:value-type="float" office:value="-0.03659591" calcext:value-type="float">
            <text:p>-0.03659591</text:p>
          </table:table-cell>
          <table:table-cell office:value-type="float" office:value="370" calcext:value-type="float">
            <text:p>370</text:p>
          </table:table-cell>
          <table:table-cell office:value-type="float" office:value="-79.87408" calcext:value-type="float">
            <text:p>-79.87408</text:p>
          </table:table-cell>
          <table:table-cell office:value-type="float" office:value="0" calcext:value-type="float">
            <text:p>0</text:p>
          </table:table-cell>
          <table:table-cell office:value-type="float" office:value="337.6863" calcext:value-type="float">
            <text:p>337.6863</text:p>
          </table:table-cell>
          <table:table-cell office:value-type="float" office:value="1226.074" calcext:value-type="float">
            <text:p>1226.074</text:p>
          </table:table-cell>
          <table:table-cell office:value-type="float" office:value="1514.308" calcext:value-type="float">
            <text:p>1514.308</text:p>
          </table:table-cell>
          <table:table-cell office:value-type="float" office:value="1225.874" calcext:value-type="float">
            <text:p>1225.874</text:p>
          </table:table-cell>
          <table:table-cell office:value-type="float" office:value="714.0861" calcext:value-type="float">
            <text:p>714.0861</text:p>
          </table:table-cell>
          <table:table-cell office:value-type="float" office:value="1094.953" calcext:value-type="float">
            <text:p>1094.953</text:p>
          </table:table-cell>
          <table:table-cell office:value-type="float" office:value="415.9955" calcext:value-type="float">
            <text:p>415.9955</text:p>
          </table:table-cell>
          <table:table-cell office:value-type="float" office:value="1821.072" calcext:value-type="float">
            <text:p>1821.072</text:p>
          </table:table-cell>
          <table:table-cell office:value-type="float" office:value="2058.973" calcext:value-type="float">
            <text:p>2058.973</text:p>
          </table:table-cell>
          <table:table-cell office:value-type="float" office:value="1650.785" calcext:value-type="float">
            <text:p>1650.785</text:p>
          </table:table-cell>
          <table:table-cell office:value-type="float" office:value="581.6061" calcext:value-type="float">
            <text:p>581.6061</text:p>
          </table:table-cell>
          <table:table-cell office:value-type="float" office:value="574.586" calcext:value-type="float">
            <text:p>574.586</text:p>
          </table:table-cell>
          <table:table-cell office:value-type="float" office:value="142.3636" calcext:value-type="float">
            <text:p>142.3636</text:p>
          </table:table-cell>
          <table:table-cell office:value-type="float" office:value="35.55426" calcext:value-type="float">
            <text:p>35.55426</text:p>
          </table:table-cell>
          <table:table-cell office:value-type="float" office:value="0" calcext:value-type="float">
            <text:p>0</text:p>
          </table:table-cell>
          <table:table-cell office:value-type="float" office:value="-0.0004458794" calcext:value-type="float">
            <text:p>-0.0004458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24329" calcext:value-type="float">
            <text:p>-79.24329</text:p>
          </table:table-cell>
          <table:table-cell office:value-type="float" office:value="0" calcext:value-type="float">
            <text:p>0</text:p>
          </table:table-cell>
          <table:table-cell office:value-type="float" office:value="4.103276" calcext:value-type="float">
            <text:p>4.10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485.4044" calcext:value-type="float">
            <text:p>485.4044</text:p>
          </table:table-cell>
          <table:table-cell office:value-type="float" office:value="12976.17" calcext:value-type="float">
            <text:p>1297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7263" calcext:value-type="float">
            <text:p>-82.7263</text:p>
          </table:table-cell>
          <table:table-cell office:value-type="float" office:value="220.2812" calcext:value-type="float">
            <text:p>220.2812</text:p>
          </table:table-cell>
          <table:table-cell office:value-type="float" office:value="0" calcext:value-type="float">
            <text:p>0</text:p>
          </table:table-cell>
          <table:table-cell office:value-type="float" office:value="116.6271" calcext:value-type="float">
            <text:p>116.6271</text:p>
          </table:table-cell>
          <table:table-cell office:value-type="float" office:value="68.65314" calcext:value-type="float">
            <text:p>68.65314</text:p>
          </table:table-cell>
          <table:table-cell office:value-type="float" office:value="0.02590088" calcext:value-type="float">
            <text:p>0.02590088</text:p>
          </table:table-cell>
          <table:table-cell office:value-type="float" office:value="0" calcext:value-type="float">
            <text:p>0</text:p>
          </table:table-cell>
          <table:table-cell office:value-type="float" office:value="0.0001434058" calcext:value-type="float">
            <text:p>0.0001434058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82.66289" calcext:value-type="float">
            <text:p>-82.66289</text:p>
          </table:table-cell>
          <table:table-cell office:value-type="float" office:value="0" calcext:value-type="float">
            <text:p>0</text:p>
          </table:table-cell>
          <table:table-cell office:value-type="float" office:value="338.1471" calcext:value-type="float">
            <text:p>338.1471</text:p>
          </table:table-cell>
          <table:table-cell office:value-type="float" office:value="1225.464" calcext:value-type="float">
            <text:p>1225.464</text:p>
          </table:table-cell>
          <table:table-cell office:value-type="float" office:value="1513.675" calcext:value-type="float">
            <text:p>1513.675</text:p>
          </table:table-cell>
          <table:table-cell office:value-type="float" office:value="1225.811" calcext:value-type="float">
            <text:p>1225.811</text:p>
          </table:table-cell>
          <table:table-cell office:value-type="float" office:value="714.0289" calcext:value-type="float">
            <text:p>714.0289</text:p>
          </table:table-cell>
          <table:table-cell office:value-type="float" office:value="1094.915" calcext:value-type="float">
            <text:p>1094.915</text:p>
          </table:table-cell>
          <table:table-cell office:value-type="float" office:value="415.9724" calcext:value-type="float">
            <text:p>415.9724</text:p>
          </table:table-cell>
          <table:table-cell office:value-type="float" office:value="1821.058" calcext:value-type="float">
            <text:p>1821.058</text:p>
          </table:table-cell>
          <table:table-cell office:value-type="float" office:value="2058.967" calcext:value-type="float">
            <text:p>2058.967</text:p>
          </table:table-cell>
          <table:table-cell office:value-type="float" office:value="1650.781" calcext:value-type="float">
            <text:p>1650.781</text:p>
          </table:table-cell>
          <table:table-cell office:value-type="float" office:value="581.6046" calcext:value-type="float">
            <text:p>581.6046</text:p>
          </table:table-cell>
          <table:table-cell office:value-type="float" office:value="574.5812" calcext:value-type="float">
            <text:p>574.581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3" calcext:value-type="float">
            <text:p>35.5543</text:p>
          </table:table-cell>
          <table:table-cell office:value-type="float" office:value="0" calcext:value-type="float">
            <text:p>0</text:p>
          </table:table-cell>
          <table:table-cell office:value-type="float" office:value="-0.0004555528" calcext:value-type="float">
            <text:p>-0.0004555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97108" calcext:value-type="float">
            <text:p>-81.97108</text:p>
          </table:table-cell>
          <table:table-cell office:value-type="float" office:value="0" calcext:value-type="float">
            <text:p>0</text:p>
          </table:table-cell>
          <table:table-cell office:value-type="float" office:value="4.04112" calcext:value-type="float">
            <text:p>4.0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481.9463" calcext:value-type="float">
            <text:p>481.9463</text:p>
          </table:table-cell>
          <table:table-cell office:value-type="float" office:value="12976.81" calcext:value-type="float">
            <text:p>1297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48881" calcext:value-type="float">
            <text:p>-85.48881</text:p>
          </table:table-cell>
          <table:table-cell office:value-type="float" office:value="228.457" calcext:value-type="float">
            <text:p>228.457</text:p>
          </table:table-cell>
          <table:table-cell office:value-type="float" office:value="0" calcext:value-type="float">
            <text:p>0</text:p>
          </table:table-cell>
          <table:table-cell office:value-type="float" office:value="116.9405" calcext:value-type="float">
            <text:p>116.9405</text:p>
          </table:table-cell>
          <table:table-cell office:value-type="float" office:value="67.1909" calcext:value-type="float">
            <text:p>67.1909</text:p>
          </table:table-cell>
          <table:table-cell office:value-type="float" office:value="0.02622201" calcext:value-type="float">
            <text:p>0.02622201</text:p>
          </table:table-cell>
          <table:table-cell office:value-type="float" office:value="0" calcext:value-type="float">
            <text:p>0</text:p>
          </table:table-cell>
          <table:table-cell office:value-type="float" office:value="0.0001436331" calcext:value-type="float">
            <text:p>0.000143633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85.42508" calcext:value-type="float">
            <text:p>-85.42508</text:p>
          </table:table-cell>
          <table:table-cell office:value-type="float" office:value="0" calcext:value-type="float">
            <text:p>0</text:p>
          </table:table-cell>
          <table:table-cell office:value-type="float" office:value="338.5327" calcext:value-type="float">
            <text:p>338.5327</text:p>
          </table:table-cell>
          <table:table-cell office:value-type="float" office:value="1224.715" calcext:value-type="float">
            <text:p>1224.715</text:p>
          </table:table-cell>
          <table:table-cell office:value-type="float" office:value="1512.926" calcext:value-type="float">
            <text:p>1512.926</text:p>
          </table:table-cell>
          <table:table-cell office:value-type="float" office:value="1225.74" calcext:value-type="float">
            <text:p>1225.74</text:p>
          </table:table-cell>
          <table:table-cell office:value-type="float" office:value="713.9626" calcext:value-type="float">
            <text:p>713.9626</text:p>
          </table:table-cell>
          <table:table-cell office:value-type="float" office:value="1094.874" calcext:value-type="float">
            <text:p>1094.874</text:p>
          </table:table-cell>
          <table:table-cell office:value-type="float" office:value="415.9469" calcext:value-type="float">
            <text:p>415.9469</text:p>
          </table:table-cell>
          <table:table-cell office:value-type="float" office:value="1821.036" calcext:value-type="float">
            <text:p>1821.036</text:p>
          </table:table-cell>
          <table:table-cell office:value-type="float" office:value="2058.96" calcext:value-type="float">
            <text:p>2058.96</text:p>
          </table:table-cell>
          <table:table-cell office:value-type="float" office:value="1650.778" calcext:value-type="float">
            <text:p>1650.778</text:p>
          </table:table-cell>
          <table:table-cell office:value-type="float" office:value="581.6031" calcext:value-type="float">
            <text:p>581.6031</text:p>
          </table:table-cell>
          <table:table-cell office:value-type="float" office:value="574.5762" calcext:value-type="float">
            <text:p>574.576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3" calcext:value-type="float">
            <text:p>35.5543</text:p>
          </table:table-cell>
          <table:table-cell office:value-type="float" office:value="0" calcext:value-type="float">
            <text:p>0</text:p>
          </table:table-cell>
          <table:table-cell office:value-type="float" office:value="-0.0004718884" calcext:value-type="float">
            <text:p>-0.00047188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75523" calcext:value-type="float">
            <text:p>-84.75523</text:p>
          </table:table-cell>
          <table:table-cell office:value-type="float" office:value="0" calcext:value-type="float">
            <text:p>0</text:p>
          </table:table-cell>
          <table:table-cell office:value-type="float" office:value="4.062352" calcext:value-type="float">
            <text:p>4.06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478.2448" calcext:value-type="float">
            <text:p>478.2448</text:p>
          </table:table-cell>
          <table:table-cell office:value-type="float" office:value="12977.54" calcext:value-type="float">
            <text:p>1297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39692" calcext:value-type="float">
            <text:p>-88.39692</text:p>
          </table:table-cell>
          <table:table-cell office:value-type="float" office:value="236.7249" calcext:value-type="float">
            <text:p>236.7249</text:p>
          </table:table-cell>
          <table:table-cell office:value-type="float" office:value="0" calcext:value-type="float">
            <text:p>0</text:p>
          </table:table-cell>
          <table:table-cell office:value-type="float" office:value="117.6934" calcext:value-type="float">
            <text:p>117.6934</text:p>
          </table:table-cell>
          <table:table-cell office:value-type="float" office:value="65.42459" calcext:value-type="float">
            <text:p>65.42459</text:p>
          </table:table-cell>
          <table:table-cell office:value-type="float" office:value="0.02649034" calcext:value-type="float">
            <text:p>0.02649034</text:p>
          </table:table-cell>
          <table:table-cell office:value-type="float" office:value="0" calcext:value-type="float">
            <text:p>0</text:p>
          </table:table-cell>
          <table:table-cell office:value-type="float" office:value="0.0001437052" calcext:value-type="float">
            <text:p>0.0001437052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88.33292" calcext:value-type="float">
            <text:p>-88.33292</text:p>
          </table:table-cell>
          <table:table-cell office:value-type="float" office:value="0" calcext:value-type="float">
            <text:p>0</text:p>
          </table:table-cell>
          <table:table-cell office:value-type="float" office:value="339.0078" calcext:value-type="float">
            <text:p>339.0078</text:p>
          </table:table-cell>
          <table:table-cell office:value-type="float" office:value="1224.036" calcext:value-type="float">
            <text:p>1224.036</text:p>
          </table:table-cell>
          <table:table-cell office:value-type="float" office:value="1512.178" calcext:value-type="float">
            <text:p>1512.178</text:p>
          </table:table-cell>
          <table:table-cell office:value-type="float" office:value="1225.667" calcext:value-type="float">
            <text:p>1225.667</text:p>
          </table:table-cell>
          <table:table-cell office:value-type="float" office:value="713.8914" calcext:value-type="float">
            <text:p>713.8914</text:p>
          </table:table-cell>
          <table:table-cell office:value-type="float" office:value="1094.829" calcext:value-type="float">
            <text:p>1094.829</text:p>
          </table:table-cell>
          <table:table-cell office:value-type="float" office:value="415.9188" calcext:value-type="float">
            <text:p>415.9188</text:p>
          </table:table-cell>
          <table:table-cell office:value-type="float" office:value="1821.01" calcext:value-type="float">
            <text:p>1821.01</text:p>
          </table:table-cell>
          <table:table-cell office:value-type="float" office:value="2058.954" calcext:value-type="float">
            <text:p>2058.954</text:p>
          </table:table-cell>
          <table:table-cell office:value-type="float" office:value="1650.774" calcext:value-type="float">
            <text:p>1650.774</text:p>
          </table:table-cell>
          <table:table-cell office:value-type="float" office:value="581.6015" calcext:value-type="float">
            <text:p>581.6015</text:p>
          </table:table-cell>
          <table:table-cell office:value-type="float" office:value="574.5712" calcext:value-type="float">
            <text:p>574.571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3" calcext:value-type="float">
            <text:p>35.5543</text:p>
          </table:table-cell>
          <table:table-cell office:value-type="float" office:value="0" calcext:value-type="float">
            <text:p>0</text:p>
          </table:table-cell>
          <table:table-cell office:value-type="float" office:value="-0.000491421" calcext:value-type="float">
            <text:p>-0.000491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.701" calcext:value-type="float">
            <text:p>-87.701</text:p>
          </table:table-cell>
          <table:table-cell office:value-type="float" office:value="0" calcext:value-type="float">
            <text:p>0</text:p>
          </table:table-cell>
          <table:table-cell office:value-type="float" office:value="4.099877" calcext:value-type="float">
            <text:p>4.09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475.2718" calcext:value-type="float">
            <text:p>475.2718</text:p>
          </table:table-cell>
          <table:table-cell office:value-type="float" office:value="12978.13" calcext:value-type="float">
            <text:p>1297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76656" calcext:value-type="float">
            <text:p>-90.76656</text:p>
          </table:table-cell>
          <table:table-cell office:value-type="float" office:value="243.5162" calcext:value-type="float">
            <text:p>243.5162</text:p>
          </table:table-cell>
          <table:table-cell office:value-type="float" office:value="0" calcext:value-type="float">
            <text:p>0</text:p>
          </table:table-cell>
          <table:table-cell office:value-type="float" office:value="118.1021" calcext:value-type="float">
            <text:p>118.1021</text:p>
          </table:table-cell>
          <table:table-cell office:value-type="float" office:value="64.06476" calcext:value-type="float">
            <text:p>64.06476</text:p>
          </table:table-cell>
          <table:table-cell office:value-type="float" office:value="0.02679152" calcext:value-type="float">
            <text:p>0.02679152</text:p>
          </table:table-cell>
          <table:table-cell office:value-type="float" office:value="0" calcext:value-type="float">
            <text:p>0</text:p>
          </table:table-cell>
          <table:table-cell office:value-type="float" office:value="0.0001437082" calcext:value-type="float">
            <text:p>0.0001437082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90.70226" calcext:value-type="float">
            <text:p>-90.70226</text:p>
          </table:table-cell>
          <table:table-cell office:value-type="float" office:value="0" calcext:value-type="float">
            <text:p>0</text:p>
          </table:table-cell>
          <table:table-cell office:value-type="float" office:value="339.4193" calcext:value-type="float">
            <text:p>339.4193</text:p>
          </table:table-cell>
          <table:table-cell office:value-type="float" office:value="1223.485" calcext:value-type="float">
            <text:p>1223.485</text:p>
          </table:table-cell>
          <table:table-cell office:value-type="float" office:value="1511.545" calcext:value-type="float">
            <text:p>1511.545</text:p>
          </table:table-cell>
          <table:table-cell office:value-type="float" office:value="1225.601" calcext:value-type="float">
            <text:p>1225.601</text:p>
          </table:table-cell>
          <table:table-cell office:value-type="float" office:value="713.8249" calcext:value-type="float">
            <text:p>713.8249</text:p>
          </table:table-cell>
          <table:table-cell office:value-type="float" office:value="1094.785" calcext:value-type="float">
            <text:p>1094.785</text:p>
          </table:table-cell>
          <table:table-cell office:value-type="float" office:value="415.8907" calcext:value-type="float">
            <text:p>415.8907</text:p>
          </table:table-cell>
          <table:table-cell office:value-type="float" office:value="1820.982" calcext:value-type="float">
            <text:p>1820.982</text:p>
          </table:table-cell>
          <table:table-cell office:value-type="float" office:value="2058.948" calcext:value-type="float">
            <text:p>2058.948</text:p>
          </table:table-cell>
          <table:table-cell office:value-type="float" office:value="1650.77" calcext:value-type="float">
            <text:p>1650.77</text:p>
          </table:table-cell>
          <table:table-cell office:value-type="float" office:value="581.5999" calcext:value-type="float">
            <text:p>581.5999</text:p>
          </table:table-cell>
          <table:table-cell office:value-type="float" office:value="574.5662" calcext:value-type="float">
            <text:p>574.566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3" calcext:value-type="float">
            <text:p>35.5543</text:p>
          </table:table-cell>
          <table:table-cell office:value-type="float" office:value="0" calcext:value-type="float">
            <text:p>0</text:p>
          </table:table-cell>
          <table:table-cell office:value-type="float" office:value="-0.0004928375" calcext:value-type="float">
            <text:p>-0.0004928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04875" calcext:value-type="float">
            <text:p>-90.04875</text:p>
          </table:table-cell>
          <table:table-cell office:value-type="float" office:value="0" calcext:value-type="float">
            <text:p>0</text:p>
          </table:table-cell>
          <table:table-cell office:value-type="float" office:value="4.077688" calcext:value-type="float">
            <text:p>4.07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471.4542" calcext:value-type="float">
            <text:p>471.4542</text:p>
          </table:table-cell>
          <table:table-cell office:value-type="float" office:value="12978.9" calcext:value-type="float">
            <text:p>129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70871" calcext:value-type="float">
            <text:p>-93.70871</text:p>
          </table:table-cell>
          <table:table-cell office:value-type="float" office:value="252.0518" calcext:value-type="float">
            <text:p>252.0518</text:p>
          </table:table-cell>
          <table:table-cell office:value-type="float" office:value="0" calcext:value-type="float">
            <text:p>0</text:p>
          </table:table-cell>
          <table:table-cell office:value-type="float" office:value="118.747" calcext:value-type="float">
            <text:p>118.747</text:p>
          </table:table-cell>
          <table:table-cell office:value-type="float" office:value="62.26124" calcext:value-type="float">
            <text:p>62.26124</text:p>
          </table:table-cell>
          <table:table-cell office:value-type="float" office:value="0.02708127" calcext:value-type="float">
            <text:p>0.02708127</text:p>
          </table:table-cell>
          <table:table-cell office:value-type="float" office:value="0" calcext:value-type="float">
            <text:p>0</text:p>
          </table:table-cell>
          <table:table-cell office:value-type="float" office:value="0.0001437171" calcext:value-type="float">
            <text:p>0.000143717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93.64412" calcext:value-type="float">
            <text:p>-93.64412</text:p>
          </table:table-cell>
          <table:table-cell office:value-type="float" office:value="0" calcext:value-type="float">
            <text:p>0</text:p>
          </table:table-cell>
          <table:table-cell office:value-type="float" office:value="339.9268" calcext:value-type="float">
            <text:p>339.9268</text:p>
          </table:table-cell>
          <table:table-cell office:value-type="float" office:value="1222.768" calcext:value-type="float">
            <text:p>1222.768</text:p>
          </table:table-cell>
          <table:table-cell office:value-type="float" office:value="1510.778" calcext:value-type="float">
            <text:p>1510.778</text:p>
          </table:table-cell>
          <table:table-cell office:value-type="float" office:value="1225.529" calcext:value-type="float">
            <text:p>1225.529</text:p>
          </table:table-cell>
          <table:table-cell office:value-type="float" office:value="713.7536" calcext:value-type="float">
            <text:p>713.7536</text:p>
          </table:table-cell>
          <table:table-cell office:value-type="float" office:value="1094.74" calcext:value-type="float">
            <text:p>1094.74</text:p>
          </table:table-cell>
          <table:table-cell office:value-type="float" office:value="415.8624" calcext:value-type="float">
            <text:p>415.8624</text:p>
          </table:table-cell>
          <table:table-cell office:value-type="float" office:value="1820.955" calcext:value-type="float">
            <text:p>1820.955</text:p>
          </table:table-cell>
          <table:table-cell office:value-type="float" office:value="2058.94" calcext:value-type="float">
            <text:p>2058.94</text:p>
          </table:table-cell>
          <table:table-cell office:value-type="float" office:value="1650.767" calcext:value-type="float">
            <text:p>1650.767</text:p>
          </table:table-cell>
          <table:table-cell office:value-type="float" office:value="581.5983" calcext:value-type="float">
            <text:p>581.5983</text:p>
          </table:table-cell>
          <table:table-cell office:value-type="float" office:value="574.561" calcext:value-type="float">
            <text:p>574.561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05049711" calcext:value-type="float">
            <text:p>-0.00050497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05647" calcext:value-type="float">
            <text:p>-93.05647</text:p>
          </table:table-cell>
          <table:table-cell office:value-type="float" office:value="0" calcext:value-type="float">
            <text:p>0</text:p>
          </table:table-cell>
          <table:table-cell office:value-type="float" office:value="4.142979" calcext:value-type="float">
            <text:p>4.14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467.5092" calcext:value-type="float">
            <text:p>467.5092</text:p>
          </table:table-cell>
          <table:table-cell office:value-type="float" office:value="12979.64" calcext:value-type="float">
            <text:p>1297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85817" calcext:value-type="float">
            <text:p>-96.85817</text:p>
          </table:table-cell>
          <table:table-cell office:value-type="float" office:value="262.6166" calcext:value-type="float">
            <text:p>262.6166</text:p>
          </table:table-cell>
          <table:table-cell office:value-type="float" office:value="0" calcext:value-type="float">
            <text:p>0</text:p>
          </table:table-cell>
          <table:table-cell office:value-type="float" office:value="119.0772" calcext:value-type="float">
            <text:p>119.0772</text:p>
          </table:table-cell>
          <table:table-cell office:value-type="float" office:value="60.74126" calcext:value-type="float">
            <text:p>60.74126</text:p>
          </table:table-cell>
          <table:table-cell office:value-type="float" office:value="0.02739851" calcext:value-type="float">
            <text:p>0.02739851</text:p>
          </table:table-cell>
          <table:table-cell office:value-type="float" office:value="0" calcext:value-type="float">
            <text:p>0</text:p>
          </table:table-cell>
          <table:table-cell office:value-type="float" office:value="0.0001437171" calcext:value-type="float">
            <text:p>0.000143717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96.79327" calcext:value-type="float">
            <text:p>-96.79327</text:p>
          </table:table-cell>
          <table:table-cell office:value-type="float" office:value="0" calcext:value-type="float">
            <text:p>0</text:p>
          </table:table-cell>
          <table:table-cell office:value-type="float" office:value="340.3571" calcext:value-type="float">
            <text:p>340.3571</text:p>
          </table:table-cell>
          <table:table-cell office:value-type="float" office:value="1221.881" calcext:value-type="float">
            <text:p>1221.881</text:p>
          </table:table-cell>
          <table:table-cell office:value-type="float" office:value="1509.849" calcext:value-type="float">
            <text:p>1509.849</text:p>
          </table:table-cell>
          <table:table-cell office:value-type="float" office:value="1225.442" calcext:value-type="float">
            <text:p>1225.442</text:p>
          </table:table-cell>
          <table:table-cell office:value-type="float" office:value="713.6727" calcext:value-type="float">
            <text:p>713.6727</text:p>
          </table:table-cell>
          <table:table-cell office:value-type="float" office:value="1094.689" calcext:value-type="float">
            <text:p>1094.689</text:p>
          </table:table-cell>
          <table:table-cell office:value-type="float" office:value="415.8316" calcext:value-type="float">
            <text:p>415.8316</text:p>
          </table:table-cell>
          <table:table-cell office:value-type="float" office:value="1820.926" calcext:value-type="float">
            <text:p>1820.926</text:p>
          </table:table-cell>
          <table:table-cell office:value-type="float" office:value="2058.926" calcext:value-type="float">
            <text:p>2058.926</text:p>
          </table:table-cell>
          <table:table-cell office:value-type="float" office:value="1650.763" calcext:value-type="float">
            <text:p>1650.763</text:p>
          </table:table-cell>
          <table:table-cell office:value-type="float" office:value="581.5966" calcext:value-type="float">
            <text:p>581.5966</text:p>
          </table:table-cell>
          <table:table-cell office:value-type="float" office:value="574.5557" calcext:value-type="float">
            <text:p>574.5557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05220955" calcext:value-type="float">
            <text:p>-0.00052209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22536" calcext:value-type="float">
            <text:p>-96.22536</text:p>
          </table:table-cell>
          <table:table-cell office:value-type="float" office:value="0" calcext:value-type="float">
            <text:p>0</text:p>
          </table:table-cell>
          <table:table-cell office:value-type="float" office:value="4.162267" calcext:value-type="float">
            <text:p>4.16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462.8228" calcext:value-type="float">
            <text:p>462.8228</text:p>
          </table:table-cell>
          <table:table-cell office:value-type="float" office:value="12980.71" calcext:value-type="float">
            <text:p>1298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3371" calcext:value-type="float">
            <text:p>-100.3371</text:p>
          </table:table-cell>
          <table:table-cell office:value-type="float" office:value="268.14" calcext:value-type="float">
            <text:p>268.14</text:p>
          </table:table-cell>
          <table:table-cell office:value-type="float" office:value="0" calcext:value-type="float">
            <text:p>0</text:p>
          </table:table-cell>
          <table:table-cell office:value-type="float" office:value="115.5753" calcext:value-type="float">
            <text:p>115.5753</text:p>
          </table:table-cell>
          <table:table-cell office:value-type="float" office:value="59.11959" calcext:value-type="float">
            <text:p>59.11959</text:p>
          </table:table-cell>
          <table:table-cell office:value-type="float" office:value="0.02767599" calcext:value-type="float">
            <text:p>0.02767599</text:p>
          </table:table-cell>
          <table:table-cell office:value-type="float" office:value="0" calcext:value-type="float">
            <text:p>0</text:p>
          </table:table-cell>
          <table:table-cell office:value-type="float" office:value="0.0001437171" calcext:value-type="float">
            <text:p>0.000143717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100.2719" calcext:value-type="float">
            <text:p>-100.2719</text:p>
          </table:table-cell>
          <table:table-cell office:value-type="float" office:value="0" calcext:value-type="float">
            <text:p>0</text:p>
          </table:table-cell>
          <table:table-cell office:value-type="float" office:value="341.12" calcext:value-type="float">
            <text:p>341.12</text:p>
          </table:table-cell>
          <table:table-cell office:value-type="float" office:value="1220.676" calcext:value-type="float">
            <text:p>1220.676</text:p>
          </table:table-cell>
          <table:table-cell office:value-type="float" office:value="1508.657" calcext:value-type="float">
            <text:p>1508.657</text:p>
          </table:table-cell>
          <table:table-cell office:value-type="float" office:value="1225.332" calcext:value-type="float">
            <text:p>1225.332</text:p>
          </table:table-cell>
          <table:table-cell office:value-type="float" office:value="713.5767" calcext:value-type="float">
            <text:p>713.5767</text:p>
          </table:table-cell>
          <table:table-cell office:value-type="float" office:value="1094.632" calcext:value-type="float">
            <text:p>1094.632</text:p>
          </table:table-cell>
          <table:table-cell office:value-type="float" office:value="415.7973" calcext:value-type="float">
            <text:p>415.7973</text:p>
          </table:table-cell>
          <table:table-cell office:value-type="float" office:value="1820.897" calcext:value-type="float">
            <text:p>1820.897</text:p>
          </table:table-cell>
          <table:table-cell office:value-type="float" office:value="2058.906" calcext:value-type="float">
            <text:p>2058.906</text:p>
          </table:table-cell>
          <table:table-cell office:value-type="float" office:value="1650.759" calcext:value-type="float">
            <text:p>1650.759</text:p>
          </table:table-cell>
          <table:table-cell office:value-type="float" office:value="581.595" calcext:value-type="float">
            <text:p>581.595</text:p>
          </table:table-cell>
          <table:table-cell office:value-type="float" office:value="574.5505" calcext:value-type="float">
            <text:p>574.5505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0641307" calcext:value-type="float">
            <text:p>-0.000641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79263" calcext:value-type="float">
            <text:p>-99.79263</text:p>
          </table:table-cell>
          <table:table-cell office:value-type="float" office:value="0" calcext:value-type="float">
            <text:p>0</text:p>
          </table:table-cell>
          <table:table-cell office:value-type="float" office:value="4.250666" calcext:value-type="float">
            <text:p>4.25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457.4749" calcext:value-type="float">
            <text:p>457.4749</text:p>
          </table:table-cell>
          <table:table-cell office:value-type="float" office:value="12981.8" calcext:value-type="float">
            <text:p>129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43" calcext:value-type="float">
            <text:p>-104.43</text:p>
          </table:table-cell>
          <table:table-cell office:value-type="float" office:value="279.3981" calcext:value-type="float">
            <text:p>279.3981</text:p>
          </table:table-cell>
          <table:table-cell office:value-type="float" office:value="0" calcext:value-type="float">
            <text:p>0</text:p>
          </table:table-cell>
          <table:table-cell office:value-type="float" office:value="112.222" calcext:value-type="float">
            <text:p>112.222</text:p>
          </table:table-cell>
          <table:table-cell office:value-type="float" office:value="57.68816" calcext:value-type="float">
            <text:p>57.68816</text:p>
          </table:table-cell>
          <table:table-cell office:value-type="float" office:value="0.0278115" calcext:value-type="float">
            <text:p>0.0278115</text:p>
          </table:table-cell>
          <table:table-cell office:value-type="float" office:value="0" calcext:value-type="float">
            <text:p>0</text:p>
          </table:table-cell>
          <table:table-cell office:value-type="float" office:value="0.0001437171" calcext:value-type="float">
            <text:p>0.000143717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104.3646" calcext:value-type="float">
            <text:p>-104.3646</text:p>
          </table:table-cell>
          <table:table-cell office:value-type="float" office:value="0" calcext:value-type="float">
            <text:p>0</text:p>
          </table:table-cell>
          <table:table-cell office:value-type="float" office:value="341.8254" calcext:value-type="float">
            <text:p>341.8254</text:p>
          </table:table-cell>
          <table:table-cell office:value-type="float" office:value="1219.107" calcext:value-type="float">
            <text:p>1219.107</text:p>
          </table:table-cell>
          <table:table-cell office:value-type="float" office:value="1507.127" calcext:value-type="float">
            <text:p>1507.127</text:p>
          </table:table-cell>
          <table:table-cell office:value-type="float" office:value="1225.184" calcext:value-type="float">
            <text:p>1225.184</text:p>
          </table:table-cell>
          <table:table-cell office:value-type="float" office:value="713.4644" calcext:value-type="float">
            <text:p>713.4644</text:p>
          </table:table-cell>
          <table:table-cell office:value-type="float" office:value="1094.561" calcext:value-type="float">
            <text:p>1094.561</text:p>
          </table:table-cell>
          <table:table-cell office:value-type="float" office:value="415.7575" calcext:value-type="float">
            <text:p>415.7575</text:p>
          </table:table-cell>
          <table:table-cell office:value-type="float" office:value="1820.864" calcext:value-type="float">
            <text:p>1820.864</text:p>
          </table:table-cell>
          <table:table-cell office:value-type="float" office:value="2058.886" calcext:value-type="float">
            <text:p>2058.886</text:p>
          </table:table-cell>
          <table:table-cell office:value-type="float" office:value="1650.755" calcext:value-type="float">
            <text:p>1650.755</text:p>
          </table:table-cell>
          <table:table-cell office:value-type="float" office:value="581.5933" calcext:value-type="float">
            <text:p>581.5933</text:p>
          </table:table-cell>
          <table:table-cell office:value-type="float" office:value="574.5452" calcext:value-type="float">
            <text:p>574.545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1023982" calcext:value-type="float">
            <text:p>-0.0010239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0074" calcext:value-type="float">
            <text:p>-104.0074</text:p>
          </table:table-cell>
          <table:table-cell office:value-type="float" office:value="0" calcext:value-type="float">
            <text:p>0</text:p>
          </table:table-cell>
          <table:table-cell office:value-type="float" office:value="4.372397" calcext:value-type="float">
            <text:p>4.37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452.7654" calcext:value-type="float">
            <text:p>452.7654</text:p>
          </table:table-cell>
          <table:table-cell office:value-type="float" office:value="12982.51" calcext:value-type="float">
            <text:p>1298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3002" calcext:value-type="float">
            <text:p>-108.3002</text:p>
          </table:table-cell>
          <table:table-cell office:value-type="float" office:value="287.0417" calcext:value-type="float">
            <text:p>287.0417</text:p>
          </table:table-cell>
          <table:table-cell office:value-type="float" office:value="0" calcext:value-type="float">
            <text:p>0</text:p>
          </table:table-cell>
          <table:table-cell office:value-type="float" office:value="111.0106" calcext:value-type="float">
            <text:p>111.0106</text:p>
          </table:table-cell>
          <table:table-cell office:value-type="float" office:value="56.96808" calcext:value-type="float">
            <text:p>56.96808</text:p>
          </table:table-cell>
          <table:table-cell office:value-type="float" office:value="0.02795069" calcext:value-type="float">
            <text:p>0.02795069</text:p>
          </table:table-cell>
          <table:table-cell office:value-type="float" office:value="0" calcext:value-type="float">
            <text:p>0</text:p>
          </table:table-cell>
          <table:table-cell office:value-type="float" office:value="0.0001437841" calcext:value-type="float">
            <text:p>0.000143784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108.2347" calcext:value-type="float">
            <text:p>-108.2347</text:p>
          </table:table-cell>
          <table:table-cell office:value-type="float" office:value="0" calcext:value-type="float">
            <text:p>0</text:p>
          </table:table-cell>
          <table:table-cell office:value-type="float" office:value="342.262" calcext:value-type="float">
            <text:p>342.262</text:p>
          </table:table-cell>
          <table:table-cell office:value-type="float" office:value="1217.511" calcext:value-type="float">
            <text:p>1217.511</text:p>
          </table:table-cell>
          <table:table-cell office:value-type="float" office:value="1505.486" calcext:value-type="float">
            <text:p>1505.486</text:p>
          </table:table-cell>
          <table:table-cell office:value-type="float" office:value="1225.025" calcext:value-type="float">
            <text:p>1225.025</text:p>
          </table:table-cell>
          <table:table-cell office:value-type="float" office:value="713.3353" calcext:value-type="float">
            <text:p>713.3353</text:p>
          </table:table-cell>
          <table:table-cell office:value-type="float" office:value="1094.478" calcext:value-type="float">
            <text:p>1094.478</text:p>
          </table:table-cell>
          <table:table-cell office:value-type="float" office:value="415.7118" calcext:value-type="float">
            <text:p>415.7118</text:p>
          </table:table-cell>
          <table:table-cell office:value-type="float" office:value="1820.828" calcext:value-type="float">
            <text:p>1820.828</text:p>
          </table:table-cell>
          <table:table-cell office:value-type="float" office:value="2058.865" calcext:value-type="float">
            <text:p>2058.865</text:p>
          </table:table-cell>
          <table:table-cell office:value-type="float" office:value="1650.751" calcext:value-type="float">
            <text:p>1650.751</text:p>
          </table:table-cell>
          <table:table-cell office:value-type="float" office:value="581.5915" calcext:value-type="float">
            <text:p>581.5915</text:p>
          </table:table-cell>
          <table:table-cell office:value-type="float" office:value="574.5397" calcext:value-type="float">
            <text:p>574.5397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1426565" calcext:value-type="float">
            <text:p>-0.0014265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7.9635" calcext:value-type="float">
            <text:p>-107.9635</text:p>
          </table:table-cell>
          <table:table-cell office:value-type="float" office:value="0" calcext:value-type="float">
            <text:p>0</text:p>
          </table:table-cell>
          <table:table-cell office:value-type="float" office:value="4.458484" calcext:value-type="float">
            <text:p>4.458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447.9264" calcext:value-type="float">
            <text:p>447.9264</text:p>
          </table:table-cell>
          <table:table-cell office:value-type="float" office:value="12983.2" calcext:value-type="float">
            <text:p>1298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929" calcext:value-type="float">
            <text:p>-111.9929</text:p>
          </table:table-cell>
          <table:table-cell office:value-type="float" office:value="295.5164" calcext:value-type="float">
            <text:p>295.5164</text:p>
          </table:table-cell>
          <table:table-cell office:value-type="float" office:value="0" calcext:value-type="float">
            <text:p>0</text:p>
          </table:table-cell>
          <table:table-cell office:value-type="float" office:value="112.9266" calcext:value-type="float">
            <text:p>112.9266</text:p>
          </table:table-cell>
          <table:table-cell office:value-type="float" office:value="55.1498" calcext:value-type="float">
            <text:p>55.1498</text:p>
          </table:table-cell>
          <table:table-cell office:value-type="float" office:value="0.02791999" calcext:value-type="float">
            <text:p>0.02791999</text:p>
          </table:table-cell>
          <table:table-cell office:value-type="float" office:value="0" calcext:value-type="float">
            <text:p>0</text:p>
          </table:table-cell>
          <table:table-cell office:value-type="float" office:value="0.0001449871" calcext:value-type="float">
            <text:p>0.0001449871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111.9275" calcext:value-type="float">
            <text:p>-111.9275</text:p>
          </table:table-cell>
          <table:table-cell office:value-type="float" office:value="0" calcext:value-type="float">
            <text:p>0</text:p>
          </table:table-cell>
          <table:table-cell office:value-type="float" office:value="342.5953" calcext:value-type="float">
            <text:p>342.5953</text:p>
          </table:table-cell>
          <table:table-cell office:value-type="float" office:value="1216.505" calcext:value-type="float">
            <text:p>1216.505</text:p>
          </table:table-cell>
          <table:table-cell office:value-type="float" office:value="1504.271" calcext:value-type="float">
            <text:p>1504.271</text:p>
          </table:table-cell>
          <table:table-cell office:value-type="float" office:value="1224.905" calcext:value-type="float">
            <text:p>1224.905</text:p>
          </table:table-cell>
          <table:table-cell office:value-type="float" office:value="713.2196" calcext:value-type="float">
            <text:p>713.2196</text:p>
          </table:table-cell>
          <table:table-cell office:value-type="float" office:value="1094.395" calcext:value-type="float">
            <text:p>1094.395</text:p>
          </table:table-cell>
          <table:table-cell office:value-type="float" office:value="415.6642" calcext:value-type="float">
            <text:p>415.6642</text:p>
          </table:table-cell>
          <table:table-cell office:value-type="float" office:value="1820.79" calcext:value-type="float">
            <text:p>1820.79</text:p>
          </table:table-cell>
          <table:table-cell office:value-type="float" office:value="2058.844" calcext:value-type="float">
            <text:p>2058.844</text:p>
          </table:table-cell>
          <table:table-cell office:value-type="float" office:value="1650.746" calcext:value-type="float">
            <text:p>1650.746</text:p>
          </table:table-cell>
          <table:table-cell office:value-type="float" office:value="581.5897" calcext:value-type="float">
            <text:p>581.5897</text:p>
          </table:table-cell>
          <table:table-cell office:value-type="float" office:value="574.5342" calcext:value-type="float">
            <text:p>574.5342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2052843" calcext:value-type="float">
            <text:p>-0.0020528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0533" calcext:value-type="float">
            <text:p>-112.0533</text:p>
          </table:table-cell>
          <table:table-cell office:value-type="float" office:value="0" calcext:value-type="float">
            <text:p>0</text:p>
          </table:table-cell>
          <table:table-cell office:value-type="float" office:value="4.856007" calcext:value-type="float">
            <text:p>4.856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443.9798" calcext:value-type="float">
            <text:p>443.9798</text:p>
          </table:table-cell>
          <table:table-cell office:value-type="float" office:value="12983.82" calcext:value-type="float">
            <text:p>12983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0131" calcext:value-type="float">
            <text:p>-115.0131</text:p>
          </table:table-cell>
          <table:table-cell office:value-type="float" office:value="303.11" calcext:value-type="float">
            <text:p>303.11</text:p>
          </table:table-cell>
          <table:table-cell office:value-type="float" office:value="0" calcext:value-type="float">
            <text:p>0</text:p>
          </table:table-cell>
          <table:table-cell office:value-type="float" office:value="114.2183" calcext:value-type="float">
            <text:p>114.2183</text:p>
          </table:table-cell>
          <table:table-cell office:value-type="float" office:value="53.66597" calcext:value-type="float">
            <text:p>53.66597</text:p>
          </table:table-cell>
          <table:table-cell office:value-type="float" office:value="0.02793223" calcext:value-type="float">
            <text:p>0.02793223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3765279" calcext:value-type="float">
            <text:p>-0.03765279</text:p>
          </table:table-cell>
          <table:table-cell office:value-type="float" office:value="370" calcext:value-type="float">
            <text:p>370</text:p>
          </table:table-cell>
          <table:table-cell office:value-type="float" office:value="-114.9477" calcext:value-type="float">
            <text:p>-114.9477</text:p>
          </table:table-cell>
          <table:table-cell office:value-type="float" office:value="0" calcext:value-type="float">
            <text:p>0</text:p>
          </table:table-cell>
          <table:table-cell office:value-type="float" office:value="342.9109" calcext:value-type="float">
            <text:p>342.9109</text:p>
          </table:table-cell>
          <table:table-cell office:value-type="float" office:value="1215.704" calcext:value-type="float">
            <text:p>1215.704</text:p>
          </table:table-cell>
          <table:table-cell office:value-type="float" office:value="1503.295" calcext:value-type="float">
            <text:p>1503.295</text:p>
          </table:table-cell>
          <table:table-cell office:value-type="float" office:value="1224.807" calcext:value-type="float">
            <text:p>1224.807</text:p>
          </table:table-cell>
          <table:table-cell office:value-type="float" office:value="713.1196" calcext:value-type="float">
            <text:p>713.1196</text:p>
          </table:table-cell>
          <table:table-cell office:value-type="float" office:value="1094.324" calcext:value-type="float">
            <text:p>1094.324</text:p>
          </table:table-cell>
          <table:table-cell office:value-type="float" office:value="415.6202" calcext:value-type="float">
            <text:p>415.6202</text:p>
          </table:table-cell>
          <table:table-cell office:value-type="float" office:value="1820.753" calcext:value-type="float">
            <text:p>1820.753</text:p>
          </table:table-cell>
          <table:table-cell office:value-type="float" office:value="2058.822" calcext:value-type="float">
            <text:p>2058.822</text:p>
          </table:table-cell>
          <table:table-cell office:value-type="float" office:value="1650.742" calcext:value-type="float">
            <text:p>1650.742</text:p>
          </table:table-cell>
          <table:table-cell office:value-type="float" office:value="581.5878" calcext:value-type="float">
            <text:p>581.5878</text:p>
          </table:table-cell>
          <table:table-cell office:value-type="float" office:value="574.5286" calcext:value-type="float">
            <text:p>574.5286</text:p>
          </table:table-cell>
          <table:table-cell office:value-type="float" office:value="142.3635" calcext:value-type="float">
            <text:p>142.3635</text:p>
          </table:table-cell>
          <table:table-cell office:value-type="float" office:value="35.55428" calcext:value-type="float">
            <text:p>35.55428</text:p>
          </table:table-cell>
          <table:table-cell office:value-type="float" office:value="0" calcext:value-type="float">
            <text:p>0</text:p>
          </table:table-cell>
          <table:table-cell office:value-type="float" office:value="-0.002563593" calcext:value-type="float">
            <text:p>-0.0025635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5.3383" calcext:value-type="float">
            <text:p>-115.3383</text:p>
          </table:table-cell>
          <table:table-cell office:value-type="float" office:value="0" calcext:value-type="float">
            <text:p>0</text:p>
          </table:table-cell>
          <table:table-cell office:value-type="float" office:value="5.120705" calcext:value-type="float">
            <text:p>5.12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440.3978" calcext:value-type="float">
            <text:p>440.3978</text:p>
          </table:table-cell>
          <table:table-cell office:value-type="float" office:value="12984.37" calcext:value-type="float">
            <text:p>1298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3292" calcext:value-type="float">
            <text:p>-118.3292</text:p>
          </table:table-cell>
          <table:table-cell office:value-type="float" office:value="312.7944" calcext:value-type="float">
            <text:p>312.7944</text:p>
          </table:table-cell>
          <table:table-cell office:value-type="float" office:value="0" calcext:value-type="float">
            <text:p>0</text:p>
          </table:table-cell>
          <table:table-cell office:value-type="float" office:value="115.2905" calcext:value-type="float">
            <text:p>115.2905</text:p>
          </table:table-cell>
          <table:table-cell office:value-type="float" office:value="52.37597" calcext:value-type="float">
            <text:p>52.37597</text:p>
          </table:table-cell>
          <table:table-cell office:value-type="float" office:value="0.02805329" calcext:value-type="float">
            <text:p>0.02805329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38794" calcext:value-type="float">
            <text:p>-0.038794</text:p>
          </table:table-cell>
          <table:table-cell office:value-type="float" office:value="370" calcext:value-type="float">
            <text:p>370</text:p>
          </table:table-cell>
          <table:table-cell office:value-type="float" office:value="-118.2625" calcext:value-type="float">
            <text:p>-118.2625</text:p>
          </table:table-cell>
          <table:table-cell office:value-type="float" office:value="0" calcext:value-type="float">
            <text:p>0</text:p>
          </table:table-cell>
          <table:table-cell office:value-type="float" office:value="343.2037" calcext:value-type="float">
            <text:p>343.2037</text:p>
          </table:table-cell>
          <table:table-cell office:value-type="float" office:value="1214.945" calcext:value-type="float">
            <text:p>1214.945</text:p>
          </table:table-cell>
          <table:table-cell office:value-type="float" office:value="1502.394" calcext:value-type="float">
            <text:p>1502.394</text:p>
          </table:table-cell>
          <table:table-cell office:value-type="float" office:value="1224.707" calcext:value-type="float">
            <text:p>1224.707</text:p>
          </table:table-cell>
          <table:table-cell office:value-type="float" office:value="713.03" calcext:value-type="float">
            <text:p>713.03</text:p>
          </table:table-cell>
          <table:table-cell office:value-type="float" office:value="1094.259" calcext:value-type="float">
            <text:p>1094.259</text:p>
          </table:table-cell>
          <table:table-cell office:value-type="float" office:value="415.5784" calcext:value-type="float">
            <text:p>415.5784</text:p>
          </table:table-cell>
          <table:table-cell office:value-type="float" office:value="1820.716" calcext:value-type="float">
            <text:p>1820.716</text:p>
          </table:table-cell>
          <table:table-cell office:value-type="float" office:value="2058.8" calcext:value-type="float">
            <text:p>2058.8</text:p>
          </table:table-cell>
          <table:table-cell office:value-type="float" office:value="1650.737" calcext:value-type="float">
            <text:p>1650.737</text:p>
          </table:table-cell>
          <table:table-cell office:value-type="float" office:value="581.5859" calcext:value-type="float">
            <text:p>581.5859</text:p>
          </table:table-cell>
          <table:table-cell office:value-type="float" office:value="574.5229" calcext:value-type="float">
            <text:p>574.5229</text:p>
          </table:table-cell>
          <table:table-cell office:value-type="float" office:value="142.3634" calcext:value-type="float">
            <text:p>142.3634</text:p>
          </table:table-cell>
          <table:table-cell office:value-type="float" office:value="35.55429" calcext:value-type="float">
            <text:p>35.55429</text:p>
          </table:table-cell>
          <table:table-cell office:value-type="float" office:value="0" calcext:value-type="float">
            <text:p>0</text:p>
          </table:table-cell>
          <table:table-cell office:value-type="float" office:value="-0.002776248" calcext:value-type="float">
            <text:p>-0.002776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8.3278" calcext:value-type="float">
            <text:p>-118.3278</text:p>
          </table:table-cell>
          <table:table-cell office:value-type="float" office:value="0" calcext:value-type="float">
            <text:p>0</text:p>
          </table:table-cell>
          <table:table-cell office:value-type="float" office:value="4.79464" calcext:value-type="float">
            <text:p>4.7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436.5171" calcext:value-type="float">
            <text:p>436.5171</text:p>
          </table:table-cell>
          <table:table-cell office:value-type="float" office:value="12985.01" calcext:value-type="float">
            <text:p>12985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6474" calcext:value-type="float">
            <text:p>-121.6474</text:p>
          </table:table-cell>
          <table:table-cell office:value-type="float" office:value="322.908" calcext:value-type="float">
            <text:p>322.908</text:p>
          </table:table-cell>
          <table:table-cell office:value-type="float" office:value="0" calcext:value-type="float">
            <text:p>0</text:p>
          </table:table-cell>
          <table:table-cell office:value-type="float" office:value="116.2808" calcext:value-type="float">
            <text:p>116.2808</text:p>
          </table:table-cell>
          <table:table-cell office:value-type="float" office:value="50.98388" calcext:value-type="float">
            <text:p>50.98388</text:p>
          </table:table-cell>
          <table:table-cell office:value-type="float" office:value="0.02819349" calcext:value-type="float">
            <text:p>0.02819349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3993874" calcext:value-type="float">
            <text:p>-0.03993874</text:p>
          </table:table-cell>
          <table:table-cell office:value-type="float" office:value="370" calcext:value-type="float">
            <text:p>370</text:p>
          </table:table-cell>
          <table:table-cell office:value-type="float" office:value="-121.5794" calcext:value-type="float">
            <text:p>-121.5794</text:p>
          </table:table-cell>
          <table:table-cell office:value-type="float" office:value="0" calcext:value-type="float">
            <text:p>0</text:p>
          </table:table-cell>
          <table:table-cell office:value-type="float" office:value="343.5171" calcext:value-type="float">
            <text:p>343.5171</text:p>
          </table:table-cell>
          <table:table-cell office:value-type="float" office:value="1214.088" calcext:value-type="float">
            <text:p>1214.088</text:p>
          </table:table-cell>
          <table:table-cell office:value-type="float" office:value="1501.45" calcext:value-type="float">
            <text:p>1501.45</text:p>
          </table:table-cell>
          <table:table-cell office:value-type="float" office:value="1224.61" calcext:value-type="float">
            <text:p>1224.61</text:p>
          </table:table-cell>
          <table:table-cell office:value-type="float" office:value="712.9391" calcext:value-type="float">
            <text:p>712.9391</text:p>
          </table:table-cell>
          <table:table-cell office:value-type="float" office:value="1094.196" calcext:value-type="float">
            <text:p>1094.196</text:p>
          </table:table-cell>
          <table:table-cell office:value-type="float" office:value="415.5381" calcext:value-type="float">
            <text:p>415.5381</text:p>
          </table:table-cell>
          <table:table-cell office:value-type="float" office:value="1820.679" calcext:value-type="float">
            <text:p>1820.679</text:p>
          </table:table-cell>
          <table:table-cell office:value-type="float" office:value="2058.777" calcext:value-type="float">
            <text:p>2058.777</text:p>
          </table:table-cell>
          <table:table-cell office:value-type="float" office:value="1650.732" calcext:value-type="float">
            <text:p>1650.732</text:p>
          </table:table-cell>
          <table:table-cell office:value-type="float" office:value="581.5839" calcext:value-type="float">
            <text:p>581.5839</text:p>
          </table:table-cell>
          <table:table-cell office:value-type="float" office:value="574.517" calcext:value-type="float">
            <text:p>574.517</text:p>
          </table:table-cell>
          <table:table-cell office:value-type="float" office:value="142.3634" calcext:value-type="float">
            <text:p>142.3634</text:p>
          </table:table-cell>
          <table:table-cell office:value-type="float" office:value="35.55434" calcext:value-type="float">
            <text:p>35.55434</text:p>
          </table:table-cell>
          <table:table-cell office:value-type="float" office:value="0" calcext:value-type="float">
            <text:p>0</text:p>
          </table:table-cell>
          <table:table-cell office:value-type="float" office:value="-0.002959093" calcext:value-type="float">
            <text:p>-0.0029590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1.537" calcext:value-type="float">
            <text:p>-121.537</text:p>
          </table:table-cell>
          <table:table-cell office:value-type="float" office:value="0" calcext:value-type="float">
            <text:p>0</text:p>
          </table:table-cell>
          <table:table-cell office:value-type="float" office:value="4.686893" calcext:value-type="float">
            <text:p>4.686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432.9415" calcext:value-type="float">
            <text:p>432.9415</text:p>
          </table:table-cell>
          <table:table-cell office:value-type="float" office:value="12985.56" calcext:value-type="float">
            <text:p>1298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6791" calcext:value-type="float">
            <text:p>-124.6791</text:p>
          </table:table-cell>
          <table:table-cell office:value-type="float" office:value="333.265" calcext:value-type="float">
            <text:p>333.265</text:p>
          </table:table-cell>
          <table:table-cell office:value-type="float" office:value="0" calcext:value-type="float">
            <text:p>0</text:p>
          </table:table-cell>
          <table:table-cell office:value-type="float" office:value="116.4494" calcext:value-type="float">
            <text:p>116.4494</text:p>
          </table:table-cell>
          <table:table-cell office:value-type="float" office:value="50.0475" calcext:value-type="float">
            <text:p>50.0475</text:p>
          </table:table-cell>
          <table:table-cell office:value-type="float" office:value="0.02834875" calcext:value-type="float">
            <text:p>0.02834875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24.61" calcext:value-type="float">
            <text:p>-124.61</text:p>
          </table:table-cell>
          <table:table-cell office:value-type="float" office:value="0" calcext:value-type="float">
            <text:p>0</text:p>
          </table:table-cell>
          <table:table-cell office:value-type="float" office:value="343.7867" calcext:value-type="float">
            <text:p>343.7867</text:p>
          </table:table-cell>
          <table:table-cell office:value-type="float" office:value="1213.136" calcext:value-type="float">
            <text:p>1213.136</text:p>
          </table:table-cell>
          <table:table-cell office:value-type="float" office:value="1500.42" calcext:value-type="float">
            <text:p>1500.42</text:p>
          </table:table-cell>
          <table:table-cell office:value-type="float" office:value="1224.501" calcext:value-type="float">
            <text:p>1224.501</text:p>
          </table:table-cell>
          <table:table-cell office:value-type="float" office:value="712.8438" calcext:value-type="float">
            <text:p>712.8438</text:p>
          </table:table-cell>
          <table:table-cell office:value-type="float" office:value="1094.129" calcext:value-type="float">
            <text:p>1094.129</text:p>
          </table:table-cell>
          <table:table-cell office:value-type="float" office:value="415.4969" calcext:value-type="float">
            <text:p>415.4969</text:p>
          </table:table-cell>
          <table:table-cell office:value-type="float" office:value="1820.643" calcext:value-type="float">
            <text:p>1820.643</text:p>
          </table:table-cell>
          <table:table-cell office:value-type="float" office:value="2058.754" calcext:value-type="float">
            <text:p>2058.754</text:p>
          </table:table-cell>
          <table:table-cell office:value-type="float" office:value="1650.727" calcext:value-type="float">
            <text:p>1650.727</text:p>
          </table:table-cell>
          <table:table-cell office:value-type="float" office:value="581.5818" calcext:value-type="float">
            <text:p>581.5818</text:p>
          </table:table-cell>
          <table:table-cell office:value-type="float" office:value="574.511" calcext:value-type="float">
            <text:p>574.511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3130586" calcext:value-type="float">
            <text:p>-0.0031305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4.5299" calcext:value-type="float">
            <text:p>-124.5299</text:p>
          </table:table-cell>
          <table:table-cell office:value-type="float" office:value="0" calcext:value-type="float">
            <text:p>0</text:p>
          </table:table-cell>
          <table:table-cell office:value-type="float" office:value="4.649114" calcext:value-type="float">
            <text:p>4.64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429.4168" calcext:value-type="float">
            <text:p>429.4168</text:p>
          </table:table-cell>
          <table:table-cell office:value-type="float" office:value="12986.09" calcext:value-type="float">
            <text:p>12986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5507" calcext:value-type="float">
            <text:p>-127.5507</text:p>
          </table:table-cell>
          <table:table-cell office:value-type="float" office:value="337.9412" calcext:value-type="float">
            <text:p>337.9412</text:p>
          </table:table-cell>
          <table:table-cell office:value-type="float" office:value="0" calcext:value-type="float">
            <text:p>0</text:p>
          </table:table-cell>
          <table:table-cell office:value-type="float" office:value="115.0734" calcext:value-type="float">
            <text:p>115.0734</text:p>
          </table:table-cell>
          <table:table-cell office:value-type="float" office:value="49.47116" calcext:value-type="float">
            <text:p>49.47116</text:p>
          </table:table-cell>
          <table:table-cell office:value-type="float" office:value="0.02844369" calcext:value-type="float">
            <text:p>0.02844369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27.4815" calcext:value-type="float">
            <text:p>-127.4815</text:p>
          </table:table-cell>
          <table:table-cell office:value-type="float" office:value="0" calcext:value-type="float">
            <text:p>0</text:p>
          </table:table-cell>
          <table:table-cell office:value-type="float" office:value="344.1225" calcext:value-type="float">
            <text:p>344.1225</text:p>
          </table:table-cell>
          <table:table-cell office:value-type="float" office:value="1212.003" calcext:value-type="float">
            <text:p>1212.003</text:p>
          </table:table-cell>
          <table:table-cell office:value-type="float" office:value="1499.229" calcext:value-type="float">
            <text:p>1499.229</text:p>
          </table:table-cell>
          <table:table-cell office:value-type="float" office:value="1224.373" calcext:value-type="float">
            <text:p>1224.373</text:p>
          </table:table-cell>
          <table:table-cell office:value-type="float" office:value="712.7395" calcext:value-type="float">
            <text:p>712.7395</text:p>
          </table:table-cell>
          <table:table-cell office:value-type="float" office:value="1094.055" calcext:value-type="float">
            <text:p>1094.055</text:p>
          </table:table-cell>
          <table:table-cell office:value-type="float" office:value="415.4535" calcext:value-type="float">
            <text:p>415.4535</text:p>
          </table:table-cell>
          <table:table-cell office:value-type="float" office:value="1820.605" calcext:value-type="float">
            <text:p>1820.605</text:p>
          </table:table-cell>
          <table:table-cell office:value-type="float" office:value="2058.731" calcext:value-type="float">
            <text:p>2058.731</text:p>
          </table:table-cell>
          <table:table-cell office:value-type="float" office:value="1650.722" calcext:value-type="float">
            <text:p>1650.722</text:p>
          </table:table-cell>
          <table:table-cell office:value-type="float" office:value="581.5798" calcext:value-type="float">
            <text:p>581.5798</text:p>
          </table:table-cell>
          <table:table-cell office:value-type="float" office:value="574.5049" calcext:value-type="float">
            <text:p>574.5049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3394384" calcext:value-type="float">
            <text:p>-0.003394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4768" calcext:value-type="float">
            <text:p>-127.4768</text:p>
          </table:table-cell>
          <table:table-cell office:value-type="float" office:value="0" calcext:value-type="float">
            <text:p>0</text:p>
          </table:table-cell>
          <table:table-cell office:value-type="float" office:value="4.724221" calcext:value-type="float">
            <text:p>4.724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426.7996" calcext:value-type="float">
            <text:p>426.7996</text:p>
          </table:table-cell>
          <table:table-cell office:value-type="float" office:value="12986.37" calcext:value-type="float">
            <text:p>1298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8877" calcext:value-type="float">
            <text:p>-129.8877</text:p>
          </table:table-cell>
          <table:table-cell office:value-type="float" office:value="343.924" calcext:value-type="float">
            <text:p>343.924</text:p>
          </table:table-cell>
          <table:table-cell office:value-type="float" office:value="0" calcext:value-type="float">
            <text:p>0</text:p>
          </table:table-cell>
          <table:table-cell office:value-type="float" office:value="114.6917" calcext:value-type="float">
            <text:p>114.6917</text:p>
          </table:table-cell>
          <table:table-cell office:value-type="float" office:value="49.25696" calcext:value-type="float">
            <text:p>49.25696</text:p>
          </table:table-cell>
          <table:table-cell office:value-type="float" office:value="0.02860479" calcext:value-type="float">
            <text:p>0.02860479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29.8183" calcext:value-type="float">
            <text:p>-129.8183</text:p>
          </table:table-cell>
          <table:table-cell office:value-type="float" office:value="0" calcext:value-type="float">
            <text:p>0</text:p>
          </table:table-cell>
          <table:table-cell office:value-type="float" office:value="344.3072" calcext:value-type="float">
            <text:p>344.3072</text:p>
          </table:table-cell>
          <table:table-cell office:value-type="float" office:value="1211.13" calcext:value-type="float">
            <text:p>1211.13</text:p>
          </table:table-cell>
          <table:table-cell office:value-type="float" office:value="1498.212" calcext:value-type="float">
            <text:p>1498.212</text:p>
          </table:table-cell>
          <table:table-cell office:value-type="float" office:value="1224.257" calcext:value-type="float">
            <text:p>1224.257</text:p>
          </table:table-cell>
          <table:table-cell office:value-type="float" office:value="712.6329" calcext:value-type="float">
            <text:p>712.6329</text:p>
          </table:table-cell>
          <table:table-cell office:value-type="float" office:value="1093.979" calcext:value-type="float">
            <text:p>1093.979</text:p>
          </table:table-cell>
          <table:table-cell office:value-type="float" office:value="415.4082" calcext:value-type="float">
            <text:p>415.4082</text:p>
          </table:table-cell>
          <table:table-cell office:value-type="float" office:value="1820.567" calcext:value-type="float">
            <text:p>1820.567</text:p>
          </table:table-cell>
          <table:table-cell office:value-type="float" office:value="2058.708" calcext:value-type="float">
            <text:p>2058.708</text:p>
          </table:table-cell>
          <table:table-cell office:value-type="float" office:value="1650.717" calcext:value-type="float">
            <text:p>1650.717</text:p>
          </table:table-cell>
          <table:table-cell office:value-type="float" office:value="581.5777" calcext:value-type="float">
            <text:p>581.5777</text:p>
          </table:table-cell>
          <table:table-cell office:value-type="float" office:value="574.4987" calcext:value-type="float">
            <text:p>574.4987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3490307" calcext:value-type="float">
            <text:p>-0.003490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7714" calcext:value-type="float">
            <text:p>-129.7714</text:p>
          </table:table-cell>
          <table:table-cell office:value-type="float" office:value="0" calcext:value-type="float">
            <text:p>0</text:p>
          </table:table-cell>
          <table:table-cell office:value-type="float" office:value="4.681932" calcext:value-type="float">
            <text:p>4.68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424.5866" calcext:value-type="float">
            <text:p>424.5866</text:p>
          </table:table-cell>
          <table:table-cell office:value-type="float" office:value="12986.6" calcext:value-type="float">
            <text:p>129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.8444" calcext:value-type="float">
            <text:p>-131.8444</text:p>
          </table:table-cell>
          <table:table-cell office:value-type="float" office:value="349.089" calcext:value-type="float">
            <text:p>349.089</text:p>
          </table:table-cell>
          <table:table-cell office:value-type="float" office:value="0" calcext:value-type="float">
            <text:p>0</text:p>
          </table:table-cell>
          <table:table-cell office:value-type="float" office:value="114.3492" calcext:value-type="float">
            <text:p>114.3492</text:p>
          </table:table-cell>
          <table:table-cell office:value-type="float" office:value="49.08673" calcext:value-type="float">
            <text:p>49.08673</text:p>
          </table:table-cell>
          <table:table-cell office:value-type="float" office:value="0.02879763" calcext:value-type="float">
            <text:p>0.02879763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31.7748" calcext:value-type="float">
            <text:p>-131.7748</text:p>
          </table:table-cell>
          <table:table-cell office:value-type="float" office:value="0" calcext:value-type="float">
            <text:p>0</text:p>
          </table:table-cell>
          <table:table-cell office:value-type="float" office:value="344.4625" calcext:value-type="float">
            <text:p>344.4625</text:p>
          </table:table-cell>
          <table:table-cell office:value-type="float" office:value="1210.393" calcext:value-type="float">
            <text:p>1210.393</text:p>
          </table:table-cell>
          <table:table-cell office:value-type="float" office:value="1497.358" calcext:value-type="float">
            <text:p>1497.358</text:p>
          </table:table-cell>
          <table:table-cell office:value-type="float" office:value="1224.156" calcext:value-type="float">
            <text:p>1224.156</text:p>
          </table:table-cell>
          <table:table-cell office:value-type="float" office:value="712.5421" calcext:value-type="float">
            <text:p>712.5421</text:p>
          </table:table-cell>
          <table:table-cell office:value-type="float" office:value="1093.911" calcext:value-type="float">
            <text:p>1093.911</text:p>
          </table:table-cell>
          <table:table-cell office:value-type="float" office:value="415.3655" calcext:value-type="float">
            <text:p>415.3655</text:p>
          </table:table-cell>
          <table:table-cell office:value-type="float" office:value="1820.528" calcext:value-type="float">
            <text:p>1820.528</text:p>
          </table:table-cell>
          <table:table-cell office:value-type="float" office:value="2058.685" calcext:value-type="float">
            <text:p>2058.685</text:p>
          </table:table-cell>
          <table:table-cell office:value-type="float" office:value="1650.711" calcext:value-type="float">
            <text:p>1650.711</text:p>
          </table:table-cell>
          <table:table-cell office:value-type="float" office:value="581.5756" calcext:value-type="float">
            <text:p>581.5756</text:p>
          </table:table-cell>
          <table:table-cell office:value-type="float" office:value="574.4924" calcext:value-type="float">
            <text:p>574.4924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3538822" calcext:value-type="float">
            <text:p>-0.0035388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7154" calcext:value-type="float">
            <text:p>-131.7154</text:p>
          </table:table-cell>
          <table:table-cell office:value-type="float" office:value="0" calcext:value-type="float">
            <text:p>0</text:p>
          </table:table-cell>
          <table:table-cell office:value-type="float" office:value="4.669558" calcext:value-type="float">
            <text:p>4.669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421.7658" calcext:value-type="float">
            <text:p>421.7658</text:p>
          </table:table-cell>
          <table:table-cell office:value-type="float" office:value="12986.94" calcext:value-type="float">
            <text:p>1298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1916" calcext:value-type="float">
            <text:p>-134.1916</text:p>
          </table:table-cell>
          <table:table-cell office:value-type="float" office:value="358.7243" calcext:value-type="float">
            <text:p>358.7243</text:p>
          </table:table-cell>
          <table:table-cell office:value-type="float" office:value="0" calcext:value-type="float">
            <text:p>0</text:p>
          </table:table-cell>
          <table:table-cell office:value-type="float" office:value="113.7122" calcext:value-type="float">
            <text:p>113.7122</text:p>
          </table:table-cell>
          <table:table-cell office:value-type="float" office:value="48.80481" calcext:value-type="float">
            <text:p>48.80481</text:p>
          </table:table-cell>
          <table:table-cell office:value-type="float" office:value="0.0289131" calcext:value-type="float">
            <text:p>0.0289131</text:p>
          </table:table-cell>
          <table:table-cell office:value-type="float" office:value="0" calcext:value-type="float">
            <text:p>0</text:p>
          </table:table-cell>
          <table:table-cell office:value-type="float" office:value="0.0001454193" calcext:value-type="float">
            <text:p>0.000145419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34.1219" calcext:value-type="float">
            <text:p>-134.1219</text:p>
          </table:table-cell>
          <table:table-cell office:value-type="float" office:value="0" calcext:value-type="float">
            <text:p>0</text:p>
          </table:table-cell>
          <table:table-cell office:value-type="float" office:value="344.676" calcext:value-type="float">
            <text:p>344.676</text:p>
          </table:table-cell>
          <table:table-cell office:value-type="float" office:value="1209.397" calcext:value-type="float">
            <text:p>1209.397</text:p>
          </table:table-cell>
          <table:table-cell office:value-type="float" office:value="1496.328" calcext:value-type="float">
            <text:p>1496.328</text:p>
          </table:table-cell>
          <table:table-cell office:value-type="float" office:value="1224.05" calcext:value-type="float">
            <text:p>1224.05</text:p>
          </table:table-cell>
          <table:table-cell office:value-type="float" office:value="712.4443" calcext:value-type="float">
            <text:p>712.4443</text:p>
          </table:table-cell>
          <table:table-cell office:value-type="float" office:value="1093.843" calcext:value-type="float">
            <text:p>1093.843</text:p>
          </table:table-cell>
          <table:table-cell office:value-type="float" office:value="415.3239" calcext:value-type="float">
            <text:p>415.3239</text:p>
          </table:table-cell>
          <table:table-cell office:value-type="float" office:value="1820.491" calcext:value-type="float">
            <text:p>1820.491</text:p>
          </table:table-cell>
          <table:table-cell office:value-type="float" office:value="2058.662" calcext:value-type="float">
            <text:p>2058.662</text:p>
          </table:table-cell>
          <table:table-cell office:value-type="float" office:value="1650.705" calcext:value-type="float">
            <text:p>1650.705</text:p>
          </table:table-cell>
          <table:table-cell office:value-type="float" office:value="581.5733" calcext:value-type="float">
            <text:p>581.5733</text:p>
          </table:table-cell>
          <table:table-cell office:value-type="float" office:value="574.4858" calcext:value-type="float">
            <text:p>574.4858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3745959" calcext:value-type="float">
            <text:p>-0.0037459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4.1557" calcext:value-type="float">
            <text:p>-134.1557</text:p>
          </table:table-cell>
          <table:table-cell office:value-type="float" office:value="0" calcext:value-type="float">
            <text:p>0</text:p>
          </table:table-cell>
          <table:table-cell office:value-type="float" office:value="4.76334" calcext:value-type="float">
            <text:p>4.7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418.4283" calcext:value-type="float">
            <text:p>418.4283</text:p>
          </table:table-cell>
          <table:table-cell office:value-type="float" office:value="12987.33" calcext:value-type="float">
            <text:p>1298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0174" calcext:value-type="float">
            <text:p>-137.0174</text:p>
          </table:table-cell>
          <table:table-cell office:value-type="float" office:value="363.601" calcext:value-type="float">
            <text:p>363.601</text:p>
          </table:table-cell>
          <table:table-cell office:value-type="float" office:value="0" calcext:value-type="float">
            <text:p>0</text:p>
          </table:table-cell>
          <table:table-cell office:value-type="float" office:value="113.3295" calcext:value-type="float">
            <text:p>113.3295</text:p>
          </table:table-cell>
          <table:table-cell office:value-type="float" office:value="33.98722" calcext:value-type="float">
            <text:p>33.98722</text:p>
          </table:table-cell>
          <table:table-cell office:value-type="float" office:value="0.029006" calcext:value-type="float">
            <text:p>0.029006</text:p>
          </table:table-cell>
          <table:table-cell office:value-type="float" office:value="0" calcext:value-type="float">
            <text:p>0</text:p>
          </table:table-cell>
          <table:table-cell office:value-type="float" office:value="0.0001454403" calcext:value-type="float">
            <text:p>0.0001454403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36.9476" calcext:value-type="float">
            <text:p>-136.9476</text:p>
          </table:table-cell>
          <table:table-cell office:value-type="float" office:value="0" calcext:value-type="float">
            <text:p>0</text:p>
          </table:table-cell>
          <table:table-cell office:value-type="float" office:value="334.3829" calcext:value-type="float">
            <text:p>334.3829</text:p>
          </table:table-cell>
          <table:table-cell office:value-type="float" office:value="1217.286" calcext:value-type="float">
            <text:p>1217.286</text:p>
          </table:table-cell>
          <table:table-cell office:value-type="float" office:value="1511.05" calcext:value-type="float">
            <text:p>1511.05</text:p>
          </table:table-cell>
          <table:table-cell office:value-type="float" office:value="1223.916" calcext:value-type="float">
            <text:p>1223.916</text:p>
          </table:table-cell>
          <table:table-cell office:value-type="float" office:value="712.3348" calcext:value-type="float">
            <text:p>712.3348</text:p>
          </table:table-cell>
          <table:table-cell office:value-type="float" office:value="1093.764" calcext:value-type="float">
            <text:p>1093.764</text:p>
          </table:table-cell>
          <table:table-cell office:value-type="float" office:value="415.2785" calcext:value-type="float">
            <text:p>415.2785</text:p>
          </table:table-cell>
          <table:table-cell office:value-type="float" office:value="1820.452" calcext:value-type="float">
            <text:p>1820.452</text:p>
          </table:table-cell>
          <table:table-cell office:value-type="float" office:value="2058.638" calcext:value-type="float">
            <text:p>2058.638</text:p>
          </table:table-cell>
          <table:table-cell office:value-type="float" office:value="1650.696" calcext:value-type="float">
            <text:p>1650.696</text:p>
          </table:table-cell>
          <table:table-cell office:value-type="float" office:value="581.571" calcext:value-type="float">
            <text:p>581.571</text:p>
          </table:table-cell>
          <table:table-cell office:value-type="float" office:value="574.4792" calcext:value-type="float">
            <text:p>574.4792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4076847" calcext:value-type="float">
            <text:p>-0.0040768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.058" calcext:value-type="float">
            <text:p>-137.058</text:p>
          </table:table-cell>
          <table:table-cell office:value-type="float" office:value="0" calcext:value-type="float">
            <text:p>0</text:p>
          </table:table-cell>
          <table:table-cell office:value-type="float" office:value="4.83969" calcext:value-type="float">
            <text:p>4.8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414.7087" calcext:value-type="float">
            <text:p>414.7087</text:p>
          </table:table-cell>
          <table:table-cell office:value-type="float" office:value="12987.74" calcext:value-type="float">
            <text:p>1298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268" calcext:value-type="float">
            <text:p>-140.268</text:p>
          </table:table-cell>
          <table:table-cell office:value-type="float" office:value="376.0256" calcext:value-type="float">
            <text:p>376.0256</text:p>
          </table:table-cell>
          <table:table-cell office:value-type="float" office:value="0" calcext:value-type="float">
            <text:p>0</text:p>
          </table:table-cell>
          <table:table-cell office:value-type="float" office:value="114.0256" calcext:value-type="float">
            <text:p>114.0256</text:p>
          </table:table-cell>
          <table:table-cell office:value-type="float" office:value="23.46658" calcext:value-type="float">
            <text:p>23.46658</text:p>
          </table:table-cell>
          <table:table-cell office:value-type="float" office:value="0.02915606" calcext:value-type="float">
            <text:p>0.02915606</text:p>
          </table:table-cell>
          <table:table-cell office:value-type="float" office:value="0" calcext:value-type="float">
            <text:p>0</text:p>
          </table:table-cell>
          <table:table-cell office:value-type="float" office:value="0.0001454607" calcext:value-type="float">
            <text:p>0.0001454607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40.198" calcext:value-type="float">
            <text:p>-140.198</text:p>
          </table:table-cell>
          <table:table-cell office:value-type="float" office:value="0" calcext:value-type="float">
            <text:p>0</text:p>
          </table:table-cell>
          <table:table-cell office:value-type="float" office:value="326.993" calcext:value-type="float">
            <text:p>326.993</text:p>
          </table:table-cell>
          <table:table-cell office:value-type="float" office:value="1222.522" calcext:value-type="float">
            <text:p>1222.522</text:p>
          </table:table-cell>
          <table:table-cell office:value-type="float" office:value="1520.91" calcext:value-type="float">
            <text:p>1520.91</text:p>
          </table:table-cell>
          <table:table-cell office:value-type="float" office:value="1223.771" calcext:value-type="float">
            <text:p>1223.771</text:p>
          </table:table-cell>
          <table:table-cell office:value-type="float" office:value="712.2152" calcext:value-type="float">
            <text:p>712.2152</text:p>
          </table:table-cell>
          <table:table-cell office:value-type="float" office:value="1093.677" calcext:value-type="float">
            <text:p>1093.677</text:p>
          </table:table-cell>
          <table:table-cell office:value-type="float" office:value="415.229" calcext:value-type="float">
            <text:p>415.229</text:p>
          </table:table-cell>
          <table:table-cell office:value-type="float" office:value="1820.412" calcext:value-type="float">
            <text:p>1820.412</text:p>
          </table:table-cell>
          <table:table-cell office:value-type="float" office:value="2058.614" calcext:value-type="float">
            <text:p>2058.614</text:p>
          </table:table-cell>
          <table:table-cell office:value-type="float" office:value="1650.678" calcext:value-type="float">
            <text:p>1650.678</text:p>
          </table:table-cell>
          <table:table-cell office:value-type="float" office:value="581.5687" calcext:value-type="float">
            <text:p>581.5687</text:p>
          </table:table-cell>
          <table:table-cell office:value-type="float" office:value="574.4725" calcext:value-type="float">
            <text:p>574.4725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4363927" calcext:value-type="float">
            <text:p>-0.004363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0.3062" calcext:value-type="float">
            <text:p>-140.3062</text:p>
          </table:table-cell>
          <table:table-cell office:value-type="float" office:value="0" calcext:value-type="float">
            <text:p>0</text:p>
          </table:table-cell>
          <table:table-cell office:value-type="float" office:value="4.837648" calcext:value-type="float">
            <text:p>4.83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411.3953" calcext:value-type="float">
            <text:p>411.3953</text:p>
          </table:table-cell>
          <table:table-cell office:value-type="float" office:value="12988.11" calcext:value-type="float">
            <text:p>1298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1714" calcext:value-type="float">
            <text:p>-143.1714</text:p>
          </table:table-cell>
          <table:table-cell office:value-type="float" office:value="383.7336" calcext:value-type="float">
            <text:p>383.7336</text:p>
          </table:table-cell>
          <table:table-cell office:value-type="float" office:value="0" calcext:value-type="float">
            <text:p>0</text:p>
          </table:table-cell>
          <table:table-cell office:value-type="float" office:value="114.6559" calcext:value-type="float">
            <text:p>114.6559</text:p>
          </table:table-cell>
          <table:table-cell office:value-type="float" office:value="23.04863" calcext:value-type="float">
            <text:p>23.04863</text:p>
          </table:table-cell>
          <table:table-cell office:value-type="float" office:value="0.02940563" calcext:value-type="float">
            <text:p>0.02940563</text:p>
          </table:table-cell>
          <table:table-cell office:value-type="float" office:value="0" calcext:value-type="float">
            <text:p>0</text:p>
          </table:table-cell>
          <table:table-cell office:value-type="float" office:value="0.0001455265" calcext:value-type="float">
            <text:p>0.0001455265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43.1012" calcext:value-type="float">
            <text:p>-143.1012</text:p>
          </table:table-cell>
          <table:table-cell office:value-type="float" office:value="0" calcext:value-type="float">
            <text:p>0</text:p>
          </table:table-cell>
          <table:table-cell office:value-type="float" office:value="327.0576" calcext:value-type="float">
            <text:p>327.0576</text:p>
          </table:table-cell>
          <table:table-cell office:value-type="float" office:value="1221.569" calcext:value-type="float">
            <text:p>1221.569</text:p>
          </table:table-cell>
          <table:table-cell office:value-type="float" office:value="1519.753" calcext:value-type="float">
            <text:p>1519.753</text:p>
          </table:table-cell>
          <table:table-cell office:value-type="float" office:value="1223.635" calcext:value-type="float">
            <text:p>1223.635</text:p>
          </table:table-cell>
          <table:table-cell office:value-type="float" office:value="712.1016" calcext:value-type="float">
            <text:p>712.1016</text:p>
          </table:table-cell>
          <table:table-cell office:value-type="float" office:value="1093.59" calcext:value-type="float">
            <text:p>1093.59</text:p>
          </table:table-cell>
          <table:table-cell office:value-type="float" office:value="415.1785" calcext:value-type="float">
            <text:p>415.1785</text:p>
          </table:table-cell>
          <table:table-cell office:value-type="float" office:value="1820.37" calcext:value-type="float">
            <text:p>1820.37</text:p>
          </table:table-cell>
          <table:table-cell office:value-type="float" office:value="2058.59" calcext:value-type="float">
            <text:p>2058.59</text:p>
          </table:table-cell>
          <table:table-cell office:value-type="float" office:value="1650.661" calcext:value-type="float">
            <text:p>1650.661</text:p>
          </table:table-cell>
          <table:table-cell office:value-type="float" office:value="581.5663" calcext:value-type="float">
            <text:p>581.5663</text:p>
          </table:table-cell>
          <table:table-cell office:value-type="float" office:value="574.4656" calcext:value-type="float">
            <text:p>574.4656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442965" calcext:value-type="float">
            <text:p>-0.00442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1995" calcext:value-type="float">
            <text:p>-143.1995</text:p>
          </table:table-cell>
          <table:table-cell office:value-type="float" office:value="0" calcext:value-type="float">
            <text:p>0</text:p>
          </table:table-cell>
          <table:table-cell office:value-type="float" office:value="4.827818" calcext:value-type="float">
            <text:p>4.82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408.1523" calcext:value-type="float">
            <text:p>408.1523</text:p>
          </table:table-cell>
          <table:table-cell office:value-type="float" office:value="12988.51" calcext:value-type="float">
            <text:p>1298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6558" calcext:value-type="float">
            <text:p>-145.6558</text:p>
          </table:table-cell>
          <table:table-cell office:value-type="float" office:value="390.3985" calcext:value-type="float">
            <text:p>390.3985</text:p>
          </table:table-cell>
          <table:table-cell office:value-type="float" office:value="0" calcext:value-type="float">
            <text:p>0</text:p>
          </table:table-cell>
          <table:table-cell office:value-type="float" office:value="115.2935" calcext:value-type="float">
            <text:p>115.2935</text:p>
          </table:table-cell>
          <table:table-cell office:value-type="float" office:value="22.48888" calcext:value-type="float">
            <text:p>22.48888</text:p>
          </table:table-cell>
          <table:table-cell office:value-type="float" office:value="0.02948396" calcext:value-type="float">
            <text:p>0.02948396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45.5856" calcext:value-type="float">
            <text:p>-145.5856</text:p>
          </table:table-cell>
          <table:table-cell office:value-type="float" office:value="0" calcext:value-type="float">
            <text:p>0</text:p>
          </table:table-cell>
          <table:table-cell office:value-type="float" office:value="327.1258" calcext:value-type="float">
            <text:p>327.1258</text:p>
          </table:table-cell>
          <table:table-cell office:value-type="float" office:value="1220.7" calcext:value-type="float">
            <text:p>1220.7</text:p>
          </table:table-cell>
          <table:table-cell office:value-type="float" office:value="1518.714" calcext:value-type="float">
            <text:p>1518.714</text:p>
          </table:table-cell>
          <table:table-cell office:value-type="float" office:value="1223.517" calcext:value-type="float">
            <text:p>1223.517</text:p>
          </table:table-cell>
          <table:table-cell office:value-type="float" office:value="712.0001" calcext:value-type="float">
            <text:p>712.0001</text:p>
          </table:table-cell>
          <table:table-cell office:value-type="float" office:value="1093.508" calcext:value-type="float">
            <text:p>1093.508</text:p>
          </table:table-cell>
          <table:table-cell office:value-type="float" office:value="415.1301" calcext:value-type="float">
            <text:p>415.1301</text:p>
          </table:table-cell>
          <table:table-cell office:value-type="float" office:value="1820.329" calcext:value-type="float">
            <text:p>1820.329</text:p>
          </table:table-cell>
          <table:table-cell office:value-type="float" office:value="2058.565" calcext:value-type="float">
            <text:p>2058.565</text:p>
          </table:table-cell>
          <table:table-cell office:value-type="float" office:value="1650.643" calcext:value-type="float">
            <text:p>1650.643</text:p>
          </table:table-cell>
          <table:table-cell office:value-type="float" office:value="581.564" calcext:value-type="float">
            <text:p>581.564</text:p>
          </table:table-cell>
          <table:table-cell office:value-type="float" office:value="574.4586" calcext:value-type="float">
            <text:p>574.4586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4769262" calcext:value-type="float">
            <text:p>-0.0047692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5.9931" calcext:value-type="float">
            <text:p>-145.9931</text:p>
          </table:table-cell>
          <table:table-cell office:value-type="float" office:value="0" calcext:value-type="float">
            <text:p>0</text:p>
          </table:table-cell>
          <table:table-cell office:value-type="float" office:value="5.13649" calcext:value-type="float">
            <text:p>5.1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405.5131" calcext:value-type="float">
            <text:p>405.5131</text:p>
          </table:table-cell>
          <table:table-cell office:value-type="float" office:value="12988.81" calcext:value-type="float">
            <text:p>1298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1146" calcext:value-type="float">
            <text:p>-148.1146</text:p>
          </table:table-cell>
          <table:table-cell office:value-type="float" office:value="398.8387" calcext:value-type="float">
            <text:p>398.8387</text:p>
          </table:table-cell>
          <table:table-cell office:value-type="float" office:value="0" calcext:value-type="float">
            <text:p>0</text:p>
          </table:table-cell>
          <table:table-cell office:value-type="float" office:value="115.7096" calcext:value-type="float">
            <text:p>115.7096</text:p>
          </table:table-cell>
          <table:table-cell office:value-type="float" office:value="22.06745" calcext:value-type="float">
            <text:p>22.06745</text:p>
          </table:table-cell>
          <table:table-cell office:value-type="float" office:value="0.0296775" calcext:value-type="float">
            <text:p>0.0296775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48.0442" calcext:value-type="float">
            <text:p>-148.0442</text:p>
          </table:table-cell>
          <table:table-cell office:value-type="float" office:value="0" calcext:value-type="float">
            <text:p>0</text:p>
          </table:table-cell>
          <table:table-cell office:value-type="float" office:value="327.1931" calcext:value-type="float">
            <text:p>327.1931</text:p>
          </table:table-cell>
          <table:table-cell office:value-type="float" office:value="1220.009" calcext:value-type="float">
            <text:p>1220.009</text:p>
          </table:table-cell>
          <table:table-cell office:value-type="float" office:value="1517.837" calcext:value-type="float">
            <text:p>1517.837</text:p>
          </table:table-cell>
          <table:table-cell office:value-type="float" office:value="1223.412" calcext:value-type="float">
            <text:p>1223.412</text:p>
          </table:table-cell>
          <table:table-cell office:value-type="float" office:value="711.9064" calcext:value-type="float">
            <text:p>711.9064</text:p>
          </table:table-cell>
          <table:table-cell office:value-type="float" office:value="1093.433" calcext:value-type="float">
            <text:p>1093.433</text:p>
          </table:table-cell>
          <table:table-cell office:value-type="float" office:value="415.0842" calcext:value-type="float">
            <text:p>415.0842</text:p>
          </table:table-cell>
          <table:table-cell office:value-type="float" office:value="1820.287" calcext:value-type="float">
            <text:p>1820.287</text:p>
          </table:table-cell>
          <table:table-cell office:value-type="float" office:value="2058.54" calcext:value-type="float">
            <text:p>2058.54</text:p>
          </table:table-cell>
          <table:table-cell office:value-type="float" office:value="1650.625" calcext:value-type="float">
            <text:p>1650.625</text:p>
          </table:table-cell>
          <table:table-cell office:value-type="float" office:value="581.5615" calcext:value-type="float">
            <text:p>581.5615</text:p>
          </table:table-cell>
          <table:table-cell office:value-type="float" office:value="574.4514" calcext:value-type="float">
            <text:p>574.4514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4824023" calcext:value-type="float">
            <text:p>-0.004824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8.2834" calcext:value-type="float">
            <text:p>-148.2834</text:p>
          </table:table-cell>
          <table:table-cell office:value-type="float" office:value="0" calcext:value-type="float">
            <text:p>0</text:p>
          </table:table-cell>
          <table:table-cell office:value-type="float" office:value="4.968155" calcext:value-type="float">
            <text:p>4.96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402.7935" calcext:value-type="float">
            <text:p>402.7935</text:p>
          </table:table-cell>
          <table:table-cell office:value-type="float" office:value="12989.12" calcext:value-type="float">
            <text:p>12989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5027" calcext:value-type="float">
            <text:p>-150.5027</text:p>
          </table:table-cell>
          <table:table-cell office:value-type="float" office:value="408.0413" calcext:value-type="float">
            <text:p>408.0413</text:p>
          </table:table-cell>
          <table:table-cell office:value-type="float" office:value="0" calcext:value-type="float">
            <text:p>0</text:p>
          </table:table-cell>
          <table:table-cell office:value-type="float" office:value="115.9459" calcext:value-type="float">
            <text:p>115.9459</text:p>
          </table:table-cell>
          <table:table-cell office:value-type="float" office:value="21.72219" calcext:value-type="float">
            <text:p>21.72219</text:p>
          </table:table-cell>
          <table:table-cell office:value-type="float" office:value="0.02990525" calcext:value-type="float">
            <text:p>0.02990525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50.4321" calcext:value-type="float">
            <text:p>-150.4321</text:p>
          </table:table-cell>
          <table:table-cell office:value-type="float" office:value="0" calcext:value-type="float">
            <text:p>0</text:p>
          </table:table-cell>
          <table:table-cell office:value-type="float" office:value="327.2439" calcext:value-type="float">
            <text:p>327.2439</text:p>
          </table:table-cell>
          <table:table-cell office:value-type="float" office:value="1219.195" calcext:value-type="float">
            <text:p>1219.195</text:p>
          </table:table-cell>
          <table:table-cell office:value-type="float" office:value="1516.924" calcext:value-type="float">
            <text:p>1516.924</text:p>
          </table:table-cell>
          <table:table-cell office:value-type="float" office:value="1223.311" calcext:value-type="float">
            <text:p>1223.311</text:p>
          </table:table-cell>
          <table:table-cell office:value-type="float" office:value="711.8154" calcext:value-type="float">
            <text:p>711.8154</text:p>
          </table:table-cell>
          <table:table-cell office:value-type="float" office:value="1093.364" calcext:value-type="float">
            <text:p>1093.364</text:p>
          </table:table-cell>
          <table:table-cell office:value-type="float" office:value="415.0413" calcext:value-type="float">
            <text:p>415.0413</text:p>
          </table:table-cell>
          <table:table-cell office:value-type="float" office:value="1820.248" calcext:value-type="float">
            <text:p>1820.248</text:p>
          </table:table-cell>
          <table:table-cell office:value-type="float" office:value="2058.515" calcext:value-type="float">
            <text:p>2058.515</text:p>
          </table:table-cell>
          <table:table-cell office:value-type="float" office:value="1650.607" calcext:value-type="float">
            <text:p>1650.607</text:p>
          </table:table-cell>
          <table:table-cell office:value-type="float" office:value="581.559" calcext:value-type="float">
            <text:p>581.559</text:p>
          </table:table-cell>
          <table:table-cell office:value-type="float" office:value="574.4441" calcext:value-type="float">
            <text:p>574.4441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4906222" calcext:value-type="float">
            <text:p>-0.004906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6537" calcext:value-type="float">
            <text:p>-150.6537</text:p>
          </table:table-cell>
          <table:table-cell office:value-type="float" office:value="0" calcext:value-type="float">
            <text:p>0</text:p>
          </table:table-cell>
          <table:table-cell office:value-type="float" office:value="4.950598" calcext:value-type="float">
            <text:p>4.95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398.9898" calcext:value-type="float">
            <text:p>398.9898</text:p>
          </table:table-cell>
          <table:table-cell office:value-type="float" office:value="12989.59" calcext:value-type="float">
            <text:p>1298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6111" calcext:value-type="float">
            <text:p>-153.6111</text:p>
          </table:table-cell>
          <table:table-cell office:value-type="float" office:value="412.6513" calcext:value-type="float">
            <text:p>412.6513</text:p>
          </table:table-cell>
          <table:table-cell office:value-type="float" office:value="0" calcext:value-type="float">
            <text:p>0</text:p>
          </table:table-cell>
          <table:table-cell office:value-type="float" office:value="114.6828" calcext:value-type="float">
            <text:p>114.6828</text:p>
          </table:table-cell>
          <table:table-cell office:value-type="float" office:value="21.43698" calcext:value-type="float">
            <text:p>21.43698</text:p>
          </table:table-cell>
          <table:table-cell office:value-type="float" office:value="0.02992512" calcext:value-type="float">
            <text:p>0.02992512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092576" calcext:value-type="float">
            <text:p>-0.04092576</text:p>
          </table:table-cell>
          <table:table-cell office:value-type="float" office:value="370" calcext:value-type="float">
            <text:p>370</text:p>
          </table:table-cell>
          <table:table-cell office:value-type="float" office:value="-153.5404" calcext:value-type="float">
            <text:p>-153.5404</text:p>
          </table:table-cell>
          <table:table-cell office:value-type="float" office:value="0" calcext:value-type="float">
            <text:p>0</text:p>
          </table:table-cell>
          <table:table-cell office:value-type="float" office:value="327.3777" calcext:value-type="float">
            <text:p>327.3777</text:p>
          </table:table-cell>
          <table:table-cell office:value-type="float" office:value="1217.859" calcext:value-type="float">
            <text:p>1217.859</text:p>
          </table:table-cell>
          <table:table-cell office:value-type="float" office:value="1515.557" calcext:value-type="float">
            <text:p>1515.557</text:p>
          </table:table-cell>
          <table:table-cell office:value-type="float" office:value="1223.168" calcext:value-type="float">
            <text:p>1223.168</text:p>
          </table:table-cell>
          <table:table-cell office:value-type="float" office:value="711.7056" calcext:value-type="float">
            <text:p>711.7056</text:p>
          </table:table-cell>
          <table:table-cell office:value-type="float" office:value="1093.285" calcext:value-type="float">
            <text:p>1093.285</text:p>
          </table:table-cell>
          <table:table-cell office:value-type="float" office:value="414.9957" calcext:value-type="float">
            <text:p>414.9957</text:p>
          </table:table-cell>
          <table:table-cell office:value-type="float" office:value="1820.208" calcext:value-type="float">
            <text:p>1820.208</text:p>
          </table:table-cell>
          <table:table-cell office:value-type="float" office:value="2058.49" calcext:value-type="float">
            <text:p>2058.49</text:p>
          </table:table-cell>
          <table:table-cell office:value-type="float" office:value="1650.589" calcext:value-type="float">
            <text:p>1650.589</text:p>
          </table:table-cell>
          <table:table-cell office:value-type="float" office:value="581.5565" calcext:value-type="float">
            <text:p>581.5565</text:p>
          </table:table-cell>
          <table:table-cell office:value-type="float" office:value="574.4366" calcext:value-type="float">
            <text:p>574.4366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6" calcext:value-type="float">
            <text:p>35.55436</text:p>
          </table:table-cell>
          <table:table-cell office:value-type="float" office:value="0" calcext:value-type="float">
            <text:p>0</text:p>
          </table:table-cell>
          <table:table-cell office:value-type="float" office:value="-0.00535327" calcext:value-type="float">
            <text:p>-0.00535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3.9297" calcext:value-type="float">
            <text:p>-153.9297</text:p>
          </table:table-cell>
          <table:table-cell office:value-type="float" office:value="0" calcext:value-type="float">
            <text:p>0</text:p>
          </table:table-cell>
          <table:table-cell office:value-type="float" office:value="5.117138" calcext:value-type="float">
            <text:p>5.117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394.512" calcext:value-type="float">
            <text:p>394.512</text:p>
          </table:table-cell>
          <table:table-cell office:value-type="float" office:value="12990.07" calcext:value-type="float">
            <text:p>1299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.4465" calcext:value-type="float">
            <text:p>-157.4465</text:p>
          </table:table-cell>
          <table:table-cell office:value-type="float" office:value="425.9304" calcext:value-type="float">
            <text:p>425.9304</text:p>
          </table:table-cell>
          <table:table-cell office:value-type="float" office:value="0" calcext:value-type="float">
            <text:p>0</text:p>
          </table:table-cell>
          <table:table-cell office:value-type="float" office:value="113.7741" calcext:value-type="float">
            <text:p>113.7741</text:p>
          </table:table-cell>
          <table:table-cell office:value-type="float" office:value="21.28554" calcext:value-type="float">
            <text:p>21.28554</text:p>
          </table:table-cell>
          <table:table-cell office:value-type="float" office:value="0.0298136" calcext:value-type="float">
            <text:p>0.0298136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104307" calcext:value-type="float">
            <text:p>-0.04104307</text:p>
          </table:table-cell>
          <table:table-cell office:value-type="float" office:value="370" calcext:value-type="float">
            <text:p>370</text:p>
          </table:table-cell>
          <table:table-cell office:value-type="float" office:value="-157.3758" calcext:value-type="float">
            <text:p>-157.3758</text:p>
          </table:table-cell>
          <table:table-cell office:value-type="float" office:value="0" calcext:value-type="float">
            <text:p>0</text:p>
          </table:table-cell>
          <table:table-cell office:value-type="float" office:value="327.5224" calcext:value-type="float">
            <text:p>327.5224</text:p>
          </table:table-cell>
          <table:table-cell office:value-type="float" office:value="1216.252" calcext:value-type="float">
            <text:p>1216.252</text:p>
          </table:table-cell>
          <table:table-cell office:value-type="float" office:value="1513.761" calcext:value-type="float">
            <text:p>1513.761</text:p>
          </table:table-cell>
          <table:table-cell office:value-type="float" office:value="1222.974" calcext:value-type="float">
            <text:p>1222.974</text:p>
          </table:table-cell>
          <table:table-cell office:value-type="float" office:value="711.5635" calcext:value-type="float">
            <text:p>711.5635</text:p>
          </table:table-cell>
          <table:table-cell office:value-type="float" office:value="1093.186" calcext:value-type="float">
            <text:p>1093.186</text:p>
          </table:table-cell>
          <table:table-cell office:value-type="float" office:value="414.9395" calcext:value-type="float">
            <text:p>414.9395</text:p>
          </table:table-cell>
          <table:table-cell office:value-type="float" office:value="1820.164" calcext:value-type="float">
            <text:p>1820.164</text:p>
          </table:table-cell>
          <table:table-cell office:value-type="float" office:value="2058.465" calcext:value-type="float">
            <text:p>2058.465</text:p>
          </table:table-cell>
          <table:table-cell office:value-type="float" office:value="1650.57" calcext:value-type="float">
            <text:p>1650.57</text:p>
          </table:table-cell>
          <table:table-cell office:value-type="float" office:value="581.5538" calcext:value-type="float">
            <text:p>581.5538</text:p>
          </table:table-cell>
          <table:table-cell office:value-type="float" office:value="574.4291" calcext:value-type="float">
            <text:p>574.4291</text:p>
          </table:table-cell>
          <table:table-cell office:value-type="float" office:value="142.3634" calcext:value-type="float">
            <text:p>142.3634</text:p>
          </table:table-cell>
          <table:table-cell office:value-type="float" office:value="35.55433" calcext:value-type="float">
            <text:p>35.55433</text:p>
          </table:table-cell>
          <table:table-cell office:value-type="float" office:value="0" calcext:value-type="float">
            <text:p>0</text:p>
          </table:table-cell>
          <table:table-cell office:value-type="float" office:value="-0.006100933" calcext:value-type="float">
            <text:p>-0.0061009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7.8705" calcext:value-type="float">
            <text:p>-157.8705</text:p>
          </table:table-cell>
          <table:table-cell office:value-type="float" office:value="0" calcext:value-type="float">
            <text:p>0</text:p>
          </table:table-cell>
          <table:table-cell office:value-type="float" office:value="5.222394" calcext:value-type="float">
            <text:p>5.22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389.7163" calcext:value-type="float">
            <text:p>389.7163</text:p>
          </table:table-cell>
          <table:table-cell office:value-type="float" office:value="12990.49" calcext:value-type="float">
            <text:p>1299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6555" calcext:value-type="float">
            <text:p>-161.6555</text:p>
          </table:table-cell>
          <table:table-cell office:value-type="float" office:value="434.4777" calcext:value-type="float">
            <text:p>434.4777</text:p>
          </table:table-cell>
          <table:table-cell office:value-type="float" office:value="0" calcext:value-type="float">
            <text:p>0</text:p>
          </table:table-cell>
          <table:table-cell office:value-type="float" office:value="113.2833" calcext:value-type="float">
            <text:p>113.2833</text:p>
          </table:table-cell>
          <table:table-cell office:value-type="float" office:value="21.22974" calcext:value-type="float">
            <text:p>21.22974</text:p>
          </table:table-cell>
          <table:table-cell office:value-type="float" office:value="0.02960953" calcext:value-type="float">
            <text:p>0.02960953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216846" calcext:value-type="float">
            <text:p>-0.04216846</text:p>
          </table:table-cell>
          <table:table-cell office:value-type="float" office:value="370" calcext:value-type="float">
            <text:p>370</text:p>
          </table:table-cell>
          <table:table-cell office:value-type="float" office:value="-161.5838" calcext:value-type="float">
            <text:p>-161.5838</text:p>
          </table:table-cell>
          <table:table-cell office:value-type="float" office:value="0" calcext:value-type="float">
            <text:p>0</text:p>
          </table:table-cell>
          <table:table-cell office:value-type="float" office:value="327.6991" calcext:value-type="float">
            <text:p>327.6991</text:p>
          </table:table-cell>
          <table:table-cell office:value-type="float" office:value="1214.498" calcext:value-type="float">
            <text:p>1214.498</text:p>
          </table:table-cell>
          <table:table-cell office:value-type="float" office:value="1511.715" calcext:value-type="float">
            <text:p>1511.715</text:p>
          </table:table-cell>
          <table:table-cell office:value-type="float" office:value="1222.74" calcext:value-type="float">
            <text:p>1222.74</text:p>
          </table:table-cell>
          <table:table-cell office:value-type="float" office:value="711.3919" calcext:value-type="float">
            <text:p>711.3919</text:p>
          </table:table-cell>
          <table:table-cell office:value-type="float" office:value="1093.067" calcext:value-type="float">
            <text:p>1093.067</text:p>
          </table:table-cell>
          <table:table-cell office:value-type="float" office:value="414.8729" calcext:value-type="float">
            <text:p>414.8729</text:p>
          </table:table-cell>
          <table:table-cell office:value-type="float" office:value="1820.115" calcext:value-type="float">
            <text:p>1820.115</text:p>
          </table:table-cell>
          <table:table-cell office:value-type="float" office:value="2058.438" calcext:value-type="float">
            <text:p>2058.438</text:p>
          </table:table-cell>
          <table:table-cell office:value-type="float" office:value="1650.552" calcext:value-type="float">
            <text:p>1650.552</text:p>
          </table:table-cell>
          <table:table-cell office:value-type="float" office:value="581.5512" calcext:value-type="float">
            <text:p>581.5512</text:p>
          </table:table-cell>
          <table:table-cell office:value-type="float" office:value="574.4214" calcext:value-type="float">
            <text:p>574.4214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37" calcext:value-type="float">
            <text:p>35.55437</text:p>
          </table:table-cell>
          <table:table-cell office:value-type="float" office:value="0" calcext:value-type="float">
            <text:p>0</text:p>
          </table:table-cell>
          <table:table-cell office:value-type="float" office:value="-0.00701631" calcext:value-type="float">
            <text:p>-0.00701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2.1833" calcext:value-type="float">
            <text:p>-162.1833</text:p>
          </table:table-cell>
          <table:table-cell office:value-type="float" office:value="0" calcext:value-type="float">
            <text:p>0</text:p>
          </table:table-cell>
          <table:table-cell office:value-type="float" office:value="5.32724" calcext:value-type="float">
            <text:p>5.3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384.9419" calcext:value-type="float">
            <text:p>384.9419</text:p>
          </table:table-cell>
          <table:table-cell office:value-type="float" office:value="12990.82" calcext:value-type="float">
            <text:p>1299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9824" calcext:value-type="float">
            <text:p>-165.9824</text:p>
          </table:table-cell>
          <table:table-cell office:value-type="float" office:value="448.6138" calcext:value-type="float">
            <text:p>448.6138</text:p>
          </table:table-cell>
          <table:table-cell office:value-type="float" office:value="0" calcext:value-type="float">
            <text:p>0</text:p>
          </table:table-cell>
          <table:table-cell office:value-type="float" office:value="113.1486" calcext:value-type="float">
            <text:p>113.1486</text:p>
          </table:table-cell>
          <table:table-cell office:value-type="float" office:value="21.20966" calcext:value-type="float">
            <text:p>21.20966</text:p>
          </table:table-cell>
          <table:table-cell office:value-type="float" office:value="0.02942292" calcext:value-type="float">
            <text:p>0.02942292</text:p>
          </table:table-cell>
          <table:table-cell office:value-type="float" office:value="0" calcext:value-type="float">
            <text:p>0</text:p>
          </table:table-cell>
          <table:table-cell office:value-type="float" office:value="0.0001460765" calcext:value-type="float">
            <text:p>0.0001460765</text:p>
          </table:table-cell>
          <table:table-cell office:value-type="float" office:value="0" calcext:value-type="float">
            <text:p>0</text:p>
          </table:table-cell>
          <table:table-cell office:value-type="float" office:value="-0.043201" calcext:value-type="float">
            <text:p>-0.043201</text:p>
          </table:table-cell>
          <table:table-cell office:value-type="float" office:value="370" calcext:value-type="float">
            <text:p>370</text:p>
          </table:table-cell>
          <table:table-cell office:value-type="float" office:value="-165.91" calcext:value-type="float">
            <text:p>-165.91</text:p>
          </table:table-cell>
          <table:table-cell office:value-type="float" office:value="0" calcext:value-type="float">
            <text:p>0</text:p>
          </table:table-cell>
          <table:table-cell office:value-type="float" office:value="327.9016" calcext:value-type="float">
            <text:p>327.9016</text:p>
          </table:table-cell>
          <table:table-cell office:value-type="float" office:value="1212.733" calcext:value-type="float">
            <text:p>1212.733</text:p>
          </table:table-cell>
          <table:table-cell office:value-type="float" office:value="1509.618" calcext:value-type="float">
            <text:p>1509.618</text:p>
          </table:table-cell>
          <table:table-cell office:value-type="float" office:value="1222.483" calcext:value-type="float">
            <text:p>1222.483</text:p>
          </table:table-cell>
          <table:table-cell office:value-type="float" office:value="711.2084" calcext:value-type="float">
            <text:p>711.2084</text:p>
          </table:table-cell>
          <table:table-cell office:value-type="float" office:value="1092.932" calcext:value-type="float">
            <text:p>1092.932</text:p>
          </table:table-cell>
          <table:table-cell office:value-type="float" office:value="414.7986" calcext:value-type="float">
            <text:p>414.7986</text:p>
          </table:table-cell>
          <table:table-cell office:value-type="float" office:value="1820.052" calcext:value-type="float">
            <text:p>1820.052</text:p>
          </table:table-cell>
          <table:table-cell office:value-type="float" office:value="2058.411" calcext:value-type="float">
            <text:p>2058.411</text:p>
          </table:table-cell>
          <table:table-cell office:value-type="float" office:value="1650.534" calcext:value-type="float">
            <text:p>1650.534</text:p>
          </table:table-cell>
          <table:table-cell office:value-type="float" office:value="581.5485" calcext:value-type="float">
            <text:p>581.5485</text:p>
          </table:table-cell>
          <table:table-cell office:value-type="float" office:value="574.4135" calcext:value-type="float">
            <text:p>574.4135</text:p>
          </table:table-cell>
          <table:table-cell office:value-type="float" office:value="142.3633" calcext:value-type="float">
            <text:p>142.3633</text:p>
          </table:table-cell>
          <table:table-cell office:value-type="float" office:value="35.55442" calcext:value-type="float">
            <text:p>35.55442</text:p>
          </table:table-cell>
          <table:table-cell office:value-type="float" office:value="0" calcext:value-type="float">
            <text:p>0</text:p>
          </table:table-cell>
          <table:table-cell office:value-type="float" office:value="-0.007920885" calcext:value-type="float">
            <text:p>-0.007920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6.5597" calcext:value-type="float">
            <text:p>-166.5597</text:p>
          </table:table-cell>
          <table:table-cell office:value-type="float" office:value="0" calcext:value-type="float">
            <text:p>0</text:p>
          </table:table-cell>
          <table:table-cell office:value-type="float" office:value="5.37696" calcext:value-type="float">
            <text:p>5.37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380.3537" calcext:value-type="float">
            <text:p>380.3537</text:p>
          </table:table-cell>
          <table:table-cell office:value-type="float" office:value="12991.08" calcext:value-type="float">
            <text:p>1299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.2133" calcext:value-type="float">
            <text:p>-170.2133</text:p>
          </table:table-cell>
          <table:table-cell office:value-type="float" office:value="461.0561" calcext:value-type="float">
            <text:p>461.0561</text:p>
          </table:table-cell>
          <table:table-cell office:value-type="float" office:value="0" calcext:value-type="float">
            <text:p>0</text:p>
          </table:table-cell>
          <table:table-cell office:value-type="float" office:value="113.205" calcext:value-type="float">
            <text:p>113.205</text:p>
          </table:table-cell>
          <table:table-cell office:value-type="float" office:value="21.1997" calcext:value-type="float">
            <text:p>21.1997</text:p>
          </table:table-cell>
          <table:table-cell office:value-type="float" office:value="0.02930433" calcext:value-type="float">
            <text:p>0.02930433</text:p>
          </table:table-cell>
          <table:table-cell office:value-type="float" office:value="0" calcext:value-type="float">
            <text:p>0</text:p>
          </table:table-cell>
          <table:table-cell office:value-type="float" office:value="0.0001460782" calcext:value-type="float">
            <text:p>0.0001460782</text:p>
          </table:table-cell>
          <table:table-cell office:value-type="float" office:value="0" calcext:value-type="float">
            <text:p>0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70.1401" calcext:value-type="float">
            <text:p>-170.1401</text:p>
          </table:table-cell>
          <table:table-cell office:value-type="float" office:value="0" calcext:value-type="float">
            <text:p>0</text:p>
          </table:table-cell>
          <table:table-cell office:value-type="float" office:value="328.1109" calcext:value-type="float">
            <text:p>328.1109</text:p>
          </table:table-cell>
          <table:table-cell office:value-type="float" office:value="1211.027" calcext:value-type="float">
            <text:p>1211.027</text:p>
          </table:table-cell>
          <table:table-cell office:value-type="float" office:value="1507.583" calcext:value-type="float">
            <text:p>1507.583</text:p>
          </table:table-cell>
          <table:table-cell office:value-type="float" office:value="1222.226" calcext:value-type="float">
            <text:p>1222.226</text:p>
          </table:table-cell>
          <table:table-cell office:value-type="float" office:value="711.0214" calcext:value-type="float">
            <text:p>711.0214</text:p>
          </table:table-cell>
          <table:table-cell office:value-type="float" office:value="1092.79" calcext:value-type="float">
            <text:p>1092.79</text:p>
          </table:table-cell>
          <table:table-cell office:value-type="float" office:value="414.7196" calcext:value-type="float">
            <text:p>414.7196</text:p>
          </table:table-cell>
          <table:table-cell office:value-type="float" office:value="1819.985" calcext:value-type="float">
            <text:p>1819.985</text:p>
          </table:table-cell>
          <table:table-cell office:value-type="float" office:value="2058.383" calcext:value-type="float">
            <text:p>2058.383</text:p>
          </table:table-cell>
          <table:table-cell office:value-type="float" office:value="1650.515" calcext:value-type="float">
            <text:p>1650.515</text:p>
          </table:table-cell>
          <table:table-cell office:value-type="float" office:value="581.5458" calcext:value-type="float">
            <text:p>581.5458</text:p>
          </table:table-cell>
          <table:table-cell office:value-type="float" office:value="574.4055" calcext:value-type="float">
            <text:p>574.4055</text:p>
          </table:table-cell>
          <table:table-cell office:value-type="float" office:value="142.3632" calcext:value-type="float">
            <text:p>142.3632</text:p>
          </table:table-cell>
          <table:table-cell office:value-type="float" office:value="35.55446" calcext:value-type="float">
            <text:p>35.55446</text:p>
          </table:table-cell>
          <table:table-cell office:value-type="float" office:value="0" calcext:value-type="float">
            <text:p>0</text:p>
          </table:table-cell>
          <table:table-cell office:value-type="float" office:value="-0.00873147" calcext:value-type="float">
            <text:p>-0.00873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0.8214" calcext:value-type="float">
            <text:p>-170.8214</text:p>
          </table:table-cell>
          <table:table-cell office:value-type="float" office:value="0" calcext:value-type="float">
            <text:p>0</text:p>
          </table:table-cell>
          <table:table-cell office:value-type="float" office:value="5.408126" calcext:value-type="float">
            <text:p>5.408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376.2688" calcext:value-type="float">
            <text:p>376.2688</text:p>
          </table:table-cell>
          <table:table-cell office:value-type="float" office:value="12991.29" calcext:value-type="float">
            <text:p>1299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.0236" calcext:value-type="float">
            <text:p>-174.0236</text:p>
          </table:table-cell>
          <table:table-cell office:value-type="float" office:value="471.4266" calcext:value-type="float">
            <text:p>471.4266</text:p>
          </table:table-cell>
          <table:table-cell office:value-type="float" office:value="0" calcext:value-type="float">
            <text:p>0</text:p>
          </table:table-cell>
          <table:table-cell office:value-type="float" office:value="113.3161" calcext:value-type="float">
            <text:p>113.3161</text:p>
          </table:table-cell>
          <table:table-cell office:value-type="float" office:value="21.14938" calcext:value-type="float">
            <text:p>21.14938</text:p>
          </table:table-cell>
          <table:table-cell office:value-type="float" office:value="0.02933142" calcext:value-type="float">
            <text:p>0.02933142</text:p>
          </table:table-cell>
          <table:table-cell office:value-type="float" office:value="0" calcext:value-type="float">
            <text:p>0</text:p>
          </table:table-cell>
          <table:table-cell office:value-type="float" office:value="0.0001460925" calcext:value-type="float">
            <text:p>0.0001460925</text:p>
          </table:table-cell>
          <table:table-cell office:value-type="float" office:value="0" calcext:value-type="float">
            <text:p>0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73.9504" calcext:value-type="float">
            <text:p>-173.9504</text:p>
          </table:table-cell>
          <table:table-cell office:value-type="float" office:value="0" calcext:value-type="float">
            <text:p>0</text:p>
          </table:table-cell>
          <table:table-cell office:value-type="float" office:value="328.2991" calcext:value-type="float">
            <text:p>328.2991</text:p>
          </table:table-cell>
          <table:table-cell office:value-type="float" office:value="1209.547" calcext:value-type="float">
            <text:p>1209.547</text:p>
          </table:table-cell>
          <table:table-cell office:value-type="float" office:value="1505.813" calcext:value-type="float">
            <text:p>1505.813</text:p>
          </table:table-cell>
          <table:table-cell office:value-type="float" office:value="1221.996" calcext:value-type="float">
            <text:p>1221.996</text:p>
          </table:table-cell>
          <table:table-cell office:value-type="float" office:value="710.8391" calcext:value-type="float">
            <text:p>710.8391</text:p>
          </table:table-cell>
          <table:table-cell office:value-type="float" office:value="1092.651" calcext:value-type="float">
            <text:p>1092.651</text:p>
          </table:table-cell>
          <table:table-cell office:value-type="float" office:value="414.6394" calcext:value-type="float">
            <text:p>414.6394</text:p>
          </table:table-cell>
          <table:table-cell office:value-type="float" office:value="1819.915" calcext:value-type="float">
            <text:p>1819.915</text:p>
          </table:table-cell>
          <table:table-cell office:value-type="float" office:value="2058.354" calcext:value-type="float">
            <text:p>2058.354</text:p>
          </table:table-cell>
          <table:table-cell office:value-type="float" office:value="1650.496" calcext:value-type="float">
            <text:p>1650.496</text:p>
          </table:table-cell>
          <table:table-cell office:value-type="float" office:value="581.543" calcext:value-type="float">
            <text:p>581.543</text:p>
          </table:table-cell>
          <table:table-cell office:value-type="float" office:value="574.3975" calcext:value-type="float">
            <text:p>574.3975</text:p>
          </table:table-cell>
          <table:table-cell office:value-type="float" office:value="142.3632" calcext:value-type="float">
            <text:p>142.3632</text:p>
          </table:table-cell>
          <table:table-cell office:value-type="float" office:value="35.55446" calcext:value-type="float">
            <text:p>35.55446</text:p>
          </table:table-cell>
          <table:table-cell office:value-type="float" office:value="0" calcext:value-type="float">
            <text:p>0</text:p>
          </table:table-cell>
          <table:table-cell office:value-type="float" office:value="-0.009298754" calcext:value-type="float">
            <text:p>-0.00929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4.632" calcext:value-type="float">
            <text:p>-174.632</text:p>
          </table:table-cell>
          <table:table-cell office:value-type="float" office:value="0" calcext:value-type="float">
            <text:p>0</text:p>
          </table:table-cell>
          <table:table-cell office:value-type="float" office:value="5.407171" calcext:value-type="float">
            <text:p>5.40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372.5576" calcext:value-type="float">
            <text:p>372.5576</text:p>
          </table:table-cell>
          <table:table-cell office:value-type="float" office:value="12991.51" calcext:value-type="float">
            <text:p>1299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3856" calcext:value-type="float">
            <text:p>-177.3856</text:p>
          </table:table-cell>
          <table:table-cell office:value-type="float" office:value="479.8186" calcext:value-type="float">
            <text:p>479.8186</text:p>
          </table:table-cell>
          <table:table-cell office:value-type="float" office:value="0" calcext:value-type="float">
            <text:p>0</text:p>
          </table:table-cell>
          <table:table-cell office:value-type="float" office:value="113.4814" calcext:value-type="float">
            <text:p>113.4814</text:p>
          </table:table-cell>
          <table:table-cell office:value-type="float" office:value="21.02067" calcext:value-type="float">
            <text:p>21.02067</text:p>
          </table:table-cell>
          <table:table-cell office:value-type="float" office:value="0.02942473" calcext:value-type="float">
            <text:p>0.02942473</text:p>
          </table:table-cell>
          <table:table-cell office:value-type="float" office:value="0" calcext:value-type="float">
            <text:p>0</text:p>
          </table:table-cell>
          <table:table-cell office:value-type="float" office:value="0.0001605147" calcext:value-type="float">
            <text:p>0.0001605147</text:p>
          </table:table-cell>
          <table:table-cell office:value-type="float" office:value="0" calcext:value-type="float">
            <text:p>0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77.3123" calcext:value-type="float">
            <text:p>-177.3123</text:p>
          </table:table-cell>
          <table:table-cell office:value-type="float" office:value="0" calcext:value-type="float">
            <text:p>0</text:p>
          </table:table-cell>
          <table:table-cell office:value-type="float" office:value="328.4092" calcext:value-type="float">
            <text:p>328.4092</text:p>
          </table:table-cell>
          <table:table-cell office:value-type="float" office:value="1208.298" calcext:value-type="float">
            <text:p>1208.298</text:p>
          </table:table-cell>
          <table:table-cell office:value-type="float" office:value="1504.301" calcext:value-type="float">
            <text:p>1504.301</text:p>
          </table:table-cell>
          <table:table-cell office:value-type="float" office:value="1221.793" calcext:value-type="float">
            <text:p>1221.793</text:p>
          </table:table-cell>
          <table:table-cell office:value-type="float" office:value="710.6728" calcext:value-type="float">
            <text:p>710.6728</text:p>
          </table:table-cell>
          <table:table-cell office:value-type="float" office:value="1092.521" calcext:value-type="float">
            <text:p>1092.521</text:p>
          </table:table-cell>
          <table:table-cell office:value-type="float" office:value="414.5626" calcext:value-type="float">
            <text:p>414.5626</text:p>
          </table:table-cell>
          <table:table-cell office:value-type="float" office:value="1819.845" calcext:value-type="float">
            <text:p>1819.845</text:p>
          </table:table-cell>
          <table:table-cell office:value-type="float" office:value="2058.323" calcext:value-type="float">
            <text:p>2058.323</text:p>
          </table:table-cell>
          <table:table-cell office:value-type="float" office:value="1650.476" calcext:value-type="float">
            <text:p>1650.476</text:p>
          </table:table-cell>
          <table:table-cell office:value-type="float" office:value="581.5401" calcext:value-type="float">
            <text:p>581.5401</text:p>
          </table:table-cell>
          <table:table-cell office:value-type="float" office:value="574.3892" calcext:value-type="float">
            <text:p>574.3892</text:p>
          </table:table-cell>
          <table:table-cell office:value-type="float" office:value="142.3632" calcext:value-type="float">
            <text:p>142.3632</text:p>
          </table:table-cell>
          <table:table-cell office:value-type="float" office:value="35.55446" calcext:value-type="float">
            <text:p>35.55446</text:p>
          </table:table-cell>
          <table:table-cell office:value-type="float" office:value="0" calcext:value-type="float">
            <text:p>0</text:p>
          </table:table-cell>
          <table:table-cell office:value-type="float" office:value="-0.009673671" calcext:value-type="float">
            <text:p>-0.0096736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8.0656" calcext:value-type="float">
            <text:p>-178.0656</text:p>
          </table:table-cell>
          <table:table-cell office:value-type="float" office:value="0" calcext:value-type="float">
            <text:p>0</text:p>
          </table:table-cell>
          <table:table-cell office:value-type="float" office:value="5.477666" calcext:value-type="float">
            <text:p>5.47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369.2682" calcext:value-type="float">
            <text:p>369.2682</text:p>
          </table:table-cell>
          <table:table-cell office:value-type="float" office:value="12990.95" calcext:value-type="float">
            <text:p>1299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2497" calcext:value-type="float">
            <text:p>-179.2497</text:p>
          </table:table-cell>
          <table:table-cell office:value-type="float" office:value="478.9763" calcext:value-type="float">
            <text:p>478.9763</text:p>
          </table:table-cell>
          <table:table-cell office:value-type="float" office:value="0" calcext:value-type="float">
            <text:p>0</text:p>
          </table:table-cell>
          <table:table-cell office:value-type="float" office:value="112.8962" calcext:value-type="float">
            <text:p>112.8962</text:p>
          </table:table-cell>
          <table:table-cell office:value-type="float" office:value="20.54301" calcext:value-type="float">
            <text:p>20.54301</text:p>
          </table:table-cell>
          <table:table-cell office:value-type="float" office:value="0.02843846" calcext:value-type="float">
            <text:p>0.02843846</text:p>
          </table:table-cell>
          <table:table-cell office:value-type="float" office:value="1.250787" calcext:value-type="float">
            <text:p>1.250787</text:p>
          </table:table-cell>
          <table:table-cell office:value-type="float" office:value="0.0003755297" calcext:value-type="float">
            <text:p>0.0003755297</text:p>
          </table:table-cell>
          <table:table-cell office:value-type="float" office:value="0.003497561" calcext:value-type="float">
            <text:p>0.003497561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80.4319" calcext:value-type="float">
            <text:p>-180.4319</text:p>
          </table:table-cell>
          <table:table-cell office:value-type="float" office:value="0" calcext:value-type="float">
            <text:p>0</text:p>
          </table:table-cell>
          <table:table-cell office:value-type="float" office:value="329.004" calcext:value-type="float">
            <text:p>329.004</text:p>
          </table:table-cell>
          <table:table-cell office:value-type="float" office:value="1207.515" calcext:value-type="float">
            <text:p>1207.515</text:p>
          </table:table-cell>
          <table:table-cell office:value-type="float" office:value="1503.008" calcext:value-type="float">
            <text:p>1503.008</text:p>
          </table:table-cell>
          <table:table-cell office:value-type="float" office:value="1221.652" calcext:value-type="float">
            <text:p>1221.652</text:p>
          </table:table-cell>
          <table:table-cell office:value-type="float" office:value="709.8342" calcext:value-type="float">
            <text:p>709.8342</text:p>
          </table:table-cell>
          <table:table-cell office:value-type="float" office:value="1092.134" calcext:value-type="float">
            <text:p>1092.134</text:p>
          </table:table-cell>
          <table:table-cell office:value-type="float" office:value="414.5826" calcext:value-type="float">
            <text:p>414.5826</text:p>
          </table:table-cell>
          <table:table-cell office:value-type="float" office:value="1819.703" calcext:value-type="float">
            <text:p>1819.703</text:p>
          </table:table-cell>
          <table:table-cell office:value-type="float" office:value="2058.176" calcext:value-type="float">
            <text:p>2058.176</text:p>
          </table:table-cell>
          <table:table-cell office:value-type="float" office:value="1650.344" calcext:value-type="float">
            <text:p>1650.344</text:p>
          </table:table-cell>
          <table:table-cell office:value-type="float" office:value="581.5017" calcext:value-type="float">
            <text:p>581.5017</text:p>
          </table:table-cell>
          <table:table-cell office:value-type="float" office:value="574.3206" calcext:value-type="float">
            <text:p>574.3206</text:p>
          </table:table-cell>
          <table:table-cell office:value-type="float" office:value="142.3487" calcext:value-type="float">
            <text:p>142.3487</text:p>
          </table:table-cell>
          <table:table-cell office:value-type="float" office:value="35.54958" calcext:value-type="float">
            <text:p>35.54958</text:p>
          </table:table-cell>
          <table:table-cell office:value-type="float" office:value="0" calcext:value-type="float">
            <text:p>0</text:p>
          </table:table-cell>
          <table:table-cell office:value-type="float" office:value="-0.01048083" calcext:value-type="float">
            <text:p>-0.010480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0.6053" calcext:value-type="float">
            <text:p>-180.6053</text:p>
          </table:table-cell>
          <table:table-cell office:value-type="float" office:value="0" calcext:value-type="float">
            <text:p>0</text:p>
          </table:table-cell>
          <table:table-cell office:value-type="float" office:value="6.148778" calcext:value-type="float">
            <text:p>6.148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366.9651" calcext:value-type="float">
            <text:p>366.9651</text:p>
          </table:table-cell>
          <table:table-cell office:value-type="float" office:value="12991.08" calcext:value-type="float">
            <text:p>1299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3387" calcext:value-type="float">
            <text:p>-181.3387</text:p>
          </table:table-cell>
          <table:table-cell office:value-type="float" office:value="485.0662" calcext:value-type="float">
            <text:p>485.0662</text:p>
          </table:table-cell>
          <table:table-cell office:value-type="float" office:value="0" calcext:value-type="float">
            <text:p>0</text:p>
          </table:table-cell>
          <table:table-cell office:value-type="float" office:value="113.1421" calcext:value-type="float">
            <text:p>113.1421</text:p>
          </table:table-cell>
          <table:table-cell office:value-type="float" office:value="20.32116" calcext:value-type="float">
            <text:p>20.32116</text:p>
          </table:table-cell>
          <table:table-cell office:value-type="float" office:value="0.02838209" calcext:value-type="float">
            <text:p>0.02838209</text:p>
          </table:table-cell>
          <table:table-cell office:value-type="float" office:value="1.250787" calcext:value-type="float">
            <text:p>1.250787</text:p>
          </table:table-cell>
          <table:table-cell office:value-type="float" office:value="0.0003763118" calcext:value-type="float">
            <text:p>0.0003763118</text:p>
          </table:table-cell>
          <table:table-cell office:value-type="float" office:value="0.003497561" calcext:value-type="float">
            <text:p>0.003497561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82.5209" calcext:value-type="float">
            <text:p>-182.5209</text:p>
          </table:table-cell>
          <table:table-cell office:value-type="float" office:value="0" calcext:value-type="float">
            <text:p>0</text:p>
          </table:table-cell>
          <table:table-cell office:value-type="float" office:value="329.0486" calcext:value-type="float">
            <text:p>329.0486</text:p>
          </table:table-cell>
          <table:table-cell office:value-type="float" office:value="1206.896" calcext:value-type="float">
            <text:p>1206.896</text:p>
          </table:table-cell>
          <table:table-cell office:value-type="float" office:value="1502.141" calcext:value-type="float">
            <text:p>1502.141</text:p>
          </table:table-cell>
          <table:table-cell office:value-type="float" office:value="1221.541" calcext:value-type="float">
            <text:p>1221.541</text:p>
          </table:table-cell>
          <table:table-cell office:value-type="float" office:value="709.7247" calcext:value-type="float">
            <text:p>709.7247</text:p>
          </table:table-cell>
          <table:table-cell office:value-type="float" office:value="1092.039" calcext:value-type="float">
            <text:p>1092.039</text:p>
          </table:table-cell>
          <table:table-cell office:value-type="float" office:value="414.5193" calcext:value-type="float">
            <text:p>414.5193</text:p>
          </table:table-cell>
          <table:table-cell office:value-type="float" office:value="1819.637" calcext:value-type="float">
            <text:p>1819.637</text:p>
          </table:table-cell>
          <table:table-cell office:value-type="float" office:value="2058.145" calcext:value-type="float">
            <text:p>2058.145</text:p>
          </table:table-cell>
          <table:table-cell office:value-type="float" office:value="1650.324" calcext:value-type="float">
            <text:p>1650.324</text:p>
          </table:table-cell>
          <table:table-cell office:value-type="float" office:value="581.4985" calcext:value-type="float">
            <text:p>581.4985</text:p>
          </table:table-cell>
          <table:table-cell office:value-type="float" office:value="574.312" calcext:value-type="float">
            <text:p>574.312</text:p>
          </table:table-cell>
          <table:table-cell office:value-type="float" office:value="142.3487" calcext:value-type="float">
            <text:p>142.3487</text:p>
          </table:table-cell>
          <table:table-cell office:value-type="float" office:value="35.54958" calcext:value-type="float">
            <text:p>35.54958</text:p>
          </table:table-cell>
          <table:table-cell office:value-type="float" office:value="0" calcext:value-type="float">
            <text:p>0</text:p>
          </table:table-cell>
          <table:table-cell office:value-type="float" office:value="-0.01087461" calcext:value-type="float">
            <text:p>-0.01087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2.7275" calcext:value-type="float">
            <text:p>-182.7275</text:p>
          </table:table-cell>
          <table:table-cell office:value-type="float" office:value="0" calcext:value-type="float">
            <text:p>0</text:p>
          </table:table-cell>
          <table:table-cell office:value-type="float" office:value="6.182406" calcext:value-type="float">
            <text:p>6.18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364.8804" calcext:value-type="float">
            <text:p>364.8804</text:p>
          </table:table-cell>
          <table:table-cell office:value-type="float" office:value="12991.24" calcext:value-type="float">
            <text:p>1299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8371" calcext:value-type="float">
            <text:p>-183.8371</text:p>
          </table:table-cell>
          <table:table-cell office:value-type="float" office:value="477.8094" calcext:value-type="float">
            <text:p>477.8094</text:p>
          </table:table-cell>
          <table:table-cell office:value-type="float" office:value="0" calcext:value-type="float">
            <text:p>0</text:p>
          </table:table-cell>
          <table:table-cell office:value-type="float" office:value="113.0952" calcext:value-type="float">
            <text:p>113.0952</text:p>
          </table:table-cell>
          <table:table-cell office:value-type="float" office:value="19.92893" calcext:value-type="float">
            <text:p>19.92893</text:p>
          </table:table-cell>
          <table:table-cell office:value-type="float" office:value="0.0281815" calcext:value-type="float">
            <text:p>0.0281815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005013688" calcext:value-type="float">
            <text:p>0.0005013688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85.1045" calcext:value-type="float">
            <text:p>-185.1045</text:p>
          </table:table-cell>
          <table:table-cell office:value-type="float" office:value="0" calcext:value-type="float">
            <text:p>0</text:p>
          </table:table-cell>
          <table:table-cell office:value-type="float" office:value="329.1521" calcext:value-type="float">
            <text:p>329.1521</text:p>
          </table:table-cell>
          <table:table-cell office:value-type="float" office:value="1206.379" calcext:value-type="float">
            <text:p>1206.379</text:p>
          </table:table-cell>
          <table:table-cell office:value-type="float" office:value="1501.476" calcext:value-type="float">
            <text:p>1501.476</text:p>
          </table:table-cell>
          <table:table-cell office:value-type="float" office:value="1221.492" calcext:value-type="float">
            <text:p>1221.492</text:p>
          </table:table-cell>
          <table:table-cell office:value-type="float" office:value="709.5964" calcext:value-type="float">
            <text:p>709.5964</text:p>
          </table:table-cell>
          <table:table-cell office:value-type="float" office:value="1091.952" calcext:value-type="float">
            <text:p>1091.952</text:p>
          </table:table-cell>
          <table:table-cell office:value-type="float" office:value="414.4724" calcext:value-type="float">
            <text:p>414.4724</text:p>
          </table:table-cell>
          <table:table-cell office:value-type="float" office:value="1819.576" calcext:value-type="float">
            <text:p>1819.576</text:p>
          </table:table-cell>
          <table:table-cell office:value-type="float" office:value="2058.11" calcext:value-type="float">
            <text:p>2058.11</text:p>
          </table:table-cell>
          <table:table-cell office:value-type="float" office:value="1650.3" calcext:value-type="float">
            <text:p>1650.3</text:p>
          </table:table-cell>
          <table:table-cell office:value-type="float" office:value="581.4933" calcext:value-type="float">
            <text:p>581.4933</text:p>
          </table:table-cell>
          <table:table-cell office:value-type="float" office:value="574.2997" calcext:value-type="float">
            <text:p>574.2997</text:p>
          </table:table-cell>
          <table:table-cell office:value-type="float" office:value="142.348" calcext:value-type="float">
            <text:p>142.348</text:p>
          </table:table-cell>
          <table:table-cell office:value-type="float" office:value="35.5493" calcext:value-type="float">
            <text:p>35.5493</text:p>
          </table:table-cell>
          <table:table-cell office:value-type="float" office:value="0" calcext:value-type="float">
            <text:p>0</text:p>
          </table:table-cell>
          <table:table-cell office:value-type="float" office:value="-0.01125235" calcext:value-type="float">
            <text:p>-0.01125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4.5063" calcext:value-type="float">
            <text:p>-184.5063</text:p>
          </table:table-cell>
          <table:table-cell office:value-type="float" office:value="0" calcext:value-type="float">
            <text:p>0</text:p>
          </table:table-cell>
          <table:table-cell office:value-type="float" office:value="5.462084" calcext:value-type="float">
            <text:p>5.46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362.4601" calcext:value-type="float">
            <text:p>362.4601</text:p>
          </table:table-cell>
          <table:table-cell office:value-type="float" office:value="12991.53" calcext:value-type="float">
            <text:p>1299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3622" calcext:value-type="float">
            <text:p>-186.3622</text:p>
          </table:table-cell>
          <table:table-cell office:value-type="float" office:value="480.0416" calcext:value-type="float">
            <text:p>480.0416</text:p>
          </table:table-cell>
          <table:table-cell office:value-type="float" office:value="0" calcext:value-type="float">
            <text:p>0</text:p>
          </table:table-cell>
          <table:table-cell office:value-type="float" office:value="113.1743" calcext:value-type="float">
            <text:p>113.1743</text:p>
          </table:table-cell>
          <table:table-cell office:value-type="float" office:value="19.53417" calcext:value-type="float">
            <text:p>19.53417</text:p>
          </table:table-cell>
          <table:table-cell office:value-type="float" office:value="0.02796634" calcext:value-type="float">
            <text:p>0.02796634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005023672" calcext:value-type="float">
            <text:p>0.000502367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87.6298" calcext:value-type="float">
            <text:p>-187.6298</text:p>
          </table:table-cell>
          <table:table-cell office:value-type="float" office:value="0" calcext:value-type="float">
            <text:p>0</text:p>
          </table:table-cell>
          <table:table-cell office:value-type="float" office:value="329.2025" calcext:value-type="float">
            <text:p>329.2025</text:p>
          </table:table-cell>
          <table:table-cell office:value-type="float" office:value="1205.733" calcext:value-type="float">
            <text:p>1205.733</text:p>
          </table:table-cell>
          <table:table-cell office:value-type="float" office:value="1500.713" calcext:value-type="float">
            <text:p>1500.713</text:p>
          </table:table-cell>
          <table:table-cell office:value-type="float" office:value="1221.427" calcext:value-type="float">
            <text:p>1221.427</text:p>
          </table:table-cell>
          <table:table-cell office:value-type="float" office:value="709.5066" calcext:value-type="float">
            <text:p>709.5066</text:p>
          </table:table-cell>
          <table:table-cell office:value-type="float" office:value="1091.879" calcext:value-type="float">
            <text:p>1091.879</text:p>
          </table:table-cell>
          <table:table-cell office:value-type="float" office:value="414.4245" calcext:value-type="float">
            <text:p>414.4245</text:p>
          </table:table-cell>
          <table:table-cell office:value-type="float" office:value="1819.53" calcext:value-type="float">
            <text:p>1819.53</text:p>
          </table:table-cell>
          <table:table-cell office:value-type="float" office:value="2058.08" calcext:value-type="float">
            <text:p>2058.08</text:p>
          </table:table-cell>
          <table:table-cell office:value-type="float" office:value="1650.281" calcext:value-type="float">
            <text:p>1650.281</text:p>
          </table:table-cell>
          <table:table-cell office:value-type="float" office:value="581.4922" calcext:value-type="float">
            <text:p>581.4922</text:p>
          </table:table-cell>
          <table:table-cell office:value-type="float" office:value="574.2906" calcext:value-type="float">
            <text:p>574.2906</text:p>
          </table:table-cell>
          <table:table-cell office:value-type="float" office:value="142.348" calcext:value-type="float">
            <text:p>142.348</text:p>
          </table:table-cell>
          <table:table-cell office:value-type="float" office:value="35.5493" calcext:value-type="float">
            <text:p>35.5493</text:p>
          </table:table-cell>
          <table:table-cell office:value-type="float" office:value="0" calcext:value-type="float">
            <text:p>0</text:p>
          </table:table-cell>
          <table:table-cell office:value-type="float" office:value="-0.01167118" calcext:value-type="float">
            <text:p>-0.01167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6.5956" calcext:value-type="float">
            <text:p>-186.5956</text:p>
          </table:table-cell>
          <table:table-cell office:value-type="float" office:value="0" calcext:value-type="float">
            <text:p>0</text:p>
          </table:table-cell>
          <table:table-cell office:value-type="float" office:value="5.026829" calcext:value-type="float">
            <text:p>5.026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359.9266" calcext:value-type="float">
            <text:p>359.9266</text:p>
          </table:table-cell>
          <table:table-cell office:value-type="float" office:value="12991.71" calcext:value-type="float">
            <text:p>1299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2648" calcext:value-type="float">
            <text:p>-189.2648</text:p>
          </table:table-cell>
          <table:table-cell office:value-type="float" office:value="487.7584" calcext:value-type="float">
            <text:p>487.7584</text:p>
          </table:table-cell>
          <table:table-cell office:value-type="float" office:value="0" calcext:value-type="float">
            <text:p>0</text:p>
          </table:table-cell>
          <table:table-cell office:value-type="float" office:value="113.3889" calcext:value-type="float">
            <text:p>113.3889</text:p>
          </table:table-cell>
          <table:table-cell office:value-type="float" office:value="19.22876" calcext:value-type="float">
            <text:p>19.22876</text:p>
          </table:table-cell>
          <table:table-cell office:value-type="float" office:value="0.02799502" calcext:value-type="float">
            <text:p>0.02799502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005023672" calcext:value-type="float">
            <text:p>0.000502367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-0.04404471" calcext:value-type="float">
            <text:p>-0.04404471</text:p>
          </table:table-cell>
          <table:table-cell office:value-type="float" office:value="370" calcext:value-type="float">
            <text:p>370</text:p>
          </table:table-cell>
          <table:table-cell office:value-type="float" office:value="-190.5325" calcext:value-type="float">
            <text:p>-190.5325</text:p>
          </table:table-cell>
          <table:table-cell office:value-type="float" office:value="0" calcext:value-type="float">
            <text:p>0</text:p>
          </table:table-cell>
          <table:table-cell office:value-type="float" office:value="329.2456" calcext:value-type="float">
            <text:p>329.2456</text:p>
          </table:table-cell>
          <table:table-cell office:value-type="float" office:value="1205.002" calcext:value-type="float">
            <text:p>1205.002</text:p>
          </table:table-cell>
          <table:table-cell office:value-type="float" office:value="1499.82" calcext:value-type="float">
            <text:p>1499.82</text:p>
          </table:table-cell>
          <table:table-cell office:value-type="float" office:value="1221.305" calcext:value-type="float">
            <text:p>1221.305</text:p>
          </table:table-cell>
          <table:table-cell office:value-type="float" office:value="709.4047" calcext:value-type="float">
            <text:p>709.4047</text:p>
          </table:table-cell>
          <table:table-cell office:value-type="float" office:value="1091.796" calcext:value-type="float">
            <text:p>1091.796</text:p>
          </table:table-cell>
          <table:table-cell office:value-type="float" office:value="414.3737" calcext:value-type="float">
            <text:p>414.3737</text:p>
          </table:table-cell>
          <table:table-cell office:value-type="float" office:value="1819.484" calcext:value-type="float">
            <text:p>1819.484</text:p>
          </table:table-cell>
          <table:table-cell office:value-type="float" office:value="2058.051" calcext:value-type="float">
            <text:p>2058.051</text:p>
          </table:table-cell>
          <table:table-cell office:value-type="float" office:value="1650.26" calcext:value-type="float">
            <text:p>1650.26</text:p>
          </table:table-cell>
          <table:table-cell office:value-type="float" office:value="581.4891" calcext:value-type="float">
            <text:p>581.4891</text:p>
          </table:table-cell>
          <table:table-cell office:value-type="float" office:value="574.2824" calcext:value-type="float">
            <text:p>574.2824</text:p>
          </table:table-cell>
          <table:table-cell office:value-type="float" office:value="142.3482" calcext:value-type="float">
            <text:p>142.3482</text:p>
          </table:table-cell>
          <table:table-cell office:value-type="float" office:value="35.5493" calcext:value-type="float">
            <text:p>35.5493</text:p>
          </table:table-cell>
          <table:table-cell office:value-type="float" office:value="0" calcext:value-type="float">
            <text:p>0</text:p>
          </table:table-cell>
          <table:table-cell office:value-type="float" office:value="-0.01193434" calcext:value-type="float">
            <text:p>-0.011934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8.9034" calcext:value-type="float">
            <text:p>-188.9034</text:p>
          </table:table-cell>
          <table:table-cell office:value-type="float" office:value="0" calcext:value-type="float">
            <text:p>0</text:p>
          </table:table-cell>
          <table:table-cell office:value-type="float" office:value="4.430891" calcext:value-type="float">
            <text:p>4.43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357.3613" calcext:value-type="float">
            <text:p>357.3613</text:p>
          </table:table-cell>
          <table:table-cell office:value-type="float" office:value="12991.94" calcext:value-type="float">
            <text:p>1299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7244" calcext:value-type="float">
            <text:p>-191.7244</text:p>
          </table:table-cell>
          <table:table-cell office:value-type="float" office:value="494.6653" calcext:value-type="float">
            <text:p>494.6653</text:p>
          </table:table-cell>
          <table:table-cell office:value-type="float" office:value="0" calcext:value-type="float">
            <text:p>0</text:p>
          </table:table-cell>
          <table:table-cell office:value-type="float" office:value="112.6356" calcext:value-type="float">
            <text:p>112.6356</text:p>
          </table:table-cell>
          <table:table-cell office:value-type="float" office:value="19.10638" calcext:value-type="float">
            <text:p>19.10638</text:p>
          </table:table-cell>
          <table:table-cell office:value-type="float" office:value="0.02779966" calcext:value-type="float">
            <text:p>0.02779966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005023672" calcext:value-type="float">
            <text:p>0.000502367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-0.04404652" calcext:value-type="float">
            <text:p>-0.04404652</text:p>
          </table:table-cell>
          <table:table-cell office:value-type="float" office:value="370" calcext:value-type="float">
            <text:p>370</text:p>
          </table:table-cell>
          <table:table-cell office:value-type="float" office:value="-192.9922" calcext:value-type="float">
            <text:p>-192.9922</text:p>
          </table:table-cell>
          <table:table-cell office:value-type="float" office:value="0" calcext:value-type="float">
            <text:p>0</text:p>
          </table:table-cell>
          <table:table-cell office:value-type="float" office:value="329.3549" calcext:value-type="float">
            <text:p>329.3549</text:p>
          </table:table-cell>
          <table:table-cell office:value-type="float" office:value="1204.144" calcext:value-type="float">
            <text:p>1204.144</text:p>
          </table:table-cell>
          <table:table-cell office:value-type="float" office:value="1498.847" calcext:value-type="float">
            <text:p>1498.847</text:p>
          </table:table-cell>
          <table:table-cell office:value-type="float" office:value="1221.164" calcext:value-type="float">
            <text:p>1221.164</text:p>
          </table:table-cell>
          <table:table-cell office:value-type="float" office:value="709.2968" calcext:value-type="float">
            <text:p>709.2968</text:p>
          </table:table-cell>
          <table:table-cell office:value-type="float" office:value="1091.711" calcext:value-type="float">
            <text:p>1091.711</text:p>
          </table:table-cell>
          <table:table-cell office:value-type="float" office:value="414.3218" calcext:value-type="float">
            <text:p>414.3218</text:p>
          </table:table-cell>
          <table:table-cell office:value-type="float" office:value="1819.438" calcext:value-type="float">
            <text:p>1819.438</text:p>
          </table:table-cell>
          <table:table-cell office:value-type="float" office:value="2058.021" calcext:value-type="float">
            <text:p>2058.021</text:p>
          </table:table-cell>
          <table:table-cell office:value-type="float" office:value="1650.239" calcext:value-type="float">
            <text:p>1650.239</text:p>
          </table:table-cell>
          <table:table-cell office:value-type="float" office:value="581.4855" calcext:value-type="float">
            <text:p>581.4855</text:p>
          </table:table-cell>
          <table:table-cell office:value-type="float" office:value="574.273" calcext:value-type="float">
            <text:p>574.273</text:p>
          </table:table-cell>
          <table:table-cell office:value-type="float" office:value="142.3489" calcext:value-type="float">
            <text:p>142.3489</text:p>
          </table:table-cell>
          <table:table-cell office:value-type="float" office:value="35.54929" calcext:value-type="float">
            <text:p>35.54929</text:p>
          </table:table-cell>
          <table:table-cell office:value-type="float" office:value="0" calcext:value-type="float">
            <text:p>0</text:p>
          </table:table-cell>
          <table:table-cell office:value-type="float" office:value="-0.0123138" calcext:value-type="float">
            <text:p>-0.0123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1.1901" calcext:value-type="float">
            <text:p>-191.1901</text:p>
          </table:table-cell>
          <table:table-cell office:value-type="float" office:value="0" calcext:value-type="float">
            <text:p>0</text:p>
          </table:table-cell>
          <table:table-cell office:value-type="float" office:value="4.256937" calcext:value-type="float">
            <text:p>4.25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354.2477" calcext:value-type="float">
            <text:p>354.2477</text:p>
          </table:table-cell>
          <table:table-cell office:value-type="float" office:value="12992.07" calcext:value-type="float">
            <text:p>1299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9442" calcext:value-type="float">
            <text:p>-194.9442</text:p>
          </table:table-cell>
          <table:table-cell office:value-type="float" office:value="505.8102" calcext:value-type="float">
            <text:p>505.8102</text:p>
          </table:table-cell>
          <table:table-cell office:value-type="float" office:value="0" calcext:value-type="float">
            <text:p>0</text:p>
          </table:table-cell>
          <table:table-cell office:value-type="float" office:value="112.1427" calcext:value-type="float">
            <text:p>112.1427</text:p>
          </table:table-cell>
          <table:table-cell office:value-type="float" office:value="19.02513" calcext:value-type="float">
            <text:p>19.02513</text:p>
          </table:table-cell>
          <table:table-cell office:value-type="float" office:value="0.02771486" calcext:value-type="float">
            <text:p>0.02771486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5202366" calcext:value-type="float">
            <text:p>0.05202366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06366077" calcext:value-type="float">
            <text:p>0.06366077</text:p>
          </table:table-cell>
          <table:table-cell office:value-type="float" office:value="370" calcext:value-type="float">
            <text:p>370</text:p>
          </table:table-cell>
          <table:table-cell office:value-type="float" office:value="-196.3714" calcext:value-type="float">
            <text:p>-196.3714</text:p>
          </table:table-cell>
          <table:table-cell office:value-type="float" office:value="0" calcext:value-type="float">
            <text:p>0</text:p>
          </table:table-cell>
          <table:table-cell office:value-type="float" office:value="329.4942" calcext:value-type="float">
            <text:p>329.4942</text:p>
          </table:table-cell>
          <table:table-cell office:value-type="float" office:value="1202.976" calcext:value-type="float">
            <text:p>1202.976</text:p>
          </table:table-cell>
          <table:table-cell office:value-type="float" office:value="1497.553" calcext:value-type="float">
            <text:p>1497.553</text:p>
          </table:table-cell>
          <table:table-cell office:value-type="float" office:value="1220.99" calcext:value-type="float">
            <text:p>1220.99</text:p>
          </table:table-cell>
          <table:table-cell office:value-type="float" office:value="709.1725" calcext:value-type="float">
            <text:p>709.1725</text:p>
          </table:table-cell>
          <table:table-cell office:value-type="float" office:value="1091.613" calcext:value-type="float">
            <text:p>1091.613</text:p>
          </table:table-cell>
          <table:table-cell office:value-type="float" office:value="414.2639" calcext:value-type="float">
            <text:p>414.2639</text:p>
          </table:table-cell>
          <table:table-cell office:value-type="float" office:value="1819.379" calcext:value-type="float">
            <text:p>1819.379</text:p>
          </table:table-cell>
          <table:table-cell office:value-type="float" office:value="2057.992" calcext:value-type="float">
            <text:p>2057.992</text:p>
          </table:table-cell>
          <table:table-cell office:value-type="float" office:value="1650.218" calcext:value-type="float">
            <text:p>1650.218</text:p>
          </table:table-cell>
          <table:table-cell office:value-type="float" office:value="581.4815" calcext:value-type="float">
            <text:p>581.4815</text:p>
          </table:table-cell>
          <table:table-cell office:value-type="float" office:value="574.2629" calcext:value-type="float">
            <text:p>574.2629</text:p>
          </table:table-cell>
          <table:table-cell office:value-type="float" office:value="142.3499" calcext:value-type="float">
            <text:p>142.3499</text:p>
          </table:table-cell>
          <table:table-cell office:value-type="float" office:value="35.54929" calcext:value-type="float">
            <text:p>35.54929</text:p>
          </table:table-cell>
          <table:table-cell office:value-type="float" office:value="0" calcext:value-type="float">
            <text:p>0</text:p>
          </table:table-cell>
          <table:table-cell office:value-type="float" office:value="-0.01278917" calcext:value-type="float">
            <text:p>-0.01278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4.0615" calcext:value-type="float">
            <text:p>-194.0615</text:p>
          </table:table-cell>
          <table:table-cell office:value-type="float" office:value="0" calcext:value-type="float">
            <text:p>0</text:p>
          </table:table-cell>
          <table:table-cell office:value-type="float" office:value="3.799769" calcext:value-type="float">
            <text:p>3.79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350.8435" calcext:value-type="float">
            <text:p>350.8435</text:p>
          </table:table-cell>
          <table:table-cell office:value-type="float" office:value="12992.19" calcext:value-type="float">
            <text:p>1299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165" calcext:value-type="float">
            <text:p>-198.165</text:p>
          </table:table-cell>
          <table:table-cell office:value-type="float" office:value="523.4109" calcext:value-type="float">
            <text:p>523.4109</text:p>
          </table:table-cell>
          <table:table-cell office:value-type="float" office:value="0" calcext:value-type="float">
            <text:p>0</text:p>
          </table:table-cell>
          <table:table-cell office:value-type="float" office:value="111.6309" calcext:value-type="float">
            <text:p>111.6309</text:p>
          </table:table-cell>
          <table:table-cell office:value-type="float" office:value="18.96146" calcext:value-type="float">
            <text:p>18.96146</text:p>
          </table:table-cell>
          <table:table-cell office:value-type="float" office:value="0.02780237" calcext:value-type="float">
            <text:p>0.02780237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6640347" calcext:value-type="float">
            <text:p>0.06640347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1220878" calcext:value-type="float">
            <text:p>0.1220878</text:p>
          </table:table-cell>
          <table:table-cell office:value-type="float" office:value="370" calcext:value-type="float">
            <text:p>370</text:p>
          </table:table-cell>
          <table:table-cell office:value-type="float" office:value="-199.6649" calcext:value-type="float">
            <text:p>-199.6649</text:p>
          </table:table-cell>
          <table:table-cell office:value-type="float" office:value="0" calcext:value-type="float">
            <text:p>0</text:p>
          </table:table-cell>
          <table:table-cell office:value-type="float" office:value="329.6346" calcext:value-type="float">
            <text:p>329.6346</text:p>
          </table:table-cell>
          <table:table-cell office:value-type="float" office:value="1201.693" calcext:value-type="float">
            <text:p>1201.693</text:p>
          </table:table-cell>
          <table:table-cell office:value-type="float" office:value="1496.114" calcext:value-type="float">
            <text:p>1496.114</text:p>
          </table:table-cell>
          <table:table-cell office:value-type="float" office:value="1220.792" calcext:value-type="float">
            <text:p>1220.792</text:p>
          </table:table-cell>
          <table:table-cell office:value-type="float" office:value="709.0297" calcext:value-type="float">
            <text:p>709.0297</text:p>
          </table:table-cell>
          <table:table-cell office:value-type="float" office:value="1091.504" calcext:value-type="float">
            <text:p>1091.504</text:p>
          </table:table-cell>
          <table:table-cell office:value-type="float" office:value="414.2015" calcext:value-type="float">
            <text:p>414.2015</text:p>
          </table:table-cell>
          <table:table-cell office:value-type="float" office:value="1819.317" calcext:value-type="float">
            <text:p>1819.317</text:p>
          </table:table-cell>
          <table:table-cell office:value-type="float" office:value="2057.962" calcext:value-type="float">
            <text:p>2057.962</text:p>
          </table:table-cell>
          <table:table-cell office:value-type="float" office:value="1650.197" calcext:value-type="float">
            <text:p>1650.197</text:p>
          </table:table-cell>
          <table:table-cell office:value-type="float" office:value="581.4776" calcext:value-type="float">
            <text:p>581.4776</text:p>
          </table:table-cell>
          <table:table-cell office:value-type="float" office:value="574.2524" calcext:value-type="float">
            <text:p>574.2524</text:p>
          </table:table-cell>
          <table:table-cell office:value-type="float" office:value="142.3504" calcext:value-type="float">
            <text:p>142.3504</text:p>
          </table:table-cell>
          <table:table-cell office:value-type="float" office:value="35.54929" calcext:value-type="float">
            <text:p>35.54929</text:p>
          </table:table-cell>
          <table:table-cell office:value-type="float" office:value="0" calcext:value-type="float">
            <text:p>0</text:p>
          </table:table-cell>
          <table:table-cell office:value-type="float" office:value="-0.01318258" calcext:value-type="float">
            <text:p>-0.01318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7.2676" calcext:value-type="float">
            <text:p>-197.2676</text:p>
          </table:table-cell>
          <table:table-cell office:value-type="float" office:value="0" calcext:value-type="float">
            <text:p>0</text:p>
          </table:table-cell>
          <table:table-cell office:value-type="float" office:value="3.726453" calcext:value-type="float">
            <text:p>3.726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347.4807" calcext:value-type="float">
            <text:p>347.4807</text:p>
          </table:table-cell>
          <table:table-cell office:value-type="float" office:value="12992.32" calcext:value-type="float">
            <text:p>1299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3035" calcext:value-type="float">
            <text:p>-201.3035</text:p>
          </table:table-cell>
          <table:table-cell office:value-type="float" office:value="533.1221" calcext:value-type="float">
            <text:p>533.1221</text:p>
          </table:table-cell>
          <table:table-cell office:value-type="float" office:value="0" calcext:value-type="float">
            <text:p>0</text:p>
          </table:table-cell>
          <table:table-cell office:value-type="float" office:value="111.3077" calcext:value-type="float">
            <text:p>111.3077</text:p>
          </table:table-cell>
          <table:table-cell office:value-type="float" office:value="5.681321" calcext:value-type="float">
            <text:p>5.681321</text:p>
          </table:table-cell>
          <table:table-cell office:value-type="float" office:value="0.02799186" calcext:value-type="float">
            <text:p>0.02799186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686842" calcext:value-type="float">
            <text:p>0.068684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1551947" calcext:value-type="float">
            <text:p>0.1551947</text:p>
          </table:table-cell>
          <table:table-cell office:value-type="float" office:value="370" calcext:value-type="float">
            <text:p>370</text:p>
          </table:table-cell>
          <table:table-cell office:value-type="float" office:value="-202.8386" calcext:value-type="float">
            <text:p>-202.8386</text:p>
          </table:table-cell>
          <table:table-cell office:value-type="float" office:value="0" calcext:value-type="float">
            <text:p>0</text:p>
          </table:table-cell>
          <table:table-cell office:value-type="float" office:value="315.9293" calcext:value-type="float">
            <text:p>315.9293</text:p>
          </table:table-cell>
          <table:table-cell office:value-type="float" office:value="1227.53" calcext:value-type="float">
            <text:p>1227.53</text:p>
          </table:table-cell>
          <table:table-cell office:value-type="float" office:value="1494.711" calcext:value-type="float">
            <text:p>1494.711</text:p>
          </table:table-cell>
          <table:table-cell office:value-type="float" office:value="1220.583" calcext:value-type="float">
            <text:p>1220.583</text:p>
          </table:table-cell>
          <table:table-cell office:value-type="float" office:value="708.8757" calcext:value-type="float">
            <text:p>708.8757</text:p>
          </table:table-cell>
          <table:table-cell office:value-type="float" office:value="1091.384" calcext:value-type="float">
            <text:p>1091.384</text:p>
          </table:table-cell>
          <table:table-cell office:value-type="float" office:value="414.1335" calcext:value-type="float">
            <text:p>414.1335</text:p>
          </table:table-cell>
          <table:table-cell office:value-type="float" office:value="1819.251" calcext:value-type="float">
            <text:p>1819.251</text:p>
          </table:table-cell>
          <table:table-cell office:value-type="float" office:value="2057.931" calcext:value-type="float">
            <text:p>2057.931</text:p>
          </table:table-cell>
          <table:table-cell office:value-type="float" office:value="1650.176" calcext:value-type="float">
            <text:p>1650.176</text:p>
          </table:table-cell>
          <table:table-cell office:value-type="float" office:value="581.4738" calcext:value-type="float">
            <text:p>581.4738</text:p>
          </table:table-cell>
          <table:table-cell office:value-type="float" office:value="574.242" calcext:value-type="float">
            <text:p>574.242</text:p>
          </table:table-cell>
          <table:table-cell office:value-type="float" office:value="142.3507" calcext:value-type="float">
            <text:p>142.3507</text:p>
          </table:table-cell>
          <table:table-cell office:value-type="float" office:value="35.54929" calcext:value-type="float">
            <text:p>35.54929</text:p>
          </table:table-cell>
          <table:table-cell office:value-type="float" office:value="0" calcext:value-type="float">
            <text:p>0</text:p>
          </table:table-cell>
          <table:table-cell office:value-type="float" office:value="-0.01340305" calcext:value-type="float">
            <text:p>-0.01340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0.4418" calcext:value-type="float">
            <text:p>-200.4418</text:p>
          </table:table-cell>
          <table:table-cell office:value-type="float" office:value="0" calcext:value-type="float">
            <text:p>0</text:p>
          </table:table-cell>
          <table:table-cell office:value-type="float" office:value="3.728304" calcext:value-type="float">
            <text:p>3.72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343.9875" calcext:value-type="float">
            <text:p>343.9875</text:p>
          </table:table-cell>
          <table:table-cell office:value-type="float" office:value="12992.45" calcext:value-type="float">
            <text:p>1299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5045" calcext:value-type="float">
            <text:p>-204.5045</text:p>
          </table:table-cell>
          <table:table-cell office:value-type="float" office:value="544.0867" calcext:value-type="float">
            <text:p>544.0867</text:p>
          </table:table-cell>
          <table:table-cell office:value-type="float" office:value="0" calcext:value-type="float">
            <text:p>0</text:p>
          </table:table-cell>
          <table:table-cell office:value-type="float" office:value="110.8447" calcext:value-type="float">
            <text:p>110.8447</text:p>
          </table:table-cell>
          <table:table-cell office:value-type="float" office:value="5.675472" calcext:value-type="float">
            <text:p>5.675472</text:p>
          </table:table-cell>
          <table:table-cell office:value-type="float" office:value="0.02815975" calcext:value-type="float">
            <text:p>0.02815975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6967957" calcext:value-type="float">
            <text:p>0.06967957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1777662" calcext:value-type="float">
            <text:p>0.1777662</text:p>
          </table:table-cell>
          <table:table-cell office:value-type="float" office:value="370" calcext:value-type="float">
            <text:p>370</text:p>
          </table:table-cell>
          <table:table-cell office:value-type="float" office:value="-206.063" calcext:value-type="float">
            <text:p>-206.063</text:p>
          </table:table-cell>
          <table:table-cell office:value-type="float" office:value="0" calcext:value-type="float">
            <text:p>0</text:p>
          </table:table-cell>
          <table:table-cell office:value-type="float" office:value="316.007" calcext:value-type="float">
            <text:p>316.007</text:p>
          </table:table-cell>
          <table:table-cell office:value-type="float" office:value="1226.201" calcext:value-type="float">
            <text:p>1226.201</text:p>
          </table:table-cell>
          <table:table-cell office:value-type="float" office:value="1493.292" calcext:value-type="float">
            <text:p>1493.292</text:p>
          </table:table-cell>
          <table:table-cell office:value-type="float" office:value="1220.371" calcext:value-type="float">
            <text:p>1220.371</text:p>
          </table:table-cell>
          <table:table-cell office:value-type="float" office:value="708.7218" calcext:value-type="float">
            <text:p>708.7218</text:p>
          </table:table-cell>
          <table:table-cell office:value-type="float" office:value="1091.262" calcext:value-type="float">
            <text:p>1091.262</text:p>
          </table:table-cell>
          <table:table-cell office:value-type="float" office:value="414.0642" calcext:value-type="float">
            <text:p>414.0642</text:p>
          </table:table-cell>
          <table:table-cell office:value-type="float" office:value="1819.184" calcext:value-type="float">
            <text:p>1819.184</text:p>
          </table:table-cell>
          <table:table-cell office:value-type="float" office:value="2057.9" calcext:value-type="float">
            <text:p>2057.9</text:p>
          </table:table-cell>
          <table:table-cell office:value-type="float" office:value="1650.155" calcext:value-type="float">
            <text:p>1650.155</text:p>
          </table:table-cell>
          <table:table-cell office:value-type="float" office:value="581.47" calcext:value-type="float">
            <text:p>581.47</text:p>
          </table:table-cell>
          <table:table-cell office:value-type="float" office:value="574.2315" calcext:value-type="float">
            <text:p>574.2315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9" calcext:value-type="float">
            <text:p>35.54929</text:p>
          </table:table-cell>
          <table:table-cell office:value-type="float" office:value="0" calcext:value-type="float">
            <text:p>0</text:p>
          </table:table-cell>
          <table:table-cell office:value-type="float" office:value="-0.01372122" calcext:value-type="float">
            <text:p>-0.01372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3.7502" calcext:value-type="float">
            <text:p>-203.7502</text:p>
          </table:table-cell>
          <table:table-cell office:value-type="float" office:value="0" calcext:value-type="float">
            <text:p>0</text:p>
          </table:table-cell>
          <table:table-cell office:value-type="float" office:value="3.81206" calcext:value-type="float">
            <text:p>3.8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341.0111" calcext:value-type="float">
            <text:p>341.0111</text:p>
          </table:table-cell>
          <table:table-cell office:value-type="float" office:value="12992.52" calcext:value-type="float">
            <text:p>1299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2992" calcext:value-type="float">
            <text:p>-207.2992</text:p>
          </table:table-cell>
          <table:table-cell office:value-type="float" office:value="554.4931" calcext:value-type="float">
            <text:p>554.4931</text:p>
          </table:table-cell>
          <table:table-cell office:value-type="float" office:value="0" calcext:value-type="float">
            <text:p>0</text:p>
          </table:table-cell>
          <table:table-cell office:value-type="float" office:value="110.6239" calcext:value-type="float">
            <text:p>110.6239</text:p>
          </table:table-cell>
          <table:table-cell office:value-type="float" office:value="5.672733" calcext:value-type="float">
            <text:p>5.672733</text:p>
          </table:table-cell>
          <table:table-cell office:value-type="float" office:value="0.02841913" calcext:value-type="float">
            <text:p>0.02841913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028884" calcext:value-type="float">
            <text:p>0.07028884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1938643" calcext:value-type="float">
            <text:p>0.1938643</text:p>
          </table:table-cell>
          <table:table-cell office:value-type="float" office:value="370" calcext:value-type="float">
            <text:p>370</text:p>
          </table:table-cell>
          <table:table-cell office:value-type="float" office:value="-208.8741" calcext:value-type="float">
            <text:p>-208.8741</text:p>
          </table:table-cell>
          <table:table-cell office:value-type="float" office:value="0" calcext:value-type="float">
            <text:p>0</text:p>
          </table:table-cell>
          <table:table-cell office:value-type="float" office:value="316.0822" calcext:value-type="float">
            <text:p>316.0822</text:p>
          </table:table-cell>
          <table:table-cell office:value-type="float" office:value="1225.092" calcext:value-type="float">
            <text:p>1225.092</text:p>
          </table:table-cell>
          <table:table-cell office:value-type="float" office:value="1492.089" calcext:value-type="float">
            <text:p>1492.089</text:p>
          </table:table-cell>
          <table:table-cell office:value-type="float" office:value="1220.181" calcext:value-type="float">
            <text:p>1220.181</text:p>
          </table:table-cell>
          <table:table-cell office:value-type="float" office:value="708.5781" calcext:value-type="float">
            <text:p>708.5781</text:p>
          </table:table-cell>
          <table:table-cell office:value-type="float" office:value="1091.144" calcext:value-type="float">
            <text:p>1091.144</text:p>
          </table:table-cell>
          <table:table-cell office:value-type="float" office:value="413.9952" calcext:value-type="float">
            <text:p>413.9952</text:p>
          </table:table-cell>
          <table:table-cell office:value-type="float" office:value="1819.116" calcext:value-type="float">
            <text:p>1819.116</text:p>
          </table:table-cell>
          <table:table-cell office:value-type="float" office:value="2057.858" calcext:value-type="float">
            <text:p>2057.858</text:p>
          </table:table-cell>
          <table:table-cell office:value-type="float" office:value="1650.134" calcext:value-type="float">
            <text:p>1650.134</text:p>
          </table:table-cell>
          <table:table-cell office:value-type="float" office:value="581.4662" calcext:value-type="float">
            <text:p>581.4662</text:p>
          </table:table-cell>
          <table:table-cell office:value-type="float" office:value="574.2211" calcext:value-type="float">
            <text:p>574.2211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8" calcext:value-type="float">
            <text:p>35.54928</text:p>
          </table:table-cell>
          <table:table-cell office:value-type="float" office:value="0" calcext:value-type="float">
            <text:p>0</text:p>
          </table:table-cell>
          <table:table-cell office:value-type="float" office:value="-0.01388972" calcext:value-type="float">
            <text:p>-0.013889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6.5903" calcext:value-type="float">
            <text:p>-206.5903</text:p>
          </table:table-cell>
          <table:table-cell office:value-type="float" office:value="0" calcext:value-type="float">
            <text:p>0</text:p>
          </table:table-cell>
          <table:table-cell office:value-type="float" office:value="3.841639" calcext:value-type="float">
            <text:p>3.84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337.5129" calcext:value-type="float">
            <text:p>337.5129</text:p>
          </table:table-cell>
          <table:table-cell office:value-type="float" office:value="12992.59" calcext:value-type="float">
            <text:p>1299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5048" calcext:value-type="float">
            <text:p>-210.5048</text:p>
          </table:table-cell>
          <table:table-cell office:value-type="float" office:value="565.8716" calcext:value-type="float">
            <text:p>565.8716</text:p>
          </table:table-cell>
          <table:table-cell office:value-type="float" office:value="0" calcext:value-type="float">
            <text:p>0</text:p>
          </table:table-cell>
          <table:table-cell office:value-type="float" office:value="110.1223" calcext:value-type="float">
            <text:p>110.1223</text:p>
          </table:table-cell>
          <table:table-cell office:value-type="float" office:value="5.669608" calcext:value-type="float">
            <text:p>5.669608</text:p>
          </table:table-cell>
          <table:table-cell office:value-type="float" office:value="0.02852627" calcext:value-type="float">
            <text:p>0.02852627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068252" calcext:value-type="float">
            <text:p>0.0706825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056395" calcext:value-type="float">
            <text:p>0.2056395</text:p>
          </table:table-cell>
          <table:table-cell office:value-type="float" office:value="370" calcext:value-type="float">
            <text:p>370</text:p>
          </table:table-cell>
          <table:table-cell office:value-type="float" office:value="-212.0918" calcext:value-type="float">
            <text:p>-212.0918</text:p>
          </table:table-cell>
          <table:table-cell office:value-type="float" office:value="0" calcext:value-type="float">
            <text:p>0</text:p>
          </table:table-cell>
          <table:table-cell office:value-type="float" office:value="316.1929" calcext:value-type="float">
            <text:p>316.1929</text:p>
          </table:table-cell>
          <table:table-cell office:value-type="float" office:value="1223.716" calcext:value-type="float">
            <text:p>1223.716</text:p>
          </table:table-cell>
          <table:table-cell office:value-type="float" office:value="1490.643" calcext:value-type="float">
            <text:p>1490.643</text:p>
          </table:table-cell>
          <table:table-cell office:value-type="float" office:value="1219.963" calcext:value-type="float">
            <text:p>1219.963</text:p>
          </table:table-cell>
          <table:table-cell office:value-type="float" office:value="708.4278" calcext:value-type="float">
            <text:p>708.4278</text:p>
          </table:table-cell>
          <table:table-cell office:value-type="float" office:value="1091.022" calcext:value-type="float">
            <text:p>1091.022</text:p>
          </table:table-cell>
          <table:table-cell office:value-type="float" office:value="413.9262" calcext:value-type="float">
            <text:p>413.9262</text:p>
          </table:table-cell>
          <table:table-cell office:value-type="float" office:value="1819.047" calcext:value-type="float">
            <text:p>1819.047</text:p>
          </table:table-cell>
          <table:table-cell office:value-type="float" office:value="2057.814" calcext:value-type="float">
            <text:p>2057.814</text:p>
          </table:table-cell>
          <table:table-cell office:value-type="float" office:value="1650.113" calcext:value-type="float">
            <text:p>1650.113</text:p>
          </table:table-cell>
          <table:table-cell office:value-type="float" office:value="581.4624" calcext:value-type="float">
            <text:p>581.4624</text:p>
          </table:table-cell>
          <table:table-cell office:value-type="float" office:value="574.2104" calcext:value-type="float">
            <text:p>574.2104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8" calcext:value-type="float">
            <text:p>35.54928</text:p>
          </table:table-cell>
          <table:table-cell office:value-type="float" office:value="0" calcext:value-type="float">
            <text:p>0</text:p>
          </table:table-cell>
          <table:table-cell office:value-type="float" office:value="-0.01429584" calcext:value-type="float">
            <text:p>-0.01429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9.9405" calcext:value-type="float">
            <text:p>-209.9405</text:p>
          </table:table-cell>
          <table:table-cell office:value-type="float" office:value="0" calcext:value-type="float">
            <text:p>0</text:p>
          </table:table-cell>
          <table:table-cell office:value-type="float" office:value="3.974772" calcext:value-type="float">
            <text:p>3.97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333.484" calcext:value-type="float">
            <text:p>333.484</text:p>
          </table:table-cell>
          <table:table-cell office:value-type="float" office:value="12992.64" calcext:value-type="float">
            <text:p>12992.64</text:p>
          </table:table-cell>
          <table:table-cell office:value-type="float" office:value="0" calcext:value-type="float">
            <text:p>0</text:p>
          </table:table-cell>
          <table:table-cell office:value-type="float" office:value="0.000248431" calcext:value-type="float">
            <text:p>0.000248431</text:p>
          </table:table-cell>
          <table:table-cell office:value-type="float" office:value="-214.2691" calcext:value-type="float">
            <text:p>-214.2691</text:p>
          </table:table-cell>
          <table:table-cell office:value-type="float" office:value="577.039" calcext:value-type="float">
            <text:p>577.039</text:p>
          </table:table-cell>
          <table:table-cell office:value-type="float" office:value="-0.001077086" calcext:value-type="float">
            <text:p>-0.001077086</text:p>
          </table:table-cell>
          <table:table-cell office:value-type="float" office:value="109.2766" calcext:value-type="float">
            <text:p>109.2766</text:p>
          </table:table-cell>
          <table:table-cell office:value-type="float" office:value="5.667548" calcext:value-type="float">
            <text:p>5.667548</text:p>
          </table:table-cell>
          <table:table-cell office:value-type="float" office:value="0.02858023" calcext:value-type="float">
            <text:p>0.02858023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093952" calcext:value-type="float">
            <text:p>0.07093952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140388" calcext:value-type="float">
            <text:p>0.2140388</text:p>
          </table:table-cell>
          <table:table-cell office:value-type="float" office:value="370" calcext:value-type="float">
            <text:p>370</text:p>
          </table:table-cell>
          <table:table-cell office:value-type="float" office:value="-215.8748" calcext:value-type="float">
            <text:p>-215.8748</text:p>
          </table:table-cell>
          <table:table-cell office:value-type="float" office:value="0" calcext:value-type="float">
            <text:p>0</text:p>
          </table:table-cell>
          <table:table-cell office:value-type="float" office:value="316.3465" calcext:value-type="float">
            <text:p>316.3465</text:p>
          </table:table-cell>
          <table:table-cell office:value-type="float" office:value="1222.152" calcext:value-type="float">
            <text:p>1222.152</text:p>
          </table:table-cell>
          <table:table-cell office:value-type="float" office:value="1488.904" calcext:value-type="float">
            <text:p>1488.904</text:p>
          </table:table-cell>
          <table:table-cell office:value-type="float" office:value="1219.694" calcext:value-type="float">
            <text:p>1219.694</text:p>
          </table:table-cell>
          <table:table-cell office:value-type="float" office:value="708.244" calcext:value-type="float">
            <text:p>708.244</text:p>
          </table:table-cell>
          <table:table-cell office:value-type="float" office:value="1090.877" calcext:value-type="float">
            <text:p>1090.877</text:p>
          </table:table-cell>
          <table:table-cell office:value-type="float" office:value="413.8477" calcext:value-type="float">
            <text:p>413.8477</text:p>
          </table:table-cell>
          <table:table-cell office:value-type="float" office:value="1818.976" calcext:value-type="float">
            <text:p>1818.976</text:p>
          </table:table-cell>
          <table:table-cell office:value-type="float" office:value="2057.77" calcext:value-type="float">
            <text:p>2057.77</text:p>
          </table:table-cell>
          <table:table-cell office:value-type="float" office:value="1650.092" calcext:value-type="float">
            <text:p>1650.092</text:p>
          </table:table-cell>
          <table:table-cell office:value-type="float" office:value="581.4586" calcext:value-type="float">
            <text:p>581.4586</text:p>
          </table:table-cell>
          <table:table-cell office:value-type="float" office:value="574.1996" calcext:value-type="float">
            <text:p>574.1996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8" calcext:value-type="float">
            <text:p>35.54928</text:p>
          </table:table-cell>
          <table:table-cell office:value-type="float" office:value="0" calcext:value-type="float">
            <text:p>0</text:p>
          </table:table-cell>
          <table:table-cell office:value-type="float" office:value="-0.01484564" calcext:value-type="float">
            <text:p>-0.01484564</text:p>
          </table:table-cell>
          <table:table-cell office:value-type="float" office:value="0" calcext:value-type="float">
            <text:p>0</text:p>
          </table:table-cell>
          <table:table-cell office:value-type="float" office:value="0.008031799" calcext:value-type="float">
            <text:p>0.008031799</text:p>
          </table:table-cell>
          <table:table-cell office:value-type="float" office:value="0.007534567" calcext:value-type="float">
            <text:p>0.007534567</text:p>
          </table:table-cell>
          <table:table-cell office:value-type="float" office:value="-0.01935293" calcext:value-type="float">
            <text:p>-0.01935293</text:p>
          </table:table-cell>
          <table:table-cell office:value-type="float" office:value="-0.01181836" calcext:value-type="float">
            <text:p>-0.01181836</text:p>
          </table:table-cell>
          <table:table-cell office:value-type="float" office:value="-213.8457" calcext:value-type="float">
            <text:p>-213.8457</text:p>
          </table:table-cell>
          <table:table-cell office:value-type="float" office:value="0" calcext:value-type="float">
            <text:p>0</text:p>
          </table:table-cell>
          <table:table-cell office:value-type="float" office:value="4.106627" calcext:value-type="float">
            <text:p>4.106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329.2642" calcext:value-type="float">
            <text:p>329.2642</text:p>
          </table:table-cell>
          <table:table-cell office:value-type="float" office:value="12992.65" calcext:value-type="float">
            <text:p>12992.65</text:p>
          </table:table-cell>
          <table:table-cell office:value-type="float" office:value="0" calcext:value-type="float">
            <text:p>0</text:p>
          </table:table-cell>
          <table:table-cell office:value-type="float" office:value="0.0005038403" calcext:value-type="float">
            <text:p>0.0005038403</text:p>
          </table:table-cell>
          <table:table-cell office:value-type="float" office:value="-218.2904" calcext:value-type="float">
            <text:p>-218.2904</text:p>
          </table:table-cell>
          <table:table-cell office:value-type="float" office:value="589.2508" calcext:value-type="float">
            <text:p>589.2508</text:p>
          </table:table-cell>
          <table:table-cell office:value-type="float" office:value="-0.003804466" calcext:value-type="float">
            <text:p>-0.003804466</text:p>
          </table:table-cell>
          <table:table-cell office:value-type="float" office:value="108.6118" calcext:value-type="float">
            <text:p>108.6118</text:p>
          </table:table-cell>
          <table:table-cell office:value-type="float" office:value="5.666691" calcext:value-type="float">
            <text:p>5.666691</text:p>
          </table:table-cell>
          <table:table-cell office:value-type="float" office:value="0.02856858" calcext:value-type="float">
            <text:p>0.02856858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11166" calcext:value-type="float">
            <text:p>0.0711166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204655" calcext:value-type="float">
            <text:p>0.2204655</text:p>
          </table:table-cell>
          <table:table-cell office:value-type="float" office:value="370" calcext:value-type="float">
            <text:p>370</text:p>
          </table:table-cell>
          <table:table-cell office:value-type="float" office:value="-219.8945" calcext:value-type="float">
            <text:p>-219.8945</text:p>
          </table:table-cell>
          <table:table-cell office:value-type="float" office:value="0" calcext:value-type="float">
            <text:p>0</text:p>
          </table:table-cell>
          <table:table-cell office:value-type="float" office:value="316.5384" calcext:value-type="float">
            <text:p>316.5384</text:p>
          </table:table-cell>
          <table:table-cell office:value-type="float" office:value="1220.52" calcext:value-type="float">
            <text:p>1220.52</text:p>
          </table:table-cell>
          <table:table-cell office:value-type="float" office:value="1487.047" calcext:value-type="float">
            <text:p>1487.047</text:p>
          </table:table-cell>
          <table:table-cell office:value-type="float" office:value="1219.396" calcext:value-type="float">
            <text:p>1219.396</text:p>
          </table:table-cell>
          <table:table-cell office:value-type="float" office:value="708.0384" calcext:value-type="float">
            <text:p>708.0384</text:p>
          </table:table-cell>
          <table:table-cell office:value-type="float" office:value="1090.713" calcext:value-type="float">
            <text:p>1090.713</text:p>
          </table:table-cell>
          <table:table-cell office:value-type="float" office:value="413.7608" calcext:value-type="float">
            <text:p>413.7608</text:p>
          </table:table-cell>
          <table:table-cell office:value-type="float" office:value="1818.9" calcext:value-type="float">
            <text:p>1818.9</text:p>
          </table:table-cell>
          <table:table-cell office:value-type="float" office:value="2057.725" calcext:value-type="float">
            <text:p>2057.725</text:p>
          </table:table-cell>
          <table:table-cell office:value-type="float" office:value="1650.07" calcext:value-type="float">
            <text:p>1650.07</text:p>
          </table:table-cell>
          <table:table-cell office:value-type="float" office:value="581.4548" calcext:value-type="float">
            <text:p>581.4548</text:p>
          </table:table-cell>
          <table:table-cell office:value-type="float" office:value="574.1888" calcext:value-type="float">
            <text:p>574.1888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8" calcext:value-type="float">
            <text:p>35.54928</text:p>
          </table:table-cell>
          <table:table-cell office:value-type="float" office:value="0" calcext:value-type="float">
            <text:p>0</text:p>
          </table:table-cell>
          <table:table-cell office:value-type="float" office:value="-0.01547571" calcext:value-type="float">
            <text:p>-0.01547571</text:p>
          </table:table-cell>
          <table:table-cell office:value-type="float" office:value="0" calcext:value-type="float">
            <text:p>0</text:p>
          </table:table-cell>
          <table:table-cell office:value-type="float" office:value="0.01625513" calcext:value-type="float">
            <text:p>0.01625513</text:p>
          </table:table-cell>
          <table:table-cell office:value-type="float" office:value="0.05456636" calcext:value-type="float">
            <text:p>0.05456636</text:p>
          </table:table-cell>
          <table:table-cell office:value-type="float" office:value="-0.06033479" calcext:value-type="float">
            <text:p>-0.06033479</text:p>
          </table:table-cell>
          <table:table-cell office:value-type="float" office:value="-0.005768426" calcext:value-type="float">
            <text:p>-0.005768426</text:p>
          </table:table-cell>
          <table:table-cell office:value-type="float" office:value="-217.983" calcext:value-type="float">
            <text:p>-217.983</text:p>
          </table:table-cell>
          <table:table-cell office:value-type="float" office:value="0" calcext:value-type="float">
            <text:p>0</text:p>
          </table:table-cell>
          <table:table-cell office:value-type="float" office:value="4.217507" calcext:value-type="float">
            <text:p>4.21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325.1288" calcext:value-type="float">
            <text:p>325.1288</text:p>
          </table:table-cell>
          <table:table-cell office:value-type="float" office:value="12992.61" calcext:value-type="float">
            <text:p>12992.61</text:p>
          </table:table-cell>
          <table:table-cell office:value-type="float" office:value="0" calcext:value-type="float">
            <text:p>0</text:p>
          </table:table-cell>
          <table:table-cell office:value-type="float" office:value="0.0007652103" calcext:value-type="float">
            <text:p>0.0007652103</text:p>
          </table:table-cell>
          <table:table-cell office:value-type="float" office:value="-222.2814" calcext:value-type="float">
            <text:p>-222.2814</text:p>
          </table:table-cell>
          <table:table-cell office:value-type="float" office:value="601.611" calcext:value-type="float">
            <text:p>601.611</text:p>
          </table:table-cell>
          <table:table-cell office:value-type="float" office:value="-0.007675483" calcext:value-type="float">
            <text:p>-0.007675483</text:p>
          </table:table-cell>
          <table:table-cell office:value-type="float" office:value="107.8851" calcext:value-type="float">
            <text:p>107.8851</text:p>
          </table:table-cell>
          <table:table-cell office:value-type="float" office:value="5.666258" calcext:value-type="float">
            <text:p>5.666258</text:p>
          </table:table-cell>
          <table:table-cell office:value-type="float" office:value="0.02858801" calcext:value-type="float">
            <text:p>0.02858801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125036" calcext:value-type="float">
            <text:p>0.07125036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256329" calcext:value-type="float">
            <text:p>0.2256329</text:p>
          </table:table-cell>
          <table:table-cell office:value-type="float" office:value="370" calcext:value-type="float">
            <text:p>370</text:p>
          </table:table-cell>
          <table:table-cell office:value-type="float" office:value="-223.847" calcext:value-type="float">
            <text:p>-223.847</text:p>
          </table:table-cell>
          <table:table-cell office:value-type="float" office:value="0" calcext:value-type="float">
            <text:p>0</text:p>
          </table:table-cell>
          <table:table-cell office:value-type="float" office:value="316.7389" calcext:value-type="float">
            <text:p>316.7389</text:p>
          </table:table-cell>
          <table:table-cell office:value-type="float" office:value="1218.942" calcext:value-type="float">
            <text:p>1218.942</text:p>
          </table:table-cell>
          <table:table-cell office:value-type="float" office:value="1485.214" calcext:value-type="float">
            <text:p>1485.214</text:p>
          </table:table-cell>
          <table:table-cell office:value-type="float" office:value="1219.084" calcext:value-type="float">
            <text:p>1219.084</text:p>
          </table:table-cell>
          <table:table-cell office:value-type="float" office:value="707.8289" calcext:value-type="float">
            <text:p>707.8289</text:p>
          </table:table-cell>
          <table:table-cell office:value-type="float" office:value="1090.538" calcext:value-type="float">
            <text:p>1090.538</text:p>
          </table:table-cell>
          <table:table-cell office:value-type="float" office:value="413.6678" calcext:value-type="float">
            <text:p>413.6678</text:p>
          </table:table-cell>
          <table:table-cell office:value-type="float" office:value="1818.809" calcext:value-type="float">
            <text:p>1818.809</text:p>
          </table:table-cell>
          <table:table-cell office:value-type="float" office:value="2057.677" calcext:value-type="float">
            <text:p>2057.677</text:p>
          </table:table-cell>
          <table:table-cell office:value-type="float" office:value="1650.049" calcext:value-type="float">
            <text:p>1650.049</text:p>
          </table:table-cell>
          <table:table-cell office:value-type="float" office:value="581.4507" calcext:value-type="float">
            <text:p>581.4507</text:p>
          </table:table-cell>
          <table:table-cell office:value-type="float" office:value="574.1778" calcext:value-type="float">
            <text:p>574.1778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7" calcext:value-type="float">
            <text:p>35.54927</text:p>
          </table:table-cell>
          <table:table-cell office:value-type="float" office:value="0" calcext:value-type="float">
            <text:p>0</text:p>
          </table:table-cell>
          <table:table-cell office:value-type="float" office:value="-0.01609482" calcext:value-type="float">
            <text:p>-0.01609482</text:p>
          </table:table-cell>
          <table:table-cell office:value-type="float" office:value="0" calcext:value-type="float">
            <text:p>0</text:p>
          </table:table-cell>
          <table:table-cell office:value-type="float" office:value="0.02306491" calcext:value-type="float">
            <text:p>0.02306491</text:p>
          </table:table-cell>
          <table:table-cell office:value-type="float" office:value="0.1426046" calcext:value-type="float">
            <text:p>0.1426046</text:p>
          </table:table-cell>
          <table:table-cell office:value-type="float" office:value="-0.1084911" calcext:value-type="float">
            <text:p>-0.1084911</text:p>
          </table:table-cell>
          <table:table-cell office:value-type="float" office:value="0.0341135" calcext:value-type="float">
            <text:p>0.0341135</text:p>
          </table:table-cell>
          <table:table-cell office:value-type="float" office:value="-222.0728" calcext:value-type="float">
            <text:p>-222.0728</text:p>
          </table:table-cell>
          <table:table-cell office:value-type="float" office:value="0" calcext:value-type="float">
            <text:p>0</text:p>
          </table:table-cell>
          <table:table-cell office:value-type="float" office:value="4.314677" calcext:value-type="float">
            <text:p>4.314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321.2584" calcext:value-type="float">
            <text:p>321.2584</text:p>
          </table:table-cell>
          <table:table-cell office:value-type="float" office:value="12992.55" calcext:value-type="float">
            <text:p>12992.55</text:p>
          </table:table-cell>
          <table:table-cell office:value-type="float" office:value="0" calcext:value-type="float">
            <text:p>0</text:p>
          </table:table-cell>
          <table:table-cell office:value-type="float" office:value="0.001035213" calcext:value-type="float">
            <text:p>0.001035213</text:p>
          </table:table-cell>
          <table:table-cell office:value-type="float" office:value="-226.0625" calcext:value-type="float">
            <text:p>-226.0625</text:p>
          </table:table-cell>
          <table:table-cell office:value-type="float" office:value="615.3682" calcext:value-type="float">
            <text:p>615.3682</text:p>
          </table:table-cell>
          <table:table-cell office:value-type="float" office:value="-0.01202003" calcext:value-type="float">
            <text:p>-0.01202003</text:p>
          </table:table-cell>
          <table:table-cell office:value-type="float" office:value="107.5485" calcext:value-type="float">
            <text:p>107.5485</text:p>
          </table:table-cell>
          <table:table-cell office:value-type="float" office:value="5.666069" calcext:value-type="float">
            <text:p>5.666069</text:p>
          </table:table-cell>
          <table:table-cell office:value-type="float" office:value="0.02862466" calcext:value-type="float">
            <text:p>0.02862466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135294" calcext:value-type="float">
            <text:p>0.07135294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298838" calcext:value-type="float">
            <text:p>0.2298838</text:p>
          </table:table-cell>
          <table:table-cell office:value-type="float" office:value="370" calcext:value-type="float">
            <text:p>370</text:p>
          </table:table-cell>
          <table:table-cell office:value-type="float" office:value="-227.5583" calcext:value-type="float">
            <text:p>-227.5583</text:p>
          </table:table-cell>
          <table:table-cell office:value-type="float" office:value="0" calcext:value-type="float">
            <text:p>0</text:p>
          </table:table-cell>
          <table:table-cell office:value-type="float" office:value="316.9371" calcext:value-type="float">
            <text:p>316.9371</text:p>
          </table:table-cell>
          <table:table-cell office:value-type="float" office:value="1217.468" calcext:value-type="float">
            <text:p>1217.468</text:p>
          </table:table-cell>
          <table:table-cell office:value-type="float" office:value="1483.506" calcext:value-type="float">
            <text:p>1483.506</text:p>
          </table:table-cell>
          <table:table-cell office:value-type="float" office:value="1218.792" calcext:value-type="float">
            <text:p>1218.792</text:p>
          </table:table-cell>
          <table:table-cell office:value-type="float" office:value="707.6188" calcext:value-type="float">
            <text:p>707.6188</text:p>
          </table:table-cell>
          <table:table-cell office:value-type="float" office:value="1090.362" calcext:value-type="float">
            <text:p>1090.362</text:p>
          </table:table-cell>
          <table:table-cell office:value-type="float" office:value="413.5718" calcext:value-type="float">
            <text:p>413.5718</text:p>
          </table:table-cell>
          <table:table-cell office:value-type="float" office:value="1818.714" calcext:value-type="float">
            <text:p>1818.714</text:p>
          </table:table-cell>
          <table:table-cell office:value-type="float" office:value="2057.63" calcext:value-type="float">
            <text:p>2057.63</text:p>
          </table:table-cell>
          <table:table-cell office:value-type="float" office:value="1650.027" calcext:value-type="float">
            <text:p>1650.027</text:p>
          </table:table-cell>
          <table:table-cell office:value-type="float" office:value="581.4468" calcext:value-type="float">
            <text:p>581.4468</text:p>
          </table:table-cell>
          <table:table-cell office:value-type="float" office:value="574.1666" calcext:value-type="float">
            <text:p>574.1666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7" calcext:value-type="float">
            <text:p>35.54927</text:p>
          </table:table-cell>
          <table:table-cell office:value-type="float" office:value="0" calcext:value-type="float">
            <text:p>0</text:p>
          </table:table-cell>
          <table:table-cell office:value-type="float" office:value="-0.016641" calcext:value-type="float">
            <text:p>-0.016641</text:p>
          </table:table-cell>
          <table:table-cell office:value-type="float" office:value="0" calcext:value-type="float">
            <text:p>0</text:p>
          </table:table-cell>
          <table:table-cell office:value-type="float" office:value="0.02889788" calcext:value-type="float">
            <text:p>0.02889788</text:p>
          </table:table-cell>
          <table:table-cell office:value-type="float" office:value="0.2619344" calcext:value-type="float">
            <text:p>0.2619344</text:p>
          </table:table-cell>
          <table:table-cell office:value-type="float" office:value="-0.1579849" calcext:value-type="float">
            <text:p>-0.1579849</text:p>
          </table:table-cell>
          <table:table-cell office:value-type="float" office:value="0.1039495" calcext:value-type="float">
            <text:p>0.1039495</text:p>
          </table:table-cell>
          <table:table-cell office:value-type="float" office:value="-225.9295" calcext:value-type="float">
            <text:p>-225.9295</text:p>
          </table:table-cell>
          <table:table-cell office:value-type="float" office:value="0" calcext:value-type="float">
            <text:p>0</text:p>
          </table:table-cell>
          <table:table-cell office:value-type="float" office:value="4.388873" calcext:value-type="float">
            <text:p>4.38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317.7199" calcext:value-type="float">
            <text:p>317.7199</text:p>
          </table:table-cell>
          <table:table-cell office:value-type="float" office:value="12992.47" calcext:value-type="float">
            <text:p>12992.47</text:p>
          </table:table-cell>
          <table:table-cell office:value-type="float" office:value="0" calcext:value-type="float">
            <text:p>0</text:p>
          </table:table-cell>
          <table:table-cell office:value-type="float" office:value="0.00131851" calcext:value-type="float">
            <text:p>0.00131851</text:p>
          </table:table-cell>
          <table:table-cell office:value-type="float" office:value="-229.5325" calcext:value-type="float">
            <text:p>-229.5325</text:p>
          </table:table-cell>
          <table:table-cell office:value-type="float" office:value="625.9482" calcext:value-type="float">
            <text:p>625.9482</text:p>
          </table:table-cell>
          <table:table-cell office:value-type="float" office:value="-0.01735407" calcext:value-type="float">
            <text:p>-0.01735407</text:p>
          </table:table-cell>
          <table:table-cell office:value-type="float" office:value="107.2937" calcext:value-type="float">
            <text:p>107.2937</text:p>
          </table:table-cell>
          <table:table-cell office:value-type="float" office:value="5.66596" calcext:value-type="float">
            <text:p>5.66596</text:p>
          </table:table-cell>
          <table:table-cell office:value-type="float" office:value="0.02871986" calcext:value-type="float">
            <text:p>0.02871986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143284" calcext:value-type="float">
            <text:p>0.07143284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333857" calcext:value-type="float">
            <text:p>0.2333857</text:p>
          </table:table-cell>
          <table:table-cell office:value-type="float" office:value="370" calcext:value-type="float">
            <text:p>370</text:p>
          </table:table-cell>
          <table:table-cell office:value-type="float" office:value="-230.9323" calcext:value-type="float">
            <text:p>-230.9323</text:p>
          </table:table-cell>
          <table:table-cell office:value-type="float" office:value="0" calcext:value-type="float">
            <text:p>0</text:p>
          </table:table-cell>
          <table:table-cell office:value-type="float" office:value="317.1217" calcext:value-type="float">
            <text:p>317.1217</text:p>
          </table:table-cell>
          <table:table-cell office:value-type="float" office:value="1216.117" calcext:value-type="float">
            <text:p>1216.117</text:p>
          </table:table-cell>
          <table:table-cell office:value-type="float" office:value="1481.964" calcext:value-type="float">
            <text:p>1481.964</text:p>
          </table:table-cell>
          <table:table-cell office:value-type="float" office:value="1218.523" calcext:value-type="float">
            <text:p>1218.523</text:p>
          </table:table-cell>
          <table:table-cell office:value-type="float" office:value="707.424" calcext:value-type="float">
            <text:p>707.424</text:p>
          </table:table-cell>
          <table:table-cell office:value-type="float" office:value="1090.194" calcext:value-type="float">
            <text:p>1090.194</text:p>
          </table:table-cell>
          <table:table-cell office:value-type="float" office:value="413.4784" calcext:value-type="float">
            <text:p>413.4784</text:p>
          </table:table-cell>
          <table:table-cell office:value-type="float" office:value="1818.618" calcext:value-type="float">
            <text:p>1818.618</text:p>
          </table:table-cell>
          <table:table-cell office:value-type="float" office:value="2057.581" calcext:value-type="float">
            <text:p>2057.581</text:p>
          </table:table-cell>
          <table:table-cell office:value-type="float" office:value="1650.005" calcext:value-type="float">
            <text:p>1650.005</text:p>
          </table:table-cell>
          <table:table-cell office:value-type="float" office:value="581.4427" calcext:value-type="float">
            <text:p>581.4427</text:p>
          </table:table-cell>
          <table:table-cell office:value-type="float" office:value="574.1552" calcext:value-type="float">
            <text:p>574.1552</text:p>
          </table:table-cell>
          <table:table-cell office:value-type="float" office:value="142.3508" calcext:value-type="float">
            <text:p>142.3508</text:p>
          </table:table-cell>
          <table:table-cell office:value-type="float" office:value="35.54927" calcext:value-type="float">
            <text:p>35.54927</text:p>
          </table:table-cell>
          <table:table-cell office:value-type="float" office:value="0" calcext:value-type="float">
            <text:p>0</text:p>
          </table:table-cell>
          <table:table-cell office:value-type="float" office:value="-0.01708233" calcext:value-type="float">
            <text:p>-0.01708233</text:p>
          </table:table-cell>
          <table:table-cell office:value-type="float" office:value="0" calcext:value-type="float">
            <text:p>0</text:p>
          </table:table-cell>
          <table:table-cell office:value-type="float" office:value="0.03414011" calcext:value-type="float">
            <text:p>0.03414011</text:p>
          </table:table-cell>
          <table:table-cell office:value-type="float" office:value="0.4071998" calcext:value-type="float">
            <text:p>0.4071998</text:p>
          </table:table-cell>
          <table:table-cell office:value-type="float" office:value="-0.2092078" calcext:value-type="float">
            <text:p>-0.2092078</text:p>
          </table:table-cell>
          <table:table-cell office:value-type="float" office:value="0.197992" calcext:value-type="float">
            <text:p>0.197992</text:p>
          </table:table-cell>
          <table:table-cell office:value-type="float" office:value="-229.469" calcext:value-type="float">
            <text:p>-229.469</text:p>
          </table:table-cell>
          <table:table-cell office:value-type="float" office:value="0" calcext:value-type="float">
            <text:p>0</text:p>
          </table:table-cell>
          <table:table-cell office:value-type="float" office:value="4.460052" calcext:value-type="float">
            <text:p>4.46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314.605" calcext:value-type="float">
            <text:p>314.605</text:p>
          </table:table-cell>
          <table:table-cell office:value-type="float" office:value="12992.41" calcext:value-type="float">
            <text:p>12992.41</text:p>
          </table:table-cell>
          <table:table-cell office:value-type="float" office:value="0" calcext:value-type="float">
            <text:p>0</text:p>
          </table:table-cell>
          <table:table-cell office:value-type="float" office:value="0.00162248" calcext:value-type="float">
            <text:p>0.00162248</text:p>
          </table:table-cell>
          <table:table-cell office:value-type="float" office:value="-232.4924" calcext:value-type="float">
            <text:p>-232.4924</text:p>
          </table:table-cell>
          <table:table-cell office:value-type="float" office:value="633.9049" calcext:value-type="float">
            <text:p>633.9049</text:p>
          </table:table-cell>
          <table:table-cell office:value-type="float" office:value="-0.02396956" calcext:value-type="float">
            <text:p>-0.02396956</text:p>
          </table:table-cell>
          <table:table-cell office:value-type="float" office:value="107.1299" calcext:value-type="float">
            <text:p>107.1299</text:p>
          </table:table-cell>
          <table:table-cell office:value-type="float" office:value="5.663157" calcext:value-type="float">
            <text:p>5.663157</text:p>
          </table:table-cell>
          <table:table-cell office:value-type="float" office:value="0.02888069" calcext:value-type="float">
            <text:p>0.02888069</text:p>
          </table:table-cell>
          <table:table-cell office:value-type="float" office:value="1.334202" calcext:value-type="float">
            <text:p>1.334202</text:p>
          </table:table-cell>
          <table:table-cell office:value-type="float" office:value="0.07152513" calcext:value-type="float">
            <text:p>0.07152513</text:p>
          </table:table-cell>
          <table:table-cell office:value-type="float" office:value="0.004967606" calcext:value-type="float">
            <text:p>0.004967606</text:p>
          </table:table-cell>
          <table:table-cell office:value-type="float" office:value="0.2371952" calcext:value-type="float">
            <text:p>0.2371952</text:p>
          </table:table-cell>
          <table:table-cell office:value-type="float" office:value="370" calcext:value-type="float">
            <text:p>370</text:p>
          </table:table-cell>
          <table:table-cell office:value-type="float" office:value="-233.7648" calcext:value-type="float">
            <text:p>-233.7648</text:p>
          </table:table-cell>
          <table:table-cell office:value-type="float" office:value="0" calcext:value-type="float">
            <text:p>0</text:p>
          </table:table-cell>
          <table:table-cell office:value-type="float" office:value="317.2337" calcext:value-type="float">
            <text:p>317.2337</text:p>
          </table:table-cell>
          <table:table-cell office:value-type="float" office:value="1214.96" calcext:value-type="float">
            <text:p>1214.96</text:p>
          </table:table-cell>
          <table:table-cell office:value-type="float" office:value="1480.668" calcext:value-type="float">
            <text:p>1480.668</text:p>
          </table:table-cell>
          <table:table-cell office:value-type="float" office:value="1218.288" calcext:value-type="float">
            <text:p>1218.288</text:p>
          </table:table-cell>
          <table:table-cell office:value-type="float" office:value="707.2524" calcext:value-type="float">
            <text:p>707.2524</text:p>
          </table:table-cell>
          <table:table-cell office:value-type="float" office:value="1090.041" calcext:value-type="float">
            <text:p>1090.041</text:p>
          </table:table-cell>
          <table:table-cell office:value-type="float" office:value="413.391" calcext:value-type="float">
            <text:p>413.391</text:p>
          </table:table-cell>
          <table:table-cell office:value-type="float" office:value="1818.524" calcext:value-type="float">
            <text:p>1818.524</text:p>
          </table:table-cell>
          <table:table-cell office:value-type="float" office:value="2057.531" calcext:value-type="float">
            <text:p>2057.531</text:p>
          </table:table-cell>
          <table:table-cell office:value-type="float" office:value="1649.982" calcext:value-type="float">
            <text:p>1649.982</text:p>
          </table:table-cell>
          <table:table-cell office:value-type="float" office:value="581.4386" calcext:value-type="float">
            <text:p>581.4386</text:p>
          </table:table-cell>
          <table:table-cell office:value-type="float" office:value="574.1436" calcext:value-type="float">
            <text:p>574.1436</text:p>
          </table:table-cell>
          <table:table-cell office:value-type="float" office:value="142.3507" calcext:value-type="float">
            <text:p>142.3507</text:p>
          </table:table-cell>
          <table:table-cell office:value-type="float" office:value="35.54927" calcext:value-type="float">
            <text:p>35.54927</text:p>
          </table:table-cell>
          <table:table-cell office:value-type="float" office:value="0" calcext:value-type="float">
            <text:p>0</text:p>
          </table:table-cell>
          <table:table-cell office:value-type="float" office:value="-0.01739239" calcext:value-type="float">
            <text:p>-0.01739239</text:p>
          </table:table-cell>
          <table:table-cell office:value-type="float" office:value="0" calcext:value-type="float">
            <text:p>0</text:p>
          </table:table-cell>
          <table:table-cell office:value-type="float" office:value="0.03973405" calcext:value-type="float">
            <text:p>0.03973405</text:p>
          </table:table-cell>
          <table:table-cell office:value-type="float" office:value="0.5918851" calcext:value-type="float">
            <text:p>0.5918851</text:p>
          </table:table-cell>
          <table:table-cell office:value-type="float" office:value="-0.2693633" calcext:value-type="float">
            <text:p>-0.2693633</text:p>
          </table:table-cell>
          <table:table-cell office:value-type="float" office:value="0.3225218" calcext:value-type="float">
            <text:p>0.3225218</text:p>
          </table:table-cell>
          <table:table-cell office:value-type="float" office:value="-232.5747" calcext:value-type="float">
            <text:p>-232.5747</text:p>
          </table:table-cell>
          <table:table-cell office:value-type="float" office:value="0" calcext:value-type="float">
            <text:p>0</text:p>
          </table:table-cell>
          <table:table-cell office:value-type="float" office:value="4.60817" calcext:value-type="float">
            <text:p>4.6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12.0869" calcext:value-type="float">
            <text:p>312.0869</text:p>
          </table:table-cell>
          <table:table-cell office:value-type="float" office:value="12992.32" calcext:value-type="float">
            <text:p>12992.32</text:p>
          </table:table-cell>
          <table:table-cell office:value-type="float" office:value="0" calcext:value-type="float">
            <text:p>0</text:p>
          </table:table-cell>
          <table:table-cell office:value-type="float" office:value="0.001945331" calcext:value-type="float">
            <text:p>0.001945331</text:p>
          </table:table-cell>
          <table:table-cell office:value-type="float" office:value="-234.0912" calcext:value-type="float">
            <text:p>-234.0912</text:p>
          </table:table-cell>
          <table:table-cell office:value-type="float" office:value="635.7635" calcext:value-type="float">
            <text:p>635.7635</text:p>
          </table:table-cell>
          <table:table-cell office:value-type="float" office:value="-0.02956147" calcext:value-type="float">
            <text:p>-0.02956147</text:p>
          </table:table-cell>
          <table:table-cell office:value-type="float" office:value="106.6537" calcext:value-type="float">
            <text:p>106.6537</text:p>
          </table:table-cell>
          <table:table-cell office:value-type="float" office:value="5.495084" calcext:value-type="float">
            <text:p>5.495084</text:p>
          </table:table-cell>
          <table:table-cell office:value-type="float" office:value="0.02822717" calcext:value-type="float">
            <text:p>0.0282271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3242" calcext:value-type="float">
            <text:p>0.0719324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473036" calcext:value-type="float">
            <text:p>0.2473036</text:p>
          </table:table-cell>
          <table:table-cell office:value-type="float" office:value="370" calcext:value-type="float">
            <text:p>370</text:p>
          </table:table-cell>
          <table:table-cell office:value-type="float" office:value="-235.5811" calcext:value-type="float">
            <text:p>-235.5811</text:p>
          </table:table-cell>
          <table:table-cell office:value-type="float" office:value="0" calcext:value-type="float">
            <text:p>0</text:p>
          </table:table-cell>
          <table:table-cell office:value-type="float" office:value="317.416" calcext:value-type="float">
            <text:p>317.416</text:p>
          </table:table-cell>
          <table:table-cell office:value-type="float" office:value="1214.22" calcext:value-type="float">
            <text:p>1214.22</text:p>
          </table:table-cell>
          <table:table-cell office:value-type="float" office:value="1479.777" calcext:value-type="float">
            <text:p>1479.777</text:p>
          </table:table-cell>
          <table:table-cell office:value-type="float" office:value="1218.164" calcext:value-type="float">
            <text:p>1218.164</text:p>
          </table:table-cell>
          <table:table-cell office:value-type="float" office:value="706.9357" calcext:value-type="float">
            <text:p>706.9357</text:p>
          </table:table-cell>
          <table:table-cell office:value-type="float" office:value="1089.84" calcext:value-type="float">
            <text:p>1089.84</text:p>
          </table:table-cell>
          <table:table-cell office:value-type="float" office:value="413.3344" calcext:value-type="float">
            <text:p>413.3344</text:p>
          </table:table-cell>
          <table:table-cell office:value-type="float" office:value="1818.412" calcext:value-type="float">
            <text:p>1818.412</text:p>
          </table:table-cell>
          <table:table-cell office:value-type="float" office:value="2057.452" calcext:value-type="float">
            <text:p>2057.452</text:p>
          </table:table-cell>
          <table:table-cell office:value-type="float" office:value="1649.93" calcext:value-type="float">
            <text:p>1649.93</text:p>
          </table:table-cell>
          <table:table-cell office:value-type="float" office:value="581.4249" calcext:value-type="float">
            <text:p>581.4249</text:p>
          </table:table-cell>
          <table:table-cell office:value-type="float" office:value="574.1165" calcext:value-type="float">
            <text:p>574.1165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9" calcext:value-type="float">
            <text:p>35.54799</text:p>
          </table:table-cell>
          <table:table-cell office:value-type="float" office:value="0" calcext:value-type="float">
            <text:p>0</text:p>
          </table:table-cell>
          <table:table-cell office:value-type="float" office:value="-0.01802615" calcext:value-type="float">
            <text:p>-0.01802615</text:p>
          </table:table-cell>
          <table:table-cell office:value-type="float" office:value="0" calcext:value-type="float">
            <text:p>0</text:p>
          </table:table-cell>
          <table:table-cell office:value-type="float" office:value="0.04277002" calcext:value-type="float">
            <text:p>0.04277002</text:p>
          </table:table-cell>
          <table:table-cell office:value-type="float" office:value="0.744806" calcext:value-type="float">
            <text:p>0.744806</text:p>
          </table:table-cell>
          <table:table-cell office:value-type="float" office:value="-0.3090432" calcext:value-type="float">
            <text:p>-0.3090432</text:p>
          </table:table-cell>
          <table:table-cell office:value-type="float" office:value="0.4357628" calcext:value-type="float">
            <text:p>0.4357628</text:p>
          </table:table-cell>
          <table:table-cell office:value-type="float" office:value="-234.7931" calcext:value-type="float">
            <text:p>-234.7931</text:p>
          </table:table-cell>
          <table:table-cell office:value-type="float" office:value="0" calcext:value-type="float">
            <text:p>0</text:p>
          </table:table-cell>
          <table:table-cell office:value-type="float" office:value="5.224454" calcext:value-type="float">
            <text:p>5.22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10.1501" calcext:value-type="float">
            <text:p>310.1501</text:p>
          </table:table-cell>
          <table:table-cell office:value-type="float" office:value="12992.33" calcext:value-type="float">
            <text:p>12992.33</text:p>
          </table:table-cell>
          <table:table-cell office:value-type="float" office:value="0" calcext:value-type="float">
            <text:p>0</text:p>
          </table:table-cell>
          <table:table-cell office:value-type="float" office:value="0.002293745" calcext:value-type="float">
            <text:p>0.002293745</text:p>
          </table:table-cell>
          <table:table-cell office:value-type="float" office:value="-236.2106" calcext:value-type="float">
            <text:p>-236.2106</text:p>
          </table:table-cell>
          <table:table-cell office:value-type="float" office:value="644.8422" calcext:value-type="float">
            <text:p>644.8422</text:p>
          </table:table-cell>
          <table:table-cell office:value-type="float" office:value="-0.0366498" calcext:value-type="float">
            <text:p>-0.0366498</text:p>
          </table:table-cell>
          <table:table-cell office:value-type="float" office:value="106.7805" calcext:value-type="float">
            <text:p>106.7805</text:p>
          </table:table-cell>
          <table:table-cell office:value-type="float" office:value="5.442249" calcext:value-type="float">
            <text:p>5.442249</text:p>
          </table:table-cell>
          <table:table-cell office:value-type="float" office:value="0.02825485" calcext:value-type="float">
            <text:p>0.02825485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4826" calcext:value-type="float">
            <text:p>0.07194826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481663" calcext:value-type="float">
            <text:p>0.2481663</text:p>
          </table:table-cell>
          <table:table-cell office:value-type="float" office:value="370" calcext:value-type="float">
            <text:p>370</text:p>
          </table:table-cell>
          <table:table-cell office:value-type="float" office:value="-237.6047" calcext:value-type="float">
            <text:p>-237.6047</text:p>
          </table:table-cell>
          <table:table-cell office:value-type="float" office:value="0" calcext:value-type="float">
            <text:p>0</text:p>
          </table:table-cell>
          <table:table-cell office:value-type="float" office:value="317.4311" calcext:value-type="float">
            <text:p>317.4311</text:p>
          </table:table-cell>
          <table:table-cell office:value-type="float" office:value="1213.609" calcext:value-type="float">
            <text:p>1213.609</text:p>
          </table:table-cell>
          <table:table-cell office:value-type="float" office:value="1479.071" calcext:value-type="float">
            <text:p>1479.071</text:p>
          </table:table-cell>
          <table:table-cell office:value-type="float" office:value="1218.04" calcext:value-type="float">
            <text:p>1218.04</text:p>
          </table:table-cell>
          <table:table-cell office:value-type="float" office:value="706.8201" calcext:value-type="float">
            <text:p>706.8201</text:p>
          </table:table-cell>
          <table:table-cell office:value-type="float" office:value="1089.735" calcext:value-type="float">
            <text:p>1089.735</text:p>
          </table:table-cell>
          <table:table-cell office:value-type="float" office:value="413.2679" calcext:value-type="float">
            <text:p>413.2679</text:p>
          </table:table-cell>
          <table:table-cell office:value-type="float" office:value="1818.329" calcext:value-type="float">
            <text:p>1818.329</text:p>
          </table:table-cell>
          <table:table-cell office:value-type="float" office:value="2057.403" calcext:value-type="float">
            <text:p>2057.403</text:p>
          </table:table-cell>
          <table:table-cell office:value-type="float" office:value="1649.907" calcext:value-type="float">
            <text:p>1649.907</text:p>
          </table:table-cell>
          <table:table-cell office:value-type="float" office:value="581.4205" calcext:value-type="float">
            <text:p>581.4205</text:p>
          </table:table-cell>
          <table:table-cell office:value-type="float" office:value="574.1044" calcext:value-type="float">
            <text:p>574.1044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9" calcext:value-type="float">
            <text:p>35.54799</text:p>
          </table:table-cell>
          <table:table-cell office:value-type="float" office:value="0" calcext:value-type="float">
            <text:p>0</text:p>
          </table:table-cell>
          <table:table-cell office:value-type="float" office:value="-0.01827029" calcext:value-type="float">
            <text:p>-0.01827029</text:p>
          </table:table-cell>
          <table:table-cell office:value-type="float" office:value="0" calcext:value-type="float">
            <text:p>0</text:p>
          </table:table-cell>
          <table:table-cell office:value-type="float" office:value="0.04602507" calcext:value-type="float">
            <text:p>0.04602507</text:p>
          </table:table-cell>
          <table:table-cell office:value-type="float" office:value="0.8715206" calcext:value-type="float">
            <text:p>0.8715206</text:p>
          </table:table-cell>
          <table:table-cell office:value-type="float" office:value="-0.3461949" calcext:value-type="float">
            <text:p>-0.3461949</text:p>
          </table:table-cell>
          <table:table-cell office:value-type="float" office:value="0.5253257" calcext:value-type="float">
            <text:p>0.5253257</text:p>
          </table:table-cell>
          <table:table-cell office:value-type="float" office:value="-236.6759" calcext:value-type="float">
            <text:p>-236.6759</text:p>
          </table:table-cell>
          <table:table-cell office:value-type="float" office:value="0" calcext:value-type="float">
            <text:p>0</text:p>
          </table:table-cell>
          <table:table-cell office:value-type="float" office:value="4.991751" calcext:value-type="float">
            <text:p>4.99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08.251" calcext:value-type="float">
            <text:p>308.251</text:p>
          </table:table-cell>
          <table:table-cell office:value-type="float" office:value="12992.32" calcext:value-type="float">
            <text:p>12992.32</text:p>
          </table:table-cell>
          <table:table-cell office:value-type="float" office:value="0" calcext:value-type="float">
            <text:p>0</text:p>
          </table:table-cell>
          <table:table-cell office:value-type="float" office:value="0.002667681" calcext:value-type="float">
            <text:p>0.002667681</text:p>
          </table:table-cell>
          <table:table-cell office:value-type="float" office:value="-238.1338" calcext:value-type="float">
            <text:p>-238.1338</text:p>
          </table:table-cell>
          <table:table-cell office:value-type="float" office:value="652.2568" calcext:value-type="float">
            <text:p>652.2568</text:p>
          </table:table-cell>
          <table:table-cell office:value-type="float" office:value="-0.04491702" calcext:value-type="float">
            <text:p>-0.04491702</text:p>
          </table:table-cell>
          <table:table-cell office:value-type="float" office:value="106.8231" calcext:value-type="float">
            <text:p>106.8231</text:p>
          </table:table-cell>
          <table:table-cell office:value-type="float" office:value="5.361791" calcext:value-type="float">
            <text:p>5.361791</text:p>
          </table:table-cell>
          <table:table-cell office:value-type="float" office:value="0.02837712" calcext:value-type="float">
            <text:p>0.02837712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699" calcext:value-type="float">
            <text:p>0.0719699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489453" calcext:value-type="float">
            <text:p>0.2489453</text:p>
          </table:table-cell>
          <table:table-cell office:value-type="float" office:value="370" calcext:value-type="float">
            <text:p>370</text:p>
          </table:table-cell>
          <table:table-cell office:value-type="float" office:value="-239.4064" calcext:value-type="float">
            <text:p>-239.4064</text:p>
          </table:table-cell>
          <table:table-cell office:value-type="float" office:value="0" calcext:value-type="float">
            <text:p>0</text:p>
          </table:table-cell>
          <table:table-cell office:value-type="float" office:value="317.4312" calcext:value-type="float">
            <text:p>317.4312</text:p>
          </table:table-cell>
          <table:table-cell office:value-type="float" office:value="1212.992" calcext:value-type="float">
            <text:p>1212.992</text:p>
          </table:table-cell>
          <table:table-cell office:value-type="float" office:value="1478.402" calcext:value-type="float">
            <text:p>1478.402</text:p>
          </table:table-cell>
          <table:table-cell office:value-type="float" office:value="1217.92" calcext:value-type="float">
            <text:p>1217.92</text:p>
          </table:table-cell>
          <table:table-cell office:value-type="float" office:value="706.7162" calcext:value-type="float">
            <text:p>706.7162</text:p>
          </table:table-cell>
          <table:table-cell office:value-type="float" office:value="1089.64" calcext:value-type="float">
            <text:p>1089.64</text:p>
          </table:table-cell>
          <table:table-cell office:value-type="float" office:value="413.2101" calcext:value-type="float">
            <text:p>413.2101</text:p>
          </table:table-cell>
          <table:table-cell office:value-type="float" office:value="1818.259" calcext:value-type="float">
            <text:p>1818.259</text:p>
          </table:table-cell>
          <table:table-cell office:value-type="float" office:value="2057.354" calcext:value-type="float">
            <text:p>2057.354</text:p>
          </table:table-cell>
          <table:table-cell office:value-type="float" office:value="1649.884" calcext:value-type="float">
            <text:p>1649.884</text:p>
          </table:table-cell>
          <table:table-cell office:value-type="float" office:value="581.4161" calcext:value-type="float">
            <text:p>581.4161</text:p>
          </table:table-cell>
          <table:table-cell office:value-type="float" office:value="574.0922" calcext:value-type="float">
            <text:p>574.0922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9" calcext:value-type="float">
            <text:p>35.54799</text:p>
          </table:table-cell>
          <table:table-cell office:value-type="float" office:value="0" calcext:value-type="float">
            <text:p>0</text:p>
          </table:table-cell>
          <table:table-cell office:value-type="float" office:value="-0.01836002" calcext:value-type="float">
            <text:p>-0.01836002</text:p>
          </table:table-cell>
          <table:table-cell office:value-type="float" office:value="0" calcext:value-type="float">
            <text:p>0</text:p>
          </table:table-cell>
          <table:table-cell office:value-type="float" office:value="0.05218646" calcext:value-type="float">
            <text:p>0.05218646</text:p>
          </table:table-cell>
          <table:table-cell office:value-type="float" office:value="1.028399" calcext:value-type="float">
            <text:p>1.028399</text:p>
          </table:table-cell>
          <table:table-cell office:value-type="float" office:value="-0.389117" calcext:value-type="float">
            <text:p>-0.389117</text:p>
          </table:table-cell>
          <table:table-cell office:value-type="float" office:value="0.6392822" calcext:value-type="float">
            <text:p>0.6392822</text:p>
          </table:table-cell>
          <table:table-cell office:value-type="float" office:value="-238.5317" calcext:value-type="float">
            <text:p>-238.5317</text:p>
          </table:table-cell>
          <table:table-cell office:value-type="float" office:value="0" calcext:value-type="float">
            <text:p>0</text:p>
          </table:table-cell>
          <table:table-cell office:value-type="float" office:value="4.929391" calcext:value-type="float">
            <text:p>4.929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06.498" calcext:value-type="float">
            <text:p>306.498</text:p>
          </table:table-cell>
          <table:table-cell office:value-type="float" office:value="12992.3" calcext:value-type="float">
            <text:p>12992.3</text:p>
          </table:table-cell>
          <table:table-cell office:value-type="float" office:value="0" calcext:value-type="float">
            <text:p>0</text:p>
          </table:table-cell>
          <table:table-cell office:value-type="float" office:value="0.003069712" calcext:value-type="float">
            <text:p>0.003069712</text:p>
          </table:table-cell>
          <table:table-cell office:value-type="float" office:value="-239.8703" calcext:value-type="float">
            <text:p>-239.8703</text:p>
          </table:table-cell>
          <table:table-cell office:value-type="float" office:value="657.7241" calcext:value-type="float">
            <text:p>657.7241</text:p>
          </table:table-cell>
          <table:table-cell office:value-type="float" office:value="-0.05441347" calcext:value-type="float">
            <text:p>-0.05441347</text:p>
          </table:table-cell>
          <table:table-cell office:value-type="float" office:value="106.8023" calcext:value-type="float">
            <text:p>106.8023</text:p>
          </table:table-cell>
          <table:table-cell office:value-type="float" office:value="5.2823" calcext:value-type="float">
            <text:p>5.2823</text:p>
          </table:table-cell>
          <table:table-cell office:value-type="float" office:value="0.02856166" calcext:value-type="float">
            <text:p>0.02856166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7794" calcext:value-type="float">
            <text:p>0.07197794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49509" calcext:value-type="float">
            <text:p>0.249509</text:p>
          </table:table-cell>
          <table:table-cell office:value-type="float" office:value="370" calcext:value-type="float">
            <text:p>370</text:p>
          </table:table-cell>
          <table:table-cell office:value-type="float" office:value="-241.0527" calcext:value-type="float">
            <text:p>-241.0527</text:p>
          </table:table-cell>
          <table:table-cell office:value-type="float" office:value="0" calcext:value-type="float">
            <text:p>0</text:p>
          </table:table-cell>
          <table:table-cell office:value-type="float" office:value="317.4504" calcext:value-type="float">
            <text:p>317.4504</text:p>
          </table:table-cell>
          <table:table-cell office:value-type="float" office:value="1212.427" calcext:value-type="float">
            <text:p>1212.427</text:p>
          </table:table-cell>
          <table:table-cell office:value-type="float" office:value="1477.767" calcext:value-type="float">
            <text:p>1477.767</text:p>
          </table:table-cell>
          <table:table-cell office:value-type="float" office:value="1217.804" calcext:value-type="float">
            <text:p>1217.804</text:p>
          </table:table-cell>
          <table:table-cell office:value-type="float" office:value="706.6179" calcext:value-type="float">
            <text:p>706.6179</text:p>
          </table:table-cell>
          <table:table-cell office:value-type="float" office:value="1089.548" calcext:value-type="float">
            <text:p>1089.548</text:p>
          </table:table-cell>
          <table:table-cell office:value-type="float" office:value="413.1553" calcext:value-type="float">
            <text:p>413.1553</text:p>
          </table:table-cell>
          <table:table-cell office:value-type="float" office:value="1818.192" calcext:value-type="float">
            <text:p>1818.192</text:p>
          </table:table-cell>
          <table:table-cell office:value-type="float" office:value="2057.306" calcext:value-type="float">
            <text:p>2057.306</text:p>
          </table:table-cell>
          <table:table-cell office:value-type="float" office:value="1649.86" calcext:value-type="float">
            <text:p>1649.86</text:p>
          </table:table-cell>
          <table:table-cell office:value-type="float" office:value="581.4116" calcext:value-type="float">
            <text:p>581.4116</text:p>
          </table:table-cell>
          <table:table-cell office:value-type="float" office:value="574.0798" calcext:value-type="float">
            <text:p>574.0798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9" calcext:value-type="float">
            <text:p>35.54799</text:p>
          </table:table-cell>
          <table:table-cell office:value-type="float" office:value="0" calcext:value-type="float">
            <text:p>0</text:p>
          </table:table-cell>
          <table:table-cell office:value-type="float" office:value="-0.01838656" calcext:value-type="float">
            <text:p>-0.01838656</text:p>
          </table:table-cell>
          <table:table-cell office:value-type="float" office:value="0" calcext:value-type="float">
            <text:p>0</text:p>
          </table:table-cell>
          <table:table-cell office:value-type="float" office:value="0.05542482" calcext:value-type="float">
            <text:p>0.05542482</text:p>
          </table:table-cell>
          <table:table-cell office:value-type="float" office:value="1.147014" calcext:value-type="float">
            <text:p>1.147014</text:p>
          </table:table-cell>
          <table:table-cell office:value-type="float" office:value="-0.4266928" calcext:value-type="float">
            <text:p>-0.4266928</text:p>
          </table:table-cell>
          <table:table-cell office:value-type="float" office:value="0.7203216" calcext:value-type="float">
            <text:p>0.7203216</text:p>
          </table:table-cell>
          <table:table-cell office:value-type="float" office:value="-240.2577" calcext:value-type="float">
            <text:p>-240.2577</text:p>
          </table:table-cell>
          <table:table-cell office:value-type="float" office:value="0" calcext:value-type="float">
            <text:p>0</text:p>
          </table:table-cell>
          <table:table-cell office:value-type="float" office:value="4.925488" calcext:value-type="float">
            <text:p>4.92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04.9455" calcext:value-type="float">
            <text:p>304.9455</text:p>
          </table:table-cell>
          <table:table-cell office:value-type="float" office:value="12992.25" calcext:value-type="float">
            <text:p>12992.25</text:p>
          </table:table-cell>
          <table:table-cell office:value-type="float" office:value="0" calcext:value-type="float">
            <text:p>0</text:p>
          </table:table-cell>
          <table:table-cell office:value-type="float" office:value="0.003507868" calcext:value-type="float">
            <text:p>0.003507868</text:p>
          </table:table-cell>
          <table:table-cell office:value-type="float" office:value="-241.3839" calcext:value-type="float">
            <text:p>-241.3839</text:p>
          </table:table-cell>
          <table:table-cell office:value-type="float" office:value="661.8465" calcext:value-type="float">
            <text:p>661.8465</text:p>
          </table:table-cell>
          <table:table-cell office:value-type="float" office:value="-0.06666292" calcext:value-type="float">
            <text:p>-0.06666292</text:p>
          </table:table-cell>
          <table:table-cell office:value-type="float" office:value="106.6345" calcext:value-type="float">
            <text:p>106.6345</text:p>
          </table:table-cell>
          <table:table-cell office:value-type="float" office:value="5.220306" calcext:value-type="float">
            <text:p>5.220306</text:p>
          </table:table-cell>
          <table:table-cell office:value-type="float" office:value="0.02876498" calcext:value-type="float">
            <text:p>0.0287649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823" calcext:value-type="float">
            <text:p>0.0719823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499087" calcext:value-type="float">
            <text:p>0.2499087</text:p>
          </table:table-cell>
          <table:table-cell office:value-type="float" office:value="370" calcext:value-type="float">
            <text:p>370</text:p>
          </table:table-cell>
          <table:table-cell office:value-type="float" office:value="-242.4628" calcext:value-type="float">
            <text:p>-242.4628</text:p>
          </table:table-cell>
          <table:table-cell office:value-type="float" office:value="0" calcext:value-type="float">
            <text:p>0</text:p>
          </table:table-cell>
          <table:table-cell office:value-type="float" office:value="317.5264" calcext:value-type="float">
            <text:p>317.5264</text:p>
          </table:table-cell>
          <table:table-cell office:value-type="float" office:value="1211.892" calcext:value-type="float">
            <text:p>1211.892</text:p>
          </table:table-cell>
          <table:table-cell office:value-type="float" office:value="1477.177" calcext:value-type="float">
            <text:p>1477.177</text:p>
          </table:table-cell>
          <table:table-cell office:value-type="float" office:value="1217.691" calcext:value-type="float">
            <text:p>1217.691</text:p>
          </table:table-cell>
          <table:table-cell office:value-type="float" office:value="706.5284" calcext:value-type="float">
            <text:p>706.5284</text:p>
          </table:table-cell>
          <table:table-cell office:value-type="float" office:value="1089.465" calcext:value-type="float">
            <text:p>1089.465</text:p>
          </table:table-cell>
          <table:table-cell office:value-type="float" office:value="413.1041" calcext:value-type="float">
            <text:p>413.1041</text:p>
          </table:table-cell>
          <table:table-cell office:value-type="float" office:value="1818.127" calcext:value-type="float">
            <text:p>1818.127</text:p>
          </table:table-cell>
          <table:table-cell office:value-type="float" office:value="2057.259" calcext:value-type="float">
            <text:p>2057.259</text:p>
          </table:table-cell>
          <table:table-cell office:value-type="float" office:value="1649.837" calcext:value-type="float">
            <text:p>1649.837</text:p>
          </table:table-cell>
          <table:table-cell office:value-type="float" office:value="581.407" calcext:value-type="float">
            <text:p>581.407</text:p>
          </table:table-cell>
          <table:table-cell office:value-type="float" office:value="574.0671" calcext:value-type="float">
            <text:p>574.0671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9" calcext:value-type="float">
            <text:p>35.54799</text:p>
          </table:table-cell>
          <table:table-cell office:value-type="float" office:value="0" calcext:value-type="float">
            <text:p>0</text:p>
          </table:table-cell>
          <table:table-cell office:value-type="float" office:value="-0.01840205" calcext:value-type="float">
            <text:p>-0.01840205</text:p>
          </table:table-cell>
          <table:table-cell office:value-type="float" office:value="0" calcext:value-type="float">
            <text:p>0</text:p>
          </table:table-cell>
          <table:table-cell office:value-type="float" office:value="0.05873379" calcext:value-type="float">
            <text:p>0.05873379</text:p>
          </table:table-cell>
          <table:table-cell office:value-type="float" office:value="1.282168" calcext:value-type="float">
            <text:p>1.282168</text:p>
          </table:table-cell>
          <table:table-cell office:value-type="float" office:value="-0.4704752" calcext:value-type="float">
            <text:p>-0.4704752</text:p>
          </table:table-cell>
          <table:table-cell office:value-type="float" office:value="0.8116928" calcext:value-type="float">
            <text:p>0.8116928</text:p>
          </table:table-cell>
          <table:table-cell office:value-type="float" office:value="-241.8008" calcext:value-type="float">
            <text:p>-241.8008</text:p>
          </table:table-cell>
          <table:table-cell office:value-type="float" office:value="0" calcext:value-type="float">
            <text:p>0</text:p>
          </table:table-cell>
          <table:table-cell office:value-type="float" office:value="4.964966" calcext:value-type="float">
            <text:p>4.96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02.9498" calcext:value-type="float">
            <text:p>302.9498</text:p>
          </table:table-cell>
          <table:table-cell office:value-type="float" office:value="12992.24" calcext:value-type="float">
            <text:p>12992.24</text:p>
          </table:table-cell>
          <table:table-cell office:value-type="float" office:value="0" calcext:value-type="float">
            <text:p>0</text:p>
          </table:table-cell>
          <table:table-cell office:value-type="float" office:value="0.003985267" calcext:value-type="float">
            <text:p>0.003985267</text:p>
          </table:table-cell>
          <table:table-cell office:value-type="float" office:value="-243.2322" calcext:value-type="float">
            <text:p>-243.2322</text:p>
          </table:table-cell>
          <table:table-cell office:value-type="float" office:value="668.7669" calcext:value-type="float">
            <text:p>668.7669</text:p>
          </table:table-cell>
          <table:table-cell office:value-type="float" office:value="-0.08153167" calcext:value-type="float">
            <text:p>-0.08153167</text:p>
          </table:table-cell>
          <table:table-cell office:value-type="float" office:value="106.3538" calcext:value-type="float">
            <text:p>106.3538</text:p>
          </table:table-cell>
          <table:table-cell office:value-type="float" office:value="5.120255" calcext:value-type="float">
            <text:p>5.120255</text:p>
          </table:table-cell>
          <table:table-cell office:value-type="float" office:value="0.02888405" calcext:value-type="float">
            <text:p>0.02888405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8591" calcext:value-type="float">
            <text:p>0.0719859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02583" calcext:value-type="float">
            <text:p>0.2502583</text:p>
          </table:table-cell>
          <table:table-cell office:value-type="float" office:value="370" calcext:value-type="float">
            <text:p>370</text:p>
          </table:table-cell>
          <table:table-cell office:value-type="float" office:value="-244.1514" calcext:value-type="float">
            <text:p>-244.1514</text:p>
          </table:table-cell>
          <table:table-cell office:value-type="float" office:value="0" calcext:value-type="float">
            <text:p>0</text:p>
          </table:table-cell>
          <table:table-cell office:value-type="float" office:value="317.6437" calcext:value-type="float">
            <text:p>317.6437</text:p>
          </table:table-cell>
          <table:table-cell office:value-type="float" office:value="1211.143" calcext:value-type="float">
            <text:p>1211.143</text:p>
          </table:table-cell>
          <table:table-cell office:value-type="float" office:value="1476.421" calcext:value-type="float">
            <text:p>1476.421</text:p>
          </table:table-cell>
          <table:table-cell office:value-type="float" office:value="1217.561" calcext:value-type="float">
            <text:p>1217.561</text:p>
          </table:table-cell>
          <table:table-cell office:value-type="float" office:value="706.4283" calcext:value-type="float">
            <text:p>706.4283</text:p>
          </table:table-cell>
          <table:table-cell office:value-type="float" office:value="1089.38" calcext:value-type="float">
            <text:p>1089.38</text:p>
          </table:table-cell>
          <table:table-cell office:value-type="float" office:value="413.0536" calcext:value-type="float">
            <text:p>413.0536</text:p>
          </table:table-cell>
          <table:table-cell office:value-type="float" office:value="1818.064" calcext:value-type="float">
            <text:p>1818.064</text:p>
          </table:table-cell>
          <table:table-cell office:value-type="float" office:value="2057.213" calcext:value-type="float">
            <text:p>2057.213</text:p>
          </table:table-cell>
          <table:table-cell office:value-type="float" office:value="1649.814" calcext:value-type="float">
            <text:p>1649.814</text:p>
          </table:table-cell>
          <table:table-cell office:value-type="float" office:value="581.4025" calcext:value-type="float">
            <text:p>581.4025</text:p>
          </table:table-cell>
          <table:table-cell office:value-type="float" office:value="574.0544" calcext:value-type="float">
            <text:p>574.0544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8" calcext:value-type="float">
            <text:p>35.54798</text:p>
          </table:table-cell>
          <table:table-cell office:value-type="float" office:value="0" calcext:value-type="float">
            <text:p>0</text:p>
          </table:table-cell>
          <table:table-cell office:value-type="float" office:value="-0.01853142" calcext:value-type="float">
            <text:p>-0.01853142</text:p>
          </table:table-cell>
          <table:table-cell office:value-type="float" office:value="0" calcext:value-type="float">
            <text:p>0</text:p>
          </table:table-cell>
          <table:table-cell office:value-type="float" office:value="0.0634454" calcext:value-type="float">
            <text:p>0.0634454</text:p>
          </table:table-cell>
          <table:table-cell office:value-type="float" office:value="1.486322" calcext:value-type="float">
            <text:p>1.486322</text:p>
          </table:table-cell>
          <table:table-cell office:value-type="float" office:value="-0.5296373" calcext:value-type="float">
            <text:p>-0.5296373</text:p>
          </table:table-cell>
          <table:table-cell office:value-type="float" office:value="0.9566842" calcext:value-type="float">
            <text:p>0.9566842</text:p>
          </table:table-cell>
          <table:table-cell office:value-type="float" office:value="-243.7497" calcext:value-type="float">
            <text:p>-243.7497</text:p>
          </table:table-cell>
          <table:table-cell office:value-type="float" office:value="0" calcext:value-type="float">
            <text:p>0</text:p>
          </table:table-cell>
          <table:table-cell office:value-type="float" office:value="5.078679" calcext:value-type="float">
            <text:p>5.0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300.4317" calcext:value-type="float">
            <text:p>300.4317</text:p>
          </table:table-cell>
          <table:table-cell office:value-type="float" office:value="12992.22" calcext:value-type="float">
            <text:p>12992.22</text:p>
          </table:table-cell>
          <table:table-cell office:value-type="float" office:value="0" calcext:value-type="float">
            <text:p>0</text:p>
          </table:table-cell>
          <table:table-cell office:value-type="float" office:value="0.004497242" calcext:value-type="float">
            <text:p>0.004497242</text:p>
          </table:table-cell>
          <table:table-cell office:value-type="float" office:value="-245.5875" calcext:value-type="float">
            <text:p>-245.5875</text:p>
          </table:table-cell>
          <table:table-cell office:value-type="float" office:value="678.7577" calcext:value-type="float">
            <text:p>678.7577</text:p>
          </table:table-cell>
          <table:table-cell office:value-type="float" office:value="-0.1014727" calcext:value-type="float">
            <text:p>-0.1014727</text:p>
          </table:table-cell>
          <table:table-cell office:value-type="float" office:value="105.9699" calcext:value-type="float">
            <text:p>105.9699</text:p>
          </table:table-cell>
          <table:table-cell office:value-type="float" office:value="5.013863" calcext:value-type="float">
            <text:p>5.013863</text:p>
          </table:table-cell>
          <table:table-cell office:value-type="float" office:value="0.02893378" calcext:value-type="float">
            <text:p>0.0289337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8935" calcext:value-type="float">
            <text:p>0.07198935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05668" calcext:value-type="float">
            <text:p>0.2505668</text:p>
          </table:table-cell>
          <table:table-cell office:value-type="float" office:value="370" calcext:value-type="float">
            <text:p>370</text:p>
          </table:table-cell>
          <table:table-cell office:value-type="float" office:value="-246.3047" calcext:value-type="float">
            <text:p>-246.3047</text:p>
          </table:table-cell>
          <table:table-cell office:value-type="float" office:value="0" calcext:value-type="float">
            <text:p>0</text:p>
          </table:table-cell>
          <table:table-cell office:value-type="float" office:value="317.7821" calcext:value-type="float">
            <text:p>317.7821</text:p>
          </table:table-cell>
          <table:table-cell office:value-type="float" office:value="1210.157" calcext:value-type="float">
            <text:p>1210.157</text:p>
          </table:table-cell>
          <table:table-cell office:value-type="float" office:value="1475.429" calcext:value-type="float">
            <text:p>1475.429</text:p>
          </table:table-cell>
          <table:table-cell office:value-type="float" office:value="1217.393" calcext:value-type="float">
            <text:p>1217.393</text:p>
          </table:table-cell>
          <table:table-cell office:value-type="float" office:value="706.3093" calcext:value-type="float">
            <text:p>706.3093</text:p>
          </table:table-cell>
          <table:table-cell office:value-type="float" office:value="1089.28" calcext:value-type="float">
            <text:p>1089.28</text:p>
          </table:table-cell>
          <table:table-cell office:value-type="float" office:value="412.9988" calcext:value-type="float">
            <text:p>412.9988</text:p>
          </table:table-cell>
          <table:table-cell office:value-type="float" office:value="1818.001" calcext:value-type="float">
            <text:p>1818.001</text:p>
          </table:table-cell>
          <table:table-cell office:value-type="float" office:value="2057.167" calcext:value-type="float">
            <text:p>2057.167</text:p>
          </table:table-cell>
          <table:table-cell office:value-type="float" office:value="1649.791" calcext:value-type="float">
            <text:p>1649.791</text:p>
          </table:table-cell>
          <table:table-cell office:value-type="float" office:value="581.3979" calcext:value-type="float">
            <text:p>581.3979</text:p>
          </table:table-cell>
          <table:table-cell office:value-type="float" office:value="574.0416" calcext:value-type="float">
            <text:p>574.0416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8" calcext:value-type="float">
            <text:p>35.54798</text:p>
          </table:table-cell>
          <table:table-cell office:value-type="float" office:value="0" calcext:value-type="float">
            <text:p>0</text:p>
          </table:table-cell>
          <table:table-cell office:value-type="float" office:value="-0.01881334" calcext:value-type="float">
            <text:p>-0.01881334</text:p>
          </table:table-cell>
          <table:table-cell office:value-type="float" office:value="0" calcext:value-type="float">
            <text:p>0</text:p>
          </table:table-cell>
          <table:table-cell office:value-type="float" office:value="0.06857704" calcext:value-type="float">
            <text:p>0.06857704</text:p>
          </table:table-cell>
          <table:table-cell office:value-type="float" office:value="1.7405" calcext:value-type="float">
            <text:p>1.7405</text:p>
          </table:table-cell>
          <table:table-cell office:value-type="float" office:value="-0.6014417" calcext:value-type="float">
            <text:p>-0.6014417</text:p>
          </table:table-cell>
          <table:table-cell office:value-type="float" office:value="1.139059" calcext:value-type="float">
            <text:p>1.139059</text:p>
          </table:table-cell>
          <table:table-cell office:value-type="float" office:value="-246.2228" calcext:value-type="float">
            <text:p>-246.2228</text:p>
          </table:table-cell>
          <table:table-cell office:value-type="float" office:value="0" calcext:value-type="float">
            <text:p>0</text:p>
          </table:table-cell>
          <table:table-cell office:value-type="float" office:value="5.214951" calcext:value-type="float">
            <text:p>5.21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97.6754" calcext:value-type="float">
            <text:p>297.6754</text:p>
          </table:table-cell>
          <table:table-cell office:value-type="float" office:value="12992.18" calcext:value-type="float">
            <text:p>12992.18</text:p>
          </table:table-cell>
          <table:table-cell office:value-type="float" office:value="0" calcext:value-type="float">
            <text:p>0</text:p>
          </table:table-cell>
          <table:table-cell office:value-type="float" office:value="0.005054499" calcext:value-type="float">
            <text:p>0.005054499</text:p>
          </table:table-cell>
          <table:table-cell office:value-type="float" office:value="-248.231" calcext:value-type="float">
            <text:p>-248.231</text:p>
          </table:table-cell>
          <table:table-cell office:value-type="float" office:value="683.4231" calcext:value-type="float">
            <text:p>683.4231</text:p>
          </table:table-cell>
          <table:table-cell office:value-type="float" office:value="-0.1275081" calcext:value-type="float">
            <text:p>-0.1275081</text:p>
          </table:table-cell>
          <table:table-cell office:value-type="float" office:value="105.5349" calcext:value-type="float">
            <text:p>105.5349</text:p>
          </table:table-cell>
          <table:table-cell office:value-type="float" office:value="4.902542" calcext:value-type="float">
            <text:p>4.902542</text:p>
          </table:table-cell>
          <table:table-cell office:value-type="float" office:value="0.02892982" calcext:value-type="float">
            <text:p>0.02892982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9221" calcext:value-type="float">
            <text:p>0.0719922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08416" calcext:value-type="float">
            <text:p>0.2508416</text:p>
          </table:table-cell>
          <table:table-cell office:value-type="float" office:value="370" calcext:value-type="float">
            <text:p>370</text:p>
          </table:table-cell>
          <table:table-cell office:value-type="float" office:value="-248.6914" calcext:value-type="float">
            <text:p>-248.6914</text:p>
          </table:table-cell>
          <table:table-cell office:value-type="float" office:value="0" calcext:value-type="float">
            <text:p>0</text:p>
          </table:table-cell>
          <table:table-cell office:value-type="float" office:value="317.9429" calcext:value-type="float">
            <text:p>317.9429</text:p>
          </table:table-cell>
          <table:table-cell office:value-type="float" office:value="1209.081" calcext:value-type="float">
            <text:p>1209.081</text:p>
          </table:table-cell>
          <table:table-cell office:value-type="float" office:value="1474.31" calcext:value-type="float">
            <text:p>1474.31</text:p>
          </table:table-cell>
          <table:table-cell office:value-type="float" office:value="1217.202" calcext:value-type="float">
            <text:p>1217.202</text:p>
          </table:table-cell>
          <table:table-cell office:value-type="float" office:value="706.1733" calcext:value-type="float">
            <text:p>706.1733</text:p>
          </table:table-cell>
          <table:table-cell office:value-type="float" office:value="1089.169" calcext:value-type="float">
            <text:p>1089.169</text:p>
          </table:table-cell>
          <table:table-cell office:value-type="float" office:value="412.9373" calcext:value-type="float">
            <text:p>412.9373</text:p>
          </table:table-cell>
          <table:table-cell office:value-type="float" office:value="1817.935" calcext:value-type="float">
            <text:p>1817.935</text:p>
          </table:table-cell>
          <table:table-cell office:value-type="float" office:value="2057.121" calcext:value-type="float">
            <text:p>2057.121</text:p>
          </table:table-cell>
          <table:table-cell office:value-type="float" office:value="1649.768" calcext:value-type="float">
            <text:p>1649.768</text:p>
          </table:table-cell>
          <table:table-cell office:value-type="float" office:value="581.3933" calcext:value-type="float">
            <text:p>581.3933</text:p>
          </table:table-cell>
          <table:table-cell office:value-type="float" office:value="574.0285" calcext:value-type="float">
            <text:p>574.0285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8" calcext:value-type="float">
            <text:p>35.54798</text:p>
          </table:table-cell>
          <table:table-cell office:value-type="float" office:value="0" calcext:value-type="float">
            <text:p>0</text:p>
          </table:table-cell>
          <table:table-cell office:value-type="float" office:value="-0.01917929" calcext:value-type="float">
            <text:p>-0.01917929</text:p>
          </table:table-cell>
          <table:table-cell office:value-type="float" office:value="0" calcext:value-type="float">
            <text:p>0</text:p>
          </table:table-cell>
          <table:table-cell office:value-type="float" office:value="0.07531707" calcext:value-type="float">
            <text:p>0.07531707</text:p>
          </table:table-cell>
          <table:table-cell office:value-type="float" office:value="2.066948" calcext:value-type="float">
            <text:p>2.066948</text:p>
          </table:table-cell>
          <table:table-cell office:value-type="float" office:value="-0.6969795" calcext:value-type="float">
            <text:p>-0.6969795</text:p>
          </table:table-cell>
          <table:table-cell office:value-type="float" office:value="1.369969" calcext:value-type="float">
            <text:p>1.369969</text:p>
          </table:table-cell>
          <table:table-cell office:value-type="float" office:value="-248.9565" calcext:value-type="float">
            <text:p>-248.9565</text:p>
          </table:table-cell>
          <table:table-cell office:value-type="float" office:value="0" calcext:value-type="float">
            <text:p>0</text:p>
          </table:table-cell>
          <table:table-cell office:value-type="float" office:value="5.329845" calcext:value-type="float">
            <text:p>5.32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94.7138" calcext:value-type="float">
            <text:p>294.7138</text:p>
          </table:table-cell>
          <table:table-cell office:value-type="float" office:value="12992.11" calcext:value-type="float">
            <text:p>12992.11</text:p>
          </table:table-cell>
          <table:table-cell office:value-type="float" office:value="0" calcext:value-type="float">
            <text:p>0</text:p>
          </table:table-cell>
          <table:table-cell office:value-type="float" office:value="0.005667491" calcext:value-type="float">
            <text:p>0.005667491</text:p>
          </table:table-cell>
          <table:table-cell office:value-type="float" office:value="-251.1229" calcext:value-type="float">
            <text:p>-251.1229</text:p>
          </table:table-cell>
          <table:table-cell office:value-type="float" office:value="694.695" calcext:value-type="float">
            <text:p>694.695</text:p>
          </table:table-cell>
          <table:table-cell office:value-type="float" office:value="-0.1592649" calcext:value-type="float">
            <text:p>-0.1592649</text:p>
          </table:table-cell>
          <table:table-cell office:value-type="float" office:value="105.047" calcext:value-type="float">
            <text:p>105.047</text:p>
          </table:table-cell>
          <table:table-cell office:value-type="float" office:value="4.786878" calcext:value-type="float">
            <text:p>4.786878</text:p>
          </table:table-cell>
          <table:table-cell office:value-type="float" office:value="0.02891063" calcext:value-type="float">
            <text:p>0.0289106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9477" calcext:value-type="float">
            <text:p>0.0719947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10891" calcext:value-type="float">
            <text:p>0.2510891</text:p>
          </table:table-cell>
          <table:table-cell office:value-type="float" office:value="370" calcext:value-type="float">
            <text:p>370</text:p>
          </table:table-cell>
          <table:table-cell office:value-type="float" office:value="-251.2951" calcext:value-type="float">
            <text:p>-251.2951</text:p>
          </table:table-cell>
          <table:table-cell office:value-type="float" office:value="0" calcext:value-type="float">
            <text:p>0</text:p>
          </table:table-cell>
          <table:table-cell office:value-type="float" office:value="318.1248" calcext:value-type="float">
            <text:p>318.1248</text:p>
          </table:table-cell>
          <table:table-cell office:value-type="float" office:value="1207.93" calcext:value-type="float">
            <text:p>1207.93</text:p>
          </table:table-cell>
          <table:table-cell office:value-type="float" office:value="1473.082" calcext:value-type="float">
            <text:p>1473.082</text:p>
          </table:table-cell>
          <table:table-cell office:value-type="float" office:value="1216.985" calcext:value-type="float">
            <text:p>1216.985</text:p>
          </table:table-cell>
          <table:table-cell office:value-type="float" office:value="706.0208" calcext:value-type="float">
            <text:p>706.0208</text:p>
          </table:table-cell>
          <table:table-cell office:value-type="float" office:value="1089.042" calcext:value-type="float">
            <text:p>1089.042</text:p>
          </table:table-cell>
          <table:table-cell office:value-type="float" office:value="412.8698" calcext:value-type="float">
            <text:p>412.8698</text:p>
          </table:table-cell>
          <table:table-cell office:value-type="float" office:value="1817.866" calcext:value-type="float">
            <text:p>1817.866</text:p>
          </table:table-cell>
          <table:table-cell office:value-type="float" office:value="2057.074" calcext:value-type="float">
            <text:p>2057.074</text:p>
          </table:table-cell>
          <table:table-cell office:value-type="float" office:value="1649.745" calcext:value-type="float">
            <text:p>1649.745</text:p>
          </table:table-cell>
          <table:table-cell office:value-type="float" office:value="581.3887" calcext:value-type="float">
            <text:p>581.3887</text:p>
          </table:table-cell>
          <table:table-cell office:value-type="float" office:value="574.0153" calcext:value-type="float">
            <text:p>574.0153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8" calcext:value-type="float">
            <text:p>35.54798</text:p>
          </table:table-cell>
          <table:table-cell office:value-type="float" office:value="0" calcext:value-type="float">
            <text:p>0</text:p>
          </table:table-cell>
          <table:table-cell office:value-type="float" office:value="-0.01962251" calcext:value-type="float">
            <text:p>-0.01962251</text:p>
          </table:table-cell>
          <table:table-cell office:value-type="float" office:value="0" calcext:value-type="float">
            <text:p>0</text:p>
          </table:table-cell>
          <table:table-cell office:value-type="float" office:value="0.08277652" calcext:value-type="float">
            <text:p>0.08277652</text:p>
          </table:table-cell>
          <table:table-cell office:value-type="float" office:value="2.428688" calcext:value-type="float">
            <text:p>2.428688</text:p>
          </table:table-cell>
          <table:table-cell office:value-type="float" office:value="-0.8020968" calcext:value-type="float">
            <text:p>-0.8020968</text:p>
          </table:table-cell>
          <table:table-cell office:value-type="float" office:value="1.626591" calcext:value-type="float">
            <text:p>1.626591</text:p>
          </table:table-cell>
          <table:table-cell office:value-type="float" office:value="-251.9219" calcext:value-type="float">
            <text:p>-251.9219</text:p>
          </table:table-cell>
          <table:table-cell office:value-type="float" office:value="0" calcext:value-type="float">
            <text:p>0</text:p>
          </table:table-cell>
          <table:table-cell office:value-type="float" office:value="5.434059" calcext:value-type="float">
            <text:p>5.434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91.9021" calcext:value-type="float">
            <text:p>291.9021</text:p>
          </table:table-cell>
          <table:table-cell office:value-type="float" office:value="12992.02" calcext:value-type="float">
            <text:p>12992.02</text:p>
          </table:table-cell>
          <table:table-cell office:value-type="float" office:value="0" calcext:value-type="float">
            <text:p>0</text:p>
          </table:table-cell>
          <table:table-cell office:value-type="float" office:value="0.006325763" calcext:value-type="float">
            <text:p>0.006325763</text:p>
          </table:table-cell>
          <table:table-cell office:value-type="float" office:value="-253.9376" calcext:value-type="float">
            <text:p>-253.9376</text:p>
          </table:table-cell>
          <table:table-cell office:value-type="float" office:value="703.5861" calcext:value-type="float">
            <text:p>703.5861</text:p>
          </table:table-cell>
          <table:table-cell office:value-type="float" office:value="-0.19409" calcext:value-type="float">
            <text:p>-0.19409</text:p>
          </table:table-cell>
          <table:table-cell office:value-type="float" office:value="104.7208" calcext:value-type="float">
            <text:p>104.7208</text:p>
          </table:table-cell>
          <table:table-cell office:value-type="float" office:value="4.670605" calcext:value-type="float">
            <text:p>4.670605</text:p>
          </table:table-cell>
          <table:table-cell office:value-type="float" office:value="0.02891273" calcext:value-type="float">
            <text:p>0.0289127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9692" calcext:value-type="float">
            <text:p>0.0719969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13145" calcext:value-type="float">
            <text:p>0.2513145</text:p>
          </table:table-cell>
          <table:table-cell office:value-type="float" office:value="370" calcext:value-type="float">
            <text:p>370</text:p>
          </table:table-cell>
          <table:table-cell office:value-type="float" office:value="-253.8369" calcext:value-type="float">
            <text:p>-253.8369</text:p>
          </table:table-cell>
          <table:table-cell office:value-type="float" office:value="0" calcext:value-type="float">
            <text:p>0</text:p>
          </table:table-cell>
          <table:table-cell office:value-type="float" office:value="318.3109" calcext:value-type="float">
            <text:p>318.3109</text:p>
          </table:table-cell>
          <table:table-cell office:value-type="float" office:value="1206.861" calcext:value-type="float">
            <text:p>1206.861</text:p>
          </table:table-cell>
          <table:table-cell office:value-type="float" office:value="1471.916" calcext:value-type="float">
            <text:p>1471.916</text:p>
          </table:table-cell>
          <table:table-cell office:value-type="float" office:value="1216.765" calcext:value-type="float">
            <text:p>1216.765</text:p>
          </table:table-cell>
          <table:table-cell office:value-type="float" office:value="705.8685" calcext:value-type="float">
            <text:p>705.8685</text:p>
          </table:table-cell>
          <table:table-cell office:value-type="float" office:value="1088.911" calcext:value-type="float">
            <text:p>1088.911</text:p>
          </table:table-cell>
          <table:table-cell office:value-type="float" office:value="412.799" calcext:value-type="float">
            <text:p>412.799</text:p>
          </table:table-cell>
          <table:table-cell office:value-type="float" office:value="1817.787" calcext:value-type="float">
            <text:p>1817.787</text:p>
          </table:table-cell>
          <table:table-cell office:value-type="float" office:value="2057.027" calcext:value-type="float">
            <text:p>2057.027</text:p>
          </table:table-cell>
          <table:table-cell office:value-type="float" office:value="1649.722" calcext:value-type="float">
            <text:p>1649.72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74.0021" calcext:value-type="float">
            <text:p>574.0021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7" calcext:value-type="float">
            <text:p>35.54797</text:p>
          </table:table-cell>
          <table:table-cell office:value-type="float" office:value="0" calcext:value-type="float">
            <text:p>0</text:p>
          </table:table-cell>
          <table:table-cell office:value-type="float" office:value="-0.02000396" calcext:value-type="float">
            <text:p>-0.02000396</text:p>
          </table:table-cell>
          <table:table-cell office:value-type="float" office:value="0" calcext:value-type="float">
            <text:p>0</text:p>
          </table:table-cell>
          <table:table-cell office:value-type="float" office:value="0.09299845" calcext:value-type="float">
            <text:p>0.09299845</text:p>
          </table:table-cell>
          <table:table-cell office:value-type="float" office:value="2.773987" calcext:value-type="float">
            <text:p>2.773987</text:p>
          </table:table-cell>
          <table:table-cell office:value-type="float" office:value="-0.9090076" calcext:value-type="float">
            <text:p>-0.9090076</text:p>
          </table:table-cell>
          <table:table-cell office:value-type="float" office:value="1.86498" calcext:value-type="float">
            <text:p>1.86498</text:p>
          </table:table-cell>
          <table:table-cell office:value-type="float" office:value="-254.7634" calcext:value-type="float">
            <text:p>-254.7634</text:p>
          </table:table-cell>
          <table:table-cell office:value-type="float" office:value="0" calcext:value-type="float">
            <text:p>0</text:p>
          </table:table-cell>
          <table:table-cell office:value-type="float" office:value="5.493387" calcext:value-type="float">
            <text:p>5.49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289.8588" calcext:value-type="float">
            <text:p>289.8588</text:p>
          </table:table-cell>
          <table:table-cell office:value-type="float" office:value="12991.92" calcext:value-type="float">
            <text:p>12991.92</text:p>
          </table:table-cell>
          <table:table-cell office:value-type="float" office:value="0" calcext:value-type="float">
            <text:p>0</text:p>
          </table:table-cell>
          <table:table-cell office:value-type="float" office:value="0.007048116" calcext:value-type="float">
            <text:p>0.007048116</text:p>
          </table:table-cell>
          <table:table-cell office:value-type="float" office:value="-255.8279" calcext:value-type="float">
            <text:p>-255.8279</text:p>
          </table:table-cell>
          <table:table-cell office:value-type="float" office:value="707.286" calcext:value-type="float">
            <text:p>707.286</text:p>
          </table:table-cell>
          <table:table-cell office:value-type="float" office:value="-0.2316496" calcext:value-type="float">
            <text:p>-0.2316496</text:p>
          </table:table-cell>
          <table:table-cell office:value-type="float" office:value="104.6604" calcext:value-type="float">
            <text:p>104.6604</text:p>
          </table:table-cell>
          <table:table-cell office:value-type="float" office:value="4.595095" calcext:value-type="float">
            <text:p>4.595095</text:p>
          </table:table-cell>
          <table:table-cell office:value-type="float" office:value="0.02900353" calcext:value-type="float">
            <text:p>0.0290035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199908" calcext:value-type="float">
            <text:p>0.07199908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1523" calcext:value-type="float">
            <text:p>0.251523</text:p>
          </table:table-cell>
          <table:table-cell office:value-type="float" office:value="370" calcext:value-type="float">
            <text:p>370</text:p>
          </table:table-cell>
          <table:table-cell office:value-type="float" office:value="-255.5044" calcext:value-type="float">
            <text:p>-255.5044</text:p>
          </table:table-cell>
          <table:table-cell office:value-type="float" office:value="0" calcext:value-type="float">
            <text:p>0</text:p>
          </table:table-cell>
          <table:table-cell office:value-type="float" office:value="318.3466" calcext:value-type="float">
            <text:p>318.3466</text:p>
          </table:table-cell>
          <table:table-cell office:value-type="float" office:value="1206.201" calcext:value-type="float">
            <text:p>1206.201</text:p>
          </table:table-cell>
          <table:table-cell office:value-type="float" office:value="1471.12" calcext:value-type="float">
            <text:p>1471.12</text:p>
          </table:table-cell>
          <table:table-cell office:value-type="float" office:value="1216.608" calcext:value-type="float">
            <text:p>1216.608</text:p>
          </table:table-cell>
          <table:table-cell office:value-type="float" office:value="705.7389" calcext:value-type="float">
            <text:p>705.7389</text:p>
          </table:table-cell>
          <table:table-cell office:value-type="float" office:value="1088.79" calcext:value-type="float">
            <text:p>1088.79</text:p>
          </table:table-cell>
          <table:table-cell office:value-type="float" office:value="412.7303" calcext:value-type="float">
            <text:p>412.7303</text:p>
          </table:table-cell>
          <table:table-cell office:value-type="float" office:value="1817.703" calcext:value-type="float">
            <text:p>1817.703</text:p>
          </table:table-cell>
          <table:table-cell office:value-type="float" office:value="2056.98" calcext:value-type="float">
            <text:p>2056.98</text:p>
          </table:table-cell>
          <table:table-cell office:value-type="float" office:value="1649.699" calcext:value-type="float">
            <text:p>1649.699</text:p>
          </table:table-cell>
          <table:table-cell office:value-type="float" office:value="581.3793" calcext:value-type="float">
            <text:p>581.3793</text:p>
          </table:table-cell>
          <table:table-cell office:value-type="float" office:value="573.9887" calcext:value-type="float">
            <text:p>573.9887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7" calcext:value-type="float">
            <text:p>35.54797</text:p>
          </table:table-cell>
          <table:table-cell office:value-type="float" office:value="0" calcext:value-type="float">
            <text:p>0</text:p>
          </table:table-cell>
          <table:table-cell office:value-type="float" office:value="-0.02016293" calcext:value-type="float">
            <text:p>-0.02016293</text:p>
          </table:table-cell>
          <table:table-cell office:value-type="float" office:value="0" calcext:value-type="float">
            <text:p>0</text:p>
          </table:table-cell>
          <table:table-cell office:value-type="float" office:value="0.09959447" calcext:value-type="float">
            <text:p>0.09959447</text:p>
          </table:table-cell>
          <table:table-cell office:value-type="float" office:value="3.059259" calcext:value-type="float">
            <text:p>3.059259</text:p>
          </table:table-cell>
          <table:table-cell office:value-type="float" office:value="-1.008959" calcext:value-type="float">
            <text:p>-1.008959</text:p>
          </table:table-cell>
          <table:table-cell office:value-type="float" office:value="2.0503" calcext:value-type="float">
            <text:p>2.0503</text:p>
          </table:table-cell>
          <table:table-cell office:value-type="float" office:value="-256.853" calcext:value-type="float">
            <text:p>-256.853</text:p>
          </table:table-cell>
          <table:table-cell office:value-type="float" office:value="0" calcext:value-type="float">
            <text:p>0</text:p>
          </table:table-cell>
          <table:table-cell office:value-type="float" office:value="5.727809" calcext:value-type="float">
            <text:p>5.72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288.2195" calcext:value-type="float">
            <text:p>288.2195</text:p>
          </table:table-cell>
          <table:table-cell office:value-type="float" office:value="12991.84" calcext:value-type="float">
            <text:p>12991.84</text:p>
          </table:table-cell>
          <table:table-cell office:value-type="float" office:value="0" calcext:value-type="float">
            <text:p>0</text:p>
          </table:table-cell>
          <table:table-cell office:value-type="float" office:value="0.007843013" calcext:value-type="float">
            <text:p>0.007843013</text:p>
          </table:table-cell>
          <table:table-cell office:value-type="float" office:value="-257.6061" calcext:value-type="float">
            <text:p>-257.6061</text:p>
          </table:table-cell>
          <table:table-cell office:value-type="float" office:value="713.5548" calcext:value-type="float">
            <text:p>713.5548</text:p>
          </table:table-cell>
          <table:table-cell office:value-type="float" office:value="-0.2711387" calcext:value-type="float">
            <text:p>-0.2711387</text:p>
          </table:table-cell>
          <table:table-cell office:value-type="float" office:value="104.5861" calcext:value-type="float">
            <text:p>104.5861</text:p>
          </table:table-cell>
          <table:table-cell office:value-type="float" office:value="4.528861" calcext:value-type="float">
            <text:p>4.528861</text:p>
          </table:table-cell>
          <table:table-cell office:value-type="float" office:value="0.02913011" calcext:value-type="float">
            <text:p>0.02913011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0123" calcext:value-type="float">
            <text:p>0.07200123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17182" calcext:value-type="float">
            <text:p>0.2517182</text:p>
          </table:table-cell>
          <table:table-cell office:value-type="float" office:value="370" calcext:value-type="float">
            <text:p>370</text:p>
          </table:table-cell>
          <table:table-cell office:value-type="float" office:value="-257.0286" calcext:value-type="float">
            <text:p>-257.0286</text:p>
          </table:table-cell>
          <table:table-cell office:value-type="float" office:value="0" calcext:value-type="float">
            <text:p>0</text:p>
          </table:table-cell>
          <table:table-cell office:value-type="float" office:value="318.3601" calcext:value-type="float">
            <text:p>318.3601</text:p>
          </table:table-cell>
          <table:table-cell office:value-type="float" office:value="1205.675" calcext:value-type="float">
            <text:p>1205.675</text:p>
          </table:table-cell>
          <table:table-cell office:value-type="float" office:value="1470.511" calcext:value-type="float">
            <text:p>1470.511</text:p>
          </table:table-cell>
          <table:table-cell office:value-type="float" office:value="1216.494" calcext:value-type="float">
            <text:p>1216.494</text:p>
          </table:table-cell>
          <table:table-cell office:value-type="float" office:value="705.6362" calcext:value-type="float">
            <text:p>705.6362</text:p>
          </table:table-cell>
          <table:table-cell office:value-type="float" office:value="1088.696" calcext:value-type="float">
            <text:p>1088.696</text:p>
          </table:table-cell>
          <table:table-cell office:value-type="float" office:value="412.6743" calcext:value-type="float">
            <text:p>412.6743</text:p>
          </table:table-cell>
          <table:table-cell office:value-type="float" office:value="1817.631" calcext:value-type="float">
            <text:p>1817.631</text:p>
          </table:table-cell>
          <table:table-cell office:value-type="float" office:value="2056.932" calcext:value-type="float">
            <text:p>2056.932</text:p>
          </table:table-cell>
          <table:table-cell office:value-type="float" office:value="1649.675" calcext:value-type="float">
            <text:p>1649.675</text:p>
          </table:table-cell>
          <table:table-cell office:value-type="float" office:value="581.3745" calcext:value-type="float">
            <text:p>581.3745</text:p>
          </table:table-cell>
          <table:table-cell office:value-type="float" office:value="573.9753" calcext:value-type="float">
            <text:p>573.9753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7" calcext:value-type="float">
            <text:p>35.54797</text:p>
          </table:table-cell>
          <table:table-cell office:value-type="float" office:value="0" calcext:value-type="float">
            <text:p>0</text:p>
          </table:table-cell>
          <table:table-cell office:value-type="float" office:value="-0.02021488" calcext:value-type="float">
            <text:p>-0.02021488</text:p>
          </table:table-cell>
          <table:table-cell office:value-type="float" office:value="0" calcext:value-type="float">
            <text:p>0</text:p>
          </table:table-cell>
          <table:table-cell office:value-type="float" office:value="0.1068568" calcext:value-type="float">
            <text:p>0.1068568</text:p>
          </table:table-cell>
          <table:table-cell office:value-type="float" office:value="3.383265" calcext:value-type="float">
            <text:p>3.383265</text:p>
          </table:table-cell>
          <table:table-cell office:value-type="float" office:value="-1.118407" calcext:value-type="float">
            <text:p>-1.118407</text:p>
          </table:table-cell>
          <table:table-cell office:value-type="float" office:value="2.264858" calcext:value-type="float">
            <text:p>2.264858</text:p>
          </table:table-cell>
          <table:table-cell office:value-type="float" office:value="-258.5175" calcext:value-type="float">
            <text:p>-258.5175</text:p>
          </table:table-cell>
          <table:table-cell office:value-type="float" office:value="0" calcext:value-type="float">
            <text:p>0</text:p>
          </table:table-cell>
          <table:table-cell office:value-type="float" office:value="5.651814" calcext:value-type="float">
            <text:p>5.65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86.31" calcext:value-type="float">
            <text:p>286.31</text:p>
          </table:table-cell>
          <table:table-cell office:value-type="float" office:value="12991.79" calcext:value-type="float">
            <text:p>12991.79</text:p>
          </table:table-cell>
          <table:table-cell office:value-type="float" office:value="0" calcext:value-type="float">
            <text:p>0</text:p>
          </table:table-cell>
          <table:table-cell office:value-type="float" office:value="0.008716418" calcext:value-type="float">
            <text:p>0.008716418</text:p>
          </table:table-cell>
          <table:table-cell office:value-type="float" office:value="-259.5491" calcext:value-type="float">
            <text:p>-259.5491</text:p>
          </table:table-cell>
          <table:table-cell office:value-type="float" office:value="721.4065" calcext:value-type="float">
            <text:p>721.4065</text:p>
          </table:table-cell>
          <table:table-cell office:value-type="float" office:value="-0.3147775" calcext:value-type="float">
            <text:p>-0.3147775</text:p>
          </table:table-cell>
          <table:table-cell office:value-type="float" office:value="104.4599" calcext:value-type="float">
            <text:p>104.4599</text:p>
          </table:table-cell>
          <table:table-cell office:value-type="float" office:value="4.432952" calcext:value-type="float">
            <text:p>4.432952</text:p>
          </table:table-cell>
          <table:table-cell office:value-type="float" office:value="0.02926264" calcext:value-type="float">
            <text:p>0.02926264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0337" calcext:value-type="float">
            <text:p>0.0720033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19049" calcext:value-type="float">
            <text:p>0.2519049</text:p>
          </table:table-cell>
          <table:table-cell office:value-type="float" office:value="370" calcext:value-type="float">
            <text:p>370</text:p>
          </table:table-cell>
          <table:table-cell office:value-type="float" office:value="-258.5124" calcext:value-type="float">
            <text:p>-258.5124</text:p>
          </table:table-cell>
          <table:table-cell office:value-type="float" office:value="0" calcext:value-type="float">
            <text:p>0</text:p>
          </table:table-cell>
          <table:table-cell office:value-type="float" office:value="318.3857" calcext:value-type="float">
            <text:p>318.3857</text:p>
          </table:table-cell>
          <table:table-cell office:value-type="float" office:value="1205.011" calcext:value-type="float">
            <text:p>1205.011</text:p>
          </table:table-cell>
          <table:table-cell office:value-type="float" office:value="1469.817" calcext:value-type="float">
            <text:p>1469.817</text:p>
          </table:table-cell>
          <table:table-cell office:value-type="float" office:value="1216.367" calcext:value-type="float">
            <text:p>1216.367</text:p>
          </table:table-cell>
          <table:table-cell office:value-type="float" office:value="705.5349" calcext:value-type="float">
            <text:p>705.5349</text:p>
          </table:table-cell>
          <table:table-cell office:value-type="float" office:value="1088.606" calcext:value-type="float">
            <text:p>1088.606</text:p>
          </table:table-cell>
          <table:table-cell office:value-type="float" office:value="412.6229" calcext:value-type="float">
            <text:p>412.6229</text:p>
          </table:table-cell>
          <table:table-cell office:value-type="float" office:value="1817.565" calcext:value-type="float">
            <text:p>1817.565</text:p>
          </table:table-cell>
          <table:table-cell office:value-type="float" office:value="2056.884" calcext:value-type="float">
            <text:p>2056.884</text:p>
          </table:table-cell>
          <table:table-cell office:value-type="float" office:value="1649.652" calcext:value-type="float">
            <text:p>1649.652</text:p>
          </table:table-cell>
          <table:table-cell office:value-type="float" office:value="581.3656" calcext:value-type="float">
            <text:p>581.3656</text:p>
          </table:table-cell>
          <table:table-cell office:value-type="float" office:value="573.9617" calcext:value-type="float">
            <text:p>573.9617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7" calcext:value-type="float">
            <text:p>35.54797</text:p>
          </table:table-cell>
          <table:table-cell office:value-type="float" office:value="0" calcext:value-type="float">
            <text:p>0</text:p>
          </table:table-cell>
          <table:table-cell office:value-type="float" office:value="-0.02034384" calcext:value-type="float">
            <text:p>-0.02034384</text:p>
          </table:table-cell>
          <table:table-cell office:value-type="float" office:value="0" calcext:value-type="float">
            <text:p>0</text:p>
          </table:table-cell>
          <table:table-cell office:value-type="float" office:value="0.1187506" calcext:value-type="float">
            <text:p>0.1187506</text:p>
          </table:table-cell>
          <table:table-cell office:value-type="float" office:value="3.954963" calcext:value-type="float">
            <text:p>3.954963</text:p>
          </table:table-cell>
          <table:table-cell office:value-type="float" office:value="-1.274574" calcext:value-type="float">
            <text:p>-1.274574</text:p>
          </table:table-cell>
          <table:table-cell office:value-type="float" office:value="2.680389" calcext:value-type="float">
            <text:p>2.680389</text:p>
          </table:table-cell>
          <table:table-cell office:value-type="float" office:value="-260.4184" calcext:value-type="float">
            <text:p>-260.4184</text:p>
          </table:table-cell>
          <table:table-cell office:value-type="float" office:value="0" calcext:value-type="float">
            <text:p>0</text:p>
          </table:table-cell>
          <table:table-cell office:value-type="float" office:value="5.653332" calcext:value-type="float">
            <text:p>5.65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84.0161" calcext:value-type="float">
            <text:p>284.0161</text:p>
          </table:table-cell>
          <table:table-cell office:value-type="float" office:value="12991.73" calcext:value-type="float">
            <text:p>12991.73</text:p>
          </table:table-cell>
          <table:table-cell office:value-type="float" office:value="0" calcext:value-type="float">
            <text:p>0</text:p>
          </table:table-cell>
          <table:table-cell office:value-type="float" office:value="0.009991911" calcext:value-type="float">
            <text:p>0.009991911</text:p>
          </table:table-cell>
          <table:table-cell office:value-type="float" office:value="-261.7742" calcext:value-type="float">
            <text:p>-261.7742</text:p>
          </table:table-cell>
          <table:table-cell office:value-type="float" office:value="725.8595" calcext:value-type="float">
            <text:p>725.8595</text:p>
          </table:table-cell>
          <table:table-cell office:value-type="float" office:value="-0.3648691" calcext:value-type="float">
            <text:p>-0.3648691</text:p>
          </table:table-cell>
          <table:table-cell office:value-type="float" office:value="104.03" calcext:value-type="float">
            <text:p>104.03</text:p>
          </table:table-cell>
          <table:table-cell office:value-type="float" office:value="4.326139" calcext:value-type="float">
            <text:p>4.326139</text:p>
          </table:table-cell>
          <table:table-cell office:value-type="float" office:value="0.02931141" calcext:value-type="float">
            <text:p>0.02931141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0552" calcext:value-type="float">
            <text:p>0.0720055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20859" calcext:value-type="float">
            <text:p>0.2520859</text:p>
          </table:table-cell>
          <table:table-cell office:value-type="float" office:value="370" calcext:value-type="float">
            <text:p>370</text:p>
          </table:table-cell>
          <table:table-cell office:value-type="float" office:value="-260.2202" calcext:value-type="float">
            <text:p>-260.2202</text:p>
          </table:table-cell>
          <table:table-cell office:value-type="float" office:value="0" calcext:value-type="float">
            <text:p>0</text:p>
          </table:table-cell>
          <table:table-cell office:value-type="float" office:value="318.5223" calcext:value-type="float">
            <text:p>318.5223</text:p>
          </table:table-cell>
          <table:table-cell office:value-type="float" office:value="1204.114" calcext:value-type="float">
            <text:p>1204.114</text:p>
          </table:table-cell>
          <table:table-cell office:value-type="float" office:value="1468.918" calcext:value-type="float">
            <text:p>1468.918</text:p>
          </table:table-cell>
          <table:table-cell office:value-type="float" office:value="1216.207" calcext:value-type="float">
            <text:p>1216.207</text:p>
          </table:table-cell>
          <table:table-cell office:value-type="float" office:value="705.4175" calcext:value-type="float">
            <text:p>705.4175</text:p>
          </table:table-cell>
          <table:table-cell office:value-type="float" office:value="1088.507" calcext:value-type="float">
            <text:p>1088.507</text:p>
          </table:table-cell>
          <table:table-cell office:value-type="float" office:value="412.569" calcext:value-type="float">
            <text:p>412.569</text:p>
          </table:table-cell>
          <table:table-cell office:value-type="float" office:value="1817.5" calcext:value-type="float">
            <text:p>1817.5</text:p>
          </table:table-cell>
          <table:table-cell office:value-type="float" office:value="2056.837" calcext:value-type="float">
            <text:p>2056.837</text:p>
          </table:table-cell>
          <table:table-cell office:value-type="float" office:value="1649.629" calcext:value-type="float">
            <text:p>1649.629</text:p>
          </table:table-cell>
          <table:table-cell office:value-type="float" office:value="581.3549" calcext:value-type="float">
            <text:p>581.3549</text:p>
          </table:table-cell>
          <table:table-cell office:value-type="float" office:value="573.948" calcext:value-type="float">
            <text:p>573.948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7" calcext:value-type="float">
            <text:p>35.54797</text:p>
          </table:table-cell>
          <table:table-cell office:value-type="float" office:value="0" calcext:value-type="float">
            <text:p>0</text:p>
          </table:table-cell>
          <table:table-cell office:value-type="float" office:value="-0.02060525" calcext:value-type="float">
            <text:p>-0.02060525</text:p>
          </table:table-cell>
          <table:table-cell office:value-type="float" office:value="0" calcext:value-type="float">
            <text:p>0</text:p>
          </table:table-cell>
          <table:table-cell office:value-type="float" office:value="0.1309553" calcext:value-type="float">
            <text:p>0.1309553</text:p>
          </table:table-cell>
          <table:table-cell office:value-type="float" office:value="4.59427" calcext:value-type="float">
            <text:p>4.59427</text:p>
          </table:table-cell>
          <table:table-cell office:value-type="float" office:value="-1.446995" calcext:value-type="float">
            <text:p>-1.446995</text:p>
          </table:table-cell>
          <table:table-cell office:value-type="float" office:value="3.147274" calcext:value-type="float">
            <text:p>3.147274</text:p>
          </table:table-cell>
          <table:table-cell office:value-type="float" office:value="-262.7126" calcext:value-type="float">
            <text:p>-262.7126</text:p>
          </table:table-cell>
          <table:table-cell office:value-type="float" office:value="0" calcext:value-type="float">
            <text:p>0</text:p>
          </table:table-cell>
          <table:table-cell office:value-type="float" office:value="5.772602" calcext:value-type="float">
            <text:p>5.77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81.931" calcext:value-type="float">
            <text:p>281.931</text:p>
          </table:table-cell>
          <table:table-cell office:value-type="float" office:value="12991.64" calcext:value-type="float">
            <text:p>12991.64</text:p>
          </table:table-cell>
          <table:table-cell office:value-type="float" office:value="0" calcext:value-type="float">
            <text:p>0</text:p>
          </table:table-cell>
          <table:table-cell office:value-type="float" office:value="0.01103372" calcext:value-type="float">
            <text:p>0.01103372</text:p>
          </table:table-cell>
          <table:table-cell office:value-type="float" office:value="-263.9329" calcext:value-type="float">
            <text:p>-263.9329</text:p>
          </table:table-cell>
          <table:table-cell office:value-type="float" office:value="736.0184" calcext:value-type="float">
            <text:p>736.0184</text:p>
          </table:table-cell>
          <table:table-cell office:value-type="float" office:value="-0.4281566" calcext:value-type="float">
            <text:p>-0.4281566</text:p>
          </table:table-cell>
          <table:table-cell office:value-type="float" office:value="103.9023" calcext:value-type="float">
            <text:p>103.9023</text:p>
          </table:table-cell>
          <table:table-cell office:value-type="float" office:value="4.23257" calcext:value-type="float">
            <text:p>4.23257</text:p>
          </table:table-cell>
          <table:table-cell office:value-type="float" office:value="0.02944558" calcext:value-type="float">
            <text:p>0.0294455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0769" calcext:value-type="float">
            <text:p>0.07200769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2264" calcext:value-type="float">
            <text:p>0.252264</text:p>
          </table:table-cell>
          <table:table-cell office:value-type="float" office:value="370" calcext:value-type="float">
            <text:p>370</text:p>
          </table:table-cell>
          <table:table-cell office:value-type="float" office:value="-261.8441" calcext:value-type="float">
            <text:p>-261.8441</text:p>
          </table:table-cell>
          <table:table-cell office:value-type="float" office:value="0" calcext:value-type="float">
            <text:p>0</text:p>
          </table:table-cell>
          <table:table-cell office:value-type="float" office:value="318.57" calcext:value-type="float">
            <text:p>318.57</text:p>
          </table:table-cell>
          <table:table-cell office:value-type="float" office:value="1203.401" calcext:value-type="float">
            <text:p>1203.401</text:p>
          </table:table-cell>
          <table:table-cell office:value-type="float" office:value="1468.113" calcext:value-type="float">
            <text:p>1468.113</text:p>
          </table:table-cell>
          <table:table-cell office:value-type="float" office:value="1216.047" calcext:value-type="float">
            <text:p>1216.047</text:p>
          </table:table-cell>
          <table:table-cell office:value-type="float" office:value="705.2988" calcext:value-type="float">
            <text:p>705.2988</text:p>
          </table:table-cell>
          <table:table-cell office:value-type="float" office:value="1088.401" calcext:value-type="float">
            <text:p>1088.401</text:p>
          </table:table-cell>
          <table:table-cell office:value-type="float" office:value="412.5091" calcext:value-type="float">
            <text:p>412.5091</text:p>
          </table:table-cell>
          <table:table-cell office:value-type="float" office:value="1817.433" calcext:value-type="float">
            <text:p>1817.433</text:p>
          </table:table-cell>
          <table:table-cell office:value-type="float" office:value="2056.791" calcext:value-type="float">
            <text:p>2056.791</text:p>
          </table:table-cell>
          <table:table-cell office:value-type="float" office:value="1649.605" calcext:value-type="float">
            <text:p>1649.605</text:p>
          </table:table-cell>
          <table:table-cell office:value-type="float" office:value="581.3441" calcext:value-type="float">
            <text:p>581.3441</text:p>
          </table:table-cell>
          <table:table-cell office:value-type="float" office:value="573.9342" calcext:value-type="float">
            <text:p>573.9342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6" calcext:value-type="float">
            <text:p>35.54796</text:p>
          </table:table-cell>
          <table:table-cell office:value-type="float" office:value="0" calcext:value-type="float">
            <text:p>0</text:p>
          </table:table-cell>
          <table:table-cell office:value-type="float" office:value="-0.02076781" calcext:value-type="float">
            <text:p>-0.02076781</text:p>
          </table:table-cell>
          <table:table-cell office:value-type="float" office:value="0" calcext:value-type="float">
            <text:p>0</text:p>
          </table:table-cell>
          <table:table-cell office:value-type="float" office:value="0.1428737" calcext:value-type="float">
            <text:p>0.1428737</text:p>
          </table:table-cell>
          <table:table-cell office:value-type="float" office:value="5.254507" calcext:value-type="float">
            <text:p>5.254507</text:p>
          </table:table-cell>
          <table:table-cell office:value-type="float" office:value="-1.635594" calcext:value-type="float">
            <text:p>-1.635594</text:p>
          </table:table-cell>
          <table:table-cell office:value-type="float" office:value="3.618913" calcext:value-type="float">
            <text:p>3.618913</text:p>
          </table:table-cell>
          <table:table-cell office:value-type="float" office:value="-264.8266" calcext:value-type="float">
            <text:p>-264.8266</text:p>
          </table:table-cell>
          <table:table-cell office:value-type="float" office:value="0" calcext:value-type="float">
            <text:p>0</text:p>
          </table:table-cell>
          <table:table-cell office:value-type="float" office:value="5.789059" calcext:value-type="float">
            <text:p>5.789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280.2833" calcext:value-type="float">
            <text:p>280.2833</text:p>
          </table:table-cell>
          <table:table-cell office:value-type="float" office:value="12991.54" calcext:value-type="float">
            <text:p>12991.54</text:p>
          </table:table-cell>
          <table:table-cell office:value-type="float" office:value="0" calcext:value-type="float">
            <text:p>0</text:p>
          </table:table-cell>
          <table:table-cell office:value-type="float" office:value="0.01218748" calcext:value-type="float">
            <text:p>0.01218748</text:p>
          </table:table-cell>
          <table:table-cell office:value-type="float" office:value="-265.6245" calcext:value-type="float">
            <text:p>-265.6245</text:p>
          </table:table-cell>
          <table:table-cell office:value-type="float" office:value="739.5668" calcext:value-type="float">
            <text:p>739.5668</text:p>
          </table:table-cell>
          <table:table-cell office:value-type="float" office:value="-0.4945234" calcext:value-type="float">
            <text:p>-0.4945234</text:p>
          </table:table-cell>
          <table:table-cell office:value-type="float" office:value="103.6803" calcext:value-type="float">
            <text:p>103.6803</text:p>
          </table:table-cell>
          <table:table-cell office:value-type="float" office:value="4.155092" calcext:value-type="float">
            <text:p>4.155092</text:p>
          </table:table-cell>
          <table:table-cell office:value-type="float" office:value="0.02961548" calcext:value-type="float">
            <text:p>0.0296154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0985" calcext:value-type="float">
            <text:p>0.07200985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24455" calcext:value-type="float">
            <text:p>0.2524455</text:p>
          </table:table-cell>
          <table:table-cell office:value-type="float" office:value="370" calcext:value-type="float">
            <text:p>370</text:p>
          </table:table-cell>
          <table:table-cell office:value-type="float" office:value="-263.0885" calcext:value-type="float">
            <text:p>-263.0885</text:p>
          </table:table-cell>
          <table:table-cell office:value-type="float" office:value="0" calcext:value-type="float">
            <text:p>0</text:p>
          </table:table-cell>
          <table:table-cell office:value-type="float" office:value="318.6642" calcext:value-type="float">
            <text:p>318.6642</text:p>
          </table:table-cell>
          <table:table-cell office:value-type="float" office:value="1202.83" calcext:value-type="float">
            <text:p>1202.83</text:p>
          </table:table-cell>
          <table:table-cell office:value-type="float" office:value="1467.466" calcext:value-type="float">
            <text:p>1467.466</text:p>
          </table:table-cell>
          <table:table-cell office:value-type="float" office:value="1215.916" calcext:value-type="float">
            <text:p>1215.916</text:p>
          </table:table-cell>
          <table:table-cell office:value-type="float" office:value="705.193" calcext:value-type="float">
            <text:p>705.193</text:p>
          </table:table-cell>
          <table:table-cell office:value-type="float" office:value="1088.307" calcext:value-type="float">
            <text:p>1088.307</text:p>
          </table:table-cell>
          <table:table-cell office:value-type="float" office:value="412.4548" calcext:value-type="float">
            <text:p>412.4548</text:p>
          </table:table-cell>
          <table:table-cell office:value-type="float" office:value="1817.367" calcext:value-type="float">
            <text:p>1817.367</text:p>
          </table:table-cell>
          <table:table-cell office:value-type="float" office:value="2056.743" calcext:value-type="float">
            <text:p>2056.743</text:p>
          </table:table-cell>
          <table:table-cell office:value-type="float" office:value="1649.582" calcext:value-type="float">
            <text:p>1649.582</text:p>
          </table:table-cell>
          <table:table-cell office:value-type="float" office:value="581.3333" calcext:value-type="float">
            <text:p>581.3333</text:p>
          </table:table-cell>
          <table:table-cell office:value-type="float" office:value="573.9203" calcext:value-type="float">
            <text:p>573.9203</text:p>
          </table:table-cell>
          <table:table-cell office:value-type="float" office:value="142.3468" calcext:value-type="float">
            <text:p>142.3468</text:p>
          </table:table-cell>
          <table:table-cell office:value-type="float" office:value="35.54796" calcext:value-type="float">
            <text:p>35.54796</text:p>
          </table:table-cell>
          <table:table-cell office:value-type="float" office:value="0" calcext:value-type="float">
            <text:p>0</text:p>
          </table:table-cell>
          <table:table-cell office:value-type="float" office:value="-0.02082033" calcext:value-type="float">
            <text:p>-0.02082033</text:p>
          </table:table-cell>
          <table:table-cell office:value-type="float" office:value="0" calcext:value-type="float">
            <text:p>0</text:p>
          </table:table-cell>
          <table:table-cell office:value-type="float" office:value="0.1644083" calcext:value-type="float">
            <text:p>0.1644083</text:p>
          </table:table-cell>
          <table:table-cell office:value-type="float" office:value="5.834319" calcext:value-type="float">
            <text:p>5.834319</text:p>
          </table:table-cell>
          <table:table-cell office:value-type="float" office:value="-1.834554" calcext:value-type="float">
            <text:p>-1.834554</text:p>
          </table:table-cell>
          <table:table-cell office:value-type="float" office:value="3.999765" calcext:value-type="float">
            <text:p>3.999765</text:p>
          </table:table-cell>
          <table:table-cell office:value-type="float" office:value="-266.5204" calcext:value-type="float">
            <text:p>-266.5204</text:p>
          </table:table-cell>
          <table:table-cell office:value-type="float" office:value="0" calcext:value-type="float">
            <text:p>0</text:p>
          </table:table-cell>
          <table:table-cell office:value-type="float" office:value="5.854676" calcext:value-type="float">
            <text:p>5.854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278.6641" calcext:value-type="float">
            <text:p>278.6641</text:p>
          </table:table-cell>
          <table:table-cell office:value-type="float" office:value="12991.46" calcext:value-type="float">
            <text:p>12991.46</text:p>
          </table:table-cell>
          <table:table-cell office:value-type="float" office:value="0" calcext:value-type="float">
            <text:p>0</text:p>
          </table:table-cell>
          <table:table-cell office:value-type="float" office:value="0.01348232" calcext:value-type="float">
            <text:p>0.01348232</text:p>
          </table:table-cell>
          <table:table-cell office:value-type="float" office:value="-267.1836" calcext:value-type="float">
            <text:p>-267.1836</text:p>
          </table:table-cell>
          <table:table-cell office:value-type="float" office:value="744.3488" calcext:value-type="float">
            <text:p>744.3488</text:p>
          </table:table-cell>
          <table:table-cell office:value-type="float" office:value="-0.5637349" calcext:value-type="float">
            <text:p>-0.5637349</text:p>
          </table:table-cell>
          <table:table-cell office:value-type="float" office:value="103.6005" calcext:value-type="float">
            <text:p>103.6005</text:p>
          </table:table-cell>
          <table:table-cell office:value-type="float" office:value="4.086076" calcext:value-type="float">
            <text:p>4.086076</text:p>
          </table:table-cell>
          <table:table-cell office:value-type="float" office:value="0.02972517" calcext:value-type="float">
            <text:p>0.0297251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12" calcext:value-type="float">
            <text:p>0.07201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26333" calcext:value-type="float">
            <text:p>0.2526333</text:p>
          </table:table-cell>
          <table:table-cell office:value-type="float" office:value="370" calcext:value-type="float">
            <text:p>370</text:p>
          </table:table-cell>
          <table:table-cell office:value-type="float" office:value="-264.1061" calcext:value-type="float">
            <text:p>-264.1061</text:p>
          </table:table-cell>
          <table:table-cell office:value-type="float" office:value="0" calcext:value-type="float">
            <text:p>0</text:p>
          </table:table-cell>
          <table:table-cell office:value-type="float" office:value="318.6544" calcext:value-type="float">
            <text:p>318.6544</text:p>
          </table:table-cell>
          <table:table-cell office:value-type="float" office:value="1202.303" calcext:value-type="float">
            <text:p>1202.303</text:p>
          </table:table-cell>
          <table:table-cell office:value-type="float" office:value="1466.875" calcext:value-type="float">
            <text:p>1466.875</text:p>
          </table:table-cell>
          <table:table-cell office:value-type="float" office:value="1215.81" calcext:value-type="float">
            <text:p>1215.81</text:p>
          </table:table-cell>
          <table:table-cell office:value-type="float" office:value="705.0952" calcext:value-type="float">
            <text:p>705.0952</text:p>
          </table:table-cell>
          <table:table-cell office:value-type="float" office:value="1088.218" calcext:value-type="float">
            <text:p>1088.218</text:p>
          </table:table-cell>
          <table:table-cell office:value-type="float" office:value="412.4047" calcext:value-type="float">
            <text:p>412.4047</text:p>
          </table:table-cell>
          <table:table-cell office:value-type="float" office:value="1817.302" calcext:value-type="float">
            <text:p>1817.302</text:p>
          </table:table-cell>
          <table:table-cell office:value-type="float" office:value="2056.697" calcext:value-type="float">
            <text:p>2056.697</text:p>
          </table:table-cell>
          <table:table-cell office:value-type="float" office:value="1649.558" calcext:value-type="float">
            <text:p>1649.558</text:p>
          </table:table-cell>
          <table:table-cell office:value-type="float" office:value="581.3224" calcext:value-type="float">
            <text:p>581.3224</text:p>
          </table:table-cell>
          <table:table-cell office:value-type="float" office:value="573.9064" calcext:value-type="float">
            <text:p>573.9064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6" calcext:value-type="float">
            <text:p>35.54796</text:p>
          </table:table-cell>
          <table:table-cell office:value-type="float" office:value="0" calcext:value-type="float">
            <text:p>0</text:p>
          </table:table-cell>
          <table:table-cell office:value-type="float" office:value="-0.02089524" calcext:value-type="float">
            <text:p>-0.02089524</text:p>
          </table:table-cell>
          <table:table-cell office:value-type="float" office:value="0" calcext:value-type="float">
            <text:p>0</text:p>
          </table:table-cell>
          <table:table-cell office:value-type="float" office:value="0.1831525" calcext:value-type="float">
            <text:p>0.1831525</text:p>
          </table:table-cell>
          <table:table-cell office:value-type="float" office:value="6.543468" calcext:value-type="float">
            <text:p>6.543468</text:p>
          </table:table-cell>
          <table:table-cell office:value-type="float" office:value="-2.071496" calcext:value-type="float">
            <text:p>-2.071496</text:p>
          </table:table-cell>
          <table:table-cell office:value-type="float" office:value="4.471972" calcext:value-type="float">
            <text:p>4.471972</text:p>
          </table:table-cell>
          <table:table-cell office:value-type="float" office:value="-268.1645" calcext:value-type="float">
            <text:p>-268.1645</text:p>
          </table:table-cell>
          <table:table-cell office:value-type="float" office:value="0" calcext:value-type="float">
            <text:p>0</text:p>
          </table:table-cell>
          <table:table-cell office:value-type="float" office:value="6.005983" calcext:value-type="float">
            <text:p>6.005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76.8953" calcext:value-type="float">
            <text:p>276.8953</text:p>
          </table:table-cell>
          <table:table-cell office:value-type="float" office:value="12991.39" calcext:value-type="float">
            <text:p>12991.39</text:p>
          </table:table-cell>
          <table:table-cell office:value-type="float" office:value="0" calcext:value-type="float">
            <text:p>0</text:p>
          </table:table-cell>
          <table:table-cell office:value-type="float" office:value="0.01490168" calcext:value-type="float">
            <text:p>0.01490168</text:p>
          </table:table-cell>
          <table:table-cell office:value-type="float" office:value="-269.0508" calcext:value-type="float">
            <text:p>-269.0508</text:p>
          </table:table-cell>
          <table:table-cell office:value-type="float" office:value="752.1149" calcext:value-type="float">
            <text:p>752.1149</text:p>
          </table:table-cell>
          <table:table-cell office:value-type="float" office:value="-0.646724" calcext:value-type="float">
            <text:p>-0.646724</text:p>
          </table:table-cell>
          <table:table-cell office:value-type="float" office:value="103.4879" calcext:value-type="float">
            <text:p>103.4879</text:p>
          </table:table-cell>
          <table:table-cell office:value-type="float" office:value="3.998546" calcext:value-type="float">
            <text:p>3.998546</text:p>
          </table:table-cell>
          <table:table-cell office:value-type="float" office:value="0.02985506" calcext:value-type="float">
            <text:p>0.02985506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1415" calcext:value-type="float">
            <text:p>0.07201415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28315" calcext:value-type="float">
            <text:p>0.2528315</text:p>
          </table:table-cell>
          <table:table-cell office:value-type="float" office:value="370" calcext:value-type="float">
            <text:p>370</text:p>
          </table:table-cell>
          <table:table-cell office:value-type="float" office:value="-265.1521" calcext:value-type="float">
            <text:p>-265.1521</text:p>
          </table:table-cell>
          <table:table-cell office:value-type="float" office:value="0" calcext:value-type="float">
            <text:p>0</text:p>
          </table:table-cell>
          <table:table-cell office:value-type="float" office:value="318.6489" calcext:value-type="float">
            <text:p>318.6489</text:p>
          </table:table-cell>
          <table:table-cell office:value-type="float" office:value="1201.702" calcext:value-type="float">
            <text:p>1201.702</text:p>
          </table:table-cell>
          <table:table-cell office:value-type="float" office:value="1466.238" calcext:value-type="float">
            <text:p>1466.238</text:p>
          </table:table-cell>
          <table:table-cell office:value-type="float" office:value="1215.687" calcext:value-type="float">
            <text:p>1215.687</text:p>
          </table:table-cell>
          <table:table-cell office:value-type="float" office:value="705.0012" calcext:value-type="float">
            <text:p>705.0012</text:p>
          </table:table-cell>
          <table:table-cell office:value-type="float" office:value="1088.131" calcext:value-type="float">
            <text:p>1088.131</text:p>
          </table:table-cell>
          <table:table-cell office:value-type="float" office:value="412.3566" calcext:value-type="float">
            <text:p>412.3566</text:p>
          </table:table-cell>
          <table:table-cell office:value-type="float" office:value="1817.24" calcext:value-type="float">
            <text:p>1817.24</text:p>
          </table:table-cell>
          <table:table-cell office:value-type="float" office:value="2056.65" calcext:value-type="float">
            <text:p>2056.65</text:p>
          </table:table-cell>
          <table:table-cell office:value-type="float" office:value="1649.535" calcext:value-type="float">
            <text:p>1649.535</text:p>
          </table:table-cell>
          <table:table-cell office:value-type="float" office:value="581.3117" calcext:value-type="float">
            <text:p>581.3117</text:p>
          </table:table-cell>
          <table:table-cell office:value-type="float" office:value="573.8923" calcext:value-type="float">
            <text:p>573.8923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5" calcext:value-type="float">
            <text:p>35.54795</text:p>
          </table:table-cell>
          <table:table-cell office:value-type="float" office:value="0" calcext:value-type="float">
            <text:p>0</text:p>
          </table:table-cell>
          <table:table-cell office:value-type="float" office:value="-0.02099145" calcext:value-type="float">
            <text:p>-0.02099145</text:p>
          </table:table-cell>
          <table:table-cell office:value-type="float" office:value="0" calcext:value-type="float">
            <text:p>0</text:p>
          </table:table-cell>
          <table:table-cell office:value-type="float" office:value="0.2026184" calcext:value-type="float">
            <text:p>0.2026184</text:p>
          </table:table-cell>
          <table:table-cell office:value-type="float" office:value="7.575533" calcext:value-type="float">
            <text:p>7.575533</text:p>
          </table:table-cell>
          <table:table-cell office:value-type="float" office:value="-2.365402" calcext:value-type="float">
            <text:p>-2.365402</text:p>
          </table:table-cell>
          <table:table-cell office:value-type="float" office:value="5.210131" calcext:value-type="float">
            <text:p>5.210131</text:p>
          </table:table-cell>
          <table:table-cell office:value-type="float" office:value="-269.9428" calcext:value-type="float">
            <text:p>-269.9428</text:p>
          </table:table-cell>
          <table:table-cell office:value-type="float" office:value="0" calcext:value-type="float">
            <text:p>0</text:p>
          </table:table-cell>
          <table:table-cell office:value-type="float" office:value="5.996944" calcext:value-type="float">
            <text:p>5.996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74.6105" calcext:value-type="float">
            <text:p>274.6105</text:p>
          </table:table-cell>
          <table:table-cell office:value-type="float" office:value="12991.33" calcext:value-type="float">
            <text:p>12991.33</text:p>
          </table:table-cell>
          <table:table-cell office:value-type="float" office:value="0" calcext:value-type="float">
            <text:p>0</text:p>
          </table:table-cell>
          <table:table-cell office:value-type="float" office:value="0.01746057" calcext:value-type="float">
            <text:p>0.01746057</text:p>
          </table:table-cell>
          <table:table-cell office:value-type="float" office:value="-271.3114" calcext:value-type="float">
            <text:p>-271.3114</text:p>
          </table:table-cell>
          <table:table-cell office:value-type="float" office:value="756.7244" calcext:value-type="float">
            <text:p>756.7244</text:p>
          </table:table-cell>
          <table:table-cell office:value-type="float" office:value="-0.7452176" calcext:value-type="float">
            <text:p>-0.7452176</text:p>
          </table:table-cell>
          <table:table-cell office:value-type="float" office:value="102.9835" calcext:value-type="float">
            <text:p>102.9835</text:p>
          </table:table-cell>
          <table:table-cell office:value-type="float" office:value="3.888929" calcext:value-type="float">
            <text:p>3.888929</text:p>
          </table:table-cell>
          <table:table-cell office:value-type="float" office:value="0.02992318" calcext:value-type="float">
            <text:p>0.0299231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1629" calcext:value-type="float">
            <text:p>0.07201629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30446" calcext:value-type="float">
            <text:p>0.2530446</text:p>
          </table:table-cell>
          <table:table-cell office:value-type="float" office:value="370" calcext:value-type="float">
            <text:p>370</text:p>
          </table:table-cell>
          <table:table-cell office:value-type="float" office:value="-266.321" calcext:value-type="float">
            <text:p>-266.321</text:p>
          </table:table-cell>
          <table:table-cell office:value-type="float" office:value="0" calcext:value-type="float">
            <text:p>0</text:p>
          </table:table-cell>
          <table:table-cell office:value-type="float" office:value="318.7517" calcext:value-type="float">
            <text:p>318.7517</text:p>
          </table:table-cell>
          <table:table-cell office:value-type="float" office:value="1200.814" calcext:value-type="float">
            <text:p>1200.814</text:p>
          </table:table-cell>
          <table:table-cell office:value-type="float" office:value="1465.36" calcext:value-type="float">
            <text:p>1465.36</text:p>
          </table:table-cell>
          <table:table-cell office:value-type="float" office:value="1215.53" calcext:value-type="float">
            <text:p>1215.53</text:p>
          </table:table-cell>
          <table:table-cell office:value-type="float" office:value="704.8845" calcext:value-type="float">
            <text:p>704.8845</text:p>
          </table:table-cell>
          <table:table-cell office:value-type="float" office:value="1088.035" calcext:value-type="float">
            <text:p>1088.035</text:p>
          </table:table-cell>
          <table:table-cell office:value-type="float" office:value="412.3056" calcext:value-type="float">
            <text:p>412.3056</text:p>
          </table:table-cell>
          <table:table-cell office:value-type="float" office:value="1817.177" calcext:value-type="float">
            <text:p>1817.177</text:p>
          </table:table-cell>
          <table:table-cell office:value-type="float" office:value="2056.604" calcext:value-type="float">
            <text:p>2056.604</text:p>
          </table:table-cell>
          <table:table-cell office:value-type="float" office:value="1649.511" calcext:value-type="float">
            <text:p>1649.511</text:p>
          </table:table-cell>
          <table:table-cell office:value-type="float" office:value="581.3008" calcext:value-type="float">
            <text:p>581.3008</text:p>
          </table:table-cell>
          <table:table-cell office:value-type="float" office:value="573.8782" calcext:value-type="float">
            <text:p>573.8782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5" calcext:value-type="float">
            <text:p>35.54795</text:p>
          </table:table-cell>
          <table:table-cell office:value-type="float" office:value="0" calcext:value-type="float">
            <text:p>0</text:p>
          </table:table-cell>
          <table:table-cell office:value-type="float" office:value="-0.02126126" calcext:value-type="float">
            <text:p>-0.02126126</text:p>
          </table:table-cell>
          <table:table-cell office:value-type="float" office:value="0" calcext:value-type="float">
            <text:p>0</text:p>
          </table:table-cell>
          <table:table-cell office:value-type="float" office:value="0.2290194" calcext:value-type="float">
            <text:p>0.2290194</text:p>
          </table:table-cell>
          <table:table-cell office:value-type="float" office:value="8.973686" calcext:value-type="float">
            <text:p>8.973686</text:p>
          </table:table-cell>
          <table:table-cell office:value-type="float" office:value="-2.771155" calcext:value-type="float">
            <text:p>-2.771155</text:p>
          </table:table-cell>
          <table:table-cell office:value-type="float" office:value="6.202531" calcext:value-type="float">
            <text:p>6.202531</text:p>
          </table:table-cell>
          <table:table-cell office:value-type="float" office:value="-272.2316" calcext:value-type="float">
            <text:p>-272.2316</text:p>
          </table:table-cell>
          <table:table-cell office:value-type="float" office:value="0" calcext:value-type="float">
            <text:p>0</text:p>
          </table:table-cell>
          <table:table-cell office:value-type="float" office:value="6.122427" calcext:value-type="float">
            <text:p>6.12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72.0091" calcext:value-type="float">
            <text:p>272.0091</text:p>
          </table:table-cell>
          <table:table-cell office:value-type="float" office:value="12991.21" calcext:value-type="float">
            <text:p>12991.21</text:p>
          </table:table-cell>
          <table:table-cell office:value-type="float" office:value="0" calcext:value-type="float">
            <text:p>0</text:p>
          </table:table-cell>
          <table:table-cell office:value-type="float" office:value="0.02087224" calcext:value-type="float">
            <text:p>0.02087224</text:p>
          </table:table-cell>
          <table:table-cell office:value-type="float" office:value="-273.9651" calcext:value-type="float">
            <text:p>-273.9651</text:p>
          </table:table-cell>
          <table:table-cell office:value-type="float" office:value="769.0778" calcext:value-type="float">
            <text:p>769.0778</text:p>
          </table:table-cell>
          <table:table-cell office:value-type="float" office:value="-0.8659062" calcext:value-type="float">
            <text:p>-0.8659062</text:p>
          </table:table-cell>
          <table:table-cell office:value-type="float" office:value="102.3227" calcext:value-type="float">
            <text:p>102.3227</text:p>
          </table:table-cell>
          <table:table-cell office:value-type="float" office:value="3.77724" calcext:value-type="float">
            <text:p>3.77724</text:p>
          </table:table-cell>
          <table:table-cell office:value-type="float" office:value="0.02988314" calcext:value-type="float">
            <text:p>0.02988314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1844" calcext:value-type="float">
            <text:p>0.07201844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32757" calcext:value-type="float">
            <text:p>0.2532757</text:p>
          </table:table-cell>
          <table:table-cell office:value-type="float" office:value="370" calcext:value-type="float">
            <text:p>370</text:p>
          </table:table-cell>
          <table:table-cell office:value-type="float" office:value="-267.6481" calcext:value-type="float">
            <text:p>-267.6481</text:p>
          </table:table-cell>
          <table:table-cell office:value-type="float" office:value="0" calcext:value-type="float">
            <text:p>0</text:p>
          </table:table-cell>
          <table:table-cell office:value-type="float" office:value="318.8984" calcext:value-type="float">
            <text:p>318.8984</text:p>
          </table:table-cell>
          <table:table-cell office:value-type="float" office:value="1199.786" calcext:value-type="float">
            <text:p>1199.786</text:p>
          </table:table-cell>
          <table:table-cell office:value-type="float" office:value="1464.3" calcext:value-type="float">
            <text:p>1464.3</text:p>
          </table:table-cell>
          <table:table-cell office:value-type="float" office:value="1215.333" calcext:value-type="float">
            <text:p>1215.333</text:p>
          </table:table-cell>
          <table:table-cell office:value-type="float" office:value="704.7482" calcext:value-type="float">
            <text:p>704.7482</text:p>
          </table:table-cell>
          <table:table-cell office:value-type="float" office:value="1087.922" calcext:value-type="float">
            <text:p>1087.922</text:p>
          </table:table-cell>
          <table:table-cell office:value-type="float" office:value="412.2465" calcext:value-type="float">
            <text:p>412.2465</text:p>
          </table:table-cell>
          <table:table-cell office:value-type="float" office:value="1817.112" calcext:value-type="float">
            <text:p>1817.112</text:p>
          </table:table-cell>
          <table:table-cell office:value-type="float" office:value="2056.557" calcext:value-type="float">
            <text:p>2056.557</text:p>
          </table:table-cell>
          <table:table-cell office:value-type="float" office:value="1649.488" calcext:value-type="float">
            <text:p>1649.488</text:p>
          </table:table-cell>
          <table:table-cell office:value-type="float" office:value="581.29" calcext:value-type="float">
            <text:p>581.29</text:p>
          </table:table-cell>
          <table:table-cell office:value-type="float" office:value="573.864" calcext:value-type="float">
            <text:p>573.864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5" calcext:value-type="float">
            <text:p>35.54795</text:p>
          </table:table-cell>
          <table:table-cell office:value-type="float" office:value="0" calcext:value-type="float">
            <text:p>0</text:p>
          </table:table-cell>
          <table:table-cell office:value-type="float" office:value="-0.02167222" calcext:value-type="float">
            <text:p>-0.02167222</text:p>
          </table:table-cell>
          <table:table-cell office:value-type="float" office:value="0" calcext:value-type="float">
            <text:p>0</text:p>
          </table:table-cell>
          <table:table-cell office:value-type="float" office:value="0.2510955" calcext:value-type="float">
            <text:p>0.2510955</text:p>
          </table:table-cell>
          <table:table-cell office:value-type="float" office:value="10.64876" calcext:value-type="float">
            <text:p>10.64876</text:p>
          </table:table-cell>
          <table:table-cell office:value-type="float" office:value="-3.241232" calcext:value-type="float">
            <text:p>-3.241232</text:p>
          </table:table-cell>
          <table:table-cell office:value-type="float" office:value="7.407524" calcext:value-type="float">
            <text:p>7.407524</text:p>
          </table:table-cell>
          <table:table-cell office:value-type="float" office:value="-274.8837" calcext:value-type="float">
            <text:p>-274.8837</text:p>
          </table:table-cell>
          <table:table-cell office:value-type="float" office:value="0" calcext:value-type="float">
            <text:p>0</text:p>
          </table:table-cell>
          <table:table-cell office:value-type="float" office:value="6.239132" calcext:value-type="float">
            <text:p>6.239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269.1107" calcext:value-type="float">
            <text:p>269.1107</text:p>
          </table:table-cell>
          <table:table-cell office:value-type="float" office:value="12991.03" calcext:value-type="float">
            <text:p>12991.03</text:p>
          </table:table-cell>
          <table:table-cell office:value-type="float" office:value="0" calcext:value-type="float">
            <text:p>0</text:p>
          </table:table-cell>
          <table:table-cell office:value-type="float" office:value="0.02596711" calcext:value-type="float">
            <text:p>0.02596711</text:p>
          </table:table-cell>
          <table:table-cell office:value-type="float" office:value="-276.9933" calcext:value-type="float">
            <text:p>-276.9933</text:p>
          </table:table-cell>
          <table:table-cell office:value-type="float" office:value="777.9703" calcext:value-type="float">
            <text:p>777.9703</text:p>
          </table:table-cell>
          <table:table-cell office:value-type="float" office:value="-1.014249" calcext:value-type="float">
            <text:p>-1.014249</text:p>
          </table:table-cell>
          <table:table-cell office:value-type="float" office:value="101.1927" calcext:value-type="float">
            <text:p>101.1927</text:p>
          </table:table-cell>
          <table:table-cell office:value-type="float" office:value="3.658873" calcext:value-type="float">
            <text:p>3.658873</text:p>
          </table:table-cell>
          <table:table-cell office:value-type="float" office:value="0.02981177" calcext:value-type="float">
            <text:p>0.0298117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2058" calcext:value-type="float">
            <text:p>0.07202058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35277" calcext:value-type="float">
            <text:p>0.2535277</text:p>
          </table:table-cell>
          <table:table-cell office:value-type="float" office:value="370" calcext:value-type="float">
            <text:p>370</text:p>
          </table:table-cell>
          <table:table-cell office:value-type="float" office:value="-269.1663" calcext:value-type="float">
            <text:p>-269.1663</text:p>
          </table:table-cell>
          <table:table-cell office:value-type="float" office:value="0" calcext:value-type="float">
            <text:p>0</text:p>
          </table:table-cell>
          <table:table-cell office:value-type="float" office:value="319.0722" calcext:value-type="float">
            <text:p>319.0722</text:p>
          </table:table-cell>
          <table:table-cell office:value-type="float" office:value="1198.638" calcext:value-type="float">
            <text:p>1198.638</text:p>
          </table:table-cell>
          <table:table-cell office:value-type="float" office:value="1463.075" calcext:value-type="float">
            <text:p>1463.075</text:p>
          </table:table-cell>
          <table:table-cell office:value-type="float" office:value="1215.096" calcext:value-type="float">
            <text:p>1215.096</text:p>
          </table:table-cell>
          <table:table-cell office:value-type="float" office:value="704.592" calcext:value-type="float">
            <text:p>704.592</text:p>
          </table:table-cell>
          <table:table-cell office:value-type="float" office:value="1087.793" calcext:value-type="float">
            <text:p>1087.793</text:p>
          </table:table-cell>
          <table:table-cell office:value-type="float" office:value="412.1814" calcext:value-type="float">
            <text:p>412.1814</text:p>
          </table:table-cell>
          <table:table-cell office:value-type="float" office:value="1817.036" calcext:value-type="float">
            <text:p>1817.036</text:p>
          </table:table-cell>
          <table:table-cell office:value-type="float" office:value="2056.51" calcext:value-type="float">
            <text:p>2056.51</text:p>
          </table:table-cell>
          <table:table-cell office:value-type="float" office:value="1649.464" calcext:value-type="float">
            <text:p>1649.464</text:p>
          </table:table-cell>
          <table:table-cell office:value-type="float" office:value="581.2791" calcext:value-type="float">
            <text:p>581.2791</text:p>
          </table:table-cell>
          <table:table-cell office:value-type="float" office:value="573.8497" calcext:value-type="float">
            <text:p>573.8497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5" calcext:value-type="float">
            <text:p>35.54795</text:p>
          </table:table-cell>
          <table:table-cell office:value-type="float" office:value="0" calcext:value-type="float">
            <text:p>0</text:p>
          </table:table-cell>
          <table:table-cell office:value-type="float" office:value="-0.02220159" calcext:value-type="float">
            <text:p>-0.02220159</text:p>
          </table:table-cell>
          <table:table-cell office:value-type="float" office:value="0" calcext:value-type="float">
            <text:p>0</text:p>
          </table:table-cell>
          <table:table-cell office:value-type="float" office:value="0.2800514" calcext:value-type="float">
            <text:p>0.2800514</text:p>
          </table:table-cell>
          <table:table-cell office:value-type="float" office:value="12.58716" calcext:value-type="float">
            <text:p>12.58716</text:p>
          </table:table-cell>
          <table:table-cell office:value-type="float" office:value="-3.819329" calcext:value-type="float">
            <text:p>-3.819329</text:p>
          </table:table-cell>
          <table:table-cell office:value-type="float" office:value="8.767832" calcext:value-type="float">
            <text:p>8.767832</text:p>
          </table:table-cell>
          <table:table-cell office:value-type="float" office:value="-277.8869" calcext:value-type="float">
            <text:p>-277.8869</text:p>
          </table:table-cell>
          <table:table-cell office:value-type="float" office:value="0" calcext:value-type="float">
            <text:p>0</text:p>
          </table:table-cell>
          <table:table-cell office:value-type="float" office:value="6.359656" calcext:value-type="float">
            <text:p>6.359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66.2397" calcext:value-type="float">
            <text:p>266.2397</text:p>
          </table:table-cell>
          <table:table-cell office:value-type="float" office:value="12990.83" calcext:value-type="float">
            <text:p>12990.83</text:p>
          </table:table-cell>
          <table:table-cell office:value-type="float" office:value="0" calcext:value-type="float">
            <text:p>0</text:p>
          </table:table-cell>
          <table:table-cell office:value-type="float" office:value="0.02965805" calcext:value-type="float">
            <text:p>0.02965805</text:p>
          </table:table-cell>
          <table:table-cell office:value-type="float" office:value="-280.1069" calcext:value-type="float">
            <text:p>-280.1069</text:p>
          </table:table-cell>
          <table:table-cell office:value-type="float" office:value="787.8878" calcext:value-type="float">
            <text:p>787.8878</text:p>
          </table:table-cell>
          <table:table-cell office:value-type="float" office:value="-1.196718" calcext:value-type="float">
            <text:p>-1.196718</text:p>
          </table:table-cell>
          <table:table-cell office:value-type="float" office:value="100.7476" calcext:value-type="float">
            <text:p>100.7476</text:p>
          </table:table-cell>
          <table:table-cell office:value-type="float" office:value="3.543021" calcext:value-type="float">
            <text:p>3.543021</text:p>
          </table:table-cell>
          <table:table-cell office:value-type="float" office:value="0.02975646" calcext:value-type="float">
            <text:p>0.02975646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2286" calcext:value-type="float">
            <text:p>0.07202286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38033" calcext:value-type="float">
            <text:p>0.2538033</text:p>
          </table:table-cell>
          <table:table-cell office:value-type="float" office:value="370" calcext:value-type="float">
            <text:p>370</text:p>
          </table:table-cell>
          <table:table-cell office:value-type="float" office:value="-270.608" calcext:value-type="float">
            <text:p>-270.608</text:p>
          </table:table-cell>
          <table:table-cell office:value-type="float" office:value="0" calcext:value-type="float">
            <text:p>0</text:p>
          </table:table-cell>
          <table:table-cell office:value-type="float" office:value="319.1911" calcext:value-type="float">
            <text:p>319.1911</text:p>
          </table:table-cell>
          <table:table-cell office:value-type="float" office:value="1197.551" calcext:value-type="float">
            <text:p>1197.551</text:p>
          </table:table-cell>
          <table:table-cell office:value-type="float" office:value="1461.88" calcext:value-type="float">
            <text:p>1461.88</text:p>
          </table:table-cell>
          <table:table-cell office:value-type="float" office:value="1214.859" calcext:value-type="float">
            <text:p>1214.859</text:p>
          </table:table-cell>
          <table:table-cell office:value-type="float" office:value="704.4268" calcext:value-type="float">
            <text:p>704.4268</text:p>
          </table:table-cell>
          <table:table-cell office:value-type="float" office:value="1087.652" calcext:value-type="float">
            <text:p>1087.652</text:p>
          </table:table-cell>
          <table:table-cell office:value-type="float" office:value="412.1101" calcext:value-type="float">
            <text:p>412.1101</text:p>
          </table:table-cell>
          <table:table-cell office:value-type="float" office:value="1816.951" calcext:value-type="float">
            <text:p>1816.951</text:p>
          </table:table-cell>
          <table:table-cell office:value-type="float" office:value="2056.463" calcext:value-type="float">
            <text:p>2056.463</text:p>
          </table:table-cell>
          <table:table-cell office:value-type="float" office:value="1649.441" calcext:value-type="float">
            <text:p>1649.441</text:p>
          </table:table-cell>
          <table:table-cell office:value-type="float" office:value="581.2681" calcext:value-type="float">
            <text:p>581.2681</text:p>
          </table:table-cell>
          <table:table-cell office:value-type="float" office:value="573.8354" calcext:value-type="float">
            <text:p>573.8354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5" calcext:value-type="float">
            <text:p>35.54795</text:p>
          </table:table-cell>
          <table:table-cell office:value-type="float" office:value="0" calcext:value-type="float">
            <text:p>0</text:p>
          </table:table-cell>
          <table:table-cell office:value-type="float" office:value="-0.02268761" calcext:value-type="float">
            <text:p>-0.02268761</text:p>
          </table:table-cell>
          <table:table-cell office:value-type="float" office:value="0" calcext:value-type="float">
            <text:p>0</text:p>
          </table:table-cell>
          <table:table-cell office:value-type="float" office:value="0.3198651" calcext:value-type="float">
            <text:p>0.3198651</text:p>
          </table:table-cell>
          <table:table-cell office:value-type="float" office:value="14.85671" calcext:value-type="float">
            <text:p>14.85671</text:p>
          </table:table-cell>
          <table:table-cell office:value-type="float" office:value="-4.600315" calcext:value-type="float">
            <text:p>-4.600315</text:p>
          </table:table-cell>
          <table:table-cell office:value-type="float" office:value="10.2564" calcext:value-type="float">
            <text:p>10.2564</text:p>
          </table:table-cell>
          <table:table-cell office:value-type="float" office:value="-280.8835" calcext:value-type="float">
            <text:p>-280.8835</text:p>
          </table:table-cell>
          <table:table-cell office:value-type="float" office:value="0" calcext:value-type="float">
            <text:p>0</text:p>
          </table:table-cell>
          <table:table-cell office:value-type="float" office:value="6.422922" calcext:value-type="float">
            <text:p>6.42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62.9697" calcext:value-type="float">
            <text:p>262.9697</text:p>
          </table:table-cell>
          <table:table-cell office:value-type="float" office:value="12990.57" calcext:value-type="float">
            <text:p>12990.57</text:p>
          </table:table-cell>
          <table:table-cell office:value-type="float" office:value="0" calcext:value-type="float">
            <text:p>0</text:p>
          </table:table-cell>
          <table:table-cell office:value-type="float" office:value="0.03937272" calcext:value-type="float">
            <text:p>0.03937272</text:p>
          </table:table-cell>
          <table:table-cell office:value-type="float" office:value="-283.6465" calcext:value-type="float">
            <text:p>-283.6465</text:p>
          </table:table-cell>
          <table:table-cell office:value-type="float" office:value="795.7533" calcext:value-type="float">
            <text:p>795.7533</text:p>
          </table:table-cell>
          <table:table-cell office:value-type="float" office:value="-1.402193" calcext:value-type="float">
            <text:p>-1.402193</text:p>
          </table:table-cell>
          <table:table-cell office:value-type="float" office:value="98.75066" calcext:value-type="float">
            <text:p>98.75066</text:p>
          </table:table-cell>
          <table:table-cell office:value-type="float" office:value="3.42066" calcext:value-type="float">
            <text:p>3.42066</text:p>
          </table:table-cell>
          <table:table-cell office:value-type="float" office:value="0.02963388" calcext:value-type="float">
            <text:p>0.0296338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2572" calcext:value-type="float">
            <text:p>0.0720257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41046" calcext:value-type="float">
            <text:p>0.2541046</text:p>
          </table:table-cell>
          <table:table-cell office:value-type="float" office:value="370" calcext:value-type="float">
            <text:p>370</text:p>
          </table:table-cell>
          <table:table-cell office:value-type="float" office:value="-272.5931" calcext:value-type="float">
            <text:p>-272.5931</text:p>
          </table:table-cell>
          <table:table-cell office:value-type="float" office:value="0" calcext:value-type="float">
            <text:p>0</text:p>
          </table:table-cell>
          <table:table-cell office:value-type="float" office:value="319.397" calcext:value-type="float">
            <text:p>319.397</text:p>
          </table:table-cell>
          <table:table-cell office:value-type="float" office:value="1196.244" calcext:value-type="float">
            <text:p>1196.244</text:p>
          </table:table-cell>
          <table:table-cell office:value-type="float" office:value="1460.463" calcext:value-type="float">
            <text:p>1460.463</text:p>
          </table:table-cell>
          <table:table-cell office:value-type="float" office:value="1214.578" calcext:value-type="float">
            <text:p>1214.578</text:p>
          </table:table-cell>
          <table:table-cell office:value-type="float" office:value="704.2373" calcext:value-type="float">
            <text:p>704.2373</text:p>
          </table:table-cell>
          <table:table-cell office:value-type="float" office:value="1087.495" calcext:value-type="float">
            <text:p>1087.495</text:p>
          </table:table-cell>
          <table:table-cell office:value-type="float" office:value="412.033" calcext:value-type="float">
            <text:p>412.033</text:p>
          </table:table-cell>
          <table:table-cell office:value-type="float" office:value="1816.864" calcext:value-type="float">
            <text:p>1816.864</text:p>
          </table:table-cell>
          <table:table-cell office:value-type="float" office:value="2056.414" calcext:value-type="float">
            <text:p>2056.414</text:p>
          </table:table-cell>
          <table:table-cell office:value-type="float" office:value="1649.417" calcext:value-type="float">
            <text:p>1649.417</text:p>
          </table:table-cell>
          <table:table-cell office:value-type="float" office:value="581.2573" calcext:value-type="float">
            <text:p>581.2573</text:p>
          </table:table-cell>
          <table:table-cell office:value-type="float" office:value="573.821" calcext:value-type="float">
            <text:p>573.821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94" calcext:value-type="float">
            <text:p>35.54794</text:p>
          </table:table-cell>
          <table:table-cell office:value-type="float" office:value="0" calcext:value-type="float">
            <text:p>0</text:p>
          </table:table-cell>
          <table:table-cell office:value-type="float" office:value="-0.02330475" calcext:value-type="float">
            <text:p>-0.02330475</text:p>
          </table:table-cell>
          <table:table-cell office:value-type="float" office:value="0" calcext:value-type="float">
            <text:p>0</text:p>
          </table:table-cell>
          <table:table-cell office:value-type="float" office:value="0.3494923" calcext:value-type="float">
            <text:p>0.3494923</text:p>
          </table:table-cell>
          <table:table-cell office:value-type="float" office:value="17.06669" calcext:value-type="float">
            <text:p>17.06669</text:p>
          </table:table-cell>
          <table:table-cell office:value-type="float" office:value="-5.464368" calcext:value-type="float">
            <text:p>-5.464368</text:p>
          </table:table-cell>
          <table:table-cell office:value-type="float" office:value="11.60232" calcext:value-type="float">
            <text:p>11.60232</text:p>
          </table:table-cell>
          <table:table-cell office:value-type="float" office:value="-284.3418" calcext:value-type="float">
            <text:p>-284.3418</text:p>
          </table:table-cell>
          <table:table-cell office:value-type="float" office:value="0" calcext:value-type="float">
            <text:p>0</text:p>
          </table:table-cell>
          <table:table-cell office:value-type="float" office:value="6.545639" calcext:value-type="float">
            <text:p>6.54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59.8151" calcext:value-type="float">
            <text:p>259.8151</text:p>
          </table:table-cell>
          <table:table-cell office:value-type="float" office:value="12990.22" calcext:value-type="float">
            <text:p>12990.22</text:p>
          </table:table-cell>
          <table:table-cell office:value-type="float" office:value="0" calcext:value-type="float">
            <text:p>0</text:p>
          </table:table-cell>
          <table:table-cell office:value-type="float" office:value="0.04710329" calcext:value-type="float">
            <text:p>0.04710329</text:p>
          </table:table-cell>
          <table:table-cell office:value-type="float" office:value="-287.2309" calcext:value-type="float">
            <text:p>-287.2309</text:p>
          </table:table-cell>
          <table:table-cell office:value-type="float" office:value="809.2823" calcext:value-type="float">
            <text:p>809.2823</text:p>
          </table:table-cell>
          <table:table-cell office:value-type="float" office:value="-1.632068" calcext:value-type="float">
            <text:p>-1.632068</text:p>
          </table:table-cell>
          <table:table-cell office:value-type="float" office:value="97.76492" calcext:value-type="float">
            <text:p>97.76492</text:p>
          </table:table-cell>
          <table:table-cell office:value-type="float" office:value="3.317217" calcext:value-type="float">
            <text:p>3.317217</text:p>
          </table:table-cell>
          <table:table-cell office:value-type="float" office:value="0.02950027" calcext:value-type="float">
            <text:p>0.0295002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2858" calcext:value-type="float">
            <text:p>0.07202858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44336" calcext:value-type="float">
            <text:p>0.2544336</text:p>
          </table:table-cell>
          <table:table-cell office:value-type="float" office:value="370" calcext:value-type="float">
            <text:p>370</text:p>
          </table:table-cell>
          <table:table-cell office:value-type="float" office:value="-274.1265" calcext:value-type="float">
            <text:p>-274.1265</text:p>
          </table:table-cell>
          <table:table-cell office:value-type="float" office:value="0" calcext:value-type="float">
            <text:p>0</text:p>
          </table:table-cell>
          <table:table-cell office:value-type="float" office:value="319.6081" calcext:value-type="float">
            <text:p>319.6081</text:p>
          </table:table-cell>
          <table:table-cell office:value-type="float" office:value="1195.034" calcext:value-type="float">
            <text:p>1195.034</text:p>
          </table:table-cell>
          <table:table-cell office:value-type="float" office:value="1459.023" calcext:value-type="float">
            <text:p>1459.023</text:p>
          </table:table-cell>
          <table:table-cell office:value-type="float" office:value="1214.276" calcext:value-type="float">
            <text:p>1214.276</text:p>
          </table:table-cell>
          <table:table-cell office:value-type="float" office:value="704.032" calcext:value-type="float">
            <text:p>704.032</text:p>
          </table:table-cell>
          <table:table-cell office:value-type="float" office:value="1087.318" calcext:value-type="float">
            <text:p>1087.318</text:p>
          </table:table-cell>
          <table:table-cell office:value-type="float" office:value="411.9477" calcext:value-type="float">
            <text:p>411.9477</text:p>
          </table:table-cell>
          <table:table-cell office:value-type="float" office:value="1816.772" calcext:value-type="float">
            <text:p>1816.772</text:p>
          </table:table-cell>
          <table:table-cell office:value-type="float" office:value="2056.363" calcext:value-type="float">
            <text:p>2056.363</text:p>
          </table:table-cell>
          <table:table-cell office:value-type="float" office:value="1649.393" calcext:value-type="float">
            <text:p>1649.393</text:p>
          </table:table-cell>
          <table:table-cell office:value-type="float" office:value="581.2462" calcext:value-type="float">
            <text:p>581.2462</text:p>
          </table:table-cell>
          <table:table-cell office:value-type="float" office:value="573.8066" calcext:value-type="float">
            <text:p>573.806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4" calcext:value-type="float">
            <text:p>35.54794</text:p>
          </table:table-cell>
          <table:table-cell office:value-type="float" office:value="0" calcext:value-type="float">
            <text:p>0</text:p>
          </table:table-cell>
          <table:table-cell office:value-type="float" office:value="-0.02394768" calcext:value-type="float">
            <text:p>-0.02394768</text:p>
          </table:table-cell>
          <table:table-cell office:value-type="float" office:value="0" calcext:value-type="float">
            <text:p>0</text:p>
          </table:table-cell>
          <table:table-cell office:value-type="float" office:value="0.3891588" calcext:value-type="float">
            <text:p>0.3891588</text:p>
          </table:table-cell>
          <table:table-cell office:value-type="float" office:value="19.8567" calcext:value-type="float">
            <text:p>19.8567</text:p>
          </table:table-cell>
          <table:table-cell office:value-type="float" office:value="-6.435413" calcext:value-type="float">
            <text:p>-6.435413</text:p>
          </table:table-cell>
          <table:table-cell office:value-type="float" office:value="13.42128" calcext:value-type="float">
            <text:p>13.42128</text:p>
          </table:table-cell>
          <table:table-cell office:value-type="float" office:value="-287.7774" calcext:value-type="float">
            <text:p>-287.7774</text:p>
          </table:table-cell>
          <table:table-cell office:value-type="float" office:value="0" calcext:value-type="float">
            <text:p>0</text:p>
          </table:table-cell>
          <table:table-cell office:value-type="float" office:value="6.622578" calcext:value-type="float">
            <text:p>6.62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256.8433" calcext:value-type="float">
            <text:p>256.8433</text:p>
          </table:table-cell>
          <table:table-cell office:value-type="float" office:value="12989.85" calcext:value-type="float">
            <text:p>12989.85</text:p>
          </table:table-cell>
          <table:table-cell office:value-type="float" office:value="0" calcext:value-type="float">
            <text:p>0</text:p>
          </table:table-cell>
          <table:table-cell office:value-type="float" office:value="0.05316231" calcext:value-type="float">
            <text:p>0.05316231</text:p>
          </table:table-cell>
          <table:table-cell office:value-type="float" office:value="-290.5695" calcext:value-type="float">
            <text:p>-290.5695</text:p>
          </table:table-cell>
          <table:table-cell office:value-type="float" office:value="819.1824" calcext:value-type="float">
            <text:p>819.1824</text:p>
          </table:table-cell>
          <table:table-cell office:value-type="float" office:value="-1.886002" calcext:value-type="float">
            <text:p>-1.886002</text:p>
          </table:table-cell>
          <table:table-cell office:value-type="float" office:value="97.31786" calcext:value-type="float">
            <text:p>97.31786</text:p>
          </table:table-cell>
          <table:table-cell office:value-type="float" office:value="3.207132" calcext:value-type="float">
            <text:p>3.207132</text:p>
          </table:table-cell>
          <table:table-cell office:value-type="float" office:value="0.02941898" calcext:value-type="float">
            <text:p>0.02941898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04771" calcext:value-type="float">
            <text:p>0.0720477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54582" calcext:value-type="float">
            <text:p>0.2554582</text:p>
          </table:table-cell>
          <table:table-cell office:value-type="float" office:value="370" calcext:value-type="float">
            <text:p>370</text:p>
          </table:table-cell>
          <table:table-cell office:value-type="float" office:value="-275.2057" calcext:value-type="float">
            <text:p>-275.2057</text:p>
          </table:table-cell>
          <table:table-cell office:value-type="float" office:value="0" calcext:value-type="float">
            <text:p>0</text:p>
          </table:table-cell>
          <table:table-cell office:value-type="float" office:value="319.8184" calcext:value-type="float">
            <text:p>319.8184</text:p>
          </table:table-cell>
          <table:table-cell office:value-type="float" office:value="1193.911" calcext:value-type="float">
            <text:p>1193.911</text:p>
          </table:table-cell>
          <table:table-cell office:value-type="float" office:value="1457.676" calcext:value-type="float">
            <text:p>1457.676</text:p>
          </table:table-cell>
          <table:table-cell office:value-type="float" office:value="1213.987" calcext:value-type="float">
            <text:p>1213.987</text:p>
          </table:table-cell>
          <table:table-cell office:value-type="float" office:value="703.8343" calcext:value-type="float">
            <text:p>703.8343</text:p>
          </table:table-cell>
          <table:table-cell office:value-type="float" office:value="1087.139" calcext:value-type="float">
            <text:p>1087.139</text:p>
          </table:table-cell>
          <table:table-cell office:value-type="float" office:value="411.8589" calcext:value-type="float">
            <text:p>411.8589</text:p>
          </table:table-cell>
          <table:table-cell office:value-type="float" office:value="1816.666" calcext:value-type="float">
            <text:p>1816.666</text:p>
          </table:table-cell>
          <table:table-cell office:value-type="float" office:value="2056.306" calcext:value-type="float">
            <text:p>2056.306</text:p>
          </table:table-cell>
          <table:table-cell office:value-type="float" office:value="1649.369" calcext:value-type="float">
            <text:p>1649.369</text:p>
          </table:table-cell>
          <table:table-cell office:value-type="float" office:value="581.2352" calcext:value-type="float">
            <text:p>581.2352</text:p>
          </table:table-cell>
          <table:table-cell office:value-type="float" office:value="573.792" calcext:value-type="float">
            <text:p>573.792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4" calcext:value-type="float">
            <text:p>35.54794</text:p>
          </table:table-cell>
          <table:table-cell office:value-type="float" office:value="0" calcext:value-type="float">
            <text:p>0</text:p>
          </table:table-cell>
          <table:table-cell office:value-type="float" office:value="-0.02450151" calcext:value-type="float">
            <text:p>-0.02450151</text:p>
          </table:table-cell>
          <table:table-cell office:value-type="float" office:value="0" calcext:value-type="float">
            <text:p>0</text:p>
          </table:table-cell>
          <table:table-cell office:value-type="float" office:value="0.43181" calcext:value-type="float">
            <text:p>0.43181</text:p>
          </table:table-cell>
          <table:table-cell office:value-type="float" office:value="22.88126" calcext:value-type="float">
            <text:p>22.88126</text:p>
          </table:table-cell>
          <table:table-cell office:value-type="float" office:value="-7.45543" calcext:value-type="float">
            <text:p>-7.45543</text:p>
          </table:table-cell>
          <table:table-cell office:value-type="float" office:value="15.42583" calcext:value-type="float">
            <text:p>15.42583</text:p>
          </table:table-cell>
          <table:table-cell office:value-type="float" office:value="-291.0317" calcext:value-type="float">
            <text:p>-291.0317</text:p>
          </table:table-cell>
          <table:table-cell office:value-type="float" office:value="0" calcext:value-type="float">
            <text:p>0</text:p>
          </table:table-cell>
          <table:table-cell office:value-type="float" office:value="6.788651" calcext:value-type="float">
            <text:p>6.788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254.6256" calcext:value-type="float">
            <text:p>254.6256</text:p>
          </table:table-cell>
          <table:table-cell office:value-type="float" office:value="12989.62" calcext:value-type="float">
            <text:p>12989.62</text:p>
          </table:table-cell>
          <table:table-cell office:value-type="float" office:value="0" calcext:value-type="float">
            <text:p>0</text:p>
          </table:table-cell>
          <table:table-cell office:value-type="float" office:value="0.05648583" calcext:value-type="float">
            <text:p>0.05648583</text:p>
          </table:table-cell>
          <table:table-cell office:value-type="float" office:value="-292.9928" calcext:value-type="float">
            <text:p>-292.9928</text:p>
          </table:table-cell>
          <table:table-cell office:value-type="float" office:value="826.803" calcext:value-type="float">
            <text:p>826.803</text:p>
          </table:table-cell>
          <table:table-cell office:value-type="float" office:value="-2.131648" calcext:value-type="float">
            <text:p>-2.131648</text:p>
          </table:table-cell>
          <table:table-cell office:value-type="float" office:value="97.27072" calcext:value-type="float">
            <text:p>97.27072</text:p>
          </table:table-cell>
          <table:table-cell office:value-type="float" office:value="3.09865" calcext:value-type="float">
            <text:p>3.09865</text:p>
          </table:table-cell>
          <table:table-cell office:value-type="float" office:value="0.02930014" calcext:value-type="float">
            <text:p>0.02930014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1985" calcext:value-type="float">
            <text:p>0.07211985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69548" calcext:value-type="float">
            <text:p>0.2569548</text:p>
          </table:table-cell>
          <table:table-cell office:value-type="float" office:value="370" calcext:value-type="float">
            <text:p>370</text:p>
          </table:table-cell>
          <table:table-cell office:value-type="float" office:value="-274.624" calcext:value-type="float">
            <text:p>-274.624</text:p>
          </table:table-cell>
          <table:table-cell office:value-type="float" office:value="0" calcext:value-type="float">
            <text:p>0</text:p>
          </table:table-cell>
          <table:table-cell office:value-type="float" office:value="319.8705" calcext:value-type="float">
            <text:p>319.8705</text:p>
          </table:table-cell>
          <table:table-cell office:value-type="float" office:value="1193.202" calcext:value-type="float">
            <text:p>1193.202</text:p>
          </table:table-cell>
          <table:table-cell office:value-type="float" office:value="1456.811" calcext:value-type="float">
            <text:p>1456.811</text:p>
          </table:table-cell>
          <table:table-cell office:value-type="float" office:value="1213.789" calcext:value-type="float">
            <text:p>1213.789</text:p>
          </table:table-cell>
          <table:table-cell office:value-type="float" office:value="703.6761" calcext:value-type="float">
            <text:p>703.6761</text:p>
          </table:table-cell>
          <table:table-cell office:value-type="float" office:value="1086.988" calcext:value-type="float">
            <text:p>1086.988</text:p>
          </table:table-cell>
          <table:table-cell office:value-type="float" office:value="411.7763" calcext:value-type="float">
            <text:p>411.7763</text:p>
          </table:table-cell>
          <table:table-cell office:value-type="float" office:value="1816.558" calcext:value-type="float">
            <text:p>1816.558</text:p>
          </table:table-cell>
          <table:table-cell office:value-type="float" office:value="2056.241" calcext:value-type="float">
            <text:p>2056.241</text:p>
          </table:table-cell>
          <table:table-cell office:value-type="float" office:value="1649.344" calcext:value-type="float">
            <text:p>1649.344</text:p>
          </table:table-cell>
          <table:table-cell office:value-type="float" office:value="581.224" calcext:value-type="float">
            <text:p>581.224</text:p>
          </table:table-cell>
          <table:table-cell office:value-type="float" office:value="573.7773" calcext:value-type="float">
            <text:p>573.7773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4" calcext:value-type="float">
            <text:p>35.54794</text:p>
          </table:table-cell>
          <table:table-cell office:value-type="float" office:value="0" calcext:value-type="float">
            <text:p>0</text:p>
          </table:table-cell>
          <table:table-cell office:value-type="float" office:value="-0.0249576" calcext:value-type="float">
            <text:p>-0.0249576</text:p>
          </table:table-cell>
          <table:table-cell office:value-type="float" office:value="0" calcext:value-type="float">
            <text:p>0</text:p>
          </table:table-cell>
          <table:table-cell office:value-type="float" office:value="0.4654159" calcext:value-type="float">
            <text:p>0.4654159</text:p>
          </table:table-cell>
          <table:table-cell office:value-type="float" office:value="26.42614" calcext:value-type="float">
            <text:p>26.42614</text:p>
          </table:table-cell>
          <table:table-cell office:value-type="float" office:value="-8.239047" calcext:value-type="float">
            <text:p>-8.239047</text:p>
          </table:table-cell>
          <table:table-cell office:value-type="float" office:value="18.18709" calcext:value-type="float">
            <text:p>18.18709</text:p>
          </table:table-cell>
          <table:table-cell office:value-type="float" office:value="-293.4" calcext:value-type="float">
            <text:p>-293.4</text:p>
          </table:table-cell>
          <table:table-cell office:value-type="float" office:value="0" calcext:value-type="float">
            <text:p>0</text:p>
          </table:table-cell>
          <table:table-cell office:value-type="float" office:value="6.976043" calcext:value-type="float">
            <text:p>6.976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252.5526" calcext:value-type="float">
            <text:p>252.5526</text:p>
          </table:table-cell>
          <table:table-cell office:value-type="float" office:value="12989.43" calcext:value-type="float">
            <text:p>12989.43</text:p>
          </table:table-cell>
          <table:table-cell office:value-type="float" office:value="0" calcext:value-type="float">
            <text:p>0</text:p>
          </table:table-cell>
          <table:table-cell office:value-type="float" office:value="0.06221852" calcext:value-type="float">
            <text:p>0.06221852</text:p>
          </table:table-cell>
          <table:table-cell office:value-type="float" office:value="-295.5234" calcext:value-type="float">
            <text:p>-295.5234</text:p>
          </table:table-cell>
          <table:table-cell office:value-type="float" office:value="837.472" calcext:value-type="float">
            <text:p>837.472</text:p>
          </table:table-cell>
          <table:table-cell office:value-type="float" office:value="-2.442775" calcext:value-type="float">
            <text:p>-2.442775</text:p>
          </table:table-cell>
          <table:table-cell office:value-type="float" office:value="97.1321" calcext:value-type="float">
            <text:p>97.1321</text:p>
          </table:table-cell>
          <table:table-cell office:value-type="float" office:value="3.004029" calcext:value-type="float">
            <text:p>3.004029</text:p>
          </table:table-cell>
          <table:table-cell office:value-type="float" office:value="0.0293323" calcext:value-type="float">
            <text:p>0.029332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2187" calcext:value-type="float">
            <text:p>0.0721218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71785" calcext:value-type="float">
            <text:p>0.2571785</text:p>
          </table:table-cell>
          <table:table-cell office:value-type="float" office:value="370" calcext:value-type="float">
            <text:p>370</text:p>
          </table:table-cell>
          <table:table-cell office:value-type="float" office:value="-273.7887" calcext:value-type="float">
            <text:p>-273.7887</text:p>
          </table:table-cell>
          <table:table-cell office:value-type="float" office:value="0" calcext:value-type="float">
            <text:p>0</text:p>
          </table:table-cell>
          <table:table-cell office:value-type="float" office:value="319.9563" calcext:value-type="float">
            <text:p>319.9563</text:p>
          </table:table-cell>
          <table:table-cell office:value-type="float" office:value="1192.469" calcext:value-type="float">
            <text:p>1192.469</text:p>
          </table:table-cell>
          <table:table-cell office:value-type="float" office:value="1455.994" calcext:value-type="float">
            <text:p>1455.994</text:p>
          </table:table-cell>
          <table:table-cell office:value-type="float" office:value="1213.609" calcext:value-type="float">
            <text:p>1213.609</text:p>
          </table:table-cell>
          <table:table-cell office:value-type="float" office:value="703.5466" calcext:value-type="float">
            <text:p>703.5466</text:p>
          </table:table-cell>
          <table:table-cell office:value-type="float" office:value="1086.865" calcext:value-type="float">
            <text:p>1086.865</text:p>
          </table:table-cell>
          <table:table-cell office:value-type="float" office:value="411.7072" calcext:value-type="float">
            <text:p>411.7072</text:p>
          </table:table-cell>
          <table:table-cell office:value-type="float" office:value="1816.464" calcext:value-type="float">
            <text:p>1816.464</text:p>
          </table:table-cell>
          <table:table-cell office:value-type="float" office:value="2056.176" calcext:value-type="float">
            <text:p>2056.176</text:p>
          </table:table-cell>
          <table:table-cell office:value-type="float" office:value="1649.319" calcext:value-type="float">
            <text:p>1649.319</text:p>
          </table:table-cell>
          <table:table-cell office:value-type="float" office:value="581.2127" calcext:value-type="float">
            <text:p>581.2127</text:p>
          </table:table-cell>
          <table:table-cell office:value-type="float" office:value="573.7625" calcext:value-type="float">
            <text:p>573.7625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3" calcext:value-type="float">
            <text:p>35.54793</text:p>
          </table:table-cell>
          <table:table-cell office:value-type="float" office:value="0" calcext:value-type="float">
            <text:p>0</text:p>
          </table:table-cell>
          <table:table-cell office:value-type="float" office:value="-0.02522029" calcext:value-type="float">
            <text:p>-0.02522029</text:p>
          </table:table-cell>
          <table:table-cell office:value-type="float" office:value="0" calcext:value-type="float">
            <text:p>0</text:p>
          </table:table-cell>
          <table:table-cell office:value-type="float" office:value="0.5068791" calcext:value-type="float">
            <text:p>0.5068791</text:p>
          </table:table-cell>
          <table:table-cell office:value-type="float" office:value="30.6029" calcext:value-type="float">
            <text:p>30.6029</text:p>
          </table:table-cell>
          <table:table-cell office:value-type="float" office:value="-9.363556" calcext:value-type="float">
            <text:p>-9.363556</text:p>
          </table:table-cell>
          <table:table-cell office:value-type="float" office:value="21.23934" calcext:value-type="float">
            <text:p>21.23934</text:p>
          </table:table-cell>
          <table:table-cell office:value-type="float" office:value="-295.6085" calcext:value-type="float">
            <text:p>-295.6085</text:p>
          </table:table-cell>
          <table:table-cell office:value-type="float" office:value="0" calcext:value-type="float">
            <text:p>0</text:p>
          </table:table-cell>
          <table:table-cell office:value-type="float" office:value="6.963456" calcext:value-type="float">
            <text:p>6.96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250.1737" calcext:value-type="float">
            <text:p>250.1737</text:p>
          </table:table-cell>
          <table:table-cell office:value-type="float" office:value="12989.15" calcext:value-type="float">
            <text:p>12989.15</text:p>
          </table:table-cell>
          <table:table-cell office:value-type="float" office:value="0" calcext:value-type="float">
            <text:p>0</text:p>
          </table:table-cell>
          <table:table-cell office:value-type="float" office:value="0.07368699" calcext:value-type="float">
            <text:p>0.07368699</text:p>
          </table:table-cell>
          <table:table-cell office:value-type="float" office:value="-298.3807" calcext:value-type="float">
            <text:p>-298.3807</text:p>
          </table:table-cell>
          <table:table-cell office:value-type="float" office:value="846.59" calcext:value-type="float">
            <text:p>846.59</text:p>
          </table:table-cell>
          <table:table-cell office:value-type="float" office:value="-2.825931" calcext:value-type="float">
            <text:p>-2.825931</text:p>
          </table:table-cell>
          <table:table-cell office:value-type="float" office:value="96.72612" calcext:value-type="float">
            <text:p>96.72612</text:p>
          </table:table-cell>
          <table:table-cell office:value-type="float" office:value="2.91183" calcext:value-type="float">
            <text:p>2.91183</text:p>
          </table:table-cell>
          <table:table-cell office:value-type="float" office:value="0.02929922" calcext:value-type="float">
            <text:p>0.02929922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2411" calcext:value-type="float">
            <text:p>0.0721241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74637" calcext:value-type="float">
            <text:p>0.2574637</text:p>
          </table:table-cell>
          <table:table-cell office:value-type="float" office:value="370" calcext:value-type="float">
            <text:p>370</text:p>
          </table:table-cell>
          <table:table-cell office:value-type="float" office:value="-273.1765" calcext:value-type="float">
            <text:p>-273.1765</text:p>
          </table:table-cell>
          <table:table-cell office:value-type="float" office:value="0" calcext:value-type="float">
            <text:p>0</text:p>
          </table:table-cell>
          <table:table-cell office:value-type="float" office:value="320.1219" calcext:value-type="float">
            <text:p>320.1219</text:p>
          </table:table-cell>
          <table:table-cell office:value-type="float" office:value="1191.552" calcext:value-type="float">
            <text:p>1191.552</text:p>
          </table:table-cell>
          <table:table-cell office:value-type="float" office:value="1454.961" calcext:value-type="float">
            <text:p>1454.961</text:p>
          </table:table-cell>
          <table:table-cell office:value-type="float" office:value="1213.393" calcext:value-type="float">
            <text:p>1213.393</text:p>
          </table:table-cell>
          <table:table-cell office:value-type="float" office:value="703.3956" calcext:value-type="float">
            <text:p>703.3956</text:p>
          </table:table-cell>
          <table:table-cell office:value-type="float" office:value="1086.729" calcext:value-type="float">
            <text:p>1086.729</text:p>
          </table:table-cell>
          <table:table-cell office:value-type="float" office:value="411.6368" calcext:value-type="float">
            <text:p>411.6368</text:p>
          </table:table-cell>
          <table:table-cell office:value-type="float" office:value="1816.375" calcext:value-type="float">
            <text:p>1816.375</text:p>
          </table:table-cell>
          <table:table-cell office:value-type="float" office:value="2056.111" calcext:value-type="float">
            <text:p>2056.111</text:p>
          </table:table-cell>
          <table:table-cell office:value-type="float" office:value="1649.294" calcext:value-type="float">
            <text:p>1649.294</text:p>
          </table:table-cell>
          <table:table-cell office:value-type="float" office:value="581.2014" calcext:value-type="float">
            <text:p>581.2014</text:p>
          </table:table-cell>
          <table:table-cell office:value-type="float" office:value="573.7474" calcext:value-type="float">
            <text:p>573.7474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3" calcext:value-type="float">
            <text:p>35.54793</text:p>
          </table:table-cell>
          <table:table-cell office:value-type="float" office:value="0" calcext:value-type="float">
            <text:p>0</text:p>
          </table:table-cell>
          <table:table-cell office:value-type="float" office:value="-0.02566759" calcext:value-type="float">
            <text:p>-0.02566759</text:p>
          </table:table-cell>
          <table:table-cell office:value-type="float" office:value="0" calcext:value-type="float">
            <text:p>0</text:p>
          </table:table-cell>
          <table:table-cell office:value-type="float" office:value="0.5595905" calcext:value-type="float">
            <text:p>0.5595905</text:p>
          </table:table-cell>
          <table:table-cell office:value-type="float" office:value="35.1213" calcext:value-type="float">
            <text:p>35.1213</text:p>
          </table:table-cell>
          <table:table-cell office:value-type="float" office:value="-10.80062" calcext:value-type="float">
            <text:p>-10.80062</text:p>
          </table:table-cell>
          <table:table-cell office:value-type="float" office:value="24.32068" calcext:value-type="float">
            <text:p>24.32068</text:p>
          </table:table-cell>
          <table:table-cell office:value-type="float" office:value="-298.2019" calcext:value-type="float">
            <text:p>-298.2019</text:p>
          </table:table-cell>
          <table:table-cell office:value-type="float" office:value="0" calcext:value-type="float">
            <text:p>0</text:p>
          </table:table-cell>
          <table:table-cell office:value-type="float" office:value="7.078639" calcext:value-type="float">
            <text:p>7.07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247.7369" calcext:value-type="float">
            <text:p>247.7369</text:p>
          </table:table-cell>
          <table:table-cell office:value-type="float" office:value="12988.86" calcext:value-type="float">
            <text:p>12988.86</text:p>
          </table:table-cell>
          <table:table-cell office:value-type="float" office:value="0" calcext:value-type="float">
            <text:p>0</text:p>
          </table:table-cell>
          <table:table-cell office:value-type="float" office:value="0.08291339" calcext:value-type="float">
            <text:p>0.08291339</text:p>
          </table:table-cell>
          <table:table-cell office:value-type="float" office:value="-301.4243" calcext:value-type="float">
            <text:p>-301.4243</text:p>
          </table:table-cell>
          <table:table-cell office:value-type="float" office:value="855.8682" calcext:value-type="float">
            <text:p>855.8682</text:p>
          </table:table-cell>
          <table:table-cell office:value-type="float" office:value="-3.284307" calcext:value-type="float">
            <text:p>-3.284307</text:p>
          </table:table-cell>
          <table:table-cell office:value-type="float" office:value="96.43204" calcext:value-type="float">
            <text:p>96.43204</text:p>
          </table:table-cell>
          <table:table-cell office:value-type="float" office:value="2.807856" calcext:value-type="float">
            <text:p>2.807856</text:p>
          </table:table-cell>
          <table:table-cell office:value-type="float" office:value="0.02924259" calcext:value-type="float">
            <text:p>0.02924259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2697" calcext:value-type="float">
            <text:p>0.0721269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78051" calcext:value-type="float">
            <text:p>0.2578051</text:p>
          </table:table-cell>
          <table:table-cell office:value-type="float" office:value="370" calcext:value-type="float">
            <text:p>370</text:p>
          </table:table-cell>
          <table:table-cell office:value-type="float" office:value="-272.599" calcext:value-type="float">
            <text:p>-272.599</text:p>
          </table:table-cell>
          <table:table-cell office:value-type="float" office:value="0" calcext:value-type="float">
            <text:p>0</text:p>
          </table:table-cell>
          <table:table-cell office:value-type="float" office:value="320.304" calcext:value-type="float">
            <text:p>320.304</text:p>
          </table:table-cell>
          <table:table-cell office:value-type="float" office:value="1190.621" calcext:value-type="float">
            <text:p>1190.621</text:p>
          </table:table-cell>
          <table:table-cell office:value-type="float" office:value="1453.899" calcext:value-type="float">
            <text:p>1453.899</text:p>
          </table:table-cell>
          <table:table-cell office:value-type="float" office:value="1213.165" calcext:value-type="float">
            <text:p>1213.165</text:p>
          </table:table-cell>
          <table:table-cell office:value-type="float" office:value="703.2366" calcext:value-type="float">
            <text:p>703.2366</text:p>
          </table:table-cell>
          <table:table-cell office:value-type="float" office:value="1086.585" calcext:value-type="float">
            <text:p>1086.585</text:p>
          </table:table-cell>
          <table:table-cell office:value-type="float" office:value="411.5626" calcext:value-type="float">
            <text:p>411.5626</text:p>
          </table:table-cell>
          <table:table-cell office:value-type="float" office:value="1816.285" calcext:value-type="float">
            <text:p>1816.285</text:p>
          </table:table-cell>
          <table:table-cell office:value-type="float" office:value="2056.046" calcext:value-type="float">
            <text:p>2056.046</text:p>
          </table:table-cell>
          <table:table-cell office:value-type="float" office:value="1649.268" calcext:value-type="float">
            <text:p>1649.268</text:p>
          </table:table-cell>
          <table:table-cell office:value-type="float" office:value="581.1899" calcext:value-type="float">
            <text:p>581.1899</text:p>
          </table:table-cell>
          <table:table-cell office:value-type="float" office:value="573.7322" calcext:value-type="float">
            <text:p>573.7322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93" calcext:value-type="float">
            <text:p>35.54793</text:p>
          </table:table-cell>
          <table:table-cell office:value-type="float" office:value="0" calcext:value-type="float">
            <text:p>0</text:p>
          </table:table-cell>
          <table:table-cell office:value-type="float" office:value="-0.02610171" calcext:value-type="float">
            <text:p>-0.02610171</text:p>
          </table:table-cell>
          <table:table-cell office:value-type="float" office:value="0" calcext:value-type="float">
            <text:p>0</text:p>
          </table:table-cell>
          <table:table-cell office:value-type="float" office:value="0.6310582" calcext:value-type="float">
            <text:p>0.6310582</text:p>
          </table:table-cell>
          <table:table-cell office:value-type="float" office:value="40.06124" calcext:value-type="float">
            <text:p>40.06124</text:p>
          </table:table-cell>
          <table:table-cell office:value-type="float" office:value="-12.58229" calcext:value-type="float">
            <text:p>-12.58229</text:p>
          </table:table-cell>
          <table:table-cell office:value-type="float" office:value="27.47895" calcext:value-type="float">
            <text:p>27.47895</text:p>
          </table:table-cell>
          <table:table-cell office:value-type="float" office:value="-300.8706" calcext:value-type="float">
            <text:p>-300.8706</text:p>
          </table:table-cell>
          <table:table-cell office:value-type="float" office:value="0" calcext:value-type="float">
            <text:p>0</text:p>
          </table:table-cell>
          <table:table-cell office:value-type="float" office:value="7.156647" calcext:value-type="float">
            <text:p>7.156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45.044" calcext:value-type="float">
            <text:p>245.044</text:p>
          </table:table-cell>
          <table:table-cell office:value-type="float" office:value="12988.48" calcext:value-type="float">
            <text:p>12988.48</text:p>
          </table:table-cell>
          <table:table-cell office:value-type="float" office:value="0" calcext:value-type="float">
            <text:p>0</text:p>
          </table:table-cell>
          <table:table-cell office:value-type="float" office:value="0.1041209" calcext:value-type="float">
            <text:p>0.1041209</text:p>
          </table:table-cell>
          <table:table-cell office:value-type="float" office:value="-304.8244" calcext:value-type="float">
            <text:p>-304.8244</text:p>
          </table:table-cell>
          <table:table-cell office:value-type="float" office:value="867.5308" calcext:value-type="float">
            <text:p>867.5308</text:p>
          </table:table-cell>
          <table:table-cell office:value-type="float" office:value="-3.784736" calcext:value-type="float">
            <text:p>-3.784736</text:p>
          </table:table-cell>
          <table:table-cell office:value-type="float" office:value="95.44704" calcext:value-type="float">
            <text:p>95.44704</text:p>
          </table:table-cell>
          <table:table-cell office:value-type="float" office:value="2.712139" calcext:value-type="float">
            <text:p>2.712139</text:p>
          </table:table-cell>
          <table:table-cell office:value-type="float" office:value="0.02916847" calcext:value-type="float">
            <text:p>0.0291684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3032" calcext:value-type="float">
            <text:p>0.0721303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81992" calcext:value-type="float">
            <text:p>0.2581992</text:p>
          </table:table-cell>
          <table:table-cell office:value-type="float" office:value="370" calcext:value-type="float">
            <text:p>370</text:p>
          </table:table-cell>
          <table:table-cell office:value-type="float" office:value="-272.5756" calcext:value-type="float">
            <text:p>-272.5756</text:p>
          </table:table-cell>
          <table:table-cell office:value-type="float" office:value="0" calcext:value-type="float">
            <text:p>0</text:p>
          </table:table-cell>
          <table:table-cell office:value-type="float" office:value="320.4855" calcext:value-type="float">
            <text:p>320.4855</text:p>
          </table:table-cell>
          <table:table-cell office:value-type="float" office:value="1189.575" calcext:value-type="float">
            <text:p>1189.575</text:p>
          </table:table-cell>
          <table:table-cell office:value-type="float" office:value="1452.676" calcext:value-type="float">
            <text:p>1452.676</text:p>
          </table:table-cell>
          <table:table-cell office:value-type="float" office:value="1212.906" calcext:value-type="float">
            <text:p>1212.906</text:p>
          </table:table-cell>
          <table:table-cell office:value-type="float" office:value="703.0583" calcext:value-type="float">
            <text:p>703.0583</text:p>
          </table:table-cell>
          <table:table-cell office:value-type="float" office:value="1086.429" calcext:value-type="float">
            <text:p>1086.429</text:p>
          </table:table-cell>
          <table:table-cell office:value-type="float" office:value="411.485" calcext:value-type="float">
            <text:p>411.485</text:p>
          </table:table-cell>
          <table:table-cell office:value-type="float" office:value="1816.185" calcext:value-type="float">
            <text:p>1816.185</text:p>
          </table:table-cell>
          <table:table-cell office:value-type="float" office:value="2055.981" calcext:value-type="float">
            <text:p>2055.981</text:p>
          </table:table-cell>
          <table:table-cell office:value-type="float" office:value="1649.243" calcext:value-type="float">
            <text:p>1649.243</text:p>
          </table:table-cell>
          <table:table-cell office:value-type="float" office:value="581.1784" calcext:value-type="float">
            <text:p>581.1784</text:p>
          </table:table-cell>
          <table:table-cell office:value-type="float" office:value="573.7169" calcext:value-type="float">
            <text:p>573.7169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2663855" calcext:value-type="float">
            <text:p>-0.02663855</text:p>
          </table:table-cell>
          <table:table-cell office:value-type="float" office:value="0" calcext:value-type="float">
            <text:p>0</text:p>
          </table:table-cell>
          <table:table-cell office:value-type="float" office:value="0.6858962" calcext:value-type="float">
            <text:p>0.6858962</text:p>
          </table:table-cell>
          <table:table-cell office:value-type="float" office:value="44.92666" calcext:value-type="float">
            <text:p>44.92666</text:p>
          </table:table-cell>
          <table:table-cell office:value-type="float" office:value="-14.53356" calcext:value-type="float">
            <text:p>-14.53356</text:p>
          </table:table-cell>
          <table:table-cell office:value-type="float" office:value="30.3931" calcext:value-type="float">
            <text:p>30.3931</text:p>
          </table:table-cell>
          <table:table-cell office:value-type="float" office:value="-303.8811" calcext:value-type="float">
            <text:p>-303.8811</text:p>
          </table:table-cell>
          <table:table-cell office:value-type="float" office:value="0" calcext:value-type="float">
            <text:p>0</text:p>
          </table:table-cell>
          <table:table-cell office:value-type="float" office:value="7.263521" calcext:value-type="float">
            <text:p>7.26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243.3501" calcext:value-type="float">
            <text:p>243.3501</text:p>
          </table:table-cell>
          <table:table-cell office:value-type="float" office:value="12988.19" calcext:value-type="float">
            <text:p>12988.19</text:p>
          </table:table-cell>
          <table:table-cell office:value-type="float" office:value="0" calcext:value-type="float">
            <text:p>0</text:p>
          </table:table-cell>
          <table:table-cell office:value-type="float" office:value="0.1107234" calcext:value-type="float">
            <text:p>0.1107234</text:p>
          </table:table-cell>
          <table:table-cell office:value-type="float" office:value="-307.2592" calcext:value-type="float">
            <text:p>-307.2592</text:p>
          </table:table-cell>
          <table:table-cell office:value-type="float" office:value="875.0911" calcext:value-type="float">
            <text:p>875.0911</text:p>
          </table:table-cell>
          <table:table-cell office:value-type="float" office:value="-4.309556" calcext:value-type="float">
            <text:p>-4.309556</text:p>
          </table:table-cell>
          <table:table-cell office:value-type="float" office:value="95.40904" calcext:value-type="float">
            <text:p>95.40904</text:p>
          </table:table-cell>
          <table:table-cell office:value-type="float" office:value="2.660421" calcext:value-type="float">
            <text:p>2.660421</text:p>
          </table:table-cell>
          <table:table-cell office:value-type="float" office:value="0.02930266" calcext:value-type="float">
            <text:p>0.02930266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339" calcext:value-type="float">
            <text:p>0.0721339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86433" calcext:value-type="float">
            <text:p>0.2586433</text:p>
          </table:table-cell>
          <table:table-cell office:value-type="float" office:value="370" calcext:value-type="float">
            <text:p>370</text:p>
          </table:table-cell>
          <table:table-cell office:value-type="float" office:value="-270.5218" calcext:value-type="float">
            <text:p>-270.5218</text:p>
          </table:table-cell>
          <table:table-cell office:value-type="float" office:value="0" calcext:value-type="float">
            <text:p>0</text:p>
          </table:table-cell>
          <table:table-cell office:value-type="float" office:value="320.5222" calcext:value-type="float">
            <text:p>320.5222</text:p>
          </table:table-cell>
          <table:table-cell office:value-type="float" office:value="1189.059" calcext:value-type="float">
            <text:p>1189.059</text:p>
          </table:table-cell>
          <table:table-cell office:value-type="float" office:value="1451.977" calcext:value-type="float">
            <text:p>1451.977</text:p>
          </table:table-cell>
          <table:table-cell office:value-type="float" office:value="1212.728" calcext:value-type="float">
            <text:p>1212.728</text:p>
          </table:table-cell>
          <table:table-cell office:value-type="float" office:value="702.9195" calcext:value-type="float">
            <text:p>702.9195</text:p>
          </table:table-cell>
          <table:table-cell office:value-type="float" office:value="1086.29" calcext:value-type="float">
            <text:p>1086.29</text:p>
          </table:table-cell>
          <table:table-cell office:value-type="float" office:value="411.4095" calcext:value-type="float">
            <text:p>411.4095</text:p>
          </table:table-cell>
          <table:table-cell office:value-type="float" office:value="1816.079" calcext:value-type="float">
            <text:p>1816.079</text:p>
          </table:table-cell>
          <table:table-cell office:value-type="float" office:value="2055.916" calcext:value-type="float">
            <text:p>2055.916</text:p>
          </table:table-cell>
          <table:table-cell office:value-type="float" office:value="1649.216" calcext:value-type="float">
            <text:p>1649.216</text:p>
          </table:table-cell>
          <table:table-cell office:value-type="float" office:value="581.1668" calcext:value-type="float">
            <text:p>581.1668</text:p>
          </table:table-cell>
          <table:table-cell office:value-type="float" office:value="573.7014" calcext:value-type="float">
            <text:p>573.7014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2677075" calcext:value-type="float">
            <text:p>-0.02677075</text:p>
          </table:table-cell>
          <table:table-cell office:value-type="float" office:value="0" calcext:value-type="float">
            <text:p>0</text:p>
          </table:table-cell>
          <table:table-cell office:value-type="float" office:value="0.7272827" calcext:value-type="float">
            <text:p>0.7272827</text:p>
          </table:table-cell>
          <table:table-cell office:value-type="float" office:value="50.18031" calcext:value-type="float">
            <text:p>50.18031</text:p>
          </table:table-cell>
          <table:table-cell office:value-type="float" office:value="-15.82267" calcext:value-type="float">
            <text:p>-15.82267</text:p>
          </table:table-cell>
          <table:table-cell office:value-type="float" office:value="34.35764" calcext:value-type="float">
            <text:p>34.35764</text:p>
          </table:table-cell>
          <table:table-cell office:value-type="float" office:value="-305.7984" calcext:value-type="float">
            <text:p>-305.7984</text:p>
          </table:table-cell>
          <table:table-cell office:value-type="float" office:value="0" calcext:value-type="float">
            <text:p>0</text:p>
          </table:table-cell>
          <table:table-cell office:value-type="float" office:value="7.268203" calcext:value-type="float">
            <text:p>7.268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241.802" calcext:value-type="float">
            <text:p>241.802</text:p>
          </table:table-cell>
          <table:table-cell office:value-type="float" office:value="12987.95" calcext:value-type="float">
            <text:p>12987.95</text:p>
          </table:table-cell>
          <table:table-cell office:value-type="float" office:value="0" calcext:value-type="float">
            <text:p>0</text:p>
          </table:table-cell>
          <table:table-cell office:value-type="float" office:value="0.1183356" calcext:value-type="float">
            <text:p>0.1183356</text:p>
          </table:table-cell>
          <table:table-cell office:value-type="float" office:value="-309.5642" calcext:value-type="float">
            <text:p>-309.5642</text:p>
          </table:table-cell>
          <table:table-cell office:value-type="float" office:value="882.4829" calcext:value-type="float">
            <text:p>882.4829</text:p>
          </table:table-cell>
          <table:table-cell office:value-type="float" office:value="-4.90649" calcext:value-type="float">
            <text:p>-4.90649</text:p>
          </table:table-cell>
          <table:table-cell office:value-type="float" office:value="95.33523" calcext:value-type="float">
            <text:p>95.33523</text:p>
          </table:table-cell>
          <table:table-cell office:value-type="float" office:value="2.60421" calcext:value-type="float">
            <text:p>2.60421</text:p>
          </table:table-cell>
          <table:table-cell office:value-type="float" office:value="0.0295087" calcext:value-type="float">
            <text:p>0.029508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3768" calcext:value-type="float">
            <text:p>0.07213768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91358" calcext:value-type="float">
            <text:p>0.2591358</text:p>
          </table:table-cell>
          <table:table-cell office:value-type="float" office:value="370" calcext:value-type="float">
            <text:p>370</text:p>
          </table:table-cell>
          <table:table-cell office:value-type="float" office:value="-267.6057" calcext:value-type="float">
            <text:p>-267.6057</text:p>
          </table:table-cell>
          <table:table-cell office:value-type="float" office:value="0" calcext:value-type="float">
            <text:p>0</text:p>
          </table:table-cell>
          <table:table-cell office:value-type="float" office:value="320.5443" calcext:value-type="float">
            <text:p>320.5443</text:p>
          </table:table-cell>
          <table:table-cell office:value-type="float" office:value="1188.565" calcext:value-type="float">
            <text:p>1188.565</text:p>
          </table:table-cell>
          <table:table-cell office:value-type="float" office:value="1451.364" calcext:value-type="float">
            <text:p>1451.364</text:p>
          </table:table-cell>
          <table:table-cell office:value-type="float" office:value="1212.585" calcext:value-type="float">
            <text:p>1212.585</text:p>
          </table:table-cell>
          <table:table-cell office:value-type="float" office:value="702.809" calcext:value-type="float">
            <text:p>702.809</text:p>
          </table:table-cell>
          <table:table-cell office:value-type="float" office:value="1086.181" calcext:value-type="float">
            <text:p>1086.181</text:p>
          </table:table-cell>
          <table:table-cell office:value-type="float" office:value="411.349" calcext:value-type="float">
            <text:p>411.349</text:p>
          </table:table-cell>
          <table:table-cell office:value-type="float" office:value="1815.99" calcext:value-type="float">
            <text:p>1815.99</text:p>
          </table:table-cell>
          <table:table-cell office:value-type="float" office:value="2055.85" calcext:value-type="float">
            <text:p>2055.85</text:p>
          </table:table-cell>
          <table:table-cell office:value-type="float" office:value="1649.179" calcext:value-type="float">
            <text:p>1649.179</text:p>
          </table:table-cell>
          <table:table-cell office:value-type="float" office:value="581.1551" calcext:value-type="float">
            <text:p>581.1551</text:p>
          </table:table-cell>
          <table:table-cell office:value-type="float" office:value="573.6856" calcext:value-type="float">
            <text:p>573.6856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2683166" calcext:value-type="float">
            <text:p>-0.02683166</text:p>
          </table:table-cell>
          <table:table-cell office:value-type="float" office:value="0" calcext:value-type="float">
            <text:p>0</text:p>
          </table:table-cell>
          <table:table-cell office:value-type="float" office:value="0.7933242" calcext:value-type="float">
            <text:p>0.7933242</text:p>
          </table:table-cell>
          <table:table-cell office:value-type="float" office:value="56.55014" calcext:value-type="float">
            <text:p>56.55014</text:p>
          </table:table-cell>
          <table:table-cell office:value-type="float" office:value="-17.56867" calcext:value-type="float">
            <text:p>-17.56867</text:p>
          </table:table-cell>
          <table:table-cell office:value-type="float" office:value="38.98147" calcext:value-type="float">
            <text:p>38.98147</text:p>
          </table:table-cell>
          <table:table-cell office:value-type="float" office:value="-307.5193" calcext:value-type="float">
            <text:p>-307.5193</text:p>
          </table:table-cell>
          <table:table-cell office:value-type="float" office:value="0" calcext:value-type="float">
            <text:p>0</text:p>
          </table:table-cell>
          <table:table-cell office:value-type="float" office:value="7.280262" calcext:value-type="float">
            <text:p>7.28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40.0959" calcext:value-type="float">
            <text:p>240.0959</text:p>
          </table:table-cell>
          <table:table-cell office:value-type="float" office:value="12987.71" calcext:value-type="float">
            <text:p>12987.71</text:p>
          </table:table-cell>
          <table:table-cell office:value-type="float" office:value="0" calcext:value-type="float">
            <text:p>0</text:p>
          </table:table-cell>
          <table:table-cell office:value-type="float" office:value="0.1346952" calcext:value-type="float">
            <text:p>0.1346952</text:p>
          </table:table-cell>
          <table:table-cell office:value-type="float" office:value="-312.0362" calcext:value-type="float">
            <text:p>-312.0362</text:p>
          </table:table-cell>
          <table:table-cell office:value-type="float" office:value="893.561" calcext:value-type="float">
            <text:p>893.561</text:p>
          </table:table-cell>
          <table:table-cell office:value-type="float" office:value="-5.583638" calcext:value-type="float">
            <text:p>-5.583638</text:p>
          </table:table-cell>
          <table:table-cell office:value-type="float" office:value="95.09167" calcext:value-type="float">
            <text:p>95.09167</text:p>
          </table:table-cell>
          <table:table-cell office:value-type="float" office:value="2.531002" calcext:value-type="float">
            <text:p>2.531002</text:p>
          </table:table-cell>
          <table:table-cell office:value-type="float" office:value="0.02966551" calcext:value-type="float">
            <text:p>0.02966551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4197" calcext:value-type="float">
            <text:p>0.0721419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596763" calcext:value-type="float">
            <text:p>0.2596763</text:p>
          </table:table-cell>
          <table:table-cell office:value-type="float" office:value="370" calcext:value-type="float">
            <text:p>370</text:p>
          </table:table-cell>
          <table:table-cell office:value-type="float" office:value="-263.5416" calcext:value-type="float">
            <text:p>-263.5416</text:p>
          </table:table-cell>
          <table:table-cell office:value-type="float" office:value="0" calcext:value-type="float">
            <text:p>0</text:p>
          </table:table-cell>
          <table:table-cell office:value-type="float" office:value="320.6518" calcext:value-type="float">
            <text:p>320.6518</text:p>
          </table:table-cell>
          <table:table-cell office:value-type="float" office:value="1187.928" calcext:value-type="float">
            <text:p>1187.928</text:p>
          </table:table-cell>
          <table:table-cell office:value-type="float" office:value="1450.653" calcext:value-type="float">
            <text:p>1450.653</text:p>
          </table:table-cell>
          <table:table-cell office:value-type="float" office:value="1212.434" calcext:value-type="float">
            <text:p>1212.434</text:p>
          </table:table-cell>
          <table:table-cell office:value-type="float" office:value="702.6954" calcext:value-type="float">
            <text:p>702.6954</text:p>
          </table:table-cell>
          <table:table-cell office:value-type="float" office:value="1086.075" calcext:value-type="float">
            <text:p>1086.075</text:p>
          </table:table-cell>
          <table:table-cell office:value-type="float" office:value="411.2928" calcext:value-type="float">
            <text:p>411.2928</text:p>
          </table:table-cell>
          <table:table-cell office:value-type="float" office:value="1815.906" calcext:value-type="float">
            <text:p>1815.906</text:p>
          </table:table-cell>
          <table:table-cell office:value-type="float" office:value="2055.786" calcext:value-type="float">
            <text:p>2055.786</text:p>
          </table:table-cell>
          <table:table-cell office:value-type="float" office:value="1649.141" calcext:value-type="float">
            <text:p>1649.141</text:p>
          </table:table-cell>
          <table:table-cell office:value-type="float" office:value="581.1434" calcext:value-type="float">
            <text:p>581.1434</text:p>
          </table:table-cell>
          <table:table-cell office:value-type="float" office:value="573.6697" calcext:value-type="float">
            <text:p>573.6697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2698382" calcext:value-type="float">
            <text:p>-0.02698382</text:p>
          </table:table-cell>
          <table:table-cell office:value-type="float" office:value="0" calcext:value-type="float">
            <text:p>0</text:p>
          </table:table-cell>
          <table:table-cell office:value-type="float" office:value="0.8720909" calcext:value-type="float">
            <text:p>0.8720909</text:p>
          </table:table-cell>
          <table:table-cell office:value-type="float" office:value="64.56511" calcext:value-type="float">
            <text:p>64.56511</text:p>
          </table:table-cell>
          <table:table-cell office:value-type="float" office:value="-19.73135" calcext:value-type="float">
            <text:p>-19.73135</text:p>
          </table:table-cell>
          <table:table-cell office:value-type="float" office:value="44.83376" calcext:value-type="float">
            <text:p>44.83376</text:p>
          </table:table-cell>
          <table:table-cell office:value-type="float" office:value="-309.4085" calcext:value-type="float">
            <text:p>-309.4085</text:p>
          </table:table-cell>
          <table:table-cell office:value-type="float" office:value="0" calcext:value-type="float">
            <text:p>0</text:p>
          </table:table-cell>
          <table:table-cell office:value-type="float" office:value="7.372649" calcext:value-type="float">
            <text:p>7.37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238.2988" calcext:value-type="float">
            <text:p>238.2988</text:p>
          </table:table-cell>
          <table:table-cell office:value-type="float" office:value="12987.42" calcext:value-type="float">
            <text:p>12987.42</text:p>
          </table:table-cell>
          <table:table-cell office:value-type="float" office:value="0" calcext:value-type="float">
            <text:p>0</text:p>
          </table:table-cell>
          <table:table-cell office:value-type="float" office:value="0.155612" calcext:value-type="float">
            <text:p>0.155612</text:p>
          </table:table-cell>
          <table:table-cell office:value-type="float" office:value="-314.7897" calcext:value-type="float">
            <text:p>-314.7897</text:p>
          </table:table-cell>
          <table:table-cell office:value-type="float" office:value="902.8715" calcext:value-type="float">
            <text:p>902.8715</text:p>
          </table:table-cell>
          <table:table-cell office:value-type="float" office:value="-6.401793" calcext:value-type="float">
            <text:p>-6.401793</text:p>
          </table:table-cell>
          <table:table-cell office:value-type="float" office:value="94.8154" calcext:value-type="float">
            <text:p>94.8154</text:p>
          </table:table-cell>
          <table:table-cell office:value-type="float" office:value="2.460122" calcext:value-type="float">
            <text:p>2.460122</text:p>
          </table:table-cell>
          <table:table-cell office:value-type="float" office:value="0.02979177" calcext:value-type="float">
            <text:p>0.02979177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4651" calcext:value-type="float">
            <text:p>0.0721465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602633" calcext:value-type="float">
            <text:p>0.2602633</text:p>
          </table:table-cell>
          <table:table-cell office:value-type="float" office:value="370" calcext:value-type="float">
            <text:p>370</text:p>
          </table:table-cell>
          <table:table-cell office:value-type="float" office:value="-259.2021" calcext:value-type="float">
            <text:p>-259.2021</text:p>
          </table:table-cell>
          <table:table-cell office:value-type="float" office:value="0" calcext:value-type="float">
            <text:p>0</text:p>
          </table:table-cell>
          <table:table-cell office:value-type="float" office:value="320.7891" calcext:value-type="float">
            <text:p>320.7891</text:p>
          </table:table-cell>
          <table:table-cell office:value-type="float" office:value="1187.24" calcext:value-type="float">
            <text:p>1187.24</text:p>
          </table:table-cell>
          <table:table-cell office:value-type="float" office:value="1449.873" calcext:value-type="float">
            <text:p>1449.873</text:p>
          </table:table-cell>
          <table:table-cell office:value-type="float" office:value="1212.265" calcext:value-type="float">
            <text:p>1212.265</text:p>
          </table:table-cell>
          <table:table-cell office:value-type="float" office:value="702.5701" calcext:value-type="float">
            <text:p>702.5701</text:p>
          </table:table-cell>
          <table:table-cell office:value-type="float" office:value="1085.963" calcext:value-type="float">
            <text:p>1085.963</text:p>
          </table:table-cell>
          <table:table-cell office:value-type="float" office:value="411.235" calcext:value-type="float">
            <text:p>411.235</text:p>
          </table:table-cell>
          <table:table-cell office:value-type="float" office:value="1815.823" calcext:value-type="float">
            <text:p>1815.823</text:p>
          </table:table-cell>
          <table:table-cell office:value-type="float" office:value="2055.721" calcext:value-type="float">
            <text:p>2055.721</text:p>
          </table:table-cell>
          <table:table-cell office:value-type="float" office:value="1649.103" calcext:value-type="float">
            <text:p>1649.103</text:p>
          </table:table-cell>
          <table:table-cell office:value-type="float" office:value="581.1317" calcext:value-type="float">
            <text:p>581.1317</text:p>
          </table:table-cell>
          <table:table-cell office:value-type="float" office:value="573.6538" calcext:value-type="float">
            <text:p>573.6538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1" calcext:value-type="float">
            <text:p>35.54791</text:p>
          </table:table-cell>
          <table:table-cell office:value-type="float" office:value="0" calcext:value-type="float">
            <text:p>0</text:p>
          </table:table-cell>
          <table:table-cell office:value-type="float" office:value="-0.02716822" calcext:value-type="float">
            <text:p>-0.02716822</text:p>
          </table:table-cell>
          <table:table-cell office:value-type="float" office:value="0" calcext:value-type="float">
            <text:p>0</text:p>
          </table:table-cell>
          <table:table-cell office:value-type="float" office:value="0.9472591" calcext:value-type="float">
            <text:p>0.9472591</text:p>
          </table:table-cell>
          <table:table-cell office:value-type="float" office:value="73.27338" calcext:value-type="float">
            <text:p>73.27338</text:p>
          </table:table-cell>
          <table:table-cell office:value-type="float" office:value="-22.17303" calcext:value-type="float">
            <text:p>-22.17303</text:p>
          </table:table-cell>
          <table:table-cell office:value-type="float" office:value="51.10035" calcext:value-type="float">
            <text:p>51.10035</text:p>
          </table:table-cell>
          <table:table-cell office:value-type="float" office:value="-311.4264" calcext:value-type="float">
            <text:p>-311.4264</text:p>
          </table:table-cell>
          <table:table-cell office:value-type="float" office:value="0" calcext:value-type="float">
            <text:p>0</text:p>
          </table:table-cell>
          <table:table-cell office:value-type="float" office:value="7.454089" calcext:value-type="float">
            <text:p>7.454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36.3189" calcext:value-type="float">
            <text:p>236.3189</text:p>
          </table:table-cell>
          <table:table-cell office:value-type="float" office:value="12987.11" calcext:value-type="float">
            <text:p>12987.11</text:p>
          </table:table-cell>
          <table:table-cell office:value-type="float" office:value="0" calcext:value-type="float">
            <text:p>0</text:p>
          </table:table-cell>
          <table:table-cell office:value-type="float" office:value="0.1850238" calcext:value-type="float">
            <text:p>0.1850238</text:p>
          </table:table-cell>
          <table:table-cell office:value-type="float" office:value="-317.9122" calcext:value-type="float">
            <text:p>-317.9122</text:p>
          </table:table-cell>
          <table:table-cell office:value-type="float" office:value="910.4752" calcext:value-type="float">
            <text:p>910.4752</text:p>
          </table:table-cell>
          <table:table-cell office:value-type="float" office:value="-7.383391" calcext:value-type="float">
            <text:p>-7.383391</text:p>
          </table:table-cell>
          <table:table-cell office:value-type="float" office:value="94.43849" calcext:value-type="float">
            <text:p>94.43849</text:p>
          </table:table-cell>
          <table:table-cell office:value-type="float" office:value="2.388316" calcext:value-type="float">
            <text:p>2.388316</text:p>
          </table:table-cell>
          <table:table-cell office:value-type="float" office:value="0.02989399" calcext:value-type="float">
            <text:p>0.02989399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215152" calcext:value-type="float">
            <text:p>0.07215152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608964" calcext:value-type="float">
            <text:p>0.2608964</text:p>
          </table:table-cell>
          <table:table-cell office:value-type="float" office:value="370" calcext:value-type="float">
            <text:p>370</text:p>
          </table:table-cell>
          <table:table-cell office:value-type="float" office:value="-255.0623" calcext:value-type="float">
            <text:p>-255.0623</text:p>
          </table:table-cell>
          <table:table-cell office:value-type="float" office:value="0" calcext:value-type="float">
            <text:p>0</text:p>
          </table:table-cell>
          <table:table-cell office:value-type="float" office:value="320.943" calcext:value-type="float">
            <text:p>320.943</text:p>
          </table:table-cell>
          <table:table-cell office:value-type="float" office:value="1186.449" calcext:value-type="float">
            <text:p>1186.449</text:p>
          </table:table-cell>
          <table:table-cell office:value-type="float" office:value="1448.999" calcext:value-type="float">
            <text:p>1448.999</text:p>
          </table:table-cell>
          <table:table-cell office:value-type="float" office:value="1212.075" calcext:value-type="float">
            <text:p>1212.075</text:p>
          </table:table-cell>
          <table:table-cell office:value-type="float" office:value="702.4387" calcext:value-type="float">
            <text:p>702.4387</text:p>
          </table:table-cell>
          <table:table-cell office:value-type="float" office:value="1085.844" calcext:value-type="float">
            <text:p>1085.844</text:p>
          </table:table-cell>
          <table:table-cell office:value-type="float" office:value="411.1752" calcext:value-type="float">
            <text:p>411.1752</text:p>
          </table:table-cell>
          <table:table-cell office:value-type="float" office:value="1815.741" calcext:value-type="float">
            <text:p>1815.741</text:p>
          </table:table-cell>
          <table:table-cell office:value-type="float" office:value="2055.657" calcext:value-type="float">
            <text:p>2055.657</text:p>
          </table:table-cell>
          <table:table-cell office:value-type="float" office:value="1649.065" calcext:value-type="float">
            <text:p>1649.065</text:p>
          </table:table-cell>
          <table:table-cell office:value-type="float" office:value="581.1198" calcext:value-type="float">
            <text:p>581.1198</text:p>
          </table:table-cell>
          <table:table-cell office:value-type="float" office:value="573.6376" calcext:value-type="float">
            <text:p>573.6376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91" calcext:value-type="float">
            <text:p>35.54791</text:p>
          </table:table-cell>
          <table:table-cell office:value-type="float" office:value="0" calcext:value-type="float">
            <text:p>0</text:p>
          </table:table-cell>
          <table:table-cell office:value-type="float" office:value="-0.0274191" calcext:value-type="float">
            <text:p>-0.0274191</text:p>
          </table:table-cell>
          <table:table-cell office:value-type="float" office:value="0" calcext:value-type="float">
            <text:p>0</text:p>
          </table:table-cell>
          <table:table-cell office:value-type="float" office:value="1.049318" calcext:value-type="float">
            <text:p>1.049318</text:p>
          </table:table-cell>
          <table:table-cell office:value-type="float" office:value="82.99244" calcext:value-type="float">
            <text:p>82.99244</text:p>
          </table:table-cell>
          <table:table-cell office:value-type="float" office:value="-25.62451" calcext:value-type="float">
            <text:p>-25.62451</text:p>
          </table:table-cell>
          <table:table-cell office:value-type="float" office:value="57.36793" calcext:value-type="float">
            <text:p>57.36793</text:p>
          </table:table-cell>
          <table:table-cell office:value-type="float" office:value="-313.6629" calcext:value-type="float">
            <text:p>-313.6629</text:p>
          </table:table-cell>
          <table:table-cell office:value-type="float" office:value="0" calcext:value-type="float">
            <text:p>0</text:p>
          </table:table-cell>
          <table:table-cell office:value-type="float" office:value="7.549834" calcext:value-type="float">
            <text:p>7.549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34.0592" calcext:value-type="float">
            <text:p>234.0592</text:p>
          </table:table-cell>
          <table:table-cell office:value-type="float" office:value="12986.72" calcext:value-type="float">
            <text:p>12986.72</text:p>
          </table:table-cell>
          <table:table-cell office:value-type="float" office:value="0" calcext:value-type="float">
            <text:p>0</text:p>
          </table:table-cell>
          <table:table-cell office:value-type="float" office:value="0.2251735" calcext:value-type="float">
            <text:p>0.2251735</text:p>
          </table:table-cell>
          <table:table-cell office:value-type="float" office:value="-321.5563" calcext:value-type="float">
            <text:p>-321.5563</text:p>
          </table:table-cell>
          <table:table-cell office:value-type="float" office:value="926.3204" calcext:value-type="float">
            <text:p>926.3204</text:p>
          </table:table-cell>
          <table:table-cell office:value-type="float" office:value="-8.519031" calcext:value-type="float">
            <text:p>-8.519031</text:p>
          </table:table-cell>
          <table:table-cell office:value-type="float" office:value="93.83703" calcext:value-type="float">
            <text:p>93.83703</text:p>
          </table:table-cell>
          <table:table-cell office:value-type="float" office:value="2.312406" calcext:value-type="float">
            <text:p>2.312406</text:p>
          </table:table-cell>
          <table:table-cell office:value-type="float" office:value="0.0299679" calcext:value-type="float">
            <text:p>0.0299679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456253" calcext:value-type="float">
            <text:p>0.07456253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2966586" calcext:value-type="float">
            <text:p>0.2966586</text:p>
          </table:table-cell>
          <table:table-cell office:value-type="float" office:value="370" calcext:value-type="float">
            <text:p>370</text:p>
          </table:table-cell>
          <table:table-cell office:value-type="float" office:value="-252.0091" calcext:value-type="float">
            <text:p>-252.0091</text:p>
          </table:table-cell>
          <table:table-cell office:value-type="float" office:value="0" calcext:value-type="float">
            <text:p>0</text:p>
          </table:table-cell>
          <table:table-cell office:value-type="float" office:value="321.1252" calcext:value-type="float">
            <text:p>321.1252</text:p>
          </table:table-cell>
          <table:table-cell office:value-type="float" office:value="1185.531" calcext:value-type="float">
            <text:p>1185.531</text:p>
          </table:table-cell>
          <table:table-cell office:value-type="float" office:value="1447.955" calcext:value-type="float">
            <text:p>1447.955</text:p>
          </table:table-cell>
          <table:table-cell office:value-type="float" office:value="1211.851" calcext:value-type="float">
            <text:p>1211.851</text:p>
          </table:table-cell>
          <table:table-cell office:value-type="float" office:value="702.2852" calcext:value-type="float">
            <text:p>702.2852</text:p>
          </table:table-cell>
          <table:table-cell office:value-type="float" office:value="1085.708" calcext:value-type="float">
            <text:p>1085.708</text:p>
          </table:table-cell>
          <table:table-cell office:value-type="float" office:value="411.1082" calcext:value-type="float">
            <text:p>411.1082</text:p>
          </table:table-cell>
          <table:table-cell office:value-type="float" office:value="1815.655" calcext:value-type="float">
            <text:p>1815.655</text:p>
          </table:table-cell>
          <table:table-cell office:value-type="float" office:value="2055.594" calcext:value-type="float">
            <text:p>2055.594</text:p>
          </table:table-cell>
          <table:table-cell office:value-type="float" office:value="1649.027" calcext:value-type="float">
            <text:p>1649.027</text:p>
          </table:table-cell>
          <table:table-cell office:value-type="float" office:value="581.108" calcext:value-type="float">
            <text:p>581.108</text:p>
          </table:table-cell>
          <table:table-cell office:value-type="float" office:value="573.6214" calcext:value-type="float">
            <text:p>573.6214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91" calcext:value-type="float">
            <text:p>35.54791</text:p>
          </table:table-cell>
          <table:table-cell office:value-type="float" office:value="0" calcext:value-type="float">
            <text:p>0</text:p>
          </table:table-cell>
          <table:table-cell office:value-type="float" office:value="-0.02777623" calcext:value-type="float">
            <text:p>-0.02777623</text:p>
          </table:table-cell>
          <table:table-cell office:value-type="float" office:value="0" calcext:value-type="float">
            <text:p>0</text:p>
          </table:table-cell>
          <table:table-cell office:value-type="float" office:value="1.167657" calcext:value-type="float">
            <text:p>1.167657</text:p>
          </table:table-cell>
          <table:table-cell office:value-type="float" office:value="92.79449" calcext:value-type="float">
            <text:p>92.79449</text:p>
          </table:table-cell>
          <table:table-cell office:value-type="float" office:value="-29.84365" calcext:value-type="float">
            <text:p>-29.84365</text:p>
          </table:table-cell>
          <table:table-cell office:value-type="float" office:value="62.95084" calcext:value-type="float">
            <text:p>62.95084</text:p>
          </table:table-cell>
          <table:table-cell office:value-type="float" office:value="-316.256" calcext:value-type="float">
            <text:p>-316.256</text:p>
          </table:table-cell>
          <table:table-cell office:value-type="float" office:value="0" calcext:value-type="float">
            <text:p>0</text:p>
          </table:table-cell>
          <table:table-cell office:value-type="float" office:value="7.599053" calcext:value-type="float">
            <text:p>7.59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31.7111" calcext:value-type="float">
            <text:p>231.7111</text:p>
          </table:table-cell>
          <table:table-cell office:value-type="float" office:value="12986.27" calcext:value-type="float">
            <text:p>12986.27</text:p>
          </table:table-cell>
          <table:table-cell office:value-type="float" office:value="0" calcext:value-type="float">
            <text:p>0</text:p>
          </table:table-cell>
          <table:table-cell office:value-type="float" office:value="0.2702526" calcext:value-type="float">
            <text:p>0.2702526</text:p>
          </table:table-cell>
          <table:table-cell office:value-type="float" office:value="-325.4324" calcext:value-type="float">
            <text:p>-325.4324</text:p>
          </table:table-cell>
          <table:table-cell office:value-type="float" office:value="938.6844" calcext:value-type="float">
            <text:p>938.6844</text:p>
          </table:table-cell>
          <table:table-cell office:value-type="float" office:value="-9.706147" calcext:value-type="float">
            <text:p>-9.706147</text:p>
          </table:table-cell>
          <table:table-cell office:value-type="float" office:value="93.18417" calcext:value-type="float">
            <text:p>93.18417</text:p>
          </table:table-cell>
          <table:table-cell office:value-type="float" office:value="2.238724" calcext:value-type="float">
            <text:p>2.238724</text:p>
          </table:table-cell>
          <table:table-cell office:value-type="float" office:value="0.03006404" calcext:value-type="float">
            <text:p>0.03006404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30881" calcext:value-type="float">
            <text:p>0.07530881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259266" calcext:value-type="float">
            <text:p>0.3259266</text:p>
          </table:table-cell>
          <table:table-cell office:value-type="float" office:value="370" calcext:value-type="float">
            <text:p>370</text:p>
          </table:table-cell>
          <table:table-cell office:value-type="float" office:value="-248.1815" calcext:value-type="float">
            <text:p>-248.1815</text:p>
          </table:table-cell>
          <table:table-cell office:value-type="float" office:value="0" calcext:value-type="float">
            <text:p>0</text:p>
          </table:table-cell>
          <table:table-cell office:value-type="float" office:value="321.3217" calcext:value-type="float">
            <text:p>321.3217</text:p>
          </table:table-cell>
          <table:table-cell office:value-type="float" office:value="1184.585" calcext:value-type="float">
            <text:p>1184.585</text:p>
          </table:table-cell>
          <table:table-cell office:value-type="float" office:value="1446.845" calcext:value-type="float">
            <text:p>1446.845</text:p>
          </table:table-cell>
          <table:table-cell office:value-type="float" office:value="1211.601" calcext:value-type="float">
            <text:p>1211.601</text:p>
          </table:table-cell>
          <table:table-cell office:value-type="float" office:value="702.1198" calcext:value-type="float">
            <text:p>702.1198</text:p>
          </table:table-cell>
          <table:table-cell office:value-type="float" office:value="1085.556" calcext:value-type="float">
            <text:p>1085.556</text:p>
          </table:table-cell>
          <table:table-cell office:value-type="float" office:value="411.0365" calcext:value-type="float">
            <text:p>411.0365</text:p>
          </table:table-cell>
          <table:table-cell office:value-type="float" office:value="1815.558" calcext:value-type="float">
            <text:p>1815.558</text:p>
          </table:table-cell>
          <table:table-cell office:value-type="float" office:value="2055.529" calcext:value-type="float">
            <text:p>2055.529</text:p>
          </table:table-cell>
          <table:table-cell office:value-type="float" office:value="1648.989" calcext:value-type="float">
            <text:p>1648.989</text:p>
          </table:table-cell>
          <table:table-cell office:value-type="float" office:value="581.0959" calcext:value-type="float">
            <text:p>581.0959</text:p>
          </table:table-cell>
          <table:table-cell office:value-type="float" office:value="573.605" calcext:value-type="float">
            <text:p>573.605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9" calcext:value-type="float">
            <text:p>35.5479</text:p>
          </table:table-cell>
          <table:table-cell office:value-type="float" office:value="0" calcext:value-type="float">
            <text:p>0</text:p>
          </table:table-cell>
          <table:table-cell office:value-type="float" office:value="-0.0281664" calcext:value-type="float">
            <text:p>-0.0281664</text:p>
          </table:table-cell>
          <table:table-cell office:value-type="float" office:value="0" calcext:value-type="float">
            <text:p>0</text:p>
          </table:table-cell>
          <table:table-cell office:value-type="float" office:value="1.279127" calcext:value-type="float">
            <text:p>1.279127</text:p>
          </table:table-cell>
          <table:table-cell office:value-type="float" office:value="103.6357" calcext:value-type="float">
            <text:p>103.6357</text:p>
          </table:table-cell>
          <table:table-cell office:value-type="float" office:value="-34.15668" calcext:value-type="float">
            <text:p>-34.15668</text:p>
          </table:table-cell>
          <table:table-cell office:value-type="float" office:value="69.47901" calcext:value-type="float">
            <text:p>69.47901</text:p>
          </table:table-cell>
          <table:table-cell office:value-type="float" office:value="-318.9977" calcext:value-type="float">
            <text:p>-318.9977</text:p>
          </table:table-cell>
          <table:table-cell office:value-type="float" office:value="0" calcext:value-type="float">
            <text:p>0</text:p>
          </table:table-cell>
          <table:table-cell office:value-type="float" office:value="7.622038" calcext:value-type="float">
            <text:p>7.62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229.6731" calcext:value-type="float">
            <text:p>229.6731</text:p>
          </table:table-cell>
          <table:table-cell office:value-type="float" office:value="12985.86" calcext:value-type="float">
            <text:p>12985.86</text:p>
          </table:table-cell>
          <table:table-cell office:value-type="float" office:value="0" calcext:value-type="float">
            <text:p>0</text:p>
          </table:table-cell>
          <table:table-cell office:value-type="float" office:value="0.290921" calcext:value-type="float">
            <text:p>0.290921</text:p>
          </table:table-cell>
          <table:table-cell office:value-type="float" office:value="-328.9679" calcext:value-type="float">
            <text:p>-328.9679</text:p>
          </table:table-cell>
          <table:table-cell office:value-type="float" office:value="951.7156" calcext:value-type="float">
            <text:p>951.7156</text:p>
          </table:table-cell>
          <table:table-cell office:value-type="float" office:value="-10.87517" calcext:value-type="float">
            <text:p>-10.87517</text:p>
          </table:table-cell>
          <table:table-cell office:value-type="float" office:value="92.89661" calcext:value-type="float">
            <text:p>92.89661</text:p>
          </table:table-cell>
          <table:table-cell office:value-type="float" office:value="2.167138" calcext:value-type="float">
            <text:p>2.167138</text:p>
          </table:table-cell>
          <table:table-cell office:value-type="float" office:value="0.03030603" calcext:value-type="float">
            <text:p>0.0303060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4133" calcext:value-type="float">
            <text:p>0.07564133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27753" calcext:value-type="float">
            <text:p>0.3427753</text:p>
          </table:table-cell>
          <table:table-cell office:value-type="float" office:value="370" calcext:value-type="float">
            <text:p>370</text:p>
          </table:table-cell>
          <table:table-cell office:value-type="float" office:value="-242.8035" calcext:value-type="float">
            <text:p>-242.8035</text:p>
          </table:table-cell>
          <table:table-cell office:value-type="float" office:value="0" calcext:value-type="float">
            <text:p>0</text:p>
          </table:table-cell>
          <table:table-cell office:value-type="float" office:value="321.4821" calcext:value-type="float">
            <text:p>321.4821</text:p>
          </table:table-cell>
          <table:table-cell office:value-type="float" office:value="1183.827" calcext:value-type="float">
            <text:p>1183.827</text:p>
          </table:table-cell>
          <table:table-cell office:value-type="float" office:value="1445.907" calcext:value-type="float">
            <text:p>1445.907</text:p>
          </table:table-cell>
          <table:table-cell office:value-type="float" office:value="1211.38" calcext:value-type="float">
            <text:p>1211.38</text:p>
          </table:table-cell>
          <table:table-cell office:value-type="float" office:value="701.9634" calcext:value-type="float">
            <text:p>701.9634</text:p>
          </table:table-cell>
          <table:table-cell office:value-type="float" office:value="1085.406" calcext:value-type="float">
            <text:p>1085.406</text:p>
          </table:table-cell>
          <table:table-cell office:value-type="float" office:value="410.9625" calcext:value-type="float">
            <text:p>410.9625</text:p>
          </table:table-cell>
          <table:table-cell office:value-type="float" office:value="1815.455" calcext:value-type="float">
            <text:p>1815.455</text:p>
          </table:table-cell>
          <table:table-cell office:value-type="float" office:value="2055.464" calcext:value-type="float">
            <text:p>2055.464</text:p>
          </table:table-cell>
          <table:table-cell office:value-type="float" office:value="1648.952" calcext:value-type="float">
            <text:p>1648.952</text:p>
          </table:table-cell>
          <table:table-cell office:value-type="float" office:value="581.084" calcext:value-type="float">
            <text:p>581.084</text:p>
          </table:table-cell>
          <table:table-cell office:value-type="float" office:value="573.5886" calcext:value-type="float">
            <text:p>573.5886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9" calcext:value-type="float">
            <text:p>35.5479</text:p>
          </table:table-cell>
          <table:table-cell office:value-type="float" office:value="0" calcext:value-type="float">
            <text:p>0</text:p>
          </table:table-cell>
          <table:table-cell office:value-type="float" office:value="-0.02839509" calcext:value-type="float">
            <text:p>-0.02839509</text:p>
          </table:table-cell>
          <table:table-cell office:value-type="float" office:value="0" calcext:value-type="float">
            <text:p>0</text:p>
          </table:table-cell>
          <table:table-cell office:value-type="float" office:value="1.394519" calcext:value-type="float">
            <text:p>1.394519</text:p>
          </table:table-cell>
          <table:table-cell office:value-type="float" office:value="115.4352" calcext:value-type="float">
            <text:p>115.4352</text:p>
          </table:table-cell>
          <table:table-cell office:value-type="float" office:value="-38.19635" calcext:value-type="float">
            <text:p>-38.19635</text:p>
          </table:table-cell>
          <table:table-cell office:value-type="float" office:value="77.23884" calcext:value-type="float">
            <text:p>77.23884</text:p>
          </table:table-cell>
          <table:table-cell office:value-type="float" office:value="-321.3744" calcext:value-type="float">
            <text:p>-321.3744</text:p>
          </table:table-cell>
          <table:table-cell office:value-type="float" office:value="0" calcext:value-type="float">
            <text:p>0</text:p>
          </table:table-cell>
          <table:table-cell office:value-type="float" office:value="7.615016" calcext:value-type="float">
            <text:p>7.615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27.6757" calcext:value-type="float">
            <text:p>227.6757</text:p>
          </table:table-cell>
          <table:table-cell office:value-type="float" office:value="12985.42" calcext:value-type="float">
            <text:p>12985.42</text:p>
          </table:table-cell>
          <table:table-cell office:value-type="float" office:value="0" calcext:value-type="float">
            <text:p>0</text:p>
          </table:table-cell>
          <table:table-cell office:value-type="float" office:value="0.3351218" calcext:value-type="float">
            <text:p>0.3351218</text:p>
          </table:table-cell>
          <table:table-cell office:value-type="float" office:value="-332.4854" calcext:value-type="float">
            <text:p>-332.4854</text:p>
          </table:table-cell>
          <table:table-cell office:value-type="float" office:value="961.159" calcext:value-type="float">
            <text:p>961.159</text:p>
          </table:table-cell>
          <table:table-cell office:value-type="float" office:value="-12.05835" calcext:value-type="float">
            <text:p>-12.05835</text:p>
          </table:table-cell>
          <table:table-cell office:value-type="float" office:value="92.40327" calcext:value-type="float">
            <text:p>92.40327</text:p>
          </table:table-cell>
          <table:table-cell office:value-type="float" office:value="2.102907" calcext:value-type="float">
            <text:p>2.102907</text:p>
          </table:table-cell>
          <table:table-cell office:value-type="float" office:value="0.03055776" calcext:value-type="float">
            <text:p>0.03055776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4753" calcext:value-type="float">
            <text:p>0.07564753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35239" calcext:value-type="float">
            <text:p>0.3435239</text:p>
          </table:table-cell>
          <table:table-cell office:value-type="float" office:value="370" calcext:value-type="float">
            <text:p>370</text:p>
          </table:table-cell>
          <table:table-cell office:value-type="float" office:value="-236.9977" calcext:value-type="float">
            <text:p>-236.9977</text:p>
          </table:table-cell>
          <table:table-cell office:value-type="float" office:value="0" calcext:value-type="float">
            <text:p>0</text:p>
          </table:table-cell>
          <table:table-cell office:value-type="float" office:value="321.6581" calcext:value-type="float">
            <text:p>321.6581</text:p>
          </table:table-cell>
          <table:table-cell office:value-type="float" office:value="1183.039" calcext:value-type="float">
            <text:p>1183.039</text:p>
          </table:table-cell>
          <table:table-cell office:value-type="float" office:value="1444.968" calcext:value-type="float">
            <text:p>1444.968</text:p>
          </table:table-cell>
          <table:table-cell office:value-type="float" office:value="1211.159" calcext:value-type="float">
            <text:p>1211.159</text:p>
          </table:table-cell>
          <table:table-cell office:value-type="float" office:value="701.8101" calcext:value-type="float">
            <text:p>701.8101</text:p>
          </table:table-cell>
          <table:table-cell office:value-type="float" office:value="1085.264" calcext:value-type="float">
            <text:p>1085.264</text:p>
          </table:table-cell>
          <table:table-cell office:value-type="float" office:value="410.8921" calcext:value-type="float">
            <text:p>410.8921</text:p>
          </table:table-cell>
          <table:table-cell office:value-type="float" office:value="1815.352" calcext:value-type="float">
            <text:p>1815.352</text:p>
          </table:table-cell>
          <table:table-cell office:value-type="float" office:value="2055.398" calcext:value-type="float">
            <text:p>2055.398</text:p>
          </table:table-cell>
          <table:table-cell office:value-type="float" office:value="1648.913" calcext:value-type="float">
            <text:p>1648.913</text:p>
          </table:table-cell>
          <table:table-cell office:value-type="float" office:value="581.072" calcext:value-type="float">
            <text:p>581.072</text:p>
          </table:table-cell>
          <table:table-cell office:value-type="float" office:value="573.5721" calcext:value-type="float">
            <text:p>573.5721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9" calcext:value-type="float">
            <text:p>35.5479</text:p>
          </table:table-cell>
          <table:table-cell office:value-type="float" office:value="0" calcext:value-type="float">
            <text:p>0</text:p>
          </table:table-cell>
          <table:table-cell office:value-type="float" office:value="-0.02863472" calcext:value-type="float">
            <text:p>-0.02863472</text:p>
          </table:table-cell>
          <table:table-cell office:value-type="float" office:value="0" calcext:value-type="float">
            <text:p>0</text:p>
          </table:table-cell>
          <table:table-cell office:value-type="float" office:value="1.51949" calcext:value-type="float">
            <text:p>1.51949</text:p>
          </table:table-cell>
          <table:table-cell office:value-type="float" office:value="128.2829" calcext:value-type="float">
            <text:p>128.2829</text:p>
          </table:table-cell>
          <table:table-cell office:value-type="float" office:value="-42.92182" calcext:value-type="float">
            <text:p>-42.92182</text:p>
          </table:table-cell>
          <table:table-cell office:value-type="float" office:value="85.36108" calcext:value-type="float">
            <text:p>85.36108</text:p>
          </table:table-cell>
          <table:table-cell office:value-type="float" office:value="-323.7607" calcext:value-type="float">
            <text:p>-323.7607</text:p>
          </table:table-cell>
          <table:table-cell office:value-type="float" office:value="0" calcext:value-type="float">
            <text:p>0</text:p>
          </table:table-cell>
          <table:table-cell office:value-type="float" office:value="7.664753" calcext:value-type="float">
            <text:p>7.664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25.7468" calcext:value-type="float">
            <text:p>225.7468</text:p>
          </table:table-cell>
          <table:table-cell office:value-type="float" office:value="12984.95" calcext:value-type="float">
            <text:p>12984.95</text:p>
          </table:table-cell>
          <table:table-cell office:value-type="float" office:value="0" calcext:value-type="float">
            <text:p>0</text:p>
          </table:table-cell>
          <table:table-cell office:value-type="float" office:value="0.3834532" calcext:value-type="float">
            <text:p>0.3834532</text:p>
          </table:table-cell>
          <table:table-cell office:value-type="float" office:value="-336.0621" calcext:value-type="float">
            <text:p>-336.0621</text:p>
          </table:table-cell>
          <table:table-cell office:value-type="float" office:value="973.6924" calcext:value-type="float">
            <text:p>973.6924</text:p>
          </table:table-cell>
          <table:table-cell office:value-type="float" office:value="-13.31404" calcext:value-type="float">
            <text:p>-13.31404</text:p>
          </table:table-cell>
          <table:table-cell office:value-type="float" office:value="91.82641" calcext:value-type="float">
            <text:p>91.82641</text:p>
          </table:table-cell>
          <table:table-cell office:value-type="float" office:value="2.041112" calcext:value-type="float">
            <text:p>2.041112</text:p>
          </table:table-cell>
          <table:table-cell office:value-type="float" office:value="0.03088109" calcext:value-type="float">
            <text:p>0.03088109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5254" calcext:value-type="float">
            <text:p>0.07565254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41934" calcext:value-type="float">
            <text:p>0.3441934</text:p>
          </table:table-cell>
          <table:table-cell office:value-type="float" office:value="370" calcext:value-type="float">
            <text:p>370</text:p>
          </table:table-cell>
          <table:table-cell office:value-type="float" office:value="-230.1208" calcext:value-type="float">
            <text:p>-230.1208</text:p>
          </table:table-cell>
          <table:table-cell office:value-type="float" office:value="0" calcext:value-type="float">
            <text:p>0</text:p>
          </table:table-cell>
          <table:table-cell office:value-type="float" office:value="321.835" calcext:value-type="float">
            <text:p>321.835</text:p>
          </table:table-cell>
          <table:table-cell office:value-type="float" office:value="1182.288" calcext:value-type="float">
            <text:p>1182.288</text:p>
          </table:table-cell>
          <table:table-cell office:value-type="float" office:value="1444.04" calcext:value-type="float">
            <text:p>1444.04</text:p>
          </table:table-cell>
          <table:table-cell office:value-type="float" office:value="1210.932" calcext:value-type="float">
            <text:p>1210.932</text:p>
          </table:table-cell>
          <table:table-cell office:value-type="float" office:value="701.6561" calcext:value-type="float">
            <text:p>701.6561</text:p>
          </table:table-cell>
          <table:table-cell office:value-type="float" office:value="1085.116" calcext:value-type="float">
            <text:p>1085.116</text:p>
          </table:table-cell>
          <table:table-cell office:value-type="float" office:value="410.8207" calcext:value-type="float">
            <text:p>410.8207</text:p>
          </table:table-cell>
          <table:table-cell office:value-type="float" office:value="1815.25" calcext:value-type="float">
            <text:p>1815.25</text:p>
          </table:table-cell>
          <table:table-cell office:value-type="float" office:value="2055.332" calcext:value-type="float">
            <text:p>2055.332</text:p>
          </table:table-cell>
          <table:table-cell office:value-type="float" office:value="1648.875" calcext:value-type="float">
            <text:p>1648.875</text:p>
          </table:table-cell>
          <table:table-cell office:value-type="float" office:value="581.0599" calcext:value-type="float">
            <text:p>581.0599</text:p>
          </table:table-cell>
          <table:table-cell office:value-type="float" office:value="573.5554" calcext:value-type="float">
            <text:p>573.5554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9" calcext:value-type="float">
            <text:p>35.5479</text:p>
          </table:table-cell>
          <table:table-cell office:value-type="float" office:value="0" calcext:value-type="float">
            <text:p>0</text:p>
          </table:table-cell>
          <table:table-cell office:value-type="float" office:value="-0.02884856" calcext:value-type="float">
            <text:p>-0.02884856</text:p>
          </table:table-cell>
          <table:table-cell office:value-type="float" office:value="0" calcext:value-type="float">
            <text:p>0</text:p>
          </table:table-cell>
          <table:table-cell office:value-type="float" office:value="1.636683" calcext:value-type="float">
            <text:p>1.636683</text:p>
          </table:table-cell>
          <table:table-cell office:value-type="float" office:value="142.4079" calcext:value-type="float">
            <text:p>142.4079</text:p>
          </table:table-cell>
          <table:table-cell office:value-type="float" office:value="-47.86602" calcext:value-type="float">
            <text:p>-47.86602</text:p>
          </table:table-cell>
          <table:table-cell office:value-type="float" office:value="94.54186" calcext:value-type="float">
            <text:p>94.54186</text:p>
          </table:table-cell>
          <table:table-cell office:value-type="float" office:value="-326.1136" calcext:value-type="float">
            <text:p>-326.1136</text:p>
          </table:table-cell>
          <table:table-cell office:value-type="float" office:value="0" calcext:value-type="float">
            <text:p>0</text:p>
          </table:table-cell>
          <table:table-cell office:value-type="float" office:value="7.696884" calcext:value-type="float">
            <text:p>7.69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23.9141" calcext:value-type="float">
            <text:p>223.9141</text:p>
          </table:table-cell>
          <table:table-cell office:value-type="float" office:value="12984.46" calcext:value-type="float">
            <text:p>12984.46</text:p>
          </table:table-cell>
          <table:table-cell office:value-type="float" office:value="0" calcext:value-type="float">
            <text:p>0</text:p>
          </table:table-cell>
          <table:table-cell office:value-type="float" office:value="0.4354104" calcext:value-type="float">
            <text:p>0.4354104</text:p>
          </table:table-cell>
          <table:table-cell office:value-type="float" office:value="-339.6435" calcext:value-type="float">
            <text:p>-339.6435</text:p>
          </table:table-cell>
          <table:table-cell office:value-type="float" office:value="988.6614" calcext:value-type="float">
            <text:p>988.6614</text:p>
          </table:table-cell>
          <table:table-cell office:value-type="float" office:value="-14.65608" calcext:value-type="float">
            <text:p>-14.65608</text:p>
          </table:table-cell>
          <table:table-cell office:value-type="float" office:value="91.16814" calcext:value-type="float">
            <text:p>91.16814</text:p>
          </table:table-cell>
          <table:table-cell office:value-type="float" office:value="1.980813" calcext:value-type="float">
            <text:p>1.980813</text:p>
          </table:table-cell>
          <table:table-cell office:value-type="float" office:value="0.03130085" calcext:value-type="float">
            <text:p>0.03130085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5729" calcext:value-type="float">
            <text:p>0.07565729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48484" calcext:value-type="float">
            <text:p>0.3448484</text:p>
          </table:table-cell>
          <table:table-cell office:value-type="float" office:value="370" calcext:value-type="float">
            <text:p>370</text:p>
          </table:table-cell>
          <table:table-cell office:value-type="float" office:value="-223.3013" calcext:value-type="float">
            <text:p>-223.3013</text:p>
          </table:table-cell>
          <table:table-cell office:value-type="float" office:value="0" calcext:value-type="float">
            <text:p>0</text:p>
          </table:table-cell>
          <table:table-cell office:value-type="float" office:value="322.0096" calcext:value-type="float">
            <text:p>322.0096</text:p>
          </table:table-cell>
          <table:table-cell office:value-type="float" office:value="1181.581" calcext:value-type="float">
            <text:p>1181.581</text:p>
          </table:table-cell>
          <table:table-cell office:value-type="float" office:value="1443.144" calcext:value-type="float">
            <text:p>1443.144</text:p>
          </table:table-cell>
          <table:table-cell office:value-type="float" office:value="1210.708" calcext:value-type="float">
            <text:p>1210.708</text:p>
          </table:table-cell>
          <table:table-cell office:value-type="float" office:value="701.5018" calcext:value-type="float">
            <text:p>701.5018</text:p>
          </table:table-cell>
          <table:table-cell office:value-type="float" office:value="1084.968" calcext:value-type="float">
            <text:p>1084.968</text:p>
          </table:table-cell>
          <table:table-cell office:value-type="float" office:value="410.7481" calcext:value-type="float">
            <text:p>410.7481</text:p>
          </table:table-cell>
          <table:table-cell office:value-type="float" office:value="1815.146" calcext:value-type="float">
            <text:p>1815.146</text:p>
          </table:table-cell>
          <table:table-cell office:value-type="float" office:value="2055.265" calcext:value-type="float">
            <text:p>2055.265</text:p>
          </table:table-cell>
          <table:table-cell office:value-type="float" office:value="1648.837" calcext:value-type="float">
            <text:p>1648.837</text:p>
          </table:table-cell>
          <table:table-cell office:value-type="float" office:value="581.0477" calcext:value-type="float">
            <text:p>581.0477</text:p>
          </table:table-cell>
          <table:table-cell office:value-type="float" office:value="573.5387" calcext:value-type="float">
            <text:p>573.5387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89" calcext:value-type="float">
            <text:p>35.54789</text:p>
          </table:table-cell>
          <table:table-cell office:value-type="float" office:value="0" calcext:value-type="float">
            <text:p>0</text:p>
          </table:table-cell>
          <table:table-cell office:value-type="float" office:value="-0.0290433" calcext:value-type="float">
            <text:p>-0.0290433</text:p>
          </table:table-cell>
          <table:table-cell office:value-type="float" office:value="0" calcext:value-type="float">
            <text:p>0</text:p>
          </table:table-cell>
          <table:table-cell office:value-type="float" office:value="1.758343" calcext:value-type="float">
            <text:p>1.758343</text:p>
          </table:table-cell>
          <table:table-cell office:value-type="float" office:value="156.8947" calcext:value-type="float">
            <text:p>156.8947</text:p>
          </table:table-cell>
          <table:table-cell office:value-type="float" office:value="-53.31493" calcext:value-type="float">
            <text:p>-53.31493</text:p>
          </table:table-cell>
          <table:table-cell office:value-type="float" office:value="103.5797" calcext:value-type="float">
            <text:p>103.5797</text:p>
          </table:table-cell>
          <table:table-cell office:value-type="float" office:value="-328.3975" calcext:value-type="float">
            <text:p>-328.3975</text:p>
          </table:table-cell>
          <table:table-cell office:value-type="float" office:value="0" calcext:value-type="float">
            <text:p>0</text:p>
          </table:table-cell>
          <table:table-cell office:value-type="float" office:value="7.739086" calcext:value-type="float">
            <text:p>7.739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22.1735" calcext:value-type="float">
            <text:p>222.1735</text:p>
          </table:table-cell>
          <table:table-cell office:value-type="float" office:value="12983.95" calcext:value-type="float">
            <text:p>12983.95</text:p>
          </table:table-cell>
          <table:table-cell office:value-type="float" office:value="0" calcext:value-type="float">
            <text:p>0</text:p>
          </table:table-cell>
          <table:table-cell office:value-type="float" office:value="0.4863901" calcext:value-type="float">
            <text:p>0.4863901</text:p>
          </table:table-cell>
          <table:table-cell office:value-type="float" office:value="-343.2273" calcext:value-type="float">
            <text:p>-343.2273</text:p>
          </table:table-cell>
          <table:table-cell office:value-type="float" office:value="998.4534" calcext:value-type="float">
            <text:p>998.4534</text:p>
          </table:table-cell>
          <table:table-cell office:value-type="float" office:value="-16.06834" calcext:value-type="float">
            <text:p>-16.06834</text:p>
          </table:table-cell>
          <table:table-cell office:value-type="float" office:value="90.42968" calcext:value-type="float">
            <text:p>90.42968</text:p>
          </table:table-cell>
          <table:table-cell office:value-type="float" office:value="1.921085" calcext:value-type="float">
            <text:p>1.921085</text:p>
          </table:table-cell>
          <table:table-cell office:value-type="float" office:value="0.03181875" calcext:value-type="float">
            <text:p>0.03181875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6158" calcext:value-type="float">
            <text:p>0.07566158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54904" calcext:value-type="float">
            <text:p>0.3454904</text:p>
          </table:table-cell>
          <table:table-cell office:value-type="float" office:value="370" calcext:value-type="float">
            <text:p>370</text:p>
          </table:table-cell>
          <table:table-cell office:value-type="float" office:value="-217.208" calcext:value-type="float">
            <text:p>-217.208</text:p>
          </table:table-cell>
          <table:table-cell office:value-type="float" office:value="0" calcext:value-type="float">
            <text:p>0</text:p>
          </table:table-cell>
          <table:table-cell office:value-type="float" office:value="322.1771" calcext:value-type="float">
            <text:p>322.1771</text:p>
          </table:table-cell>
          <table:table-cell office:value-type="float" office:value="1180.921" calcext:value-type="float">
            <text:p>1180.921</text:p>
          </table:table-cell>
          <table:table-cell office:value-type="float" office:value="1442.283" calcext:value-type="float">
            <text:p>1442.283</text:p>
          </table:table-cell>
          <table:table-cell office:value-type="float" office:value="1210.488" calcext:value-type="float">
            <text:p>1210.488</text:p>
          </table:table-cell>
          <table:table-cell office:value-type="float" office:value="701.3491" calcext:value-type="float">
            <text:p>701.3491</text:p>
          </table:table-cell>
          <table:table-cell office:value-type="float" office:value="1084.819" calcext:value-type="float">
            <text:p>1084.819</text:p>
          </table:table-cell>
          <table:table-cell office:value-type="float" office:value="410.6742" calcext:value-type="float">
            <text:p>410.6742</text:p>
          </table:table-cell>
          <table:table-cell office:value-type="float" office:value="1815.043" calcext:value-type="float">
            <text:p>1815.043</text:p>
          </table:table-cell>
          <table:table-cell office:value-type="float" office:value="2055.198" calcext:value-type="float">
            <text:p>2055.198</text:p>
          </table:table-cell>
          <table:table-cell office:value-type="float" office:value="1648.798" calcext:value-type="float">
            <text:p>1648.798</text:p>
          </table:table-cell>
          <table:table-cell office:value-type="float" office:value="581.0354" calcext:value-type="float">
            <text:p>581.0354</text:p>
          </table:table-cell>
          <table:table-cell office:value-type="float" office:value="573.5219" calcext:value-type="float">
            <text:p>573.5219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89" calcext:value-type="float">
            <text:p>35.54789</text:p>
          </table:table-cell>
          <table:table-cell office:value-type="float" office:value="0" calcext:value-type="float">
            <text:p>0</text:p>
          </table:table-cell>
          <table:table-cell office:value-type="float" office:value="-0.02922242" calcext:value-type="float">
            <text:p>-0.02922242</text:p>
          </table:table-cell>
          <table:table-cell office:value-type="float" office:value="0" calcext:value-type="float">
            <text:p>0</text:p>
          </table:table-cell>
          <table:table-cell office:value-type="float" office:value="1.898103" calcext:value-type="float">
            <text:p>1.898103</text:p>
          </table:table-cell>
          <table:table-cell office:value-type="float" office:value="170.9664" calcext:value-type="float">
            <text:p>170.9664</text:p>
          </table:table-cell>
          <table:table-cell office:value-type="float" office:value="-59.14135" calcext:value-type="float">
            <text:p>-59.14135</text:p>
          </table:table-cell>
          <table:table-cell office:value-type="float" office:value="111.825" calcext:value-type="float">
            <text:p>111.825</text:p>
          </table:table-cell>
          <table:table-cell office:value-type="float" office:value="-330.6039" calcext:value-type="float">
            <text:p>-330.6039</text:p>
          </table:table-cell>
          <table:table-cell office:value-type="float" office:value="0" calcext:value-type="float">
            <text:p>0</text:p>
          </table:table-cell>
          <table:table-cell office:value-type="float" office:value="7.773948" calcext:value-type="float">
            <text:p>7.77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220.8035" calcext:value-type="float">
            <text:p>220.8035</text:p>
          </table:table-cell>
          <table:table-cell office:value-type="float" office:value="12983.49" calcext:value-type="float">
            <text:p>12983.49</text:p>
          </table:table-cell>
          <table:table-cell office:value-type="float" office:value="0" calcext:value-type="float">
            <text:p>0</text:p>
          </table:table-cell>
          <table:table-cell office:value-type="float" office:value="0.5116336" calcext:value-type="float">
            <text:p>0.5116336</text:p>
          </table:table-cell>
          <table:table-cell office:value-type="float" office:value="-346.2826" calcext:value-type="float">
            <text:p>-346.2826</text:p>
          </table:table-cell>
          <table:table-cell office:value-type="float" office:value="1010.348" calcext:value-type="float">
            <text:p>1010.348</text:p>
          </table:table-cell>
          <table:table-cell office:value-type="float" office:value="-17.34386" calcext:value-type="float">
            <text:p>-17.34386</text:p>
          </table:table-cell>
          <table:table-cell office:value-type="float" office:value="89.9999" calcext:value-type="float">
            <text:p>89.9999</text:p>
          </table:table-cell>
          <table:table-cell office:value-type="float" office:value="1.875842" calcext:value-type="float">
            <text:p>1.875842</text:p>
          </table:table-cell>
          <table:table-cell office:value-type="float" office:value="0.03252219" calcext:value-type="float">
            <text:p>0.03252219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6587" calcext:value-type="float">
            <text:p>0.07566587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61196" calcext:value-type="float">
            <text:p>0.3461196</text:p>
          </table:table-cell>
          <table:table-cell office:value-type="float" office:value="370" calcext:value-type="float">
            <text:p>370</text:p>
          </table:table-cell>
          <table:table-cell office:value-type="float" office:value="-210.3565" calcext:value-type="float">
            <text:p>-210.3565</text:p>
          </table:table-cell>
          <table:table-cell office:value-type="float" office:value="0" calcext:value-type="float">
            <text:p>0</text:p>
          </table:table-cell>
          <table:table-cell office:value-type="float" office:value="322.2923" calcext:value-type="float">
            <text:p>322.2923</text:p>
          </table:table-cell>
          <table:table-cell office:value-type="float" office:value="1180.468" calcext:value-type="float">
            <text:p>1180.468</text:p>
          </table:table-cell>
          <table:table-cell office:value-type="float" office:value="1441.618" calcext:value-type="float">
            <text:p>1441.618</text:p>
          </table:table-cell>
          <table:table-cell office:value-type="float" office:value="1210.295" calcext:value-type="float">
            <text:p>1210.295</text:p>
          </table:table-cell>
          <table:table-cell office:value-type="float" office:value="701.2158" calcext:value-type="float">
            <text:p>701.2158</text:p>
          </table:table-cell>
          <table:table-cell office:value-type="float" office:value="1084.676" calcext:value-type="float">
            <text:p>1084.676</text:p>
          </table:table-cell>
          <table:table-cell office:value-type="float" office:value="410.6031" calcext:value-type="float">
            <text:p>410.6031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2055.131" calcext:value-type="float">
            <text:p>2055.131</text:p>
          </table:table-cell>
          <table:table-cell office:value-type="float" office:value="1648.759" calcext:value-type="float">
            <text:p>1648.759</text:p>
          </table:table-cell>
          <table:table-cell office:value-type="float" office:value="581.0231" calcext:value-type="float">
            <text:p>581.0231</text:p>
          </table:table-cell>
          <table:table-cell office:value-type="float" office:value="573.5049" calcext:value-type="float">
            <text:p>573.5049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89" calcext:value-type="float">
            <text:p>35.54789</text:p>
          </table:table-cell>
          <table:table-cell office:value-type="float" office:value="0" calcext:value-type="float">
            <text:p>0</text:p>
          </table:table-cell>
          <table:table-cell office:value-type="float" office:value="-0.02928527" calcext:value-type="float">
            <text:p>-0.02928527</text:p>
          </table:table-cell>
          <table:table-cell office:value-type="float" office:value="0" calcext:value-type="float">
            <text:p>0</text:p>
          </table:table-cell>
          <table:table-cell office:value-type="float" office:value="1.988947" calcext:value-type="float">
            <text:p>1.988947</text:p>
          </table:table-cell>
          <table:table-cell office:value-type="float" office:value="183.6187" calcext:value-type="float">
            <text:p>183.6187</text:p>
          </table:table-cell>
          <table:table-cell office:value-type="float" office:value="-63.16324" calcext:value-type="float">
            <text:p>-63.16324</text:p>
          </table:table-cell>
          <table:table-cell office:value-type="float" office:value="120.4555" calcext:value-type="float">
            <text:p>120.4555</text:p>
          </table:table-cell>
          <table:table-cell office:value-type="float" office:value="-332.3742" calcext:value-type="float">
            <text:p>-332.3742</text:p>
          </table:table-cell>
          <table:table-cell office:value-type="float" office:value="0" calcext:value-type="float">
            <text:p>0</text:p>
          </table:table-cell>
          <table:table-cell office:value-type="float" office:value="7.765268" calcext:value-type="float">
            <text:p>7.765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19.534" calcext:value-type="float">
            <text:p>219.534</text:p>
          </table:table-cell>
          <table:table-cell office:value-type="float" office:value="12983.07" calcext:value-type="float">
            <text:p>12983.07</text:p>
          </table:table-cell>
          <table:table-cell office:value-type="float" office:value="0" calcext:value-type="float">
            <text:p>0</text:p>
          </table:table-cell>
          <table:table-cell office:value-type="float" office:value="0.5648201" calcext:value-type="float">
            <text:p>0.5648201</text:p>
          </table:table-cell>
          <table:table-cell office:value-type="float" office:value="-349.2705" calcext:value-type="float">
            <text:p>-349.2705</text:p>
          </table:table-cell>
          <table:table-cell office:value-type="float" office:value="1017.446" calcext:value-type="float">
            <text:p>1017.446</text:p>
          </table:table-cell>
          <table:table-cell office:value-type="float" office:value="-18.73851" calcext:value-type="float">
            <text:p>-18.73851</text:p>
          </table:table-cell>
          <table:table-cell office:value-type="float" office:value="89.40099" calcext:value-type="float">
            <text:p>89.40099</text:p>
          </table:table-cell>
          <table:table-cell office:value-type="float" office:value="1.828318" calcext:value-type="float">
            <text:p>1.828318</text:p>
          </table:table-cell>
          <table:table-cell office:value-type="float" office:value="0.03328903" calcext:value-type="float">
            <text:p>0.03328903</text:p>
          </table:table-cell>
          <table:table-cell office:value-type="float" office:value="1.659117" calcext:value-type="float">
            <text:p>1.659117</text:p>
          </table:table-cell>
          <table:table-cell office:value-type="float" office:value="0.07567016" calcext:value-type="float">
            <text:p>0.07567016</text:p>
          </table:table-cell>
          <table:table-cell office:value-type="float" office:value="0.005186628" calcext:value-type="float">
            <text:p>0.005186628</text:p>
          </table:table-cell>
          <table:table-cell office:value-type="float" office:value="0.3467364" calcext:value-type="float">
            <text:p>0.3467364</text:p>
          </table:table-cell>
          <table:table-cell office:value-type="float" office:value="370" calcext:value-type="float">
            <text:p>370</text:p>
          </table:table-cell>
          <table:table-cell office:value-type="float" office:value="-202.7768" calcext:value-type="float">
            <text:p>-202.7768</text:p>
          </table:table-cell>
          <table:table-cell office:value-type="float" office:value="0" calcext:value-type="float">
            <text:p>0</text:p>
          </table:table-cell>
          <table:table-cell office:value-type="float" office:value="322.4261" calcext:value-type="float">
            <text:p>322.4261</text:p>
          </table:table-cell>
          <table:table-cell office:value-type="float" office:value="1180" calcext:value-type="float">
            <text:p>1180</text:p>
          </table:table-cell>
          <table:table-cell office:value-type="float" office:value="1441.006" calcext:value-type="float">
            <text:p>1441.006</text:p>
          </table:table-cell>
          <table:table-cell office:value-type="float" office:value="1210.134" calcext:value-type="float">
            <text:p>1210.134</text:p>
          </table:table-cell>
          <table:table-cell office:value-type="float" office:value="701.0949" calcext:value-type="float">
            <text:p>701.0949</text:p>
          </table:table-cell>
          <table:table-cell office:value-type="float" office:value="1084.557" calcext:value-type="float">
            <text:p>1084.557</text:p>
          </table:table-cell>
          <table:table-cell office:value-type="float" office:value="410.5402" calcext:value-type="float">
            <text:p>410.5402</text:p>
          </table:table-cell>
          <table:table-cell office:value-type="float" office:value="1814.839" calcext:value-type="float">
            <text:p>1814.839</text:p>
          </table:table-cell>
          <table:table-cell office:value-type="float" office:value="2055.064" calcext:value-type="float">
            <text:p>2055.064</text:p>
          </table:table-cell>
          <table:table-cell office:value-type="float" office:value="1648.72" calcext:value-type="float">
            <text:p>1648.72</text:p>
          </table:table-cell>
          <table:table-cell office:value-type="float" office:value="581.0108" calcext:value-type="float">
            <text:p>581.0108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142.3472" calcext:value-type="float">
            <text:p>142.3472</text:p>
          </table:table-cell>
          <table:table-cell office:value-type="float" office:value="35.54789" calcext:value-type="float">
            <text:p>35.54789</text:p>
          </table:table-cell>
          <table:table-cell office:value-type="float" office:value="0" calcext:value-type="float">
            <text:p>0</text:p>
          </table:table-cell>
          <table:table-cell office:value-type="float" office:value="-0.02936508" calcext:value-type="float">
            <text:p>-0.02936508</text:p>
          </table:table-cell>
          <table:table-cell office:value-type="float" office:value="0" calcext:value-type="float">
            <text:p>0</text:p>
          </table:table-cell>
          <table:table-cell office:value-type="float" office:value="2.113405" calcext:value-type="float">
            <text:p>2.113405</text:p>
          </table:table-cell>
          <table:table-cell office:value-type="float" office:value="198.6368" calcext:value-type="float">
            <text:p>198.6368</text:p>
          </table:table-cell>
          <table:table-cell office:value-type="float" office:value="-69.03121" calcext:value-type="float">
            <text:p>-69.03121</text:p>
          </table:table-cell>
          <table:table-cell office:value-type="float" office:value="129.6056" calcext:value-type="float">
            <text:p>129.6056</text:p>
          </table:table-cell>
          <table:table-cell office:value-type="float" office:value="-334.0349" calcext:value-type="float">
            <text:p>-334.0349</text:p>
          </table:table-cell>
          <table:table-cell office:value-type="float" office:value="0" calcext:value-type="float">
            <text:p>0</text:p>
          </table:table-cell>
          <table:table-cell office:value-type="float" office:value="7.832885" calcext:value-type="float">
            <text:p>7.83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17.9288" calcext:value-type="float">
            <text:p>217.9288</text:p>
          </table:table-cell>
          <table:table-cell office:value-type="float" office:value="12982.69" calcext:value-type="float">
            <text:p>12982.69</text:p>
          </table:table-cell>
          <table:table-cell office:value-type="float" office:value="0" calcext:value-type="float">
            <text:p>0</text:p>
          </table:table-cell>
          <table:table-cell office:value-type="float" office:value="0.5957612" calcext:value-type="float">
            <text:p>0.5957612</text:p>
          </table:table-cell>
          <table:table-cell office:value-type="float" office:value="-352.4714" calcext:value-type="float">
            <text:p>-352.4714</text:p>
          </table:table-cell>
          <table:table-cell office:value-type="float" office:value="1026.877" calcext:value-type="float">
            <text:p>1026.877</text:p>
          </table:table-cell>
          <table:table-cell office:value-type="float" office:value="-20.29441" calcext:value-type="float">
            <text:p>-20.29441</text:p>
          </table:table-cell>
          <table:table-cell office:value-type="float" office:value="89.19088" calcext:value-type="float">
            <text:p>89.19088</text:p>
          </table:table-cell>
          <table:table-cell office:value-type="float" office:value="1.744964" calcext:value-type="float">
            <text:p>1.744964</text:p>
          </table:table-cell>
          <table:table-cell office:value-type="float" office:value="0.03358671" calcext:value-type="float">
            <text:p>0.0335867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058" calcext:value-type="float">
            <text:p>0.07585058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08477" calcext:value-type="float">
            <text:p>0.3508477</text:p>
          </table:table-cell>
          <table:table-cell office:value-type="float" office:value="370" calcext:value-type="float">
            <text:p>370</text:p>
          </table:table-cell>
          <table:table-cell office:value-type="float" office:value="-189.3576" calcext:value-type="float">
            <text:p>-189.3576</text:p>
          </table:table-cell>
          <table:table-cell office:value-type="float" office:value="0" calcext:value-type="float">
            <text:p>0</text:p>
          </table:table-cell>
          <table:table-cell office:value-type="float" office:value="322.4583" calcext:value-type="float">
            <text:p>322.4583</text:p>
          </table:table-cell>
          <table:table-cell office:value-type="float" office:value="1179.405" calcext:value-type="float">
            <text:p>1179.405</text:p>
          </table:table-cell>
          <table:table-cell office:value-type="float" office:value="1440.398" calcext:value-type="float">
            <text:p>1440.398</text:p>
          </table:table-cell>
          <table:table-cell office:value-type="float" office:value="1209.958" calcext:value-type="float">
            <text:p>1209.958</text:p>
          </table:table-cell>
          <table:table-cell office:value-type="float" office:value="700.972" calcext:value-type="float">
            <text:p>700.972</text:p>
          </table:table-cell>
          <table:table-cell office:value-type="float" office:value="1084.432" calcext:value-type="float">
            <text:p>1084.432</text:p>
          </table:table-cell>
          <table:table-cell office:value-type="float" office:value="410.4765" calcext:value-type="float">
            <text:p>410.4765</text:p>
          </table:table-cell>
          <table:table-cell office:value-type="float" office:value="1814.74" calcext:value-type="float">
            <text:p>1814.74</text:p>
          </table:table-cell>
          <table:table-cell office:value-type="float" office:value="2054.997" calcext:value-type="float">
            <text:p>2054.997</text:p>
          </table:table-cell>
          <table:table-cell office:value-type="float" office:value="1648.681" calcext:value-type="float">
            <text:p>1648.681</text:p>
          </table:table-cell>
          <table:table-cell office:value-type="float" office:value="580.9984" calcext:value-type="float">
            <text:p>580.9984</text:p>
          </table:table-cell>
          <table:table-cell office:value-type="float" office:value="573.4639" calcext:value-type="float">
            <text:p>573.4639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8" calcext:value-type="float">
            <text:p>35.54788</text:p>
          </table:table-cell>
          <table:table-cell office:value-type="float" office:value="0" calcext:value-type="float">
            <text:p>0</text:p>
          </table:table-cell>
          <table:table-cell office:value-type="float" office:value="-0.02969894" calcext:value-type="float">
            <text:p>-0.02969894</text:p>
          </table:table-cell>
          <table:table-cell office:value-type="float" office:value="0" calcext:value-type="float">
            <text:p>0</text:p>
          </table:table-cell>
          <table:table-cell office:value-type="float" office:value="2.293339" calcext:value-type="float">
            <text:p>2.293339</text:p>
          </table:table-cell>
          <table:table-cell office:value-type="float" office:value="220.3505" calcext:value-type="float">
            <text:p>220.3505</text:p>
          </table:table-cell>
          <table:table-cell office:value-type="float" office:value="-75.6748" calcext:value-type="float">
            <text:p>-75.6748</text:p>
          </table:table-cell>
          <table:table-cell office:value-type="float" office:value="144.6757" calcext:value-type="float">
            <text:p>144.6757</text:p>
          </table:table-cell>
          <table:table-cell office:value-type="float" office:value="-335.9626" calcext:value-type="float">
            <text:p>-335.9626</text:p>
          </table:table-cell>
          <table:table-cell office:value-type="float" office:value="0" calcext:value-type="float">
            <text:p>0</text:p>
          </table:table-cell>
          <table:table-cell office:value-type="float" office:value="8.113044" calcext:value-type="float">
            <text:p>8.11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16.375" calcext:value-type="float">
            <text:p>216.375</text:p>
          </table:table-cell>
          <table:table-cell office:value-type="float" office:value="12982.29" calcext:value-type="float">
            <text:p>12982.29</text:p>
          </table:table-cell>
          <table:table-cell office:value-type="float" office:value="0" calcext:value-type="float">
            <text:p>0</text:p>
          </table:table-cell>
          <table:table-cell office:value-type="float" office:value="0.6510266" calcext:value-type="float">
            <text:p>0.6510266</text:p>
          </table:table-cell>
          <table:table-cell office:value-type="float" office:value="-356.1011" calcext:value-type="float">
            <text:p>-356.1011</text:p>
          </table:table-cell>
          <table:table-cell office:value-type="float" office:value="1041.632" calcext:value-type="float">
            <text:p>1041.632</text:p>
          </table:table-cell>
          <table:table-cell office:value-type="float" office:value="-21.9931" calcext:value-type="float">
            <text:p>-21.9931</text:p>
          </table:table-cell>
          <table:table-cell office:value-type="float" office:value="88.82732" calcext:value-type="float">
            <text:p>88.82732</text:p>
          </table:table-cell>
          <table:table-cell office:value-type="float" office:value="1.696521" calcext:value-type="float">
            <text:p>1.696521</text:p>
          </table:table-cell>
          <table:table-cell office:value-type="float" office:value="0.03408319" calcext:value-type="float">
            <text:p>0.03408319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201" calcext:value-type="float">
            <text:p>0.07585201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0454" calcext:value-type="float">
            <text:p>0.3510454</text:p>
          </table:table-cell>
          <table:table-cell office:value-type="float" office:value="370" calcext:value-type="float">
            <text:p>370</text:p>
          </table:table-cell>
          <table:table-cell office:value-type="float" office:value="-179.0349" calcext:value-type="float">
            <text:p>-179.0349</text:p>
          </table:table-cell>
          <table:table-cell office:value-type="float" office:value="0" calcext:value-type="float">
            <text:p>0</text:p>
          </table:table-cell>
          <table:table-cell office:value-type="float" office:value="322.567" calcext:value-type="float">
            <text:p>322.567</text:p>
          </table:table-cell>
          <table:table-cell office:value-type="float" office:value="1178.732" calcext:value-type="float">
            <text:p>1178.732</text:p>
          </table:table-cell>
          <table:table-cell office:value-type="float" office:value="1439.772" calcext:value-type="float">
            <text:p>1439.772</text:p>
          </table:table-cell>
          <table:table-cell office:value-type="float" office:value="1209.79" calcext:value-type="float">
            <text:p>1209.79</text:p>
          </table:table-cell>
          <table:table-cell office:value-type="float" office:value="700.8475" calcext:value-type="float">
            <text:p>700.8475</text:p>
          </table:table-cell>
          <table:table-cell office:value-type="float" office:value="1084.31" calcext:value-type="float">
            <text:p>1084.31</text:p>
          </table:table-cell>
          <table:table-cell office:value-type="float" office:value="410.4136" calcext:value-type="float">
            <text:p>410.4136</text:p>
          </table:table-cell>
          <table:table-cell office:value-type="float" office:value="1814.641" calcext:value-type="float">
            <text:p>1814.641</text:p>
          </table:table-cell>
          <table:table-cell office:value-type="float" office:value="2054.931" calcext:value-type="float">
            <text:p>2054.931</text:p>
          </table:table-cell>
          <table:table-cell office:value-type="float" office:value="1648.641" calcext:value-type="float">
            <text:p>1648.641</text:p>
          </table:table-cell>
          <table:table-cell office:value-type="float" office:value="580.9859" calcext:value-type="float">
            <text:p>580.9859</text:p>
          </table:table-cell>
          <table:table-cell office:value-type="float" office:value="573.4407" calcext:value-type="float">
            <text:p>573.4407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8" calcext:value-type="float">
            <text:p>35.54788</text:p>
          </table:table-cell>
          <table:table-cell office:value-type="float" office:value="0" calcext:value-type="float">
            <text:p>0</text:p>
          </table:table-cell>
          <table:table-cell office:value-type="float" office:value="-0.02987194" calcext:value-type="float">
            <text:p>-0.02987194</text:p>
          </table:table-cell>
          <table:table-cell office:value-type="float" office:value="0" calcext:value-type="float">
            <text:p>0</text:p>
          </table:table-cell>
          <table:table-cell office:value-type="float" office:value="2.443106" calcext:value-type="float">
            <text:p>2.443106</text:p>
          </table:table-cell>
          <table:table-cell office:value-type="float" office:value="240.0101" calcext:value-type="float">
            <text:p>240.0101</text:p>
          </table:table-cell>
          <table:table-cell office:value-type="float" office:value="-83.09898" calcext:value-type="float">
            <text:p>-83.09898</text:p>
          </table:table-cell>
          <table:table-cell office:value-type="float" office:value="156.9111" calcext:value-type="float">
            <text:p>156.9111</text:p>
          </table:table-cell>
          <table:table-cell office:value-type="float" office:value="-337.8827" calcext:value-type="float">
            <text:p>-337.8827</text:p>
          </table:table-cell>
          <table:table-cell office:value-type="float" office:value="0" calcext:value-type="float">
            <text:p>0</text:p>
          </table:table-cell>
          <table:table-cell office:value-type="float" office:value="8.099224" calcext:value-type="float">
            <text:p>8.099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14.8878" calcext:value-type="float">
            <text:p>214.8878</text:p>
          </table:table-cell>
          <table:table-cell office:value-type="float" office:value="12981.82" calcext:value-type="float">
            <text:p>12981.82</text:p>
          </table:table-cell>
          <table:table-cell office:value-type="float" office:value="0" calcext:value-type="float">
            <text:p>0</text:p>
          </table:table-cell>
          <table:table-cell office:value-type="float" office:value="0.7193697" calcext:value-type="float">
            <text:p>0.7193697</text:p>
          </table:table-cell>
          <table:table-cell office:value-type="float" office:value="-359.739" calcext:value-type="float">
            <text:p>-359.739</text:p>
          </table:table-cell>
          <table:table-cell office:value-type="float" office:value="1052.393" calcext:value-type="float">
            <text:p>1052.393</text:p>
          </table:table-cell>
          <table:table-cell office:value-type="float" office:value="-23.72686" calcext:value-type="float">
            <text:p>-23.72686</text:p>
          </table:table-cell>
          <table:table-cell office:value-type="float" office:value="88.31696" calcext:value-type="float">
            <text:p>88.31696</text:p>
          </table:table-cell>
          <table:table-cell office:value-type="float" office:value="1.648898" calcext:value-type="float">
            <text:p>1.648898</text:p>
          </table:table-cell>
          <table:table-cell office:value-type="float" office:value="0.03467305" calcext:value-type="float">
            <text:p>0.0346730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344" calcext:value-type="float">
            <text:p>0.07585344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2842" calcext:value-type="float">
            <text:p>0.3512842</text:p>
          </table:table-cell>
          <table:table-cell office:value-type="float" office:value="370" calcext:value-type="float">
            <text:p>370</text:p>
          </table:table-cell>
          <table:table-cell office:value-type="float" office:value="-167.2341" calcext:value-type="float">
            <text:p>-167.2341</text:p>
          </table:table-cell>
          <table:table-cell office:value-type="float" office:value="0" calcext:value-type="float">
            <text:p>0</text:p>
          </table:table-cell>
          <table:table-cell office:value-type="float" office:value="322.7175" calcext:value-type="float">
            <text:p>322.7175</text:p>
          </table:table-cell>
          <table:table-cell office:value-type="float" office:value="1178.078" calcext:value-type="float">
            <text:p>1178.078</text:p>
          </table:table-cell>
          <table:table-cell office:value-type="float" office:value="1439.112" calcext:value-type="float">
            <text:p>1439.112</text:p>
          </table:table-cell>
          <table:table-cell office:value-type="float" office:value="1209.612" calcext:value-type="float">
            <text:p>1209.612</text:p>
          </table:table-cell>
          <table:table-cell office:value-type="float" office:value="700.7162" calcext:value-type="float">
            <text:p>700.7162</text:p>
          </table:table-cell>
          <table:table-cell office:value-type="float" office:value="1084.182" calcext:value-type="float">
            <text:p>1084.182</text:p>
          </table:table-cell>
          <table:table-cell office:value-type="float" office:value="410.3499" calcext:value-type="float">
            <text:p>410.3499</text:p>
          </table:table-cell>
          <table:table-cell office:value-type="float" office:value="1814.542" calcext:value-type="float">
            <text:p>1814.542</text:p>
          </table:table-cell>
          <table:table-cell office:value-type="float" office:value="2054.865" calcext:value-type="float">
            <text:p>2054.865</text:p>
          </table:table-cell>
          <table:table-cell office:value-type="float" office:value="1648.602" calcext:value-type="float">
            <text:p>1648.602</text:p>
          </table:table-cell>
          <table:table-cell office:value-type="float" office:value="580.9734" calcext:value-type="float">
            <text:p>580.9734</text:p>
          </table:table-cell>
          <table:table-cell office:value-type="float" office:value="573.4174" calcext:value-type="float">
            <text:p>573.4174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8" calcext:value-type="float">
            <text:p>35.54788</text:p>
          </table:table-cell>
          <table:table-cell office:value-type="float" office:value="0" calcext:value-type="float">
            <text:p>0</text:p>
          </table:table-cell>
          <table:table-cell office:value-type="float" office:value="-0.03000887" calcext:value-type="float">
            <text:p>-0.03000887</text:p>
          </table:table-cell>
          <table:table-cell office:value-type="float" office:value="0" calcext:value-type="float">
            <text:p>0</text:p>
          </table:table-cell>
          <table:table-cell office:value-type="float" office:value="2.582947" calcext:value-type="float">
            <text:p>2.582947</text:p>
          </table:table-cell>
          <table:table-cell office:value-type="float" office:value="261.0639" calcext:value-type="float">
            <text:p>261.0639</text:p>
          </table:table-cell>
          <table:table-cell office:value-type="float" office:value="-90.47034" calcext:value-type="float">
            <text:p>-90.47034</text:p>
          </table:table-cell>
          <table:table-cell office:value-type="float" office:value="170.5936" calcext:value-type="float">
            <text:p>170.5936</text:p>
          </table:table-cell>
          <table:table-cell office:value-type="float" office:value="-339.8077" calcext:value-type="float">
            <text:p>-339.8077</text:p>
          </table:table-cell>
          <table:table-cell office:value-type="float" office:value="0" calcext:value-type="float">
            <text:p>0</text:p>
          </table:table-cell>
          <table:table-cell office:value-type="float" office:value="8.11798" calcext:value-type="float">
            <text:p>8.1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13.4551" calcext:value-type="float">
            <text:p>213.4551</text:p>
          </table:table-cell>
          <table:table-cell office:value-type="float" office:value="12981.31" calcext:value-type="float">
            <text:p>12981.31</text:p>
          </table:table-cell>
          <table:table-cell office:value-type="float" office:value="0" calcext:value-type="float">
            <text:p>0</text:p>
          </table:table-cell>
          <table:table-cell office:value-type="float" office:value="0.8040463" calcext:value-type="float">
            <text:p>0.8040463</text:p>
          </table:table-cell>
          <table:table-cell office:value-type="float" office:value="-363.4516" calcext:value-type="float">
            <text:p>-363.4516</text:p>
          </table:table-cell>
          <table:table-cell office:value-type="float" office:value="1061.219" calcext:value-type="float">
            <text:p>1061.219</text:p>
          </table:table-cell>
          <table:table-cell office:value-type="float" office:value="-25.56362" calcext:value-type="float">
            <text:p>-25.56362</text:p>
          </table:table-cell>
          <table:table-cell office:value-type="float" office:value="87.48887" calcext:value-type="float">
            <text:p>87.48887</text:p>
          </table:table-cell>
          <table:table-cell office:value-type="float" office:value="1.602075" calcext:value-type="float">
            <text:p>1.602075</text:p>
          </table:table-cell>
          <table:table-cell office:value-type="float" office:value="0.03543155" calcext:value-type="float">
            <text:p>0.0354315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504" calcext:value-type="float">
            <text:p>0.07585504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5514" calcext:value-type="float">
            <text:p>0.3515514</text:p>
          </table:table-cell>
          <table:table-cell office:value-type="float" office:value="370" calcext:value-type="float">
            <text:p>370</text:p>
          </table:table-cell>
          <table:table-cell office:value-type="float" office:value="-158.3004" calcext:value-type="float">
            <text:p>-158.3004</text:p>
          </table:table-cell>
          <table:table-cell office:value-type="float" office:value="0" calcext:value-type="float">
            <text:p>0</text:p>
          </table:table-cell>
          <table:table-cell office:value-type="float" office:value="322.8819" calcext:value-type="float">
            <text:p>322.8819</text:p>
          </table:table-cell>
          <table:table-cell office:value-type="float" office:value="1177.453" calcext:value-type="float">
            <text:p>1177.453</text:p>
          </table:table-cell>
          <table:table-cell office:value-type="float" office:value="1438.427" calcext:value-type="float">
            <text:p>1438.427</text:p>
          </table:table-cell>
          <table:table-cell office:value-type="float" office:value="1209.426" calcext:value-type="float">
            <text:p>1209.426</text:p>
          </table:table-cell>
          <table:table-cell office:value-type="float" office:value="700.5849" calcext:value-type="float">
            <text:p>700.5849</text:p>
          </table:table-cell>
          <table:table-cell office:value-type="float" office:value="1084.051" calcext:value-type="float">
            <text:p>1084.051</text:p>
          </table:table-cell>
          <table:table-cell office:value-type="float" office:value="410.285" calcext:value-type="float">
            <text:p>410.285</text:p>
          </table:table-cell>
          <table:table-cell office:value-type="float" office:value="1814.444" calcext:value-type="float">
            <text:p>1814.444</text:p>
          </table:table-cell>
          <table:table-cell office:value-type="float" office:value="2054.799" calcext:value-type="float">
            <text:p>2054.799</text:p>
          </table:table-cell>
          <table:table-cell office:value-type="float" office:value="1648.563" calcext:value-type="float">
            <text:p>1648.563</text:p>
          </table:table-cell>
          <table:table-cell office:value-type="float" office:value="580.9608" calcext:value-type="float">
            <text:p>580.9608</text:p>
          </table:table-cell>
          <table:table-cell office:value-type="float" office:value="573.394" calcext:value-type="float">
            <text:p>573.394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8" calcext:value-type="float">
            <text:p>35.54788</text:p>
          </table:table-cell>
          <table:table-cell office:value-type="float" office:value="0" calcext:value-type="float">
            <text:p>0</text:p>
          </table:table-cell>
          <table:table-cell office:value-type="float" office:value="-0.03016133" calcext:value-type="float">
            <text:p>-0.03016133</text:p>
          </table:table-cell>
          <table:table-cell office:value-type="float" office:value="0" calcext:value-type="float">
            <text:p>0</text:p>
          </table:table-cell>
          <table:table-cell office:value-type="float" office:value="2.747041" calcext:value-type="float">
            <text:p>2.747041</text:p>
          </table:table-cell>
          <table:table-cell office:value-type="float" office:value="280.3121" calcext:value-type="float">
            <text:p>280.3121</text:p>
          </table:table-cell>
          <table:table-cell office:value-type="float" office:value="-98.94292" calcext:value-type="float">
            <text:p>-98.94292</text:p>
          </table:table-cell>
          <table:table-cell office:value-type="float" office:value="181.3692" calcext:value-type="float">
            <text:p>181.3692</text:p>
          </table:table-cell>
          <table:table-cell office:value-type="float" office:value="-341.7428" calcext:value-type="float">
            <text:p>-341.7428</text:p>
          </table:table-cell>
          <table:table-cell office:value-type="float" office:value="0" calcext:value-type="float">
            <text:p>0</text:p>
          </table:table-cell>
          <table:table-cell office:value-type="float" office:value="8.172706" calcext:value-type="float">
            <text:p>8.17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12.0457" calcext:value-type="float">
            <text:p>212.0457</text:p>
          </table:table-cell>
          <table:table-cell office:value-type="float" office:value="12980.76" calcext:value-type="float">
            <text:p>12980.76</text:p>
          </table:table-cell>
          <table:table-cell office:value-type="float" office:value="0" calcext:value-type="float">
            <text:p>0</text:p>
          </table:table-cell>
          <table:table-cell office:value-type="float" office:value="0.8796102" calcext:value-type="float">
            <text:p>0.8796102</text:p>
          </table:table-cell>
          <table:table-cell office:value-type="float" office:value="-367.2403" calcext:value-type="float">
            <text:p>-367.2403</text:p>
          </table:table-cell>
          <table:table-cell office:value-type="float" office:value="1074.957" calcext:value-type="float">
            <text:p>1074.957</text:p>
          </table:table-cell>
          <table:table-cell office:value-type="float" office:value="-27.45913" calcext:value-type="float">
            <text:p>-27.45913</text:p>
          </table:table-cell>
          <table:table-cell office:value-type="float" office:value="86.46233" calcext:value-type="float">
            <text:p>86.46233</text:p>
          </table:table-cell>
          <table:table-cell office:value-type="float" office:value="1.554784" calcext:value-type="float">
            <text:p>1.554784</text:p>
          </table:table-cell>
          <table:table-cell office:value-type="float" office:value="0.03636631" calcext:value-type="float">
            <text:p>0.0363663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718" calcext:value-type="float">
            <text:p>0.07585718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8388" calcext:value-type="float">
            <text:p>0.3518388</text:p>
          </table:table-cell>
          <table:table-cell office:value-type="float" office:value="370" calcext:value-type="float">
            <text:p>370</text:p>
          </table:table-cell>
          <table:table-cell office:value-type="float" office:value="-149.7678" calcext:value-type="float">
            <text:p>-149.7678</text:p>
          </table:table-cell>
          <table:table-cell office:value-type="float" office:value="0" calcext:value-type="float">
            <text:p>0</text:p>
          </table:table-cell>
          <table:table-cell office:value-type="float" office:value="323.0401" calcext:value-type="float">
            <text:p>323.0401</text:p>
          </table:table-cell>
          <table:table-cell office:value-type="float" office:value="1176.86" calcext:value-type="float">
            <text:p>1176.86</text:p>
          </table:table-cell>
          <table:table-cell office:value-type="float" office:value="1437.732" calcext:value-type="float">
            <text:p>1437.732</text:p>
          </table:table-cell>
          <table:table-cell office:value-type="float" office:value="1209.226" calcext:value-type="float">
            <text:p>1209.226</text:p>
          </table:table-cell>
          <table:table-cell office:value-type="float" office:value="700.4501" calcext:value-type="float">
            <text:p>700.4501</text:p>
          </table:table-cell>
          <table:table-cell office:value-type="float" office:value="1083.91" calcext:value-type="float">
            <text:p>1083.91</text:p>
          </table:table-cell>
          <table:table-cell office:value-type="float" office:value="410.2161" calcext:value-type="float">
            <text:p>410.2161</text:p>
          </table:table-cell>
          <table:table-cell office:value-type="float" office:value="1814.344" calcext:value-type="float">
            <text:p>1814.344</text:p>
          </table:table-cell>
          <table:table-cell office:value-type="float" office:value="2054.733" calcext:value-type="float">
            <text:p>2054.733</text:p>
          </table:table-cell>
          <table:table-cell office:value-type="float" office:value="1648.524" calcext:value-type="float">
            <text:p>1648.524</text:p>
          </table:table-cell>
          <table:table-cell office:value-type="float" office:value="580.9482" calcext:value-type="float">
            <text:p>580.9482</text:p>
          </table:table-cell>
          <table:table-cell office:value-type="float" office:value="573.3705" calcext:value-type="float">
            <text:p>573.3705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31478" calcext:value-type="float">
            <text:p>-0.03031478</text:p>
          </table:table-cell>
          <table:table-cell office:value-type="float" office:value="0" calcext:value-type="float">
            <text:p>0</text:p>
          </table:table-cell>
          <table:table-cell office:value-type="float" office:value="2.875526" calcext:value-type="float">
            <text:p>2.875526</text:p>
          </table:table-cell>
          <table:table-cell office:value-type="float" office:value="299.208" calcext:value-type="float">
            <text:p>299.208</text:p>
          </table:table-cell>
          <table:table-cell office:value-type="float" office:value="-107.4407" calcext:value-type="float">
            <text:p>-107.4407</text:p>
          </table:table-cell>
          <table:table-cell office:value-type="float" office:value="191.7674" calcext:value-type="float">
            <text:p>191.7674</text:p>
          </table:table-cell>
          <table:table-cell office:value-type="float" office:value="-343.6842" calcext:value-type="float">
            <text:p>-343.6842</text:p>
          </table:table-cell>
          <table:table-cell office:value-type="float" office:value="0" calcext:value-type="float">
            <text:p>0</text:p>
          </table:table-cell>
          <table:table-cell office:value-type="float" office:value="8.215741" calcext:value-type="float">
            <text:p>8.21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210.7886" calcext:value-type="float">
            <text:p>210.7886</text:p>
          </table:table-cell>
          <table:table-cell office:value-type="float" office:value="12980.23" calcext:value-type="float">
            <text:p>12980.23</text:p>
          </table:table-cell>
          <table:table-cell office:value-type="float" office:value="0" calcext:value-type="float">
            <text:p>0</text:p>
          </table:table-cell>
          <table:table-cell office:value-type="float" office:value="0.9106309" calcext:value-type="float">
            <text:p>0.9106309</text:p>
          </table:table-cell>
          <table:table-cell office:value-type="float" office:value="-370.7216" calcext:value-type="float">
            <text:p>-370.7216</text:p>
          </table:table-cell>
          <table:table-cell office:value-type="float" office:value="1088.454" calcext:value-type="float">
            <text:p>1088.454</text:p>
          </table:table-cell>
          <table:table-cell office:value-type="float" office:value="-29.24067" calcext:value-type="float">
            <text:p>-29.24067</text:p>
          </table:table-cell>
          <table:table-cell office:value-type="float" office:value="85.61916" calcext:value-type="float">
            <text:p>85.61916</text:p>
          </table:table-cell>
          <table:table-cell office:value-type="float" office:value="1.51028" calcext:value-type="float">
            <text:p>1.51028</text:p>
          </table:table-cell>
          <table:table-cell office:value-type="float" office:value="0.03748817" calcext:value-type="float">
            <text:p>0.03748817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5933" calcext:value-type="float">
            <text:p>0.07585933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2139" calcext:value-type="float">
            <text:p>0.352139</text:p>
          </table:table-cell>
          <table:table-cell office:value-type="float" office:value="370" calcext:value-type="float">
            <text:p>370</text:p>
          </table:table-cell>
          <table:table-cell office:value-type="float" office:value="-142.1479" calcext:value-type="float">
            <text:p>-142.1479</text:p>
          </table:table-cell>
          <table:table-cell office:value-type="float" office:value="0" calcext:value-type="float">
            <text:p>0</text:p>
          </table:table-cell>
          <table:table-cell office:value-type="float" office:value="323.146" calcext:value-type="float">
            <text:p>323.146</text:p>
          </table:table-cell>
          <table:table-cell office:value-type="float" office:value="1176.379" calcext:value-type="float">
            <text:p>1176.379</text:p>
          </table:table-cell>
          <table:table-cell office:value-type="float" office:value="1437.131" calcext:value-type="float">
            <text:p>1437.131</text:p>
          </table:table-cell>
          <table:table-cell office:value-type="float" office:value="1209.04" calcext:value-type="float">
            <text:p>1209.04</text:p>
          </table:table-cell>
          <table:table-cell office:value-type="float" office:value="700.3259" calcext:value-type="float">
            <text:p>700.3259</text:p>
          </table:table-cell>
          <table:table-cell office:value-type="float" office:value="1083.769" calcext:value-type="float">
            <text:p>1083.769</text:p>
          </table:table-cell>
          <table:table-cell office:value-type="float" office:value="410.1453" calcext:value-type="float">
            <text:p>410.1453</text:p>
          </table:table-cell>
          <table:table-cell office:value-type="float" office:value="1814.241" calcext:value-type="float">
            <text:p>1814.241</text:p>
          </table:table-cell>
          <table:table-cell office:value-type="float" office:value="2054.666" calcext:value-type="float">
            <text:p>2054.666</text:p>
          </table:table-cell>
          <table:table-cell office:value-type="float" office:value="1648.484" calcext:value-type="float">
            <text:p>1648.484</text:p>
          </table:table-cell>
          <table:table-cell office:value-type="float" office:value="580.9356" calcext:value-type="float">
            <text:p>580.9356</text:p>
          </table:table-cell>
          <table:table-cell office:value-type="float" office:value="573.3469" calcext:value-type="float">
            <text:p>573.3469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41736" calcext:value-type="float">
            <text:p>-0.03041736</text:p>
          </table:table-cell>
          <table:table-cell office:value-type="float" office:value="0" calcext:value-type="float">
            <text:p>0</text:p>
          </table:table-cell>
          <table:table-cell office:value-type="float" office:value="2.996223" calcext:value-type="float">
            <text:p>2.996223</text:p>
          </table:table-cell>
          <table:table-cell office:value-type="float" office:value="316.0968" calcext:value-type="float">
            <text:p>316.0968</text:p>
          </table:table-cell>
          <table:table-cell office:value-type="float" office:value="-115.0061" calcext:value-type="float">
            <text:p>-115.0061</text:p>
          </table:table-cell>
          <table:table-cell office:value-type="float" office:value="201.0907" calcext:value-type="float">
            <text:p>201.0907</text:p>
          </table:table-cell>
          <table:table-cell office:value-type="float" office:value="-345.416" calcext:value-type="float">
            <text:p>-345.416</text:p>
          </table:table-cell>
          <table:table-cell office:value-type="float" office:value="0" calcext:value-type="float">
            <text:p>0</text:p>
          </table:table-cell>
          <table:table-cell office:value-type="float" office:value="8.243042" calcext:value-type="float">
            <text:p>8.24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09.6426" calcext:value-type="float">
            <text:p>209.6426</text:p>
          </table:table-cell>
          <table:table-cell office:value-type="float" office:value="12979.71" calcext:value-type="float">
            <text:p>12979.71</text:p>
          </table:table-cell>
          <table:table-cell office:value-type="float" office:value="0" calcext:value-type="float">
            <text:p>0</text:p>
          </table:table-cell>
          <table:table-cell office:value-type="float" office:value="0.9676277" calcext:value-type="float">
            <text:p>0.9676277</text:p>
          </table:table-cell>
          <table:table-cell office:value-type="float" office:value="-373.9309" calcext:value-type="float">
            <text:p>-373.9309</text:p>
          </table:table-cell>
          <table:table-cell office:value-type="float" office:value="1098.444" calcext:value-type="float">
            <text:p>1098.444</text:p>
          </table:table-cell>
          <table:table-cell office:value-type="float" office:value="-30.85598" calcext:value-type="float">
            <text:p>-30.85598</text:p>
          </table:table-cell>
          <table:table-cell office:value-type="float" office:value="84.73482" calcext:value-type="float">
            <text:p>84.73482</text:p>
          </table:table-cell>
          <table:table-cell office:value-type="float" office:value="1.468707" calcext:value-type="float">
            <text:p>1.468707</text:p>
          </table:table-cell>
          <table:table-cell office:value-type="float" office:value="0.03873147" calcext:value-type="float">
            <text:p>0.03873147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6148" calcext:value-type="float">
            <text:p>0.07586148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24481" calcext:value-type="float">
            <text:p>0.3524481</text:p>
          </table:table-cell>
          <table:table-cell office:value-type="float" office:value="370" calcext:value-type="float">
            <text:p>370</text:p>
          </table:table-cell>
          <table:table-cell office:value-type="float" office:value="-135.2731" calcext:value-type="float">
            <text:p>-135.2731</text:p>
          </table:table-cell>
          <table:table-cell office:value-type="float" office:value="0" calcext:value-type="float">
            <text:p>0</text:p>
          </table:table-cell>
          <table:table-cell office:value-type="float" office:value="323.271" calcext:value-type="float">
            <text:p>323.271</text:p>
          </table:table-cell>
          <table:table-cell office:value-type="float" office:value="1175.917" calcext:value-type="float">
            <text:p>1175.917</text:p>
          </table:table-cell>
          <table:table-cell office:value-type="float" office:value="1436.58" calcext:value-type="float">
            <text:p>1436.58</text:p>
          </table:table-cell>
          <table:table-cell office:value-type="float" office:value="1208.864" calcext:value-type="float">
            <text:p>1208.864</text:p>
          </table:table-cell>
          <table:table-cell office:value-type="float" office:value="700.2092" calcext:value-type="float">
            <text:p>700.2092</text:p>
          </table:table-cell>
          <table:table-cell office:value-type="float" office:value="1083.635" calcext:value-type="float">
            <text:p>1083.635</text:p>
          </table:table-cell>
          <table:table-cell office:value-type="float" office:value="410.0777" calcext:value-type="float">
            <text:p>410.0777</text:p>
          </table:table-cell>
          <table:table-cell office:value-type="float" office:value="1814.139" calcext:value-type="float">
            <text:p>1814.139</text:p>
          </table:table-cell>
          <table:table-cell office:value-type="float" office:value="2054.599" calcext:value-type="float">
            <text:p>2054.599</text:p>
          </table:table-cell>
          <table:table-cell office:value-type="float" office:value="1648.445" calcext:value-type="float">
            <text:p>1648.445</text:p>
          </table:table-cell>
          <table:table-cell office:value-type="float" office:value="580.923" calcext:value-type="float">
            <text:p>580.923</text:p>
          </table:table-cell>
          <table:table-cell office:value-type="float" office:value="573.3232" calcext:value-type="float">
            <text:p>573.3232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5076" calcext:value-type="float">
            <text:p>-0.0305076</text:p>
          </table:table-cell>
          <table:table-cell office:value-type="float" office:value="0" calcext:value-type="float">
            <text:p>0</text:p>
          </table:table-cell>
          <table:table-cell office:value-type="float" office:value="3.086697" calcext:value-type="float">
            <text:p>3.086697</text:p>
          </table:table-cell>
          <table:table-cell office:value-type="float" office:value="331.8665" calcext:value-type="float">
            <text:p>331.8665</text:p>
          </table:table-cell>
          <table:table-cell office:value-type="float" office:value="-122.3246" calcext:value-type="float">
            <text:p>-122.3246</text:p>
          </table:table-cell>
          <table:table-cell office:value-type="float" office:value="209.5419" calcext:value-type="float">
            <text:p>209.5419</text:p>
          </table:table-cell>
          <table:table-cell office:value-type="float" office:value="-347.0459" calcext:value-type="float">
            <text:p>-347.0459</text:p>
          </table:table-cell>
          <table:table-cell office:value-type="float" office:value="0" calcext:value-type="float">
            <text:p>0</text:p>
          </table:table-cell>
          <table:table-cell office:value-type="float" office:value="8.276165" calcext:value-type="float">
            <text:p>8.276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208.6064" calcext:value-type="float">
            <text:p>208.6064</text:p>
          </table:table-cell>
          <table:table-cell office:value-type="float" office:value="12979.22" calcext:value-type="float">
            <text:p>12979.22</text:p>
          </table:table-cell>
          <table:table-cell office:value-type="float" office:value="0" calcext:value-type="float">
            <text:p>0</text:p>
          </table:table-cell>
          <table:table-cell office:value-type="float" office:value="0.9979675" calcext:value-type="float">
            <text:p>0.9979675</text:p>
          </table:table-cell>
          <table:table-cell office:value-type="float" office:value="-376.852" calcext:value-type="float">
            <text:p>-376.852</text:p>
          </table:table-cell>
          <table:table-cell office:value-type="float" office:value="1107.009" calcext:value-type="float">
            <text:p>1107.009</text:p>
          </table:table-cell>
          <table:table-cell office:value-type="float" office:value="-32.35307" calcext:value-type="float">
            <text:p>-32.35307</text:p>
          </table:table-cell>
          <table:table-cell office:value-type="float" office:value="84.00812" calcext:value-type="float">
            <text:p>84.00812</text:p>
          </table:table-cell>
          <table:table-cell office:value-type="float" office:value="1.432423" calcext:value-type="float">
            <text:p>1.432423</text:p>
          </table:table-cell>
          <table:table-cell office:value-type="float" office:value="0.0401273" calcext:value-type="float">
            <text:p>0.0401273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6362" calcext:value-type="float">
            <text:p>0.07586362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27607" calcext:value-type="float">
            <text:p>0.3527607</text:p>
          </table:table-cell>
          <table:table-cell office:value-type="float" office:value="370" calcext:value-type="float">
            <text:p>370</text:p>
          </table:table-cell>
          <table:table-cell office:value-type="float" office:value="-128.0189" calcext:value-type="float">
            <text:p>-128.0189</text:p>
          </table:table-cell>
          <table:table-cell office:value-type="float" office:value="0" calcext:value-type="float">
            <text:p>0</text:p>
          </table:table-cell>
          <table:table-cell office:value-type="float" office:value="323.3595" calcext:value-type="float">
            <text:p>323.3595</text:p>
          </table:table-cell>
          <table:table-cell office:value-type="float" office:value="1175.521" calcext:value-type="float">
            <text:p>1175.521</text:p>
          </table:table-cell>
          <table:table-cell office:value-type="float" office:value="1436.107" calcext:value-type="float">
            <text:p>1436.107</text:p>
          </table:table-cell>
          <table:table-cell office:value-type="float" office:value="1208.713" calcext:value-type="float">
            <text:p>1208.713</text:p>
          </table:table-cell>
          <table:table-cell office:value-type="float" office:value="700.097" calcext:value-type="float">
            <text:p>700.097</text:p>
          </table:table-cell>
          <table:table-cell office:value-type="float" office:value="1083.508" calcext:value-type="float">
            <text:p>1083.508</text:p>
          </table:table-cell>
          <table:table-cell office:value-type="float" office:value="410.0127" calcext:value-type="float">
            <text:p>410.0127</text:p>
          </table:table-cell>
          <table:table-cell office:value-type="float" office:value="1814.037" calcext:value-type="float">
            <text:p>1814.037</text:p>
          </table:table-cell>
          <table:table-cell office:value-type="float" office:value="2054.532" calcext:value-type="float">
            <text:p>2054.532</text:p>
          </table:table-cell>
          <table:table-cell office:value-type="float" office:value="1648.406" calcext:value-type="float">
            <text:p>1648.406</text:p>
          </table:table-cell>
          <table:table-cell office:value-type="float" office:value="580.9102" calcext:value-type="float">
            <text:p>580.9102</text:p>
          </table:table-cell>
          <table:table-cell office:value-type="float" office:value="573.2995" calcext:value-type="float">
            <text:p>573.2995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56661" calcext:value-type="float">
            <text:p>-0.03056661</text:p>
          </table:table-cell>
          <table:table-cell office:value-type="float" office:value="0" calcext:value-type="float">
            <text:p>0</text:p>
          </table:table-cell>
          <table:table-cell office:value-type="float" office:value="3.166333" calcext:value-type="float">
            <text:p>3.166333</text:p>
          </table:table-cell>
          <table:table-cell office:value-type="float" office:value="346.9602" calcext:value-type="float">
            <text:p>346.9602</text:p>
          </table:table-cell>
          <table:table-cell office:value-type="float" office:value="-128.7386" calcext:value-type="float">
            <text:p>-128.7386</text:p>
          </table:table-cell>
          <table:table-cell office:value-type="float" office:value="218.2216" calcext:value-type="float">
            <text:p>218.2216</text:p>
          </table:table-cell>
          <table:table-cell office:value-type="float" office:value="-348.5085" calcext:value-type="float">
            <text:p>-348.5085</text:p>
          </table:table-cell>
          <table:table-cell office:value-type="float" office:value="0" calcext:value-type="float">
            <text:p>0</text:p>
          </table:table-cell>
          <table:table-cell office:value-type="float" office:value="8.310718" calcext:value-type="float">
            <text:p>8.31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207.7168" calcext:value-type="float">
            <text:p>207.7168</text:p>
          </table:table-cell>
          <table:table-cell office:value-type="float" office:value="12978.79" calcext:value-type="float">
            <text:p>12978.79</text:p>
          </table:table-cell>
          <table:table-cell office:value-type="float" office:value="0" calcext:value-type="float">
            <text:p>0</text:p>
          </table:table-cell>
          <table:table-cell office:value-type="float" office:value="1.029653" calcext:value-type="float">
            <text:p>1.029653</text:p>
          </table:table-cell>
          <table:table-cell office:value-type="float" office:value="-379.458" calcext:value-type="float">
            <text:p>-379.458</text:p>
          </table:table-cell>
          <table:table-cell office:value-type="float" office:value="1114.838" calcext:value-type="float">
            <text:p>1114.838</text:p>
          </table:table-cell>
          <table:table-cell office:value-type="float" office:value="-33.73063" calcext:value-type="float">
            <text:p>-33.73063</text:p>
          </table:table-cell>
          <table:table-cell office:value-type="float" office:value="83.49203" calcext:value-type="float">
            <text:p>83.49203</text:p>
          </table:table-cell>
          <table:table-cell office:value-type="float" office:value="1.403767" calcext:value-type="float">
            <text:p>1.403767</text:p>
          </table:table-cell>
          <table:table-cell office:value-type="float" office:value="0.0416657" calcext:value-type="float">
            <text:p>0.0416657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6927" calcext:value-type="float">
            <text:p>0.07586927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0747" calcext:value-type="float">
            <text:p>0.3530747</text:p>
          </table:table-cell>
          <table:table-cell office:value-type="float" office:value="370" calcext:value-type="float">
            <text:p>370</text:p>
          </table:table-cell>
          <table:table-cell office:value-type="float" office:value="-117.0781" calcext:value-type="float">
            <text:p>-117.0781</text:p>
          </table:table-cell>
          <table:table-cell office:value-type="float" office:value="0" calcext:value-type="float">
            <text:p>0</text:p>
          </table:table-cell>
          <table:table-cell office:value-type="float" office:value="323.4177" calcext:value-type="float">
            <text:p>323.4177</text:p>
          </table:table-cell>
          <table:table-cell office:value-type="float" office:value="1175.196" calcext:value-type="float">
            <text:p>1175.196</text:p>
          </table:table-cell>
          <table:table-cell office:value-type="float" office:value="1435.717" calcext:value-type="float">
            <text:p>1435.717</text:p>
          </table:table-cell>
          <table:table-cell office:value-type="float" office:value="1208.591" calcext:value-type="float">
            <text:p>1208.591</text:p>
          </table:table-cell>
          <table:table-cell office:value-type="float" office:value="699.9996" calcext:value-type="float">
            <text:p>699.9996</text:p>
          </table:table-cell>
          <table:table-cell office:value-type="float" office:value="1083.392" calcext:value-type="float">
            <text:p>1083.392</text:p>
          </table:table-cell>
          <table:table-cell office:value-type="float" office:value="409.9526" calcext:value-type="float">
            <text:p>409.9526</text:p>
          </table:table-cell>
          <table:table-cell office:value-type="float" office:value="1813.938" calcext:value-type="float">
            <text:p>1813.938</text:p>
          </table:table-cell>
          <table:table-cell office:value-type="float" office:value="2054.465" calcext:value-type="float">
            <text:p>2054.465</text:p>
          </table:table-cell>
          <table:table-cell office:value-type="float" office:value="1648.366" calcext:value-type="float">
            <text:p>1648.366</text:p>
          </table:table-cell>
          <table:table-cell office:value-type="float" office:value="580.8975" calcext:value-type="float">
            <text:p>580.8975</text:p>
          </table:table-cell>
          <table:table-cell office:value-type="float" office:value="573.2756" calcext:value-type="float">
            <text:p>573.2756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59889" calcext:value-type="float">
            <text:p>-0.03059889</text:p>
          </table:table-cell>
          <table:table-cell office:value-type="float" office:value="0" calcext:value-type="float">
            <text:p>0</text:p>
          </table:table-cell>
          <table:table-cell office:value-type="float" office:value="3.265503" calcext:value-type="float">
            <text:p>3.265503</text:p>
          </table:table-cell>
          <table:table-cell office:value-type="float" office:value="365.1116" calcext:value-type="float">
            <text:p>365.1116</text:p>
          </table:table-cell>
          <table:table-cell office:value-type="float" office:value="-134.7203" calcext:value-type="float">
            <text:p>-134.7203</text:p>
          </table:table-cell>
          <table:table-cell office:value-type="float" office:value="230.3914" calcext:value-type="float">
            <text:p>230.3914</text:p>
          </table:table-cell>
          <table:table-cell office:value-type="float" office:value="-349.7789" calcext:value-type="float">
            <text:p>-349.7789</text:p>
          </table:table-cell>
          <table:table-cell office:value-type="float" office:value="0" calcext:value-type="float">
            <text:p>0</text:p>
          </table:table-cell>
          <table:table-cell office:value-type="float" office:value="8.349083" calcext:value-type="float">
            <text:p>8.34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06.827" calcext:value-type="float">
            <text:p>206.827</text:p>
          </table:table-cell>
          <table:table-cell office:value-type="float" office:value="12978.34" calcext:value-type="float">
            <text:p>12978.34</text:p>
          </table:table-cell>
          <table:table-cell office:value-type="float" office:value="0" calcext:value-type="float">
            <text:p>0</text:p>
          </table:table-cell>
          <table:table-cell office:value-type="float" office:value="1.087572" calcext:value-type="float">
            <text:p>1.087572</text:p>
          </table:table-cell>
          <table:table-cell office:value-type="float" office:value="-382.1479" calcext:value-type="float">
            <text:p>-382.1479</text:p>
          </table:table-cell>
          <table:table-cell office:value-type="float" office:value="1124.765" calcext:value-type="float">
            <text:p>1124.765</text:p>
          </table:table-cell>
          <table:table-cell office:value-type="float" office:value="-35.18551" calcext:value-type="float">
            <text:p>-35.18551</text:p>
          </table:table-cell>
          <table:table-cell office:value-type="float" office:value="82.8829" calcext:value-type="float">
            <text:p>82.8829</text:p>
          </table:table-cell>
          <table:table-cell office:value-type="float" office:value="1.370503" calcext:value-type="float">
            <text:p>1.370503</text:p>
          </table:table-cell>
          <table:table-cell office:value-type="float" office:value="0.04316033" calcext:value-type="float">
            <text:p>0.04316033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142" calcext:value-type="float">
            <text:p>0.07587142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3857" calcext:value-type="float">
            <text:p>0.3533857</text:p>
          </table:table-cell>
          <table:table-cell office:value-type="float" office:value="370" calcext:value-type="float">
            <text:p>370</text:p>
          </table:table-cell>
          <table:table-cell office:value-type="float" office:value="-108.667" calcext:value-type="float">
            <text:p>-108.667</text:p>
          </table:table-cell>
          <table:table-cell office:value-type="float" office:value="0" calcext:value-type="float">
            <text:p>0</text:p>
          </table:table-cell>
          <table:table-cell office:value-type="float" office:value="323.5204" calcext:value-type="float">
            <text:p>323.5204</text:p>
          </table:table-cell>
          <table:table-cell office:value-type="float" office:value="1174.834" calcext:value-type="float">
            <text:p>1174.834</text:p>
          </table:table-cell>
          <table:table-cell office:value-type="float" office:value="1435.299" calcext:value-type="float">
            <text:p>1435.299</text:p>
          </table:table-cell>
          <table:table-cell office:value-type="float" office:value="1208.468" calcext:value-type="float">
            <text:p>1208.468</text:p>
          </table:table-cell>
          <table:table-cell office:value-type="float" office:value="699.9043" calcext:value-type="float">
            <text:p>699.9043</text:p>
          </table:table-cell>
          <table:table-cell office:value-type="float" office:value="1083.281" calcext:value-type="float">
            <text:p>1083.281</text:p>
          </table:table-cell>
          <table:table-cell office:value-type="float" office:value="409.8955" calcext:value-type="float">
            <text:p>409.8955</text:p>
          </table:table-cell>
          <table:table-cell office:value-type="float" office:value="1813.841" calcext:value-type="float">
            <text:p>1813.841</text:p>
          </table:table-cell>
          <table:table-cell office:value-type="float" office:value="2054.398" calcext:value-type="float">
            <text:p>2054.398</text:p>
          </table:table-cell>
          <table:table-cell office:value-type="float" office:value="1648.327" calcext:value-type="float">
            <text:p>1648.327</text:p>
          </table:table-cell>
          <table:table-cell office:value-type="float" office:value="580.8846" calcext:value-type="float">
            <text:p>580.8846</text:p>
          </table:table-cell>
          <table:table-cell office:value-type="float" office:value="573.2516" calcext:value-type="float">
            <text:p>573.2516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64251" calcext:value-type="float">
            <text:p>-0.03064251</text:p>
          </table:table-cell>
          <table:table-cell office:value-type="float" office:value="0" calcext:value-type="float">
            <text:p>0</text:p>
          </table:table-cell>
          <table:table-cell office:value-type="float" office:value="3.344069" calcext:value-type="float">
            <text:p>3.344069</text:p>
          </table:table-cell>
          <table:table-cell office:value-type="float" office:value="381.4434" calcext:value-type="float">
            <text:p>381.4434</text:p>
          </table:table-cell>
          <table:table-cell office:value-type="float" office:value="-141.4217" calcext:value-type="float">
            <text:p>-141.4217</text:p>
          </table:table-cell>
          <table:table-cell office:value-type="float" office:value="240.0217" calcext:value-type="float">
            <text:p>240.0217</text:p>
          </table:table-cell>
          <table:table-cell office:value-type="float" office:value="-351.081" calcext:value-type="float">
            <text:p>-351.081</text:p>
          </table:table-cell>
          <table:table-cell office:value-type="float" office:value="0" calcext:value-type="float">
            <text:p>0</text:p>
          </table:table-cell>
          <table:table-cell office:value-type="float" office:value="8.413527" calcext:value-type="float">
            <text:p>8.41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05.9819" calcext:value-type="float">
            <text:p>205.9819</text:p>
          </table:table-cell>
          <table:table-cell office:value-type="float" office:value="12977.9" calcext:value-type="float">
            <text:p>12977.9</text:p>
          </table:table-cell>
          <table:table-cell office:value-type="float" office:value="0" calcext:value-type="float">
            <text:p>0</text:p>
          </table:table-cell>
          <table:table-cell office:value-type="float" office:value="1.15958" calcext:value-type="float">
            <text:p>1.15958</text:p>
          </table:table-cell>
          <table:table-cell office:value-type="float" office:value="-384.8116" calcext:value-type="float">
            <text:p>-384.8116</text:p>
          </table:table-cell>
          <table:table-cell office:value-type="float" office:value="1131.842" calcext:value-type="float">
            <text:p>1131.842</text:p>
          </table:table-cell>
          <table:table-cell office:value-type="float" office:value="-36.64752" calcext:value-type="float">
            <text:p>-36.64752</text:p>
          </table:table-cell>
          <table:table-cell office:value-type="float" office:value="82.29178" calcext:value-type="float">
            <text:p>82.29178</text:p>
          </table:table-cell>
          <table:table-cell office:value-type="float" office:value="1.339035" calcext:value-type="float">
            <text:p>1.339035</text:p>
          </table:table-cell>
          <table:table-cell office:value-type="float" office:value="0.04471802" calcext:value-type="float">
            <text:p>0.04471802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335" calcext:value-type="float">
            <text:p>0.07587335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6903" calcext:value-type="float">
            <text:p>0.3536903</text:p>
          </table:table-cell>
          <table:table-cell office:value-type="float" office:value="370" calcext:value-type="float">
            <text:p>370</text:p>
          </table:table-cell>
          <table:table-cell office:value-type="float" office:value="-101.789" calcext:value-type="float">
            <text:p>-101.789</text:p>
          </table:table-cell>
          <table:table-cell office:value-type="float" office:value="0" calcext:value-type="float">
            <text:p>0</text:p>
          </table:table-cell>
          <table:table-cell office:value-type="float" office:value="323.6332" calcext:value-type="float">
            <text:p>323.6332</text:p>
          </table:table-cell>
          <table:table-cell office:value-type="float" office:value="1174.486" calcext:value-type="float">
            <text:p>1174.486</text:p>
          </table:table-cell>
          <table:table-cell office:value-type="float" office:value="1434.893" calcext:value-type="float">
            <text:p>1434.893</text:p>
          </table:table-cell>
          <table:table-cell office:value-type="float" office:value="1208.351" calcext:value-type="float">
            <text:p>1208.351</text:p>
          </table:table-cell>
          <table:table-cell office:value-type="float" office:value="699.8096" calcext:value-type="float">
            <text:p>699.8096</text:p>
          </table:table-cell>
          <table:table-cell office:value-type="float" office:value="1083.173" calcext:value-type="float">
            <text:p>1083.173</text:p>
          </table:table-cell>
          <table:table-cell office:value-type="float" office:value="409.8384" calcext:value-type="float">
            <text:p>409.8384</text:p>
          </table:table-cell>
          <table:table-cell office:value-type="float" office:value="1813.745" calcext:value-type="float">
            <text:p>1813.745</text:p>
          </table:table-cell>
          <table:table-cell office:value-type="float" office:value="2054.332" calcext:value-type="float">
            <text:p>2054.332</text:p>
          </table:table-cell>
          <table:table-cell office:value-type="float" office:value="1648.288" calcext:value-type="float">
            <text:p>1648.288</text:p>
          </table:table-cell>
          <table:table-cell office:value-type="float" office:value="580.8718" calcext:value-type="float">
            <text:p>580.8718</text:p>
          </table:table-cell>
          <table:table-cell office:value-type="float" office:value="573.2275" calcext:value-type="float">
            <text:p>573.2275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68446" calcext:value-type="float">
            <text:p>-0.03068446</text:p>
          </table:table-cell>
          <table:table-cell office:value-type="float" office:value="0" calcext:value-type="float">
            <text:p>0</text:p>
          </table:table-cell>
          <table:table-cell office:value-type="float" office:value="3.405033" calcext:value-type="float">
            <text:p>3.405033</text:p>
          </table:table-cell>
          <table:table-cell office:value-type="float" office:value="396.162" calcext:value-type="float">
            <text:p>396.162</text:p>
          </table:table-cell>
          <table:table-cell office:value-type="float" office:value="-148.0844" calcext:value-type="float">
            <text:p>-148.0844</text:p>
          </table:table-cell>
          <table:table-cell office:value-type="float" office:value="248.0777" calcext:value-type="float">
            <text:p>248.0777</text:p>
          </table:table-cell>
          <table:table-cell office:value-type="float" office:value="-352.3491" calcext:value-type="float">
            <text:p>-352.3491</text:p>
          </table:table-cell>
          <table:table-cell office:value-type="float" office:value="0" calcext:value-type="float">
            <text:p>0</text:p>
          </table:table-cell>
          <table:table-cell office:value-type="float" office:value="8.476207" calcext:value-type="float">
            <text:p>8.476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05.1373" calcext:value-type="float">
            <text:p>205.1373</text:p>
          </table:table-cell>
          <table:table-cell office:value-type="float" office:value="12977.45" calcext:value-type="float">
            <text:p>12977.45</text:p>
          </table:table-cell>
          <table:table-cell office:value-type="float" office:value="0" calcext:value-type="float">
            <text:p>0</text:p>
          </table:table-cell>
          <table:table-cell office:value-type="float" office:value="1.235696" calcext:value-type="float">
            <text:p>1.235696</text:p>
          </table:table-cell>
          <table:table-cell office:value-type="float" office:value="-387.511" calcext:value-type="float">
            <text:p>-387.511</text:p>
          </table:table-cell>
          <table:table-cell office:value-type="float" office:value="1139.557" calcext:value-type="float">
            <text:p>1139.557</text:p>
          </table:table-cell>
          <table:table-cell office:value-type="float" office:value="-38.13492" calcext:value-type="float">
            <text:p>-38.13492</text:p>
          </table:table-cell>
          <table:table-cell office:value-type="float" office:value="81.69447" calcext:value-type="float">
            <text:p>81.69447</text:p>
          </table:table-cell>
          <table:table-cell office:value-type="float" office:value="1.307985" calcext:value-type="float">
            <text:p>1.307985</text:p>
          </table:table-cell>
          <table:table-cell office:value-type="float" office:value="0.04626438" calcext:value-type="float">
            <text:p>0.04626438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478" calcext:value-type="float">
            <text:p>0.07587478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9858" calcext:value-type="float">
            <text:p>0.3539858</text:p>
          </table:table-cell>
          <table:table-cell office:value-type="float" office:value="370" calcext:value-type="float">
            <text:p>370</text:p>
          </table:table-cell>
          <table:table-cell office:value-type="float" office:value="-95.4436" calcext:value-type="float">
            <text:p>-95.4436</text:p>
          </table:table-cell>
          <table:table-cell office:value-type="float" office:value="0" calcext:value-type="float">
            <text:p>0</text:p>
          </table:table-cell>
          <table:table-cell office:value-type="float" office:value="323.749" calcext:value-type="float">
            <text:p>323.749</text:p>
          </table:table-cell>
          <table:table-cell office:value-type="float" office:value="1174.13" calcext:value-type="float">
            <text:p>1174.13</text:p>
          </table:table-cell>
          <table:table-cell office:value-type="float" office:value="1434.484" calcext:value-type="float">
            <text:p>1434.484</text:p>
          </table:table-cell>
          <table:table-cell office:value-type="float" office:value="1208.233" calcext:value-type="float">
            <text:p>1208.233</text:p>
          </table:table-cell>
          <table:table-cell office:value-type="float" office:value="699.7163" calcext:value-type="float">
            <text:p>699.7163</text:p>
          </table:table-cell>
          <table:table-cell office:value-type="float" office:value="1083.066" calcext:value-type="float">
            <text:p>1083.066</text:p>
          </table:table-cell>
          <table:table-cell office:value-type="float" office:value="409.7829" calcext:value-type="float">
            <text:p>409.7829</text:p>
          </table:table-cell>
          <table:table-cell office:value-type="float" office:value="1813.65" calcext:value-type="float">
            <text:p>1813.65</text:p>
          </table:table-cell>
          <table:table-cell office:value-type="float" office:value="2054.266" calcext:value-type="float">
            <text:p>2054.266</text:p>
          </table:table-cell>
          <table:table-cell office:value-type="float" office:value="1648.249" calcext:value-type="float">
            <text:p>1648.249</text:p>
          </table:table-cell>
          <table:table-cell office:value-type="float" office:value="580.8589" calcext:value-type="float">
            <text:p>580.8589</text:p>
          </table:table-cell>
          <table:table-cell office:value-type="float" office:value="573.2034" calcext:value-type="float">
            <text:p>573.2034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73156" calcext:value-type="float">
            <text:p>-0.03073156</text:p>
          </table:table-cell>
          <table:table-cell office:value-type="float" office:value="0" calcext:value-type="float">
            <text:p>0</text:p>
          </table:table-cell>
          <table:table-cell office:value-type="float" office:value="3.461792" calcext:value-type="float">
            <text:p>3.461792</text:p>
          </table:table-cell>
          <table:table-cell office:value-type="float" office:value="410.2845" calcext:value-type="float">
            <text:p>410.2845</text:p>
          </table:table-cell>
          <table:table-cell office:value-type="float" office:value="-154.6738" calcext:value-type="float">
            <text:p>-154.6738</text:p>
          </table:table-cell>
          <table:table-cell office:value-type="float" office:value="255.6108" calcext:value-type="float">
            <text:p>255.6108</text:p>
          </table:table-cell>
          <table:table-cell office:value-type="float" office:value="-353.6236" calcext:value-type="float">
            <text:p>-353.6236</text:p>
          </table:table-cell>
          <table:table-cell office:value-type="float" office:value="0" calcext:value-type="float">
            <text:p>0</text:p>
          </table:table-cell>
          <table:table-cell office:value-type="float" office:value="8.535085" calcext:value-type="float">
            <text:p>8.535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204.3365" calcext:value-type="float">
            <text:p>204.3365</text:p>
          </table:table-cell>
          <table:table-cell office:value-type="float" office:value="12977.03" calcext:value-type="float">
            <text:p>12977.03</text:p>
          </table:table-cell>
          <table:table-cell office:value-type="float" office:value="0" calcext:value-type="float">
            <text:p>0</text:p>
          </table:table-cell>
          <table:table-cell office:value-type="float" office:value="1.270405" calcext:value-type="float">
            <text:p>1.270405</text:p>
          </table:table-cell>
          <table:table-cell office:value-type="float" office:value="-390.0589" calcext:value-type="float">
            <text:p>-390.0589</text:p>
          </table:table-cell>
          <table:table-cell office:value-type="float" office:value="1145.185" calcext:value-type="float">
            <text:p>1145.185</text:p>
          </table:table-cell>
          <table:table-cell office:value-type="float" office:value="-39.56083" calcext:value-type="float">
            <text:p>-39.56083</text:p>
          </table:table-cell>
          <table:table-cell office:value-type="float" office:value="81.22317" calcext:value-type="float">
            <text:p>81.22317</text:p>
          </table:table-cell>
          <table:table-cell office:value-type="float" office:value="1.281176" calcext:value-type="float">
            <text:p>1.281176</text:p>
          </table:table-cell>
          <table:table-cell office:value-type="float" office:value="0.04789745" calcext:value-type="float">
            <text:p>0.0478974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621" calcext:value-type="float">
            <text:p>0.07587621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2683" calcext:value-type="float">
            <text:p>0.3542683</text:p>
          </table:table-cell>
          <table:table-cell office:value-type="float" office:value="370" calcext:value-type="float">
            <text:p>370</text:p>
          </table:table-cell>
          <table:table-cell office:value-type="float" office:value="-87.19353" calcext:value-type="float">
            <text:p>-87.19353</text:p>
          </table:table-cell>
          <table:table-cell office:value-type="float" office:value="0" calcext:value-type="float">
            <text:p>0</text:p>
          </table:table-cell>
          <table:table-cell office:value-type="float" office:value="323.8167" calcext:value-type="float">
            <text:p>323.8167</text:p>
          </table:table-cell>
          <table:table-cell office:value-type="float" office:value="1173.82" calcext:value-type="float">
            <text:p>1173.82</text:p>
          </table:table-cell>
          <table:table-cell office:value-type="float" office:value="1434.113" calcext:value-type="float">
            <text:p>1434.113</text:p>
          </table:table-cell>
          <table:table-cell office:value-type="float" office:value="1208.13" calcext:value-type="float">
            <text:p>1208.13</text:p>
          </table:table-cell>
          <table:table-cell office:value-type="float" office:value="699.6293" calcext:value-type="float">
            <text:p>699.6293</text:p>
          </table:table-cell>
          <table:table-cell office:value-type="float" office:value="1082.963" calcext:value-type="float">
            <text:p>1082.963</text:p>
          </table:table-cell>
          <table:table-cell office:value-type="float" office:value="409.7286" calcext:value-type="float">
            <text:p>409.7286</text:p>
          </table:table-cell>
          <table:table-cell office:value-type="float" office:value="1813.555" calcext:value-type="float">
            <text:p>1813.555</text:p>
          </table:table-cell>
          <table:table-cell office:value-type="float" office:value="2054.2" calcext:value-type="float">
            <text:p>2054.2</text:p>
          </table:table-cell>
          <table:table-cell office:value-type="float" office:value="1648.21" calcext:value-type="float">
            <text:p>1648.21</text:p>
          </table:table-cell>
          <table:table-cell office:value-type="float" office:value="580.8461" calcext:value-type="float">
            <text:p>580.8461</text:p>
          </table:table-cell>
          <table:table-cell office:value-type="float" office:value="573.1791" calcext:value-type="float">
            <text:p>573.1791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7" calcext:value-type="float">
            <text:p>35.54787</text:p>
          </table:table-cell>
          <table:table-cell office:value-type="float" office:value="0" calcext:value-type="float">
            <text:p>0</text:p>
          </table:table-cell>
          <table:table-cell office:value-type="float" office:value="-0.03075914" calcext:value-type="float">
            <text:p>-0.03075914</text:p>
          </table:table-cell>
          <table:table-cell office:value-type="float" office:value="0" calcext:value-type="float">
            <text:p>0</text:p>
          </table:table-cell>
          <table:table-cell office:value-type="float" office:value="3.523431" calcext:value-type="float">
            <text:p>3.523431</text:p>
          </table:table-cell>
          <table:table-cell office:value-type="float" office:value="425.6993" calcext:value-type="float">
            <text:p>425.6993</text:p>
          </table:table-cell>
          <table:table-cell office:value-type="float" office:value="-160.7144" calcext:value-type="float">
            <text:p>-160.7144</text:p>
          </table:table-cell>
          <table:table-cell office:value-type="float" office:value="264.9849" calcext:value-type="float">
            <text:p>264.9849</text:p>
          </table:table-cell>
          <table:table-cell office:value-type="float" office:value="-354.7915" calcext:value-type="float">
            <text:p>-354.7915</text:p>
          </table:table-cell>
          <table:table-cell office:value-type="float" office:value="0" calcext:value-type="float">
            <text:p>0</text:p>
          </table:table-cell>
          <table:table-cell office:value-type="float" office:value="8.577957" calcext:value-type="float">
            <text:p>8.57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03.4616" calcext:value-type="float">
            <text:p>203.4616</text:p>
          </table:table-cell>
          <table:table-cell office:value-type="float" office:value="12976.58" calcext:value-type="float">
            <text:p>12976.58</text:p>
          </table:table-cell>
          <table:table-cell office:value-type="float" office:value="0" calcext:value-type="float">
            <text:p>0</text:p>
          </table:table-cell>
          <table:table-cell office:value-type="float" office:value="1.344773" calcext:value-type="float">
            <text:p>1.344773</text:p>
          </table:table-cell>
          <table:table-cell office:value-type="float" office:value="-392.8452" calcext:value-type="float">
            <text:p>-392.8452</text:p>
          </table:table-cell>
          <table:table-cell office:value-type="float" office:value="1152.773" calcext:value-type="float">
            <text:p>1152.773</text:p>
          </table:table-cell>
          <table:table-cell office:value-type="float" office:value="-41.1147" calcext:value-type="float">
            <text:p>-41.1147</text:p>
          </table:table-cell>
          <table:table-cell office:value-type="float" office:value="80.61611" calcext:value-type="float">
            <text:p>80.61611</text:p>
          </table:table-cell>
          <table:table-cell office:value-type="float" office:value="1.248796" calcext:value-type="float">
            <text:p>1.248796</text:p>
          </table:table-cell>
          <table:table-cell office:value-type="float" office:value="0.04942149" calcext:value-type="float">
            <text:p>0.04942149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764" calcext:value-type="float">
            <text:p>0.07587764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5333" calcext:value-type="float">
            <text:p>0.3545333</text:p>
          </table:table-cell>
          <table:table-cell office:value-type="float" office:value="370" calcext:value-type="float">
            <text:p>370</text:p>
          </table:table-cell>
          <table:table-cell office:value-type="float" office:value="-81.17081" calcext:value-type="float">
            <text:p>-81.17081</text:p>
          </table:table-cell>
          <table:table-cell office:value-type="float" office:value="0" calcext:value-type="float">
            <text:p>0</text:p>
          </table:table-cell>
          <table:table-cell office:value-type="float" office:value="323.9312" calcext:value-type="float">
            <text:p>323.9312</text:p>
          </table:table-cell>
          <table:table-cell office:value-type="float" office:value="1173.435" calcext:value-type="float">
            <text:p>1173.435</text:p>
          </table:table-cell>
          <table:table-cell office:value-type="float" office:value="1433.69" calcext:value-type="float">
            <text:p>1433.69</text:p>
          </table:table-cell>
          <table:table-cell office:value-type="float" office:value="1208.01" calcext:value-type="float">
            <text:p>1208.01</text:p>
          </table:table-cell>
          <table:table-cell office:value-type="float" office:value="699.5401" calcext:value-type="float">
            <text:p>699.5401</text:p>
          </table:table-cell>
          <table:table-cell office:value-type="float" office:value="1082.859" calcext:value-type="float">
            <text:p>1082.859</text:p>
          </table:table-cell>
          <table:table-cell office:value-type="float" office:value="409.6751" calcext:value-type="float">
            <text:p>409.6751</text:p>
          </table:table-cell>
          <table:table-cell office:value-type="float" office:value="1813.461" calcext:value-type="float">
            <text:p>1813.461</text:p>
          </table:table-cell>
          <table:table-cell office:value-type="float" office:value="2054.135" calcext:value-type="float">
            <text:p>2054.135</text:p>
          </table:table-cell>
          <table:table-cell office:value-type="float" office:value="1648.171" calcext:value-type="float">
            <text:p>1648.171</text:p>
          </table:table-cell>
          <table:table-cell office:value-type="float" office:value="580.8334" calcext:value-type="float">
            <text:p>580.8334</text:p>
          </table:table-cell>
          <table:table-cell office:value-type="float" office:value="573.1548" calcext:value-type="float">
            <text:p>573.1548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082114" calcext:value-type="float">
            <text:p>-0.03082114</text:p>
          </table:table-cell>
          <table:table-cell office:value-type="float" office:value="0" calcext:value-type="float">
            <text:p>0</text:p>
          </table:table-cell>
          <table:table-cell office:value-type="float" office:value="3.577554" calcext:value-type="float">
            <text:p>3.577554</text:p>
          </table:table-cell>
          <table:table-cell office:value-type="float" office:value="440.6117" calcext:value-type="float">
            <text:p>440.6117</text:p>
          </table:table-cell>
          <table:table-cell office:value-type="float" office:value="-168.3966" calcext:value-type="float">
            <text:p>-168.3966</text:p>
          </table:table-cell>
          <table:table-cell office:value-type="float" office:value="272.2151" calcext:value-type="float">
            <text:p>272.2151</text:p>
          </table:table-cell>
          <table:table-cell office:value-type="float" office:value="-356.1011" calcext:value-type="float">
            <text:p>-356.1011</text:p>
          </table:table-cell>
          <table:table-cell office:value-type="float" office:value="0" calcext:value-type="float">
            <text:p>0</text:p>
          </table:table-cell>
          <table:table-cell office:value-type="float" office:value="8.650375" calcext:value-type="float">
            <text:p>8.65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03.2797" calcext:value-type="float">
            <text:p>203.2797</text:p>
          </table:table-cell>
          <table:table-cell office:value-type="float" office:value="12976.07" calcext:value-type="float">
            <text:p>12976.07</text:p>
          </table:table-cell>
          <table:table-cell office:value-type="float" office:value="0" calcext:value-type="float">
            <text:p>0</text:p>
          </table:table-cell>
          <table:table-cell office:value-type="float" office:value="2.216192" calcext:value-type="float">
            <text:p>2.216192</text:p>
          </table:table-cell>
          <table:table-cell office:value-type="float" office:value="-395.7577" calcext:value-type="float">
            <text:p>-395.7577</text:p>
          </table:table-cell>
          <table:table-cell office:value-type="float" office:value="1165.164" calcext:value-type="float">
            <text:p>1165.164</text:p>
          </table:table-cell>
          <table:table-cell office:value-type="float" office:value="-42.62885" calcext:value-type="float">
            <text:p>-42.62885</text:p>
          </table:table-cell>
          <table:table-cell office:value-type="float" office:value="79.8669" calcext:value-type="float">
            <text:p>79.8669</text:p>
          </table:table-cell>
          <table:table-cell office:value-type="float" office:value="1.995598" calcext:value-type="float">
            <text:p>1.995598</text:p>
          </table:table-cell>
          <table:table-cell office:value-type="float" office:value="0.05093511" calcext:value-type="float">
            <text:p>0.0509351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7907" calcext:value-type="float">
            <text:p>0.07587907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7745" calcext:value-type="float">
            <text:p>0.3547745</text:p>
          </table:table-cell>
          <table:table-cell office:value-type="float" office:value="370" calcext:value-type="float">
            <text:p>370</text:p>
          </table:table-cell>
          <table:table-cell office:value-type="float" office:value="-77.99777" calcext:value-type="float">
            <text:p>-77.99777</text:p>
          </table:table-cell>
          <table:table-cell office:value-type="float" office:value="0" calcext:value-type="float">
            <text:p>0</text:p>
          </table:table-cell>
          <table:table-cell office:value-type="float" office:value="324.0674" calcext:value-type="float">
            <text:p>324.0674</text:p>
          </table:table-cell>
          <table:table-cell office:value-type="float" office:value="1172.994" calcext:value-type="float">
            <text:p>1172.994</text:p>
          </table:table-cell>
          <table:table-cell office:value-type="float" office:value="1433.21" calcext:value-type="float">
            <text:p>1433.21</text:p>
          </table:table-cell>
          <table:table-cell office:value-type="float" office:value="1207.869" calcext:value-type="float">
            <text:p>1207.869</text:p>
          </table:table-cell>
          <table:table-cell office:value-type="float" office:value="699.4413" calcext:value-type="float">
            <text:p>699.4413</text:p>
          </table:table-cell>
          <table:table-cell office:value-type="float" office:value="1082.744" calcext:value-type="float">
            <text:p>1082.744</text:p>
          </table:table-cell>
          <table:table-cell office:value-type="float" office:value="409.619" calcext:value-type="float">
            <text:p>409.619</text:p>
          </table:table-cell>
          <table:table-cell office:value-type="float" office:value="1813.366" calcext:value-type="float">
            <text:p>1813.366</text:p>
          </table:table-cell>
          <table:table-cell office:value-type="float" office:value="2054.07" calcext:value-type="float">
            <text:p>2054.07</text:p>
          </table:table-cell>
          <table:table-cell office:value-type="float" office:value="1648.132" calcext:value-type="float">
            <text:p>1648.132</text:p>
          </table:table-cell>
          <table:table-cell office:value-type="float" office:value="580.8207" calcext:value-type="float">
            <text:p>580.8207</text:p>
          </table:table-cell>
          <table:table-cell office:value-type="float" office:value="573.1306" calcext:value-type="float">
            <text:p>573.1306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091994" calcext:value-type="float">
            <text:p>-0.03091994</text:p>
          </table:table-cell>
          <table:table-cell office:value-type="float" office:value="0" calcext:value-type="float">
            <text:p>0</text:p>
          </table:table-cell>
          <table:table-cell office:value-type="float" office:value="3.580292" calcext:value-type="float">
            <text:p>3.580292</text:p>
          </table:table-cell>
          <table:table-cell office:value-type="float" office:value="453.2096" calcext:value-type="float">
            <text:p>453.2096</text:p>
          </table:table-cell>
          <table:table-cell office:value-type="float" office:value="-176.4547" calcext:value-type="float">
            <text:p>-176.4547</text:p>
          </table:table-cell>
          <table:table-cell office:value-type="float" office:value="276.7549" calcext:value-type="float">
            <text:p>276.7549</text:p>
          </table:table-cell>
          <table:table-cell office:value-type="float" office:value="-357.5594" calcext:value-type="float">
            <text:p>-357.5594</text:p>
          </table:table-cell>
          <table:table-cell office:value-type="float" office:value="0" calcext:value-type="float">
            <text:p>0</text:p>
          </table:table-cell>
          <table:table-cell office:value-type="float" office:value="8.707801" calcext:value-type="float">
            <text:p>8.70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202.3718" calcext:value-type="float">
            <text:p>202.3718</text:p>
          </table:table-cell>
          <table:table-cell office:value-type="float" office:value="12975.6" calcext:value-type="float">
            <text:p>12975.6</text:p>
          </table:table-cell>
          <table:table-cell office:value-type="float" office:value="0" calcext:value-type="float">
            <text:p>0</text:p>
          </table:table-cell>
          <table:table-cell office:value-type="float" office:value="2.253046" calcext:value-type="float">
            <text:p>2.253046</text:p>
          </table:table-cell>
          <table:table-cell office:value-type="float" office:value="-398.4529" calcext:value-type="float">
            <text:p>-398.4529</text:p>
          </table:table-cell>
          <table:table-cell office:value-type="float" office:value="1173.753" calcext:value-type="float">
            <text:p>1173.753</text:p>
          </table:table-cell>
          <table:table-cell office:value-type="float" office:value="-44.03431" calcext:value-type="float">
            <text:p>-44.03431</text:p>
          </table:table-cell>
          <table:table-cell office:value-type="float" office:value="79.34966" calcext:value-type="float">
            <text:p>79.34966</text:p>
          </table:table-cell>
          <table:table-cell office:value-type="float" office:value="1.959117" calcext:value-type="float">
            <text:p>1.959117</text:p>
          </table:table-cell>
          <table:table-cell office:value-type="float" office:value="0.05249635" calcext:value-type="float">
            <text:p>0.0524963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007" calcext:value-type="float">
            <text:p>0.07588007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9834" calcext:value-type="float">
            <text:p>0.3549834</text:p>
          </table:table-cell>
          <table:table-cell office:value-type="float" office:value="370" calcext:value-type="float">
            <text:p>370</text:p>
          </table:table-cell>
          <table:table-cell office:value-type="float" office:value="-71.65779" calcext:value-type="float">
            <text:p>-71.65779</text:p>
          </table:table-cell>
          <table:table-cell office:value-type="float" office:value="0" calcext:value-type="float">
            <text:p>0</text:p>
          </table:table-cell>
          <table:table-cell office:value-type="float" office:value="324.1412" calcext:value-type="float">
            <text:p>324.1412</text:p>
          </table:table-cell>
          <table:table-cell office:value-type="float" office:value="1172.623" calcext:value-type="float">
            <text:p>1172.623</text:p>
          </table:table-cell>
          <table:table-cell office:value-type="float" office:value="1432.787" calcext:value-type="float">
            <text:p>1432.787</text:p>
          </table:table-cell>
          <table:table-cell office:value-type="float" office:value="1207.747" calcext:value-type="float">
            <text:p>1207.747</text:p>
          </table:table-cell>
          <table:table-cell office:value-type="float" office:value="699.3467" calcext:value-type="float">
            <text:p>699.3467</text:p>
          </table:table-cell>
          <table:table-cell office:value-type="float" office:value="1082.629" calcext:value-type="float">
            <text:p>1082.629</text:p>
          </table:table-cell>
          <table:table-cell office:value-type="float" office:value="409.562" calcext:value-type="float">
            <text:p>409.562</text:p>
          </table:table-cell>
          <table:table-cell office:value-type="float" office:value="1813.27" calcext:value-type="float">
            <text:p>1813.27</text:p>
          </table:table-cell>
          <table:table-cell office:value-type="float" office:value="2054.005" calcext:value-type="float">
            <text:p>2054.005</text:p>
          </table:table-cell>
          <table:table-cell office:value-type="float" office:value="1648.093" calcext:value-type="float">
            <text:p>1648.093</text:p>
          </table:table-cell>
          <table:table-cell office:value-type="float" office:value="580.8082" calcext:value-type="float">
            <text:p>580.8082</text:p>
          </table:table-cell>
          <table:table-cell office:value-type="float" office:value="573.1061" calcext:value-type="float">
            <text:p>573.1061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098064" calcext:value-type="float">
            <text:p>-0.03098064</text:p>
          </table:table-cell>
          <table:table-cell office:value-type="float" office:value="0" calcext:value-type="float">
            <text:p>0</text:p>
          </table:table-cell>
          <table:table-cell office:value-type="float" office:value="3.626226" calcext:value-type="float">
            <text:p>3.626226</text:p>
          </table:table-cell>
          <table:table-cell office:value-type="float" office:value="467.8702" calcext:value-type="float">
            <text:p>467.8702</text:p>
          </table:table-cell>
          <table:table-cell office:value-type="float" office:value="-183.4821" calcext:value-type="float">
            <text:p>-183.4821</text:p>
          </table:table-cell>
          <table:table-cell office:value-type="float" office:value="284.3881" calcext:value-type="float">
            <text:p>284.3881</text:p>
          </table:table-cell>
          <table:table-cell office:value-type="float" office:value="-358.8809" calcext:value-type="float">
            <text:p>-358.8809</text:p>
          </table:table-cell>
          <table:table-cell office:value-type="float" office:value="0" calcext:value-type="float">
            <text:p>0</text:p>
          </table:table-cell>
          <table:table-cell office:value-type="float" office:value="8.736242" calcext:value-type="float">
            <text:p>8.73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201.4675" calcext:value-type="float">
            <text:p>201.4675</text:p>
          </table:table-cell>
          <table:table-cell office:value-type="float" office:value="12975.13" calcext:value-type="float">
            <text:p>12975.13</text:p>
          </table:table-cell>
          <table:table-cell office:value-type="float" office:value="0" calcext:value-type="float">
            <text:p>0</text:p>
          </table:table-cell>
          <table:table-cell office:value-type="float" office:value="2.291545" calcext:value-type="float">
            <text:p>2.291545</text:p>
          </table:table-cell>
          <table:table-cell office:value-type="float" office:value="-401.1071" calcext:value-type="float">
            <text:p>-401.1071</text:p>
          </table:table-cell>
          <table:table-cell office:value-type="float" office:value="1181.683" calcext:value-type="float">
            <text:p>1181.683</text:p>
          </table:table-cell>
          <table:table-cell office:value-type="float" office:value="-45.4087" calcext:value-type="float">
            <text:p>-45.4087</text:p>
          </table:table-cell>
          <table:table-cell office:value-type="float" office:value="78.8606" calcext:value-type="float">
            <text:p>78.8606</text:p>
          </table:table-cell>
          <table:table-cell office:value-type="float" office:value="1.917093" calcext:value-type="float">
            <text:p>1.917093</text:p>
          </table:table-cell>
          <table:table-cell office:value-type="float" office:value="0.05406185" calcext:value-type="float">
            <text:p>0.0540618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079" calcext:value-type="float">
            <text:p>0.0758807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1541" calcext:value-type="float">
            <text:p>0.3551541</text:p>
          </table:table-cell>
          <table:table-cell office:value-type="float" office:value="370" calcext:value-type="float">
            <text:p>370</text:p>
          </table:table-cell>
          <table:table-cell office:value-type="float" office:value="-63.98648" calcext:value-type="float">
            <text:p>-63.98648</text:p>
          </table:table-cell>
          <table:table-cell office:value-type="float" office:value="0" calcext:value-type="float">
            <text:p>0</text:p>
          </table:table-cell>
          <table:table-cell office:value-type="float" office:value="324.2184" calcext:value-type="float">
            <text:p>324.2184</text:p>
          </table:table-cell>
          <table:table-cell office:value-type="float" office:value="1172.249" calcext:value-type="float">
            <text:p>1172.249</text:p>
          </table:table-cell>
          <table:table-cell office:value-type="float" office:value="1432.364" calcext:value-type="float">
            <text:p>1432.364</text:p>
          </table:table-cell>
          <table:table-cell office:value-type="float" office:value="1207.631" calcext:value-type="float">
            <text:p>1207.631</text:p>
          </table:table-cell>
          <table:table-cell office:value-type="float" office:value="699.2538" calcext:value-type="float">
            <text:p>699.2538</text:p>
          </table:table-cell>
          <table:table-cell office:value-type="float" office:value="1082.518" calcext:value-type="float">
            <text:p>1082.518</text:p>
          </table:table-cell>
          <table:table-cell office:value-type="float" office:value="409.5066" calcext:value-type="float">
            <text:p>409.5066</text:p>
          </table:table-cell>
          <table:table-cell office:value-type="float" office:value="1813.174" calcext:value-type="float">
            <text:p>1813.174</text:p>
          </table:table-cell>
          <table:table-cell office:value-type="float" office:value="2053.939" calcext:value-type="float">
            <text:p>2053.939</text:p>
          </table:table-cell>
          <table:table-cell office:value-type="float" office:value="1648.054" calcext:value-type="float">
            <text:p>1648.054</text:p>
          </table:table-cell>
          <table:table-cell office:value-type="float" office:value="580.7957" calcext:value-type="float">
            <text:p>580.7957</text:p>
          </table:table-cell>
          <table:table-cell office:value-type="float" office:value="573.0818" calcext:value-type="float">
            <text:p>573.0818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103966" calcext:value-type="float">
            <text:p>-0.03103966</text:p>
          </table:table-cell>
          <table:table-cell office:value-type="float" office:value="0" calcext:value-type="float">
            <text:p>0</text:p>
          </table:table-cell>
          <table:table-cell office:value-type="float" office:value="3.670591" calcext:value-type="float">
            <text:p>3.670591</text:p>
          </table:table-cell>
          <table:table-cell office:value-type="float" office:value="483.7122" calcext:value-type="float">
            <text:p>483.7122</text:p>
          </table:table-cell>
          <table:table-cell office:value-type="float" office:value="-190.37" calcext:value-type="float">
            <text:p>-190.37</text:p>
          </table:table-cell>
          <table:table-cell office:value-type="float" office:value="293.3422" calcext:value-type="float">
            <text:p>293.3422</text:p>
          </table:table-cell>
          <table:table-cell office:value-type="float" office:value="-360.2012" calcext:value-type="float">
            <text:p>-360.2012</text:p>
          </table:table-cell>
          <table:table-cell office:value-type="float" office:value="0" calcext:value-type="float">
            <text:p>0</text:p>
          </table:table-cell>
          <table:table-cell office:value-type="float" office:value="8.774159" calcext:value-type="float">
            <text:p>8.774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200.5544" calcext:value-type="float">
            <text:p>200.5544</text:p>
          </table:table-cell>
          <table:table-cell office:value-type="float" office:value="12974.66" calcext:value-type="float">
            <text:p>12974.66</text:p>
          </table:table-cell>
          <table:table-cell office:value-type="float" office:value="0" calcext:value-type="float">
            <text:p>0</text:p>
          </table:table-cell>
          <table:table-cell office:value-type="float" office:value="2.331118" calcext:value-type="float">
            <text:p>2.331118</text:p>
          </table:table-cell>
          <table:table-cell office:value-type="float" office:value="-403.7862" calcext:value-type="float">
            <text:p>-403.7862</text:p>
          </table:table-cell>
          <table:table-cell office:value-type="float" office:value="1189.031" calcext:value-type="float">
            <text:p>1189.031</text:p>
          </table:table-cell>
          <table:table-cell office:value-type="float" office:value="-46.81284" calcext:value-type="float">
            <text:p>-46.81284</text:p>
          </table:table-cell>
          <table:table-cell office:value-type="float" office:value="78.38081" calcext:value-type="float">
            <text:p>78.38081</text:p>
          </table:table-cell>
          <table:table-cell office:value-type="float" office:value="1.868829" calcext:value-type="float">
            <text:p>1.868829</text:p>
          </table:table-cell>
          <table:table-cell office:value-type="float" office:value="0.05560009" calcext:value-type="float">
            <text:p>0.05560009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15" calcext:value-type="float">
            <text:p>0.0758815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2986" calcext:value-type="float">
            <text:p>0.3552986</text:p>
          </table:table-cell>
          <table:table-cell office:value-type="float" office:value="370" calcext:value-type="float">
            <text:p>370</text:p>
          </table:table-cell>
          <table:table-cell office:value-type="float" office:value="-57.50935" calcext:value-type="float">
            <text:p>-57.50935</text:p>
          </table:table-cell>
          <table:table-cell office:value-type="float" office:value="0" calcext:value-type="float">
            <text:p>0</text:p>
          </table:table-cell>
          <table:table-cell office:value-type="float" office:value="324.2977" calcext:value-type="float">
            <text:p>324.2977</text:p>
          </table:table-cell>
          <table:table-cell office:value-type="float" office:value="1171.871" calcext:value-type="float">
            <text:p>1171.871</text:p>
          </table:table-cell>
          <table:table-cell office:value-type="float" office:value="1431.94" calcext:value-type="float">
            <text:p>1431.94</text:p>
          </table:table-cell>
          <table:table-cell office:value-type="float" office:value="1207.515" calcext:value-type="float">
            <text:p>1207.515</text:p>
          </table:table-cell>
          <table:table-cell office:value-type="float" office:value="699.1626" calcext:value-type="float">
            <text:p>699.1626</text:p>
          </table:table-cell>
          <table:table-cell office:value-type="float" office:value="1082.412" calcext:value-type="float">
            <text:p>1082.412</text:p>
          </table:table-cell>
          <table:table-cell office:value-type="float" office:value="409.4513" calcext:value-type="float">
            <text:p>409.4513</text:p>
          </table:table-cell>
          <table:table-cell office:value-type="float" office:value="1813.078" calcext:value-type="float">
            <text:p>1813.078</text:p>
          </table:table-cell>
          <table:table-cell office:value-type="float" office:value="2053.868" calcext:value-type="float">
            <text:p>2053.868</text:p>
          </table:table-cell>
          <table:table-cell office:value-type="float" office:value="1648.015" calcext:value-type="float">
            <text:p>1648.015</text:p>
          </table:table-cell>
          <table:table-cell office:value-type="float" office:value="580.7832" calcext:value-type="float">
            <text:p>580.7832</text:p>
          </table:table-cell>
          <table:table-cell office:value-type="float" office:value="573.0574" calcext:value-type="float">
            <text:p>573.0574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110548" calcext:value-type="float">
            <text:p>-0.03110548</text:p>
          </table:table-cell>
          <table:table-cell office:value-type="float" office:value="0" calcext:value-type="float">
            <text:p>0</text:p>
          </table:table-cell>
          <table:table-cell office:value-type="float" office:value="3.723115" calcext:value-type="float">
            <text:p>3.723115</text:p>
          </table:table-cell>
          <table:table-cell office:value-type="float" office:value="499.0412" calcext:value-type="float">
            <text:p>499.0412</text:p>
          </table:table-cell>
          <table:table-cell office:value-type="float" office:value="-197.9447" calcext:value-type="float">
            <text:p>-197.9447</text:p>
          </table:table-cell>
          <table:table-cell office:value-type="float" office:value="301.0966" calcext:value-type="float">
            <text:p>301.0966</text:p>
          </table:table-cell>
          <table:table-cell office:value-type="float" office:value="-361.5287" calcext:value-type="float">
            <text:p>-361.5287</text:p>
          </table:table-cell>
          <table:table-cell office:value-type="float" office:value="0" calcext:value-type="float">
            <text:p>0</text:p>
          </table:table-cell>
          <table:table-cell office:value-type="float" office:value="8.824183" calcext:value-type="float">
            <text:p>8.824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00.76" calcext:value-type="float">
            <text:p>200.76</text:p>
          </table:table-cell>
          <table:table-cell office:value-type="float" office:value="12974.15" calcext:value-type="float">
            <text:p>12974.15</text:p>
          </table:table-cell>
          <table:table-cell office:value-type="float" office:value="0" calcext:value-type="float">
            <text:p>0</text:p>
          </table:table-cell>
          <table:table-cell office:value-type="float" office:value="3.569199" calcext:value-type="float">
            <text:p>3.569199</text:p>
          </table:table-cell>
          <table:table-cell office:value-type="float" office:value="-406.6118" calcext:value-type="float">
            <text:p>-406.6118</text:p>
          </table:table-cell>
          <table:table-cell office:value-type="float" office:value="1198.41" calcext:value-type="float">
            <text:p>1198.41</text:p>
          </table:table-cell>
          <table:table-cell office:value-type="float" office:value="-48.25191" calcext:value-type="float">
            <text:p>-48.25191</text:p>
          </table:table-cell>
          <table:table-cell office:value-type="float" office:value="77.73551" calcext:value-type="float">
            <text:p>77.73551</text:p>
          </table:table-cell>
          <table:table-cell office:value-type="float" office:value="2.948111" calcext:value-type="float">
            <text:p>2.948111</text:p>
          </table:table-cell>
          <table:table-cell office:value-type="float" office:value="0.05711712" calcext:value-type="float">
            <text:p>0.05711712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222" calcext:value-type="float">
            <text:p>0.07588222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4142" calcext:value-type="float">
            <text:p>0.3554142</text:p>
          </table:table-cell>
          <table:table-cell office:value-type="float" office:value="370" calcext:value-type="float">
            <text:p>370</text:p>
          </table:table-cell>
          <table:table-cell office:value-type="float" office:value="-54.63206" calcext:value-type="float">
            <text:p>-54.63206</text:p>
          </table:table-cell>
          <table:table-cell office:value-type="float" office:value="0" calcext:value-type="float">
            <text:p>0</text:p>
          </table:table-cell>
          <table:table-cell office:value-type="float" office:value="324.4537" calcext:value-type="float">
            <text:p>324.4537</text:p>
          </table:table-cell>
          <table:table-cell office:value-type="float" office:value="1171.441" calcext:value-type="float">
            <text:p>1171.441</text:p>
          </table:table-cell>
          <table:table-cell office:value-type="float" office:value="1431.475" calcext:value-type="float">
            <text:p>1431.475</text:p>
          </table:table-cell>
          <table:table-cell office:value-type="float" office:value="1207.383" calcext:value-type="float">
            <text:p>1207.383</text:p>
          </table:table-cell>
          <table:table-cell office:value-type="float" office:value="699.066" calcext:value-type="float">
            <text:p>699.066</text:p>
          </table:table-cell>
          <table:table-cell office:value-type="float" office:value="1082.301" calcext:value-type="float">
            <text:p>1082.301</text:p>
          </table:table-cell>
          <table:table-cell office:value-type="float" office:value="409.3955" calcext:value-type="float">
            <text:p>409.3955</text:p>
          </table:table-cell>
          <table:table-cell office:value-type="float" office:value="1812.981" calcext:value-type="float">
            <text:p>1812.981</text:p>
          </table:table-cell>
          <table:table-cell office:value-type="float" office:value="2053.791" calcext:value-type="float">
            <text:p>2053.791</text:p>
          </table:table-cell>
          <table:table-cell office:value-type="float" office:value="1647.976" calcext:value-type="float">
            <text:p>1647.976</text:p>
          </table:table-cell>
          <table:table-cell office:value-type="float" office:value="580.7708" calcext:value-type="float">
            <text:p>580.7708</text:p>
          </table:table-cell>
          <table:table-cell office:value-type="float" office:value="573.0331" calcext:value-type="float">
            <text:p>573.0331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120743" calcext:value-type="float">
            <text:p>-0.03120743</text:p>
          </table:table-cell>
          <table:table-cell office:value-type="float" office:value="0" calcext:value-type="float">
            <text:p>0</text:p>
          </table:table-cell>
          <table:table-cell office:value-type="float" office:value="3.687886" calcext:value-type="float">
            <text:p>3.687886</text:p>
          </table:table-cell>
          <table:table-cell office:value-type="float" office:value="511.6958" calcext:value-type="float">
            <text:p>511.6958</text:p>
          </table:table-cell>
          <table:table-cell office:value-type="float" office:value="-206.3827" calcext:value-type="float">
            <text:p>-206.3827</text:p>
          </table:table-cell>
          <table:table-cell office:value-type="float" office:value="305.3131" calcext:value-type="float">
            <text:p>305.3131</text:p>
          </table:table-cell>
          <table:table-cell office:value-type="float" office:value="-362.9683" calcext:value-type="float">
            <text:p>-362.9683</text:p>
          </table:table-cell>
          <table:table-cell office:value-type="float" office:value="0" calcext:value-type="float">
            <text:p>0</text:p>
          </table:table-cell>
          <table:table-cell office:value-type="float" office:value="8.874336" calcext:value-type="float">
            <text:p>8.874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00.9377" calcext:value-type="float">
            <text:p>200.9377</text:p>
          </table:table-cell>
          <table:table-cell office:value-type="float" office:value="12973.61" calcext:value-type="float">
            <text:p>12973.61</text:p>
          </table:table-cell>
          <table:table-cell office:value-type="float" office:value="0" calcext:value-type="float">
            <text:p>0</text:p>
          </table:table-cell>
          <table:table-cell office:value-type="float" office:value="4.809599" calcext:value-type="float">
            <text:p>4.809599</text:p>
          </table:table-cell>
          <table:table-cell office:value-type="float" office:value="-409.5132" calcext:value-type="float">
            <text:p>-409.5132</text:p>
          </table:table-cell>
          <table:table-cell office:value-type="float" office:value="1205.997" calcext:value-type="float">
            <text:p>1205.997</text:p>
          </table:table-cell>
          <table:table-cell office:value-type="float" office:value="-49.70564" calcext:value-type="float">
            <text:p>-49.70564</text:p>
          </table:table-cell>
          <table:table-cell office:value-type="float" office:value="77.05271" calcext:value-type="float">
            <text:p>77.05271</text:p>
          </table:table-cell>
          <table:table-cell office:value-type="float" office:value="4.026572" calcext:value-type="float">
            <text:p>4.026572</text:p>
          </table:table-cell>
          <table:table-cell office:value-type="float" office:value="0.05864208" calcext:value-type="float">
            <text:p>0.05864208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293" calcext:value-type="float">
            <text:p>0.07588293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4926" calcext:value-type="float">
            <text:p>0.3554926</text:p>
          </table:table-cell>
          <table:table-cell office:value-type="float" office:value="370" calcext:value-type="float">
            <text:p>370</text:p>
          </table:table-cell>
          <table:table-cell office:value-type="float" office:value="-52.48126" calcext:value-type="float">
            <text:p>-52.48126</text:p>
          </table:table-cell>
          <table:table-cell office:value-type="float" office:value="0" calcext:value-type="float">
            <text:p>0</text:p>
          </table:table-cell>
          <table:table-cell office:value-type="float" office:value="324.6197" calcext:value-type="float">
            <text:p>324.6197</text:p>
          </table:table-cell>
          <table:table-cell office:value-type="float" office:value="1170.999" calcext:value-type="float">
            <text:p>1170.999</text:p>
          </table:table-cell>
          <table:table-cell office:value-type="float" office:value="1430.987" calcext:value-type="float">
            <text:p>1430.987</text:p>
          </table:table-cell>
          <table:table-cell office:value-type="float" office:value="1207.24" calcext:value-type="float">
            <text:p>1207.24</text:p>
          </table:table-cell>
          <table:table-cell office:value-type="float" office:value="698.9645" calcext:value-type="float">
            <text:p>698.9645</text:p>
          </table:table-cell>
          <table:table-cell office:value-type="float" office:value="1082.182" calcext:value-type="float">
            <text:p>1082.182</text:p>
          </table:table-cell>
          <table:table-cell office:value-type="float" office:value="409.3355" calcext:value-type="float">
            <text:p>409.3355</text:p>
          </table:table-cell>
          <table:table-cell office:value-type="float" office:value="1812.883" calcext:value-type="float">
            <text:p>1812.883</text:p>
          </table:table-cell>
          <table:table-cell office:value-type="float" office:value="2053.713" calcext:value-type="float">
            <text:p>2053.713</text:p>
          </table:table-cell>
          <table:table-cell office:value-type="float" office:value="1647.936" calcext:value-type="float">
            <text:p>1647.936</text:p>
          </table:table-cell>
          <table:table-cell office:value-type="float" office:value="580.7584" calcext:value-type="float">
            <text:p>580.7584</text:p>
          </table:table-cell>
          <table:table-cell office:value-type="float" office:value="573.0088" calcext:value-type="float">
            <text:p>573.0088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132837" calcext:value-type="float">
            <text:p>-0.03132837</text:p>
          </table:table-cell>
          <table:table-cell office:value-type="float" office:value="0" calcext:value-type="float">
            <text:p>0</text:p>
          </table:table-cell>
          <table:table-cell office:value-type="float" office:value="3.649088" calcext:value-type="float">
            <text:p>3.649088</text:p>
          </table:table-cell>
          <table:table-cell office:value-type="float" office:value="523.7245" calcext:value-type="float">
            <text:p>523.7245</text:p>
          </table:table-cell>
          <table:table-cell office:value-type="float" office:value="-214.8652" calcext:value-type="float">
            <text:p>-214.8652</text:p>
          </table:table-cell>
          <table:table-cell office:value-type="float" office:value="308.8593" calcext:value-type="float">
            <text:p>308.8593</text:p>
          </table:table-cell>
          <table:table-cell office:value-type="float" office:value="-364.4597" calcext:value-type="float">
            <text:p>-364.4597</text:p>
          </table:table-cell>
          <table:table-cell office:value-type="float" office:value="0" calcext:value-type="float">
            <text:p>0</text:p>
          </table:table-cell>
          <table:table-cell office:value-type="float" office:value="8.916433" calcext:value-type="float">
            <text:p>8.91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200.2402" calcext:value-type="float">
            <text:p>200.2402</text:p>
          </table:table-cell>
          <table:table-cell office:value-type="float" office:value="12973.1" calcext:value-type="float">
            <text:p>12973.1</text:p>
          </table:table-cell>
          <table:table-cell office:value-type="float" office:value="0" calcext:value-type="float">
            <text:p>0</text:p>
          </table:table-cell>
          <table:table-cell office:value-type="float" office:value="5.093276" calcext:value-type="float">
            <text:p>5.093276</text:p>
          </table:table-cell>
          <table:table-cell office:value-type="float" office:value="-412.2285" calcext:value-type="float">
            <text:p>-412.2285</text:p>
          </table:table-cell>
          <table:table-cell office:value-type="float" office:value="1212.255" calcext:value-type="float">
            <text:p>1212.255</text:p>
          </table:table-cell>
          <table:table-cell office:value-type="float" office:value="-51.049" calcext:value-type="float">
            <text:p>-51.049</text:p>
          </table:table-cell>
          <table:table-cell office:value-type="float" office:value="76.56236" calcext:value-type="float">
            <text:p>76.56236</text:p>
          </table:table-cell>
          <table:table-cell office:value-type="float" office:value="4.191408" calcext:value-type="float">
            <text:p>4.191408</text:p>
          </table:table-cell>
          <table:table-cell office:value-type="float" office:value="0.06023363" calcext:value-type="float">
            <text:p>0.06023363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365" calcext:value-type="float">
            <text:p>0.07588365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5284" calcext:value-type="float">
            <text:p>0.3555284</text:p>
          </table:table-cell>
          <table:table-cell office:value-type="float" office:value="370" calcext:value-type="float">
            <text:p>370</text:p>
          </table:table-cell>
          <table:table-cell office:value-type="float" office:value="-47.69956" calcext:value-type="float">
            <text:p>-47.69956</text:p>
          </table:table-cell>
          <table:table-cell office:value-type="float" office:value="0" calcext:value-type="float">
            <text:p>0</text:p>
          </table:table-cell>
          <table:table-cell office:value-type="float" office:value="324.7404" calcext:value-type="float">
            <text:p>324.7404</text:p>
          </table:table-cell>
          <table:table-cell office:value-type="float" office:value="1170.611" calcext:value-type="float">
            <text:p>1170.611</text:p>
          </table:table-cell>
          <table:table-cell office:value-type="float" office:value="1430.541" calcext:value-type="float">
            <text:p>1430.541</text:p>
          </table:table-cell>
          <table:table-cell office:value-type="float" office:value="1207.111" calcext:value-type="float">
            <text:p>1207.111</text:p>
          </table:table-cell>
          <table:table-cell office:value-type="float" office:value="698.8683" calcext:value-type="float">
            <text:p>698.8683</text:p>
          </table:table-cell>
          <table:table-cell office:value-type="float" office:value="1082.067" calcext:value-type="float">
            <text:p>1082.067</text:p>
          </table:table-cell>
          <table:table-cell office:value-type="float" office:value="409.2751" calcext:value-type="float">
            <text:p>409.2751</text:p>
          </table:table-cell>
          <table:table-cell office:value-type="float" office:value="1812.782" calcext:value-type="float">
            <text:p>1812.782</text:p>
          </table:table-cell>
          <table:table-cell office:value-type="float" office:value="2053.636" calcext:value-type="float">
            <text:p>2053.636</text:p>
          </table:table-cell>
          <table:table-cell office:value-type="float" office:value="1647.897" calcext:value-type="float">
            <text:p>1647.897</text:p>
          </table:table-cell>
          <table:table-cell office:value-type="float" office:value="580.7458" calcext:value-type="float">
            <text:p>580.7458</text:p>
          </table:table-cell>
          <table:table-cell office:value-type="float" office:value="572.9845" calcext:value-type="float">
            <text:p>572.9845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6" calcext:value-type="float">
            <text:p>35.54786</text:p>
          </table:table-cell>
          <table:table-cell office:value-type="float" office:value="0" calcext:value-type="float">
            <text:p>0</text:p>
          </table:table-cell>
          <table:table-cell office:value-type="float" office:value="-0.03141546" calcext:value-type="float">
            <text:p>-0.03141546</text:p>
          </table:table-cell>
          <table:table-cell office:value-type="float" office:value="0" calcext:value-type="float">
            <text:p>0</text:p>
          </table:table-cell>
          <table:table-cell office:value-type="float" office:value="3.663709" calcext:value-type="float">
            <text:p>3.663709</text:p>
          </table:table-cell>
          <table:table-cell office:value-type="float" office:value="536.8014" calcext:value-type="float">
            <text:p>536.8014</text:p>
          </table:table-cell>
          <table:table-cell office:value-type="float" office:value="-221.8112" calcext:value-type="float">
            <text:p>-221.8112</text:p>
          </table:table-cell>
          <table:table-cell office:value-type="float" office:value="314.9902" calcext:value-type="float">
            <text:p>314.9902</text:p>
          </table:table-cell>
          <table:table-cell office:value-type="float" office:value="-365.848" calcext:value-type="float">
            <text:p>-365.848</text:p>
          </table:table-cell>
          <table:table-cell office:value-type="float" office:value="0" calcext:value-type="float">
            <text:p>0</text:p>
          </table:table-cell>
          <table:table-cell office:value-type="float" office:value="8.932807" calcext:value-type="float">
            <text:p>8.93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99.3577" calcext:value-type="float">
            <text:p>199.3577</text:p>
          </table:table-cell>
          <table:table-cell office:value-type="float" office:value="12972.62" calcext:value-type="float">
            <text:p>12972.62</text:p>
          </table:table-cell>
          <table:table-cell office:value-type="float" office:value="0" calcext:value-type="float">
            <text:p>0</text:p>
          </table:table-cell>
          <table:table-cell office:value-type="float" office:value="5.135395" calcext:value-type="float">
            <text:p>5.135395</text:p>
          </table:table-cell>
          <table:table-cell office:value-type="float" office:value="-414.7665" calcext:value-type="float">
            <text:p>-414.7665</text:p>
          </table:table-cell>
          <table:table-cell office:value-type="float" office:value="1219.528" calcext:value-type="float">
            <text:p>1219.528</text:p>
          </table:table-cell>
          <table:table-cell office:value-type="float" office:value="-52.2967" calcext:value-type="float">
            <text:p>-52.2967</text:p>
          </table:table-cell>
          <table:table-cell office:value-type="float" office:value="76.15884" calcext:value-type="float">
            <text:p>76.15884</text:p>
          </table:table-cell>
          <table:table-cell office:value-type="float" office:value="4.154342" calcext:value-type="float">
            <text:p>4.154342</text:p>
          </table:table-cell>
          <table:table-cell office:value-type="float" office:value="0.06184451" calcext:value-type="float">
            <text:p>0.0618445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36" calcext:value-type="float">
            <text:p>0.07588436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5191" calcext:value-type="float">
            <text:p>0.3555191</text:p>
          </table:table-cell>
          <table:table-cell office:value-type="float" office:value="370" calcext:value-type="float">
            <text:p>370</text:p>
          </table:table-cell>
          <table:table-cell office:value-type="float" office:value="-41.13465" calcext:value-type="float">
            <text:p>-41.13465</text:p>
          </table:table-cell>
          <table:table-cell office:value-type="float" office:value="0" calcext:value-type="float">
            <text:p>0</text:p>
          </table:table-cell>
          <table:table-cell office:value-type="float" office:value="324.8159" calcext:value-type="float">
            <text:p>324.8159</text:p>
          </table:table-cell>
          <table:table-cell office:value-type="float" office:value="1170.254" calcext:value-type="float">
            <text:p>1170.254</text:p>
          </table:table-cell>
          <table:table-cell office:value-type="float" office:value="1430.125" calcext:value-type="float">
            <text:p>1430.125</text:p>
          </table:table-cell>
          <table:table-cell office:value-type="float" office:value="1206.997" calcext:value-type="float">
            <text:p>1206.997</text:p>
          </table:table-cell>
          <table:table-cell office:value-type="float" office:value="698.7766" calcext:value-type="float">
            <text:p>698.7766</text:p>
          </table:table-cell>
          <table:table-cell office:value-type="float" office:value="1081.962" calcext:value-type="float">
            <text:p>1081.962</text:p>
          </table:table-cell>
          <table:table-cell office:value-type="float" office:value="409.2175" calcext:value-type="float">
            <text:p>409.2175</text:p>
          </table:table-cell>
          <table:table-cell office:value-type="float" office:value="1812.678" calcext:value-type="float">
            <text:p>1812.678</text:p>
          </table:table-cell>
          <table:table-cell office:value-type="float" office:value="2053.557" calcext:value-type="float">
            <text:p>2053.557</text:p>
          </table:table-cell>
          <table:table-cell office:value-type="float" office:value="1647.858" calcext:value-type="float">
            <text:p>1647.858</text:p>
          </table:table-cell>
          <table:table-cell office:value-type="float" office:value="580.7332" calcext:value-type="float">
            <text:p>580.7332</text:p>
          </table:table-cell>
          <table:table-cell office:value-type="float" office:value="572.9603" calcext:value-type="float">
            <text:p>572.9603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1484" calcext:value-type="float">
            <text:p>-0.031484</text:p>
          </table:table-cell>
          <table:table-cell office:value-type="float" office:value="0" calcext:value-type="float">
            <text:p>0</text:p>
          </table:table-cell>
          <table:table-cell office:value-type="float" office:value="3.691397" calcext:value-type="float">
            <text:p>3.691397</text:p>
          </table:table-cell>
          <table:table-cell office:value-type="float" office:value="551.2813" calcext:value-type="float">
            <text:p>551.2813</text:p>
          </table:table-cell>
          <table:table-cell office:value-type="float" office:value="-228.4342" calcext:value-type="float">
            <text:p>-228.4342</text:p>
          </table:table-cell>
          <table:table-cell office:value-type="float" office:value="322.8471" calcext:value-type="float">
            <text:p>322.8471</text:p>
          </table:table-cell>
          <table:table-cell office:value-type="float" office:value="-367.159" calcext:value-type="float">
            <text:p>-367.159</text:p>
          </table:table-cell>
          <table:table-cell office:value-type="float" office:value="0" calcext:value-type="float">
            <text:p>0</text:p>
          </table:table-cell>
          <table:table-cell office:value-type="float" office:value="8.953694" calcext:value-type="float">
            <text:p>8.95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198.6081" calcext:value-type="float">
            <text:p>198.6081</text:p>
          </table:table-cell>
          <table:table-cell office:value-type="float" office:value="12972.21" calcext:value-type="float">
            <text:p>12972.21</text:p>
          </table:table-cell>
          <table:table-cell office:value-type="float" office:value="0" calcext:value-type="float">
            <text:p>0</text:p>
          </table:table-cell>
          <table:table-cell office:value-type="float" office:value="5.176131" calcext:value-type="float">
            <text:p>5.176131</text:p>
          </table:table-cell>
          <table:table-cell office:value-type="float" office:value="-417.0079" calcext:value-type="float">
            <text:p>-417.0079</text:p>
          </table:table-cell>
          <table:table-cell office:value-type="float" office:value="1228.085" calcext:value-type="float">
            <text:p>1228.085</text:p>
          </table:table-cell>
          <table:table-cell office:value-type="float" office:value="-53.4196" calcext:value-type="float">
            <text:p>-53.4196</text:p>
          </table:table-cell>
          <table:table-cell office:value-type="float" office:value="75.87363" calcext:value-type="float">
            <text:p>75.87363</text:p>
          </table:table-cell>
          <table:table-cell office:value-type="float" office:value="4.123137" calcext:value-type="float">
            <text:p>4.123137</text:p>
          </table:table-cell>
          <table:table-cell office:value-type="float" office:value="0.06355556" calcext:value-type="float">
            <text:p>0.06355556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4533" calcext:value-type="float">
            <text:p>0.3554533</text:p>
          </table:table-cell>
          <table:table-cell office:value-type="float" office:value="370" calcext:value-type="float">
            <text:p>370</text:p>
          </table:table-cell>
          <table:table-cell office:value-type="float" office:value="-32.91711" calcext:value-type="float">
            <text:p>-32.91711</text:p>
          </table:table-cell>
          <table:table-cell office:value-type="float" office:value="0" calcext:value-type="float">
            <text:p>0</text:p>
          </table:table-cell>
          <table:table-cell office:value-type="float" office:value="324.8794" calcext:value-type="float">
            <text:p>324.8794</text:p>
          </table:table-cell>
          <table:table-cell office:value-type="float" office:value="1169.976" calcext:value-type="float">
            <text:p>1169.976</text:p>
          </table:table-cell>
          <table:table-cell office:value-type="float" office:value="1429.784" calcext:value-type="float">
            <text:p>1429.784</text:p>
          </table:table-cell>
          <table:table-cell office:value-type="float" office:value="1206.903" calcext:value-type="float">
            <text:p>1206.903</text:p>
          </table:table-cell>
          <table:table-cell office:value-type="float" office:value="698.6953" calcext:value-type="float">
            <text:p>698.6953</text:p>
          </table:table-cell>
          <table:table-cell office:value-type="float" office:value="1081.867" calcext:value-type="float">
            <text:p>1081.867</text:p>
          </table:table-cell>
          <table:table-cell office:value-type="float" office:value="409.1643" calcext:value-type="float">
            <text:p>409.1643</text:p>
          </table:table-cell>
          <table:table-cell office:value-type="float" office:value="1812.581" calcext:value-type="float">
            <text:p>1812.581</text:p>
          </table:table-cell>
          <table:table-cell office:value-type="float" office:value="2053.479" calcext:value-type="float">
            <text:p>2053.479</text:p>
          </table:table-cell>
          <table:table-cell office:value-type="float" office:value="1647.818" calcext:value-type="float">
            <text:p>1647.818</text:p>
          </table:table-cell>
          <table:table-cell office:value-type="float" office:value="580.7206" calcext:value-type="float">
            <text:p>580.7206</text:p>
          </table:table-cell>
          <table:table-cell office:value-type="float" office:value="572.9362" calcext:value-type="float">
            <text:p>572.9362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151715" calcext:value-type="float">
            <text:p>-0.03151715</text:p>
          </table:table-cell>
          <table:table-cell office:value-type="float" office:value="0" calcext:value-type="float">
            <text:p>0</text:p>
          </table:table-cell>
          <table:table-cell office:value-type="float" office:value="3.71998" calcext:value-type="float">
            <text:p>3.71998</text:p>
          </table:table-cell>
          <table:table-cell office:value-type="float" office:value="566.0957" calcext:value-type="float">
            <text:p>566.0957</text:p>
          </table:table-cell>
          <table:table-cell office:value-type="float" office:value="-233.9134" calcext:value-type="float">
            <text:p>-233.9134</text:p>
          </table:table-cell>
          <table:table-cell office:value-type="float" office:value="332.1823" calcext:value-type="float">
            <text:p>332.1823</text:p>
          </table:table-cell>
          <table:table-cell office:value-type="float" office:value="-368.2932" calcext:value-type="float">
            <text:p>-368.2932</text:p>
          </table:table-cell>
          <table:table-cell office:value-type="float" office:value="0" calcext:value-type="float">
            <text:p>0</text:p>
          </table:table-cell>
          <table:table-cell office:value-type="float" office:value="8.969014" calcext:value-type="float">
            <text:p>8.969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197.8987" calcext:value-type="float">
            <text:p>197.8987</text:p>
          </table:table-cell>
          <table:table-cell office:value-type="float" office:value="12971.83" calcext:value-type="float">
            <text:p>12971.83</text:p>
          </table:table-cell>
          <table:table-cell office:value-type="float" office:value="0" calcext:value-type="float">
            <text:p>0</text:p>
          </table:table-cell>
          <table:table-cell office:value-type="float" office:value="5.217419" calcext:value-type="float">
            <text:p>5.217419</text:p>
          </table:table-cell>
          <table:table-cell office:value-type="float" office:value="-419.1852" calcext:value-type="float">
            <text:p>-419.1852</text:p>
          </table:table-cell>
          <table:table-cell office:value-type="float" office:value="1235.804" calcext:value-type="float">
            <text:p>1235.804</text:p>
          </table:table-cell>
          <table:table-cell office:value-type="float" office:value="-54.55676" calcext:value-type="float">
            <text:p>-54.55676</text:p>
          </table:table-cell>
          <table:table-cell office:value-type="float" office:value="75.62341" calcext:value-type="float">
            <text:p>75.62341</text:p>
          </table:table-cell>
          <table:table-cell office:value-type="float" office:value="4.090605" calcext:value-type="float">
            <text:p>4.090605</text:p>
          </table:table-cell>
          <table:table-cell office:value-type="float" office:value="0.06526108" calcext:value-type="float">
            <text:p>0.06526108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3208" calcext:value-type="float">
            <text:p>0.3553208</text:p>
          </table:table-cell>
          <table:table-cell office:value-type="float" office:value="370" calcext:value-type="float">
            <text:p>370</text:p>
          </table:table-cell>
          <table:table-cell office:value-type="float" office:value="-25.06935" calcext:value-type="float">
            <text:p>-25.06935</text:p>
          </table:table-cell>
          <table:table-cell office:value-type="float" office:value="0" calcext:value-type="float">
            <text:p>0</text:p>
          </table:table-cell>
          <table:table-cell office:value-type="float" office:value="324.939" calcext:value-type="float">
            <text:p>324.939</text:p>
          </table:table-cell>
          <table:table-cell office:value-type="float" office:value="1169.712" calcext:value-type="float">
            <text:p>1169.712</text:p>
          </table:table-cell>
          <table:table-cell office:value-type="float" office:value="1429.47" calcext:value-type="float">
            <text:p>1429.47</text:p>
          </table:table-cell>
          <table:table-cell office:value-type="float" office:value="1206.816" calcext:value-type="float">
            <text:p>1206.816</text:p>
          </table:table-cell>
          <table:table-cell office:value-type="float" office:value="698.6227" calcext:value-type="float">
            <text:p>698.6227</text:p>
          </table:table-cell>
          <table:table-cell office:value-type="float" office:value="1081.786" calcext:value-type="float">
            <text:p>1081.786</text:p>
          </table:table-cell>
          <table:table-cell office:value-type="float" office:value="409.1149" calcext:value-type="float">
            <text:p>409.1149</text:p>
          </table:table-cell>
          <table:table-cell office:value-type="float" office:value="1812.486" calcext:value-type="float">
            <text:p>1812.486</text:p>
          </table:table-cell>
          <table:table-cell office:value-type="float" office:value="2053.4" calcext:value-type="float">
            <text:p>2053.4</text:p>
          </table:table-cell>
          <table:table-cell office:value-type="float" office:value="1647.778" calcext:value-type="float">
            <text:p>1647.778</text:p>
          </table:table-cell>
          <table:table-cell office:value-type="float" office:value="580.7079" calcext:value-type="float">
            <text:p>580.7079</text:p>
          </table:table-cell>
          <table:table-cell office:value-type="float" office:value="572.912" calcext:value-type="float">
            <text:p>572.912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154272" calcext:value-type="float">
            <text:p>-0.03154272</text:p>
          </table:table-cell>
          <table:table-cell office:value-type="float" office:value="0" calcext:value-type="float">
            <text:p>0</text:p>
          </table:table-cell>
          <table:table-cell office:value-type="float" office:value="3.749971" calcext:value-type="float">
            <text:p>3.749971</text:p>
          </table:table-cell>
          <table:table-cell office:value-type="float" office:value="580.6835" calcext:value-type="float">
            <text:p>580.6835</text:p>
          </table:table-cell>
          <table:table-cell office:value-type="float" office:value="-239.6168" calcext:value-type="float">
            <text:p>-239.6168</text:p>
          </table:table-cell>
          <table:table-cell office:value-type="float" office:value="341.0667" calcext:value-type="float">
            <text:p>341.0667</text:p>
          </table:table-cell>
          <table:table-cell office:value-type="float" office:value="-369.3644" calcext:value-type="float">
            <text:p>-369.3644</text:p>
          </table:table-cell>
          <table:table-cell office:value-type="float" office:value="0" calcext:value-type="float">
            <text:p>0</text:p>
          </table:table-cell>
          <table:table-cell office:value-type="float" office:value="8.999256" calcext:value-type="float">
            <text:p>8.999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97.1902" calcext:value-type="float">
            <text:p>197.1902</text:p>
          </table:table-cell>
          <table:table-cell office:value-type="float" office:value="12971.46" calcext:value-type="float">
            <text:p>12971.46</text:p>
          </table:table-cell>
          <table:table-cell office:value-type="float" office:value="0" calcext:value-type="float">
            <text:p>0</text:p>
          </table:table-cell>
          <table:table-cell office:value-type="float" office:value="5.259337" calcext:value-type="float">
            <text:p>5.259337</text:p>
          </table:table-cell>
          <table:table-cell office:value-type="float" office:value="-421.377" calcext:value-type="float">
            <text:p>-421.377</text:p>
          </table:table-cell>
          <table:table-cell office:value-type="float" office:value="1242.57" calcext:value-type="float">
            <text:p>1242.57</text:p>
          </table:table-cell>
          <table:table-cell office:value-type="float" office:value="-55.72709" calcext:value-type="float">
            <text:p>-55.72709</text:p>
          </table:table-cell>
          <table:table-cell office:value-type="float" office:value="75.38871" calcext:value-type="float">
            <text:p>75.38871</text:p>
          </table:table-cell>
          <table:table-cell office:value-type="float" office:value="4.055072" calcext:value-type="float">
            <text:p>4.055072</text:p>
          </table:table-cell>
          <table:table-cell office:value-type="float" office:value="0.06698813" calcext:value-type="float">
            <text:p>0.06698813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5112" calcext:value-type="float">
            <text:p>0.355112</text:p>
          </table:table-cell>
          <table:table-cell office:value-type="float" office:value="370" calcext:value-type="float">
            <text:p>370</text:p>
          </table:table-cell>
          <table:table-cell office:value-type="float" office:value="-15.13483" calcext:value-type="float">
            <text:p>-15.13483</text:p>
          </table:table-cell>
          <table:table-cell office:value-type="float" office:value="0" calcext:value-type="float">
            <text:p>0</text:p>
          </table:table-cell>
          <table:table-cell office:value-type="float" office:value="324.9925" calcext:value-type="float">
            <text:p>324.9925</text:p>
          </table:table-cell>
          <table:table-cell office:value-type="float" office:value="1169.448" calcext:value-type="float">
            <text:p>1169.448</text:p>
          </table:table-cell>
          <table:table-cell office:value-type="float" office:value="1429.161" calcext:value-type="float">
            <text:p>1429.161</text:p>
          </table:table-cell>
          <table:table-cell office:value-type="float" office:value="1206.732" calcext:value-type="float">
            <text:p>1206.732</text:p>
          </table:table-cell>
          <table:table-cell office:value-type="float" office:value="698.5522" calcext:value-type="float">
            <text:p>698.5522</text:p>
          </table:table-cell>
          <table:table-cell office:value-type="float" office:value="1081.709" calcext:value-type="float">
            <text:p>1081.709</text:p>
          </table:table-cell>
          <table:table-cell office:value-type="float" office:value="409.069" calcext:value-type="float">
            <text:p>409.069</text:p>
          </table:table-cell>
          <table:table-cell office:value-type="float" office:value="1812.394" calcext:value-type="float">
            <text:p>1812.394</text:p>
          </table:table-cell>
          <table:table-cell office:value-type="float" office:value="2053.323" calcext:value-type="float">
            <text:p>2053.323</text:p>
          </table:table-cell>
          <table:table-cell office:value-type="float" office:value="1647.739" calcext:value-type="float">
            <text:p>1647.739</text:p>
          </table:table-cell>
          <table:table-cell office:value-type="float" office:value="580.6953" calcext:value-type="float">
            <text:p>580.6953</text:p>
          </table:table-cell>
          <table:table-cell office:value-type="float" office:value="572.8879" calcext:value-type="float">
            <text:p>572.8879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157338" calcext:value-type="float">
            <text:p>-0.03157338</text:p>
          </table:table-cell>
          <table:table-cell office:value-type="float" office:value="0" calcext:value-type="float">
            <text:p>0</text:p>
          </table:table-cell>
          <table:table-cell office:value-type="float" office:value="3.783534" calcext:value-type="float">
            <text:p>3.783534</text:p>
          </table:table-cell>
          <table:table-cell office:value-type="float" office:value="598.0535" calcext:value-type="float">
            <text:p>598.0535</text:p>
          </table:table-cell>
          <table:table-cell office:value-type="float" office:value="-246.0338" calcext:value-type="float">
            <text:p>-246.0338</text:p>
          </table:table-cell>
          <table:table-cell office:value-type="float" office:value="352.0197" calcext:value-type="float">
            <text:p>352.0197</text:p>
          </table:table-cell>
          <table:table-cell office:value-type="float" office:value="-370.4258" calcext:value-type="float">
            <text:p>-370.4258</text:p>
          </table:table-cell>
          <table:table-cell office:value-type="float" office:value="0" calcext:value-type="float">
            <text:p>0</text:p>
          </table:table-cell>
          <table:table-cell office:value-type="float" office:value="9.03817" calcext:value-type="float">
            <text:p>9.03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196.4282" calcext:value-type="float">
            <text:p>196.4282</text:p>
          </table:table-cell>
          <table:table-cell office:value-type="float" office:value="12971.05" calcext:value-type="float">
            <text:p>12971.05</text:p>
          </table:table-cell>
          <table:table-cell office:value-type="float" office:value="0" calcext:value-type="float">
            <text:p>0</text:p>
          </table:table-cell>
          <table:table-cell office:value-type="float" office:value="5.338427" calcext:value-type="float">
            <text:p>5.338427</text:p>
          </table:table-cell>
          <table:table-cell office:value-type="float" office:value="-423.8003" calcext:value-type="float">
            <text:p>-423.8003</text:p>
          </table:table-cell>
          <table:table-cell office:value-type="float" office:value="1247.458" calcext:value-type="float">
            <text:p>1247.458</text:p>
          </table:table-cell>
          <table:table-cell office:value-type="float" office:value="-57.03571" calcext:value-type="float">
            <text:p>-57.03571</text:p>
          </table:table-cell>
          <table:table-cell office:value-type="float" office:value="75.08575" calcext:value-type="float">
            <text:p>75.08575</text:p>
          </table:table-cell>
          <table:table-cell office:value-type="float" office:value="4.008564" calcext:value-type="float">
            <text:p>4.008564</text:p>
          </table:table-cell>
          <table:table-cell office:value-type="float" office:value="0.06862307" calcext:value-type="float">
            <text:p>0.06862307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8177" calcext:value-type="float">
            <text:p>0.3548177</text:p>
          </table:table-cell>
          <table:table-cell office:value-type="float" office:value="370" calcext:value-type="float">
            <text:p>370</text:p>
          </table:table-cell>
          <table:table-cell office:value-type="float" office:value="-6.931821" calcext:value-type="float">
            <text:p>-6.931821</text:p>
          </table:table-cell>
          <table:table-cell office:value-type="float" office:value="0" calcext:value-type="float">
            <text:p>0</text:p>
          </table:table-cell>
          <table:table-cell office:value-type="float" office:value="325.0955" calcext:value-type="float">
            <text:p>325.0955</text:p>
          </table:table-cell>
          <table:table-cell office:value-type="float" office:value="1169.122" calcext:value-type="float">
            <text:p>1169.122</text:p>
          </table:table-cell>
          <table:table-cell office:value-type="float" office:value="1428.8" calcext:value-type="float">
            <text:p>1428.8</text:p>
          </table:table-cell>
          <table:table-cell office:value-type="float" office:value="1206.635" calcext:value-type="float">
            <text:p>1206.635</text:p>
          </table:table-cell>
          <table:table-cell office:value-type="float" office:value="698.477" calcext:value-type="float">
            <text:p>698.477</text:p>
          </table:table-cell>
          <table:table-cell office:value-type="float" office:value="1081.63" calcext:value-type="float">
            <text:p>1081.63</text:p>
          </table:table-cell>
          <table:table-cell office:value-type="float" office:value="409.0237" calcext:value-type="float">
            <text:p>409.0237</text:p>
          </table:table-cell>
          <table:table-cell office:value-type="float" office:value="1812.302" calcext:value-type="float">
            <text:p>1812.302</text:p>
          </table:table-cell>
          <table:table-cell office:value-type="float" office:value="2053.246" calcext:value-type="float">
            <text:p>2053.246</text:p>
          </table:table-cell>
          <table:table-cell office:value-type="float" office:value="1647.699" calcext:value-type="float">
            <text:p>1647.699</text:p>
          </table:table-cell>
          <table:table-cell office:value-type="float" office:value="580.6826" calcext:value-type="float">
            <text:p>580.6826</text:p>
          </table:table-cell>
          <table:table-cell office:value-type="float" office:value="572.8638" calcext:value-type="float">
            <text:p>572.8638</text:p>
          </table:table-cell>
          <table:table-cell office:value-type="float" office:value="142.3471" calcext:value-type="float">
            <text:p>142.3471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162363" calcext:value-type="float">
            <text:p>-0.03162363</text:p>
          </table:table-cell>
          <table:table-cell office:value-type="float" office:value="0" calcext:value-type="float">
            <text:p>0</text:p>
          </table:table-cell>
          <table:table-cell office:value-type="float" office:value="3.809456" calcext:value-type="float">
            <text:p>3.809456</text:p>
          </table:table-cell>
          <table:table-cell office:value-type="float" office:value="615.2845" calcext:value-type="float">
            <text:p>615.2845</text:p>
          </table:table-cell>
          <table:table-cell office:value-type="float" office:value="-253.9714" calcext:value-type="float">
            <text:p>-253.9714</text:p>
          </table:table-cell>
          <table:table-cell office:value-type="float" office:value="361.313" calcext:value-type="float">
            <text:p>361.313</text:p>
          </table:table-cell>
          <table:table-cell office:value-type="float" office:value="-371.5996" calcext:value-type="float">
            <text:p>-371.5996</text:p>
          </table:table-cell>
          <table:table-cell office:value-type="float" office:value="0" calcext:value-type="float">
            <text:p>0</text:p>
          </table:table-cell>
          <table:table-cell office:value-type="float" office:value="9.096603" calcext:value-type="float">
            <text:p>9.096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195.9018" calcext:value-type="float">
            <text:p>195.9018</text:p>
          </table:table-cell>
          <table:table-cell office:value-type="float" office:value="12970.62" calcext:value-type="float">
            <text:p>12970.62</text:p>
          </table:table-cell>
          <table:table-cell office:value-type="float" office:value="0" calcext:value-type="float">
            <text:p>0</text:p>
          </table:table-cell>
          <table:table-cell office:value-type="float" office:value="5.697186" calcext:value-type="float">
            <text:p>5.697186</text:p>
          </table:table-cell>
          <table:table-cell office:value-type="float" office:value="-426.347" calcext:value-type="float">
            <text:p>-426.347</text:p>
          </table:table-cell>
          <table:table-cell office:value-type="float" office:value="1253.493" calcext:value-type="float">
            <text:p>1253.493</text:p>
          </table:table-cell>
          <table:table-cell office:value-type="float" office:value="-58.39785" calcext:value-type="float">
            <text:p>-58.39785</text:p>
          </table:table-cell>
          <table:table-cell office:value-type="float" office:value="74.71019" calcext:value-type="float">
            <text:p>74.71019</text:p>
          </table:table-cell>
          <table:table-cell office:value-type="float" office:value="4.215528" calcext:value-type="float">
            <text:p>4.215528</text:p>
          </table:table-cell>
          <table:table-cell office:value-type="float" office:value="0.07024503" calcext:value-type="float">
            <text:p>0.07024503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44271" calcext:value-type="float">
            <text:p>0.3544271</text:p>
          </table:table-cell>
          <table:table-cell office:value-type="float" office:value="370" calcext:value-type="float">
            <text:p>370</text:p>
          </table:table-cell>
          <table:table-cell office:value-type="float" office:value="-1.675231" calcext:value-type="float">
            <text:p>-1.675231</text:p>
          </table:table-cell>
          <table:table-cell office:value-type="float" office:value="0" calcext:value-type="float">
            <text:p>0</text:p>
          </table:table-cell>
          <table:table-cell office:value-type="float" office:value="325.2259" calcext:value-type="float">
            <text:p>325.2259</text:p>
          </table:table-cell>
          <table:table-cell office:value-type="float" office:value="1168.772" calcext:value-type="float">
            <text:p>1168.772</text:p>
          </table:table-cell>
          <table:table-cell office:value-type="float" office:value="1428.407" calcext:value-type="float">
            <text:p>1428.407</text:p>
          </table:table-cell>
          <table:table-cell office:value-type="float" office:value="1206.532" calcext:value-type="float">
            <text:p>1206.532</text:p>
          </table:table-cell>
          <table:table-cell office:value-type="float" office:value="698.3965" calcext:value-type="float">
            <text:p>698.3965</text:p>
          </table:table-cell>
          <table:table-cell office:value-type="float" office:value="1081.545" calcext:value-type="float">
            <text:p>1081.545</text:p>
          </table:table-cell>
          <table:table-cell office:value-type="float" office:value="408.9757" calcext:value-type="float">
            <text:p>408.9757</text:p>
          </table:table-cell>
          <table:table-cell office:value-type="float" office:value="1812.211" calcext:value-type="float">
            <text:p>1812.211</text:p>
          </table:table-cell>
          <table:table-cell office:value-type="float" office:value="2053.17" calcext:value-type="float">
            <text:p>2053.17</text:p>
          </table:table-cell>
          <table:table-cell office:value-type="float" office:value="1647.66" calcext:value-type="float">
            <text:p>1647.66</text:p>
          </table:table-cell>
          <table:table-cell office:value-type="float" office:value="580.6699" calcext:value-type="float">
            <text:p>580.6699</text:p>
          </table:table-cell>
          <table:table-cell office:value-type="float" office:value="572.8412" calcext:value-type="float">
            <text:p>572.8412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169608" calcext:value-type="float">
            <text:p>-0.03169608</text:p>
          </table:table-cell>
          <table:table-cell office:value-type="float" office:value="0" calcext:value-type="float">
            <text:p>0</text:p>
          </table:table-cell>
          <table:table-cell office:value-type="float" office:value="3.814173" calcext:value-type="float">
            <text:p>3.814173</text:p>
          </table:table-cell>
          <table:table-cell office:value-type="float" office:value="629.8696" calcext:value-type="float">
            <text:p>629.8696</text:p>
          </table:table-cell>
          <table:table-cell office:value-type="float" office:value="-262.1458" calcext:value-type="float">
            <text:p>-262.1458</text:p>
          </table:table-cell>
          <table:table-cell office:value-type="float" office:value="367.7238" calcext:value-type="float">
            <text:p>367.7238</text:p>
          </table:table-cell>
          <table:table-cell office:value-type="float" office:value="-372.8391" calcext:value-type="float">
            <text:p>-372.8391</text:p>
          </table:table-cell>
          <table:table-cell office:value-type="float" office:value="0" calcext:value-type="float">
            <text:p>0</text:p>
          </table:table-cell>
          <table:table-cell office:value-type="float" office:value="9.149181" calcext:value-type="float">
            <text:p>9.14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196.46" calcext:value-type="float">
            <text:p>196.46</text:p>
          </table:table-cell>
          <table:table-cell office:value-type="float" office:value="12970.14" calcext:value-type="float">
            <text:p>12970.14</text:p>
          </table:table-cell>
          <table:table-cell office:value-type="float" office:value="0" calcext:value-type="float">
            <text:p>0</text:p>
          </table:table-cell>
          <table:table-cell office:value-type="float" office:value="7.218595" calcext:value-type="float">
            <text:p>7.218595</text:p>
          </table:table-cell>
          <table:table-cell office:value-type="float" office:value="-429.0647" calcext:value-type="float">
            <text:p>-429.0647</text:p>
          </table:table-cell>
          <table:table-cell office:value-type="float" office:value="1261.458" calcext:value-type="float">
            <text:p>1261.458</text:p>
          </table:table-cell>
          <table:table-cell office:value-type="float" office:value="-59.81598" calcext:value-type="float">
            <text:p>-59.81598</text:p>
          </table:table-cell>
          <table:table-cell office:value-type="float" office:value="74.21541" calcext:value-type="float">
            <text:p>74.21541</text:p>
          </table:table-cell>
          <table:table-cell office:value-type="float" office:value="5.549778" calcext:value-type="float">
            <text:p>5.549778</text:p>
          </table:table-cell>
          <table:table-cell office:value-type="float" office:value="0.07184928" calcext:value-type="float">
            <text:p>0.07184928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9322" calcext:value-type="float">
            <text:p>0.3539322</text:p>
          </table:table-cell>
          <table:table-cell office:value-type="float" office:value="370" calcext:value-type="float">
            <text:p>370</text:p>
          </table:table-cell>
          <table:table-cell office:value-type="float" office:value="0.9830268" calcext:value-type="float">
            <text:p>0.9830268</text:p>
          </table:table-cell>
          <table:table-cell office:value-type="float" office:value="0" calcext:value-type="float">
            <text:p>0</text:p>
          </table:table-cell>
          <table:table-cell office:value-type="float" office:value="325.3923" calcext:value-type="float">
            <text:p>325.3923</text:p>
          </table:table-cell>
          <table:table-cell office:value-type="float" office:value="1168.378" calcext:value-type="float">
            <text:p>1168.378</text:p>
          </table:table-cell>
          <table:table-cell office:value-type="float" office:value="1427.968" calcext:value-type="float">
            <text:p>1427.968</text:p>
          </table:table-cell>
          <table:table-cell office:value-type="float" office:value="1206.417" calcext:value-type="float">
            <text:p>1206.417</text:p>
          </table:table-cell>
          <table:table-cell office:value-type="float" office:value="698.3064" calcext:value-type="float">
            <text:p>698.3064</text:p>
          </table:table-cell>
          <table:table-cell office:value-type="float" office:value="1081.451" calcext:value-type="float">
            <text:p>1081.451</text:p>
          </table:table-cell>
          <table:table-cell office:value-type="float" office:value="408.926" calcext:value-type="float">
            <text:p>408.926</text:p>
          </table:table-cell>
          <table:table-cell office:value-type="float" office:value="1812.118" calcext:value-type="float">
            <text:p>1812.118</text:p>
          </table:table-cell>
          <table:table-cell office:value-type="float" office:value="2053.094" calcext:value-type="float">
            <text:p>2053.094</text:p>
          </table:table-cell>
          <table:table-cell office:value-type="float" office:value="1647.62" calcext:value-type="float">
            <text:p>1647.62</text:p>
          </table:table-cell>
          <table:table-cell office:value-type="float" office:value="580.6572" calcext:value-type="float">
            <text:p>580.6572</text:p>
          </table:table-cell>
          <table:table-cell office:value-type="float" office:value="572.8235" calcext:value-type="float">
            <text:p>572.8235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179934" calcext:value-type="float">
            <text:p>-0.03179934</text:p>
          </table:table-cell>
          <table:table-cell office:value-type="float" office:value="0" calcext:value-type="float">
            <text:p>0</text:p>
          </table:table-cell>
          <table:table-cell office:value-type="float" office:value="3.751915" calcext:value-type="float">
            <text:p>3.751915</text:p>
          </table:table-cell>
          <table:table-cell office:value-type="float" office:value="642.956" calcext:value-type="float">
            <text:p>642.956</text:p>
          </table:table-cell>
          <table:table-cell office:value-type="float" office:value="-271.3255" calcext:value-type="float">
            <text:p>-271.3255</text:p>
          </table:table-cell>
          <table:table-cell office:value-type="float" office:value="371.6305" calcext:value-type="float">
            <text:p>371.6305</text:p>
          </table:table-cell>
          <table:table-cell office:value-type="float" office:value="-374.1902" calcext:value-type="float">
            <text:p>-374.1902</text:p>
          </table:table-cell>
          <table:table-cell office:value-type="float" office:value="0" calcext:value-type="float">
            <text:p>0</text:p>
          </table:table-cell>
          <table:table-cell office:value-type="float" office:value="9.1998" calcext:value-type="float">
            <text:p>9.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196.9533" calcext:value-type="float">
            <text:p>196.9533</text:p>
          </table:table-cell>
          <table:table-cell office:value-type="float" office:value="12969.63" calcext:value-type="float">
            <text:p>12969.63</text:p>
          </table:table-cell>
          <table:table-cell office:value-type="float" office:value="0" calcext:value-type="float">
            <text:p>0</text:p>
          </table:table-cell>
          <table:table-cell office:value-type="float" office:value="8.69586" calcext:value-type="float">
            <text:p>8.69586</text:p>
          </table:table-cell>
          <table:table-cell office:value-type="float" office:value="-431.8177" calcext:value-type="float">
            <text:p>-431.8177</text:p>
          </table:table-cell>
          <table:table-cell office:value-type="float" office:value="1271.354" calcext:value-type="float">
            <text:p>1271.354</text:p>
          </table:table-cell>
          <table:table-cell office:value-type="float" office:value="-61.19893" calcext:value-type="float">
            <text:p>-61.19893</text:p>
          </table:table-cell>
          <table:table-cell office:value-type="float" office:value="73.67889" calcext:value-type="float">
            <text:p>73.67889</text:p>
          </table:table-cell>
          <table:table-cell office:value-type="float" office:value="6.830661" calcext:value-type="float">
            <text:p>6.830661</text:p>
          </table:table-cell>
          <table:table-cell office:value-type="float" office:value="0.07344329" calcext:value-type="float">
            <text:p>0.07344329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33213" calcext:value-type="float">
            <text:p>0.3533213</text:p>
          </table:table-cell>
          <table:table-cell office:value-type="float" office:value="370" calcext:value-type="float">
            <text:p>370</text:p>
          </table:table-cell>
          <table:table-cell office:value-type="float" office:value="2.843569" calcext:value-type="float">
            <text:p>2.843569</text:p>
          </table:table-cell>
          <table:table-cell office:value-type="float" office:value="0" calcext:value-type="float">
            <text:p>0</text:p>
          </table:table-cell>
          <table:table-cell office:value-type="float" office:value="325.5744" calcext:value-type="float">
            <text:p>325.5744</text:p>
          </table:table-cell>
          <table:table-cell office:value-type="float" office:value="1167.974" calcext:value-type="float">
            <text:p>1167.974</text:p>
          </table:table-cell>
          <table:table-cell office:value-type="float" office:value="1427.512" calcext:value-type="float">
            <text:p>1427.512</text:p>
          </table:table-cell>
          <table:table-cell office:value-type="float" office:value="1206.292" calcext:value-type="float">
            <text:p>1206.292</text:p>
          </table:table-cell>
          <table:table-cell office:value-type="float" office:value="698.2117" calcext:value-type="float">
            <text:p>698.2117</text:p>
          </table:table-cell>
          <table:table-cell office:value-type="float" office:value="1081.35" calcext:value-type="float">
            <text:p>1081.35</text:p>
          </table:table-cell>
          <table:table-cell office:value-type="float" office:value="408.8743" calcext:value-type="float">
            <text:p>408.8743</text:p>
          </table:table-cell>
          <table:table-cell office:value-type="float" office:value="1812.023" calcext:value-type="float">
            <text:p>1812.023</text:p>
          </table:table-cell>
          <table:table-cell office:value-type="float" office:value="2053.018" calcext:value-type="float">
            <text:p>2053.018</text:p>
          </table:table-cell>
          <table:table-cell office:value-type="float" office:value="1647.581" calcext:value-type="float">
            <text:p>1647.581</text:p>
          </table:table-cell>
          <table:table-cell office:value-type="float" office:value="580.6445" calcext:value-type="float">
            <text:p>580.6445</text:p>
          </table:table-cell>
          <table:table-cell office:value-type="float" office:value="572.8056" calcext:value-type="float">
            <text:p>572.805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191433" calcext:value-type="float">
            <text:p>-0.03191433</text:p>
          </table:table-cell>
          <table:table-cell office:value-type="float" office:value="0" calcext:value-type="float">
            <text:p>0</text:p>
          </table:table-cell>
          <table:table-cell office:value-type="float" office:value="3.693842" calcext:value-type="float">
            <text:p>3.693842</text:p>
          </table:table-cell>
          <table:table-cell office:value-type="float" office:value="654.9147" calcext:value-type="float">
            <text:p>654.9147</text:p>
          </table:table-cell>
          <table:table-cell office:value-type="float" office:value="-280.1167" calcext:value-type="float">
            <text:p>-280.1167</text:p>
          </table:table-cell>
          <table:table-cell office:value-type="float" office:value="374.7979" calcext:value-type="float">
            <text:p>374.7979</text:p>
          </table:table-cell>
          <table:table-cell office:value-type="float" office:value="-375.5833" calcext:value-type="float">
            <text:p>-375.5833</text:p>
          </table:table-cell>
          <table:table-cell office:value-type="float" office:value="0" calcext:value-type="float">
            <text:p>0</text:p>
          </table:table-cell>
          <table:table-cell office:value-type="float" office:value="9.223261" calcext:value-type="float">
            <text:p>9.22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197.579" calcext:value-type="float">
            <text:p>197.579</text:p>
          </table:table-cell>
          <table:table-cell office:value-type="float" office:value="12969.12" calcext:value-type="float">
            <text:p>12969.12</text:p>
          </table:table-cell>
          <table:table-cell office:value-type="float" office:value="0" calcext:value-type="float">
            <text:p>0</text:p>
          </table:table-cell>
          <table:table-cell office:value-type="float" office:value="10.2956" calcext:value-type="float">
            <text:p>10.2956</text:p>
          </table:table-cell>
          <table:table-cell office:value-type="float" office:value="-434.5212" calcext:value-type="float">
            <text:p>-434.5212</text:p>
          </table:table-cell>
          <table:table-cell office:value-type="float" office:value="1279.862" calcext:value-type="float">
            <text:p>1279.862</text:p>
          </table:table-cell>
          <table:table-cell office:value-type="float" office:value="-62.52209" calcext:value-type="float">
            <text:p>-62.52209</text:p>
          </table:table-cell>
          <table:table-cell office:value-type="float" office:value="73.1506" calcext:value-type="float">
            <text:p>73.1506</text:p>
          </table:table-cell>
          <table:table-cell office:value-type="float" office:value="8.237823" calcext:value-type="float">
            <text:p>8.237823</text:p>
          </table:table-cell>
          <table:table-cell office:value-type="float" office:value="0.07501931" calcext:value-type="float">
            <text:p>0.0750193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25808" calcext:value-type="float">
            <text:p>0.3525808</text:p>
          </table:table-cell>
          <table:table-cell office:value-type="float" office:value="370" calcext:value-type="float">
            <text:p>370</text:p>
          </table:table-cell>
          <table:table-cell office:value-type="float" office:value="4.886321" calcext:value-type="float">
            <text:p>4.886321</text:p>
          </table:table-cell>
          <table:table-cell office:value-type="float" office:value="0" calcext:value-type="float">
            <text:p>0</text:p>
          </table:table-cell>
          <table:table-cell office:value-type="float" office:value="325.7552" calcext:value-type="float">
            <text:p>325.7552</text:p>
          </table:table-cell>
          <table:table-cell office:value-type="float" office:value="1167.577" calcext:value-type="float">
            <text:p>1167.577</text:p>
          </table:table-cell>
          <table:table-cell office:value-type="float" office:value="1427.059" calcext:value-type="float">
            <text:p>1427.059</text:p>
          </table:table-cell>
          <table:table-cell office:value-type="float" office:value="1206.165" calcext:value-type="float">
            <text:p>1206.165</text:p>
          </table:table-cell>
          <table:table-cell office:value-type="float" office:value="698.1176" calcext:value-type="float">
            <text:p>698.1176</text:p>
          </table:table-cell>
          <table:table-cell office:value-type="float" office:value="1081.248" calcext:value-type="float">
            <text:p>1081.248</text:p>
          </table:table-cell>
          <table:table-cell office:value-type="float" office:value="408.8211" calcext:value-type="float">
            <text:p>408.8211</text:p>
          </table:table-cell>
          <table:table-cell office:value-type="float" office:value="1811.917" calcext:value-type="float">
            <text:p>1811.917</text:p>
          </table:table-cell>
          <table:table-cell office:value-type="float" office:value="2052.94" calcext:value-type="float">
            <text:p>2052.94</text:p>
          </table:table-cell>
          <table:table-cell office:value-type="float" office:value="1647.542" calcext:value-type="float">
            <text:p>1647.542</text:p>
          </table:table-cell>
          <table:table-cell office:value-type="float" office:value="580.6318" calcext:value-type="float">
            <text:p>580.6318</text:p>
          </table:table-cell>
          <table:table-cell office:value-type="float" office:value="572.7876" calcext:value-type="float">
            <text:p>572.787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203541" calcext:value-type="float">
            <text:p>-0.03203541</text:p>
          </table:table-cell>
          <table:table-cell office:value-type="float" office:value="0" calcext:value-type="float">
            <text:p>0</text:p>
          </table:table-cell>
          <table:table-cell office:value-type="float" office:value="3.638715" calcext:value-type="float">
            <text:p>3.638715</text:p>
          </table:table-cell>
          <table:table-cell office:value-type="float" office:value="666.7908" calcext:value-type="float">
            <text:p>666.7908</text:p>
          </table:table-cell>
          <table:table-cell office:value-type="float" office:value="-288.6365" calcext:value-type="float">
            <text:p>-288.6365</text:p>
          </table:table-cell>
          <table:table-cell office:value-type="float" office:value="378.1542" calcext:value-type="float">
            <text:p>378.1542</text:p>
          </table:table-cell>
          <table:table-cell office:value-type="float" office:value="-376.9747" calcext:value-type="float">
            <text:p>-376.9747</text:p>
          </table:table-cell>
          <table:table-cell office:value-type="float" office:value="0" calcext:value-type="float">
            <text:p>0</text:p>
          </table:table-cell>
          <table:table-cell office:value-type="float" office:value="9.235271" calcext:value-type="float">
            <text:p>9.235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197.4445" calcext:value-type="float">
            <text:p>197.4445</text:p>
          </table:table-cell>
          <table:table-cell office:value-type="float" office:value="12968.6" calcext:value-type="float">
            <text:p>12968.6</text:p>
          </table:table-cell>
          <table:table-cell office:value-type="float" office:value="0" calcext:value-type="float">
            <text:p>0</text:p>
          </table:table-cell>
          <table:table-cell office:value-type="float" office:value="11.10332" calcext:value-type="float">
            <text:p>11.10332</text:p>
          </table:table-cell>
          <table:table-cell office:value-type="float" office:value="-437.156" calcext:value-type="float">
            <text:p>-437.156</text:p>
          </table:table-cell>
          <table:table-cell office:value-type="float" office:value="1284.963" calcext:value-type="float">
            <text:p>1284.963</text:p>
          </table:table-cell>
          <table:table-cell office:value-type="float" office:value="-63.79869" calcext:value-type="float">
            <text:p>-63.79869</text:p>
          </table:table-cell>
          <table:table-cell office:value-type="float" office:value="72.69196" calcext:value-type="float">
            <text:p>72.69196</text:p>
          </table:table-cell>
          <table:table-cell office:value-type="float" office:value="8.881321" calcext:value-type="float">
            <text:p>8.881321</text:p>
          </table:table-cell>
          <table:table-cell office:value-type="float" office:value="0.07663271" calcext:value-type="float">
            <text:p>0.0766327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8.004889" calcext:value-type="float">
            <text:p>8.004889</text:p>
          </table:table-cell>
          <table:table-cell office:value-type="float" office:value="0" calcext:value-type="float">
            <text:p>0</text:p>
          </table:table-cell>
          <table:table-cell office:value-type="float" office:value="325.9132" calcext:value-type="float">
            <text:p>325.9132</text:p>
          </table:table-cell>
          <table:table-cell office:value-type="float" office:value="1167.194" calcext:value-type="float">
            <text:p>1167.194</text:p>
          </table:table-cell>
          <table:table-cell office:value-type="float" office:value="1426.617" calcext:value-type="float">
            <text:p>1426.617</text:p>
          </table:table-cell>
          <table:table-cell office:value-type="float" office:value="1206.042" calcext:value-type="float">
            <text:p>1206.042</text:p>
          </table:table-cell>
          <table:table-cell office:value-type="float" office:value="698.0247" calcext:value-type="float">
            <text:p>698.0247</text:p>
          </table:table-cell>
          <table:table-cell office:value-type="float" office:value="1081.148" calcext:value-type="float">
            <text:p>1081.148</text:p>
          </table:table-cell>
          <table:table-cell office:value-type="float" office:value="408.7686" calcext:value-type="float">
            <text:p>408.7686</text:p>
          </table:table-cell>
          <table:table-cell office:value-type="float" office:value="1811.808" calcext:value-type="float">
            <text:p>1811.808</text:p>
          </table:table-cell>
          <table:table-cell office:value-type="float" office:value="2052.862" calcext:value-type="float">
            <text:p>2052.862</text:p>
          </table:table-cell>
          <table:table-cell office:value-type="float" office:value="1647.502" calcext:value-type="float">
            <text:p>1647.502</text:p>
          </table:table-cell>
          <table:table-cell office:value-type="float" office:value="580.6192" calcext:value-type="float">
            <text:p>580.6192</text:p>
          </table:table-cell>
          <table:table-cell office:value-type="float" office:value="572.7696" calcext:value-type="float">
            <text:p>572.769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214773" calcext:value-type="float">
            <text:p>-0.03214773</text:p>
          </table:table-cell>
          <table:table-cell office:value-type="float" office:value="0" calcext:value-type="float">
            <text:p>0</text:p>
          </table:table-cell>
          <table:table-cell office:value-type="float" office:value="3.61616" calcext:value-type="float">
            <text:p>3.61616</text:p>
          </table:table-cell>
          <table:table-cell office:value-type="float" office:value="679.0951" calcext:value-type="float">
            <text:p>679.0951</text:p>
          </table:table-cell>
          <table:table-cell office:value-type="float" office:value="-296.5129" calcext:value-type="float">
            <text:p>-296.5129</text:p>
          </table:table-cell>
          <table:table-cell office:value-type="float" office:value="382.5822" calcext:value-type="float">
            <text:p>382.5822</text:p>
          </table:table-cell>
          <table:table-cell office:value-type="float" office:value="-378.3321" calcext:value-type="float">
            <text:p>-378.3321</text:p>
          </table:table-cell>
          <table:table-cell office:value-type="float" office:value="0" calcext:value-type="float">
            <text:p>0</text:p>
          </table:table-cell>
          <table:table-cell office:value-type="float" office:value="9.237638" calcext:value-type="float">
            <text:p>9.2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197.2887" calcext:value-type="float">
            <text:p>197.2887</text:p>
          </table:table-cell>
          <table:table-cell office:value-type="float" office:value="12968.09" calcext:value-type="float">
            <text:p>12968.09</text:p>
          </table:table-cell>
          <table:table-cell office:value-type="float" office:value="0" calcext:value-type="float">
            <text:p>0</text:p>
          </table:table-cell>
          <table:table-cell office:value-type="float" office:value="11.85946" calcext:value-type="float">
            <text:p>11.85946</text:p>
          </table:table-cell>
          <table:table-cell office:value-type="float" office:value="-439.7274" calcext:value-type="float">
            <text:p>-439.7274</text:p>
          </table:table-cell>
          <table:table-cell office:value-type="float" office:value="1297.584" calcext:value-type="float">
            <text:p>1297.584</text:p>
          </table:table-cell>
          <table:table-cell office:value-type="float" office:value="-65.03928" calcext:value-type="float">
            <text:p>-65.03928</text:p>
          </table:table-cell>
          <table:table-cell office:value-type="float" office:value="72.28444" calcext:value-type="float">
            <text:p>72.28444</text:p>
          </table:table-cell>
          <table:table-cell office:value-type="float" office:value="9.495551" calcext:value-type="float">
            <text:p>9.495551</text:p>
          </table:table-cell>
          <table:table-cell office:value-type="float" office:value="0.07826071" calcext:value-type="float">
            <text:p>0.0782607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1.75466" calcext:value-type="float">
            <text:p>11.75466</text:p>
          </table:table-cell>
          <table:table-cell office:value-type="float" office:value="0" calcext:value-type="float">
            <text:p>0</text:p>
          </table:table-cell>
          <table:table-cell office:value-type="float" office:value="326.0511" calcext:value-type="float">
            <text:p>326.0511</text:p>
          </table:table-cell>
          <table:table-cell office:value-type="float" office:value="1166.826" calcext:value-type="float">
            <text:p>1166.826</text:p>
          </table:table-cell>
          <table:table-cell office:value-type="float" office:value="1426.19" calcext:value-type="float">
            <text:p>1426.19</text:p>
          </table:table-cell>
          <table:table-cell office:value-type="float" office:value="1205.924" calcext:value-type="float">
            <text:p>1205.924</text:p>
          </table:table-cell>
          <table:table-cell office:value-type="float" office:value="697.933" calcext:value-type="float">
            <text:p>697.933</text:p>
          </table:table-cell>
          <table:table-cell office:value-type="float" office:value="1081.051" calcext:value-type="float">
            <text:p>1081.051</text:p>
          </table:table-cell>
          <table:table-cell office:value-type="float" office:value="408.7166" calcext:value-type="float">
            <text:p>408.7166</text:p>
          </table:table-cell>
          <table:table-cell office:value-type="float" office:value="1811.698" calcext:value-type="float">
            <text:p>1811.698</text:p>
          </table:table-cell>
          <table:table-cell office:value-type="float" office:value="2052.784" calcext:value-type="float">
            <text:p>2052.784</text:p>
          </table:table-cell>
          <table:table-cell office:value-type="float" office:value="1647.463" calcext:value-type="float">
            <text:p>1647.463</text:p>
          </table:table-cell>
          <table:table-cell office:value-type="float" office:value="580.6064" calcext:value-type="float">
            <text:p>580.6064</text:p>
          </table:table-cell>
          <table:table-cell office:value-type="float" office:value="572.7516" calcext:value-type="float">
            <text:p>572.751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22463" calcext:value-type="float">
            <text:p>-0.0322463</text:p>
          </table:table-cell>
          <table:table-cell office:value-type="float" office:value="0" calcext:value-type="float">
            <text:p>0</text:p>
          </table:table-cell>
          <table:table-cell office:value-type="float" office:value="3.595763" calcext:value-type="float">
            <text:p>3.595763</text:p>
          </table:table-cell>
          <table:table-cell office:value-type="float" office:value="691.6726" calcext:value-type="float">
            <text:p>691.6726</text:p>
          </table:table-cell>
          <table:table-cell office:value-type="float" office:value="-304.0465" calcext:value-type="float">
            <text:p>-304.0465</text:p>
          </table:table-cell>
          <table:table-cell office:value-type="float" office:value="387.6261" calcext:value-type="float">
            <text:p>387.6261</text:p>
          </table:table-cell>
          <table:table-cell office:value-type="float" office:value="-379.6574" calcext:value-type="float">
            <text:p>-379.6574</text:p>
          </table:table-cell>
          <table:table-cell office:value-type="float" office:value="0" calcext:value-type="float">
            <text:p>0</text:p>
          </table:table-cell>
          <table:table-cell office:value-type="float" office:value="9.233167" calcext:value-type="float">
            <text:p>9.23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197.8347" calcext:value-type="float">
            <text:p>197.8347</text:p>
          </table:table-cell>
          <table:table-cell office:value-type="float" office:value="12967.6" calcext:value-type="float">
            <text:p>12967.6</text:p>
          </table:table-cell>
          <table:table-cell office:value-type="float" office:value="0" calcext:value-type="float">
            <text:p>0</text:p>
          </table:table-cell>
          <table:table-cell office:value-type="float" office:value="13.29885" calcext:value-type="float">
            <text:p>13.29885</text:p>
          </table:table-cell>
          <table:table-cell office:value-type="float" office:value="-442.2251" calcext:value-type="float">
            <text:p>-442.2251</text:p>
          </table:table-cell>
          <table:table-cell office:value-type="float" office:value="1303.179" calcext:value-type="float">
            <text:p>1303.179</text:p>
          </table:table-cell>
          <table:table-cell office:value-type="float" office:value="-66.22786" calcext:value-type="float">
            <text:p>-66.22786</text:p>
          </table:table-cell>
          <table:table-cell office:value-type="float" office:value="71.86784" calcext:value-type="float">
            <text:p>71.86784</text:p>
          </table:table-cell>
          <table:table-cell office:value-type="float" office:value="10.76352" calcext:value-type="float">
            <text:p>10.76352</text:p>
          </table:table-cell>
          <table:table-cell office:value-type="float" office:value="0.0798832" calcext:value-type="float">
            <text:p>0.0798832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4.20419" calcext:value-type="float">
            <text:p>14.20419</text:p>
          </table:table-cell>
          <table:table-cell office:value-type="float" office:value="0" calcext:value-type="float">
            <text:p>0</text:p>
          </table:table-cell>
          <table:table-cell office:value-type="float" office:value="326.2165" calcext:value-type="float">
            <text:p>326.2165</text:p>
          </table:table-cell>
          <table:table-cell office:value-type="float" office:value="1166.466" calcext:value-type="float">
            <text:p>1166.466</text:p>
          </table:table-cell>
          <table:table-cell office:value-type="float" office:value="1425.772" calcext:value-type="float">
            <text:p>1425.772</text:p>
          </table:table-cell>
          <table:table-cell office:value-type="float" office:value="1205.809" calcext:value-type="float">
            <text:p>1205.809</text:p>
          </table:table-cell>
          <table:table-cell office:value-type="float" office:value="697.8416" calcext:value-type="float">
            <text:p>697.8416</text:p>
          </table:table-cell>
          <table:table-cell office:value-type="float" office:value="1080.958" calcext:value-type="float">
            <text:p>1080.958</text:p>
          </table:table-cell>
          <table:table-cell office:value-type="float" office:value="408.666" calcext:value-type="float">
            <text:p>408.666</text:p>
          </table:table-cell>
          <table:table-cell office:value-type="float" office:value="1811.589" calcext:value-type="float">
            <text:p>1811.589</text:p>
          </table:table-cell>
          <table:table-cell office:value-type="float" office:value="2052.706" calcext:value-type="float">
            <text:p>2052.706</text:p>
          </table:table-cell>
          <table:table-cell office:value-type="float" office:value="1647.423" calcext:value-type="float">
            <text:p>1647.423</text:p>
          </table:table-cell>
          <table:table-cell office:value-type="float" office:value="580.5937" calcext:value-type="float">
            <text:p>580.5937</text:p>
          </table:table-cell>
          <table:table-cell office:value-type="float" office:value="572.7336" calcext:value-type="float">
            <text:p>572.733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234961" calcext:value-type="float">
            <text:p>-0.03234961</text:p>
          </table:table-cell>
          <table:table-cell office:value-type="float" office:value="0" calcext:value-type="float">
            <text:p>0</text:p>
          </table:table-cell>
          <table:table-cell office:value-type="float" office:value="3.550254" calcext:value-type="float">
            <text:p>3.550254</text:p>
          </table:table-cell>
          <table:table-cell office:value-type="float" office:value="703.454" calcext:value-type="float">
            <text:p>703.454</text:p>
          </table:table-cell>
          <table:table-cell office:value-type="float" office:value="-312.1303" calcext:value-type="float">
            <text:p>-312.1303</text:p>
          </table:table-cell>
          <table:table-cell office:value-type="float" office:value="391.3237" calcext:value-type="float">
            <text:p>391.3237</text:p>
          </table:table-cell>
          <table:table-cell office:value-type="float" office:value="-380.9586" calcext:value-type="float">
            <text:p>-380.9586</text:p>
          </table:table-cell>
          <table:table-cell office:value-type="float" office:value="0" calcext:value-type="float">
            <text:p>0</text:p>
          </table:table-cell>
          <table:table-cell office:value-type="float" office:value="9.228372" calcext:value-type="float">
            <text:p>9.22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198.6736" calcext:value-type="float">
            <text:p>198.6736</text:p>
          </table:table-cell>
          <table:table-cell office:value-type="float" office:value="12967.09" calcext:value-type="float">
            <text:p>12967.09</text:p>
          </table:table-cell>
          <table:table-cell office:value-type="float" office:value="0" calcext:value-type="float">
            <text:p>0</text:p>
          </table:table-cell>
          <table:table-cell office:value-type="float" office:value="15.05425" calcext:value-type="float">
            <text:p>15.05425</text:p>
          </table:table-cell>
          <table:table-cell office:value-type="float" office:value="-444.7879" calcext:value-type="float">
            <text:p>-444.7879</text:p>
          </table:table-cell>
          <table:table-cell office:value-type="float" office:value="1310.686" calcext:value-type="float">
            <text:p>1310.686</text:p>
          </table:table-cell>
          <table:table-cell office:value-type="float" office:value="-67.4469" calcext:value-type="float">
            <text:p>-67.4469</text:p>
          </table:table-cell>
          <table:table-cell office:value-type="float" office:value="71.39194" calcext:value-type="float">
            <text:p>71.39194</text:p>
          </table:table-cell>
          <table:table-cell office:value-type="float" office:value="12.33319" calcext:value-type="float">
            <text:p>12.33319</text:p>
          </table:table-cell>
          <table:table-cell office:value-type="float" office:value="0.0814845" calcext:value-type="float">
            <text:p>0.081484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5.56306" calcext:value-type="float">
            <text:p>15.56306</text:p>
          </table:table-cell>
          <table:table-cell office:value-type="float" office:value="0" calcext:value-type="float">
            <text:p>0</text:p>
          </table:table-cell>
          <table:table-cell office:value-type="float" office:value="326.3936" calcext:value-type="float">
            <text:p>326.3936</text:p>
          </table:table-cell>
          <table:table-cell office:value-type="float" office:value="1166.099" calcext:value-type="float">
            <text:p>1166.099</text:p>
          </table:table-cell>
          <table:table-cell office:value-type="float" office:value="1425.337" calcext:value-type="float">
            <text:p>1425.337</text:p>
          </table:table-cell>
          <table:table-cell office:value-type="float" office:value="1205.688" calcext:value-type="float">
            <text:p>1205.688</text:p>
          </table:table-cell>
          <table:table-cell office:value-type="float" office:value="697.7502" calcext:value-type="float">
            <text:p>697.7502</text:p>
          </table:table-cell>
          <table:table-cell office:value-type="float" office:value="1080.864" calcext:value-type="float">
            <text:p>1080.864</text:p>
          </table:table-cell>
          <table:table-cell office:value-type="float" office:value="408.6157" calcext:value-type="float">
            <text:p>408.6157</text:p>
          </table:table-cell>
          <table:table-cell office:value-type="float" office:value="1811.479" calcext:value-type="float">
            <text:p>1811.479</text:p>
          </table:table-cell>
          <table:table-cell office:value-type="float" office:value="2052.627" calcext:value-type="float">
            <text:p>2052.627</text:p>
          </table:table-cell>
          <table:table-cell office:value-type="float" office:value="1647.383" calcext:value-type="float">
            <text:p>1647.383</text:p>
          </table:table-cell>
          <table:table-cell office:value-type="float" office:value="580.5809" calcext:value-type="float">
            <text:p>580.5809</text:p>
          </table:table-cell>
          <table:table-cell office:value-type="float" office:value="572.7156" calcext:value-type="float">
            <text:p>572.7156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246902" calcext:value-type="float">
            <text:p>-0.03246902</text:p>
          </table:table-cell>
          <table:table-cell office:value-type="float" office:value="0" calcext:value-type="float">
            <text:p>0</text:p>
          </table:table-cell>
          <table:table-cell office:value-type="float" office:value="3.492689" calcext:value-type="float">
            <text:p>3.492689</text:p>
          </table:table-cell>
          <table:table-cell office:value-type="float" office:value="714.4926" calcext:value-type="float">
            <text:p>714.4926</text:p>
          </table:table-cell>
          <table:table-cell office:value-type="float" office:value="-320.5346" calcext:value-type="float">
            <text:p>-320.5346</text:p>
          </table:table-cell>
          <table:table-cell office:value-type="float" office:value="393.9579" calcext:value-type="float">
            <text:p>393.9579</text:p>
          </table:table-cell>
          <table:table-cell office:value-type="float" office:value="-382.2951" calcext:value-type="float">
            <text:p>-382.2951</text:p>
          </table:table-cell>
          <table:table-cell office:value-type="float" office:value="0" calcext:value-type="float">
            <text:p>0</text:p>
          </table:table-cell>
          <table:table-cell office:value-type="float" office:value="9.225151" calcext:value-type="float">
            <text:p>9.225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199.3389" calcext:value-type="float">
            <text:p>199.3389</text:p>
          </table:table-cell>
          <table:table-cell office:value-type="float" office:value="12966.57" calcext:value-type="float">
            <text:p>12966.57</text:p>
          </table:table-cell>
          <table:table-cell office:value-type="float" office:value="0" calcext:value-type="float">
            <text:p>0</text:p>
          </table:table-cell>
          <table:table-cell office:value-type="float" office:value="16.62645" calcext:value-type="float">
            <text:p>16.62645</text:p>
          </table:table-cell>
          <table:table-cell office:value-type="float" office:value="-447.3482" calcext:value-type="float">
            <text:p>-447.3482</text:p>
          </table:table-cell>
          <table:table-cell office:value-type="float" office:value="1320.105" calcext:value-type="float">
            <text:p>1320.105</text:p>
          </table:table-cell>
          <table:table-cell office:value-type="float" office:value="-68.66143" calcext:value-type="float">
            <text:p>-68.66143</text:p>
          </table:table-cell>
          <table:table-cell office:value-type="float" office:value="70.94014" calcext:value-type="float">
            <text:p>70.94014</text:p>
          </table:table-cell>
          <table:table-cell office:value-type="float" office:value="13.73025" calcext:value-type="float">
            <text:p>13.73025</text:p>
          </table:table-cell>
          <table:table-cell office:value-type="float" office:value="0.08311409" calcext:value-type="float">
            <text:p>0.08311409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7.33193" calcext:value-type="float">
            <text:p>17.33193</text:p>
          </table:table-cell>
          <table:table-cell office:value-type="float" office:value="0" calcext:value-type="float">
            <text:p>0</text:p>
          </table:table-cell>
          <table:table-cell office:value-type="float" office:value="326.5637" calcext:value-type="float">
            <text:p>326.5637</text:p>
          </table:table-cell>
          <table:table-cell office:value-type="float" office:value="1165.737" calcext:value-type="float">
            <text:p>1165.737</text:p>
          </table:table-cell>
          <table:table-cell office:value-type="float" office:value="1424.904" calcext:value-type="float">
            <text:p>1424.904</text:p>
          </table:table-cell>
          <table:table-cell office:value-type="float" office:value="1205.566" calcext:value-type="float">
            <text:p>1205.566</text:p>
          </table:table-cell>
          <table:table-cell office:value-type="float" office:value="697.6573" calcext:value-type="float">
            <text:p>697.6573</text:p>
          </table:table-cell>
          <table:table-cell office:value-type="float" office:value="1080.769" calcext:value-type="float">
            <text:p>1080.769</text:p>
          </table:table-cell>
          <table:table-cell office:value-type="float" office:value="408.5649" calcext:value-type="float">
            <text:p>408.5649</text:p>
          </table:table-cell>
          <table:table-cell office:value-type="float" office:value="1811.368" calcext:value-type="float">
            <text:p>1811.368</text:p>
          </table:table-cell>
          <table:table-cell office:value-type="float" office:value="2052.547" calcext:value-type="float">
            <text:p>2052.547</text:p>
          </table:table-cell>
          <table:table-cell office:value-type="float" office:value="1647.342" calcext:value-type="float">
            <text:p>1647.342</text:p>
          </table:table-cell>
          <table:table-cell office:value-type="float" office:value="580.568" calcext:value-type="float">
            <text:p>580.568</text:p>
          </table:table-cell>
          <table:table-cell office:value-type="float" office:value="572.6975" calcext:value-type="float">
            <text:p>572.6975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258765" calcext:value-type="float">
            <text:p>-0.03258765</text:p>
          </table:table-cell>
          <table:table-cell office:value-type="float" office:value="0" calcext:value-type="float">
            <text:p>0</text:p>
          </table:table-cell>
          <table:table-cell office:value-type="float" office:value="3.441103" calcext:value-type="float">
            <text:p>3.441103</text:p>
          </table:table-cell>
          <table:table-cell office:value-type="float" office:value="725.5909" calcext:value-type="float">
            <text:p>725.5909</text:p>
          </table:table-cell>
          <table:table-cell office:value-type="float" office:value="-328.582" calcext:value-type="float">
            <text:p>-328.582</text:p>
          </table:table-cell>
          <table:table-cell office:value-type="float" office:value="397.0089" calcext:value-type="float">
            <text:p>397.0089</text:p>
          </table:table-cell>
          <table:table-cell office:value-type="float" office:value="-383.6309" calcext:value-type="float">
            <text:p>-383.6309</text:p>
          </table:table-cell>
          <table:table-cell office:value-type="float" office:value="0" calcext:value-type="float">
            <text:p>0</text:p>
          </table:table-cell>
          <table:table-cell office:value-type="float" office:value="9.215554" calcext:value-type="float">
            <text:p>9.215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199.5225" calcext:value-type="float">
            <text:p>199.5225</text:p>
          </table:table-cell>
          <table:table-cell office:value-type="float" office:value="12966.08" calcext:value-type="float">
            <text:p>12966.08</text:p>
          </table:table-cell>
          <table:table-cell office:value-type="float" office:value="0" calcext:value-type="float">
            <text:p>0</text:p>
          </table:table-cell>
          <table:table-cell office:value-type="float" office:value="17.66732" calcext:value-type="float">
            <text:p>17.66732</text:p>
          </table:table-cell>
          <table:table-cell office:value-type="float" office:value="-449.7507" calcext:value-type="float">
            <text:p>-449.7507</text:p>
          </table:table-cell>
          <table:table-cell office:value-type="float" office:value="1322.673" calcext:value-type="float">
            <text:p>1322.673</text:p>
          </table:table-cell>
          <table:table-cell office:value-type="float" office:value="-69.72745" calcext:value-type="float">
            <text:p>-69.72745</text:p>
          </table:table-cell>
          <table:table-cell office:value-type="float" office:value="70.57188" calcext:value-type="float">
            <text:p>70.57188</text:p>
          </table:table-cell>
          <table:table-cell office:value-type="float" office:value="14.58804" calcext:value-type="float">
            <text:p>14.58804</text:p>
          </table:table-cell>
          <table:table-cell office:value-type="float" office:value="0.08477782" calcext:value-type="float">
            <text:p>0.08477782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0.18924" calcext:value-type="float">
            <text:p>20.18924</text:p>
          </table:table-cell>
          <table:table-cell office:value-type="float" office:value="0" calcext:value-type="float">
            <text:p>0</text:p>
          </table:table-cell>
          <table:table-cell office:value-type="float" office:value="326.7229" calcext:value-type="float">
            <text:p>326.7229</text:p>
          </table:table-cell>
          <table:table-cell office:value-type="float" office:value="1165.413" calcext:value-type="float">
            <text:p>1165.413</text:p>
          </table:table-cell>
          <table:table-cell office:value-type="float" office:value="1424.503" calcext:value-type="float">
            <text:p>1424.503</text:p>
          </table:table-cell>
          <table:table-cell office:value-type="float" office:value="1205.455" calcext:value-type="float">
            <text:p>1205.455</text:p>
          </table:table-cell>
          <table:table-cell office:value-type="float" office:value="697.5677" calcext:value-type="float">
            <text:p>697.5677</text:p>
          </table:table-cell>
          <table:table-cell office:value-type="float" office:value="1080.679" calcext:value-type="float">
            <text:p>1080.679</text:p>
          </table:table-cell>
          <table:table-cell office:value-type="float" office:value="408.5157" calcext:value-type="float">
            <text:p>408.5157</text:p>
          </table:table-cell>
          <table:table-cell office:value-type="float" office:value="1811.259" calcext:value-type="float">
            <text:p>1811.259</text:p>
          </table:table-cell>
          <table:table-cell office:value-type="float" office:value="2052.467" calcext:value-type="float">
            <text:p>2052.467</text:p>
          </table:table-cell>
          <table:table-cell office:value-type="float" office:value="1647.302" calcext:value-type="float">
            <text:p>1647.302</text:p>
          </table:table-cell>
          <table:table-cell office:value-type="float" office:value="580.5549" calcext:value-type="float">
            <text:p>580.5549</text:p>
          </table:table-cell>
          <table:table-cell office:value-type="float" office:value="572.6794" calcext:value-type="float">
            <text:p>572.6794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268937" calcext:value-type="float">
            <text:p>-0.03268937</text:p>
          </table:table-cell>
          <table:table-cell office:value-type="float" office:value="0" calcext:value-type="float">
            <text:p>0</text:p>
          </table:table-cell>
          <table:table-cell office:value-type="float" office:value="3.409199" calcext:value-type="float">
            <text:p>3.409199</text:p>
          </table:table-cell>
          <table:table-cell office:value-type="float" office:value="736.828" calcext:value-type="float">
            <text:p>736.828</text:p>
          </table:table-cell>
          <table:table-cell office:value-type="float" office:value="-335.6839" calcext:value-type="float">
            <text:p>-335.6839</text:p>
          </table:table-cell>
          <table:table-cell office:value-type="float" office:value="401.1441" calcext:value-type="float">
            <text:p>401.1441</text:p>
          </table:table-cell>
          <table:table-cell office:value-type="float" office:value="-384.9079" calcext:value-type="float">
            <text:p>-384.9079</text:p>
          </table:table-cell>
          <table:table-cell office:value-type="float" office:value="0" calcext:value-type="float">
            <text:p>0</text:p>
          </table:table-cell>
          <table:table-cell office:value-type="float" office:value="9.155112" calcext:value-type="float">
            <text:p>9.15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199.6797" calcext:value-type="float">
            <text:p>199.6797</text:p>
          </table:table-cell>
          <table:table-cell office:value-type="float" office:value="12965.61" calcext:value-type="float">
            <text:p>12965.61</text:p>
          </table:table-cell>
          <table:table-cell office:value-type="float" office:value="0" calcext:value-type="float">
            <text:p>0</text:p>
          </table:table-cell>
          <table:table-cell office:value-type="float" office:value="18.63519" calcext:value-type="float">
            <text:p>18.63519</text:p>
          </table:table-cell>
          <table:table-cell office:value-type="float" office:value="-451.8737" calcext:value-type="float">
            <text:p>-451.8737</text:p>
          </table:table-cell>
          <table:table-cell office:value-type="float" office:value="1329.105" calcext:value-type="float">
            <text:p>1329.105</text:p>
          </table:table-cell>
          <table:table-cell office:value-type="float" office:value="-70.51948" calcext:value-type="float">
            <text:p>-70.51948</text:p>
          </table:table-cell>
          <table:table-cell office:value-type="float" office:value="70.2458" calcext:value-type="float">
            <text:p>70.2458</text:p>
          </table:table-cell>
          <table:table-cell office:value-type="float" office:value="15.19636" calcext:value-type="float">
            <text:p>15.19636</text:p>
          </table:table-cell>
          <table:table-cell office:value-type="float" office:value="0.08645244" calcext:value-type="float">
            <text:p>0.08645244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3.34958" calcext:value-type="float">
            <text:p>23.34958</text:p>
          </table:table-cell>
          <table:table-cell office:value-type="float" office:value="0" calcext:value-type="float">
            <text:p>0</text:p>
          </table:table-cell>
          <table:table-cell office:value-type="float" office:value="326.8595" calcext:value-type="float">
            <text:p>326.8595</text:p>
          </table:table-cell>
          <table:table-cell office:value-type="float" office:value="1165.171" calcext:value-type="float">
            <text:p>1165.171</text:p>
          </table:table-cell>
          <table:table-cell office:value-type="float" office:value="1424.18" calcext:value-type="float">
            <text:p>1424.18</text:p>
          </table:table-cell>
          <table:table-cell office:value-type="float" office:value="1205.385" calcext:value-type="float">
            <text:p>1205.385</text:p>
          </table:table-cell>
          <table:table-cell office:value-type="float" office:value="697.5176" calcext:value-type="float">
            <text:p>697.5176</text:p>
          </table:table-cell>
          <table:table-cell office:value-type="float" office:value="1080.603" calcext:value-type="float">
            <text:p>1080.603</text:p>
          </table:table-cell>
          <table:table-cell office:value-type="float" office:value="408.4745" calcext:value-type="float">
            <text:p>408.4745</text:p>
          </table:table-cell>
          <table:table-cell office:value-type="float" office:value="1811.156" calcext:value-type="float">
            <text:p>1811.156</text:p>
          </table:table-cell>
          <table:table-cell office:value-type="float" office:value="2052.39" calcext:value-type="float">
            <text:p>2052.39</text:p>
          </table:table-cell>
          <table:table-cell office:value-type="float" office:value="1647.262" calcext:value-type="float">
            <text:p>1647.262</text:p>
          </table:table-cell>
          <table:table-cell office:value-type="float" office:value="580.542" calcext:value-type="float">
            <text:p>580.542</text:p>
          </table:table-cell>
          <table:table-cell office:value-type="float" office:value="572.6605" calcext:value-type="float">
            <text:p>572.6605</text:p>
          </table:table-cell>
          <table:table-cell office:value-type="float" office:value="142.347" calcext:value-type="float">
            <text:p>142.34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278136" calcext:value-type="float">
            <text:p>-0.03278136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748.3408" calcext:value-type="float">
            <text:p>748.3408</text:p>
          </table:table-cell>
          <table:table-cell office:value-type="float" office:value="-342.7637" calcext:value-type="float">
            <text:p>-342.7637</text:p>
          </table:table-cell>
          <table:table-cell office:value-type="float" office:value="405.5771" calcext:value-type="float">
            <text:p>405.5771</text:p>
          </table:table-cell>
          <table:table-cell office:value-type="float" office:value="-386.1189" calcext:value-type="float">
            <text:p>-386.1189</text:p>
          </table:table-cell>
          <table:table-cell office:value-type="float" office:value="0" calcext:value-type="float">
            <text:p>0</text:p>
          </table:table-cell>
          <table:table-cell office:value-type="float" office:value="9.036173" calcext:value-type="float">
            <text:p>9.036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199.3757" calcext:value-type="float">
            <text:p>199.3757</text:p>
          </table:table-cell>
          <table:table-cell office:value-type="float" office:value="12965.16" calcext:value-type="float">
            <text:p>12965.16</text:p>
          </table:table-cell>
          <table:table-cell office:value-type="float" office:value="0" calcext:value-type="float">
            <text:p>0</text:p>
          </table:table-cell>
          <table:table-cell office:value-type="float" office:value="19.09195" calcext:value-type="float">
            <text:p>19.09195</text:p>
          </table:table-cell>
          <table:table-cell office:value-type="float" office:value="-453.856" calcext:value-type="float">
            <text:p>-453.856</text:p>
          </table:table-cell>
          <table:table-cell office:value-type="float" office:value="1339.11" calcext:value-type="float">
            <text:p>1339.11</text:p>
          </table:table-cell>
          <table:table-cell office:value-type="float" office:value="-71.20965" calcext:value-type="float">
            <text:p>-71.20965</text:p>
          </table:table-cell>
          <table:table-cell office:value-type="float" office:value="69.99088" calcext:value-type="float">
            <text:p>69.99088</text:p>
          </table:table-cell>
          <table:table-cell office:value-type="float" office:value="15.19465" calcext:value-type="float">
            <text:p>15.19465</text:p>
          </table:table-cell>
          <table:table-cell office:value-type="float" office:value="0.08817495" calcext:value-type="float">
            <text:p>0.0881749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9.36369" calcext:value-type="float">
            <text:p>29.36369</text:p>
          </table:table-cell>
          <table:table-cell office:value-type="float" office:value="0" calcext:value-type="float">
            <text:p>0</text:p>
          </table:table-cell>
          <table:table-cell office:value-type="float" office:value="326.9395" calcext:value-type="float">
            <text:p>326.9395</text:p>
          </table:table-cell>
          <table:table-cell office:value-type="float" office:value="1164.98" calcext:value-type="float">
            <text:p>1164.98</text:p>
          </table:table-cell>
          <table:table-cell office:value-type="float" office:value="1423.902" calcext:value-type="float">
            <text:p>1423.902</text:p>
          </table:table-cell>
          <table:table-cell office:value-type="float" office:value="1205.361" calcext:value-type="float">
            <text:p>1205.361</text:p>
          </table:table-cell>
          <table:table-cell office:value-type="float" office:value="697.5076" calcext:value-type="float">
            <text:p>697.5076</text:p>
          </table:table-cell>
          <table:table-cell office:value-type="float" office:value="1080.543" calcext:value-type="float">
            <text:p>1080.543</text:p>
          </table:table-cell>
          <table:table-cell office:value-type="float" office:value="408.4416" calcext:value-type="float">
            <text:p>408.4416</text:p>
          </table:table-cell>
          <table:table-cell office:value-type="float" office:value="1811.054" calcext:value-type="float">
            <text:p>1811.054</text:p>
          </table:table-cell>
          <table:table-cell office:value-type="float" office:value="2052.318" calcext:value-type="float">
            <text:p>2052.318</text:p>
          </table:table-cell>
          <table:table-cell office:value-type="float" office:value="1647.225" calcext:value-type="float">
            <text:p>1647.225</text:p>
          </table:table-cell>
          <table:table-cell office:value-type="float" office:value="580.5302" calcext:value-type="float">
            <text:p>580.5302</text:p>
          </table:table-cell>
          <table:table-cell office:value-type="float" office:value="572.6417" calcext:value-type="float">
            <text:p>572.6417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285037" calcext:value-type="float">
            <text:p>-0.03285037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761.4451" calcext:value-type="float">
            <text:p>761.4451</text:p>
          </table:table-cell>
          <table:table-cell office:value-type="float" office:value="-348.5832" calcext:value-type="float">
            <text:p>-348.5832</text:p>
          </table:table-cell>
          <table:table-cell office:value-type="float" office:value="412.8618" calcext:value-type="float">
            <text:p>412.8618</text:p>
          </table:table-cell>
          <table:table-cell office:value-type="float" office:value="-387.2736" calcext:value-type="float">
            <text:p>-387.2736</text:p>
          </table:table-cell>
          <table:table-cell office:value-type="float" office:value="0" calcext:value-type="float">
            <text:p>0</text:p>
          </table:table-cell>
          <table:table-cell office:value-type="float" office:value="8.901329" calcext:value-type="float">
            <text:p>8.90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199.1927" calcext:value-type="float">
            <text:p>199.1927</text:p>
          </table:table-cell>
          <table:table-cell office:value-type="float" office:value="12964.75" calcext:value-type="float">
            <text:p>12964.75</text:p>
          </table:table-cell>
          <table:table-cell office:value-type="float" office:value="0" calcext:value-type="float">
            <text:p>0</text:p>
          </table:table-cell>
          <table:table-cell office:value-type="float" office:value="19.54603" calcext:value-type="float">
            <text:p>19.54603</text:p>
          </table:table-cell>
          <table:table-cell office:value-type="float" office:value="-455.4978" calcext:value-type="float">
            <text:p>-455.4978</text:p>
          </table:table-cell>
          <table:table-cell office:value-type="float" office:value="1344.268" calcext:value-type="float">
            <text:p>1344.268</text:p>
          </table:table-cell>
          <table:table-cell office:value-type="float" office:value="-71.72073" calcext:value-type="float">
            <text:p>-71.72073</text:p>
          </table:table-cell>
          <table:table-cell office:value-type="float" office:value="69.79488" calcext:value-type="float">
            <text:p>69.79488</text:p>
          </table:table-cell>
          <table:table-cell office:value-type="float" office:value="15.19367" calcext:value-type="float">
            <text:p>15.19367</text:p>
          </table:table-cell>
          <table:table-cell office:value-type="float" office:value="0.09001055" calcext:value-type="float">
            <text:p>0.0900105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37.17964" calcext:value-type="float">
            <text:p>37.17964</text:p>
          </table:table-cell>
          <table:table-cell office:value-type="float" office:value="0" calcext:value-type="float">
            <text:p>0</text:p>
          </table:table-cell>
          <table:table-cell office:value-type="float" office:value="327.0139" calcext:value-type="float">
            <text:p>327.0139</text:p>
          </table:table-cell>
          <table:table-cell office:value-type="float" office:value="1164.834" calcext:value-type="float">
            <text:p>1164.834</text:p>
          </table:table-cell>
          <table:table-cell office:value-type="float" office:value="1423.686" calcext:value-type="float">
            <text:p>1423.686</text:p>
          </table:table-cell>
          <table:table-cell office:value-type="float" office:value="1205.356" calcext:value-type="float">
            <text:p>1205.356</text:p>
          </table:table-cell>
          <table:table-cell office:value-type="float" office:value="697.5217" calcext:value-type="float">
            <text:p>697.5217</text:p>
          </table:table-cell>
          <table:table-cell office:value-type="float" office:value="1080.495" calcext:value-type="float">
            <text:p>1080.495</text:p>
          </table:table-cell>
          <table:table-cell office:value-type="float" office:value="408.4153" calcext:value-type="float">
            <text:p>408.4153</text:p>
          </table:table-cell>
          <table:table-cell office:value-type="float" office:value="1810.958" calcext:value-type="float">
            <text:p>1810.958</text:p>
          </table:table-cell>
          <table:table-cell office:value-type="float" office:value="2052.247" calcext:value-type="float">
            <text:p>2052.247</text:p>
          </table:table-cell>
          <table:table-cell office:value-type="float" office:value="1647.188" calcext:value-type="float">
            <text:p>1647.188</text:p>
          </table:table-cell>
          <table:table-cell office:value-type="float" office:value="580.5188" calcext:value-type="float">
            <text:p>580.5188</text:p>
          </table:table-cell>
          <table:table-cell office:value-type="float" office:value="572.624" calcext:value-type="float">
            <text:p>572.624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288572" calcext:value-type="float">
            <text:p>-0.03288572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775.439" calcext:value-type="float">
            <text:p>775.439</text:p>
          </table:table-cell>
          <table:table-cell office:value-type="float" office:value="-353.6547" calcext:value-type="float">
            <text:p>-353.6547</text:p>
          </table:table-cell>
          <table:table-cell office:value-type="float" office:value="421.7843" calcext:value-type="float">
            <text:p>421.7843</text:p>
          </table:table-cell>
          <table:table-cell office:value-type="float" office:value="-388.2599" calcext:value-type="float">
            <text:p>-388.2599</text:p>
          </table:table-cell>
          <table:table-cell office:value-type="float" office:value="0" calcext:value-type="float">
            <text:p>0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199.0613" calcext:value-type="float">
            <text:p>199.0613</text:p>
          </table:table-cell>
          <table:table-cell office:value-type="float" office:value="12964.37" calcext:value-type="float">
            <text:p>12964.37</text:p>
          </table:table-cell>
          <table:table-cell office:value-type="float" office:value="0" calcext:value-type="float">
            <text:p>0</text:p>
          </table:table-cell>
          <table:table-cell office:value-type="float" office:value="20.02686" calcext:value-type="float">
            <text:p>20.02686</text:p>
          </table:table-cell>
          <table:table-cell office:value-type="float" office:value="-457.0351" calcext:value-type="float">
            <text:p>-457.0351</text:p>
          </table:table-cell>
          <table:table-cell office:value-type="float" office:value="1349.762" calcext:value-type="float">
            <text:p>1349.762</text:p>
          </table:table-cell>
          <table:table-cell office:value-type="float" office:value="-72.18191" calcext:value-type="float">
            <text:p>-72.18191</text:p>
          </table:table-cell>
          <table:table-cell office:value-type="float" office:value="69.60341" calcext:value-type="float">
            <text:p>69.60341</text:p>
          </table:table-cell>
          <table:table-cell office:value-type="float" office:value="15.19285" calcext:value-type="float">
            <text:p>15.19285</text:p>
          </table:table-cell>
          <table:table-cell office:value-type="float" office:value="0.0918595" calcext:value-type="float">
            <text:p>0.0918595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43.82791" calcext:value-type="float">
            <text:p>43.82791</text:p>
          </table:table-cell>
          <table:table-cell office:value-type="float" office:value="0" calcext:value-type="float">
            <text:p>0</text:p>
          </table:table-cell>
          <table:table-cell office:value-type="float" office:value="327.0934" calcext:value-type="float">
            <text:p>327.0934</text:p>
          </table:table-cell>
          <table:table-cell office:value-type="float" office:value="1164.7" calcext:value-type="float">
            <text:p>1164.7</text:p>
          </table:table-cell>
          <table:table-cell office:value-type="float" office:value="1423.483" calcext:value-type="float">
            <text:p>1423.483</text:p>
          </table:table-cell>
          <table:table-cell office:value-type="float" office:value="1205.36" calcext:value-type="float">
            <text:p>1205.36</text:p>
          </table:table-cell>
          <table:table-cell office:value-type="float" office:value="697.5452" calcext:value-type="float">
            <text:p>697.5452</text:p>
          </table:table-cell>
          <table:table-cell office:value-type="float" office:value="1080.455" calcext:value-type="float">
            <text:p>1080.455</text:p>
          </table:table-cell>
          <table:table-cell office:value-type="float" office:value="408.3924" calcext:value-type="float">
            <text:p>408.3924</text:p>
          </table:table-cell>
          <table:table-cell office:value-type="float" office:value="1810.873" calcext:value-type="float">
            <text:p>1810.873</text:p>
          </table:table-cell>
          <table:table-cell office:value-type="float" office:value="2052.177" calcext:value-type="float">
            <text:p>2052.177</text:p>
          </table:table-cell>
          <table:table-cell office:value-type="float" office:value="1647.152" calcext:value-type="float">
            <text:p>1647.152</text:p>
          </table:table-cell>
          <table:table-cell office:value-type="float" office:value="580.5076" calcext:value-type="float">
            <text:p>580.5076</text:p>
          </table:table-cell>
          <table:table-cell office:value-type="float" office:value="572.6068" calcext:value-type="float">
            <text:p>572.6068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292095" calcext:value-type="float">
            <text:p>-0.03292095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788.8774" calcext:value-type="float">
            <text:p>788.8774</text:p>
          </table:table-cell>
          <table:table-cell office:value-type="float" office:value="-359.3964" calcext:value-type="float">
            <text:p>-359.3964</text:p>
          </table:table-cell>
          <table:table-cell office:value-type="float" office:value="429.481" calcext:value-type="float">
            <text:p>429.481</text:p>
          </table:table-cell>
          <table:table-cell office:value-type="float" office:value="-389.2093" calcext:value-type="float">
            <text:p>-389.2093</text:p>
          </table:table-cell>
          <table:table-cell office:value-type="float" office:value="0" calcext:value-type="float">
            <text:p>0</text:p>
          </table:table-cell>
          <table:table-cell office:value-type="float" office:value="8.631758" calcext:value-type="float">
            <text:p>8.63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98.9274" calcext:value-type="float">
            <text:p>198.9274</text:p>
          </table:table-cell>
          <table:table-cell office:value-type="float" office:value="12963.99" calcext:value-type="float">
            <text:p>12963.99</text:p>
          </table:table-cell>
          <table:table-cell office:value-type="float" office:value="0" calcext:value-type="float">
            <text:p>0</text:p>
          </table:table-cell>
          <table:table-cell office:value-type="float" office:value="20.49945" calcext:value-type="float">
            <text:p>20.49945</text:p>
          </table:table-cell>
          <table:table-cell office:value-type="float" office:value="-458.5603" calcext:value-type="float">
            <text:p>-458.5603</text:p>
          </table:table-cell>
          <table:table-cell office:value-type="float" office:value="1352.023" calcext:value-type="float">
            <text:p>1352.023</text:p>
          </table:table-cell>
          <table:table-cell office:value-type="float" office:value="-72.64291" calcext:value-type="float">
            <text:p>-72.64291</text:p>
          </table:table-cell>
          <table:table-cell office:value-type="float" office:value="69.42204" calcext:value-type="float">
            <text:p>69.42204</text:p>
          </table:table-cell>
          <table:table-cell office:value-type="float" office:value="15.19224" calcext:value-type="float">
            <text:p>15.19224</text:p>
          </table:table-cell>
          <table:table-cell office:value-type="float" office:value="0.09369054" calcext:value-type="float">
            <text:p>0.09369054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49.70419" calcext:value-type="float">
            <text:p>49.70419</text:p>
          </table:table-cell>
          <table:table-cell office:value-type="float" office:value="0" calcext:value-type="float">
            <text:p>0</text:p>
          </table:table-cell>
          <table:table-cell office:value-type="float" office:value="327.1489" calcext:value-type="float">
            <text:p>327.1489</text:p>
          </table:table-cell>
          <table:table-cell office:value-type="float" office:value="1164.569" calcext:value-type="float">
            <text:p>1164.569</text:p>
          </table:table-cell>
          <table:table-cell office:value-type="float" office:value="1423.278" calcext:value-type="float">
            <text:p>1423.278</text:p>
          </table:table-cell>
          <table:table-cell office:value-type="float" office:value="1205.374" calcext:value-type="float">
            <text:p>1205.374</text:p>
          </table:table-cell>
          <table:table-cell office:value-type="float" office:value="697.5718" calcext:value-type="float">
            <text:p>697.5718</text:p>
          </table:table-cell>
          <table:table-cell office:value-type="float" office:value="1080.416" calcext:value-type="float">
            <text:p>1080.416</text:p>
          </table:table-cell>
          <table:table-cell office:value-type="float" office:value="408.371" calcext:value-type="float">
            <text:p>408.371</text:p>
          </table:table-cell>
          <table:table-cell office:value-type="float" office:value="1810.79" calcext:value-type="float">
            <text:p>1810.79</text:p>
          </table:table-cell>
          <table:table-cell office:value-type="float" office:value="2052.108" calcext:value-type="float">
            <text:p>2052.108</text:p>
          </table:table-cell>
          <table:table-cell office:value-type="float" office:value="1647.116" calcext:value-type="float">
            <text:p>1647.116</text:p>
          </table:table-cell>
          <table:table-cell office:value-type="float" office:value="580.4964" calcext:value-type="float">
            <text:p>580.4964</text:p>
          </table:table-cell>
          <table:table-cell office:value-type="float" office:value="572.5899" calcext:value-type="float">
            <text:p>572.5899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295192" calcext:value-type="float">
            <text:p>-0.03295192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801.4348" calcext:value-type="float">
            <text:p>801.4348</text:p>
          </table:table-cell>
          <table:table-cell office:value-type="float" office:value="-365.0114" calcext:value-type="float">
            <text:p>-365.0114</text:p>
          </table:table-cell>
          <table:table-cell office:value-type="float" office:value="436.4233" calcext:value-type="float">
            <text:p>436.4233</text:p>
          </table:table-cell>
          <table:table-cell office:value-type="float" office:value="-390.1516" calcext:value-type="float">
            <text:p>-390.1516</text:p>
          </table:table-cell>
          <table:table-cell office:value-type="float" office:value="0" calcext:value-type="float">
            <text:p>0</text:p>
          </table:table-cell>
          <table:table-cell office:value-type="float" office:value="8.507936" calcext:value-type="float">
            <text:p>8.507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198.8333" calcext:value-type="float">
            <text:p>198.8333</text:p>
          </table:table-cell>
          <table:table-cell office:value-type="float" office:value="12963.61" calcext:value-type="float">
            <text:p>12963.61</text:p>
          </table:table-cell>
          <table:table-cell office:value-type="float" office:value="0" calcext:value-type="float">
            <text:p>0</text:p>
          </table:table-cell>
          <table:table-cell office:value-type="float" office:value="21.01549" calcext:value-type="float">
            <text:p>21.01549</text:p>
          </table:table-cell>
          <table:table-cell office:value-type="float" office:value="-460.0416" calcext:value-type="float">
            <text:p>-460.0416</text:p>
          </table:table-cell>
          <table:table-cell office:value-type="float" office:value="1355.825" calcext:value-type="float">
            <text:p>1355.825</text:p>
          </table:table-cell>
          <table:table-cell office:value-type="float" office:value="-73.06726" calcext:value-type="float">
            <text:p>-73.06726</text:p>
          </table:table-cell>
          <table:table-cell office:value-type="float" office:value="69.23422" calcext:value-type="float">
            <text:p>69.23422</text:p>
          </table:table-cell>
          <table:table-cell office:value-type="float" office:value="15.19171" calcext:value-type="float">
            <text:p>15.19171</text:p>
          </table:table-cell>
          <table:table-cell office:value-type="float" office:value="0.09549526" calcext:value-type="float">
            <text:p>0.09549526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69" calcext:value-type="float">
            <text:p>0.07588469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55.99876" calcext:value-type="float">
            <text:p>55.99876</text:p>
          </table:table-cell>
          <table:table-cell office:value-type="float" office:value="0" calcext:value-type="float">
            <text:p>0</text:p>
          </table:table-cell>
          <table:table-cell office:value-type="float" office:value="327.2372" calcext:value-type="float">
            <text:p>327.2372</text:p>
          </table:table-cell>
          <table:table-cell office:value-type="float" office:value="1164.434" calcext:value-type="float">
            <text:p>1164.434</text:p>
          </table:table-cell>
          <table:table-cell office:value-type="float" office:value="1423.073" calcext:value-type="float">
            <text:p>1423.073</text:p>
          </table:table-cell>
          <table:table-cell office:value-type="float" office:value="1205.392" calcext:value-type="float">
            <text:p>1205.392</text:p>
          </table:table-cell>
          <table:table-cell office:value-type="float" office:value="697.6027" calcext:value-type="float">
            <text:p>697.6027</text:p>
          </table:table-cell>
          <table:table-cell office:value-type="float" office:value="1080.381" calcext:value-type="float">
            <text:p>1080.381</text:p>
          </table:table-cell>
          <table:table-cell office:value-type="float" office:value="408.3514" calcext:value-type="float">
            <text:p>408.3514</text:p>
          </table:table-cell>
          <table:table-cell office:value-type="float" office:value="1810.708" calcext:value-type="float">
            <text:p>1810.708</text:p>
          </table:table-cell>
          <table:table-cell office:value-type="float" office:value="2052.04" calcext:value-type="float">
            <text:p>2052.04</text:p>
          </table:table-cell>
          <table:table-cell office:value-type="float" office:value="1647.08" calcext:value-type="float">
            <text:p>1647.08</text:p>
          </table:table-cell>
          <table:table-cell office:value-type="float" office:value="580.4852" calcext:value-type="float">
            <text:p>580.4852</text:p>
          </table:table-cell>
          <table:table-cell office:value-type="float" office:value="572.5731" calcext:value-type="float">
            <text:p>572.5731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298757" calcext:value-type="float">
            <text:p>-0.03298757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814.5797" calcext:value-type="float">
            <text:p>814.5797</text:p>
          </table:table-cell>
          <table:table-cell office:value-type="float" office:value="-370.835" calcext:value-type="float">
            <text:p>-370.835</text:p>
          </table:table-cell>
          <table:table-cell office:value-type="float" office:value="443.7446" calcext:value-type="float">
            <text:p>443.7446</text:p>
          </table:table-cell>
          <table:table-cell office:value-type="float" office:value="-391.0934" calcext:value-type="float">
            <text:p>-391.0934</text:p>
          </table:table-cell>
          <table:table-cell office:value-type="float" office:value="0" calcext:value-type="float">
            <text:p>0</text:p>
          </table:table-cell>
          <table:table-cell office:value-type="float" office:value="8.389812" calcext:value-type="float">
            <text:p>8.389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198.7128" calcext:value-type="float">
            <text:p>198.7128</text:p>
          </table:table-cell>
          <table:table-cell office:value-type="float" office:value="12963.25" calcext:value-type="float">
            <text:p>12963.25</text:p>
          </table:table-cell>
          <table:table-cell office:value-type="float" office:value="0" calcext:value-type="float">
            <text:p>0</text:p>
          </table:table-cell>
          <table:table-cell office:value-type="float" office:value="21.44851" calcext:value-type="float">
            <text:p>21.44851</text:p>
          </table:table-cell>
          <table:table-cell office:value-type="float" office:value="-461.3372" calcext:value-type="float">
            <text:p>-461.3372</text:p>
          </table:table-cell>
          <table:table-cell office:value-type="float" office:value="1361.7" calcext:value-type="float">
            <text:p>1361.7</text:p>
          </table:table-cell>
          <table:table-cell office:value-type="float" office:value="-73.46007" calcext:value-type="float">
            <text:p>-73.46007</text:p>
          </table:table-cell>
          <table:table-cell office:value-type="float" office:value="69.08206" calcext:value-type="float">
            <text:p>69.08206</text:p>
          </table:table-cell>
          <table:table-cell office:value-type="float" office:value="15.1914" calcext:value-type="float">
            <text:p>15.1914</text:p>
          </table:table-cell>
          <table:table-cell office:value-type="float" office:value="0.09723771" calcext:value-type="float">
            <text:p>0.09723771</text:p>
          </table:table-cell>
          <table:table-cell office:value-type="float" office:value="1.661532" calcext:value-type="float">
            <text:p>1.661532</text:p>
          </table:table-cell>
          <table:table-cell office:value-type="float" office:value="0.07588471" calcext:value-type="float">
            <text:p>0.07588471</text:p>
          </table:table-cell>
          <table:table-cell office:value-type="float" office:value="0.005286607" calcext:value-type="float">
            <text:p>0.00528660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63.14732" calcext:value-type="float">
            <text:p>63.14732</text:p>
          </table:table-cell>
          <table:table-cell office:value-type="float" office:value="0" calcext:value-type="float">
            <text:p>0</text:p>
          </table:table-cell>
          <table:table-cell office:value-type="float" office:value="327.2866" calcext:value-type="float">
            <text:p>327.2866</text:p>
          </table:table-cell>
          <table:table-cell office:value-type="float" office:value="1164.31" calcext:value-type="float">
            <text:p>1164.31</text:p>
          </table:table-cell>
          <table:table-cell office:value-type="float" office:value="1422.887" calcext:value-type="float">
            <text:p>1422.887</text:p>
          </table:table-cell>
          <table:table-cell office:value-type="float" office:value="1205.407" calcext:value-type="float">
            <text:p>1205.407</text:p>
          </table:table-cell>
          <table:table-cell office:value-type="float" office:value="697.6322" calcext:value-type="float">
            <text:p>697.6322</text:p>
          </table:table-cell>
          <table:table-cell office:value-type="float" office:value="1080.348" calcext:value-type="float">
            <text:p>1080.348</text:p>
          </table:table-cell>
          <table:table-cell office:value-type="float" office:value="408.333" calcext:value-type="float">
            <text:p>408.333</text:p>
          </table:table-cell>
          <table:table-cell office:value-type="float" office:value="1810.626" calcext:value-type="float">
            <text:p>1810.626</text:p>
          </table:table-cell>
          <table:table-cell office:value-type="float" office:value="2051.971" calcext:value-type="float">
            <text:p>2051.971</text:p>
          </table:table-cell>
          <table:table-cell office:value-type="float" office:value="1647.044" calcext:value-type="float">
            <text:p>1647.044</text:p>
          </table:table-cell>
          <table:table-cell office:value-type="float" office:value="580.4741" calcext:value-type="float">
            <text:p>580.4741</text:p>
          </table:table-cell>
          <table:table-cell office:value-type="float" office:value="572.5563" calcext:value-type="float">
            <text:p>572.5563</text:p>
          </table:table-cell>
          <table:table-cell office:value-type="float" office:value="142.3469" calcext:value-type="float">
            <text:p>142.3469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300587" calcext:value-type="float">
            <text:p>-0.03300587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827.5493" calcext:value-type="float">
            <text:p>827.5493</text:p>
          </table:table-cell>
          <table:table-cell office:value-type="float" office:value="-375.7452" calcext:value-type="float">
            <text:p>-375.7452</text:p>
          </table:table-cell>
          <table:table-cell office:value-type="float" office:value="451.8041" calcext:value-type="float">
            <text:p>451.8041</text:p>
          </table:table-cell>
          <table:table-cell office:value-type="float" office:value="-391.9621" calcext:value-type="float">
            <text:p>-391.9621</text:p>
          </table:table-cell>
          <table:table-cell office:value-type="float" office:value="0" calcext:value-type="float">
            <text:p>0</text:p>
          </table:table-cell>
          <table:table-cell office:value-type="float" office:value="8.350191" calcext:value-type="float">
            <text:p>8.35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198.2811" calcext:value-type="float">
            <text:p>198.2811</text:p>
          </table:table-cell>
          <table:table-cell office:value-type="float" office:value="12962.9" calcext:value-type="float">
            <text:p>12962.9</text:p>
          </table:table-cell>
          <table:table-cell office:value-type="float" office:value="0" calcext:value-type="float">
            <text:p>0</text:p>
          </table:table-cell>
          <table:table-cell office:value-type="float" office:value="21.81363" calcext:value-type="float">
            <text:p>21.81363</text:p>
          </table:table-cell>
          <table:table-cell office:value-type="float" office:value="-462.3314" calcext:value-type="float">
            <text:p>-462.3314</text:p>
          </table:table-cell>
          <table:table-cell office:value-type="float" office:value="1359.103" calcext:value-type="float">
            <text:p>1359.103</text:p>
          </table:table-cell>
          <table:table-cell office:value-type="float" office:value="-73.7943" calcext:value-type="float">
            <text:p>-73.7943</text:p>
          </table:table-cell>
          <table:table-cell office:value-type="float" office:value="69.18149" calcext:value-type="float">
            <text:p>69.18149</text:p>
          </table:table-cell>
          <table:table-cell office:value-type="float" office:value="15.17033" calcext:value-type="float">
            <text:p>15.17033</text:p>
          </table:table-cell>
          <table:table-cell office:value-type="float" office:value="0.09756548" calcext:value-type="float">
            <text:p>0.09756548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76.95386" calcext:value-type="float">
            <text:p>76.95386</text:p>
          </table:table-cell>
          <table:table-cell office:value-type="float" office:value="0" calcext:value-type="float">
            <text:p>0</text:p>
          </table:table-cell>
          <table:table-cell office:value-type="float" office:value="327.2848" calcext:value-type="float">
            <text:p>327.2848</text:p>
          </table:table-cell>
          <table:table-cell office:value-type="float" office:value="1164.078" calcext:value-type="float">
            <text:p>1164.078</text:p>
          </table:table-cell>
          <table:table-cell office:value-type="float" office:value="1422.628" calcext:value-type="float">
            <text:p>1422.628</text:p>
          </table:table-cell>
          <table:table-cell office:value-type="float" office:value="1205.405" calcext:value-type="float">
            <text:p>1205.405</text:p>
          </table:table-cell>
          <table:table-cell office:value-type="float" office:value="697.6418" calcext:value-type="float">
            <text:p>697.6418</text:p>
          </table:table-cell>
          <table:table-cell office:value-type="float" office:value="1080.313" calcext:value-type="float">
            <text:p>1080.313</text:p>
          </table:table-cell>
          <table:table-cell office:value-type="float" office:value="408.3155" calcext:value-type="float">
            <text:p>408.3155</text:p>
          </table:table-cell>
          <table:table-cell office:value-type="float" office:value="1810.544" calcext:value-type="float">
            <text:p>1810.544</text:p>
          </table:table-cell>
          <table:table-cell office:value-type="float" office:value="2051.9" calcext:value-type="float">
            <text:p>2051.9</text:p>
          </table:table-cell>
          <table:table-cell office:value-type="float" office:value="1647.005" calcext:value-type="float">
            <text:p>1647.005</text:p>
          </table:table-cell>
          <table:table-cell office:value-type="float" office:value="580.4615" calcext:value-type="float">
            <text:p>580.4615</text:p>
          </table:table-cell>
          <table:table-cell office:value-type="float" office:value="572.538" calcext:value-type="float">
            <text:p>572.538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303919" calcext:value-type="float">
            <text:p>-0.03303919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846.7219" calcext:value-type="float">
            <text:p>846.7219</text:p>
          </table:table-cell>
          <table:table-cell office:value-type="float" office:value="-380.4099" calcext:value-type="float">
            <text:p>-380.4099</text:p>
          </table:table-cell>
          <table:table-cell office:value-type="float" office:value="466.312" calcext:value-type="float">
            <text:p>466.312</text:p>
          </table:table-cell>
          <table:table-cell office:value-type="float" office:value="-393.024" calcext:value-type="float">
            <text:p>-393.024</text:p>
          </table:table-cell>
          <table:table-cell office:value-type="float" office:value="0" calcext:value-type="float">
            <text:p>0</text:p>
          </table:table-cell>
          <table:table-cell office:value-type="float" office:value="8.749322" calcext:value-type="float">
            <text:p>8.74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197.7345" calcext:value-type="float">
            <text:p>197.7345</text:p>
          </table:table-cell>
          <table:table-cell office:value-type="float" office:value="12962.6" calcext:value-type="float">
            <text:p>12962.6</text:p>
          </table:table-cell>
          <table:table-cell office:value-type="float" office:value="0" calcext:value-type="float">
            <text:p>0</text:p>
          </table:table-cell>
          <table:table-cell office:value-type="float" office:value="22.17709" calcext:value-type="float">
            <text:p>22.17709</text:p>
          </table:table-cell>
          <table:table-cell office:value-type="float" office:value="-464.0331" calcext:value-type="float">
            <text:p>-464.0331</text:p>
          </table:table-cell>
          <table:table-cell office:value-type="float" office:value="1365.699" calcext:value-type="float">
            <text:p>1365.699</text:p>
          </table:table-cell>
          <table:table-cell office:value-type="float" office:value="-74.11554" calcext:value-type="float">
            <text:p>-74.11554</text:p>
          </table:table-cell>
          <table:table-cell office:value-type="float" office:value="69.36381" calcext:value-type="float">
            <text:p>69.36381</text:p>
          </table:table-cell>
          <table:table-cell office:value-type="float" office:value="15.13569" calcext:value-type="float">
            <text:p>15.13569</text:p>
          </table:table-cell>
          <table:table-cell office:value-type="float" office:value="0.09811291" calcext:value-type="float">
            <text:p>0.09811291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98.3826" calcext:value-type="float">
            <text:p>98.3826</text:p>
          </table:table-cell>
          <table:table-cell office:value-type="float" office:value="0" calcext:value-type="float">
            <text:p>0</text:p>
          </table:table-cell>
          <table:table-cell office:value-type="float" office:value="327.2854" calcext:value-type="float">
            <text:p>327.2854</text:p>
          </table:table-cell>
          <table:table-cell office:value-type="float" office:value="1163.82" calcext:value-type="float">
            <text:p>1163.82</text:p>
          </table:table-cell>
          <table:table-cell office:value-type="float" office:value="1422.307" calcext:value-type="float">
            <text:p>1422.307</text:p>
          </table:table-cell>
          <table:table-cell office:value-type="float" office:value="1205.4" calcext:value-type="float">
            <text:p>1205.4</text:p>
          </table:table-cell>
          <table:table-cell office:value-type="float" office:value="697.6652" calcext:value-type="float">
            <text:p>697.6652</text:p>
          </table:table-cell>
          <table:table-cell office:value-type="float" office:value="1080.285" calcext:value-type="float">
            <text:p>1080.285</text:p>
          </table:table-cell>
          <table:table-cell office:value-type="float" office:value="408.295" calcext:value-type="float">
            <text:p>408.295</text:p>
          </table:table-cell>
          <table:table-cell office:value-type="float" office:value="1810.472" calcext:value-type="float">
            <text:p>1810.472</text:p>
          </table:table-cell>
          <table:table-cell office:value-type="float" office:value="2051.832" calcext:value-type="float">
            <text:p>2051.832</text:p>
          </table:table-cell>
          <table:table-cell office:value-type="float" office:value="1646.969" calcext:value-type="float">
            <text:p>1646.969</text:p>
          </table:table-cell>
          <table:table-cell office:value-type="float" office:value="580.4504" calcext:value-type="float">
            <text:p>580.4504</text:p>
          </table:table-cell>
          <table:table-cell office:value-type="float" office:value="572.5212" calcext:value-type="float">
            <text:p>572.5212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308555" calcext:value-type="float">
            <text:p>-0.03308555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875.6365" calcext:value-type="float">
            <text:p>875.6365</text:p>
          </table:table-cell>
          <table:table-cell office:value-type="float" office:value="-386.5131" calcext:value-type="float">
            <text:p>-386.5131</text:p>
          </table:table-cell>
          <table:table-cell office:value-type="float" office:value="489.1234" calcext:value-type="float">
            <text:p>489.1234</text:p>
          </table:table-cell>
          <table:table-cell office:value-type="float" office:value="-394.1821" calcext:value-type="float">
            <text:p>-394.1821</text:p>
          </table:table-cell>
          <table:table-cell office:value-type="float" office:value="0" calcext:value-type="float">
            <text:p>0</text:p>
          </table:table-cell>
          <table:table-cell office:value-type="float" office:value="8.521095" calcext:value-type="float">
            <text:p>8.52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197.1754" calcext:value-type="float">
            <text:p>197.1754</text:p>
          </table:table-cell>
          <table:table-cell office:value-type="float" office:value="12962.32" calcext:value-type="float">
            <text:p>12962.32</text:p>
          </table:table-cell>
          <table:table-cell office:value-type="float" office:value="0" calcext:value-type="float">
            <text:p>0</text:p>
          </table:table-cell>
          <table:table-cell office:value-type="float" office:value="22.54712" calcext:value-type="float">
            <text:p>22.54712</text:p>
          </table:table-cell>
          <table:table-cell office:value-type="float" office:value="-465.7271" calcext:value-type="float">
            <text:p>-465.7271</text:p>
          </table:table-cell>
          <table:table-cell office:value-type="float" office:value="1370.686" calcext:value-type="float">
            <text:p>1370.686</text:p>
          </table:table-cell>
          <table:table-cell office:value-type="float" office:value="-74.43371" calcext:value-type="float">
            <text:p>-74.43371</text:p>
          </table:table-cell>
          <table:table-cell office:value-type="float" office:value="69.53525" calcext:value-type="float">
            <text:p>69.53525</text:p>
          </table:table-cell>
          <table:table-cell office:value-type="float" office:value="15.09457" calcext:value-type="float">
            <text:p>15.09457</text:p>
          </table:table-cell>
          <table:table-cell office:value-type="float" office:value="0.09888443" calcext:value-type="float">
            <text:p>0.09888443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17.4536" calcext:value-type="float">
            <text:p>117.4536</text:p>
          </table:table-cell>
          <table:table-cell office:value-type="float" office:value="0" calcext:value-type="float">
            <text:p>0</text:p>
          </table:table-cell>
          <table:table-cell office:value-type="float" office:value="327.2799" calcext:value-type="float">
            <text:p>327.2799</text:p>
          </table:table-cell>
          <table:table-cell office:value-type="float" office:value="1163.567" calcext:value-type="float">
            <text:p>1163.567</text:p>
          </table:table-cell>
          <table:table-cell office:value-type="float" office:value="1421.996" calcext:value-type="float">
            <text:p>1421.996</text:p>
          </table:table-cell>
          <table:table-cell office:value-type="float" office:value="1205.397" calcext:value-type="float">
            <text:p>1205.397</text:p>
          </table:table-cell>
          <table:table-cell office:value-type="float" office:value="697.6873" calcext:value-type="float">
            <text:p>697.6873</text:p>
          </table:table-cell>
          <table:table-cell office:value-type="float" office:value="1080.258" calcext:value-type="float">
            <text:p>1080.258</text:p>
          </table:table-cell>
          <table:table-cell office:value-type="float" office:value="408.2765" calcext:value-type="float">
            <text:p>408.2765</text:p>
          </table:table-cell>
          <table:table-cell office:value-type="float" office:value="1810.407" calcext:value-type="float">
            <text:p>1810.407</text:p>
          </table:table-cell>
          <table:table-cell office:value-type="float" office:value="2051.765" calcext:value-type="float">
            <text:p>2051.765</text:p>
          </table:table-cell>
          <table:table-cell office:value-type="float" office:value="1646.933" calcext:value-type="float">
            <text:p>1646.933</text:p>
          </table:table-cell>
          <table:table-cell office:value-type="float" office:value="580.4391" calcext:value-type="float">
            <text:p>580.4391</text:p>
          </table:table-cell>
          <table:table-cell office:value-type="float" office:value="572.5044" calcext:value-type="float">
            <text:p>572.5044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310763" calcext:value-type="float">
            <text:p>-0.03310763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903.2474" calcext:value-type="float">
            <text:p>903.2474</text:p>
          </table:table-cell>
          <table:table-cell office:value-type="float" office:value="-393.6751" calcext:value-type="float">
            <text:p>-393.6751</text:p>
          </table:table-cell>
          <table:table-cell office:value-type="float" office:value="509.5723" calcext:value-type="float">
            <text:p>509.5723</text:p>
          </table:table-cell>
          <table:table-cell office:value-type="float" office:value="-395.3371" calcext:value-type="float">
            <text:p>-395.3371</text:p>
          </table:table-cell>
          <table:table-cell office:value-type="float" office:value="0" calcext:value-type="float">
            <text:p>0</text:p>
          </table:table-cell>
          <table:table-cell office:value-type="float" office:value="8.297674" calcext:value-type="float">
            <text:p>8.29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196.7162" calcext:value-type="float">
            <text:p>196.7162</text:p>
          </table:table-cell>
          <table:table-cell office:value-type="float" office:value="12962.03" calcext:value-type="float">
            <text:p>12962.03</text:p>
          </table:table-cell>
          <table:table-cell office:value-type="float" office:value="0" calcext:value-type="float">
            <text:p>0</text:p>
          </table:table-cell>
          <table:table-cell office:value-type="float" office:value="22.94013" calcext:value-type="float">
            <text:p>22.94013</text:p>
          </table:table-cell>
          <table:table-cell office:value-type="float" office:value="-467.327" calcext:value-type="float">
            <text:p>-467.327</text:p>
          </table:table-cell>
          <table:table-cell office:value-type="float" office:value="1377.1" calcext:value-type="float">
            <text:p>1377.1</text:p>
          </table:table-cell>
          <table:table-cell office:value-type="float" office:value="-74.76457" calcext:value-type="float">
            <text:p>-74.76457</text:p>
          </table:table-cell>
          <table:table-cell office:value-type="float" office:value="69.57234" calcext:value-type="float">
            <text:p>69.57234</text:p>
          </table:table-cell>
          <table:table-cell office:value-type="float" office:value="15.08229" calcext:value-type="float">
            <text:p>15.08229</text:p>
          </table:table-cell>
          <table:table-cell office:value-type="float" office:value="0.099847" calcext:value-type="float">
            <text:p>0.099847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36.6334" calcext:value-type="float">
            <text:p>136.6334</text:p>
          </table:table-cell>
          <table:table-cell office:value-type="float" office:value="0" calcext:value-type="float">
            <text:p>0</text:p>
          </table:table-cell>
          <table:table-cell office:value-type="float" office:value="327.3352" calcext:value-type="float">
            <text:p>327.3352</text:p>
          </table:table-cell>
          <table:table-cell office:value-type="float" office:value="1163.313" calcext:value-type="float">
            <text:p>1163.313</text:p>
          </table:table-cell>
          <table:table-cell office:value-type="float" office:value="1421.671" calcext:value-type="float">
            <text:p>1421.671</text:p>
          </table:table-cell>
          <table:table-cell office:value-type="float" office:value="1205.393" calcext:value-type="float">
            <text:p>1205.393</text:p>
          </table:table-cell>
          <table:table-cell office:value-type="float" office:value="697.7126" calcext:value-type="float">
            <text:p>697.7126</text:p>
          </table:table-cell>
          <table:table-cell office:value-type="float" office:value="1080.229" calcext:value-type="float">
            <text:p>1080.229</text:p>
          </table:table-cell>
          <table:table-cell office:value-type="float" office:value="408.2583" calcext:value-type="float">
            <text:p>408.2583</text:p>
          </table:table-cell>
          <table:table-cell office:value-type="float" office:value="1810.343" calcext:value-type="float">
            <text:p>1810.343</text:p>
          </table:table-cell>
          <table:table-cell office:value-type="float" office:value="2051.705" calcext:value-type="float">
            <text:p>2051.705</text:p>
          </table:table-cell>
          <table:table-cell office:value-type="float" office:value="1646.897" calcext:value-type="float">
            <text:p>1646.897</text:p>
          </table:table-cell>
          <table:table-cell office:value-type="float" office:value="580.4279" calcext:value-type="float">
            <text:p>580.4279</text:p>
          </table:table-cell>
          <table:table-cell office:value-type="float" office:value="572.4875" calcext:value-type="float">
            <text:p>572.4875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12685" calcext:value-type="float">
            <text:p>-0.03312685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929.9441" calcext:value-type="float">
            <text:p>929.9441</text:p>
          </table:table-cell>
          <table:table-cell office:value-type="float" office:value="-399.9205" calcext:value-type="float">
            <text:p>-399.9205</text:p>
          </table:table-cell>
          <table:table-cell office:value-type="float" office:value="530.0236" calcext:value-type="float">
            <text:p>530.0236</text:p>
          </table:table-cell>
          <table:table-cell office:value-type="float" office:value="-396.4322" calcext:value-type="float">
            <text:p>-396.4322</text:p>
          </table:table-cell>
          <table:table-cell office:value-type="float" office:value="0" calcext:value-type="float">
            <text:p>0</text:p>
          </table:table-cell>
          <table:table-cell office:value-type="float" office:value="8.122116" calcext:value-type="float">
            <text:p>8.12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196.3624" calcext:value-type="float">
            <text:p>196.3624</text:p>
          </table:table-cell>
          <table:table-cell office:value-type="float" office:value="12961.73" calcext:value-type="float">
            <text:p>12961.73</text:p>
          </table:table-cell>
          <table:table-cell office:value-type="float" office:value="0" calcext:value-type="float">
            <text:p>0</text:p>
          </table:table-cell>
          <table:table-cell office:value-type="float" office:value="23.3484" calcext:value-type="float">
            <text:p>23.3484</text:p>
          </table:table-cell>
          <table:table-cell office:value-type="float" office:value="-468.8196" calcext:value-type="float">
            <text:p>-468.8196</text:p>
          </table:table-cell>
          <table:table-cell office:value-type="float" office:value="1383.4" calcext:value-type="float">
            <text:p>1383.4</text:p>
          </table:table-cell>
          <table:table-cell office:value-type="float" office:value="-75.09569" calcext:value-type="float">
            <text:p>-75.09569</text:p>
          </table:table-cell>
          <table:table-cell office:value-type="float" office:value="69.50943" calcext:value-type="float">
            <text:p>69.50943</text:p>
          </table:table-cell>
          <table:table-cell office:value-type="float" office:value="15.07707" calcext:value-type="float">
            <text:p>15.07707</text:p>
          </table:table-cell>
          <table:table-cell office:value-type="float" office:value="0.100941" calcext:value-type="float">
            <text:p>0.100941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54.5854" calcext:value-type="float">
            <text:p>154.5854</text:p>
          </table:table-cell>
          <table:table-cell office:value-type="float" office:value="0" calcext:value-type="float">
            <text:p>0</text:p>
          </table:table-cell>
          <table:table-cell office:value-type="float" office:value="327.4221" calcext:value-type="float">
            <text:p>327.4221</text:p>
          </table:table-cell>
          <table:table-cell office:value-type="float" office:value="1163.085" calcext:value-type="float">
            <text:p>1163.085</text:p>
          </table:table-cell>
          <table:table-cell office:value-type="float" office:value="1421.369" calcext:value-type="float">
            <text:p>1421.369</text:p>
          </table:table-cell>
          <table:table-cell office:value-type="float" office:value="1205.387" calcext:value-type="float">
            <text:p>1205.387</text:p>
          </table:table-cell>
          <table:table-cell office:value-type="float" office:value="697.7388" calcext:value-type="float">
            <text:p>697.7388</text:p>
          </table:table-cell>
          <table:table-cell office:value-type="float" office:value="1080.201" calcext:value-type="float">
            <text:p>1080.201</text:p>
          </table:table-cell>
          <table:table-cell office:value-type="float" office:value="408.2401" calcext:value-type="float">
            <text:p>408.2401</text:p>
          </table:table-cell>
          <table:table-cell office:value-type="float" office:value="1810.279" calcext:value-type="float">
            <text:p>1810.279</text:p>
          </table:table-cell>
          <table:table-cell office:value-type="float" office:value="2051.651" calcext:value-type="float">
            <text:p>2051.651</text:p>
          </table:table-cell>
          <table:table-cell office:value-type="float" office:value="1646.862" calcext:value-type="float">
            <text:p>1646.862</text:p>
          </table:table-cell>
          <table:table-cell office:value-type="float" office:value="580.4167" calcext:value-type="float">
            <text:p>580.4167</text:p>
          </table:table-cell>
          <table:table-cell office:value-type="float" office:value="572.4707" calcext:value-type="float">
            <text:p>572.4707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14796" calcext:value-type="float">
            <text:p>-0.03314796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955.7426" calcext:value-type="float">
            <text:p>955.7426</text:p>
          </table:table-cell>
          <table:table-cell office:value-type="float" office:value="-406.6098" calcext:value-type="float">
            <text:p>-406.6098</text:p>
          </table:table-cell>
          <table:table-cell office:value-type="float" office:value="549.1328" calcext:value-type="float">
            <text:p>549.1328</text:p>
          </table:table-cell>
          <table:table-cell office:value-type="float" office:value="-397.4541" calcext:value-type="float">
            <text:p>-397.4541</text:p>
          </table:table-cell>
          <table:table-cell office:value-type="float" office:value="0" calcext:value-type="float">
            <text:p>0</text:p>
          </table:table-cell>
          <table:table-cell office:value-type="float" office:value="7.982907" calcext:value-type="float">
            <text:p>7.98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196.0678" calcext:value-type="float">
            <text:p>196.0678</text:p>
          </table:table-cell>
          <table:table-cell office:value-type="float" office:value="12961.41" calcext:value-type="float">
            <text:p>12961.41</text:p>
          </table:table-cell>
          <table:table-cell office:value-type="float" office:value="0" calcext:value-type="float">
            <text:p>0</text:p>
          </table:table-cell>
          <table:table-cell office:value-type="float" office:value="23.79469" calcext:value-type="float">
            <text:p>23.79469</text:p>
          </table:table-cell>
          <table:table-cell office:value-type="float" office:value="-470.3225" calcext:value-type="float">
            <text:p>-470.3225</text:p>
          </table:table-cell>
          <table:table-cell office:value-type="float" office:value="1384.927" calcext:value-type="float">
            <text:p>1384.927</text:p>
          </table:table-cell>
          <table:table-cell office:value-type="float" office:value="-75.45255" calcext:value-type="float">
            <text:p>-75.45255</text:p>
          </table:table-cell>
          <table:table-cell office:value-type="float" office:value="69.39054" calcext:value-type="float">
            <text:p>69.39054</text:p>
          </table:table-cell>
          <table:table-cell office:value-type="float" office:value="15.07221" calcext:value-type="float">
            <text:p>15.07221</text:p>
          </table:table-cell>
          <table:table-cell office:value-type="float" office:value="0.1021981" calcext:value-type="float">
            <text:p>0.1021981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70.5036" calcext:value-type="float">
            <text:p>170.5036</text:p>
          </table:table-cell>
          <table:table-cell office:value-type="float" office:value="0" calcext:value-type="float">
            <text:p>0</text:p>
          </table:table-cell>
          <table:table-cell office:value-type="float" office:value="327.5156" calcext:value-type="float">
            <text:p>327.5156</text:p>
          </table:table-cell>
          <table:table-cell office:value-type="float" office:value="1162.877" calcext:value-type="float">
            <text:p>1162.877</text:p>
          </table:table-cell>
          <table:table-cell office:value-type="float" office:value="1421.073" calcext:value-type="float">
            <text:p>1421.073</text:p>
          </table:table-cell>
          <table:table-cell office:value-type="float" office:value="1205.383" calcext:value-type="float">
            <text:p>1205.383</text:p>
          </table:table-cell>
          <table:table-cell office:value-type="float" office:value="697.7692" calcext:value-type="float">
            <text:p>697.7692</text:p>
          </table:table-cell>
          <table:table-cell office:value-type="float" office:value="1080.172" calcext:value-type="float">
            <text:p>1080.172</text:p>
          </table:table-cell>
          <table:table-cell office:value-type="float" office:value="408.2203" calcext:value-type="float">
            <text:p>408.2203</text:p>
          </table:table-cell>
          <table:table-cell office:value-type="float" office:value="1810.214" calcext:value-type="float">
            <text:p>1810.214</text:p>
          </table:table-cell>
          <table:table-cell office:value-type="float" office:value="2051.596" calcext:value-type="float">
            <text:p>2051.596</text:p>
          </table:table-cell>
          <table:table-cell office:value-type="float" office:value="1646.827" calcext:value-type="float">
            <text:p>1646.827</text:p>
          </table:table-cell>
          <table:table-cell office:value-type="float" office:value="580.4056" calcext:value-type="float">
            <text:p>580.4056</text:p>
          </table:table-cell>
          <table:table-cell office:value-type="float" office:value="572.4539" calcext:value-type="float">
            <text:p>572.4539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1756" calcext:value-type="float">
            <text:p>-0.0331756</text:p>
          </table:table-cell>
          <table:table-cell office:value-type="float" office:value="0" calcext:value-type="float">
            <text:p>0</text:p>
          </table:table-cell>
          <table:table-cell office:value-type="float" office:value="3.385585" calcext:value-type="float">
            <text:p>3.385585</text:p>
          </table:table-cell>
          <table:table-cell office:value-type="float" office:value="979.9854" calcext:value-type="float">
            <text:p>979.9854</text:p>
          </table:table-cell>
          <table:table-cell office:value-type="float" office:value="-413.7976" calcext:value-type="float">
            <text:p>-413.7976</text:p>
          </table:table-cell>
          <table:table-cell office:value-type="float" office:value="566.1879" calcext:value-type="float">
            <text:p>566.1879</text:p>
          </table:table-cell>
          <table:table-cell office:value-type="float" office:value="-398.4785" calcext:value-type="float">
            <text:p>-398.4785</text:p>
          </table:table-cell>
          <table:table-cell office:value-type="float" office:value="0" calcext:value-type="float">
            <text:p>0</text:p>
          </table:table-cell>
          <table:table-cell office:value-type="float" office:value="7.861886" calcext:value-type="float">
            <text:p>7.86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195.8769" calcext:value-type="float">
            <text:p>195.8769</text:p>
          </table:table-cell>
          <table:table-cell office:value-type="float" office:value="12961.04" calcext:value-type="float">
            <text:p>12961.04</text:p>
          </table:table-cell>
          <table:table-cell office:value-type="float" office:value="0" calcext:value-type="float">
            <text:p>0</text:p>
          </table:table-cell>
          <table:table-cell office:value-type="float" office:value="24.37875" calcext:value-type="float">
            <text:p>24.37875</text:p>
          </table:table-cell>
          <table:table-cell office:value-type="float" office:value="-471.9138" calcext:value-type="float">
            <text:p>-471.9138</text:p>
          </table:table-cell>
          <table:table-cell office:value-type="float" office:value="1389.474" calcext:value-type="float">
            <text:p>1389.474</text:p>
          </table:table-cell>
          <table:table-cell office:value-type="float" office:value="-75.85023" calcext:value-type="float">
            <text:p>-75.85023</text:p>
          </table:table-cell>
          <table:table-cell office:value-type="float" office:value="69.18005" calcext:value-type="float">
            <text:p>69.18005</text:p>
          </table:table-cell>
          <table:table-cell office:value-type="float" office:value="15.10716" calcext:value-type="float">
            <text:p>15.10716</text:p>
          </table:table-cell>
          <table:table-cell office:value-type="float" office:value="0.103614" calcext:value-type="float">
            <text:p>0.103614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78.9411" calcext:value-type="float">
            <text:p>178.9411</text:p>
          </table:table-cell>
          <table:table-cell office:value-type="float" office:value="0" calcext:value-type="float">
            <text:p>0</text:p>
          </table:table-cell>
          <table:table-cell office:value-type="float" office:value="327.6371" calcext:value-type="float">
            <text:p>327.6371</text:p>
          </table:table-cell>
          <table:table-cell office:value-type="float" office:value="1162.669" calcext:value-type="float">
            <text:p>1162.669</text:p>
          </table:table-cell>
          <table:table-cell office:value-type="float" office:value="1420.77" calcext:value-type="float">
            <text:p>1420.77</text:p>
          </table:table-cell>
          <table:table-cell office:value-type="float" office:value="1205.384" calcext:value-type="float">
            <text:p>1205.384</text:p>
          </table:table-cell>
          <table:table-cell office:value-type="float" office:value="697.8033" calcext:value-type="float">
            <text:p>697.8033</text:p>
          </table:table-cell>
          <table:table-cell office:value-type="float" office:value="1080.138" calcext:value-type="float">
            <text:p>1080.138</text:p>
          </table:table-cell>
          <table:table-cell office:value-type="float" office:value="408.1987" calcext:value-type="float">
            <text:p>408.1987</text:p>
          </table:table-cell>
          <table:table-cell office:value-type="float" office:value="1810.15" calcext:value-type="float">
            <text:p>1810.15</text:p>
          </table:table-cell>
          <table:table-cell office:value-type="float" office:value="2051.542" calcext:value-type="float">
            <text:p>2051.542</text:p>
          </table:table-cell>
          <table:table-cell office:value-type="float" office:value="1646.792" calcext:value-type="float">
            <text:p>1646.792</text:p>
          </table:table-cell>
          <table:table-cell office:value-type="float" office:value="580.3945" calcext:value-type="float">
            <text:p>580.3945</text:p>
          </table:table-cell>
          <table:table-cell office:value-type="float" office:value="572.437" calcext:value-type="float">
            <text:p>572.437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23132" calcext:value-type="float">
            <text:p>-0.03323132</text:p>
          </table:table-cell>
          <table:table-cell office:value-type="float" office:value="0" calcext:value-type="float">
            <text:p>0</text:p>
          </table:table-cell>
          <table:table-cell office:value-type="float" office:value="3.383987" calcext:value-type="float">
            <text:p>3.383987</text:p>
          </table:table-cell>
          <table:table-cell office:value-type="float" office:value="998.1072" calcext:value-type="float">
            <text:p>998.1072</text:p>
          </table:table-cell>
          <table:table-cell office:value-type="float" office:value="-422.3342" calcext:value-type="float">
            <text:p>-422.3342</text:p>
          </table:table-cell>
          <table:table-cell office:value-type="float" office:value="575.7729" calcext:value-type="float">
            <text:p>575.7729</text:p>
          </table:table-cell>
          <table:table-cell office:value-type="float" office:value="-399.5704" calcext:value-type="float">
            <text:p>-399.5704</text:p>
          </table:table-cell>
          <table:table-cell office:value-type="float" office:value="0" calcext:value-type="float">
            <text:p>0</text:p>
          </table:table-cell>
          <table:table-cell office:value-type="float" office:value="7.762048" calcext:value-type="float">
            <text:p>7.76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95.8447" calcext:value-type="float">
            <text:p>195.8447</text:p>
          </table:table-cell>
          <table:table-cell office:value-type="float" office:value="12960.64" calcext:value-type="float">
            <text:p>12960.64</text:p>
          </table:table-cell>
          <table:table-cell office:value-type="float" office:value="0" calcext:value-type="float">
            <text:p>0</text:p>
          </table:table-cell>
          <table:table-cell office:value-type="float" office:value="25.10888" calcext:value-type="float">
            <text:p>25.10888</text:p>
          </table:table-cell>
          <table:table-cell office:value-type="float" office:value="-473.557" calcext:value-type="float">
            <text:p>-473.557</text:p>
          </table:table-cell>
          <table:table-cell office:value-type="float" office:value="1397.829" calcext:value-type="float">
            <text:p>1397.829</text:p>
          </table:table-cell>
          <table:table-cell office:value-type="float" office:value="-76.29032" calcext:value-type="float">
            <text:p>-76.29032</text:p>
          </table:table-cell>
          <table:table-cell office:value-type="float" office:value="68.92954" calcext:value-type="float">
            <text:p>68.92954</text:p>
          </table:table-cell>
          <table:table-cell office:value-type="float" office:value="15.25949" calcext:value-type="float">
            <text:p>15.25949</text:p>
          </table:table-cell>
          <table:table-cell office:value-type="float" office:value="0.1051337" calcext:value-type="float">
            <text:p>0.1051337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84.8419" calcext:value-type="float">
            <text:p>184.8419</text:p>
          </table:table-cell>
          <table:table-cell office:value-type="float" office:value="0" calcext:value-type="float">
            <text:p>0</text:p>
          </table:table-cell>
          <table:table-cell office:value-type="float" office:value="327.7566" calcext:value-type="float">
            <text:p>327.7566</text:p>
          </table:table-cell>
          <table:table-cell office:value-type="float" office:value="1162.471" calcext:value-type="float">
            <text:p>1162.471</text:p>
          </table:table-cell>
          <table:table-cell office:value-type="float" office:value="1420.476" calcext:value-type="float">
            <text:p>1420.476</text:p>
          </table:table-cell>
          <table:table-cell office:value-type="float" office:value="1205.388" calcext:value-type="float">
            <text:p>1205.388</text:p>
          </table:table-cell>
          <table:table-cell office:value-type="float" office:value="697.8411" calcext:value-type="float">
            <text:p>697.8411</text:p>
          </table:table-cell>
          <table:table-cell office:value-type="float" office:value="1080.099" calcext:value-type="float">
            <text:p>1080.099</text:p>
          </table:table-cell>
          <table:table-cell office:value-type="float" office:value="408.1762" calcext:value-type="float">
            <text:p>408.1762</text:p>
          </table:table-cell>
          <table:table-cell office:value-type="float" office:value="1810.077" calcext:value-type="float">
            <text:p>1810.077</text:p>
          </table:table-cell>
          <table:table-cell office:value-type="float" office:value="2051.488" calcext:value-type="float">
            <text:p>2051.488</text:p>
          </table:table-cell>
          <table:table-cell office:value-type="float" office:value="1646.757" calcext:value-type="float">
            <text:p>1646.757</text:p>
          </table:table-cell>
          <table:table-cell office:value-type="float" office:value="580.3833" calcext:value-type="float">
            <text:p>580.3833</text:p>
          </table:table-cell>
          <table:table-cell office:value-type="float" office:value="572.4202" calcext:value-type="float">
            <text:p>572.4202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2923" calcext:value-type="float">
            <text:p>-0.0332923</text:p>
          </table:table-cell>
          <table:table-cell office:value-type="float" office:value="0" calcext:value-type="float">
            <text:p>0</text:p>
          </table:table-cell>
          <table:table-cell office:value-type="float" office:value="3.378306" calcext:value-type="float">
            <text:p>3.378306</text:p>
          </table:table-cell>
          <table:table-cell office:value-type="float" office:value="1012.933" calcext:value-type="float">
            <text:p>1012.933</text:p>
          </table:table-cell>
          <table:table-cell office:value-type="float" office:value="-430.078" calcext:value-type="float">
            <text:p>-430.078</text:p>
          </table:table-cell>
          <table:table-cell office:value-type="float" office:value="582.8555" calcext:value-type="float">
            <text:p>582.8555</text:p>
          </table:table-cell>
          <table:table-cell office:value-type="float" office:value="-400.6773" calcext:value-type="float">
            <text:p>-400.6773</text:p>
          </table:table-cell>
          <table:table-cell office:value-type="float" office:value="0" calcext:value-type="float">
            <text:p>0</text:p>
          </table:table-cell>
          <table:table-cell office:value-type="float" office:value="7.666903" calcext:value-type="float">
            <text:p>7.66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195.6983" calcext:value-type="float">
            <text:p>195.6983</text:p>
          </table:table-cell>
          <table:table-cell office:value-type="float" office:value="12960.25" calcext:value-type="float">
            <text:p>12960.25</text:p>
          </table:table-cell>
          <table:table-cell office:value-type="float" office:value="0" calcext:value-type="float">
            <text:p>0</text:p>
          </table:table-cell>
          <table:table-cell office:value-type="float" office:value="25.65941" calcext:value-type="float">
            <text:p>25.65941</text:p>
          </table:table-cell>
          <table:table-cell office:value-type="float" office:value="-475.1045" calcext:value-type="float">
            <text:p>-475.1045</text:p>
          </table:table-cell>
          <table:table-cell office:value-type="float" office:value="1402.789" calcext:value-type="float">
            <text:p>1402.789</text:p>
          </table:table-cell>
          <table:table-cell office:value-type="float" office:value="-76.70448" calcext:value-type="float">
            <text:p>-76.70448</text:p>
          </table:table-cell>
          <table:table-cell office:value-type="float" office:value="68.68495" calcext:value-type="float">
            <text:p>68.68495</text:p>
          </table:table-cell>
          <table:table-cell office:value-type="float" office:value="15.27679" calcext:value-type="float">
            <text:p>15.27679</text:p>
          </table:table-cell>
          <table:table-cell office:value-type="float" office:value="0.1068034" calcext:value-type="float">
            <text:p>0.1068034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0.0759432" calcext:value-type="float">
            <text:p>0.0759432</text:p>
          </table:table-cell>
          <table:table-cell office:value-type="float" office:value="0.005452377" calcext:value-type="float">
            <text:p>0.005452377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192.3029" calcext:value-type="float">
            <text:p>192.3029</text:p>
          </table:table-cell>
          <table:table-cell office:value-type="float" office:value="0" calcext:value-type="float">
            <text:p>0</text:p>
          </table:table-cell>
          <table:table-cell office:value-type="float" office:value="327.8613" calcext:value-type="float">
            <text:p>327.8613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1420.213" calcext:value-type="float">
            <text:p>1420.213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697.8782" calcext:value-type="float">
            <text:p>697.8782</text:p>
          </table:table-cell>
          <table:table-cell office:value-type="float" office:value="1080.059" calcext:value-type="float">
            <text:p>1080.059</text:p>
          </table:table-cell>
          <table:table-cell office:value-type="float" office:value="408.1536" calcext:value-type="float">
            <text:p>408.1536</text:p>
          </table:table-cell>
          <table:table-cell office:value-type="float" office:value="1809.999" calcext:value-type="float">
            <text:p>1809.999</text:p>
          </table:table-cell>
          <table:table-cell office:value-type="float" office:value="2051.431" calcext:value-type="float">
            <text:p>2051.431</text:p>
          </table:table-cell>
          <table:table-cell office:value-type="float" office:value="1646.721" calcext:value-type="float">
            <text:p>1646.721</text:p>
          </table:table-cell>
          <table:table-cell office:value-type="float" office:value="580.3722" calcext:value-type="float">
            <text:p>580.3722</text:p>
          </table:table-cell>
          <table:table-cell office:value-type="float" office:value="572.4034" calcext:value-type="float">
            <text:p>572.4034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334025" calcext:value-type="float">
            <text:p>-0.03334025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028.55" calcext:value-type="float">
            <text:p>1028.55</text:p>
          </table:table-cell>
          <table:table-cell office:value-type="float" office:value="-437.1077" calcext:value-type="float">
            <text:p>-437.1077</text:p>
          </table:table-cell>
          <table:table-cell office:value-type="float" office:value="591.442" calcext:value-type="float">
            <text:p>591.442</text:p>
          </table:table-cell>
          <table:table-cell office:value-type="float" office:value="-401.7136" calcext:value-type="float">
            <text:p>-401.7136</text:p>
          </table:table-cell>
          <table:table-cell office:value-type="float" office:value="0" calcext:value-type="float">
            <text:p>0</text:p>
          </table:table-cell>
          <table:table-cell office:value-type="float" office:value="7.570333" calcext:value-type="float">
            <text:p>7.57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95.2843" calcext:value-type="float">
            <text:p>195.2843</text:p>
          </table:table-cell>
          <table:table-cell office:value-type="float" office:value="12959.92" calcext:value-type="float">
            <text:p>12959.92</text:p>
          </table:table-cell>
          <table:table-cell office:value-type="float" office:value="0" calcext:value-type="float">
            <text:p>0</text:p>
          </table:table-cell>
          <table:table-cell office:value-type="float" office:value="26.08502" calcext:value-type="float">
            <text:p>26.08502</text:p>
          </table:table-cell>
          <table:table-cell office:value-type="float" office:value="-475.9563" calcext:value-type="float">
            <text:p>-475.9563</text:p>
          </table:table-cell>
          <table:table-cell office:value-type="float" office:value="1401.081" calcext:value-type="float">
            <text:p>1401.081</text:p>
          </table:table-cell>
          <table:table-cell office:value-type="float" office:value="-77.05349" calcext:value-type="float">
            <text:p>-77.05349</text:p>
          </table:table-cell>
          <table:table-cell office:value-type="float" office:value="68.68115" calcext:value-type="float">
            <text:p>68.68115</text:p>
          </table:table-cell>
          <table:table-cell office:value-type="float" office:value="15.23205" calcext:value-type="float">
            <text:p>15.23205</text:p>
          </table:table-cell>
          <table:table-cell office:value-type="float" office:value="0.1071905" calcext:value-type="float">
            <text:p>0.1071905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07.8105" calcext:value-type="float">
            <text:p>207.8105</text:p>
          </table:table-cell>
          <table:table-cell office:value-type="float" office:value="0" calcext:value-type="float">
            <text:p>0</text:p>
          </table:table-cell>
          <table:table-cell office:value-type="float" office:value="327.8478" calcext:value-type="float">
            <text:p>327.8478</text:p>
          </table:table-cell>
          <table:table-cell office:value-type="float" office:value="1162.073" calcext:value-type="float">
            <text:p>1162.073</text:p>
          </table:table-cell>
          <table:table-cell office:value-type="float" office:value="1420" calcext:value-type="float">
            <text:p>1420</text:p>
          </table:table-cell>
          <table:table-cell office:value-type="float" office:value="1205.383" calcext:value-type="float">
            <text:p>1205.383</text:p>
          </table:table-cell>
          <table:table-cell office:value-type="float" office:value="697.9061" calcext:value-type="float">
            <text:p>697.9061</text:p>
          </table:table-cell>
          <table:table-cell office:value-type="float" office:value="1080.024" calcext:value-type="float">
            <text:p>1080.024</text:p>
          </table:table-cell>
          <table:table-cell office:value-type="float" office:value="408.1289" calcext:value-type="float">
            <text:p>408.1289</text:p>
          </table:table-cell>
          <table:table-cell office:value-type="float" office:value="1809.92" calcext:value-type="float">
            <text:p>1809.92</text:p>
          </table:table-cell>
          <table:table-cell office:value-type="float" office:value="2051.364" calcext:value-type="float">
            <text:p>2051.364</text:p>
          </table:table-cell>
          <table:table-cell office:value-type="float" office:value="1646.687" calcext:value-type="float">
            <text:p>1646.687</text:p>
          </table:table-cell>
          <table:table-cell office:value-type="float" office:value="580.3612" calcext:value-type="float">
            <text:p>580.3612</text:p>
          </table:table-cell>
          <table:table-cell office:value-type="float" office:value="572.3867" calcext:value-type="float">
            <text:p>572.3867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342019" calcext:value-type="float">
            <text:p>-0.03342019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050.408" calcext:value-type="float">
            <text:p>1050.408</text:p>
          </table:table-cell>
          <table:table-cell office:value-type="float" office:value="-442.9428" calcext:value-type="float">
            <text:p>-442.9428</text:p>
          </table:table-cell>
          <table:table-cell office:value-type="float" office:value="607.4657" calcext:value-type="float">
            <text:p>607.4657</text:p>
          </table:table-cell>
          <table:table-cell office:value-type="float" office:value="-402.8055" calcext:value-type="float">
            <text:p>-402.8055</text:p>
          </table:table-cell>
          <table:table-cell office:value-type="float" office:value="0" calcext:value-type="float">
            <text:p>0</text:p>
          </table:table-cell>
          <table:table-cell office:value-type="float" office:value="8.160693" calcext:value-type="float">
            <text:p>8.16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94.7754" calcext:value-type="float">
            <text:p>194.7754</text:p>
          </table:table-cell>
          <table:table-cell office:value-type="float" office:value="12959.61" calcext:value-type="float">
            <text:p>12959.61</text:p>
          </table:table-cell>
          <table:table-cell office:value-type="float" office:value="0" calcext:value-type="float">
            <text:p>0</text:p>
          </table:table-cell>
          <table:table-cell office:value-type="float" office:value="26.49841" calcext:value-type="float">
            <text:p>26.49841</text:p>
          </table:table-cell>
          <table:table-cell office:value-type="float" office:value="-477.6653" calcext:value-type="float">
            <text:p>-477.6653</text:p>
          </table:table-cell>
          <table:table-cell office:value-type="float" office:value="1407.083" calcext:value-type="float">
            <text:p>1407.083</text:p>
          </table:table-cell>
          <table:table-cell office:value-type="float" office:value="-77.38632" calcext:value-type="float">
            <text:p>-77.38632</text:p>
          </table:table-cell>
          <table:table-cell office:value-type="float" office:value="68.81506" calcext:value-type="float">
            <text:p>68.81506</text:p>
          </table:table-cell>
          <table:table-cell office:value-type="float" office:value="15.18261" calcext:value-type="float">
            <text:p>15.18261</text:p>
          </table:table-cell>
          <table:table-cell office:value-type="float" office:value="0.1077126" calcext:value-type="float">
            <text:p>0.1077126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23.5492" calcext:value-type="float">
            <text:p>223.5492</text:p>
          </table:table-cell>
          <table:table-cell office:value-type="float" office:value="0" calcext:value-type="float">
            <text:p>0</text:p>
          </table:table-cell>
          <table:table-cell office:value-type="float" office:value="327.8147" calcext:value-type="float">
            <text:p>327.8147</text:p>
          </table:table-cell>
          <table:table-cell office:value-type="float" office:value="1161.769" calcext:value-type="float">
            <text:p>1161.769</text:p>
          </table:table-cell>
          <table:table-cell office:value-type="float" office:value="1419.794" calcext:value-type="float">
            <text:p>1419.794</text:p>
          </table:table-cell>
          <table:table-cell office:value-type="float" office:value="1205.375" calcext:value-type="float">
            <text:p>1205.375</text:p>
          </table:table-cell>
          <table:table-cell office:value-type="float" office:value="697.9301" calcext:value-type="float">
            <text:p>697.9301</text:p>
          </table:table-cell>
          <table:table-cell office:value-type="float" office:value="1079.994" calcext:value-type="float">
            <text:p>1079.994</text:p>
          </table:table-cell>
          <table:table-cell office:value-type="float" office:value="408.1046" calcext:value-type="float">
            <text:p>408.1046</text:p>
          </table:table-cell>
          <table:table-cell office:value-type="float" office:value="1809.853" calcext:value-type="float">
            <text:p>1809.853</text:p>
          </table:table-cell>
          <table:table-cell office:value-type="float" office:value="2051.299" calcext:value-type="float">
            <text:p>2051.299</text:p>
          </table:table-cell>
          <table:table-cell office:value-type="float" office:value="1646.652" calcext:value-type="float">
            <text:p>1646.652</text:p>
          </table:table-cell>
          <table:table-cell office:value-type="float" office:value="580.3502" calcext:value-type="float">
            <text:p>580.3502</text:p>
          </table:table-cell>
          <table:table-cell office:value-type="float" office:value="572.3701" calcext:value-type="float">
            <text:p>572.3701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356665" calcext:value-type="float">
            <text:p>-0.03356665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074.043" calcext:value-type="float">
            <text:p>1074.043</text:p>
          </table:table-cell>
          <table:table-cell office:value-type="float" office:value="-449.4597" calcext:value-type="float">
            <text:p>-449.4597</text:p>
          </table:table-cell>
          <table:table-cell office:value-type="float" office:value="624.5838" calcext:value-type="float">
            <text:p>624.5838</text:p>
          </table:table-cell>
          <table:table-cell office:value-type="float" office:value="-403.9831" calcext:value-type="float">
            <text:p>-403.9831</text:p>
          </table:table-cell>
          <table:table-cell office:value-type="float" office:value="0" calcext:value-type="float">
            <text:p>0</text:p>
          </table:table-cell>
          <table:table-cell office:value-type="float" office:value="7.963828" calcext:value-type="float">
            <text:p>7.963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194.2786" calcext:value-type="float">
            <text:p>194.2786</text:p>
          </table:table-cell>
          <table:table-cell office:value-type="float" office:value="12959.32" calcext:value-type="float">
            <text:p>12959.32</text:p>
          </table:table-cell>
          <table:table-cell office:value-type="float" office:value="0" calcext:value-type="float">
            <text:p>0</text:p>
          </table:table-cell>
          <table:table-cell office:value-type="float" office:value="26.91745" calcext:value-type="float">
            <text:p>26.91745</text:p>
          </table:table-cell>
          <table:table-cell office:value-type="float" office:value="-479.4868" calcext:value-type="float">
            <text:p>-479.4868</text:p>
          </table:table-cell>
          <table:table-cell office:value-type="float" office:value="1413.477" calcext:value-type="float">
            <text:p>1413.477</text:p>
          </table:table-cell>
          <table:table-cell office:value-type="float" office:value="-77.72478" calcext:value-type="float">
            <text:p>-77.72478</text:p>
          </table:table-cell>
          <table:table-cell office:value-type="float" office:value="68.93763" calcext:value-type="float">
            <text:p>68.93763</text:p>
          </table:table-cell>
          <table:table-cell office:value-type="float" office:value="15.12789" calcext:value-type="float">
            <text:p>15.12789</text:p>
          </table:table-cell>
          <table:table-cell office:value-type="float" office:value="0.1086109" calcext:value-type="float">
            <text:p>0.1086109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38.7712" calcext:value-type="float">
            <text:p>238.7712</text:p>
          </table:table-cell>
          <table:table-cell office:value-type="float" office:value="0" calcext:value-type="float">
            <text:p>0</text:p>
          </table:table-cell>
          <table:table-cell office:value-type="float" office:value="327.7735" calcext:value-type="float">
            <text:p>327.7735</text:p>
          </table:table-cell>
          <table:table-cell office:value-type="float" office:value="1161.491" calcext:value-type="float">
            <text:p>1161.491</text:p>
          </table:table-cell>
          <table:table-cell office:value-type="float" office:value="1419.59" calcext:value-type="float">
            <text:p>1419.59</text:p>
          </table:table-cell>
          <table:table-cell office:value-type="float" office:value="1205.37" calcext:value-type="float">
            <text:p>1205.37</text:p>
          </table:table-cell>
          <table:table-cell office:value-type="float" office:value="697.9564" calcext:value-type="float">
            <text:p>697.9564</text:p>
          </table:table-cell>
          <table:table-cell office:value-type="float" office:value="1079.965" calcext:value-type="float">
            <text:p>1079.965</text:p>
          </table:table-cell>
          <table:table-cell office:value-type="float" office:value="408.0811" calcext:value-type="float">
            <text:p>408.0811</text:p>
          </table:table-cell>
          <table:table-cell office:value-type="float" office:value="1809.793" calcext:value-type="float">
            <text:p>1809.793</text:p>
          </table:table-cell>
          <table:table-cell office:value-type="float" office:value="2051.24" calcext:value-type="float">
            <text:p>2051.24</text:p>
          </table:table-cell>
          <table:table-cell office:value-type="float" office:value="1646.618" calcext:value-type="float">
            <text:p>1646.618</text:p>
          </table:table-cell>
          <table:table-cell office:value-type="float" office:value="580.3394" calcext:value-type="float">
            <text:p>580.3394</text:p>
          </table:table-cell>
          <table:table-cell office:value-type="float" office:value="572.3536" calcext:value-type="float">
            <text:p>572.3536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360921" calcext:value-type="float">
            <text:p>-0.03360921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098.28" calcext:value-type="float">
            <text:p>1098.28</text:p>
          </table:table-cell>
          <table:table-cell office:value-type="float" office:value="-456.9888" calcext:value-type="float">
            <text:p>-456.9888</text:p>
          </table:table-cell>
          <table:table-cell office:value-type="float" office:value="641.291" calcext:value-type="float">
            <text:p>641.291</text:p>
          </table:table-cell>
          <table:table-cell office:value-type="float" office:value="-405.1405" calcext:value-type="float">
            <text:p>-405.1405</text:p>
          </table:table-cell>
          <table:table-cell office:value-type="float" office:value="0" calcext:value-type="float">
            <text:p>0</text:p>
          </table:table-cell>
          <table:table-cell office:value-type="float" office:value="7.636972" calcext:value-type="float">
            <text:p>7.636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193.9001" calcext:value-type="float">
            <text:p>193.9001</text:p>
          </table:table-cell>
          <table:table-cell office:value-type="float" office:value="12959.02" calcext:value-type="float">
            <text:p>12959.02</text:p>
          </table:table-cell>
          <table:table-cell office:value-type="float" office:value="0" calcext:value-type="float">
            <text:p>0</text:p>
          </table:table-cell>
          <table:table-cell office:value-type="float" office:value="27.34859" calcext:value-type="float">
            <text:p>27.34859</text:p>
          </table:table-cell>
          <table:table-cell office:value-type="float" office:value="-481.0673" calcext:value-type="float">
            <text:p>-481.0673</text:p>
          </table:table-cell>
          <table:table-cell office:value-type="float" office:value="1417.785" calcext:value-type="float">
            <text:p>1417.785</text:p>
          </table:table-cell>
          <table:table-cell office:value-type="float" office:value="-78.0732" calcext:value-type="float">
            <text:p>-78.0732</text:p>
          </table:table-cell>
          <table:table-cell office:value-type="float" office:value="68.9334" calcext:value-type="float">
            <text:p>68.9334</text:p>
          </table:table-cell>
          <table:table-cell office:value-type="float" office:value="15.09822" calcext:value-type="float">
            <text:p>15.09822</text:p>
          </table:table-cell>
          <table:table-cell office:value-type="float" office:value="0.1098217" calcext:value-type="float">
            <text:p>0.1098217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52.382" calcext:value-type="float">
            <text:p>252.382</text:p>
          </table:table-cell>
          <table:table-cell office:value-type="float" office:value="0" calcext:value-type="float">
            <text:p>0</text:p>
          </table:table-cell>
          <table:table-cell office:value-type="float" office:value="327.7745" calcext:value-type="float">
            <text:p>327.7745</text:p>
          </table:table-cell>
          <table:table-cell office:value-type="float" office:value="1161.242" calcext:value-type="float">
            <text:p>1161.242</text:p>
          </table:table-cell>
          <table:table-cell office:value-type="float" office:value="1419.391" calcext:value-type="float">
            <text:p>1419.391</text:p>
          </table:table-cell>
          <table:table-cell office:value-type="float" office:value="1205.366" calcext:value-type="float">
            <text:p>1205.366</text:p>
          </table:table-cell>
          <table:table-cell office:value-type="float" office:value="697.9858" calcext:value-type="float">
            <text:p>697.9858</text:p>
          </table:table-cell>
          <table:table-cell office:value-type="float" office:value="1079.938" calcext:value-type="float">
            <text:p>1079.938</text:p>
          </table:table-cell>
          <table:table-cell office:value-type="float" office:value="408.0586" calcext:value-type="float">
            <text:p>408.0586</text:p>
          </table:table-cell>
          <table:table-cell office:value-type="float" office:value="1809.734" calcext:value-type="float">
            <text:p>1809.734</text:p>
          </table:table-cell>
          <table:table-cell office:value-type="float" office:value="2051.188" calcext:value-type="float">
            <text:p>2051.188</text:p>
          </table:table-cell>
          <table:table-cell office:value-type="float" office:value="1646.584" calcext:value-type="float">
            <text:p>1646.584</text:p>
          </table:table-cell>
          <table:table-cell office:value-type="float" office:value="580.3285" calcext:value-type="float">
            <text:p>580.3285</text:p>
          </table:table-cell>
          <table:table-cell office:value-type="float" office:value="572.3372" calcext:value-type="float">
            <text:p>572.3372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363133" calcext:value-type="float">
            <text:p>-0.03363133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120.978" calcext:value-type="float">
            <text:p>1120.978</text:p>
          </table:table-cell>
          <table:table-cell office:value-type="float" office:value="-464.8399" calcext:value-type="float">
            <text:p>-464.8399</text:p>
          </table:table-cell>
          <table:table-cell office:value-type="float" office:value="656.1379" calcext:value-type="float">
            <text:p>656.1379</text:p>
          </table:table-cell>
          <table:table-cell office:value-type="float" office:value="-406.1991" calcext:value-type="float">
            <text:p>-406.1991</text:p>
          </table:table-cell>
          <table:table-cell office:value-type="float" office:value="0" calcext:value-type="float">
            <text:p>0</text:p>
          </table:table-cell>
          <table:table-cell office:value-type="float" office:value="7.464167" calcext:value-type="float">
            <text:p>7.46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193.6841" calcext:value-type="float">
            <text:p>193.6841</text:p>
          </table:table-cell>
          <table:table-cell office:value-type="float" office:value="12958.7" calcext:value-type="float">
            <text:p>12958.7</text:p>
          </table:table-cell>
          <table:table-cell office:value-type="float" office:value="0" calcext:value-type="float">
            <text:p>0</text:p>
          </table:table-cell>
          <table:table-cell office:value-type="float" office:value="27.82183" calcext:value-type="float">
            <text:p>27.82183</text:p>
          </table:table-cell>
          <table:table-cell office:value-type="float" office:value="-482.5078" calcext:value-type="float">
            <text:p>-482.5078</text:p>
          </table:table-cell>
          <table:table-cell office:value-type="float" office:value="1423.181" calcext:value-type="float">
            <text:p>1423.181</text:p>
          </table:table-cell>
          <table:table-cell office:value-type="float" office:value="-78.43711" calcext:value-type="float">
            <text:p>-78.43711</text:p>
          </table:table-cell>
          <table:table-cell office:value-type="float" office:value="68.68884" calcext:value-type="float">
            <text:p>68.68884</text:p>
          </table:table-cell>
          <table:table-cell office:value-type="float" office:value="15.0876" calcext:value-type="float">
            <text:p>15.0876</text:p>
          </table:table-cell>
          <table:table-cell office:value-type="float" office:value="0.1112378" calcext:value-type="float">
            <text:p>0.1112378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63.629" calcext:value-type="float">
            <text:p>263.629</text:p>
          </table:table-cell>
          <table:table-cell office:value-type="float" office:value="0" calcext:value-type="float">
            <text:p>0</text:p>
          </table:table-cell>
          <table:table-cell office:value-type="float" office:value="327.8515" calcext:value-type="float">
            <text:p>327.8515</text:p>
          </table:table-cell>
          <table:table-cell office:value-type="float" office:value="1161.034" calcext:value-type="float">
            <text:p>1161.034</text:p>
          </table:table-cell>
          <table:table-cell office:value-type="float" office:value="1419.186" calcext:value-type="float">
            <text:p>1419.186</text:p>
          </table:table-cell>
          <table:table-cell office:value-type="float" office:value="1205.366" calcext:value-type="float">
            <text:p>1205.366</text:p>
          </table:table-cell>
          <table:table-cell office:value-type="float" office:value="698.0189" calcext:value-type="float">
            <text:p>698.0189</text:p>
          </table:table-cell>
          <table:table-cell office:value-type="float" office:value="1079.91" calcext:value-type="float">
            <text:p>1079.91</text:p>
          </table:table-cell>
          <table:table-cell office:value-type="float" office:value="408.0367" calcext:value-type="float">
            <text:p>408.0367</text:p>
          </table:table-cell>
          <table:table-cell office:value-type="float" office:value="1809.675" calcext:value-type="float">
            <text:p>1809.675</text:p>
          </table:table-cell>
          <table:table-cell office:value-type="float" office:value="2051.135" calcext:value-type="float">
            <text:p>2051.135</text:p>
          </table:table-cell>
          <table:table-cell office:value-type="float" office:value="1646.55" calcext:value-type="float">
            <text:p>1646.55</text:p>
          </table:table-cell>
          <table:table-cell office:value-type="float" office:value="580.3178" calcext:value-type="float">
            <text:p>580.3178</text:p>
          </table:table-cell>
          <table:table-cell office:value-type="float" office:value="572.3209" calcext:value-type="float">
            <text:p>572.3209</text:p>
          </table:table-cell>
          <table:table-cell office:value-type="float" office:value="142.3464" calcext:value-type="float">
            <text:p>142.3464</text:p>
          </table:table-cell>
          <table:table-cell office:value-type="float" office:value="35.54766" calcext:value-type="float">
            <text:p>35.54766</text:p>
          </table:table-cell>
          <table:table-cell office:value-type="float" office:value="0" calcext:value-type="float">
            <text:p>0</text:p>
          </table:table-cell>
          <table:table-cell office:value-type="float" office:value="-0.03365806" calcext:value-type="float">
            <text:p>-0.03365806</text:p>
          </table:table-cell>
          <table:table-cell office:value-type="float" office:value="0" calcext:value-type="float">
            <text:p>0</text:p>
          </table:table-cell>
          <table:table-cell office:value-type="float" office:value="3.377516" calcext:value-type="float">
            <text:p>3.377516</text:p>
          </table:table-cell>
          <table:table-cell office:value-type="float" office:value="1141.448" calcext:value-type="float">
            <text:p>1141.448</text:p>
          </table:table-cell>
          <table:table-cell office:value-type="float" office:value="-472.9998" calcext:value-type="float">
            <text:p>-472.9998</text:p>
          </table:table-cell>
          <table:table-cell office:value-type="float" office:value="668.4478" calcext:value-type="float">
            <text:p>668.4478</text:p>
          </table:table-cell>
          <table:table-cell office:value-type="float" office:value="-407.1598" calcext:value-type="float">
            <text:p>-407.1598</text:p>
          </table:table-cell>
          <table:table-cell office:value-type="float" office:value="0" calcext:value-type="float">
            <text:p>0</text:p>
          </table:table-cell>
          <table:table-cell office:value-type="float" office:value="7.348796" calcext:value-type="float">
            <text:p>7.348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194.4062" calcext:value-type="float">
            <text:p>194.4062</text:p>
          </table:table-cell>
          <table:table-cell office:value-type="float" office:value="12958.35" calcext:value-type="float">
            <text:p>12958.35</text:p>
          </table:table-cell>
          <table:table-cell office:value-type="float" office:value="0" calcext:value-type="float">
            <text:p>0</text:p>
          </table:table-cell>
          <table:table-cell office:value-type="float" office:value="29.27402" calcext:value-type="float">
            <text:p>29.27402</text:p>
          </table:table-cell>
          <table:table-cell office:value-type="float" office:value="-484.0481" calcext:value-type="float">
            <text:p>-484.0481</text:p>
          </table:table-cell>
          <table:table-cell office:value-type="float" office:value="1426.863" calcext:value-type="float">
            <text:p>1426.863</text:p>
          </table:table-cell>
          <table:table-cell office:value-type="float" office:value="-78.85487" calcext:value-type="float">
            <text:p>-78.85487</text:p>
          </table:table-cell>
          <table:table-cell office:value-type="float" office:value="68.36806" calcext:value-type="float">
            <text:p>68.36806</text:p>
          </table:table-cell>
          <table:table-cell office:value-type="float" office:value="15.97069" calcext:value-type="float">
            <text:p>15.97069</text:p>
          </table:table-cell>
          <table:table-cell office:value-type="float" office:value="0.1127886" calcext:value-type="float">
            <text:p>0.1127886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9596" calcext:value-type="float">
            <text:p>0.3519596</text:p>
          </table:table-cell>
          <table:table-cell office:value-type="float" office:value="370" calcext:value-type="float">
            <text:p>370</text:p>
          </table:table-cell>
          <table:table-cell office:value-type="float" office:value="269.7507" calcext:value-type="float">
            <text:p>269.7507</text:p>
          </table:table-cell>
          <table:table-cell office:value-type="float" office:value="0" calcext:value-type="float">
            <text:p>0</text:p>
          </table:table-cell>
          <table:table-cell office:value-type="float" office:value="327.9485" calcext:value-type="float">
            <text:p>327.9485</text:p>
          </table:table-cell>
          <table:table-cell office:value-type="float" office:value="1160.834" calcext:value-type="float">
            <text:p>1160.834</text:p>
          </table:table-cell>
          <table:table-cell office:value-type="float" office:value="1418.95" calcext:value-type="float">
            <text:p>1418.95</text:p>
          </table:table-cell>
          <table:table-cell office:value-type="float" office:value="1205.377" calcext:value-type="float">
            <text:p>1205.377</text:p>
          </table:table-cell>
          <table:table-cell office:value-type="float" office:value="698.058" calcext:value-type="float">
            <text:p>698.058</text:p>
          </table:table-cell>
          <table:table-cell office:value-type="float" office:value="1079.879" calcext:value-type="float">
            <text:p>1079.879</text:p>
          </table:table-cell>
          <table:table-cell office:value-type="float" office:value="408.0147" calcext:value-type="float">
            <text:p>408.0147</text:p>
          </table:table-cell>
          <table:table-cell office:value-type="float" office:value="1809.617" calcext:value-type="float">
            <text:p>1809.617</text:p>
          </table:table-cell>
          <table:table-cell office:value-type="float" office:value="2051.083" calcext:value-type="float">
            <text:p>2051.083</text:p>
          </table:table-cell>
          <table:table-cell office:value-type="float" office:value="1646.516" calcext:value-type="float">
            <text:p>1646.516</text:p>
          </table:table-cell>
          <table:table-cell office:value-type="float" office:value="580.3073" calcext:value-type="float">
            <text:p>580.3073</text:p>
          </table:table-cell>
          <table:table-cell office:value-type="float" office:value="572.3046" calcext:value-type="float">
            <text:p>572.3046</text:p>
          </table:table-cell>
          <table:table-cell office:value-type="float" office:value="142.3463" calcext:value-type="float">
            <text:p>142.3463</text:p>
          </table:table-cell>
          <table:table-cell office:value-type="float" office:value="35.54766" calcext:value-type="float">
            <text:p>35.54766</text:p>
          </table:table-cell>
          <table:table-cell office:value-type="float" office:value="0" calcext:value-type="float">
            <text:p>0</text:p>
          </table:table-cell>
          <table:table-cell office:value-type="float" office:value="-0.03370511" calcext:value-type="float">
            <text:p>-0.03370511</text:p>
          </table:table-cell>
          <table:table-cell office:value-type="float" office:value="0" calcext:value-type="float">
            <text:p>0</text:p>
          </table:table-cell>
          <table:table-cell office:value-type="float" office:value="3.347975" calcext:value-type="float">
            <text:p>3.347975</text:p>
          </table:table-cell>
          <table:table-cell office:value-type="float" office:value="1157.913" calcext:value-type="float">
            <text:p>1157.913</text:p>
          </table:table-cell>
          <table:table-cell office:value-type="float" office:value="-482.2522" calcext:value-type="float">
            <text:p>-482.2522</text:p>
          </table:table-cell>
          <table:table-cell office:value-type="float" office:value="675.6608" calcext:value-type="float">
            <text:p>675.6608</text:p>
          </table:table-cell>
          <table:table-cell office:value-type="float" office:value="-408.1937" calcext:value-type="float">
            <text:p>-408.1937</text:p>
          </table:table-cell>
          <table:table-cell office:value-type="float" office:value="0" calcext:value-type="float">
            <text:p>0</text:p>
          </table:table-cell>
          <table:table-cell office:value-type="float" office:value="7.262148" calcext:value-type="float">
            <text:p>7.26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94.1454" calcext:value-type="float">
            <text:p>194.1454</text:p>
          </table:table-cell>
          <table:table-cell office:value-type="float" office:value="12958.02" calcext:value-type="float">
            <text:p>12958.02</text:p>
          </table:table-cell>
          <table:table-cell office:value-type="float" office:value="0" calcext:value-type="float">
            <text:p>0</text:p>
          </table:table-cell>
          <table:table-cell office:value-type="float" office:value="29.75184" calcext:value-type="float">
            <text:p>29.75184</text:p>
          </table:table-cell>
          <table:table-cell office:value-type="float" office:value="-485.5442" calcext:value-type="float">
            <text:p>-485.5442</text:p>
          </table:table-cell>
          <table:table-cell office:value-type="float" office:value="1431.351" calcext:value-type="float">
            <text:p>1431.351</text:p>
          </table:table-cell>
          <table:table-cell office:value-type="float" office:value="-79.24091" calcext:value-type="float">
            <text:p>-79.24091</text:p>
          </table:table-cell>
          <table:table-cell office:value-type="float" office:value="68.34062" calcext:value-type="float">
            <text:p>68.34062</text:p>
          </table:table-cell>
          <table:table-cell office:value-type="float" office:value="15.96628" calcext:value-type="float">
            <text:p>15.96628</text:p>
          </table:table-cell>
          <table:table-cell office:value-type="float" office:value="0.1139671" calcext:value-type="float">
            <text:p>0.1139671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10809" calcext:value-type="float">
            <text:p>0.3510809</text:p>
          </table:table-cell>
          <table:table-cell office:value-type="float" office:value="370" calcext:value-type="float">
            <text:p>370</text:p>
          </table:table-cell>
          <table:table-cell office:value-type="float" office:value="285.5878" calcext:value-type="float">
            <text:p>285.5878</text:p>
          </table:table-cell>
          <table:table-cell office:value-type="float" office:value="0" calcext:value-type="float">
            <text:p>0</text:p>
          </table:table-cell>
          <table:table-cell office:value-type="float" office:value="327.9049" calcext:value-type="float">
            <text:p>327.9049</text:p>
          </table:table-cell>
          <table:table-cell office:value-type="float" office:value="1160.665" calcext:value-type="float">
            <text:p>1160.665</text:p>
          </table:table-cell>
          <table:table-cell office:value-type="float" office:value="1418.759" calcext:value-type="float">
            <text:p>1418.759</text:p>
          </table:table-cell>
          <table:table-cell office:value-type="float" office:value="1205.389" calcext:value-type="float">
            <text:p>1205.389</text:p>
          </table:table-cell>
          <table:table-cell office:value-type="float" office:value="698.0927" calcext:value-type="float">
            <text:p>698.0927</text:p>
          </table:table-cell>
          <table:table-cell office:value-type="float" office:value="1079.847" calcext:value-type="float">
            <text:p>1079.847</text:p>
          </table:table-cell>
          <table:table-cell office:value-type="float" office:value="407.9929" calcext:value-type="float">
            <text:p>407.9929</text:p>
          </table:table-cell>
          <table:table-cell office:value-type="float" office:value="1809.557" calcext:value-type="float">
            <text:p>1809.557</text:p>
          </table:table-cell>
          <table:table-cell office:value-type="float" office:value="2051.031" calcext:value-type="float">
            <text:p>2051.031</text:p>
          </table:table-cell>
          <table:table-cell office:value-type="float" office:value="1646.483" calcext:value-type="float">
            <text:p>1646.483</text:p>
          </table:table-cell>
          <table:table-cell office:value-type="float" office:value="580.2968" calcext:value-type="float">
            <text:p>580.2968</text:p>
          </table:table-cell>
          <table:table-cell office:value-type="float" office:value="572.2884" calcext:value-type="float">
            <text:p>572.2884</text:p>
          </table:table-cell>
          <table:table-cell office:value-type="float" office:value="142.3463" calcext:value-type="float">
            <text:p>142.3463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374101" calcext:value-type="float">
            <text:p>-0.03374101</text:p>
          </table:table-cell>
          <table:table-cell office:value-type="float" office:value="0" calcext:value-type="float">
            <text:p>0</text:p>
          </table:table-cell>
          <table:table-cell office:value-type="float" office:value="3.347975" calcext:value-type="float">
            <text:p>3.347975</text:p>
          </table:table-cell>
          <table:table-cell office:value-type="float" office:value="1181.665" calcext:value-type="float">
            <text:p>1181.665</text:p>
          </table:table-cell>
          <table:table-cell office:value-type="float" office:value="-489.0555" calcext:value-type="float">
            <text:p>-489.0555</text:p>
          </table:table-cell>
          <table:table-cell office:value-type="float" office:value="692.6099" calcext:value-type="float">
            <text:p>692.6099</text:p>
          </table:table-cell>
          <table:table-cell office:value-type="float" office:value="-409.2113" calcext:value-type="float">
            <text:p>-409.2113</text:p>
          </table:table-cell>
          <table:table-cell office:value-type="float" office:value="0" calcext:value-type="float">
            <text:p>0</text:p>
          </table:table-cell>
          <table:table-cell office:value-type="float" office:value="7.170131" calcext:value-type="float">
            <text:p>7.17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194.0045" calcext:value-type="float">
            <text:p>194.0045</text:p>
          </table:table-cell>
          <table:table-cell office:value-type="float" office:value="12957.71" calcext:value-type="float">
            <text:p>12957.71</text:p>
          </table:table-cell>
          <table:table-cell office:value-type="float" office:value="0" calcext:value-type="float">
            <text:p>0</text:p>
          </table:table-cell>
          <table:table-cell office:value-type="float" office:value="30.19441" calcext:value-type="float">
            <text:p>30.19441</text:p>
          </table:table-cell>
          <table:table-cell office:value-type="float" office:value="-486.8769" calcext:value-type="float">
            <text:p>-486.8769</text:p>
          </table:table-cell>
          <table:table-cell office:value-type="float" office:value="1435.152" calcext:value-type="float">
            <text:p>1435.152</text:p>
          </table:table-cell>
          <table:table-cell office:value-type="float" office:value="-79.59727" calcext:value-type="float">
            <text:p>-79.59727</text:p>
          </table:table-cell>
          <table:table-cell office:value-type="float" office:value="68.19278" calcext:value-type="float">
            <text:p>68.19278</text:p>
          </table:table-cell>
          <table:table-cell office:value-type="float" office:value="15.96273" calcext:value-type="float">
            <text:p>15.96273</text:p>
          </table:table-cell>
          <table:table-cell office:value-type="float" office:value="0.1156614" calcext:value-type="float">
            <text:p>0.1156614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500835" calcext:value-type="float">
            <text:p>0.3500835</text:p>
          </table:table-cell>
          <table:table-cell office:value-type="float" office:value="370" calcext:value-type="float">
            <text:p>370</text:p>
          </table:table-cell>
          <table:table-cell office:value-type="float" office:value="295.6097" calcext:value-type="float">
            <text:p>295.6097</text:p>
          </table:table-cell>
          <table:table-cell office:value-type="float" office:value="0" calcext:value-type="float">
            <text:p>0</text:p>
          </table:table-cell>
          <table:table-cell office:value-type="float" office:value="327.9308" calcext:value-type="float">
            <text:p>327.9308</text:p>
          </table:table-cell>
          <table:table-cell office:value-type="float" office:value="1160.524" calcext:value-type="float">
            <text:p>1160.524</text:p>
          </table:table-cell>
          <table:table-cell office:value-type="float" office:value="1418.594" calcext:value-type="float">
            <text:p>1418.594</text:p>
          </table:table-cell>
          <table:table-cell office:value-type="float" office:value="1205.403" calcext:value-type="float">
            <text:p>1205.403</text:p>
          </table:table-cell>
          <table:table-cell office:value-type="float" office:value="698.1246" calcext:value-type="float">
            <text:p>698.1246</text:p>
          </table:table-cell>
          <table:table-cell office:value-type="float" office:value="1079.822" calcext:value-type="float">
            <text:p>1079.822</text:p>
          </table:table-cell>
          <table:table-cell office:value-type="float" office:value="407.9733" calcext:value-type="float">
            <text:p>407.9733</text:p>
          </table:table-cell>
          <table:table-cell office:value-type="float" office:value="1809.499" calcext:value-type="float">
            <text:p>1809.499</text:p>
          </table:table-cell>
          <table:table-cell office:value-type="float" office:value="2050.979" calcext:value-type="float">
            <text:p>2050.979</text:p>
          </table:table-cell>
          <table:table-cell office:value-type="float" office:value="1646.449" calcext:value-type="float">
            <text:p>1646.449</text:p>
          </table:table-cell>
          <table:table-cell office:value-type="float" office:value="580.2863" calcext:value-type="float">
            <text:p>580.2863</text:p>
          </table:table-cell>
          <table:table-cell office:value-type="float" office:value="572.2723" calcext:value-type="float">
            <text:p>572.2723</text:p>
          </table:table-cell>
          <table:table-cell office:value-type="float" office:value="142.3463" calcext:value-type="float">
            <text:p>142.3463</text:p>
          </table:table-cell>
          <table:table-cell office:value-type="float" office:value="35.54771" calcext:value-type="float">
            <text:p>35.54771</text:p>
          </table:table-cell>
          <table:table-cell office:value-type="float" office:value="0" calcext:value-type="float">
            <text:p>0</text:p>
          </table:table-cell>
          <table:table-cell office:value-type="float" office:value="-0.03375667" calcext:value-type="float">
            <text:p>-0.03375667</text:p>
          </table:table-cell>
          <table:table-cell office:value-type="float" office:value="0" calcext:value-type="float">
            <text:p>0</text:p>
          </table:table-cell>
          <table:table-cell office:value-type="float" office:value="3.347975" calcext:value-type="float">
            <text:p>3.347975</text:p>
          </table:table-cell>
          <table:table-cell office:value-type="float" office:value="1199.579" calcext:value-type="float">
            <text:p>1199.579</text:p>
          </table:table-cell>
          <table:table-cell office:value-type="float" office:value="-495.9733" calcext:value-type="float">
            <text:p>-495.9733</text:p>
          </table:table-cell>
          <table:table-cell office:value-type="float" office:value="703.6058" calcext:value-type="float">
            <text:p>703.6058</text:p>
          </table:table-cell>
          <table:table-cell office:value-type="float" office:value="-410.0551" calcext:value-type="float">
            <text:p>-410.0551</text:p>
          </table:table-cell>
          <table:table-cell office:value-type="float" office:value="0" calcext:value-type="float">
            <text:p>0</text:p>
          </table:table-cell>
          <table:table-cell office:value-type="float" office:value="7.040337" calcext:value-type="float">
            <text:p>7.04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193.9206" calcext:value-type="float">
            <text:p>193.9206</text:p>
          </table:table-cell>
          <table:table-cell office:value-type="float" office:value="12957.39" calcext:value-type="float">
            <text:p>12957.39</text:p>
          </table:table-cell>
          <table:table-cell office:value-type="float" office:value="0" calcext:value-type="float">
            <text:p>0</text:p>
          </table:table-cell>
          <table:table-cell office:value-type="float" office:value="30.6717" calcext:value-type="float">
            <text:p>30.6717</text:p>
          </table:table-cell>
          <table:table-cell office:value-type="float" office:value="-488.1753" calcext:value-type="float">
            <text:p>-488.1753</text:p>
          </table:table-cell>
          <table:table-cell office:value-type="float" office:value="1441.49" calcext:value-type="float">
            <text:p>1441.49</text:p>
          </table:table-cell>
          <table:table-cell office:value-type="float" office:value="-79.96531" calcext:value-type="float">
            <text:p>-79.96531</text:p>
          </table:table-cell>
          <table:table-cell office:value-type="float" office:value="67.94101" calcext:value-type="float">
            <text:p>67.94101</text:p>
          </table:table-cell>
          <table:table-cell office:value-type="float" office:value="15.95925" calcext:value-type="float">
            <text:p>15.95925</text:p>
          </table:table-cell>
          <table:table-cell office:value-type="float" office:value="0.117422" calcext:value-type="float">
            <text:p>0.117422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91208" calcext:value-type="float">
            <text:p>0.3491208</text:p>
          </table:table-cell>
          <table:table-cell office:value-type="float" office:value="370" calcext:value-type="float">
            <text:p>370</text:p>
          </table:table-cell>
          <table:table-cell office:value-type="float" office:value="303.5305" calcext:value-type="float">
            <text:p>303.5305</text:p>
          </table:table-cell>
          <table:table-cell office:value-type="float" office:value="0" calcext:value-type="float">
            <text:p>0</text:p>
          </table:table-cell>
          <table:table-cell office:value-type="float" office:value="328.0023" calcext:value-type="float">
            <text:p>328.0023</text:p>
          </table:table-cell>
          <table:table-cell office:value-type="float" office:value="1160.386" calcext:value-type="float">
            <text:p>1160.386</text:p>
          </table:table-cell>
          <table:table-cell office:value-type="float" office:value="1418.42" calcext:value-type="float">
            <text:p>1418.42</text:p>
          </table:table-cell>
          <table:table-cell office:value-type="float" office:value="1205.423" calcext:value-type="float">
            <text:p>1205.423</text:p>
          </table:table-cell>
          <table:table-cell office:value-type="float" office:value="698.1578" calcext:value-type="float">
            <text:p>698.1578</text:p>
          </table:table-cell>
          <table:table-cell office:value-type="float" office:value="1079.797" calcext:value-type="float">
            <text:p>1079.797</text:p>
          </table:table-cell>
          <table:table-cell office:value-type="float" office:value="407.9551" calcext:value-type="float">
            <text:p>407.9551</text:p>
          </table:table-cell>
          <table:table-cell office:value-type="float" office:value="1809.442" calcext:value-type="float">
            <text:p>1809.442</text:p>
          </table:table-cell>
          <table:table-cell office:value-type="float" office:value="2050.928" calcext:value-type="float">
            <text:p>2050.928</text:p>
          </table:table-cell>
          <table:table-cell office:value-type="float" office:value="1646.416" calcext:value-type="float">
            <text:p>1646.416</text:p>
          </table:table-cell>
          <table:table-cell office:value-type="float" office:value="580.276" calcext:value-type="float">
            <text:p>580.276</text:p>
          </table:table-cell>
          <table:table-cell office:value-type="float" office:value="572.2562" calcext:value-type="float">
            <text:p>572.2562</text:p>
          </table:table-cell>
          <table:table-cell office:value-type="float" office:value="142.3463" calcext:value-type="float">
            <text:p>142.3463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377387" calcext:value-type="float">
            <text:p>-0.03377387</text:p>
          </table:table-cell>
          <table:table-cell office:value-type="float" office:value="0" calcext:value-type="float">
            <text:p>0</text:p>
          </table:table-cell>
          <table:table-cell office:value-type="float" office:value="3.347975" calcext:value-type="float">
            <text:p>3.347975</text:p>
          </table:table-cell>
          <table:table-cell office:value-type="float" office:value="1215.379" calcext:value-type="float">
            <text:p>1215.379</text:p>
          </table:table-cell>
          <table:table-cell office:value-type="float" office:value="-502.941" calcext:value-type="float">
            <text:p>-502.941</text:p>
          </table:table-cell>
          <table:table-cell office:value-type="float" office:value="712.4379" calcext:value-type="float">
            <text:p>712.4379</text:p>
          </table:table-cell>
          <table:table-cell office:value-type="float" office:value="-410.8829" calcext:value-type="float">
            <text:p>-410.8829</text:p>
          </table:table-cell>
          <table:table-cell office:value-type="float" office:value="0" calcext:value-type="float">
            <text:p>0</text:p>
          </table:table-cell>
          <table:table-cell office:value-type="float" office:value="6.941633" calcext:value-type="float">
            <text:p>6.94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194.7425" calcext:value-type="float">
            <text:p>194.7425</text:p>
          </table:table-cell>
          <table:table-cell office:value-type="float" office:value="12957.06" calcext:value-type="float">
            <text:p>12957.06</text:p>
          </table:table-cell>
          <table:table-cell office:value-type="float" office:value="0" calcext:value-type="float">
            <text:p>0</text:p>
          </table:table-cell>
          <table:table-cell office:value-type="float" office:value="32.10273" calcext:value-type="float">
            <text:p>32.10273</text:p>
          </table:table-cell>
          <table:table-cell office:value-type="float" office:value="-489.5513" calcext:value-type="float">
            <text:p>-489.5513</text:p>
          </table:table-cell>
          <table:table-cell office:value-type="float" office:value="1445.25" calcext:value-type="float">
            <text:p>1445.25</text:p>
          </table:table-cell>
          <table:table-cell office:value-type="float" office:value="-80.37286" calcext:value-type="float">
            <text:p>-80.37286</text:p>
          </table:table-cell>
          <table:table-cell office:value-type="float" office:value="67.64545" calcext:value-type="float">
            <text:p>67.64545</text:p>
          </table:table-cell>
          <table:table-cell office:value-type="float" office:value="16.80696" calcext:value-type="float">
            <text:p>16.80696</text:p>
          </table:table-cell>
          <table:table-cell office:value-type="float" office:value="0.1191822" calcext:value-type="float">
            <text:p>0.1191822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89984" calcext:value-type="float">
            <text:p>0.3489984</text:p>
          </table:table-cell>
          <table:table-cell office:value-type="float" office:value="370" calcext:value-type="float">
            <text:p>370</text:p>
          </table:table-cell>
          <table:table-cell office:value-type="float" office:value="307.8511" calcext:value-type="float">
            <text:p>307.8511</text:p>
          </table:table-cell>
          <table:table-cell office:value-type="float" office:value="0" calcext:value-type="float">
            <text:p>0</text:p>
          </table:table-cell>
          <table:table-cell office:value-type="float" office:value="328.1361" calcext:value-type="float">
            <text:p>328.1361</text:p>
          </table:table-cell>
          <table:table-cell office:value-type="float" office:value="1160.235" calcext:value-type="float">
            <text:p>1160.235</text:p>
          </table:table-cell>
          <table:table-cell office:value-type="float" office:value="1418.226" calcext:value-type="float">
            <text:p>1418.226</text:p>
          </table:table-cell>
          <table:table-cell office:value-type="float" office:value="1205.441" calcext:value-type="float">
            <text:p>1205.441</text:p>
          </table:table-cell>
          <table:table-cell office:value-type="float" office:value="698.1985" calcext:value-type="float">
            <text:p>698.1985</text:p>
          </table:table-cell>
          <table:table-cell office:value-type="float" office:value="1079.772" calcext:value-type="float">
            <text:p>1079.772</text:p>
          </table:table-cell>
          <table:table-cell office:value-type="float" office:value="407.9369" calcext:value-type="float">
            <text:p>407.9369</text:p>
          </table:table-cell>
          <table:table-cell office:value-type="float" office:value="1809.385" calcext:value-type="float">
            <text:p>1809.385</text:p>
          </table:table-cell>
          <table:table-cell office:value-type="float" office:value="2050.877" calcext:value-type="float">
            <text:p>2050.877</text:p>
          </table:table-cell>
          <table:table-cell office:value-type="float" office:value="1646.383" calcext:value-type="float">
            <text:p>1646.383</text:p>
          </table:table-cell>
          <table:table-cell office:value-type="float" office:value="580.2657" calcext:value-type="float">
            <text:p>580.2657</text:p>
          </table:table-cell>
          <table:table-cell office:value-type="float" office:value="572.2402" calcext:value-type="float">
            <text:p>572.2402</text:p>
          </table:table-cell>
          <table:table-cell office:value-type="float" office:value="142.3462" calcext:value-type="float">
            <text:p>142.3462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380249" calcext:value-type="float">
            <text:p>-0.03380249</text:p>
          </table:table-cell>
          <table:table-cell office:value-type="float" office:value="0" calcext:value-type="float">
            <text:p>0</text:p>
          </table:table-cell>
          <table:table-cell office:value-type="float" office:value="3.321384" calcext:value-type="float">
            <text:p>3.321384</text:p>
          </table:table-cell>
          <table:table-cell office:value-type="float" office:value="1228.925" calcext:value-type="float">
            <text:p>1228.925</text:p>
          </table:table-cell>
          <table:table-cell office:value-type="float" office:value="-511.2169" calcext:value-type="float">
            <text:p>-511.2169</text:p>
          </table:table-cell>
          <table:table-cell office:value-type="float" office:value="717.7083" calcext:value-type="float">
            <text:p>717.7083</text:p>
          </table:table-cell>
          <table:table-cell office:value-type="float" office:value="-411.7734" calcext:value-type="float">
            <text:p>-411.7734</text:p>
          </table:table-cell>
          <table:table-cell office:value-type="float" office:value="0" calcext:value-type="float">
            <text:p>0</text:p>
          </table:table-cell>
          <table:table-cell office:value-type="float" office:value="6.867626" calcext:value-type="float">
            <text:p>6.867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196.3996" calcext:value-type="float">
            <text:p>196.3996</text:p>
          </table:table-cell>
          <table:table-cell office:value-type="float" office:value="12956.7" calcext:value-type="float">
            <text:p>12956.7</text:p>
          </table:table-cell>
          <table:table-cell office:value-type="float" office:value="0" calcext:value-type="float">
            <text:p>0</text:p>
          </table:table-cell>
          <table:table-cell office:value-type="float" office:value="34.39589" calcext:value-type="float">
            <text:p>34.39589</text:p>
          </table:table-cell>
          <table:table-cell office:value-type="float" office:value="-490.9884" calcext:value-type="float">
            <text:p>-490.9884</text:p>
          </table:table-cell>
          <table:table-cell office:value-type="float" office:value="1444.91" calcext:value-type="float">
            <text:p>1444.91</text:p>
          </table:table-cell>
          <table:table-cell office:value-type="float" office:value="-80.80426" calcext:value-type="float">
            <text:p>-80.80426</text:p>
          </table:table-cell>
          <table:table-cell office:value-type="float" office:value="67.34466" calcext:value-type="float">
            <text:p>67.34466</text:p>
          </table:table-cell>
          <table:table-cell office:value-type="float" office:value="18.52749" calcext:value-type="float">
            <text:p>18.52749</text:p>
          </table:table-cell>
          <table:table-cell office:value-type="float" office:value="0.1209421" calcext:value-type="float">
            <text:p>0.1209421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89984" calcext:value-type="float">
            <text:p>0.3489984</text:p>
          </table:table-cell>
          <table:table-cell office:value-type="float" office:value="370" calcext:value-type="float">
            <text:p>370</text:p>
          </table:table-cell>
          <table:table-cell office:value-type="float" office:value="310.1368" calcext:value-type="float">
            <text:p>310.1368</text:p>
          </table:table-cell>
          <table:table-cell office:value-type="float" office:value="0" calcext:value-type="float">
            <text:p>0</text:p>
          </table:table-cell>
          <table:table-cell office:value-type="float" office:value="328.2305" calcext:value-type="float">
            <text:p>328.2305</text:p>
          </table:table-cell>
          <table:table-cell office:value-type="float" office:value="1160.078" calcext:value-type="float">
            <text:p>1160.078</text:p>
          </table:table-cell>
          <table:table-cell office:value-type="float" office:value="1418.018" calcext:value-type="float">
            <text:p>1418.018</text:p>
          </table:table-cell>
          <table:table-cell office:value-type="float" office:value="1205.461" calcext:value-type="float">
            <text:p>1205.461</text:p>
          </table:table-cell>
          <table:table-cell office:value-type="float" office:value="698.2438" calcext:value-type="float">
            <text:p>698.2438</text:p>
          </table:table-cell>
          <table:table-cell office:value-type="float" office:value="1079.743" calcext:value-type="float">
            <text:p>1079.743</text:p>
          </table:table-cell>
          <table:table-cell office:value-type="float" office:value="407.9177" calcext:value-type="float">
            <text:p>407.9177</text:p>
          </table:table-cell>
          <table:table-cell office:value-type="float" office:value="1809.327" calcext:value-type="float">
            <text:p>1809.327</text:p>
          </table:table-cell>
          <table:table-cell office:value-type="float" office:value="2050.827" calcext:value-type="float">
            <text:p>2050.827</text:p>
          </table:table-cell>
          <table:table-cell office:value-type="float" office:value="1646.35" calcext:value-type="float">
            <text:p>1646.35</text:p>
          </table:table-cell>
          <table:table-cell office:value-type="float" office:value="580.2555" calcext:value-type="float">
            <text:p>580.2555</text:p>
          </table:table-cell>
          <table:table-cell office:value-type="float" office:value="572.2242" calcext:value-type="float">
            <text:p>572.2242</text:p>
          </table:table-cell>
          <table:table-cell office:value-type="float" office:value="142.3462" calcext:value-type="float">
            <text:p>142.3462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384112" calcext:value-type="float">
            <text:p>-0.03384112</text:p>
          </table:table-cell>
          <table:table-cell office:value-type="float" office:value="0" calcext:value-type="float">
            <text:p>0</text:p>
          </table:table-cell>
          <table:table-cell office:value-type="float" office:value="3.267484" calcext:value-type="float">
            <text:p>3.267484</text:p>
          </table:table-cell>
          <table:table-cell office:value-type="float" office:value="1241.051" calcext:value-type="float">
            <text:p>1241.051</text:p>
          </table:table-cell>
          <table:table-cell office:value-type="float" office:value="-520.075" calcext:value-type="float">
            <text:p>-520.075</text:p>
          </table:table-cell>
          <table:table-cell office:value-type="float" office:value="720.9762" calcext:value-type="float">
            <text:p>720.9762</text:p>
          </table:table-cell>
          <table:table-cell office:value-type="float" office:value="-412.7095" calcext:value-type="float">
            <text:p>-412.7095</text:p>
          </table:table-cell>
          <table:table-cell office:value-type="float" office:value="0" calcext:value-type="float">
            <text:p>0</text:p>
          </table:table-cell>
          <table:table-cell office:value-type="float" office:value="6.799699" calcext:value-type="float">
            <text:p>6.79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198.3293" calcext:value-type="float">
            <text:p>198.3293</text:p>
          </table:table-cell>
          <table:table-cell office:value-type="float" office:value="12956.34" calcext:value-type="float">
            <text:p>12956.34</text:p>
          </table:table-cell>
          <table:table-cell office:value-type="float" office:value="0" calcext:value-type="float">
            <text:p>0</text:p>
          </table:table-cell>
          <table:table-cell office:value-type="float" office:value="36.95075" calcext:value-type="float">
            <text:p>36.95075</text:p>
          </table:table-cell>
          <table:table-cell office:value-type="float" office:value="-492.4254" calcext:value-type="float">
            <text:p>-492.4254</text:p>
          </table:table-cell>
          <table:table-cell office:value-type="float" office:value="1451.764" calcext:value-type="float">
            <text:p>1451.764</text:p>
          </table:table-cell>
          <table:table-cell office:value-type="float" office:value="-81.23699" calcext:value-type="float">
            <text:p>-81.23699</text:p>
          </table:table-cell>
          <table:table-cell office:value-type="float" office:value="67.05943" calcext:value-type="float">
            <text:p>67.05943</text:p>
          </table:table-cell>
          <table:table-cell office:value-type="float" office:value="20.50513" calcext:value-type="float">
            <text:p>20.50513</text:p>
          </table:table-cell>
          <table:table-cell office:value-type="float" office:value="0.122723" calcext:value-type="float">
            <text:p>0.122723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89984" calcext:value-type="float">
            <text:p>0.3489984</text:p>
          </table:table-cell>
          <table:table-cell office:value-type="float" office:value="370" calcext:value-type="float">
            <text:p>370</text:p>
          </table:table-cell>
          <table:table-cell office:value-type="float" office:value="312.0039" calcext:value-type="float">
            <text:p>312.0039</text:p>
          </table:table-cell>
          <table:table-cell office:value-type="float" office:value="0" calcext:value-type="float">
            <text:p>0</text:p>
          </table:table-cell>
          <table:table-cell office:value-type="float" office:value="328.327" calcext:value-type="float">
            <text:p>328.327</text:p>
          </table:table-cell>
          <table:table-cell office:value-type="float" office:value="1159.926" calcext:value-type="float">
            <text:p>1159.926</text:p>
          </table:table-cell>
          <table:table-cell office:value-type="float" office:value="1417.813" calcext:value-type="float">
            <text:p>1417.813</text:p>
          </table:table-cell>
          <table:table-cell office:value-type="float" office:value="1205.481" calcext:value-type="float">
            <text:p>1205.481</text:p>
          </table:table-cell>
          <table:table-cell office:value-type="float" office:value="698.2912" calcext:value-type="float">
            <text:p>698.2912</text:p>
          </table:table-cell>
          <table:table-cell office:value-type="float" office:value="1079.714" calcext:value-type="float">
            <text:p>1079.714</text:p>
          </table:table-cell>
          <table:table-cell office:value-type="float" office:value="407.8987" calcext:value-type="float">
            <text:p>407.8987</text:p>
          </table:table-cell>
          <table:table-cell office:value-type="float" office:value="1809.268" calcext:value-type="float">
            <text:p>1809.268</text:p>
          </table:table-cell>
          <table:table-cell office:value-type="float" office:value="2050.776" calcext:value-type="float">
            <text:p>2050.776</text:p>
          </table:table-cell>
          <table:table-cell office:value-type="float" office:value="1646.317" calcext:value-type="float">
            <text:p>1646.317</text:p>
          </table:table-cell>
          <table:table-cell office:value-type="float" office:value="580.2454" calcext:value-type="float">
            <text:p>580.2454</text:p>
          </table:table-cell>
          <table:table-cell office:value-type="float" office:value="572.2083" calcext:value-type="float">
            <text:p>572.2083</text:p>
          </table:table-cell>
          <table:table-cell office:value-type="float" office:value="142.3462" calcext:value-type="float">
            <text:p>142.3462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387847" calcext:value-type="float">
            <text:p>-0.03387847</text:p>
          </table:table-cell>
          <table:table-cell office:value-type="float" office:value="0" calcext:value-type="float">
            <text:p>0</text:p>
          </table:table-cell>
          <table:table-cell office:value-type="float" office:value="3.207389" calcext:value-type="float">
            <text:p>3.207389</text:p>
          </table:table-cell>
          <table:table-cell office:value-type="float" office:value="1252.153" calcext:value-type="float">
            <text:p>1252.153</text:p>
          </table:table-cell>
          <table:table-cell office:value-type="float" office:value="-528.3315" calcext:value-type="float">
            <text:p>-528.3315</text:p>
          </table:table-cell>
          <table:table-cell office:value-type="float" office:value="723.821" calcext:value-type="float">
            <text:p>723.821</text:p>
          </table:table-cell>
          <table:table-cell office:value-type="float" office:value="-413.6395" calcext:value-type="float">
            <text:p>-413.6395</text:p>
          </table:table-cell>
          <table:table-cell office:value-type="float" office:value="0" calcext:value-type="float">
            <text:p>0</text:p>
          </table:table-cell>
          <table:table-cell office:value-type="float" office:value="6.729282" calcext:value-type="float">
            <text:p>6.72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99.2246" calcext:value-type="float">
            <text:p>199.2246</text:p>
          </table:table-cell>
          <table:table-cell office:value-type="float" office:value="12955.98" calcext:value-type="float">
            <text:p>12955.98</text:p>
          </table:table-cell>
          <table:table-cell office:value-type="float" office:value="0" calcext:value-type="float">
            <text:p>0</text:p>
          </table:table-cell>
          <table:table-cell office:value-type="float" office:value="38.45002" calcext:value-type="float">
            <text:p>38.45002</text:p>
          </table:table-cell>
          <table:table-cell office:value-type="float" office:value="-493.8532" calcext:value-type="float">
            <text:p>-493.8532</text:p>
          </table:table-cell>
          <table:table-cell office:value-type="float" office:value="1456.536" calcext:value-type="float">
            <text:p>1456.536</text:p>
          </table:table-cell>
          <table:table-cell office:value-type="float" office:value="-81.68315" calcext:value-type="float">
            <text:p>-81.68315</text:p>
          </table:table-cell>
          <table:table-cell office:value-type="float" office:value="66.80875" calcext:value-type="float">
            <text:p>66.80875</text:p>
          </table:table-cell>
          <table:table-cell office:value-type="float" office:value="21.39026" calcext:value-type="float">
            <text:p>21.39026</text:p>
          </table:table-cell>
          <table:table-cell office:value-type="float" office:value="0.1245365" calcext:value-type="float">
            <text:p>0.1245365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89984" calcext:value-type="float">
            <text:p>0.3489984</text:p>
          </table:table-cell>
          <table:table-cell office:value-type="float" office:value="370" calcext:value-type="float">
            <text:p>370</text:p>
          </table:table-cell>
          <table:table-cell office:value-type="float" office:value="315.017" calcext:value-type="float">
            <text:p>315.017</text:p>
          </table:table-cell>
          <table:table-cell office:value-type="float" office:value="0" calcext:value-type="float">
            <text:p>0</text:p>
          </table:table-cell>
          <table:table-cell office:value-type="float" office:value="328.4675" calcext:value-type="float">
            <text:p>328.4675</text:p>
          </table:table-cell>
          <table:table-cell office:value-type="float" office:value="1159.778" calcext:value-type="float">
            <text:p>1159.778</text:p>
          </table:table-cell>
          <table:table-cell office:value-type="float" office:value="1417.618" calcext:value-type="float">
            <text:p>1417.618</text:p>
          </table:table-cell>
          <table:table-cell office:value-type="float" office:value="1205.506" calcext:value-type="float">
            <text:p>1205.506</text:p>
          </table:table-cell>
          <table:table-cell office:value-type="float" office:value="698.3355" calcext:value-type="float">
            <text:p>698.3355</text:p>
          </table:table-cell>
          <table:table-cell office:value-type="float" office:value="1079.684" calcext:value-type="float">
            <text:p>1079.684</text:p>
          </table:table-cell>
          <table:table-cell office:value-type="float" office:value="407.8798" calcext:value-type="float">
            <text:p>407.8798</text:p>
          </table:table-cell>
          <table:table-cell office:value-type="float" office:value="1809.209" calcext:value-type="float">
            <text:p>1809.209</text:p>
          </table:table-cell>
          <table:table-cell office:value-type="float" office:value="2050.725" calcext:value-type="float">
            <text:p>2050.725</text:p>
          </table:table-cell>
          <table:table-cell office:value-type="float" office:value="1646.285" calcext:value-type="float">
            <text:p>1646.285</text:p>
          </table:table-cell>
          <table:table-cell office:value-type="float" office:value="580.2354" calcext:value-type="float">
            <text:p>580.2354</text:p>
          </table:table-cell>
          <table:table-cell office:value-type="float" office:value="572.1924" calcext:value-type="float">
            <text:p>572.1924</text:p>
          </table:table-cell>
          <table:table-cell office:value-type="float" office:value="142.3462" calcext:value-type="float">
            <text:p>142.3462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390935" calcext:value-type="float">
            <text:p>-0.03390935</text:p>
          </table:table-cell>
          <table:table-cell office:value-type="float" office:value="0" calcext:value-type="float">
            <text:p>0</text:p>
          </table:table-cell>
          <table:table-cell office:value-type="float" office:value="3.183189" calcext:value-type="float">
            <text:p>3.183189</text:p>
          </table:table-cell>
          <table:table-cell office:value-type="float" office:value="1263.686" calcext:value-type="float">
            <text:p>1263.686</text:p>
          </table:table-cell>
          <table:table-cell office:value-type="float" office:value="-535.8778" calcext:value-type="float">
            <text:p>-535.8778</text:p>
          </table:table-cell>
          <table:table-cell office:value-type="float" office:value="727.8085" calcext:value-type="float">
            <text:p>727.8085</text:p>
          </table:table-cell>
          <table:table-cell office:value-type="float" office:value="-414.5507" calcext:value-type="float">
            <text:p>-414.5507</text:p>
          </table:table-cell>
          <table:table-cell office:value-type="float" office:value="0" calcext:value-type="float">
            <text:p>0</text:p>
          </table:table-cell>
          <table:table-cell office:value-type="float" office:value="6.659228" calcext:value-type="float">
            <text:p>6.659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99.7584" calcext:value-type="float">
            <text:p>199.7584</text:p>
          </table:table-cell>
          <table:table-cell office:value-type="float" office:value="12955.61" calcext:value-type="float">
            <text:p>12955.61</text:p>
          </table:table-cell>
          <table:table-cell office:value-type="float" office:value="0" calcext:value-type="float">
            <text:p>0</text:p>
          </table:table-cell>
          <table:table-cell office:value-type="float" office:value="39.58459" calcext:value-type="float">
            <text:p>39.58459</text:p>
          </table:table-cell>
          <table:table-cell office:value-type="float" office:value="-495.2908" calcext:value-type="float">
            <text:p>-495.2908</text:p>
          </table:table-cell>
          <table:table-cell office:value-type="float" office:value="1458.141" calcext:value-type="float">
            <text:p>1458.141</text:p>
          </table:table-cell>
          <table:table-cell office:value-type="float" office:value="-82.1395" calcext:value-type="float">
            <text:p>-82.1395</text:p>
          </table:table-cell>
          <table:table-cell office:value-type="float" office:value="66.58959" calcext:value-type="float">
            <text:p>66.58959</text:p>
          </table:table-cell>
          <table:table-cell office:value-type="float" office:value="21.95963" calcext:value-type="float">
            <text:p>21.95963</text:p>
          </table:table-cell>
          <table:table-cell office:value-type="float" office:value="0.1262814" calcext:value-type="float">
            <text:p>0.1262814</text:p>
          </table:table-cell>
          <table:table-cell office:value-type="float" office:value="1.697725" calcext:value-type="float">
            <text:p>1.697725</text:p>
          </table:table-cell>
          <table:table-cell office:value-type="float" office:value="0.07606668" calcext:value-type="float">
            <text:p>0.07606668</text:p>
          </table:table-cell>
          <table:table-cell office:value-type="float" office:value="0.005661878" calcext:value-type="float">
            <text:p>0.005661878</text:p>
          </table:table-cell>
          <table:table-cell office:value-type="float" office:value="0.3482679" calcext:value-type="float">
            <text:p>0.3482679</text:p>
          </table:table-cell>
          <table:table-cell office:value-type="float" office:value="370" calcext:value-type="float">
            <text:p>370</text:p>
          </table:table-cell>
          <table:table-cell office:value-type="float" office:value="320.1294" calcext:value-type="float">
            <text:p>320.1294</text:p>
          </table:table-cell>
          <table:table-cell office:value-type="float" office:value="0" calcext:value-type="float">
            <text:p>0</text:p>
          </table:table-cell>
          <table:table-cell office:value-type="float" office:value="328.558" calcext:value-type="float">
            <text:p>328.558</text:p>
          </table:table-cell>
          <table:table-cell office:value-type="float" office:value="1159.631" calcext:value-type="float">
            <text:p>1159.631</text:p>
          </table:table-cell>
          <table:table-cell office:value-type="float" office:value="1417.423" calcext:value-type="float">
            <text:p>1417.423</text:p>
          </table:table-cell>
          <table:table-cell office:value-type="float" office:value="1205.528" calcext:value-type="float">
            <text:p>1205.528</text:p>
          </table:table-cell>
          <table:table-cell office:value-type="float" office:value="698.3839" calcext:value-type="float">
            <text:p>698.3839</text:p>
          </table:table-cell>
          <table:table-cell office:value-type="float" office:value="1079.655" calcext:value-type="float">
            <text:p>1079.655</text:p>
          </table:table-cell>
          <table:table-cell office:value-type="float" office:value="407.8613" calcext:value-type="float">
            <text:p>407.8613</text:p>
          </table:table-cell>
          <table:table-cell office:value-type="float" office:value="1809.15" calcext:value-type="float">
            <text:p>1809.15</text:p>
          </table:table-cell>
          <table:table-cell office:value-type="float" office:value="2050.675" calcext:value-type="float">
            <text:p>2050.675</text:p>
          </table:table-cell>
          <table:table-cell office:value-type="float" office:value="1646.252" calcext:value-type="float">
            <text:p>1646.252</text:p>
          </table:table-cell>
          <table:table-cell office:value-type="float" office:value="580.2253" calcext:value-type="float">
            <text:p>580.2253</text:p>
          </table:table-cell>
          <table:table-cell office:value-type="float" office:value="572.1765" calcext:value-type="float">
            <text:p>572.1765</text:p>
          </table:table-cell>
          <table:table-cell office:value-type="float" office:value="142.3462" calcext:value-type="float">
            <text:p>142.3462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393634" calcext:value-type="float">
            <text:p>-0.03393634</text:p>
          </table:table-cell>
          <table:table-cell office:value-type="float" office:value="0" calcext:value-type="float">
            <text:p>0</text:p>
          </table:table-cell>
          <table:table-cell office:value-type="float" office:value="3.169006" calcext:value-type="float">
            <text:p>3.169006</text:p>
          </table:table-cell>
          <table:table-cell office:value-type="float" office:value="1276.758" calcext:value-type="float">
            <text:p>1276.758</text:p>
          </table:table-cell>
          <table:table-cell office:value-type="float" office:value="-542.8466" calcext:value-type="float">
            <text:p>-542.8466</text:p>
          </table:table-cell>
          <table:table-cell office:value-type="float" office:value="733.9111" calcext:value-type="float">
            <text:p>733.9111</text:p>
          </table:table-cell>
          <table:table-cell office:value-type="float" office:value="-415.4625" calcext:value-type="float">
            <text:p>-415.4625</text:p>
          </table:table-cell>
          <table:table-cell office:value-type="float" office:value="0" calcext:value-type="float">
            <text:p>0</text:p>
          </table:table-cell>
          <table:table-cell office:value-type="float" office:value="6.591103" calcext:value-type="float">
            <text:p>6.59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199.5285" calcext:value-type="float">
            <text:p>199.5285</text:p>
          </table:table-cell>
          <table:table-cell office:value-type="float" office:value="12955.21" calcext:value-type="float">
            <text:p>12955.21</text:p>
          </table:table-cell>
          <table:table-cell office:value-type="float" office:value="0" calcext:value-type="float">
            <text:p>0</text:p>
          </table:table-cell>
          <table:table-cell office:value-type="float" office:value="40.16497" calcext:value-type="float">
            <text:p>40.16497</text:p>
          </table:table-cell>
          <table:table-cell office:value-type="float" office:value="-496.2519" calcext:value-type="float">
            <text:p>-496.2519</text:p>
          </table:table-cell>
          <table:table-cell office:value-type="float" office:value="1454.838" calcext:value-type="float">
            <text:p>1454.838</text:p>
          </table:table-cell>
          <table:table-cell office:value-type="float" office:value="-82.54623" calcext:value-type="float">
            <text:p>-82.54623</text:p>
          </table:table-cell>
          <table:table-cell office:value-type="float" office:value="66.67786" calcext:value-type="float">
            <text:p>66.67786</text:p>
          </table:table-cell>
          <table:table-cell office:value-type="float" office:value="22.00244" calcext:value-type="float">
            <text:p>22.00244</text:p>
          </table:table-cell>
          <table:table-cell office:value-type="float" office:value="0.1268729" calcext:value-type="float">
            <text:p>0.1268729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77019" calcext:value-type="float">
            <text:p>0.3477019</text:p>
          </table:table-cell>
          <table:table-cell office:value-type="float" office:value="370" calcext:value-type="float">
            <text:p>370</text:p>
          </table:table-cell>
          <table:table-cell office:value-type="float" office:value="327.9352" calcext:value-type="float">
            <text:p>327.9352</text:p>
          </table:table-cell>
          <table:table-cell office:value-type="float" office:value="0" calcext:value-type="float">
            <text:p>0</text:p>
          </table:table-cell>
          <table:table-cell office:value-type="float" office:value="328.5674" calcext:value-type="float">
            <text:p>328.5674</text:p>
          </table:table-cell>
          <table:table-cell office:value-type="float" office:value="1159.421" calcext:value-type="float">
            <text:p>1159.421</text:p>
          </table:table-cell>
          <table:table-cell office:value-type="float" office:value="1417.22" calcext:value-type="float">
            <text:p>1417.22</text:p>
          </table:table-cell>
          <table:table-cell office:value-type="float" office:value="1205.542" calcext:value-type="float">
            <text:p>1205.542</text:p>
          </table:table-cell>
          <table:table-cell office:value-type="float" office:value="698.3662" calcext:value-type="float">
            <text:p>698.3662</text:p>
          </table:table-cell>
          <table:table-cell office:value-type="float" office:value="1079.606" calcext:value-type="float">
            <text:p>1079.606</text:p>
          </table:table-cell>
          <table:table-cell office:value-type="float" office:value="407.8496" calcext:value-type="float">
            <text:p>407.8496</text:p>
          </table:table-cell>
          <table:table-cell office:value-type="float" office:value="1809.085" calcext:value-type="float">
            <text:p>1809.085</text:p>
          </table:table-cell>
          <table:table-cell office:value-type="float" office:value="2050.613" calcext:value-type="float">
            <text:p>2050.613</text:p>
          </table:table-cell>
          <table:table-cell office:value-type="float" office:value="1646.209" calcext:value-type="float">
            <text:p>1646.209</text:p>
          </table:table-cell>
          <table:table-cell office:value-type="float" office:value="580.2128" calcext:value-type="float">
            <text:p>580.2128</text:p>
          </table:table-cell>
          <table:table-cell office:value-type="float" office:value="572.1553" calcext:value-type="float">
            <text:p>572.1553</text:p>
          </table:table-cell>
          <table:table-cell office:value-type="float" office:value="142.3451" calcext:value-type="float">
            <text:p>142.3451</text:p>
          </table:table-cell>
          <table:table-cell office:value-type="float" office:value="35.54735" calcext:value-type="float">
            <text:p>35.54735</text:p>
          </table:table-cell>
          <table:table-cell office:value-type="float" office:value="0" calcext:value-type="float">
            <text:p>0</text:p>
          </table:table-cell>
          <table:table-cell office:value-type="float" office:value="-0.03395273" calcext:value-type="float">
            <text:p>-0.03395273</text:p>
          </table:table-cell>
          <table:table-cell office:value-type="float" office:value="0" calcext:value-type="float">
            <text:p>0</text:p>
          </table:table-cell>
          <table:table-cell office:value-type="float" office:value="3.167098" calcext:value-type="float">
            <text:p>3.167098</text:p>
          </table:table-cell>
          <table:table-cell office:value-type="float" office:value="1290.381" calcext:value-type="float">
            <text:p>1290.381</text:p>
          </table:table-cell>
          <table:table-cell office:value-type="float" office:value="-548.0032" calcext:value-type="float">
            <text:p>-548.0032</text:p>
          </table:table-cell>
          <table:table-cell office:value-type="float" office:value="742.3781" calcext:value-type="float">
            <text:p>742.3781</text:p>
          </table:table-cell>
          <table:table-cell office:value-type="float" office:value="-416.5243" calcext:value-type="float">
            <text:p>-416.5243</text:p>
          </table:table-cell>
          <table:table-cell office:value-type="float" office:value="0" calcext:value-type="float">
            <text:p>0</text:p>
          </table:table-cell>
          <table:table-cell office:value-type="float" office:value="7.099582" calcext:value-type="float">
            <text:p>7.099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99.3591" calcext:value-type="float">
            <text:p>199.3591</text:p>
          </table:table-cell>
          <table:table-cell office:value-type="float" office:value="12954.95" calcext:value-type="float">
            <text:p>12954.95</text:p>
          </table:table-cell>
          <table:table-cell office:value-type="float" office:value="0" calcext:value-type="float">
            <text:p>0</text:p>
          </table:table-cell>
          <table:table-cell office:value-type="float" office:value="40.82768" calcext:value-type="float">
            <text:p>40.82768</text:p>
          </table:table-cell>
          <table:table-cell office:value-type="float" office:value="-497.0713" calcext:value-type="float">
            <text:p>-497.0713</text:p>
          </table:table-cell>
          <table:table-cell office:value-type="float" office:value="1456.578" calcext:value-type="float">
            <text:p>1456.578</text:p>
          </table:table-cell>
          <table:table-cell office:value-type="float" office:value="-82.9062" calcext:value-type="float">
            <text:p>-82.9062</text:p>
          </table:table-cell>
          <table:table-cell office:value-type="float" office:value="66.84888" calcext:value-type="float">
            <text:p>66.84888</text:p>
          </table:table-cell>
          <table:table-cell office:value-type="float" office:value="22.19162" calcext:value-type="float">
            <text:p>22.19162</text:p>
          </table:table-cell>
          <table:table-cell office:value-type="float" office:value="0.1270362" calcext:value-type="float">
            <text:p>0.1270362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77019" calcext:value-type="float">
            <text:p>0.3477019</text:p>
          </table:table-cell>
          <table:table-cell office:value-type="float" office:value="370" calcext:value-type="float">
            <text:p>370</text:p>
          </table:table-cell>
          <table:table-cell office:value-type="float" office:value="340.3221" calcext:value-type="float">
            <text:p>340.3221</text:p>
          </table:table-cell>
          <table:table-cell office:value-type="float" office:value="0" calcext:value-type="float">
            <text:p>0</text:p>
          </table:table-cell>
          <table:table-cell office:value-type="float" office:value="328.558" calcext:value-type="float">
            <text:p>328.558</text:p>
          </table:table-cell>
          <table:table-cell office:value-type="float" office:value="1159.218" calcext:value-type="float">
            <text:p>1159.218</text:p>
          </table:table-cell>
          <table:table-cell office:value-type="float" office:value="1416.962" calcext:value-type="float">
            <text:p>1416.962</text:p>
          </table:table-cell>
          <table:table-cell office:value-type="float" office:value="1205.556" calcext:value-type="float">
            <text:p>1205.556</text:p>
          </table:table-cell>
          <table:table-cell office:value-type="float" office:value="698.4045" calcext:value-type="float">
            <text:p>698.4045</text:p>
          </table:table-cell>
          <table:table-cell office:value-type="float" office:value="1079.585" calcext:value-type="float">
            <text:p>1079.585</text:p>
          </table:table-cell>
          <table:table-cell office:value-type="float" office:value="407.8293" calcext:value-type="float">
            <text:p>407.8293</text:p>
          </table:table-cell>
          <table:table-cell office:value-type="float" office:value="1809.027" calcext:value-type="float">
            <text:p>1809.027</text:p>
          </table:table-cell>
          <table:table-cell office:value-type="float" office:value="2050.562" calcext:value-type="float">
            <text:p>2050.562</text:p>
          </table:table-cell>
          <table:table-cell office:value-type="float" office:value="1646.177" calcext:value-type="float">
            <text:p>1646.177</text:p>
          </table:table-cell>
          <table:table-cell office:value-type="float" office:value="580.2029" calcext:value-type="float">
            <text:p>580.2029</text:p>
          </table:table-cell>
          <table:table-cell office:value-type="float" office:value="572.1393" calcext:value-type="float">
            <text:p>572.1393</text:p>
          </table:table-cell>
          <table:table-cell office:value-type="float" office:value="142.3451" calcext:value-type="float">
            <text:p>142.3451</text:p>
          </table:table-cell>
          <table:table-cell office:value-type="float" office:value="35.54735" calcext:value-type="float">
            <text:p>35.54735</text:p>
          </table:table-cell>
          <table:table-cell office:value-type="float" office:value="0" calcext:value-type="float">
            <text:p>0</text:p>
          </table:table-cell>
          <table:table-cell office:value-type="float" office:value="-0.0340706" calcext:value-type="float">
            <text:p>-0.0340706</text:p>
          </table:table-cell>
          <table:table-cell office:value-type="float" office:value="0" calcext:value-type="float">
            <text:p>0</text:p>
          </table:table-cell>
          <table:table-cell office:value-type="float" office:value="3.161845" calcext:value-type="float">
            <text:p>3.161845</text:p>
          </table:table-cell>
          <table:table-cell office:value-type="float" office:value="1307.68" calcext:value-type="float">
            <text:p>1307.68</text:p>
          </table:table-cell>
          <table:table-cell office:value-type="float" office:value="-552.4453" calcext:value-type="float">
            <text:p>-552.4453</text:p>
          </table:table-cell>
          <table:table-cell office:value-type="float" office:value="755.235" calcext:value-type="float">
            <text:p>755.235</text:p>
          </table:table-cell>
          <table:table-cell office:value-type="float" office:value="-417.5757" calcext:value-type="float">
            <text:p>-417.5757</text:p>
          </table:table-cell>
          <table:table-cell office:value-type="float" office:value="0" calcext:value-type="float">
            <text:p>0</text:p>
          </table:table-cell>
          <table:table-cell office:value-type="float" office:value="7.692693" calcext:value-type="float">
            <text:p>7.69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199.4514" calcext:value-type="float">
            <text:p>199.4514</text:p>
          </table:table-cell>
          <table:table-cell office:value-type="float" office:value="12954.68" calcext:value-type="float">
            <text:p>12954.68</text:p>
          </table:table-cell>
          <table:table-cell office:value-type="float" office:value="0" calcext:value-type="float">
            <text:p>0</text:p>
          </table:table-cell>
          <table:table-cell office:value-type="float" office:value="41.70261" calcext:value-type="float">
            <text:p>41.70261</text:p>
          </table:table-cell>
          <table:table-cell office:value-type="float" office:value="-498.5578" calcext:value-type="float">
            <text:p>-498.5578</text:p>
          </table:table-cell>
          <table:table-cell office:value-type="float" office:value="1462.049" calcext:value-type="float">
            <text:p>1462.049</text:p>
          </table:table-cell>
          <table:table-cell office:value-type="float" office:value="-83.25145" calcext:value-type="float">
            <text:p>-83.25145</text:p>
          </table:table-cell>
          <table:table-cell office:value-type="float" office:value="67.04144" calcext:value-type="float">
            <text:p>67.04144</text:p>
          </table:table-cell>
          <table:table-cell office:value-type="float" office:value="22.60621" calcext:value-type="float">
            <text:p>22.60621</text:p>
          </table:table-cell>
          <table:table-cell office:value-type="float" office:value="0.1273608" calcext:value-type="float">
            <text:p>0.1273608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77019" calcext:value-type="float">
            <text:p>0.3477019</text:p>
          </table:table-cell>
          <table:table-cell office:value-type="float" office:value="370" calcext:value-type="float">
            <text:p>370</text:p>
          </table:table-cell>
          <table:table-cell office:value-type="float" office:value="352.6332" calcext:value-type="float">
            <text:p>352.6332</text:p>
          </table:table-cell>
          <table:table-cell office:value-type="float" office:value="0" calcext:value-type="float">
            <text:p>0</text:p>
          </table:table-cell>
          <table:table-cell office:value-type="float" office:value="328.5457" calcext:value-type="float">
            <text:p>328.5457</text:p>
          </table:table-cell>
          <table:table-cell office:value-type="float" office:value="1159.035" calcext:value-type="float">
            <text:p>1159.035</text:p>
          </table:table-cell>
          <table:table-cell office:value-type="float" office:value="1416.712" calcext:value-type="float">
            <text:p>1416.712</text:p>
          </table:table-cell>
          <table:table-cell office:value-type="float" office:value="1205.571" calcext:value-type="float">
            <text:p>1205.571</text:p>
          </table:table-cell>
          <table:table-cell office:value-type="float" office:value="698.4463" calcext:value-type="float">
            <text:p>698.4463</text:p>
          </table:table-cell>
          <table:table-cell office:value-type="float" office:value="1079.566" calcext:value-type="float">
            <text:p>1079.566</text:p>
          </table:table-cell>
          <table:table-cell office:value-type="float" office:value="407.8132" calcext:value-type="float">
            <text:p>407.8132</text:p>
          </table:table-cell>
          <table:table-cell office:value-type="float" office:value="1808.972" calcext:value-type="float">
            <text:p>1808.972</text:p>
          </table:table-cell>
          <table:table-cell office:value-type="float" office:value="2050.513" calcext:value-type="float">
            <text:p>2050.513</text:p>
          </table:table-cell>
          <table:table-cell office:value-type="float" office:value="1646.144" calcext:value-type="float">
            <text:p>1646.144</text:p>
          </table:table-cell>
          <table:table-cell office:value-type="float" office:value="580.1931" calcext:value-type="float">
            <text:p>580.1931</text:p>
          </table:table-cell>
          <table:table-cell office:value-type="float" office:value="572.1235" calcext:value-type="float">
            <text:p>572.1235</text:p>
          </table:table-cell>
          <table:table-cell office:value-type="float" office:value="142.3451" calcext:value-type="float">
            <text:p>142.3451</text:p>
          </table:table-cell>
          <table:table-cell office:value-type="float" office:value="35.54735" calcext:value-type="float">
            <text:p>35.54735</text:p>
          </table:table-cell>
          <table:table-cell office:value-type="float" office:value="0" calcext:value-type="float">
            <text:p>0</text:p>
          </table:table-cell>
          <table:table-cell office:value-type="float" office:value="-0.03414753" calcext:value-type="float">
            <text:p>-0.03414753</text:p>
          </table:table-cell>
          <table:table-cell office:value-type="float" office:value="0" calcext:value-type="float">
            <text:p>0</text:p>
          </table:table-cell>
          <table:table-cell office:value-type="float" office:value="3.151172" calcext:value-type="float">
            <text:p>3.151172</text:p>
          </table:table-cell>
          <table:table-cell office:value-type="float" office:value="1325.822" calcext:value-type="float">
            <text:p>1325.822</text:p>
          </table:table-cell>
          <table:table-cell office:value-type="float" office:value="-557.1392" calcext:value-type="float">
            <text:p>-557.1392</text:p>
          </table:table-cell>
          <table:table-cell office:value-type="float" office:value="768.6831" calcext:value-type="float">
            <text:p>768.6831</text:p>
          </table:table-cell>
          <table:table-cell office:value-type="float" office:value="-418.5751" calcext:value-type="float">
            <text:p>-418.5751</text:p>
          </table:table-cell>
          <table:table-cell office:value-type="float" office:value="0" calcext:value-type="float">
            <text:p>0</text:p>
          </table:table-cell>
          <table:table-cell office:value-type="float" office:value="7.552916" calcext:value-type="float">
            <text:p>7.55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199.8558" calcext:value-type="float">
            <text:p>199.8558</text:p>
          </table:table-cell>
          <table:table-cell office:value-type="float" office:value="12954.42" calcext:value-type="float">
            <text:p>12954.42</text:p>
          </table:table-cell>
          <table:table-cell office:value-type="float" office:value="0" calcext:value-type="float">
            <text:p>0</text:p>
          </table:table-cell>
          <table:table-cell office:value-type="float" office:value="42.89973" calcext:value-type="float">
            <text:p>42.89973</text:p>
          </table:table-cell>
          <table:table-cell office:value-type="float" office:value="-500.3319" calcext:value-type="float">
            <text:p>-500.3319</text:p>
          </table:table-cell>
          <table:table-cell office:value-type="float" office:value="1466.857" calcext:value-type="float">
            <text:p>1466.857</text:p>
          </table:table-cell>
          <table:table-cell office:value-type="float" office:value="-83.5668" calcext:value-type="float">
            <text:p>-83.5668</text:p>
          </table:table-cell>
          <table:table-cell office:value-type="float" office:value="67.22387" calcext:value-type="float">
            <text:p>67.22387</text:p>
          </table:table-cell>
          <table:table-cell office:value-type="float" office:value="23.37543" calcext:value-type="float">
            <text:p>23.37543</text:p>
          </table:table-cell>
          <table:table-cell office:value-type="float" office:value="0.1278391" calcext:value-type="float">
            <text:p>0.127839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67043" calcext:value-type="float">
            <text:p>0.3467043</text:p>
          </table:table-cell>
          <table:table-cell office:value-type="float" office:value="370" calcext:value-type="float">
            <text:p>370</text:p>
          </table:table-cell>
          <table:table-cell office:value-type="float" office:value="362.2644" calcext:value-type="float">
            <text:p>362.2644</text:p>
          </table:table-cell>
          <table:table-cell office:value-type="float" office:value="0" calcext:value-type="float">
            <text:p>0</text:p>
          </table:table-cell>
          <table:table-cell office:value-type="float" office:value="328.5244" calcext:value-type="float">
            <text:p>328.5244</text:p>
          </table:table-cell>
          <table:table-cell office:value-type="float" office:value="1158.842" calcext:value-type="float">
            <text:p>1158.842</text:p>
          </table:table-cell>
          <table:table-cell office:value-type="float" office:value="1416.469" calcext:value-type="float">
            <text:p>1416.469</text:p>
          </table:table-cell>
          <table:table-cell office:value-type="float" office:value="1205.578" calcext:value-type="float">
            <text:p>1205.578</text:p>
          </table:table-cell>
          <table:table-cell office:value-type="float" office:value="698.4779" calcext:value-type="float">
            <text:p>698.4779</text:p>
          </table:table-cell>
          <table:table-cell office:value-type="float" office:value="1079.545" calcext:value-type="float">
            <text:p>1079.545</text:p>
          </table:table-cell>
          <table:table-cell office:value-type="float" office:value="407.7973" calcext:value-type="float">
            <text:p>407.7973</text:p>
          </table:table-cell>
          <table:table-cell office:value-type="float" office:value="1808.917" calcext:value-type="float">
            <text:p>1808.917</text:p>
          </table:table-cell>
          <table:table-cell office:value-type="float" office:value="2050.463" calcext:value-type="float">
            <text:p>2050.463</text:p>
          </table:table-cell>
          <table:table-cell office:value-type="float" office:value="1646.111" calcext:value-type="float">
            <text:p>1646.111</text:p>
          </table:table-cell>
          <table:table-cell office:value-type="float" office:value="580.1829" calcext:value-type="float">
            <text:p>580.1829</text:p>
          </table:table-cell>
          <table:table-cell office:value-type="float" office:value="572.1061" calcext:value-type="float">
            <text:p>572.1061</text:p>
          </table:table-cell>
          <table:table-cell office:value-type="float" office:value="142.3451" calcext:value-type="float">
            <text:p>142.3451</text:p>
          </table:table-cell>
          <table:table-cell office:value-type="float" office:value="35.54736" calcext:value-type="float">
            <text:p>35.54736</text:p>
          </table:table-cell>
          <table:table-cell office:value-type="float" office:value="0" calcext:value-type="float">
            <text:p>0</text:p>
          </table:table-cell>
          <table:table-cell office:value-type="float" office:value="-0.03417735" calcext:value-type="float">
            <text:p>-0.03417735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42.224" calcext:value-type="float">
            <text:p>1342.224</text:p>
          </table:table-cell>
          <table:table-cell office:value-type="float" office:value="-562.4457" calcext:value-type="float">
            <text:p>-562.4457</text:p>
          </table:table-cell>
          <table:table-cell office:value-type="float" office:value="779.7778" calcext:value-type="float">
            <text:p>779.7778</text:p>
          </table:table-cell>
          <table:table-cell office:value-type="float" office:value="-419.5688" calcext:value-type="float">
            <text:p>-419.5688</text:p>
          </table:table-cell>
          <table:table-cell office:value-type="float" office:value="0" calcext:value-type="float">
            <text:p>0</text:p>
          </table:table-cell>
          <table:table-cell office:value-type="float" office:value="7.090237" calcext:value-type="float">
            <text:p>7.09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199.2871" calcext:value-type="float">
            <text:p>199.2871</text:p>
          </table:table-cell>
          <table:table-cell office:value-type="float" office:value="12954.17" calcext:value-type="float">
            <text:p>12954.17</text:p>
          </table:table-cell>
          <table:table-cell office:value-type="float" office:value="0" calcext:value-type="float">
            <text:p>0</text:p>
          </table:table-cell>
          <table:table-cell office:value-type="float" office:value="43.13688" calcext:value-type="float">
            <text:p>43.13688</text:p>
          </table:table-cell>
          <table:table-cell office:value-type="float" office:value="-501.7978" calcext:value-type="float">
            <text:p>-501.7978</text:p>
          </table:table-cell>
          <table:table-cell office:value-type="float" office:value="1471.61" calcext:value-type="float">
            <text:p>1471.61</text:p>
          </table:table-cell>
          <table:table-cell office:value-type="float" office:value="-83.75899" calcext:value-type="float">
            <text:p>-83.75899</text:p>
          </table:table-cell>
          <table:table-cell office:value-type="float" office:value="67.38499" calcext:value-type="float">
            <text:p>67.38499</text:p>
          </table:table-cell>
          <table:table-cell office:value-type="float" office:value="23.33612" calcext:value-type="float">
            <text:p>23.33612</text:p>
          </table:table-cell>
          <table:table-cell office:value-type="float" office:value="0.1284836" calcext:value-type="float">
            <text:p>0.128483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55263" calcext:value-type="float">
            <text:p>0.3455263</text:p>
          </table:table-cell>
          <table:table-cell office:value-type="float" office:value="370" calcext:value-type="float">
            <text:p>370</text:p>
          </table:table-cell>
          <table:table-cell office:value-type="float" office:value="372.0764" calcext:value-type="float">
            <text:p>372.0764</text:p>
          </table:table-cell>
          <table:table-cell office:value-type="float" office:value="0" calcext:value-type="float">
            <text:p>0</text:p>
          </table:table-cell>
          <table:table-cell office:value-type="float" office:value="328.4891" calcext:value-type="float">
            <text:p>328.4891</text:p>
          </table:table-cell>
          <table:table-cell office:value-type="float" office:value="1158.616" calcext:value-type="float">
            <text:p>1158.616</text:p>
          </table:table-cell>
          <table:table-cell office:value-type="float" office:value="1416.202" calcext:value-type="float">
            <text:p>1416.202</text:p>
          </table:table-cell>
          <table:table-cell office:value-type="float" office:value="1205.556" calcext:value-type="float">
            <text:p>1205.556</text:p>
          </table:table-cell>
          <table:table-cell office:value-type="float" office:value="698.4716" calcext:value-type="float">
            <text:p>698.4716</text:p>
          </table:table-cell>
          <table:table-cell office:value-type="float" office:value="1079.516" calcext:value-type="float">
            <text:p>1079.516</text:p>
          </table:table-cell>
          <table:table-cell office:value-type="float" office:value="407.7774" calcext:value-type="float">
            <text:p>407.7774</text:p>
          </table:table-cell>
          <table:table-cell office:value-type="float" office:value="1808.859" calcext:value-type="float">
            <text:p>1808.859</text:p>
          </table:table-cell>
          <table:table-cell office:value-type="float" office:value="2050.409" calcext:value-type="float">
            <text:p>2050.409</text:p>
          </table:table-cell>
          <table:table-cell office:value-type="float" office:value="1646.075" calcext:value-type="float">
            <text:p>1646.075</text:p>
          </table:table-cell>
          <table:table-cell office:value-type="float" office:value="580.1714" calcext:value-type="float">
            <text:p>580.1714</text:p>
          </table:table-cell>
          <table:table-cell office:value-type="float" office:value="572.0839" calcext:value-type="float">
            <text:p>572.0839</text:p>
          </table:table-cell>
          <table:table-cell office:value-type="float" office:value="142.345" calcext:value-type="float">
            <text:p>142.345</text:p>
          </table:table-cell>
          <table:table-cell office:value-type="float" office:value="35.54741" calcext:value-type="float">
            <text:p>35.54741</text:p>
          </table:table-cell>
          <table:table-cell office:value-type="float" office:value="0" calcext:value-type="float">
            <text:p>0</text:p>
          </table:table-cell>
          <table:table-cell office:value-type="float" office:value="-0.03419002" calcext:value-type="float">
            <text:p>-0.03419002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57.015" calcext:value-type="float">
            <text:p>1357.015</text:p>
          </table:table-cell>
          <table:table-cell office:value-type="float" office:value="-566.1461" calcext:value-type="float">
            <text:p>-566.1461</text:p>
          </table:table-cell>
          <table:table-cell office:value-type="float" office:value="790.8688" calcext:value-type="float">
            <text:p>790.8688</text:p>
          </table:table-cell>
          <table:table-cell office:value-type="float" office:value="-420.5716" calcext:value-type="float">
            <text:p>-420.5716</text:p>
          </table:table-cell>
          <table:table-cell office:value-type="float" office:value="0" calcext:value-type="float">
            <text:p>0</text:p>
          </table:table-cell>
          <table:table-cell office:value-type="float" office:value="6.821987" calcext:value-type="float">
            <text:p>6.82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198.7635" calcext:value-type="float">
            <text:p>198.7635</text:p>
          </table:table-cell>
          <table:table-cell office:value-type="float" office:value="12953.9" calcext:value-type="float">
            <text:p>12953.9</text:p>
          </table:table-cell>
          <table:table-cell office:value-type="float" office:value="0" calcext:value-type="float">
            <text:p>0</text:p>
          </table:table-cell>
          <table:table-cell office:value-type="float" office:value="43.38453" calcext:value-type="float">
            <text:p>43.38453</text:p>
          </table:table-cell>
          <table:table-cell office:value-type="float" office:value="-503.1734" calcext:value-type="float">
            <text:p>-503.1734</text:p>
          </table:table-cell>
          <table:table-cell office:value-type="float" office:value="1476.584" calcext:value-type="float">
            <text:p>1476.584</text:p>
          </table:table-cell>
          <table:table-cell office:value-type="float" office:value="-83.95933" calcext:value-type="float">
            <text:p>-83.95933</text:p>
          </table:table-cell>
          <table:table-cell office:value-type="float" office:value="67.42875" calcext:value-type="float">
            <text:p>67.42875</text:p>
          </table:table-cell>
          <table:table-cell office:value-type="float" office:value="23.3201" calcext:value-type="float">
            <text:p>23.3201</text:p>
          </table:table-cell>
          <table:table-cell office:value-type="float" office:value="0.1292733" calcext:value-type="float">
            <text:p>0.1292733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44009" calcext:value-type="float">
            <text:p>0.3444009</text:p>
          </table:table-cell>
          <table:table-cell office:value-type="float" office:value="370" calcext:value-type="float">
            <text:p>370</text:p>
          </table:table-cell>
          <table:table-cell office:value-type="float" office:value="379.4025" calcext:value-type="float">
            <text:p>379.4025</text:p>
          </table:table-cell>
          <table:table-cell office:value-type="float" office:value="0" calcext:value-type="float">
            <text:p>0</text:p>
          </table:table-cell>
          <table:table-cell office:value-type="float" office:value="328.5036" calcext:value-type="float">
            <text:p>328.5036</text:p>
          </table:table-cell>
          <table:table-cell office:value-type="float" office:value="1158.368" calcext:value-type="float">
            <text:p>1158.368</text:p>
          </table:table-cell>
          <table:table-cell office:value-type="float" office:value="1415.912" calcext:value-type="float">
            <text:p>1415.912</text:p>
          </table:table-cell>
          <table:table-cell office:value-type="float" office:value="1205.537" calcext:value-type="float">
            <text:p>1205.537</text:p>
          </table:table-cell>
          <table:table-cell office:value-type="float" office:value="698.463" calcext:value-type="float">
            <text:p>698.463</text:p>
          </table:table-cell>
          <table:table-cell office:value-type="float" office:value="1079.487" calcext:value-type="float">
            <text:p>1079.487</text:p>
          </table:table-cell>
          <table:table-cell office:value-type="float" office:value="407.7579" calcext:value-type="float">
            <text:p>407.7579</text:p>
          </table:table-cell>
          <table:table-cell office:value-type="float" office:value="1808.803" calcext:value-type="float">
            <text:p>1808.803</text:p>
          </table:table-cell>
          <table:table-cell office:value-type="float" office:value="2050.356" calcext:value-type="float">
            <text:p>2050.356</text:p>
          </table:table-cell>
          <table:table-cell office:value-type="float" office:value="1646.04" calcext:value-type="float">
            <text:p>1646.04</text:p>
          </table:table-cell>
          <table:table-cell office:value-type="float" office:value="580.1602" calcext:value-type="float">
            <text:p>580.1602</text:p>
          </table:table-cell>
          <table:table-cell office:value-type="float" office:value="572.0618" calcext:value-type="float">
            <text:p>572.0618</text:p>
          </table:table-cell>
          <table:table-cell office:value-type="float" office:value="142.345" calcext:value-type="float">
            <text:p>142.345</text:p>
          </table:table-cell>
          <table:table-cell office:value-type="float" office:value="35.54744" calcext:value-type="float">
            <text:p>35.54744</text:p>
          </table:table-cell>
          <table:table-cell office:value-type="float" office:value="0" calcext:value-type="float">
            <text:p>0</text:p>
          </table:table-cell>
          <table:table-cell office:value-type="float" office:value="-0.03420817" calcext:value-type="float">
            <text:p>-0.03420817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69.522" calcext:value-type="float">
            <text:p>1369.522</text:p>
          </table:table-cell>
          <table:table-cell office:value-type="float" office:value="-570.1456" calcext:value-type="float">
            <text:p>-570.1456</text:p>
          </table:table-cell>
          <table:table-cell office:value-type="float" office:value="799.3765" calcext:value-type="float">
            <text:p>799.3765</text:p>
          </table:table-cell>
          <table:table-cell office:value-type="float" office:value="-421.5521" calcext:value-type="float">
            <text:p>-421.5521</text:p>
          </table:table-cell>
          <table:table-cell office:value-type="float" office:value="0" calcext:value-type="float">
            <text:p>0</text:p>
          </table:table-cell>
          <table:table-cell office:value-type="float" office:value="6.62674" calcext:value-type="float">
            <text:p>6.6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98.2489" calcext:value-type="float">
            <text:p>198.2489</text:p>
          </table:table-cell>
          <table:table-cell office:value-type="float" office:value="12953.62" calcext:value-type="float">
            <text:p>12953.62</text:p>
          </table:table-cell>
          <table:table-cell office:value-type="float" office:value="0" calcext:value-type="float">
            <text:p>0</text:p>
          </table:table-cell>
          <table:table-cell office:value-type="float" office:value="43.63528" calcext:value-type="float">
            <text:p>43.63528</text:p>
          </table:table-cell>
          <table:table-cell office:value-type="float" office:value="-504.4945" calcext:value-type="float">
            <text:p>-504.4945</text:p>
          </table:table-cell>
          <table:table-cell office:value-type="float" office:value="1479.555" calcext:value-type="float">
            <text:p>1479.555</text:p>
          </table:table-cell>
          <table:table-cell office:value-type="float" office:value="-84.16264" calcext:value-type="float">
            <text:p>-84.16264</text:p>
          </table:table-cell>
          <table:table-cell office:value-type="float" office:value="67.37917" calcext:value-type="float">
            <text:p>67.37917</text:p>
          </table:table-cell>
          <table:table-cell office:value-type="float" office:value="23.31304" calcext:value-type="float">
            <text:p>23.31304</text:p>
          </table:table-cell>
          <table:table-cell office:value-type="float" office:value="0.1301438" calcext:value-type="float">
            <text:p>0.1301438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41635" calcext:value-type="float">
            <text:p>0.3441635</text:p>
          </table:table-cell>
          <table:table-cell office:value-type="float" office:value="370" calcext:value-type="float">
            <text:p>370</text:p>
          </table:table-cell>
          <table:table-cell office:value-type="float" office:value="386.0152" calcext:value-type="float">
            <text:p>386.0152</text:p>
          </table:table-cell>
          <table:table-cell office:value-type="float" office:value="0" calcext:value-type="float">
            <text:p>0</text:p>
          </table:table-cell>
          <table:table-cell office:value-type="float" office:value="328.5588" calcext:value-type="float">
            <text:p>328.5588</text:p>
          </table:table-cell>
          <table:table-cell office:value-type="float" office:value="1158.101" calcext:value-type="float">
            <text:p>1158.101</text:p>
          </table:table-cell>
          <table:table-cell office:value-type="float" office:value="1415.603" calcext:value-type="float">
            <text:p>1415.603</text:p>
          </table:table-cell>
          <table:table-cell office:value-type="float" office:value="1205.507" calcext:value-type="float">
            <text:p>1205.507</text:p>
          </table:table-cell>
          <table:table-cell office:value-type="float" office:value="698.4498" calcext:value-type="float">
            <text:p>698.4498</text:p>
          </table:table-cell>
          <table:table-cell office:value-type="float" office:value="1079.456" calcext:value-type="float">
            <text:p>1079.456</text:p>
          </table:table-cell>
          <table:table-cell office:value-type="float" office:value="407.7379" calcext:value-type="float">
            <text:p>407.7379</text:p>
          </table:table-cell>
          <table:table-cell office:value-type="float" office:value="1808.746" calcext:value-type="float">
            <text:p>1808.746</text:p>
          </table:table-cell>
          <table:table-cell office:value-type="float" office:value="2050.304" calcext:value-type="float">
            <text:p>2050.304</text:p>
          </table:table-cell>
          <table:table-cell office:value-type="float" office:value="1646.005" calcext:value-type="float">
            <text:p>1646.005</text:p>
          </table:table-cell>
          <table:table-cell office:value-type="float" office:value="580.1489" calcext:value-type="float">
            <text:p>580.1489</text:p>
          </table:table-cell>
          <table:table-cell office:value-type="float" office:value="572.0397" calcext:value-type="float">
            <text:p>572.0397</text:p>
          </table:table-cell>
          <table:table-cell office:value-type="float" office:value="142.345" calcext:value-type="float">
            <text:p>142.345</text:p>
          </table:table-cell>
          <table:table-cell office:value-type="float" office:value="35.54745" calcext:value-type="float">
            <text:p>35.54745</text:p>
          </table:table-cell>
          <table:table-cell office:value-type="float" office:value="0" calcext:value-type="float">
            <text:p>0</text:p>
          </table:table-cell>
          <table:table-cell office:value-type="float" office:value="-0.03422025" calcext:value-type="float">
            <text:p>-0.03422025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80.578" calcext:value-type="float">
            <text:p>1380.578</text:p>
          </table:table-cell>
          <table:table-cell office:value-type="float" office:value="-573.4587" calcext:value-type="float">
            <text:p>-573.4587</text:p>
          </table:table-cell>
          <table:table-cell office:value-type="float" office:value="807.1196" calcext:value-type="float">
            <text:p>807.1196</text:p>
          </table:table-cell>
          <table:table-cell office:value-type="float" office:value="-422.5373" calcext:value-type="float">
            <text:p>-422.5373</text:p>
          </table:table-cell>
          <table:table-cell office:value-type="float" office:value="0" calcext:value-type="float">
            <text:p>0</text:p>
          </table:table-cell>
          <table:table-cell office:value-type="float" office:value="6.489805" calcext:value-type="float">
            <text:p>6.489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197.8192" calcext:value-type="float">
            <text:p>197.8192</text:p>
          </table:table-cell>
          <table:table-cell office:value-type="float" office:value="12953.34" calcext:value-type="float">
            <text:p>12953.34</text:p>
          </table:table-cell>
          <table:table-cell office:value-type="float" office:value="0" calcext:value-type="float">
            <text:p>0</text:p>
          </table:table-cell>
          <table:table-cell office:value-type="float" office:value="43.88328" calcext:value-type="float">
            <text:p>43.88328</text:p>
          </table:table-cell>
          <table:table-cell office:value-type="float" office:value="-505.6584" calcext:value-type="float">
            <text:p>-505.6584</text:p>
          </table:table-cell>
          <table:table-cell office:value-type="float" office:value="1481.488" calcext:value-type="float">
            <text:p>1481.488</text:p>
          </table:table-cell>
          <table:table-cell office:value-type="float" office:value="-84.36311" calcext:value-type="float">
            <text:p>-84.36311</text:p>
          </table:table-cell>
          <table:table-cell office:value-type="float" office:value="67.3844" calcext:value-type="float">
            <text:p>67.3844</text:p>
          </table:table-cell>
          <table:table-cell office:value-type="float" office:value="23.30226" calcext:value-type="float">
            <text:p>23.30226</text:p>
          </table:table-cell>
          <table:table-cell office:value-type="float" office:value="0.1310367" calcext:value-type="float">
            <text:p>0.1310367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41635" calcext:value-type="float">
            <text:p>0.3441635</text:p>
          </table:table-cell>
          <table:table-cell office:value-type="float" office:value="370" calcext:value-type="float">
            <text:p>370</text:p>
          </table:table-cell>
          <table:table-cell office:value-type="float" office:value="388.3145" calcext:value-type="float">
            <text:p>388.3145</text:p>
          </table:table-cell>
          <table:table-cell office:value-type="float" office:value="0" calcext:value-type="float">
            <text:p>0</text:p>
          </table:table-cell>
          <table:table-cell office:value-type="float" office:value="328.6011" calcext:value-type="float">
            <text:p>328.6011</text:p>
          </table:table-cell>
          <table:table-cell office:value-type="float" office:value="1157.891" calcext:value-type="float">
            <text:p>1157.891</text:p>
          </table:table-cell>
          <table:table-cell office:value-type="float" office:value="1415.338" calcext:value-type="float">
            <text:p>1415.338</text:p>
          </table:table-cell>
          <table:table-cell office:value-type="float" office:value="1205.484" calcext:value-type="float">
            <text:p>1205.484</text:p>
          </table:table-cell>
          <table:table-cell office:value-type="float" office:value="698.436" calcext:value-type="float">
            <text:p>698.436</text:p>
          </table:table-cell>
          <table:table-cell office:value-type="float" office:value="1079.426" calcext:value-type="float">
            <text:p>1079.426</text:p>
          </table:table-cell>
          <table:table-cell office:value-type="float" office:value="407.7181" calcext:value-type="float">
            <text:p>407.7181</text:p>
          </table:table-cell>
          <table:table-cell office:value-type="float" office:value="1808.689" calcext:value-type="float">
            <text:p>1808.689</text:p>
          </table:table-cell>
          <table:table-cell office:value-type="float" office:value="2050.253" calcext:value-type="float">
            <text:p>2050.253</text:p>
          </table:table-cell>
          <table:table-cell office:value-type="float" office:value="1645.971" calcext:value-type="float">
            <text:p>1645.971</text:p>
          </table:table-cell>
          <table:table-cell office:value-type="float" office:value="580.1378" calcext:value-type="float">
            <text:p>580.1378</text:p>
          </table:table-cell>
          <table:table-cell office:value-type="float" office:value="572.0179" calcext:value-type="float">
            <text:p>572.0179</text:p>
          </table:table-cell>
          <table:table-cell office:value-type="float" office:value="142.345" calcext:value-type="float">
            <text:p>142.345</text:p>
          </table:table-cell>
          <table:table-cell office:value-type="float" office:value="35.54745" calcext:value-type="float">
            <text:p>35.54745</text:p>
          </table:table-cell>
          <table:table-cell office:value-type="float" office:value="0" calcext:value-type="float">
            <text:p>0</text:p>
          </table:table-cell>
          <table:table-cell office:value-type="float" office:value="-0.03422735" calcext:value-type="float">
            <text:p>-0.03422735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86.44" calcext:value-type="float">
            <text:p>1386.44</text:p>
          </table:table-cell>
          <table:table-cell office:value-type="float" office:value="-576.049" calcext:value-type="float">
            <text:p>-576.049</text:p>
          </table:table-cell>
          <table:table-cell office:value-type="float" office:value="810.3912" calcext:value-type="float">
            <text:p>810.3912</text:p>
          </table:table-cell>
          <table:table-cell office:value-type="float" office:value="-423.4319" calcext:value-type="float">
            <text:p>-423.4319</text:p>
          </table:table-cell>
          <table:table-cell office:value-type="float" office:value="0" calcext:value-type="float">
            <text:p>0</text:p>
          </table:table-cell>
          <table:table-cell office:value-type="float" office:value="6.419096" calcext:value-type="float">
            <text:p>6.419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197.4049" calcext:value-type="float">
            <text:p>197.4049</text:p>
          </table:table-cell>
          <table:table-cell office:value-type="float" office:value="12953.11" calcext:value-type="float">
            <text:p>12953.11</text:p>
          </table:table-cell>
          <table:table-cell office:value-type="float" office:value="0" calcext:value-type="float">
            <text:p>0</text:p>
          </table:table-cell>
          <table:table-cell office:value-type="float" office:value="44.1284" calcext:value-type="float">
            <text:p>44.1284</text:p>
          </table:table-cell>
          <table:table-cell office:value-type="float" office:value="-506.8005" calcext:value-type="float">
            <text:p>-506.8005</text:p>
          </table:table-cell>
          <table:table-cell office:value-type="float" office:value="1484.283" calcext:value-type="float">
            <text:p>1484.283</text:p>
          </table:table-cell>
          <table:table-cell office:value-type="float" office:value="-84.56204" calcext:value-type="float">
            <text:p>-84.56204</text:p>
          </table:table-cell>
          <table:table-cell office:value-type="float" office:value="67.48532" calcext:value-type="float">
            <text:p>67.48532</text:p>
          </table:table-cell>
          <table:table-cell office:value-type="float" office:value="23.26904" calcext:value-type="float">
            <text:p>23.26904</text:p>
          </table:table-cell>
          <table:table-cell office:value-type="float" office:value="0.1318916" calcext:value-type="float">
            <text:p>0.131891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87" calcext:value-type="float">
            <text:p>0.0761908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41635" calcext:value-type="float">
            <text:p>0.3441635</text:p>
          </table:table-cell>
          <table:table-cell office:value-type="float" office:value="370" calcext:value-type="float">
            <text:p>370</text:p>
          </table:table-cell>
          <table:table-cell office:value-type="float" office:value="389.8309" calcext:value-type="float">
            <text:p>389.8309</text:p>
          </table:table-cell>
          <table:table-cell office:value-type="float" office:value="0" calcext:value-type="float">
            <text:p>0</text:p>
          </table:table-cell>
          <table:table-cell office:value-type="float" office:value="328.5853" calcext:value-type="float">
            <text:p>328.5853</text:p>
          </table:table-cell>
          <table:table-cell office:value-type="float" office:value="1157.733" calcext:value-type="float">
            <text:p>1157.733</text:p>
          </table:table-cell>
          <table:table-cell office:value-type="float" office:value="1415.129" calcext:value-type="float">
            <text:p>1415.129</text:p>
          </table:table-cell>
          <table:table-cell office:value-type="float" office:value="1205.473" calcext:value-type="float">
            <text:p>1205.473</text:p>
          </table:table-cell>
          <table:table-cell office:value-type="float" office:value="698.4329" calcext:value-type="float">
            <text:p>698.4329</text:p>
          </table:table-cell>
          <table:table-cell office:value-type="float" office:value="1079.398" calcext:value-type="float">
            <text:p>1079.398</text:p>
          </table:table-cell>
          <table:table-cell office:value-type="float" office:value="407.7" calcext:value-type="float">
            <text:p>407.7</text:p>
          </table:table-cell>
          <table:table-cell office:value-type="float" office:value="1808.638" calcext:value-type="float">
            <text:p>1808.638</text:p>
          </table:table-cell>
          <table:table-cell office:value-type="float" office:value="2050.201" calcext:value-type="float">
            <text:p>2050.201</text:p>
          </table:table-cell>
          <table:table-cell office:value-type="float" office:value="1645.936" calcext:value-type="float">
            <text:p>1645.936</text:p>
          </table:table-cell>
          <table:table-cell office:value-type="float" office:value="580.1266" calcext:value-type="float">
            <text:p>580.1266</text:p>
          </table:table-cell>
          <table:table-cell office:value-type="float" office:value="571.9962" calcext:value-type="float">
            <text:p>571.9962</text:p>
          </table:table-cell>
          <table:table-cell office:value-type="float" office:value="142.3449" calcext:value-type="float">
            <text:p>142.3449</text:p>
          </table:table-cell>
          <table:table-cell office:value-type="float" office:value="35.54745" calcext:value-type="float">
            <text:p>35.54745</text:p>
          </table:table-cell>
          <table:table-cell office:value-type="float" office:value="0" calcext:value-type="float">
            <text:p>0</text:p>
          </table:table-cell>
          <table:table-cell office:value-type="float" office:value="-0.03423083" calcext:value-type="float">
            <text:p>-0.03423083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91.182" calcext:value-type="float">
            <text:p>1391.182</text:p>
          </table:table-cell>
          <table:table-cell office:value-type="float" office:value="-578.3293" calcext:value-type="float">
            <text:p>-578.3293</text:p>
          </table:table-cell>
          <table:table-cell office:value-type="float" office:value="812.8523" calcext:value-type="float">
            <text:p>812.8523</text:p>
          </table:table-cell>
          <table:table-cell office:value-type="float" office:value="-424.277" calcext:value-type="float">
            <text:p>-424.277</text:p>
          </table:table-cell>
          <table:table-cell office:value-type="float" office:value="0" calcext:value-type="float">
            <text:p>0</text:p>
          </table:table-cell>
          <table:table-cell office:value-type="float" office:value="6.318769" calcext:value-type="float">
            <text:p>6.318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196.9675" calcext:value-type="float">
            <text:p>196.9675</text:p>
          </table:table-cell>
          <table:table-cell office:value-type="float" office:value="12952.89" calcext:value-type="float">
            <text:p>12952.89</text:p>
          </table:table-cell>
          <table:table-cell office:value-type="float" office:value="0" calcext:value-type="float">
            <text:p>0</text:p>
          </table:table-cell>
          <table:table-cell office:value-type="float" office:value="44.37337" calcext:value-type="float">
            <text:p>44.37337</text:p>
          </table:table-cell>
          <table:table-cell office:value-type="float" office:value="-507.8494" calcext:value-type="float">
            <text:p>-507.8494</text:p>
          </table:table-cell>
          <table:table-cell office:value-type="float" office:value="1485.659" calcext:value-type="float">
            <text:p>1485.659</text:p>
          </table:table-cell>
          <table:table-cell office:value-type="float" office:value="-84.7575" calcext:value-type="float">
            <text:p>-84.7575</text:p>
          </table:table-cell>
          <table:table-cell office:value-type="float" office:value="67.60511" calcext:value-type="float">
            <text:p>67.60511</text:p>
          </table:table-cell>
          <table:table-cell office:value-type="float" office:value="23.22612" calcext:value-type="float">
            <text:p>23.22612</text:p>
          </table:table-cell>
          <table:table-cell office:value-type="float" office:value="0.1325566" calcext:value-type="float">
            <text:p>0.132556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41635" calcext:value-type="float">
            <text:p>0.3441635</text:p>
          </table:table-cell>
          <table:table-cell office:value-type="float" office:value="370" calcext:value-type="float">
            <text:p>370</text:p>
          </table:table-cell>
          <table:table-cell office:value-type="float" office:value="390.0427" calcext:value-type="float">
            <text:p>390.0427</text:p>
          </table:table-cell>
          <table:table-cell office:value-type="float" office:value="0" calcext:value-type="float">
            <text:p>0</text:p>
          </table:table-cell>
          <table:table-cell office:value-type="float" office:value="328.5533" calcext:value-type="float">
            <text:p>328.5533</text:p>
          </table:table-cell>
          <table:table-cell office:value-type="float" office:value="1157.572" calcext:value-type="float">
            <text:p>1157.572</text:p>
          </table:table-cell>
          <table:table-cell office:value-type="float" office:value="1414.92" calcext:value-type="float">
            <text:p>1414.92</text:p>
          </table:table-cell>
          <table:table-cell office:value-type="float" office:value="1205.462" calcext:value-type="float">
            <text:p>1205.462</text:p>
          </table:table-cell>
          <table:table-cell office:value-type="float" office:value="698.4318" calcext:value-type="float">
            <text:p>698.4318</text:p>
          </table:table-cell>
          <table:table-cell office:value-type="float" office:value="1079.374" calcext:value-type="float">
            <text:p>1079.374</text:p>
          </table:table-cell>
          <table:table-cell office:value-type="float" office:value="407.683" calcext:value-type="float">
            <text:p>407.683</text:p>
          </table:table-cell>
          <table:table-cell office:value-type="float" office:value="1808.594" calcext:value-type="float">
            <text:p>1808.594</text:p>
          </table:table-cell>
          <table:table-cell office:value-type="float" office:value="2050.15" calcext:value-type="float">
            <text:p>2050.15</text:p>
          </table:table-cell>
          <table:table-cell office:value-type="float" office:value="1645.901" calcext:value-type="float">
            <text:p>1645.901</text:p>
          </table:table-cell>
          <table:table-cell office:value-type="float" office:value="580.1184" calcext:value-type="float">
            <text:p>580.1184</text:p>
          </table:table-cell>
          <table:table-cell office:value-type="float" office:value="571.9745" calcext:value-type="float">
            <text:p>571.9745</text:p>
          </table:table-cell>
          <table:table-cell office:value-type="float" office:value="142.3449" calcext:value-type="float">
            <text:p>142.3449</text:p>
          </table:table-cell>
          <table:table-cell office:value-type="float" office:value="35.54744" calcext:value-type="float">
            <text:p>35.54744</text:p>
          </table:table-cell>
          <table:table-cell office:value-type="float" office:value="0" calcext:value-type="float">
            <text:p>0</text:p>
          </table:table-cell>
          <table:table-cell office:value-type="float" office:value="-0.03423398" calcext:value-type="float">
            <text:p>-0.03423398</text:p>
          </table:table-cell>
          <table:table-cell office:value-type="float" office:value="0" calcext:value-type="float">
            <text:p>0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394.391" calcext:value-type="float">
            <text:p>1394.391</text:p>
          </table:table-cell>
          <table:table-cell office:value-type="float" office:value="-580.4694" calcext:value-type="float">
            <text:p>-580.4694</text:p>
          </table:table-cell>
          <table:table-cell office:value-type="float" office:value="813.9215" calcext:value-type="float">
            <text:p>813.9215</text:p>
          </table:table-cell>
          <table:table-cell office:value-type="float" office:value="-425.1343" calcext:value-type="float">
            <text:p>-425.1343</text:p>
          </table:table-cell>
          <table:table-cell office:value-type="float" office:value="0" calcext:value-type="float">
            <text:p>0</text:p>
          </table:table-cell>
          <table:table-cell office:value-type="float" office:value="6.319992" calcext:value-type="float">
            <text:p>6.31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96.4501" calcext:value-type="float">
            <text:p>196.4501</text:p>
          </table:table-cell>
          <table:table-cell office:value-type="float" office:value="12952.65" calcext:value-type="float">
            <text:p>12952.65</text:p>
          </table:table-cell>
          <table:table-cell office:value-type="float" office:value="0" calcext:value-type="float">
            <text:p>0</text:p>
          </table:table-cell>
          <table:table-cell office:value-type="float" office:value="44.62419" calcext:value-type="float">
            <text:p>44.62419</text:p>
          </table:table-cell>
          <table:table-cell office:value-type="float" office:value="-509.0644" calcext:value-type="float">
            <text:p>-509.0644</text:p>
          </table:table-cell>
          <table:table-cell office:value-type="float" office:value="1488.839" calcext:value-type="float">
            <text:p>1488.839</text:p>
          </table:table-cell>
          <table:table-cell office:value-type="float" office:value="-84.95042" calcext:value-type="float">
            <text:p>-84.95042</text:p>
          </table:table-cell>
          <table:table-cell office:value-type="float" office:value="67.74182" calcext:value-type="float">
            <text:p>67.74182</text:p>
          </table:table-cell>
          <table:table-cell office:value-type="float" office:value="23.18373" calcext:value-type="float">
            <text:p>23.18373</text:p>
          </table:table-cell>
          <table:table-cell office:value-type="float" office:value="0.1332832" calcext:value-type="float">
            <text:p>0.1332832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37488" calcext:value-type="float">
            <text:p>0.3437488</text:p>
          </table:table-cell>
          <table:table-cell office:value-type="float" office:value="370" calcext:value-type="float">
            <text:p>370</text:p>
          </table:table-cell>
          <table:table-cell office:value-type="float" office:value="392.0709" calcext:value-type="float">
            <text:p>392.0709</text:p>
          </table:table-cell>
          <table:table-cell office:value-type="float" office:value="0" calcext:value-type="float">
            <text:p>0</text:p>
          </table:table-cell>
          <table:table-cell office:value-type="float" office:value="328.5124" calcext:value-type="float">
            <text:p>328.5124</text:p>
          </table:table-cell>
          <table:table-cell office:value-type="float" office:value="1157.371" calcext:value-type="float">
            <text:p>1157.371</text:p>
          </table:table-cell>
          <table:table-cell office:value-type="float" office:value="1414.682" calcext:value-type="float">
            <text:p>1414.682</text:p>
          </table:table-cell>
          <table:table-cell office:value-type="float" office:value="1205.441" calcext:value-type="float">
            <text:p>1205.441</text:p>
          </table:table-cell>
          <table:table-cell office:value-type="float" office:value="698.4266" calcext:value-type="float">
            <text:p>698.4266</text:p>
          </table:table-cell>
          <table:table-cell office:value-type="float" office:value="1079.348" calcext:value-type="float">
            <text:p>1079.348</text:p>
          </table:table-cell>
          <table:table-cell office:value-type="float" office:value="407.666" calcext:value-type="float">
            <text:p>407.666</text:p>
          </table:table-cell>
          <table:table-cell office:value-type="float" office:value="1808.551" calcext:value-type="float">
            <text:p>1808.551</text:p>
          </table:table-cell>
          <table:table-cell office:value-type="float" office:value="2050.099" calcext:value-type="float">
            <text:p>2050.099</text:p>
          </table:table-cell>
          <table:table-cell office:value-type="float" office:value="1645.867" calcext:value-type="float">
            <text:p>1645.867</text:p>
          </table:table-cell>
          <table:table-cell office:value-type="float" office:value="580.1119" calcext:value-type="float">
            <text:p>580.1119</text:p>
          </table:table-cell>
          <table:table-cell office:value-type="float" office:value="571.9531" calcext:value-type="float">
            <text:p>571.9531</text:p>
          </table:table-cell>
          <table:table-cell office:value-type="float" office:value="142.3449" calcext:value-type="float">
            <text:p>142.3449</text:p>
          </table:table-cell>
          <table:table-cell office:value-type="float" office:value="35.54743" calcext:value-type="float">
            <text:p>35.54743</text:p>
          </table:table-cell>
          <table:table-cell office:value-type="float" office:value="0" calcext:value-type="float">
            <text:p>0</text:p>
          </table:table-cell>
          <table:table-cell office:value-type="float" office:value="-0.03423931" calcext:value-type="float">
            <text:p>-0.03423931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398.844" calcext:value-type="float">
            <text:p>1398.844</text:p>
          </table:table-cell>
          <table:table-cell office:value-type="float" office:value="-581.8682" calcext:value-type="float">
            <text:p>-581.8682</text:p>
          </table:table-cell>
          <table:table-cell office:value-type="float" office:value="816.9758" calcext:value-type="float">
            <text:p>816.9758</text:p>
          </table:table-cell>
          <table:table-cell office:value-type="float" office:value="-426.0791" calcext:value-type="float">
            <text:p>-426.0791</text:p>
          </table:table-cell>
          <table:table-cell office:value-type="float" office:value="0" calcext:value-type="float">
            <text:p>0</text:p>
          </table:table-cell>
          <table:table-cell office:value-type="float" office:value="6.237434" calcext:value-type="float">
            <text:p>6.23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195.9676" calcext:value-type="float">
            <text:p>195.9676</text:p>
          </table:table-cell>
          <table:table-cell office:value-type="float" office:value="12952.42" calcext:value-type="float">
            <text:p>12952.42</text:p>
          </table:table-cell>
          <table:table-cell office:value-type="float" office:value="0" calcext:value-type="float">
            <text:p>0</text:p>
          </table:table-cell>
          <table:table-cell office:value-type="float" office:value="44.86479" calcext:value-type="float">
            <text:p>44.86479</text:p>
          </table:table-cell>
          <table:table-cell office:value-type="float" office:value="-510.1884" calcext:value-type="float">
            <text:p>-510.1884</text:p>
          </table:table-cell>
          <table:table-cell office:value-type="float" office:value="1491.05" calcext:value-type="float">
            <text:p>1491.05</text:p>
          </table:table-cell>
          <table:table-cell office:value-type="float" office:value="-85.14144" calcext:value-type="float">
            <text:p>-85.14144</text:p>
          </table:table-cell>
          <table:table-cell office:value-type="float" office:value="67.86342" calcext:value-type="float">
            <text:p>67.86342</text:p>
          </table:table-cell>
          <table:table-cell office:value-type="float" office:value="23.13348" calcext:value-type="float">
            <text:p>23.13348</text:p>
          </table:table-cell>
          <table:table-cell office:value-type="float" office:value="0.133995" calcext:value-type="float">
            <text:p>0.133995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24856" calcext:value-type="float">
            <text:p>0.3424856</text:p>
          </table:table-cell>
          <table:table-cell office:value-type="float" office:value="370" calcext:value-type="float">
            <text:p>370</text:p>
          </table:table-cell>
          <table:table-cell office:value-type="float" office:value="392.7176" calcext:value-type="float">
            <text:p>392.7176</text:p>
          </table:table-cell>
          <table:table-cell office:value-type="float" office:value="0" calcext:value-type="float">
            <text:p>0</text:p>
          </table:table-cell>
          <table:table-cell office:value-type="float" office:value="328.4767" calcext:value-type="float">
            <text:p>328.4767</text:p>
          </table:table-cell>
          <table:table-cell office:value-type="float" office:value="1157.193" calcext:value-type="float">
            <text:p>1157.193</text:p>
          </table:table-cell>
          <table:table-cell office:value-type="float" office:value="1414.456" calcext:value-type="float">
            <text:p>1414.456</text:p>
          </table:table-cell>
          <table:table-cell office:value-type="float" office:value="1205.426" calcext:value-type="float">
            <text:p>1205.426</text:p>
          </table:table-cell>
          <table:table-cell office:value-type="float" office:value="698.4191" calcext:value-type="float">
            <text:p>698.4191</text:p>
          </table:table-cell>
          <table:table-cell office:value-type="float" office:value="1079.32" calcext:value-type="float">
            <text:p>1079.32</text:p>
          </table:table-cell>
          <table:table-cell office:value-type="float" office:value="407.6491" calcext:value-type="float">
            <text:p>407.6491</text:p>
          </table:table-cell>
          <table:table-cell office:value-type="float" office:value="1808.508" calcext:value-type="float">
            <text:p>1808.508</text:p>
          </table:table-cell>
          <table:table-cell office:value-type="float" office:value="2050.049" calcext:value-type="float">
            <text:p>2050.049</text:p>
          </table:table-cell>
          <table:table-cell office:value-type="float" office:value="1645.833" calcext:value-type="float">
            <text:p>1645.833</text:p>
          </table:table-cell>
          <table:table-cell office:value-type="float" office:value="580.1049" calcext:value-type="float">
            <text:p>580.1049</text:p>
          </table:table-cell>
          <table:table-cell office:value-type="float" office:value="571.9317" calcext:value-type="float">
            <text:p>571.9317</text:p>
          </table:table-cell>
          <table:table-cell office:value-type="float" office:value="142.3449" calcext:value-type="float">
            <text:p>142.3449</text:p>
          </table:table-cell>
          <table:table-cell office:value-type="float" office:value="35.54747" calcext:value-type="float">
            <text:p>35.54747</text:p>
          </table:table-cell>
          <table:table-cell office:value-type="float" office:value="0" calcext:value-type="float">
            <text:p>0</text:p>
          </table:table-cell>
          <table:table-cell office:value-type="float" office:value="-0.03424311" calcext:value-type="float">
            <text:p>-0.03424311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1.412" calcext:value-type="float">
            <text:p>1401.412</text:p>
          </table:table-cell>
          <table:table-cell office:value-type="float" office:value="-582.8473" calcext:value-type="float">
            <text:p>-582.8473</text:p>
          </table:table-cell>
          <table:table-cell office:value-type="float" office:value="818.5647" calcext:value-type="float">
            <text:p>818.5647</text:p>
          </table:table-cell>
          <table:table-cell office:value-type="float" office:value="-426.9773" calcext:value-type="float">
            <text:p>-426.9773</text:p>
          </table:table-cell>
          <table:table-cell office:value-type="float" office:value="0" calcext:value-type="float">
            <text:p>0</text:p>
          </table:table-cell>
          <table:table-cell office:value-type="float" office:value="6.198906" calcext:value-type="float">
            <text:p>6.198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95.4458" calcext:value-type="float">
            <text:p>195.4458</text:p>
          </table:table-cell>
          <table:table-cell office:value-type="float" office:value="12952.2" calcext:value-type="float">
            <text:p>12952.2</text:p>
          </table:table-cell>
          <table:table-cell office:value-type="float" office:value="0" calcext:value-type="float">
            <text:p>0</text:p>
          </table:table-cell>
          <table:table-cell office:value-type="float" office:value="45.10809" calcext:value-type="float">
            <text:p>45.10809</text:p>
          </table:table-cell>
          <table:table-cell office:value-type="float" office:value="-511.3919" calcext:value-type="float">
            <text:p>-511.3919</text:p>
          </table:table-cell>
          <table:table-cell office:value-type="float" office:value="1494.048" calcext:value-type="float">
            <text:p>1494.048</text:p>
          </table:table-cell>
          <table:table-cell office:value-type="float" office:value="-85.32914" calcext:value-type="float">
            <text:p>-85.32914</text:p>
          </table:table-cell>
          <table:table-cell office:value-type="float" office:value="67.99131" calcext:value-type="float">
            <text:p>67.99131</text:p>
          </table:table-cell>
          <table:table-cell office:value-type="float" office:value="23.07678" calcext:value-type="float">
            <text:p>23.07678</text:p>
          </table:table-cell>
          <table:table-cell office:value-type="float" office:value="0.1347211" calcext:value-type="float">
            <text:p>0.134721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12612" calcext:value-type="float">
            <text:p>0.3412612</text:p>
          </table:table-cell>
          <table:table-cell office:value-type="float" office:value="370" calcext:value-type="float">
            <text:p>370</text:p>
          </table:table-cell>
          <table:table-cell office:value-type="float" office:value="393.6732" calcext:value-type="float">
            <text:p>393.6732</text:p>
          </table:table-cell>
          <table:table-cell office:value-type="float" office:value="0" calcext:value-type="float">
            <text:p>0</text:p>
          </table:table-cell>
          <table:table-cell office:value-type="float" office:value="328.4331" calcext:value-type="float">
            <text:p>328.4331</text:p>
          </table:table-cell>
          <table:table-cell office:value-type="float" office:value="1156.998" calcext:value-type="float">
            <text:p>1156.998</text:p>
          </table:table-cell>
          <table:table-cell office:value-type="float" office:value="1414.223" calcext:value-type="float">
            <text:p>1414.223</text:p>
          </table:table-cell>
          <table:table-cell office:value-type="float" office:value="1205.407" calcext:value-type="float">
            <text:p>1205.407</text:p>
          </table:table-cell>
          <table:table-cell office:value-type="float" office:value="698.4091" calcext:value-type="float">
            <text:p>698.4091</text:p>
          </table:table-cell>
          <table:table-cell office:value-type="float" office:value="1079.294" calcext:value-type="float">
            <text:p>1079.294</text:p>
          </table:table-cell>
          <table:table-cell office:value-type="float" office:value="407.6409" calcext:value-type="float">
            <text:p>407.6409</text:p>
          </table:table-cell>
          <table:table-cell office:value-type="float" office:value="1808.466" calcext:value-type="float">
            <text:p>1808.466</text:p>
          </table:table-cell>
          <table:table-cell office:value-type="float" office:value="2049.998" calcext:value-type="float">
            <text:p>2049.998</text:p>
          </table:table-cell>
          <table:table-cell office:value-type="float" office:value="1645.799" calcext:value-type="float">
            <text:p>1645.799</text:p>
          </table:table-cell>
          <table:table-cell office:value-type="float" office:value="580.0947" calcext:value-type="float">
            <text:p>580.0947</text:p>
          </table:table-cell>
          <table:table-cell office:value-type="float" office:value="571.9105" calcext:value-type="float">
            <text:p>571.9105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" calcext:value-type="float">
            <text:p>35.5475</text:p>
          </table:table-cell>
          <table:table-cell office:value-type="float" office:value="0" calcext:value-type="float">
            <text:p>0</text:p>
          </table:table-cell>
          <table:table-cell office:value-type="float" office:value="-0.03424821" calcext:value-type="float">
            <text:p>-0.03424821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4.34" calcext:value-type="float">
            <text:p>1404.34</text:p>
          </table:table-cell>
          <table:table-cell office:value-type="float" office:value="-583.7923" calcext:value-type="float">
            <text:p>-583.7923</text:p>
          </table:table-cell>
          <table:table-cell office:value-type="float" office:value="820.5473" calcext:value-type="float">
            <text:p>820.5473</text:p>
          </table:table-cell>
          <table:table-cell office:value-type="float" office:value="-427.9127" calcext:value-type="float">
            <text:p>-427.9127</text:p>
          </table:table-cell>
          <table:table-cell office:value-type="float" office:value="0" calcext:value-type="float">
            <text:p>0</text:p>
          </table:table-cell>
          <table:table-cell office:value-type="float" office:value="6.114207" calcext:value-type="float">
            <text:p>6.114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94.9109" calcext:value-type="float">
            <text:p>194.9109</text:p>
          </table:table-cell>
          <table:table-cell office:value-type="float" office:value="12951.95" calcext:value-type="float">
            <text:p>12951.95</text:p>
          </table:table-cell>
          <table:table-cell office:value-type="float" office:value="0" calcext:value-type="float">
            <text:p>0</text:p>
          </table:table-cell>
          <table:table-cell office:value-type="float" office:value="45.35242" calcext:value-type="float">
            <text:p>45.35242</text:p>
          </table:table-cell>
          <table:table-cell office:value-type="float" office:value="-512.6241" calcext:value-type="float">
            <text:p>-512.6241</text:p>
          </table:table-cell>
          <table:table-cell office:value-type="float" office:value="1498.589" calcext:value-type="float">
            <text:p>1498.589</text:p>
          </table:table-cell>
          <table:table-cell office:value-type="float" office:value="-85.51398" calcext:value-type="float">
            <text:p>-85.51398</text:p>
          </table:table-cell>
          <table:table-cell office:value-type="float" office:value="68.07872" calcext:value-type="float">
            <text:p>68.07872</text:p>
          </table:table-cell>
          <table:table-cell office:value-type="float" office:value="23.03777" calcext:value-type="float">
            <text:p>23.03777</text:p>
          </table:table-cell>
          <table:table-cell office:value-type="float" office:value="0.1355359" calcext:value-type="float">
            <text:p>0.1355359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6006" calcext:value-type="float">
            <text:p>0.3406006</text:p>
          </table:table-cell>
          <table:table-cell office:value-type="float" office:value="370" calcext:value-type="float">
            <text:p>370</text:p>
          </table:table-cell>
          <table:table-cell office:value-type="float" office:value="394.0165" calcext:value-type="float">
            <text:p>394.0165</text:p>
          </table:table-cell>
          <table:table-cell office:value-type="float" office:value="0" calcext:value-type="float">
            <text:p>0</text:p>
          </table:table-cell>
          <table:table-cell office:value-type="float" office:value="328.4033" calcext:value-type="float">
            <text:p>328.4033</text:p>
          </table:table-cell>
          <table:table-cell office:value-type="float" office:value="1156.776" calcext:value-type="float">
            <text:p>1156.776</text:p>
          </table:table-cell>
          <table:table-cell office:value-type="float" office:value="1413.967" calcext:value-type="float">
            <text:p>1413.967</text:p>
          </table:table-cell>
          <table:table-cell office:value-type="float" office:value="1205.382" calcext:value-type="float">
            <text:p>1205.382</text:p>
          </table:table-cell>
          <table:table-cell office:value-type="float" office:value="698.3942" calcext:value-type="float">
            <text:p>698.3942</text:p>
          </table:table-cell>
          <table:table-cell office:value-type="float" office:value="1079.266" calcext:value-type="float">
            <text:p>1079.266</text:p>
          </table:table-cell>
          <table:table-cell office:value-type="float" office:value="407.6321" calcext:value-type="float">
            <text:p>407.6321</text:p>
          </table:table-cell>
          <table:table-cell office:value-type="float" office:value="1808.423" calcext:value-type="float">
            <text:p>1808.423</text:p>
          </table:table-cell>
          <table:table-cell office:value-type="float" office:value="2049.948" calcext:value-type="float">
            <text:p>2049.948</text:p>
          </table:table-cell>
          <table:table-cell office:value-type="float" office:value="1645.765" calcext:value-type="float">
            <text:p>1645.765</text:p>
          </table:table-cell>
          <table:table-cell office:value-type="float" office:value="580.088" calcext:value-type="float">
            <text:p>580.088</text:p>
          </table:table-cell>
          <table:table-cell office:value-type="float" office:value="571.8895" calcext:value-type="float">
            <text:p>571.8895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5729" calcext:value-type="float">
            <text:p>-0.03425729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6.656" calcext:value-type="float">
            <text:p>1406.656</text:p>
          </table:table-cell>
          <table:table-cell office:value-type="float" office:value="-584.7074" calcext:value-type="float">
            <text:p>-584.7074</text:p>
          </table:table-cell>
          <table:table-cell office:value-type="float" office:value="821.9486" calcext:value-type="float">
            <text:p>821.9486</text:p>
          </table:table-cell>
          <table:table-cell office:value-type="float" office:value="-428.8699" calcext:value-type="float">
            <text:p>-428.8699</text:p>
          </table:table-cell>
          <table:table-cell office:value-type="float" office:value="0" calcext:value-type="float">
            <text:p>0</text:p>
          </table:table-cell>
          <table:table-cell office:value-type="float" office:value="6.023961" calcext:value-type="float">
            <text:p>6.02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94.4554" calcext:value-type="float">
            <text:p>194.4554</text:p>
          </table:table-cell>
          <table:table-cell office:value-type="float" office:value="12951.71" calcext:value-type="float">
            <text:p>12951.71</text:p>
          </table:table-cell>
          <table:table-cell office:value-type="float" office:value="0" calcext:value-type="float">
            <text:p>0</text:p>
          </table:table-cell>
          <table:table-cell office:value-type="float" office:value="45.60344" calcext:value-type="float">
            <text:p>45.60344</text:p>
          </table:table-cell>
          <table:table-cell office:value-type="float" office:value="-513.7654" calcext:value-type="float">
            <text:p>-513.7654</text:p>
          </table:table-cell>
          <table:table-cell office:value-type="float" office:value="1500.969" calcext:value-type="float">
            <text:p>1500.969</text:p>
          </table:table-cell>
          <table:table-cell office:value-type="float" office:value="-85.69384" calcext:value-type="float">
            <text:p>-85.69384</text:p>
          </table:table-cell>
          <table:table-cell office:value-type="float" office:value="67.96356" calcext:value-type="float">
            <text:p>67.96356</text:p>
          </table:table-cell>
          <table:table-cell office:value-type="float" office:value="23.02076" calcext:value-type="float">
            <text:p>23.02076</text:p>
          </table:table-cell>
          <table:table-cell office:value-type="float" office:value="0.1363909" calcext:value-type="float">
            <text:p>0.1363909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3" calcext:value-type="float">
            <text:p>0.07619093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6006" calcext:value-type="float">
            <text:p>0.3406006</text:p>
          </table:table-cell>
          <table:table-cell office:value-type="float" office:value="370" calcext:value-type="float">
            <text:p>370</text:p>
          </table:table-cell>
          <table:table-cell office:value-type="float" office:value="393.787" calcext:value-type="float">
            <text:p>393.787</text:p>
          </table:table-cell>
          <table:table-cell office:value-type="float" office:value="0" calcext:value-type="float">
            <text:p>0</text:p>
          </table:table-cell>
          <table:table-cell office:value-type="float" office:value="328.4462" calcext:value-type="float">
            <text:p>328.4462</text:p>
          </table:table-cell>
          <table:table-cell office:value-type="float" office:value="1156.548" calcext:value-type="float">
            <text:p>1156.548</text:p>
          </table:table-cell>
          <table:table-cell office:value-type="float" office:value="1413.708" calcext:value-type="float">
            <text:p>1413.708</text:p>
          </table:table-cell>
          <table:table-cell office:value-type="float" office:value="1205.353" calcext:value-type="float">
            <text:p>1205.353</text:p>
          </table:table-cell>
          <table:table-cell office:value-type="float" office:value="698.3768" calcext:value-type="float">
            <text:p>698.3768</text:p>
          </table:table-cell>
          <table:table-cell office:value-type="float" office:value="1079.237" calcext:value-type="float">
            <text:p>1079.237</text:p>
          </table:table-cell>
          <table:table-cell office:value-type="float" office:value="407.623" calcext:value-type="float">
            <text:p>407.623</text:p>
          </table:table-cell>
          <table:table-cell office:value-type="float" office:value="1808.38" calcext:value-type="float">
            <text:p>1808.38</text:p>
          </table:table-cell>
          <table:table-cell office:value-type="float" office:value="2049.899" calcext:value-type="float">
            <text:p>2049.899</text:p>
          </table:table-cell>
          <table:table-cell office:value-type="float" office:value="1645.732" calcext:value-type="float">
            <text:p>1645.732</text:p>
          </table:table-cell>
          <table:table-cell office:value-type="float" office:value="580.0811" calcext:value-type="float">
            <text:p>580.0811</text:p>
          </table:table-cell>
          <table:table-cell office:value-type="float" office:value="571.8685" calcext:value-type="float">
            <text:p>571.8685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687" calcext:value-type="float">
            <text:p>-0.0342687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8.281" calcext:value-type="float">
            <text:p>1408.281</text:p>
          </table:table-cell>
          <table:table-cell office:value-type="float" office:value="-585.5867" calcext:value-type="float">
            <text:p>-585.5867</text:p>
          </table:table-cell>
          <table:table-cell office:value-type="float" office:value="822.6946" calcext:value-type="float">
            <text:p>822.6946</text:p>
          </table:table-cell>
          <table:table-cell office:value-type="float" office:value="-429.7543" calcext:value-type="float">
            <text:p>-429.7543</text:p>
          </table:table-cell>
          <table:table-cell office:value-type="float" office:value="0" calcext:value-type="float">
            <text:p>0</text:p>
          </table:table-cell>
          <table:table-cell office:value-type="float" office:value="5.94702" calcext:value-type="float">
            <text:p>5.94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93.8315" calcext:value-type="float">
            <text:p>193.8315</text:p>
          </table:table-cell>
          <table:table-cell office:value-type="float" office:value="12951.47" calcext:value-type="float">
            <text:p>12951.47</text:p>
          </table:table-cell>
          <table:table-cell office:value-type="float" office:value="0" calcext:value-type="float">
            <text:p>0</text:p>
          </table:table-cell>
          <table:table-cell office:value-type="float" office:value="45.83926" calcext:value-type="float">
            <text:p>45.83926</text:p>
          </table:table-cell>
          <table:table-cell office:value-type="float" office:value="-514.9752" calcext:value-type="float">
            <text:p>-514.9752</text:p>
          </table:table-cell>
          <table:table-cell office:value-type="float" office:value="1501.999" calcext:value-type="float">
            <text:p>1501.999</text:p>
          </table:table-cell>
          <table:table-cell office:value-type="float" office:value="-85.8757" calcext:value-type="float">
            <text:p>-85.8757</text:p>
          </table:table-cell>
          <table:table-cell office:value-type="float" office:value="68.09924" calcext:value-type="float">
            <text:p>68.09924</text:p>
          </table:table-cell>
          <table:table-cell office:value-type="float" office:value="22.94642" calcext:value-type="float">
            <text:p>22.94642</text:p>
          </table:table-cell>
          <table:table-cell office:value-type="float" office:value="0.1370782" calcext:value-type="float">
            <text:p>0.1370782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6006" calcext:value-type="float">
            <text:p>0.3406006</text:p>
          </table:table-cell>
          <table:table-cell office:value-type="float" office:value="370" calcext:value-type="float">
            <text:p>370</text:p>
          </table:table-cell>
          <table:table-cell office:value-type="float" office:value="392.8515" calcext:value-type="float">
            <text:p>392.8515</text:p>
          </table:table-cell>
          <table:table-cell office:value-type="float" office:value="0" calcext:value-type="float">
            <text:p>0</text:p>
          </table:table-cell>
          <table:table-cell office:value-type="float" office:value="328.4004" calcext:value-type="float">
            <text:p>328.4004</text:p>
          </table:table-cell>
          <table:table-cell office:value-type="float" office:value="1156.319" calcext:value-type="float">
            <text:p>1156.319</text:p>
          </table:table-cell>
          <table:table-cell office:value-type="float" office:value="1413.443" calcext:value-type="float">
            <text:p>1413.443</text:p>
          </table:table-cell>
          <table:table-cell office:value-type="float" office:value="1205.318" calcext:value-type="float">
            <text:p>1205.318</text:p>
          </table:table-cell>
          <table:table-cell office:value-type="float" office:value="698.3541" calcext:value-type="float">
            <text:p>698.3541</text:p>
          </table:table-cell>
          <table:table-cell office:value-type="float" office:value="1079.206" calcext:value-type="float">
            <text:p>1079.206</text:p>
          </table:table-cell>
          <table:table-cell office:value-type="float" office:value="407.6133" calcext:value-type="float">
            <text:p>407.6133</text:p>
          </table:table-cell>
          <table:table-cell office:value-type="float" office:value="1808.337" calcext:value-type="float">
            <text:p>1808.337</text:p>
          </table:table-cell>
          <table:table-cell office:value-type="float" office:value="2049.85" calcext:value-type="float">
            <text:p>2049.85</text:p>
          </table:table-cell>
          <table:table-cell office:value-type="float" office:value="1645.698" calcext:value-type="float">
            <text:p>1645.698</text:p>
          </table:table-cell>
          <table:table-cell office:value-type="float" office:value="580.0716" calcext:value-type="float">
            <text:p>580.0716</text:p>
          </table:table-cell>
          <table:table-cell office:value-type="float" office:value="571.8478" calcext:value-type="float">
            <text:p>571.8478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7724" calcext:value-type="float">
            <text:p>-0.0342772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241" calcext:value-type="float">
            <text:p>1409.241</text:p>
          </table:table-cell>
          <table:table-cell office:value-type="float" office:value="-586.4307" calcext:value-type="float">
            <text:p>-586.4307</text:p>
          </table:table-cell>
          <table:table-cell office:value-type="float" office:value="822.8105" calcext:value-type="float">
            <text:p>822.8105</text:p>
          </table:table-cell>
          <table:table-cell office:value-type="float" office:value="-430.7888" calcext:value-type="float">
            <text:p>-430.7888</text:p>
          </table:table-cell>
          <table:table-cell office:value-type="float" office:value="0" calcext:value-type="float">
            <text:p>0</text:p>
          </table:table-cell>
          <table:table-cell office:value-type="float" office:value="5.950923" calcext:value-type="float">
            <text:p>5.95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193.38" calcext:value-type="float">
            <text:p>193.38</text:p>
          </table:table-cell>
          <table:table-cell office:value-type="float" office:value="12951.22" calcext:value-type="float">
            <text:p>12951.22</text:p>
          </table:table-cell>
          <table:table-cell office:value-type="float" office:value="0" calcext:value-type="float">
            <text:p>0</text:p>
          </table:table-cell>
          <table:table-cell office:value-type="float" office:value="46.07182" calcext:value-type="float">
            <text:p>46.07182</text:p>
          </table:table-cell>
          <table:table-cell office:value-type="float" office:value="-516.1091" calcext:value-type="float">
            <text:p>-516.1091</text:p>
          </table:table-cell>
          <table:table-cell office:value-type="float" office:value="1507.115" calcext:value-type="float">
            <text:p>1507.115</text:p>
          </table:table-cell>
          <table:table-cell office:value-type="float" office:value="-86.0555" calcext:value-type="float">
            <text:p>-86.0555</text:p>
          </table:table-cell>
          <table:table-cell office:value-type="float" office:value="68.18505" calcext:value-type="float">
            <text:p>68.18505</text:p>
          </table:table-cell>
          <table:table-cell office:value-type="float" office:value="22.90399" calcext:value-type="float">
            <text:p>22.90399</text:p>
          </table:table-cell>
          <table:table-cell office:value-type="float" office:value="0.1378702" calcext:value-type="float">
            <text:p>0.1378702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6006" calcext:value-type="float">
            <text:p>0.3406006</text:p>
          </table:table-cell>
          <table:table-cell office:value-type="float" office:value="370" calcext:value-type="float">
            <text:p>370</text:p>
          </table:table-cell>
          <table:table-cell office:value-type="float" office:value="391.4291" calcext:value-type="float">
            <text:p>391.4291</text:p>
          </table:table-cell>
          <table:table-cell office:value-type="float" office:value="0" calcext:value-type="float">
            <text:p>0</text:p>
          </table:table-cell>
          <table:table-cell office:value-type="float" office:value="328.3805" calcext:value-type="float">
            <text:p>328.3805</text:p>
          </table:table-cell>
          <table:table-cell office:value-type="float" office:value="1156.151" calcext:value-type="float">
            <text:p>1156.151</text:p>
          </table:table-cell>
          <table:table-cell office:value-type="float" office:value="1413.22" calcext:value-type="float">
            <text:p>1413.22</text:p>
          </table:table-cell>
          <table:table-cell office:value-type="float" office:value="1205.292" calcext:value-type="float">
            <text:p>1205.292</text:p>
          </table:table-cell>
          <table:table-cell office:value-type="float" office:value="698.3354" calcext:value-type="float">
            <text:p>698.3354</text:p>
          </table:table-cell>
          <table:table-cell office:value-type="float" office:value="1079.177" calcext:value-type="float">
            <text:p>1079.177</text:p>
          </table:table-cell>
          <table:table-cell office:value-type="float" office:value="407.6033" calcext:value-type="float">
            <text:p>407.6033</text:p>
          </table:table-cell>
          <table:table-cell office:value-type="float" office:value="1808.293" calcext:value-type="float">
            <text:p>1808.293</text:p>
          </table:table-cell>
          <table:table-cell office:value-type="float" office:value="2049.801" calcext:value-type="float">
            <text:p>2049.801</text:p>
          </table:table-cell>
          <table:table-cell office:value-type="float" office:value="1645.665" calcext:value-type="float">
            <text:p>1645.665</text:p>
          </table:table-cell>
          <table:table-cell office:value-type="float" office:value="580.0618" calcext:value-type="float">
            <text:p>580.0618</text:p>
          </table:table-cell>
          <table:table-cell office:value-type="float" office:value="571.8272" calcext:value-type="float">
            <text:p>571.8272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8096" calcext:value-type="float">
            <text:p>-0.03428096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07" calcext:value-type="float">
            <text:p>1409.607</text:p>
          </table:table-cell>
          <table:table-cell office:value-type="float" office:value="-587.2542" calcext:value-type="float">
            <text:p>-587.2542</text:p>
          </table:table-cell>
          <table:table-cell office:value-type="float" office:value="822.3531" calcext:value-type="float">
            <text:p>822.3531</text:p>
          </table:table-cell>
          <table:table-cell office:value-type="float" office:value="-431.6537" calcext:value-type="float">
            <text:p>-431.6537</text:p>
          </table:table-cell>
          <table:table-cell office:value-type="float" office:value="0" calcext:value-type="float">
            <text:p>0</text:p>
          </table:table-cell>
          <table:table-cell office:value-type="float" office:value="5.860862" calcext:value-type="float">
            <text:p>5.86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93.1082" calcext:value-type="float">
            <text:p>193.1082</text:p>
          </table:table-cell>
          <table:table-cell office:value-type="float" office:value="12951.01" calcext:value-type="float">
            <text:p>12951.01</text:p>
          </table:table-cell>
          <table:table-cell office:value-type="float" office:value="0" calcext:value-type="float">
            <text:p>0</text:p>
          </table:table-cell>
          <table:table-cell office:value-type="float" office:value="46.3039" calcext:value-type="float">
            <text:p>46.3039</text:p>
          </table:table-cell>
          <table:table-cell office:value-type="float" office:value="-517.0416" calcext:value-type="float">
            <text:p>-517.0416</text:p>
          </table:table-cell>
          <table:table-cell office:value-type="float" office:value="1510.316" calcext:value-type="float">
            <text:p>1510.316</text:p>
          </table:table-cell>
          <table:table-cell office:value-type="float" office:value="-86.23308" calcext:value-type="float">
            <text:p>-86.23308</text:p>
          </table:table-cell>
          <table:table-cell office:value-type="float" office:value="68.18308" calcext:value-type="float">
            <text:p>68.18308</text:p>
          </table:table-cell>
          <table:table-cell office:value-type="float" office:value="22.88967" calcext:value-type="float">
            <text:p>22.88967</text:p>
          </table:table-cell>
          <table:table-cell office:value-type="float" office:value="0.1387238" calcext:value-type="float">
            <text:p>0.1387238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6006" calcext:value-type="float">
            <text:p>0.3406006</text:p>
          </table:table-cell>
          <table:table-cell office:value-type="float" office:value="370" calcext:value-type="float">
            <text:p>370</text:p>
          </table:table-cell>
          <table:table-cell office:value-type="float" office:value="389.8873" calcext:value-type="float">
            <text:p>389.8873</text:p>
          </table:table-cell>
          <table:table-cell office:value-type="float" office:value="0" calcext:value-type="float">
            <text:p>0</text:p>
          </table:table-cell>
          <table:table-cell office:value-type="float" office:value="328.3947" calcext:value-type="float">
            <text:p>328.3947</text:p>
          </table:table-cell>
          <table:table-cell office:value-type="float" office:value="1156.025" calcext:value-type="float">
            <text:p>1156.025</text:p>
          </table:table-cell>
          <table:table-cell office:value-type="float" office:value="1413.056" calcext:value-type="float">
            <text:p>1413.056</text:p>
          </table:table-cell>
          <table:table-cell office:value-type="float" office:value="1205.278" calcext:value-type="float">
            <text:p>1205.278</text:p>
          </table:table-cell>
          <table:table-cell office:value-type="float" office:value="698.3285" calcext:value-type="float">
            <text:p>698.3285</text:p>
          </table:table-cell>
          <table:table-cell office:value-type="float" office:value="1079.156" calcext:value-type="float">
            <text:p>1079.156</text:p>
          </table:table-cell>
          <table:table-cell office:value-type="float" office:value="407.5949" calcext:value-type="float">
            <text:p>407.5949</text:p>
          </table:table-cell>
          <table:table-cell office:value-type="float" office:value="1808.252" calcext:value-type="float">
            <text:p>1808.252</text:p>
          </table:table-cell>
          <table:table-cell office:value-type="float" office:value="2049.758" calcext:value-type="float">
            <text:p>2049.758</text:p>
          </table:table-cell>
          <table:table-cell office:value-type="float" office:value="1645.632" calcext:value-type="float">
            <text:p>1645.632</text:p>
          </table:table-cell>
          <table:table-cell office:value-type="float" office:value="580.0542" calcext:value-type="float">
            <text:p>580.0542</text:p>
          </table:table-cell>
          <table:table-cell office:value-type="float" office:value="571.8068" calcext:value-type="float">
            <text:p>571.8068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8625" calcext:value-type="float">
            <text:p>-0.03428625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88.0527" calcext:value-type="float">
            <text:p>-588.0527</text:p>
          </table:table-cell>
          <table:table-cell office:value-type="float" office:value="821.5652" calcext:value-type="float">
            <text:p>821.5652</text:p>
          </table:table-cell>
          <table:table-cell office:value-type="float" office:value="-432.3262" calcext:value-type="float">
            <text:p>-432.3262</text:p>
          </table:table-cell>
          <table:table-cell office:value-type="float" office:value="0" calcext:value-type="float">
            <text:p>0</text:p>
          </table:table-cell>
          <table:table-cell office:value-type="float" office:value="5.777843" calcext:value-type="float">
            <text:p>5.777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92.847" calcext:value-type="float">
            <text:p>192.847</text:p>
          </table:table-cell>
          <table:table-cell office:value-type="float" office:value="12950.81" calcext:value-type="float">
            <text:p>12950.81</text:p>
          </table:table-cell>
          <table:table-cell office:value-type="float" office:value="0" calcext:value-type="float">
            <text:p>0</text:p>
          </table:table-cell>
          <table:table-cell office:value-type="float" office:value="46.53419" calcext:value-type="float">
            <text:p>46.53419</text:p>
          </table:table-cell>
          <table:table-cell office:value-type="float" office:value="-517.9349" calcext:value-type="float">
            <text:p>-517.9349</text:p>
          </table:table-cell>
          <table:table-cell office:value-type="float" office:value="1512.007" calcext:value-type="float">
            <text:p>1512.007</text:p>
          </table:table-cell>
          <table:table-cell office:value-type="float" office:value="-86.40854" calcext:value-type="float">
            <text:p>-86.40854</text:p>
          </table:table-cell>
          <table:table-cell office:value-type="float" office:value="68.08046" calcext:value-type="float">
            <text:p>68.08046</text:p>
          </table:table-cell>
          <table:table-cell office:value-type="float" office:value="22.88079" calcext:value-type="float">
            <text:p>22.88079</text:p>
          </table:table-cell>
          <table:table-cell office:value-type="float" office:value="0.1395441" calcext:value-type="float">
            <text:p>0.139544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405995" calcext:value-type="float">
            <text:p>0.3405995</text:p>
          </table:table-cell>
          <table:table-cell office:value-type="float" office:value="370" calcext:value-type="float">
            <text:p>370</text:p>
          </table:table-cell>
          <table:table-cell office:value-type="float" office:value="388.4126" calcext:value-type="float">
            <text:p>388.4126</text:p>
          </table:table-cell>
          <table:table-cell office:value-type="float" office:value="0" calcext:value-type="float">
            <text:p>0</text:p>
          </table:table-cell>
          <table:table-cell office:value-type="float" office:value="328.4315" calcext:value-type="float">
            <text:p>328.4315</text:p>
          </table:table-cell>
          <table:table-cell office:value-type="float" office:value="1155.888" calcext:value-type="float">
            <text:p>1155.888</text:p>
          </table:table-cell>
          <table:table-cell office:value-type="float" office:value="1412.89" calcext:value-type="float">
            <text:p>1412.89</text:p>
          </table:table-cell>
          <table:table-cell office:value-type="float" office:value="1205.262" calcext:value-type="float">
            <text:p>1205.262</text:p>
          </table:table-cell>
          <table:table-cell office:value-type="float" office:value="698.3228" calcext:value-type="float">
            <text:p>698.3228</text:p>
          </table:table-cell>
          <table:table-cell office:value-type="float" office:value="1079.137" calcext:value-type="float">
            <text:p>1079.137</text:p>
          </table:table-cell>
          <table:table-cell office:value-type="float" office:value="407.5888" calcext:value-type="float">
            <text:p>407.5888</text:p>
          </table:table-cell>
          <table:table-cell office:value-type="float" office:value="1808.212" calcext:value-type="float">
            <text:p>1808.212</text:p>
          </table:table-cell>
          <table:table-cell office:value-type="float" office:value="2049.721" calcext:value-type="float">
            <text:p>2049.721</text:p>
          </table:table-cell>
          <table:table-cell office:value-type="float" office:value="1645.598" calcext:value-type="float">
            <text:p>1645.598</text:p>
          </table:table-cell>
          <table:table-cell office:value-type="float" office:value="580.0469" calcext:value-type="float">
            <text:p>580.0469</text:p>
          </table:table-cell>
          <table:table-cell office:value-type="float" office:value="571.7864" calcext:value-type="float">
            <text:p>571.7864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1" calcext:value-type="float">
            <text:p>35.54751</text:p>
          </table:table-cell>
          <table:table-cell office:value-type="float" office:value="0" calcext:value-type="float">
            <text:p>0</text:p>
          </table:table-cell>
          <table:table-cell office:value-type="float" office:value="-0.03428833" calcext:value-type="float">
            <text:p>-0.03428833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88.8105" calcext:value-type="float">
            <text:p>-588.8105</text:p>
          </table:table-cell>
          <table:table-cell office:value-type="float" office:value="820.8074" calcext:value-type="float">
            <text:p>820.8074</text:p>
          </table:table-cell>
          <table:table-cell office:value-type="float" office:value="-432.9801" calcext:value-type="float">
            <text:p>-432.9801</text:p>
          </table:table-cell>
          <table:table-cell office:value-type="float" office:value="0" calcext:value-type="float">
            <text:p>0</text:p>
          </table:table-cell>
          <table:table-cell office:value-type="float" office:value="5.709689" calcext:value-type="float">
            <text:p>5.709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92.5451" calcext:value-type="float">
            <text:p>192.5451</text:p>
          </table:table-cell>
          <table:table-cell office:value-type="float" office:value="12950.6" calcext:value-type="float">
            <text:p>12950.6</text:p>
          </table:table-cell>
          <table:table-cell office:value-type="float" office:value="0" calcext:value-type="float">
            <text:p>0</text:p>
          </table:table-cell>
          <table:table-cell office:value-type="float" office:value="46.77094" calcext:value-type="float">
            <text:p>46.77094</text:p>
          </table:table-cell>
          <table:table-cell office:value-type="float" office:value="-518.8642" calcext:value-type="float">
            <text:p>-518.8642</text:p>
          </table:table-cell>
          <table:table-cell office:value-type="float" office:value="1513.51" calcext:value-type="float">
            <text:p>1513.51</text:p>
          </table:table-cell>
          <table:table-cell office:value-type="float" office:value="-86.57879" calcext:value-type="float">
            <text:p>-86.57879</text:p>
          </table:table-cell>
          <table:table-cell office:value-type="float" office:value="67.95052" calcext:value-type="float">
            <text:p>67.95052</text:p>
          </table:table-cell>
          <table:table-cell office:value-type="float" office:value="22.87065" calcext:value-type="float">
            <text:p>22.87065</text:p>
          </table:table-cell>
          <table:table-cell office:value-type="float" office:value="0.1403717" calcext:value-type="float">
            <text:p>0.1403717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94217" calcext:value-type="float">
            <text:p>0.3394217</text:p>
          </table:table-cell>
          <table:table-cell office:value-type="float" office:value="370" calcext:value-type="float">
            <text:p>370</text:p>
          </table:table-cell>
          <table:table-cell office:value-type="float" office:value="386.9406" calcext:value-type="float">
            <text:p>386.9406</text:p>
          </table:table-cell>
          <table:table-cell office:value-type="float" office:value="0" calcext:value-type="float">
            <text:p>0</text:p>
          </table:table-cell>
          <table:table-cell office:value-type="float" office:value="328.4809" calcext:value-type="float">
            <text:p>328.4809</text:p>
          </table:table-cell>
          <table:table-cell office:value-type="float" office:value="1155.724" calcext:value-type="float">
            <text:p>1155.724</text:p>
          </table:table-cell>
          <table:table-cell office:value-type="float" office:value="1412.702" calcext:value-type="float">
            <text:p>1412.702</text:p>
          </table:table-cell>
          <table:table-cell office:value-type="float" office:value="1205.24" calcext:value-type="float">
            <text:p>1205.24</text:p>
          </table:table-cell>
          <table:table-cell office:value-type="float" office:value="698.3109" calcext:value-type="float">
            <text:p>698.3109</text:p>
          </table:table-cell>
          <table:table-cell office:value-type="float" office:value="1079.117" calcext:value-type="float">
            <text:p>1079.117</text:p>
          </table:table-cell>
          <table:table-cell office:value-type="float" office:value="407.5822" calcext:value-type="float">
            <text:p>407.5822</text:p>
          </table:table-cell>
          <table:table-cell office:value-type="float" office:value="1808.172" calcext:value-type="float">
            <text:p>1808.172</text:p>
          </table:table-cell>
          <table:table-cell office:value-type="float" office:value="2049.684" calcext:value-type="float">
            <text:p>2049.684</text:p>
          </table:table-cell>
          <table:table-cell office:value-type="float" office:value="1645.565" calcext:value-type="float">
            <text:p>1645.565</text:p>
          </table:table-cell>
          <table:table-cell office:value-type="float" office:value="580.0389" calcext:value-type="float">
            <text:p>580.0389</text:p>
          </table:table-cell>
          <table:table-cell office:value-type="float" office:value="571.7663" calcext:value-type="float">
            <text:p>571.7663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9131" calcext:value-type="float">
            <text:p>-0.03429131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89.5128" calcext:value-type="float">
            <text:p>-589.5128</text:p>
          </table:table-cell>
          <table:table-cell office:value-type="float" office:value="820.1051" calcext:value-type="float">
            <text:p>820.1051</text:p>
          </table:table-cell>
          <table:table-cell office:value-type="float" office:value="-433.6821" calcext:value-type="float">
            <text:p>-433.6821</text:p>
          </table:table-cell>
          <table:table-cell office:value-type="float" office:value="0" calcext:value-type="float">
            <text:p>0</text:p>
          </table:table-cell>
          <table:table-cell office:value-type="float" office:value="5.649374" calcext:value-type="float">
            <text:p>5.649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92.1669" calcext:value-type="float">
            <text:p>192.1669</text:p>
          </table:table-cell>
          <table:table-cell office:value-type="float" office:value="12950.37" calcext:value-type="float">
            <text:p>12950.37</text:p>
          </table:table-cell>
          <table:table-cell office:value-type="float" office:value="0" calcext:value-type="float">
            <text:p>0</text:p>
          </table:table-cell>
          <table:table-cell office:value-type="float" office:value="47.00517" calcext:value-type="float">
            <text:p>47.00517</text:p>
          </table:table-cell>
          <table:table-cell office:value-type="float" office:value="-519.8687" calcext:value-type="float">
            <text:p>-519.8687</text:p>
          </table:table-cell>
          <table:table-cell office:value-type="float" office:value="1512.987" calcext:value-type="float">
            <text:p>1512.987</text:p>
          </table:table-cell>
          <table:table-cell office:value-type="float" office:value="-86.74815" calcext:value-type="float">
            <text:p>-86.74815</text:p>
          </table:table-cell>
          <table:table-cell office:value-type="float" office:value="67.79891" calcext:value-type="float">
            <text:p>67.79891</text:p>
          </table:table-cell>
          <table:table-cell office:value-type="float" office:value="22.85953" calcext:value-type="float">
            <text:p>22.85953</text:p>
          </table:table-cell>
          <table:table-cell office:value-type="float" office:value="0.1411886" calcext:value-type="float">
            <text:p>0.141188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90284" calcext:value-type="float">
            <text:p>0.3390284</text:p>
          </table:table-cell>
          <table:table-cell office:value-type="float" office:value="370" calcext:value-type="float">
            <text:p>370</text:p>
          </table:table-cell>
          <table:table-cell office:value-type="float" office:value="385.4286" calcext:value-type="float">
            <text:p>385.4286</text:p>
          </table:table-cell>
          <table:table-cell office:value-type="float" office:value="0" calcext:value-type="float">
            <text:p>0</text:p>
          </table:table-cell>
          <table:table-cell office:value-type="float" office:value="328.5346" calcext:value-type="float">
            <text:p>328.5346</text:p>
          </table:table-cell>
          <table:table-cell office:value-type="float" office:value="1155.523" calcext:value-type="float">
            <text:p>1155.523</text:p>
          </table:table-cell>
          <table:table-cell office:value-type="float" office:value="1412.479" calcext:value-type="float">
            <text:p>1412.479</text:p>
          </table:table-cell>
          <table:table-cell office:value-type="float" office:value="1205.209" calcext:value-type="float">
            <text:p>1205.209</text:p>
          </table:table-cell>
          <table:table-cell office:value-type="float" office:value="698.2909" calcext:value-type="float">
            <text:p>698.2909</text:p>
          </table:table-cell>
          <table:table-cell office:value-type="float" office:value="1079.092" calcext:value-type="float">
            <text:p>1079.092</text:p>
          </table:table-cell>
          <table:table-cell office:value-type="float" office:value="407.5732" calcext:value-type="float">
            <text:p>407.5732</text:p>
          </table:table-cell>
          <table:table-cell office:value-type="float" office:value="1808.132" calcext:value-type="float">
            <text:p>1808.132</text:p>
          </table:table-cell>
          <table:table-cell office:value-type="float" office:value="2049.648" calcext:value-type="float">
            <text:p>2049.648</text:p>
          </table:table-cell>
          <table:table-cell office:value-type="float" office:value="1645.532" calcext:value-type="float">
            <text:p>1645.532</text:p>
          </table:table-cell>
          <table:table-cell office:value-type="float" office:value="580.0281" calcext:value-type="float">
            <text:p>580.0281</text:p>
          </table:table-cell>
          <table:table-cell office:value-type="float" office:value="571.7463" calcext:value-type="float">
            <text:p>571.7463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2968" calcext:value-type="float">
            <text:p>-0.034296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0.1647" calcext:value-type="float">
            <text:p>-590.1647</text:p>
          </table:table-cell>
          <table:table-cell office:value-type="float" office:value="819.4532" calcext:value-type="float">
            <text:p>819.4532</text:p>
          </table:table-cell>
          <table:table-cell office:value-type="float" office:value="-434.4692" calcext:value-type="float">
            <text:p>-434.4692</text:p>
          </table:table-cell>
          <table:table-cell office:value-type="float" office:value="0" calcext:value-type="float">
            <text:p>0</text:p>
          </table:table-cell>
          <table:table-cell office:value-type="float" office:value="5.596034" calcext:value-type="float">
            <text:p>5.59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91.7578" calcext:value-type="float">
            <text:p>191.7578</text:p>
          </table:table-cell>
          <table:table-cell office:value-type="float" office:value="12950.12" calcext:value-type="float">
            <text:p>12950.12</text:p>
          </table:table-cell>
          <table:table-cell office:value-type="float" office:value="0" calcext:value-type="float">
            <text:p>0</text:p>
          </table:table-cell>
          <table:table-cell office:value-type="float" office:value="47.23988" calcext:value-type="float">
            <text:p>47.23988</text:p>
          </table:table-cell>
          <table:table-cell office:value-type="float" office:value="-520.9125" calcext:value-type="float">
            <text:p>-520.9125</text:p>
          </table:table-cell>
          <table:table-cell office:value-type="float" office:value="1518.533" calcext:value-type="float">
            <text:p>1518.533</text:p>
          </table:table-cell>
          <table:table-cell office:value-type="float" office:value="-86.91334" calcext:value-type="float">
            <text:p>-86.91334</text:p>
          </table:table-cell>
          <table:table-cell office:value-type="float" office:value="67.6536" calcext:value-type="float">
            <text:p>67.6536</text:p>
          </table:table-cell>
          <table:table-cell office:value-type="float" office:value="22.85064" calcext:value-type="float">
            <text:p>22.85064</text:p>
          </table:table-cell>
          <table:table-cell office:value-type="float" office:value="0.1420154" calcext:value-type="float">
            <text:p>0.1420154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90284" calcext:value-type="float">
            <text:p>0.3390284</text:p>
          </table:table-cell>
          <table:table-cell office:value-type="float" office:value="370" calcext:value-type="float">
            <text:p>370</text:p>
          </table:table-cell>
          <table:table-cell office:value-type="float" office:value="383.9116" calcext:value-type="float">
            <text:p>383.9116</text:p>
          </table:table-cell>
          <table:table-cell office:value-type="float" office:value="0" calcext:value-type="float">
            <text:p>0</text:p>
          </table:table-cell>
          <table:table-cell office:value-type="float" office:value="328.5956" calcext:value-type="float">
            <text:p>328.5956</text:p>
          </table:table-cell>
          <table:table-cell office:value-type="float" office:value="1155.306" calcext:value-type="float">
            <text:p>1155.306</text:p>
          </table:table-cell>
          <table:table-cell office:value-type="float" office:value="1412.234" calcext:value-type="float">
            <text:p>1412.234</text:p>
          </table:table-cell>
          <table:table-cell office:value-type="float" office:value="1205.168" calcext:value-type="float">
            <text:p>1205.168</text:p>
          </table:table-cell>
          <table:table-cell office:value-type="float" office:value="698.2621" calcext:value-type="float">
            <text:p>698.2621</text:p>
          </table:table-cell>
          <table:table-cell office:value-type="float" office:value="1079.062" calcext:value-type="float">
            <text:p>1079.062</text:p>
          </table:table-cell>
          <table:table-cell office:value-type="float" office:value="407.5628" calcext:value-type="float">
            <text:p>407.5628</text:p>
          </table:table-cell>
          <table:table-cell office:value-type="float" office:value="1808.091" calcext:value-type="float">
            <text:p>1808.091</text:p>
          </table:table-cell>
          <table:table-cell office:value-type="float" office:value="2049.611" calcext:value-type="float">
            <text:p>2049.611</text:p>
          </table:table-cell>
          <table:table-cell office:value-type="float" office:value="1645.499" calcext:value-type="float">
            <text:p>1645.499</text:p>
          </table:table-cell>
          <table:table-cell office:value-type="float" office:value="580.0174" calcext:value-type="float">
            <text:p>580.0174</text:p>
          </table:table-cell>
          <table:table-cell office:value-type="float" office:value="571.7264" calcext:value-type="float">
            <text:p>571.7264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0374" calcext:value-type="float">
            <text:p>-0.0343037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0.7876" calcext:value-type="float">
            <text:p>-590.7876</text:p>
          </table:table-cell>
          <table:table-cell office:value-type="float" office:value="818.8303" calcext:value-type="float">
            <text:p>818.8303</text:p>
          </table:table-cell>
          <table:table-cell office:value-type="float" office:value="-435.306" calcext:value-type="float">
            <text:p>-435.306</text:p>
          </table:table-cell>
          <table:table-cell office:value-type="float" office:value="0" calcext:value-type="float">
            <text:p>0</text:p>
          </table:table-cell>
          <table:table-cell office:value-type="float" office:value="5.547163" calcext:value-type="float">
            <text:p>5.547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91.3937" calcext:value-type="float">
            <text:p>191.3937</text:p>
          </table:table-cell>
          <table:table-cell office:value-type="float" office:value="12949.87" calcext:value-type="float">
            <text:p>12949.87</text:p>
          </table:table-cell>
          <table:table-cell office:value-type="float" office:value="0" calcext:value-type="float">
            <text:p>0</text:p>
          </table:table-cell>
          <table:table-cell office:value-type="float" office:value="47.46714" calcext:value-type="float">
            <text:p>47.46714</text:p>
          </table:table-cell>
          <table:table-cell office:value-type="float" office:value="-521.9116" calcext:value-type="float">
            <text:p>-521.9116</text:p>
          </table:table-cell>
          <table:table-cell office:value-type="float" office:value="1521.057" calcext:value-type="float">
            <text:p>1521.057</text:p>
          </table:table-cell>
          <table:table-cell office:value-type="float" office:value="-87.07932" calcext:value-type="float">
            <text:p>-87.07932</text:p>
          </table:table-cell>
          <table:table-cell office:value-type="float" office:value="67.5434" calcext:value-type="float">
            <text:p>67.5434</text:p>
          </table:table-cell>
          <table:table-cell office:value-type="float" office:value="22.84425" calcext:value-type="float">
            <text:p>22.84425</text:p>
          </table:table-cell>
          <table:table-cell office:value-type="float" office:value="0.1428851" calcext:value-type="float">
            <text:p>0.142885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90284" calcext:value-type="float">
            <text:p>0.3390284</text:p>
          </table:table-cell>
          <table:table-cell office:value-type="float" office:value="370" calcext:value-type="float">
            <text:p>370</text:p>
          </table:table-cell>
          <table:table-cell office:value-type="float" office:value="382.4725" calcext:value-type="float">
            <text:p>382.4725</text:p>
          </table:table-cell>
          <table:table-cell office:value-type="float" office:value="0" calcext:value-type="float">
            <text:p>0</text:p>
          </table:table-cell>
          <table:table-cell office:value-type="float" office:value="328.6517" calcext:value-type="float">
            <text:p>328.6517</text:p>
          </table:table-cell>
          <table:table-cell office:value-type="float" office:value="1155.115" calcext:value-type="float">
            <text:p>1155.115</text:p>
          </table:table-cell>
          <table:table-cell office:value-type="float" office:value="1412.009" calcext:value-type="float">
            <text:p>1412.009</text:p>
          </table:table-cell>
          <table:table-cell office:value-type="float" office:value="1205.131" calcext:value-type="float">
            <text:p>1205.131</text:p>
          </table:table-cell>
          <table:table-cell office:value-type="float" office:value="698.2306" calcext:value-type="float">
            <text:p>698.2306</text:p>
          </table:table-cell>
          <table:table-cell office:value-type="float" office:value="1079.032" calcext:value-type="float">
            <text:p>1079.032</text:p>
          </table:table-cell>
          <table:table-cell office:value-type="float" office:value="407.5518" calcext:value-type="float">
            <text:p>407.5518</text:p>
          </table:table-cell>
          <table:table-cell office:value-type="float" office:value="1808.051" calcext:value-type="float">
            <text:p>1808.051</text:p>
          </table:table-cell>
          <table:table-cell office:value-type="float" office:value="2049.575" calcext:value-type="float">
            <text:p>2049.575</text:p>
          </table:table-cell>
          <table:table-cell office:value-type="float" office:value="1645.466" calcext:value-type="float">
            <text:p>1645.466</text:p>
          </table:table-cell>
          <table:table-cell office:value-type="float" office:value="580.0084" calcext:value-type="float">
            <text:p>580.0084</text:p>
          </table:table-cell>
          <table:table-cell office:value-type="float" office:value="571.7067" calcext:value-type="float">
            <text:p>571.7067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0888" calcext:value-type="float">
            <text:p>-0.0343088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1.3864" calcext:value-type="float">
            <text:p>-591.3864</text:p>
          </table:table-cell>
          <table:table-cell office:value-type="float" office:value="818.2315" calcext:value-type="float">
            <text:p>818.2315</text:p>
          </table:table-cell>
          <table:table-cell office:value-type="float" office:value="-436.0943" calcext:value-type="float">
            <text:p>-436.0943</text:p>
          </table:table-cell>
          <table:table-cell office:value-type="float" office:value="0" calcext:value-type="float">
            <text:p>0</text:p>
          </table:table-cell>
          <table:table-cell office:value-type="float" office:value="5.495302" calcext:value-type="float">
            <text:p>5.495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91.0359" calcext:value-type="float">
            <text:p>191.0359</text:p>
          </table:table-cell>
          <table:table-cell office:value-type="float" office:value="12949.62" calcext:value-type="float">
            <text:p>12949.62</text:p>
          </table:table-cell>
          <table:table-cell office:value-type="float" office:value="0" calcext:value-type="float">
            <text:p>0</text:p>
          </table:table-cell>
          <table:table-cell office:value-type="float" office:value="47.69477" calcext:value-type="float">
            <text:p>47.69477</text:p>
          </table:table-cell>
          <table:table-cell office:value-type="float" office:value="-522.8992" calcext:value-type="float">
            <text:p>-522.8992</text:p>
          </table:table-cell>
          <table:table-cell office:value-type="float" office:value="1523.073" calcext:value-type="float">
            <text:p>1523.073</text:p>
          </table:table-cell>
          <table:table-cell office:value-type="float" office:value="-87.24178" calcext:value-type="float">
            <text:p>-87.24178</text:p>
          </table:table-cell>
          <table:table-cell office:value-type="float" office:value="67.42788" calcext:value-type="float">
            <text:p>67.42788</text:p>
          </table:table-cell>
          <table:table-cell office:value-type="float" office:value="22.83758" calcext:value-type="float">
            <text:p>22.83758</text:p>
          </table:table-cell>
          <table:table-cell office:value-type="float" office:value="0.1437709" calcext:value-type="float">
            <text:p>0.1437709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82294" calcext:value-type="float">
            <text:p>0.3382294</text:p>
          </table:table-cell>
          <table:table-cell office:value-type="float" office:value="370" calcext:value-type="float">
            <text:p>370</text:p>
          </table:table-cell>
          <table:table-cell office:value-type="float" office:value="381.0774" calcext:value-type="float">
            <text:p>381.0774</text:p>
          </table:table-cell>
          <table:table-cell office:value-type="float" office:value="0" calcext:value-type="float">
            <text:p>0</text:p>
          </table:table-cell>
          <table:table-cell office:value-type="float" office:value="328.7096" calcext:value-type="float">
            <text:p>328.7096</text:p>
          </table:table-cell>
          <table:table-cell office:value-type="float" office:value="1154.923" calcext:value-type="float">
            <text:p>1154.923</text:p>
          </table:table-cell>
          <table:table-cell office:value-type="float" office:value="1411.787" calcext:value-type="float">
            <text:p>1411.787</text:p>
          </table:table-cell>
          <table:table-cell office:value-type="float" office:value="1205.095" calcext:value-type="float">
            <text:p>1205.095</text:p>
          </table:table-cell>
          <table:table-cell office:value-type="float" office:value="698.1999" calcext:value-type="float">
            <text:p>698.1999</text:p>
          </table:table-cell>
          <table:table-cell office:value-type="float" office:value="1079.002" calcext:value-type="float">
            <text:p>1079.002</text:p>
          </table:table-cell>
          <table:table-cell office:value-type="float" office:value="407.5407" calcext:value-type="float">
            <text:p>407.5407</text:p>
          </table:table-cell>
          <table:table-cell office:value-type="float" office:value="1808.01" calcext:value-type="float">
            <text:p>1808.01</text:p>
          </table:table-cell>
          <table:table-cell office:value-type="float" office:value="2049.538" calcext:value-type="float">
            <text:p>2049.538</text:p>
          </table:table-cell>
          <table:table-cell office:value-type="float" office:value="1645.434" calcext:value-type="float">
            <text:p>1645.434</text:p>
          </table:table-cell>
          <table:table-cell office:value-type="float" office:value="580.0005" calcext:value-type="float">
            <text:p>580.0005</text:p>
          </table:table-cell>
          <table:table-cell office:value-type="float" office:value="571.6872" calcext:value-type="float">
            <text:p>571.6872</text:p>
          </table:table-cell>
          <table:table-cell office:value-type="float" office:value="142.3448" calcext:value-type="float">
            <text:p>142.3448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1481" calcext:value-type="float">
            <text:p>-0.03431481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1.9379" calcext:value-type="float">
            <text:p>-591.9379</text:p>
          </table:table-cell>
          <table:table-cell office:value-type="float" office:value="817.6801" calcext:value-type="float">
            <text:p>817.6801</text:p>
          </table:table-cell>
          <table:table-cell office:value-type="float" office:value="-436.8771" calcext:value-type="float">
            <text:p>-436.8771</text:p>
          </table:table-cell>
          <table:table-cell office:value-type="float" office:value="0" calcext:value-type="float">
            <text:p>0</text:p>
          </table:table-cell>
          <table:table-cell office:value-type="float" office:value="5.447925" calcext:value-type="float">
            <text:p>5.44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90.6236" calcext:value-type="float">
            <text:p>190.6236</text:p>
          </table:table-cell>
          <table:table-cell office:value-type="float" office:value="12949.35" calcext:value-type="float">
            <text:p>12949.35</text:p>
          </table:table-cell>
          <table:table-cell office:value-type="float" office:value="0" calcext:value-type="float">
            <text:p>0</text:p>
          </table:table-cell>
          <table:table-cell office:value-type="float" office:value="47.92461" calcext:value-type="float">
            <text:p>47.92461</text:p>
          </table:table-cell>
          <table:table-cell office:value-type="float" office:value="-523.946" calcext:value-type="float">
            <text:p>-523.946</text:p>
          </table:table-cell>
          <table:table-cell office:value-type="float" office:value="1522.336" calcext:value-type="float">
            <text:p>1522.336</text:p>
          </table:table-cell>
          <table:table-cell office:value-type="float" office:value="-87.40059" calcext:value-type="float">
            <text:p>-87.40059</text:p>
          </table:table-cell>
          <table:table-cell office:value-type="float" office:value="67.29868" calcext:value-type="float">
            <text:p>67.29868</text:p>
          </table:table-cell>
          <table:table-cell office:value-type="float" office:value="22.83113" calcext:value-type="float">
            <text:p>22.83113</text:p>
          </table:table-cell>
          <table:table-cell office:value-type="float" office:value="0.1446381" calcext:value-type="float">
            <text:p>0.144638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82294" calcext:value-type="float">
            <text:p>0.3382294</text:p>
          </table:table-cell>
          <table:table-cell office:value-type="float" office:value="370" calcext:value-type="float">
            <text:p>370</text:p>
          </table:table-cell>
          <table:table-cell office:value-type="float" office:value="379.652" calcext:value-type="float">
            <text:p>379.652</text:p>
          </table:table-cell>
          <table:table-cell office:value-type="float" office:value="0" calcext:value-type="float">
            <text:p>0</text:p>
          </table:table-cell>
          <table:table-cell office:value-type="float" office:value="328.7765" calcext:value-type="float">
            <text:p>328.7765</text:p>
          </table:table-cell>
          <table:table-cell office:value-type="float" office:value="1154.698" calcext:value-type="float">
            <text:p>1154.698</text:p>
          </table:table-cell>
          <table:table-cell office:value-type="float" office:value="1411.535" calcext:value-type="float">
            <text:p>1411.535</text:p>
          </table:table-cell>
          <table:table-cell office:value-type="float" office:value="1205.048" calcext:value-type="float">
            <text:p>1205.048</text:p>
          </table:table-cell>
          <table:table-cell office:value-type="float" office:value="698.165" calcext:value-type="float">
            <text:p>698.165</text:p>
          </table:table-cell>
          <table:table-cell office:value-type="float" office:value="1078.97" calcext:value-type="float">
            <text:p>1078.97</text:p>
          </table:table-cell>
          <table:table-cell office:value-type="float" office:value="407.5289" calcext:value-type="float">
            <text:p>407.5289</text:p>
          </table:table-cell>
          <table:table-cell office:value-type="float" office:value="1807.969" calcext:value-type="float">
            <text:p>1807.969</text:p>
          </table:table-cell>
          <table:table-cell office:value-type="float" office:value="2049.501" calcext:value-type="float">
            <text:p>2049.501</text:p>
          </table:table-cell>
          <table:table-cell office:value-type="float" office:value="1645.401" calcext:value-type="float">
            <text:p>1645.401</text:p>
          </table:table-cell>
          <table:table-cell office:value-type="float" office:value="579.9915" calcext:value-type="float">
            <text:p>579.9915</text:p>
          </table:table-cell>
          <table:table-cell office:value-type="float" office:value="571.6678" calcext:value-type="float">
            <text:p>571.6678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2448" calcext:value-type="float">
            <text:p>-0.0343244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2.472" calcext:value-type="float">
            <text:p>-592.472</text:p>
          </table:table-cell>
          <table:table-cell office:value-type="float" office:value="817.1459" calcext:value-type="float">
            <text:p>817.1459</text:p>
          </table:table-cell>
          <table:table-cell office:value-type="float" office:value="-437.7328" calcext:value-type="float">
            <text:p>-437.7328</text:p>
          </table:table-cell>
          <table:table-cell office:value-type="float" office:value="0" calcext:value-type="float">
            <text:p>0</text:p>
          </table:table-cell>
          <table:table-cell office:value-type="float" office:value="5.407351" calcext:value-type="float">
            <text:p>5.40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90.1814" calcext:value-type="float">
            <text:p>190.1814</text:p>
          </table:table-cell>
          <table:table-cell office:value-type="float" office:value="12949.07" calcext:value-type="float">
            <text:p>12949.07</text:p>
          </table:table-cell>
          <table:table-cell office:value-type="float" office:value="0" calcext:value-type="float">
            <text:p>0</text:p>
          </table:table-cell>
          <table:table-cell office:value-type="float" office:value="48.15634" calcext:value-type="float">
            <text:p>48.15634</text:p>
          </table:table-cell>
          <table:table-cell office:value-type="float" office:value="-525.0443" calcext:value-type="float">
            <text:p>-525.0443</text:p>
          </table:table-cell>
          <table:table-cell office:value-type="float" office:value="1527.389" calcext:value-type="float">
            <text:p>1527.389</text:p>
          </table:table-cell>
          <table:table-cell office:value-type="float" office:value="-87.55564" calcext:value-type="float">
            <text:p>-87.55564</text:p>
          </table:table-cell>
          <table:table-cell office:value-type="float" office:value="67.16756" calcext:value-type="float">
            <text:p>67.16756</text:p>
          </table:table-cell>
          <table:table-cell office:value-type="float" office:value="22.82577" calcext:value-type="float">
            <text:p>22.82577</text:p>
          </table:table-cell>
          <table:table-cell office:value-type="float" office:value="0.145496" calcext:value-type="float">
            <text:p>0.14549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80177" calcext:value-type="float">
            <text:p>0.3380177</text:p>
          </table:table-cell>
          <table:table-cell office:value-type="float" office:value="370" calcext:value-type="float">
            <text:p>370</text:p>
          </table:table-cell>
          <table:table-cell office:value-type="float" office:value="378.2041" calcext:value-type="float">
            <text:p>378.2041</text:p>
          </table:table-cell>
          <table:table-cell office:value-type="float" office:value="0" calcext:value-type="float">
            <text:p>0</text:p>
          </table:table-cell>
          <table:table-cell office:value-type="float" office:value="328.8515" calcext:value-type="float">
            <text:p>328.8515</text:p>
          </table:table-cell>
          <table:table-cell office:value-type="float" office:value="1154.455" calcext:value-type="float">
            <text:p>1154.455</text:p>
          </table:table-cell>
          <table:table-cell office:value-type="float" office:value="1411.263" calcext:value-type="float">
            <text:p>1411.263</text:p>
          </table:table-cell>
          <table:table-cell office:value-type="float" office:value="1204.997" calcext:value-type="float">
            <text:p>1204.997</text:p>
          </table:table-cell>
          <table:table-cell office:value-type="float" office:value="698.1241" calcext:value-type="float">
            <text:p>698.1241</text:p>
          </table:table-cell>
          <table:table-cell office:value-type="float" office:value="1078.936" calcext:value-type="float">
            <text:p>1078.936</text:p>
          </table:table-cell>
          <table:table-cell office:value-type="float" office:value="407.5163" calcext:value-type="float">
            <text:p>407.5163</text:p>
          </table:table-cell>
          <table:table-cell office:value-type="float" office:value="1807.927" calcext:value-type="float">
            <text:p>1807.927</text:p>
          </table:table-cell>
          <table:table-cell office:value-type="float" office:value="2049.464" calcext:value-type="float">
            <text:p>2049.464</text:p>
          </table:table-cell>
          <table:table-cell office:value-type="float" office:value="1645.368" calcext:value-type="float">
            <text:p>1645.368</text:p>
          </table:table-cell>
          <table:table-cell office:value-type="float" office:value="579.9809" calcext:value-type="float">
            <text:p>579.9809</text:p>
          </table:table-cell>
          <table:table-cell office:value-type="float" office:value="571.6485" calcext:value-type="float">
            <text:p>571.6485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1" calcext:value-type="float">
            <text:p>35.54751</text:p>
          </table:table-cell>
          <table:table-cell office:value-type="float" office:value="0" calcext:value-type="float">
            <text:p>0</text:p>
          </table:table-cell>
          <table:table-cell office:value-type="float" office:value="-0.03433739" calcext:value-type="float">
            <text:p>-0.03433739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2.9896" calcext:value-type="float">
            <text:p>-592.9896</text:p>
          </table:table-cell>
          <table:table-cell office:value-type="float" office:value="816.6283" calcext:value-type="float">
            <text:p>816.6283</text:p>
          </table:table-cell>
          <table:table-cell office:value-type="float" office:value="-438.6301" calcext:value-type="float">
            <text:p>-438.6301</text:p>
          </table:table-cell>
          <table:table-cell office:value-type="float" office:value="0" calcext:value-type="float">
            <text:p>0</text:p>
          </table:table-cell>
          <table:table-cell office:value-type="float" office:value="5.358438" calcext:value-type="float">
            <text:p>5.35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89.7939" calcext:value-type="float">
            <text:p>189.7939</text:p>
          </table:table-cell>
          <table:table-cell office:value-type="float" office:value="12948.79" calcext:value-type="float">
            <text:p>12948.79</text:p>
          </table:table-cell>
          <table:table-cell office:value-type="float" office:value="0" calcext:value-type="float">
            <text:p>0</text:p>
          </table:table-cell>
          <table:table-cell office:value-type="float" office:value="48.37197" calcext:value-type="float">
            <text:p>48.37197</text:p>
          </table:table-cell>
          <table:table-cell office:value-type="float" office:value="-526.0787" calcext:value-type="float">
            <text:p>-526.0787</text:p>
          </table:table-cell>
          <table:table-cell office:value-type="float" office:value="1531.023" calcext:value-type="float">
            <text:p>1531.023</text:p>
          </table:table-cell>
          <table:table-cell office:value-type="float" office:value="-87.71365" calcext:value-type="float">
            <text:p>-87.71365</text:p>
          </table:table-cell>
          <table:table-cell office:value-type="float" office:value="67.07749" calcext:value-type="float">
            <text:p>67.07749</text:p>
          </table:table-cell>
          <table:table-cell office:value-type="float" office:value="22.82326" calcext:value-type="float">
            <text:p>22.82326</text:p>
          </table:table-cell>
          <table:table-cell office:value-type="float" office:value="0.1464236" calcext:value-type="float">
            <text:p>0.1464236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67728" calcext:value-type="float">
            <text:p>0.3367728</text:p>
          </table:table-cell>
          <table:table-cell office:value-type="float" office:value="370" calcext:value-type="float">
            <text:p>370</text:p>
          </table:table-cell>
          <table:table-cell office:value-type="float" office:value="376.8483" calcext:value-type="float">
            <text:p>376.8483</text:p>
          </table:table-cell>
          <table:table-cell office:value-type="float" office:value="0" calcext:value-type="float">
            <text:p>0</text:p>
          </table:table-cell>
          <table:table-cell office:value-type="float" office:value="328.9143" calcext:value-type="float">
            <text:p>328.9143</text:p>
          </table:table-cell>
          <table:table-cell office:value-type="float" office:value="1154.252" calcext:value-type="float">
            <text:p>1154.252</text:p>
          </table:table-cell>
          <table:table-cell office:value-type="float" office:value="1411.019" calcext:value-type="float">
            <text:p>1411.019</text:p>
          </table:table-cell>
          <table:table-cell office:value-type="float" office:value="1204.947" calcext:value-type="float">
            <text:p>1204.947</text:p>
          </table:table-cell>
          <table:table-cell office:value-type="float" office:value="698.083" calcext:value-type="float">
            <text:p>698.083</text:p>
          </table:table-cell>
          <table:table-cell office:value-type="float" office:value="1078.9" calcext:value-type="float">
            <text:p>1078.9</text:p>
          </table:table-cell>
          <table:table-cell office:value-type="float" office:value="407.5028" calcext:value-type="float">
            <text:p>407.5028</text:p>
          </table:table-cell>
          <table:table-cell office:value-type="float" office:value="1807.884" calcext:value-type="float">
            <text:p>1807.884</text:p>
          </table:table-cell>
          <table:table-cell office:value-type="float" office:value="2049.427" calcext:value-type="float">
            <text:p>2049.427</text:p>
          </table:table-cell>
          <table:table-cell office:value-type="float" office:value="1645.335" calcext:value-type="float">
            <text:p>1645.335</text:p>
          </table:table-cell>
          <table:table-cell office:value-type="float" office:value="579.9703" calcext:value-type="float">
            <text:p>579.9703</text:p>
          </table:table-cell>
          <table:table-cell office:value-type="float" office:value="571.6293" calcext:value-type="float">
            <text:p>571.6293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4436" calcext:value-type="float">
            <text:p>-0.03434436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3.47" calcext:value-type="float">
            <text:p>-593.47</text:p>
          </table:table-cell>
          <table:table-cell office:value-type="float" office:value="816.1479" calcext:value-type="float">
            <text:p>816.1479</text:p>
          </table:table-cell>
          <table:table-cell office:value-type="float" office:value="-439.4615" calcext:value-type="float">
            <text:p>-439.4615</text:p>
          </table:table-cell>
          <table:table-cell office:value-type="float" office:value="0" calcext:value-type="float">
            <text:p>0</text:p>
          </table:table-cell>
          <table:table-cell office:value-type="float" office:value="5.310885" calcext:value-type="float">
            <text:p>5.31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89.5317" calcext:value-type="float">
            <text:p>189.5317</text:p>
          </table:table-cell>
          <table:table-cell office:value-type="float" office:value="12948.55" calcext:value-type="float">
            <text:p>12948.55</text:p>
          </table:table-cell>
          <table:table-cell office:value-type="float" office:value="0" calcext:value-type="float">
            <text:p>0</text:p>
          </table:table-cell>
          <table:table-cell office:value-type="float" office:value="48.57616" calcext:value-type="float">
            <text:p>48.57616</text:p>
          </table:table-cell>
          <table:table-cell office:value-type="float" office:value="-526.9579" calcext:value-type="float">
            <text:p>-526.9579</text:p>
          </table:table-cell>
          <table:table-cell office:value-type="float" office:value="1532.398" calcext:value-type="float">
            <text:p>1532.398</text:p>
          </table:table-cell>
          <table:table-cell office:value-type="float" office:value="-87.87273" calcext:value-type="float">
            <text:p>-87.87273</text:p>
          </table:table-cell>
          <table:table-cell office:value-type="float" office:value="67.05923" calcext:value-type="float">
            <text:p>67.05923</text:p>
          </table:table-cell>
          <table:table-cell office:value-type="float" office:value="22.80984" calcext:value-type="float">
            <text:p>22.80984</text:p>
          </table:table-cell>
          <table:table-cell office:value-type="float" office:value="0.1474131" calcext:value-type="float">
            <text:p>0.147413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55752" calcext:value-type="float">
            <text:p>0.3355752</text:p>
          </table:table-cell>
          <table:table-cell office:value-type="float" office:value="370" calcext:value-type="float">
            <text:p>370</text:p>
          </table:table-cell>
          <table:table-cell office:value-type="float" office:value="375.6737" calcext:value-type="float">
            <text:p>375.6737</text:p>
          </table:table-cell>
          <table:table-cell office:value-type="float" office:value="0" calcext:value-type="float">
            <text:p>0</text:p>
          </table:table-cell>
          <table:table-cell office:value-type="float" office:value="328.9436" calcext:value-type="float">
            <text:p>328.9436</text:p>
          </table:table-cell>
          <table:table-cell office:value-type="float" office:value="1154.14" calcext:value-type="float">
            <text:p>1154.14</text:p>
          </table:table-cell>
          <table:table-cell office:value-type="float" office:value="1410.856" calcext:value-type="float">
            <text:p>1410.856</text:p>
          </table:table-cell>
          <table:table-cell office:value-type="float" office:value="1204.919" calcext:value-type="float">
            <text:p>1204.919</text:p>
          </table:table-cell>
          <table:table-cell office:value-type="float" office:value="698.0536" calcext:value-type="float">
            <text:p>698.0536</text:p>
          </table:table-cell>
          <table:table-cell office:value-type="float" office:value="1078.869" calcext:value-type="float">
            <text:p>1078.869</text:p>
          </table:table-cell>
          <table:table-cell office:value-type="float" office:value="407.4904" calcext:value-type="float">
            <text:p>407.4904</text:p>
          </table:table-cell>
          <table:table-cell office:value-type="float" office:value="1807.841" calcext:value-type="float">
            <text:p>1807.841</text:p>
          </table:table-cell>
          <table:table-cell office:value-type="float" office:value="2049.39" calcext:value-type="float">
            <text:p>2049.39</text:p>
          </table:table-cell>
          <table:table-cell office:value-type="float" office:value="1645.303" calcext:value-type="float">
            <text:p>1645.303</text:p>
          </table:table-cell>
          <table:table-cell office:value-type="float" office:value="579.9608" calcext:value-type="float">
            <text:p>579.9608</text:p>
          </table:table-cell>
          <table:table-cell office:value-type="float" office:value="571.6104" calcext:value-type="float">
            <text:p>571.6104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4" calcext:value-type="float">
            <text:p>35.54754</text:p>
          </table:table-cell>
          <table:table-cell office:value-type="float" office:value="0" calcext:value-type="float">
            <text:p>0</text:p>
          </table:table-cell>
          <table:table-cell office:value-type="float" office:value="-0.0343467" calcext:value-type="float">
            <text:p>-0.0343467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3.9283" calcext:value-type="float">
            <text:p>-593.9283</text:p>
          </table:table-cell>
          <table:table-cell office:value-type="float" office:value="815.6896" calcext:value-type="float">
            <text:p>815.6896</text:p>
          </table:table-cell>
          <table:table-cell office:value-type="float" office:value="-440.1207" calcext:value-type="float">
            <text:p>-440.1207</text:p>
          </table:table-cell>
          <table:table-cell office:value-type="float" office:value="0" calcext:value-type="float">
            <text:p>0</text:p>
          </table:table-cell>
          <table:table-cell office:value-type="float" office:value="5.24946" calcext:value-type="float">
            <text:p>5.2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89.3328" calcext:value-type="float">
            <text:p>189.3328</text:p>
          </table:table-cell>
          <table:table-cell office:value-type="float" office:value="12948.34" calcext:value-type="float">
            <text:p>12948.34</text:p>
          </table:table-cell>
          <table:table-cell office:value-type="float" office:value="0" calcext:value-type="float">
            <text:p>0</text:p>
          </table:table-cell>
          <table:table-cell office:value-type="float" office:value="48.77991" calcext:value-type="float">
            <text:p>48.77991</text:p>
          </table:table-cell>
          <table:table-cell office:value-type="float" office:value="-527.7403" calcext:value-type="float">
            <text:p>-527.7403</text:p>
          </table:table-cell>
          <table:table-cell office:value-type="float" office:value="1535.679" calcext:value-type="float">
            <text:p>1535.679</text:p>
          </table:table-cell>
          <table:table-cell office:value-type="float" office:value="-88.02934" calcext:value-type="float">
            <text:p>-88.02934</text:p>
          </table:table-cell>
          <table:table-cell office:value-type="float" office:value="67.052" calcext:value-type="float">
            <text:p>67.052</text:p>
          </table:table-cell>
          <table:table-cell office:value-type="float" office:value="22.79133" calcext:value-type="float">
            <text:p>22.79133</text:p>
          </table:table-cell>
          <table:table-cell office:value-type="float" office:value="0.1484838" calcext:value-type="float">
            <text:p>0.1484838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55112" calcext:value-type="float">
            <text:p>0.3355112</text:p>
          </table:table-cell>
          <table:table-cell office:value-type="float" office:value="370" calcext:value-type="float">
            <text:p>370</text:p>
          </table:table-cell>
          <table:table-cell office:value-type="float" office:value="374.6187" calcext:value-type="float">
            <text:p>374.6187</text:p>
          </table:table-cell>
          <table:table-cell office:value-type="float" office:value="0" calcext:value-type="float">
            <text:p>0</text:p>
          </table:table-cell>
          <table:table-cell office:value-type="float" office:value="328.9622" calcext:value-type="float">
            <text:p>328.9622</text:p>
          </table:table-cell>
          <table:table-cell office:value-type="float" office:value="1154.052" calcext:value-type="float">
            <text:p>1154.052</text:p>
          </table:table-cell>
          <table:table-cell office:value-type="float" office:value="1410.736" calcext:value-type="float">
            <text:p>1410.736</text:p>
          </table:table-cell>
          <table:table-cell office:value-type="float" office:value="1204.902" calcext:value-type="float">
            <text:p>1204.902</text:p>
          </table:table-cell>
          <table:table-cell office:value-type="float" office:value="698.0406" calcext:value-type="float">
            <text:p>698.0406</text:p>
          </table:table-cell>
          <table:table-cell office:value-type="float" office:value="1078.848" calcext:value-type="float">
            <text:p>1078.848</text:p>
          </table:table-cell>
          <table:table-cell office:value-type="float" office:value="407.4821" calcext:value-type="float">
            <text:p>407.4821</text:p>
          </table:table-cell>
          <table:table-cell office:value-type="float" office:value="1807.8" calcext:value-type="float">
            <text:p>1807.8</text:p>
          </table:table-cell>
          <table:table-cell office:value-type="float" office:value="2049.354" calcext:value-type="float">
            <text:p>2049.354</text:p>
          </table:table-cell>
          <table:table-cell office:value-type="float" office:value="1645.27" calcext:value-type="float">
            <text:p>1645.27</text:p>
          </table:table-cell>
          <table:table-cell office:value-type="float" office:value="579.9534" calcext:value-type="float">
            <text:p>579.9534</text:p>
          </table:table-cell>
          <table:table-cell office:value-type="float" office:value="571.5914" calcext:value-type="float">
            <text:p>571.5914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5" calcext:value-type="float">
            <text:p>35.54755</text:p>
          </table:table-cell>
          <table:table-cell office:value-type="float" office:value="0" calcext:value-type="float">
            <text:p>0</text:p>
          </table:table-cell>
          <table:table-cell office:value-type="float" office:value="-0.03434945" calcext:value-type="float">
            <text:p>-0.03434945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4.3695" calcext:value-type="float">
            <text:p>-594.3695</text:p>
          </table:table-cell>
          <table:table-cell office:value-type="float" office:value="815.2484" calcext:value-type="float">
            <text:p>815.2484</text:p>
          </table:table-cell>
          <table:table-cell office:value-type="float" office:value="-440.6911" calcext:value-type="float">
            <text:p>-440.6911</text:p>
          </table:table-cell>
          <table:table-cell office:value-type="float" office:value="0" calcext:value-type="float">
            <text:p>0</text:p>
          </table:table-cell>
          <table:table-cell office:value-type="float" office:value="5.193742" calcext:value-type="float">
            <text:p>5.193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89.1998" calcext:value-type="float">
            <text:p>189.1998</text:p>
          </table:table-cell>
          <table:table-cell office:value-type="float" office:value="12948.14" calcext:value-type="float">
            <text:p>12948.14</text:p>
          </table:table-cell>
          <table:table-cell office:value-type="float" office:value="0" calcext:value-type="float">
            <text:p>0</text:p>
          </table:table-cell>
          <table:table-cell office:value-type="float" office:value="48.97948" calcext:value-type="float">
            <text:p>48.97948</text:p>
          </table:table-cell>
          <table:table-cell office:value-type="float" office:value="-528.4327" calcext:value-type="float">
            <text:p>-528.4327</text:p>
          </table:table-cell>
          <table:table-cell office:value-type="float" office:value="1536.906" calcext:value-type="float">
            <text:p>1536.906</text:p>
          </table:table-cell>
          <table:table-cell office:value-type="float" office:value="-88.18542" calcext:value-type="float">
            <text:p>-88.18542</text:p>
          </table:table-cell>
          <table:table-cell office:value-type="float" office:value="66.9857" calcext:value-type="float">
            <text:p>66.9857</text:p>
          </table:table-cell>
          <table:table-cell office:value-type="float" office:value="22.78869" calcext:value-type="float">
            <text:p>22.78869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55112" calcext:value-type="float">
            <text:p>0.3355112</text:p>
          </table:table-cell>
          <table:table-cell office:value-type="float" office:value="370" calcext:value-type="float">
            <text:p>370</text:p>
          </table:table-cell>
          <table:table-cell office:value-type="float" office:value="373.676" calcext:value-type="float">
            <text:p>373.676</text:p>
          </table:table-cell>
          <table:table-cell office:value-type="float" office:value="0" calcext:value-type="float">
            <text:p>0</text:p>
          </table:table-cell>
          <table:table-cell office:value-type="float" office:value="328.9993" calcext:value-type="float">
            <text:p>328.9993</text:p>
          </table:table-cell>
          <table:table-cell office:value-type="float" office:value="1153.971" calcext:value-type="float">
            <text:p>1153.971</text:p>
          </table:table-cell>
          <table:table-cell office:value-type="float" office:value="1410.629" calcext:value-type="float">
            <text:p>1410.629</text:p>
          </table:table-cell>
          <table:table-cell office:value-type="float" office:value="1204.89" calcext:value-type="float">
            <text:p>1204.89</text:p>
          </table:table-cell>
          <table:table-cell office:value-type="float" office:value="698.0344" calcext:value-type="float">
            <text:p>698.0344</text:p>
          </table:table-cell>
          <table:table-cell office:value-type="float" office:value="1078.83" calcext:value-type="float">
            <text:p>1078.83</text:p>
          </table:table-cell>
          <table:table-cell office:value-type="float" office:value="407.4759" calcext:value-type="float">
            <text:p>407.4759</text:p>
          </table:table-cell>
          <table:table-cell office:value-type="float" office:value="1807.761" calcext:value-type="float">
            <text:p>1807.761</text:p>
          </table:table-cell>
          <table:table-cell office:value-type="float" office:value="2049.317" calcext:value-type="float">
            <text:p>2049.317</text:p>
          </table:table-cell>
          <table:table-cell office:value-type="float" office:value="1645.237" calcext:value-type="float">
            <text:p>1645.237</text:p>
          </table:table-cell>
          <table:table-cell office:value-type="float" office:value="579.9443" calcext:value-type="float">
            <text:p>579.9443</text:p>
          </table:table-cell>
          <table:table-cell office:value-type="float" office:value="571.5726" calcext:value-type="float">
            <text:p>571.5726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5" calcext:value-type="float">
            <text:p>35.54755</text:p>
          </table:table-cell>
          <table:table-cell office:value-type="float" office:value="0" calcext:value-type="float">
            <text:p>0</text:p>
          </table:table-cell>
          <table:table-cell office:value-type="float" office:value="-0.03435139" calcext:value-type="float">
            <text:p>-0.03435139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4.7823" calcext:value-type="float">
            <text:p>-594.7823</text:p>
          </table:table-cell>
          <table:table-cell office:value-type="float" office:value="814.8356" calcext:value-type="float">
            <text:p>814.8356</text:p>
          </table:table-cell>
          <table:table-cell office:value-type="float" office:value="-441.1794" calcext:value-type="float">
            <text:p>-441.1794</text:p>
          </table:table-cell>
          <table:table-cell office:value-type="float" office:value="0" calcext:value-type="float">
            <text:p>0</text:p>
          </table:table-cell>
          <table:table-cell office:value-type="float" office:value="5.142743" calcext:value-type="float">
            <text:p>5.14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88.984" calcext:value-type="float">
            <text:p>188.984</text:p>
          </table:table-cell>
          <table:table-cell office:value-type="float" office:value="12947.93" calcext:value-type="float">
            <text:p>12947.93</text:p>
          </table:table-cell>
          <table:table-cell office:value-type="float" office:value="0" calcext:value-type="float">
            <text:p>0</text:p>
          </table:table-cell>
          <table:table-cell office:value-type="float" office:value="49.1706" calcext:value-type="float">
            <text:p>49.1706</text:p>
          </table:table-cell>
          <table:table-cell office:value-type="float" office:value="-529.1978" calcext:value-type="float">
            <text:p>-529.1978</text:p>
          </table:table-cell>
          <table:table-cell office:value-type="float" office:value="1537.995" calcext:value-type="float">
            <text:p>1537.995</text:p>
          </table:table-cell>
          <table:table-cell office:value-type="float" office:value="-88.34167" calcext:value-type="float">
            <text:p>-88.34167</text:p>
          </table:table-cell>
          <table:table-cell office:value-type="float" office:value="66.8912" calcext:value-type="float">
            <text:p>66.8912</text:p>
          </table:table-cell>
          <table:table-cell office:value-type="float" office:value="22.78542" calcext:value-type="float">
            <text:p>22.78542</text:p>
          </table:table-cell>
          <table:table-cell office:value-type="float" office:value="0.1505351" calcext:value-type="float">
            <text:p>0.1505351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55112" calcext:value-type="float">
            <text:p>0.3355112</text:p>
          </table:table-cell>
          <table:table-cell office:value-type="float" office:value="370" calcext:value-type="float">
            <text:p>370</text:p>
          </table:table-cell>
          <table:table-cell office:value-type="float" office:value="372.6816" calcext:value-type="float">
            <text:p>372.6816</text:p>
          </table:table-cell>
          <table:table-cell office:value-type="float" office:value="0" calcext:value-type="float">
            <text:p>0</text:p>
          </table:table-cell>
          <table:table-cell office:value-type="float" office:value="329.0407" calcext:value-type="float">
            <text:p>329.0407</text:p>
          </table:table-cell>
          <table:table-cell office:value-type="float" office:value="1153.85" calcext:value-type="float">
            <text:p>1153.85</text:p>
          </table:table-cell>
          <table:table-cell office:value-type="float" office:value="1410.484" calcext:value-type="float">
            <text:p>1410.484</text:p>
          </table:table-cell>
          <table:table-cell office:value-type="float" office:value="1204.87" calcext:value-type="float">
            <text:p>1204.87</text:p>
          </table:table-cell>
          <table:table-cell office:value-type="float" office:value="698.0192" calcext:value-type="float">
            <text:p>698.0192</text:p>
          </table:table-cell>
          <table:table-cell office:value-type="float" office:value="1078.811" calcext:value-type="float">
            <text:p>1078.811</text:p>
          </table:table-cell>
          <table:table-cell office:value-type="float" office:value="407.4646" calcext:value-type="float">
            <text:p>407.4646</text:p>
          </table:table-cell>
          <table:table-cell office:value-type="float" office:value="1807.722" calcext:value-type="float">
            <text:p>1807.722</text:p>
          </table:table-cell>
          <table:table-cell office:value-type="float" office:value="2049.281" calcext:value-type="float">
            <text:p>2049.281</text:p>
          </table:table-cell>
          <table:table-cell office:value-type="float" office:value="1645.205" calcext:value-type="float">
            <text:p>1645.205</text:p>
          </table:table-cell>
          <table:table-cell office:value-type="float" office:value="579.9338" calcext:value-type="float">
            <text:p>579.9338</text:p>
          </table:table-cell>
          <table:table-cell office:value-type="float" office:value="571.5539" calcext:value-type="float">
            <text:p>571.5539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4" calcext:value-type="float">
            <text:p>35.54754</text:p>
          </table:table-cell>
          <table:table-cell office:value-type="float" office:value="0" calcext:value-type="float">
            <text:p>0</text:p>
          </table:table-cell>
          <table:table-cell office:value-type="float" office:value="-0.03435324" calcext:value-type="float">
            <text:p>-0.0343532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5.162" calcext:value-type="float">
            <text:p>-595.162</text:p>
          </table:table-cell>
          <table:table-cell office:value-type="float" office:value="814.4559" calcext:value-type="float">
            <text:p>814.4559</text:p>
          </table:table-cell>
          <table:table-cell office:value-type="float" office:value="-441.7513" calcext:value-type="float">
            <text:p>-441.7513</text:p>
          </table:table-cell>
          <table:table-cell office:value-type="float" office:value="0" calcext:value-type="float">
            <text:p>0</text:p>
          </table:table-cell>
          <table:table-cell office:value-type="float" office:value="5.103192" calcext:value-type="float">
            <text:p>5.10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88.6993" calcext:value-type="float">
            <text:p>188.6993</text:p>
          </table:table-cell>
          <table:table-cell office:value-type="float" office:value="12947.69" calcext:value-type="float">
            <text:p>12947.69</text:p>
          </table:table-cell>
          <table:table-cell office:value-type="float" office:value="0" calcext:value-type="float">
            <text:p>0</text:p>
          </table:table-cell>
          <table:table-cell office:value-type="float" office:value="49.3631" calcext:value-type="float">
            <text:p>49.3631</text:p>
          </table:table-cell>
          <table:table-cell office:value-type="float" office:value="-530.0433" calcext:value-type="float">
            <text:p>-530.0433</text:p>
          </table:table-cell>
          <table:table-cell office:value-type="float" office:value="1539.667" calcext:value-type="float">
            <text:p>1539.667</text:p>
          </table:table-cell>
          <table:table-cell office:value-type="float" office:value="-88.49538" calcext:value-type="float">
            <text:p>-88.49538</text:p>
          </table:table-cell>
          <table:table-cell office:value-type="float" office:value="66.78478" calcext:value-type="float">
            <text:p>66.78478</text:p>
          </table:table-cell>
          <table:table-cell office:value-type="float" office:value="22.78237" calcext:value-type="float">
            <text:p>22.78237</text:p>
          </table:table-cell>
          <table:table-cell office:value-type="float" office:value="0.1515102" calcext:value-type="float">
            <text:p>0.1515102</text:p>
          </table:table-cell>
          <table:table-cell office:value-type="float" office:value="1.798181" calcext:value-type="float">
            <text:p>1.798181</text:p>
          </table:table-cell>
          <table:table-cell office:value-type="float" office:value="0.07619097" calcext:value-type="float">
            <text:p>0.07619097</text:p>
          </table:table-cell>
          <table:table-cell office:value-type="float" office:value="0.005768128" calcext:value-type="float">
            <text:p>0.005768128</text:p>
          </table:table-cell>
          <table:table-cell office:value-type="float" office:value="0.3355112" calcext:value-type="float">
            <text:p>0.3355112</text:p>
          </table:table-cell>
          <table:table-cell office:value-type="float" office:value="370" calcext:value-type="float">
            <text:p>370</text:p>
          </table:table-cell>
          <table:table-cell office:value-type="float" office:value="371.6263" calcext:value-type="float">
            <text:p>371.6263</text:p>
          </table:table-cell>
          <table:table-cell office:value-type="float" office:value="0" calcext:value-type="float">
            <text:p>0</text:p>
          </table:table-cell>
          <table:table-cell office:value-type="float" office:value="329.0856" calcext:value-type="float">
            <text:p>329.0856</text:p>
          </table:table-cell>
          <table:table-cell office:value-type="float" office:value="1153.692" calcext:value-type="float">
            <text:p>1153.692</text:p>
          </table:table-cell>
          <table:table-cell office:value-type="float" office:value="1410.302" calcext:value-type="float">
            <text:p>1410.302</text:p>
          </table:table-cell>
          <table:table-cell office:value-type="float" office:value="1204.841" calcext:value-type="float">
            <text:p>1204.841</text:p>
          </table:table-cell>
          <table:table-cell office:value-type="float" office:value="697.994" calcext:value-type="float">
            <text:p>697.994</text:p>
          </table:table-cell>
          <table:table-cell office:value-type="float" office:value="1078.786" calcext:value-type="float">
            <text:p>1078.786</text:p>
          </table:table-cell>
          <table:table-cell office:value-type="float" office:value="407.4556" calcext:value-type="float">
            <text:p>407.4556</text:p>
          </table:table-cell>
          <table:table-cell office:value-type="float" office:value="1807.683" calcext:value-type="float">
            <text:p>1807.683</text:p>
          </table:table-cell>
          <table:table-cell office:value-type="float" office:value="2049.246" calcext:value-type="float">
            <text:p>2049.246</text:p>
          </table:table-cell>
          <table:table-cell office:value-type="float" office:value="1645.172" calcext:value-type="float">
            <text:p>1645.172</text:p>
          </table:table-cell>
          <table:table-cell office:value-type="float" office:value="579.9233" calcext:value-type="float">
            <text:p>579.9233</text:p>
          </table:table-cell>
          <table:table-cell office:value-type="float" office:value="571.5353" calcext:value-type="float">
            <text:p>571.5353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4" calcext:value-type="float">
            <text:p>35.54754</text:p>
          </table:table-cell>
          <table:table-cell office:value-type="float" office:value="0" calcext:value-type="float">
            <text:p>0</text:p>
          </table:table-cell>
          <table:table-cell office:value-type="float" office:value="-0.03435658" calcext:value-type="float">
            <text:p>-0.0343565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5.515" calcext:value-type="float">
            <text:p>-595.515</text:p>
          </table:table-cell>
          <table:table-cell office:value-type="float" office:value="814.103" calcext:value-type="float">
            <text:p>814.103</text:p>
          </table:table-cell>
          <table:table-cell office:value-type="float" office:value="-442.4131" calcext:value-type="float">
            <text:p>-442.4131</text:p>
          </table:table-cell>
          <table:table-cell office:value-type="float" office:value="0" calcext:value-type="float">
            <text:p>0</text:p>
          </table:table-cell>
          <table:table-cell office:value-type="float" office:value="5.068641" calcext:value-type="float">
            <text:p>5.068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188.2728" calcext:value-type="float">
            <text:p>188.2728</text:p>
          </table:table-cell>
          <table:table-cell office:value-type="float" office:value="12947.46" calcext:value-type="float">
            <text:p>12947.46</text:p>
          </table:table-cell>
          <table:table-cell office:value-type="float" office:value="0" calcext:value-type="float">
            <text:p>0</text:p>
          </table:table-cell>
          <table:table-cell office:value-type="float" office:value="49.55486" calcext:value-type="float">
            <text:p>49.55486</text:p>
          </table:table-cell>
          <table:table-cell office:value-type="float" office:value="-530.9172" calcext:value-type="float">
            <text:p>-530.9172</text:p>
          </table:table-cell>
          <table:table-cell office:value-type="float" office:value="1539.392" calcext:value-type="float">
            <text:p>1539.392</text:p>
          </table:table-cell>
          <table:table-cell office:value-type="float" office:value="-88.647" calcext:value-type="float">
            <text:p>-88.647</text:p>
          </table:table-cell>
          <table:table-cell office:value-type="float" office:value="66.83916" calcext:value-type="float">
            <text:p>66.83916</text:p>
          </table:table-cell>
          <table:table-cell office:value-type="float" office:value="22.72611" calcext:value-type="float">
            <text:p>22.72611</text:p>
          </table:table-cell>
          <table:table-cell office:value-type="float" office:value="0.1523308" calcext:value-type="float">
            <text:p>0.1523308</text:p>
          </table:table-cell>
          <table:table-cell office:value-type="float" office:value="1.798941" calcext:value-type="float">
            <text:p>1.798941</text:p>
          </table:table-cell>
          <table:table-cell office:value-type="float" office:value="0.07622755" calcext:value-type="float">
            <text:p>0.07622755</text:p>
          </table:table-cell>
          <table:table-cell office:value-type="float" office:value="0.005848001" calcext:value-type="float">
            <text:p>0.005848001</text:p>
          </table:table-cell>
          <table:table-cell office:value-type="float" office:value="0.3354884" calcext:value-type="float">
            <text:p>0.3354884</text:p>
          </table:table-cell>
          <table:table-cell office:value-type="float" office:value="370" calcext:value-type="float">
            <text:p>370</text:p>
          </table:table-cell>
          <table:table-cell office:value-type="float" office:value="370.5602" calcext:value-type="float">
            <text:p>370.5602</text:p>
          </table:table-cell>
          <table:table-cell office:value-type="float" office:value="0" calcext:value-type="float">
            <text:p>0</text:p>
          </table:table-cell>
          <table:table-cell office:value-type="float" office:value="329.0603" calcext:value-type="float">
            <text:p>329.0603</text:p>
          </table:table-cell>
          <table:table-cell office:value-type="float" office:value="1153.545" calcext:value-type="float">
            <text:p>1153.545</text:p>
          </table:table-cell>
          <table:table-cell office:value-type="float" office:value="1410.11" calcext:value-type="float">
            <text:p>1410.11</text:p>
          </table:table-cell>
          <table:table-cell office:value-type="float" office:value="1204.805" calcext:value-type="float">
            <text:p>1204.805</text:p>
          </table:table-cell>
          <table:table-cell office:value-type="float" office:value="697.9631" calcext:value-type="float">
            <text:p>697.9631</text:p>
          </table:table-cell>
          <table:table-cell office:value-type="float" office:value="1078.756" calcext:value-type="float">
            <text:p>1078.756</text:p>
          </table:table-cell>
          <table:table-cell office:value-type="float" office:value="407.4443" calcext:value-type="float">
            <text:p>407.4443</text:p>
          </table:table-cell>
          <table:table-cell office:value-type="float" office:value="1807.643" calcext:value-type="float">
            <text:p>1807.643</text:p>
          </table:table-cell>
          <table:table-cell office:value-type="float" office:value="2049.211" calcext:value-type="float">
            <text:p>2049.211</text:p>
          </table:table-cell>
          <table:table-cell office:value-type="float" office:value="1645.141" calcext:value-type="float">
            <text:p>1645.141</text:p>
          </table:table-cell>
          <table:table-cell office:value-type="float" office:value="579.913" calcext:value-type="float">
            <text:p>579.913</text:p>
          </table:table-cell>
          <table:table-cell office:value-type="float" office:value="571.5168" calcext:value-type="float">
            <text:p>571.5168</text:p>
          </table:table-cell>
          <table:table-cell office:value-type="float" office:value="142.3447" calcext:value-type="float">
            <text:p>142.3447</text:p>
          </table:table-cell>
          <table:table-cell office:value-type="float" office:value="35.54752" calcext:value-type="float">
            <text:p>35.54752</text:p>
          </table:table-cell>
          <table:table-cell office:value-type="float" office:value="0" calcext:value-type="float">
            <text:p>0</text:p>
          </table:table-cell>
          <table:table-cell office:value-type="float" office:value="-0.03436088" calcext:value-type="float">
            <text:p>-0.0343608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5.8439" calcext:value-type="float">
            <text:p>-595.8439</text:p>
          </table:table-cell>
          <table:table-cell office:value-type="float" office:value="813.774" calcext:value-type="float">
            <text:p>813.774</text:p>
          </table:table-cell>
          <table:table-cell office:value-type="float" office:value="-443.2054" calcext:value-type="float">
            <text:p>-443.2054</text:p>
          </table:table-cell>
          <table:table-cell office:value-type="float" office:value="0" calcext:value-type="float">
            <text:p>0</text:p>
          </table:table-cell>
          <table:table-cell office:value-type="float" office:value="5.13284" calcext:value-type="float">
            <text:p>5.1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87.8387" calcext:value-type="float">
            <text:p>187.8387</text:p>
          </table:table-cell>
          <table:table-cell office:value-type="float" office:value="12947.24" calcext:value-type="float">
            <text:p>12947.24</text:p>
          </table:table-cell>
          <table:table-cell office:value-type="float" office:value="0" calcext:value-type="float">
            <text:p>0</text:p>
          </table:table-cell>
          <table:table-cell office:value-type="float" office:value="49.74446" calcext:value-type="float">
            <text:p>49.74446</text:p>
          </table:table-cell>
          <table:table-cell office:value-type="float" office:value="-531.5625" calcext:value-type="float">
            <text:p>-531.5625</text:p>
          </table:table-cell>
          <table:table-cell office:value-type="float" office:value="1538.766" calcext:value-type="float">
            <text:p>1538.766</text:p>
          </table:table-cell>
          <table:table-cell office:value-type="float" office:value="-88.79749" calcext:value-type="float">
            <text:p>-88.79749</text:p>
          </table:table-cell>
          <table:table-cell office:value-type="float" office:value="66.94473" calcext:value-type="float">
            <text:p>66.94473</text:p>
          </table:table-cell>
          <table:table-cell office:value-type="float" office:value="22.66654" calcext:value-type="float">
            <text:p>22.66654</text:p>
          </table:table-cell>
          <table:table-cell office:value-type="float" office:value="0.1526434" calcext:value-type="float">
            <text:p>0.1526434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5354" calcext:value-type="float">
            <text:p>0.07625354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41405" calcext:value-type="float">
            <text:p>0.3341405</text:p>
          </table:table-cell>
          <table:table-cell office:value-type="float" office:value="370" calcext:value-type="float">
            <text:p>370</text:p>
          </table:table-cell>
          <table:table-cell office:value-type="float" office:value="369.7413" calcext:value-type="float">
            <text:p>369.7413</text:p>
          </table:table-cell>
          <table:table-cell office:value-type="float" office:value="0" calcext:value-type="float">
            <text:p>0</text:p>
          </table:table-cell>
          <table:table-cell office:value-type="float" office:value="329.0359" calcext:value-type="float">
            <text:p>329.0359</text:p>
          </table:table-cell>
          <table:table-cell office:value-type="float" office:value="1153.383" calcext:value-type="float">
            <text:p>1153.383</text:p>
          </table:table-cell>
          <table:table-cell office:value-type="float" office:value="1409.939" calcext:value-type="float">
            <text:p>1409.939</text:p>
          </table:table-cell>
          <table:table-cell office:value-type="float" office:value="1204.775" calcext:value-type="float">
            <text:p>1204.775</text:p>
          </table:table-cell>
          <table:table-cell office:value-type="float" office:value="697.9358" calcext:value-type="float">
            <text:p>697.9358</text:p>
          </table:table-cell>
          <table:table-cell office:value-type="float" office:value="1078.728" calcext:value-type="float">
            <text:p>1078.728</text:p>
          </table:table-cell>
          <table:table-cell office:value-type="float" office:value="407.4313" calcext:value-type="float">
            <text:p>407.4313</text:p>
          </table:table-cell>
          <table:table-cell office:value-type="float" office:value="1807.604" calcext:value-type="float">
            <text:p>1807.604</text:p>
          </table:table-cell>
          <table:table-cell office:value-type="float" office:value="2049.176" calcext:value-type="float">
            <text:p>2049.176</text:p>
          </table:table-cell>
          <table:table-cell office:value-type="float" office:value="1645.109" calcext:value-type="float">
            <text:p>1645.109</text:p>
          </table:table-cell>
          <table:table-cell office:value-type="float" office:value="579.9025" calcext:value-type="float">
            <text:p>579.9025</text:p>
          </table:table-cell>
          <table:table-cell office:value-type="float" office:value="571.4985" calcext:value-type="float">
            <text:p>571.4985</text:p>
          </table:table-cell>
          <table:table-cell office:value-type="float" office:value="142.3446" calcext:value-type="float">
            <text:p>142.3446</text:p>
          </table:table-cell>
          <table:table-cell office:value-type="float" office:value="35.54755" calcext:value-type="float">
            <text:p>35.54755</text:p>
          </table:table-cell>
          <table:table-cell office:value-type="float" office:value="0" calcext:value-type="float">
            <text:p>0</text:p>
          </table:table-cell>
          <table:table-cell office:value-type="float" office:value="-0.03439157" calcext:value-type="float">
            <text:p>-0.03439157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6.1596" calcext:value-type="float">
            <text:p>-596.1596</text:p>
          </table:table-cell>
          <table:table-cell office:value-type="float" office:value="813.4583" calcext:value-type="float">
            <text:p>813.4583</text:p>
          </table:table-cell>
          <table:table-cell office:value-type="float" office:value="-443.9926" calcext:value-type="float">
            <text:p>-443.9926</text:p>
          </table:table-cell>
          <table:table-cell office:value-type="float" office:value="0" calcext:value-type="float">
            <text:p>0</text:p>
          </table:table-cell>
          <table:table-cell office:value-type="float" office:value="5.422995" calcext:value-type="float">
            <text:p>5.42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87.4825" calcext:value-type="float">
            <text:p>187.4825</text:p>
          </table:table-cell>
          <table:table-cell office:value-type="float" office:value="12947.04" calcext:value-type="float">
            <text:p>12947.04</text:p>
          </table:table-cell>
          <table:table-cell office:value-type="float" office:value="0" calcext:value-type="float">
            <text:p>0</text:p>
          </table:table-cell>
          <table:table-cell office:value-type="float" office:value="49.93224" calcext:value-type="float">
            <text:p>49.93224</text:p>
          </table:table-cell>
          <table:table-cell office:value-type="float" office:value="-532.5305" calcext:value-type="float">
            <text:p>-532.5305</text:p>
          </table:table-cell>
          <table:table-cell office:value-type="float" office:value="1541.55" calcext:value-type="float">
            <text:p>1541.55</text:p>
          </table:table-cell>
          <table:table-cell office:value-type="float" office:value="-88.94647" calcext:value-type="float">
            <text:p>-88.94647</text:p>
          </table:table-cell>
          <table:table-cell office:value-type="float" office:value="67.02982" calcext:value-type="float">
            <text:p>67.02982</text:p>
          </table:table-cell>
          <table:table-cell office:value-type="float" office:value="22.61789" calcext:value-type="float">
            <text:p>22.61789</text:p>
          </table:table-cell>
          <table:table-cell office:value-type="float" office:value="0.1531032" calcext:value-type="float">
            <text:p>0.153103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5354" calcext:value-type="float">
            <text:p>0.07625354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28347" calcext:value-type="float">
            <text:p>0.3328347</text:p>
          </table:table-cell>
          <table:table-cell office:value-type="float" office:value="370" calcext:value-type="float">
            <text:p>370</text:p>
          </table:table-cell>
          <table:table-cell office:value-type="float" office:value="368.616" calcext:value-type="float">
            <text:p>368.616</text:p>
          </table:table-cell>
          <table:table-cell office:value-type="float" office:value="0" calcext:value-type="float">
            <text:p>0</text:p>
          </table:table-cell>
          <table:table-cell office:value-type="float" office:value="329.0167" calcext:value-type="float">
            <text:p>329.0167</text:p>
          </table:table-cell>
          <table:table-cell office:value-type="float" office:value="1153.246" calcext:value-type="float">
            <text:p>1153.246</text:p>
          </table:table-cell>
          <table:table-cell office:value-type="float" office:value="1409.796" calcext:value-type="float">
            <text:p>1409.796</text:p>
          </table:table-cell>
          <table:table-cell office:value-type="float" office:value="1204.757" calcext:value-type="float">
            <text:p>1204.757</text:p>
          </table:table-cell>
          <table:table-cell office:value-type="float" office:value="697.9156" calcext:value-type="float">
            <text:p>697.9156</text:p>
          </table:table-cell>
          <table:table-cell office:value-type="float" office:value="1078.705" calcext:value-type="float">
            <text:p>1078.705</text:p>
          </table:table-cell>
          <table:table-cell office:value-type="float" office:value="407.421" calcext:value-type="float">
            <text:p>407.421</text:p>
          </table:table-cell>
          <table:table-cell office:value-type="float" office:value="1807.564" calcext:value-type="float">
            <text:p>1807.564</text:p>
          </table:table-cell>
          <table:table-cell office:value-type="float" office:value="2049.141" calcext:value-type="float">
            <text:p>2049.141</text:p>
          </table:table-cell>
          <table:table-cell office:value-type="float" office:value="1645.077" calcext:value-type="float">
            <text:p>1645.077</text:p>
          </table:table-cell>
          <table:table-cell office:value-type="float" office:value="579.8922" calcext:value-type="float">
            <text:p>579.8922</text:p>
          </table:table-cell>
          <table:table-cell office:value-type="float" office:value="571.4803" calcext:value-type="float">
            <text:p>571.4803</text:p>
          </table:table-cell>
          <table:table-cell office:value-type="float" office:value="142.3446" calcext:value-type="float">
            <text:p>142.3446</text:p>
          </table:table-cell>
          <table:table-cell office:value-type="float" office:value="35.5476" calcext:value-type="float">
            <text:p>35.5476</text:p>
          </table:table-cell>
          <table:table-cell office:value-type="float" office:value="0" calcext:value-type="float">
            <text:p>0</text:p>
          </table:table-cell>
          <table:table-cell office:value-type="float" office:value="-0.03440282" calcext:value-type="float">
            <text:p>-0.03440282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6.4398" calcext:value-type="float">
            <text:p>-596.4398</text:p>
          </table:table-cell>
          <table:table-cell office:value-type="float" office:value="813.1782" calcext:value-type="float">
            <text:p>813.1782</text:p>
          </table:table-cell>
          <table:table-cell office:value-type="float" office:value="-444.6861" calcext:value-type="float">
            <text:p>-444.6861</text:p>
          </table:table-cell>
          <table:table-cell office:value-type="float" office:value="0" calcext:value-type="float">
            <text:p>0</text:p>
          </table:table-cell>
          <table:table-cell office:value-type="float" office:value="5.291643" calcext:value-type="float">
            <text:p>5.29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187.164" calcext:value-type="float">
            <text:p>187.164</text:p>
          </table:table-cell>
          <table:table-cell office:value-type="float" office:value="12946.85" calcext:value-type="float">
            <text:p>12946.85</text:p>
          </table:table-cell>
          <table:table-cell office:value-type="float" office:value="0" calcext:value-type="float">
            <text:p>0</text:p>
          </table:table-cell>
          <table:table-cell office:value-type="float" office:value="50.12845" calcext:value-type="float">
            <text:p>50.12845</text:p>
          </table:table-cell>
          <table:table-cell office:value-type="float" office:value="-533.4237" calcext:value-type="float">
            <text:p>-533.4237</text:p>
          </table:table-cell>
          <table:table-cell office:value-type="float" office:value="1542.39" calcext:value-type="float">
            <text:p>1542.39</text:p>
          </table:table-cell>
          <table:table-cell office:value-type="float" office:value="-89.09147" calcext:value-type="float">
            <text:p>-89.09147</text:p>
          </table:table-cell>
          <table:table-cell office:value-type="float" office:value="67.1042" calcext:value-type="float">
            <text:p>67.1042</text:p>
          </table:table-cell>
          <table:table-cell office:value-type="float" office:value="22.56764" calcext:value-type="float">
            <text:p>22.56764</text:p>
          </table:table-cell>
          <table:table-cell office:value-type="float" office:value="0.1536282" calcext:value-type="float">
            <text:p>0.153628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66" calcext:value-type="float">
            <text:p>0.07626366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7.5798" calcext:value-type="float">
            <text:p>367.5798</text:p>
          </table:table-cell>
          <table:table-cell office:value-type="float" office:value="0" calcext:value-type="float">
            <text:p>0</text:p>
          </table:table-cell>
          <table:table-cell office:value-type="float" office:value="328.9988" calcext:value-type="float">
            <text:p>328.9988</text:p>
          </table:table-cell>
          <table:table-cell office:value-type="float" office:value="1153.132" calcext:value-type="float">
            <text:p>1153.132</text:p>
          </table:table-cell>
          <table:table-cell office:value-type="float" office:value="1409.658" calcext:value-type="float">
            <text:p>1409.658</text:p>
          </table:table-cell>
          <table:table-cell office:value-type="float" office:value="1204.735" calcext:value-type="float">
            <text:p>1204.735</text:p>
          </table:table-cell>
          <table:table-cell office:value-type="float" office:value="697.9014" calcext:value-type="float">
            <text:p>697.9014</text:p>
          </table:table-cell>
          <table:table-cell office:value-type="float" office:value="1078.695" calcext:value-type="float">
            <text:p>1078.695</text:p>
          </table:table-cell>
          <table:table-cell office:value-type="float" office:value="407.4124" calcext:value-type="float">
            <text:p>407.4124</text:p>
          </table:table-cell>
          <table:table-cell office:value-type="float" office:value="1807.526" calcext:value-type="float">
            <text:p>1807.526</text:p>
          </table:table-cell>
          <table:table-cell office:value-type="float" office:value="2049.106" calcext:value-type="float">
            <text:p>2049.106</text:p>
          </table:table-cell>
          <table:table-cell office:value-type="float" office:value="1645.045" calcext:value-type="float">
            <text:p>1645.045</text:p>
          </table:table-cell>
          <table:table-cell office:value-type="float" office:value="579.883" calcext:value-type="float">
            <text:p>579.883</text:p>
          </table:table-cell>
          <table:table-cell office:value-type="float" office:value="571.4622" calcext:value-type="float">
            <text:p>571.4622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425" calcext:value-type="float">
            <text:p>-0.03440425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6.709" calcext:value-type="float">
            <text:p>-596.709</text:p>
          </table:table-cell>
          <table:table-cell office:value-type="float" office:value="812.9089" calcext:value-type="float">
            <text:p>812.9089</text:p>
          </table:table-cell>
          <table:table-cell office:value-type="float" office:value="-445.3408" calcext:value-type="float">
            <text:p>-445.3408</text:p>
          </table:table-cell>
          <table:table-cell office:value-type="float" office:value="0" calcext:value-type="float">
            <text:p>0</text:p>
          </table:table-cell>
          <table:table-cell office:value-type="float" office:value="5.190763" calcext:value-type="float">
            <text:p>5.19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86.8253" calcext:value-type="float">
            <text:p>186.8253</text:p>
          </table:table-cell>
          <table:table-cell office:value-type="float" office:value="12946.66" calcext:value-type="float">
            <text:p>12946.66</text:p>
          </table:table-cell>
          <table:table-cell office:value-type="float" office:value="0" calcext:value-type="float">
            <text:p>0</text:p>
          </table:table-cell>
          <table:table-cell office:value-type="float" office:value="50.32221" calcext:value-type="float">
            <text:p>50.32221</text:p>
          </table:table-cell>
          <table:table-cell office:value-type="float" office:value="-534.1115" calcext:value-type="float">
            <text:p>-534.1115</text:p>
          </table:table-cell>
          <table:table-cell office:value-type="float" office:value="1543.002" calcext:value-type="float">
            <text:p>1543.002</text:p>
          </table:table-cell>
          <table:table-cell office:value-type="float" office:value="-89.23524" calcext:value-type="float">
            <text:p>-89.23524</text:p>
          </table:table-cell>
          <table:table-cell office:value-type="float" office:value="67.19607" calcext:value-type="float">
            <text:p>67.19607</text:p>
          </table:table-cell>
          <table:table-cell office:value-type="float" office:value="22.5161" calcext:value-type="float">
            <text:p>22.5161</text:p>
          </table:table-cell>
          <table:table-cell office:value-type="float" office:value="0.1539651" calcext:value-type="float">
            <text:p>0.153965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6.7613" calcext:value-type="float">
            <text:p>366.7613</text:p>
          </table:table-cell>
          <table:table-cell office:value-type="float" office:value="0" calcext:value-type="float">
            <text:p>0</text:p>
          </table:table-cell>
          <table:table-cell office:value-type="float" office:value="328.9793" calcext:value-type="float">
            <text:p>328.9793</text:p>
          </table:table-cell>
          <table:table-cell office:value-type="float" office:value="1153.006" calcext:value-type="float">
            <text:p>1153.006</text:p>
          </table:table-cell>
          <table:table-cell office:value-type="float" office:value="1409.511" calcext:value-type="float">
            <text:p>1409.511</text:p>
          </table:table-cell>
          <table:table-cell office:value-type="float" office:value="1204.712" calcext:value-type="float">
            <text:p>1204.712</text:p>
          </table:table-cell>
          <table:table-cell office:value-type="float" office:value="697.8882" calcext:value-type="float">
            <text:p>697.8882</text:p>
          </table:table-cell>
          <table:table-cell office:value-type="float" office:value="1078.685" calcext:value-type="float">
            <text:p>1078.685</text:p>
          </table:table-cell>
          <table:table-cell office:value-type="float" office:value="407.404" calcext:value-type="float">
            <text:p>407.404</text:p>
          </table:table-cell>
          <table:table-cell office:value-type="float" office:value="1807.488" calcext:value-type="float">
            <text:p>1807.488</text:p>
          </table:table-cell>
          <table:table-cell office:value-type="float" office:value="2049.072" calcext:value-type="float">
            <text:p>2049.072</text:p>
          </table:table-cell>
          <table:table-cell office:value-type="float" office:value="1645.013" calcext:value-type="float">
            <text:p>1645.013</text:p>
          </table:table-cell>
          <table:table-cell office:value-type="float" office:value="579.8727" calcext:value-type="float">
            <text:p>579.8727</text:p>
          </table:table-cell>
          <table:table-cell office:value-type="float" office:value="571.4442" calcext:value-type="float">
            <text:p>571.4442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0616" calcext:value-type="float">
            <text:p>-0.03440616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6.9476" calcext:value-type="float">
            <text:p>-596.9476</text:p>
          </table:table-cell>
          <table:table-cell office:value-type="float" office:value="812.6703" calcext:value-type="float">
            <text:p>812.6703</text:p>
          </table:table-cell>
          <table:table-cell office:value-type="float" office:value="-446.0106" calcext:value-type="float">
            <text:p>-446.0106</text:p>
          </table:table-cell>
          <table:table-cell office:value-type="float" office:value="0" calcext:value-type="float">
            <text:p>0</text:p>
          </table:table-cell>
          <table:table-cell office:value-type="float" office:value="5.311832" calcext:value-type="float">
            <text:p>5.31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86.5289" calcext:value-type="float">
            <text:p>186.5289</text:p>
          </table:table-cell>
          <table:table-cell office:value-type="float" office:value="12946.47" calcext:value-type="float">
            <text:p>12946.47</text:p>
          </table:table-cell>
          <table:table-cell office:value-type="float" office:value="0" calcext:value-type="float">
            <text:p>0</text:p>
          </table:table-cell>
          <table:table-cell office:value-type="float" office:value="50.51592" calcext:value-type="float">
            <text:p>50.51592</text:p>
          </table:table-cell>
          <table:table-cell office:value-type="float" office:value="-534.9913" calcext:value-type="float">
            <text:p>-534.9913</text:p>
          </table:table-cell>
          <table:table-cell office:value-type="float" office:value="1545.771" calcext:value-type="float">
            <text:p>1545.771</text:p>
          </table:table-cell>
          <table:table-cell office:value-type="float" office:value="-89.3763" calcext:value-type="float">
            <text:p>-89.3763</text:p>
          </table:table-cell>
          <table:table-cell office:value-type="float" office:value="67.27213" calcext:value-type="float">
            <text:p>67.27213</text:p>
          </table:table-cell>
          <table:table-cell office:value-type="float" office:value="22.46929" calcext:value-type="float">
            <text:p>22.46929</text:p>
          </table:table-cell>
          <table:table-cell office:value-type="float" office:value="0.1543809" calcext:value-type="float">
            <text:p>0.1543809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5.7632" calcext:value-type="float">
            <text:p>365.7632</text:p>
          </table:table-cell>
          <table:table-cell office:value-type="float" office:value="0" calcext:value-type="float">
            <text:p>0</text:p>
          </table:table-cell>
          <table:table-cell office:value-type="float" office:value="328.9678" calcext:value-type="float">
            <text:p>328.9678</text:p>
          </table:table-cell>
          <table:table-cell office:value-type="float" office:value="1152.898" calcext:value-type="float">
            <text:p>1152.898</text:p>
          </table:table-cell>
          <table:table-cell office:value-type="float" office:value="1409.376" calcext:value-type="float">
            <text:p>1409.376</text:p>
          </table:table-cell>
          <table:table-cell office:value-type="float" office:value="1204.694" calcext:value-type="float">
            <text:p>1204.694</text:p>
          </table:table-cell>
          <table:table-cell office:value-type="float" office:value="697.8726" calcext:value-type="float">
            <text:p>697.8726</text:p>
          </table:table-cell>
          <table:table-cell office:value-type="float" office:value="1078.677" calcext:value-type="float">
            <text:p>1078.677</text:p>
          </table:table-cell>
          <table:table-cell office:value-type="float" office:value="407.3963" calcext:value-type="float">
            <text:p>407.3963</text:p>
          </table:table-cell>
          <table:table-cell office:value-type="float" office:value="1807.452" calcext:value-type="float">
            <text:p>1807.452</text:p>
          </table:table-cell>
          <table:table-cell office:value-type="float" office:value="2049.037" calcext:value-type="float">
            <text:p>2049.037</text:p>
          </table:table-cell>
          <table:table-cell office:value-type="float" office:value="1644.982" calcext:value-type="float">
            <text:p>1644.982</text:p>
          </table:table-cell>
          <table:table-cell office:value-type="float" office:value="579.8625" calcext:value-type="float">
            <text:p>579.8625</text:p>
          </table:table-cell>
          <table:table-cell office:value-type="float" office:value="571.4264" calcext:value-type="float">
            <text:p>571.4264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718" calcext:value-type="float">
            <text:p>-0.0344071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1497" calcext:value-type="float">
            <text:p>-597.1497</text:p>
          </table:table-cell>
          <table:table-cell office:value-type="float" office:value="812.4683" calcext:value-type="float">
            <text:p>812.4683</text:p>
          </table:table-cell>
          <table:table-cell office:value-type="float" office:value="-446.6341" calcext:value-type="float">
            <text:p>-446.6341</text:p>
          </table:table-cell>
          <table:table-cell office:value-type="float" office:value="0" calcext:value-type="float">
            <text:p>0</text:p>
          </table:table-cell>
          <table:table-cell office:value-type="float" office:value="5.187349" calcext:value-type="float">
            <text:p>5.18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86.3008" calcext:value-type="float">
            <text:p>186.3008</text:p>
          </table:table-cell>
          <table:table-cell office:value-type="float" office:value="12946.29" calcext:value-type="float">
            <text:p>12946.29</text:p>
          </table:table-cell>
          <table:table-cell office:value-type="float" office:value="0" calcext:value-type="float">
            <text:p>0</text:p>
          </table:table-cell>
          <table:table-cell office:value-type="float" office:value="50.71121" calcext:value-type="float">
            <text:p>50.71121</text:p>
          </table:table-cell>
          <table:table-cell office:value-type="float" office:value="-535.7538" calcext:value-type="float">
            <text:p>-535.7538</text:p>
          </table:table-cell>
          <table:table-cell office:value-type="float" office:value="1548.256" calcext:value-type="float">
            <text:p>1548.256</text:p>
          </table:table-cell>
          <table:table-cell office:value-type="float" office:value="-89.51517" calcext:value-type="float">
            <text:p>-89.51517</text:p>
          </table:table-cell>
          <table:table-cell office:value-type="float" office:value="67.32433" calcext:value-type="float">
            <text:p>67.32433</text:p>
          </table:table-cell>
          <table:table-cell office:value-type="float" office:value="22.43079" calcext:value-type="float">
            <text:p>22.43079</text:p>
          </table:table-cell>
          <table:table-cell office:value-type="float" office:value="0.1548472" calcext:value-type="float">
            <text:p>0.154847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4.894" calcext:value-type="float">
            <text:p>364.894</text:p>
          </table:table-cell>
          <table:table-cell office:value-type="float" office:value="0" calcext:value-type="float">
            <text:p>0</text:p>
          </table:table-cell>
          <table:table-cell office:value-type="float" office:value="328.9649" calcext:value-type="float">
            <text:p>328.9649</text:p>
          </table:table-cell>
          <table:table-cell office:value-type="float" office:value="1152.817" calcext:value-type="float">
            <text:p>1152.817</text:p>
          </table:table-cell>
          <table:table-cell office:value-type="float" office:value="1409.263" calcext:value-type="float">
            <text:p>1409.263</text:p>
          </table:table-cell>
          <table:table-cell office:value-type="float" office:value="1204.679" calcext:value-type="float">
            <text:p>1204.679</text:p>
          </table:table-cell>
          <table:table-cell office:value-type="float" office:value="697.8604" calcext:value-type="float">
            <text:p>697.8604</text:p>
          </table:table-cell>
          <table:table-cell office:value-type="float" office:value="1078.669" calcext:value-type="float">
            <text:p>1078.669</text:p>
          </table:table-cell>
          <table:table-cell office:value-type="float" office:value="407.3892" calcext:value-type="float">
            <text:p>407.3892</text:p>
          </table:table-cell>
          <table:table-cell office:value-type="float" office:value="1807.416" calcext:value-type="float">
            <text:p>1807.416</text:p>
          </table:table-cell>
          <table:table-cell office:value-type="float" office:value="2049.003" calcext:value-type="float">
            <text:p>2049.003</text:p>
          </table:table-cell>
          <table:table-cell office:value-type="float" office:value="1644.95" calcext:value-type="float">
            <text:p>1644.95</text:p>
          </table:table-cell>
          <table:table-cell office:value-type="float" office:value="579.8524" calcext:value-type="float">
            <text:p>579.8524</text:p>
          </table:table-cell>
          <table:table-cell office:value-type="float" office:value="571.4086" calcext:value-type="float">
            <text:p>571.4086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764" calcext:value-type="float">
            <text:p>-0.0344076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338" calcext:value-type="float">
            <text:p>-597.338</text:p>
          </table:table-cell>
          <table:table-cell office:value-type="float" office:value="812.2799" calcext:value-type="float">
            <text:p>812.2799</text:p>
          </table:table-cell>
          <table:table-cell office:value-type="float" office:value="-447.1848" calcext:value-type="float">
            <text:p>-447.1848</text:p>
          </table:table-cell>
          <table:table-cell office:value-type="float" office:value="0" calcext:value-type="float">
            <text:p>0</text:p>
          </table:table-cell>
          <table:table-cell office:value-type="float" office:value="5.107765" calcext:value-type="float">
            <text:p>5.107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86.1268" calcext:value-type="float">
            <text:p>186.1268</text:p>
          </table:table-cell>
          <table:table-cell office:value-type="float" office:value="12946.14" calcext:value-type="float">
            <text:p>12946.14</text:p>
          </table:table-cell>
          <table:table-cell office:value-type="float" office:value="0" calcext:value-type="float">
            <text:p>0</text:p>
          </table:table-cell>
          <table:table-cell office:value-type="float" office:value="50.90359" calcext:value-type="float">
            <text:p>50.90359</text:p>
          </table:table-cell>
          <table:table-cell office:value-type="float" office:value="-536.4313" calcext:value-type="float">
            <text:p>-536.4313</text:p>
          </table:table-cell>
          <table:table-cell office:value-type="float" office:value="1550.114" calcext:value-type="float">
            <text:p>1550.114</text:p>
          </table:table-cell>
          <table:table-cell office:value-type="float" office:value="-89.65255" calcext:value-type="float">
            <text:p>-89.65255</text:p>
          </table:table-cell>
          <table:table-cell office:value-type="float" office:value="67.36591" calcext:value-type="float">
            <text:p>67.36591</text:p>
          </table:table-cell>
          <table:table-cell office:value-type="float" office:value="22.39308" calcext:value-type="float">
            <text:p>22.39308</text:p>
          </table:table-cell>
          <table:table-cell office:value-type="float" office:value="0.1553358" calcext:value-type="float">
            <text:p>0.1553358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4.1202" calcext:value-type="float">
            <text:p>364.1202</text:p>
          </table:table-cell>
          <table:table-cell office:value-type="float" office:value="0" calcext:value-type="float">
            <text:p>0</text:p>
          </table:table-cell>
          <table:table-cell office:value-type="float" office:value="328.9637" calcext:value-type="float">
            <text:p>328.9637</text:p>
          </table:table-cell>
          <table:table-cell office:value-type="float" office:value="1152.756" calcext:value-type="float">
            <text:p>1152.756</text:p>
          </table:table-cell>
          <table:table-cell office:value-type="float" office:value="1409.167" calcext:value-type="float">
            <text:p>1409.167</text:p>
          </table:table-cell>
          <table:table-cell office:value-type="float" office:value="1204.673" calcext:value-type="float">
            <text:p>1204.673</text:p>
          </table:table-cell>
          <table:table-cell office:value-type="float" office:value="697.8573" calcext:value-type="float">
            <text:p>697.8573</text:p>
          </table:table-cell>
          <table:table-cell office:value-type="float" office:value="1078.663" calcext:value-type="float">
            <text:p>1078.663</text:p>
          </table:table-cell>
          <table:table-cell office:value-type="float" office:value="407.3827" calcext:value-type="float">
            <text:p>407.3827</text:p>
          </table:table-cell>
          <table:table-cell office:value-type="float" office:value="1807.391" calcext:value-type="float">
            <text:p>1807.391</text:p>
          </table:table-cell>
          <table:table-cell office:value-type="float" office:value="2048.969" calcext:value-type="float">
            <text:p>2048.969</text:p>
          </table:table-cell>
          <table:table-cell office:value-type="float" office:value="1644.925" calcext:value-type="float">
            <text:p>1644.925</text:p>
          </table:table-cell>
          <table:table-cell office:value-type="float" office:value="579.8422" calcext:value-type="float">
            <text:p>579.8422</text:p>
          </table:table-cell>
          <table:table-cell office:value-type="float" office:value="571.3911" calcext:value-type="float">
            <text:p>571.3911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8" calcext:value-type="float">
            <text:p>-0.03440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4862" calcext:value-type="float">
            <text:p>-597.4862</text:p>
          </table:table-cell>
          <table:table-cell office:value-type="float" office:value="812.1317" calcext:value-type="float">
            <text:p>812.1317</text:p>
          </table:table-cell>
          <table:table-cell office:value-type="float" office:value="-447.6664" calcext:value-type="float">
            <text:p>-447.6664</text:p>
          </table:table-cell>
          <table:table-cell office:value-type="float" office:value="0" calcext:value-type="float">
            <text:p>0</text:p>
          </table:table-cell>
          <table:table-cell office:value-type="float" office:value="5.047281" calcext:value-type="float">
            <text:p>5.047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85.8758" calcext:value-type="float">
            <text:p>185.8758</text:p>
          </table:table-cell>
          <table:table-cell office:value-type="float" office:value="12945.99" calcext:value-type="float">
            <text:p>12945.99</text:p>
          </table:table-cell>
          <table:table-cell office:value-type="float" office:value="0" calcext:value-type="float">
            <text:p>0</text:p>
          </table:table-cell>
          <table:table-cell office:value-type="float" office:value="51.09232" calcext:value-type="float">
            <text:p>51.09232</text:p>
          </table:table-cell>
          <table:table-cell office:value-type="float" office:value="-537.1589" calcext:value-type="float">
            <text:p>-537.1589</text:p>
          </table:table-cell>
          <table:table-cell office:value-type="float" office:value="1551.508" calcext:value-type="float">
            <text:p>1551.508</text:p>
          </table:table-cell>
          <table:table-cell office:value-type="float" office:value="-89.78867" calcext:value-type="float">
            <text:p>-89.78867</text:p>
          </table:table-cell>
          <table:table-cell office:value-type="float" office:value="67.42899" calcext:value-type="float">
            <text:p>67.42899</text:p>
          </table:table-cell>
          <table:table-cell office:value-type="float" office:value="22.33312" calcext:value-type="float">
            <text:p>22.33312</text:p>
          </table:table-cell>
          <table:table-cell office:value-type="float" office:value="0.1558385" calcext:value-type="float">
            <text:p>0.155838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3.3057" calcext:value-type="float">
            <text:p>363.3057</text:p>
          </table:table-cell>
          <table:table-cell office:value-type="float" office:value="0" calcext:value-type="float">
            <text:p>0</text:p>
          </table:table-cell>
          <table:table-cell office:value-type="float" office:value="328.9499" calcext:value-type="float">
            <text:p>328.9499</text:p>
          </table:table-cell>
          <table:table-cell office:value-type="float" office:value="1152.671" calcext:value-type="float">
            <text:p>1152.671</text:p>
          </table:table-cell>
          <table:table-cell office:value-type="float" office:value="1409.057" calcext:value-type="float">
            <text:p>1409.057</text:p>
          </table:table-cell>
          <table:table-cell office:value-type="float" office:value="1204.663" calcext:value-type="float">
            <text:p>1204.663</text:p>
          </table:table-cell>
          <table:table-cell office:value-type="float" office:value="697.8539" calcext:value-type="float">
            <text:p>697.8539</text:p>
          </table:table-cell>
          <table:table-cell office:value-type="float" office:value="1078.657" calcext:value-type="float">
            <text:p>1078.657</text:p>
          </table:table-cell>
          <table:table-cell office:value-type="float" office:value="407.3764" calcext:value-type="float">
            <text:p>407.3764</text:p>
          </table:table-cell>
          <table:table-cell office:value-type="float" office:value="1807.368" calcext:value-type="float">
            <text:p>1807.368</text:p>
          </table:table-cell>
          <table:table-cell office:value-type="float" office:value="2048.935" calcext:value-type="float">
            <text:p>2048.935</text:p>
          </table:table-cell>
          <table:table-cell office:value-type="float" office:value="1644.905" calcext:value-type="float">
            <text:p>1644.905</text:p>
          </table:table-cell>
          <table:table-cell office:value-type="float" office:value="579.8326" calcext:value-type="float">
            <text:p>579.8326</text:p>
          </table:table-cell>
          <table:table-cell office:value-type="float" office:value="571.3737" calcext:value-type="float">
            <text:p>571.3737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854" calcext:value-type="float">
            <text:p>-0.0344085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6231" calcext:value-type="float">
            <text:p>-597.6231</text:p>
          </table:table-cell>
          <table:table-cell office:value-type="float" office:value="811.9948" calcext:value-type="float">
            <text:p>811.9948</text:p>
          </table:table-cell>
          <table:table-cell office:value-type="float" office:value="-448.2152" calcext:value-type="float">
            <text:p>-448.2152</text:p>
          </table:table-cell>
          <table:table-cell office:value-type="float" office:value="0" calcext:value-type="float">
            <text:p>0</text:p>
          </table:table-cell>
          <table:table-cell office:value-type="float" office:value="5.000308" calcext:value-type="float">
            <text:p>5.0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85.5808" calcext:value-type="float">
            <text:p>185.5808</text:p>
          </table:table-cell>
          <table:table-cell office:value-type="float" office:value="12945.84" calcext:value-type="float">
            <text:p>12945.84</text:p>
          </table:table-cell>
          <table:table-cell office:value-type="float" office:value="0" calcext:value-type="float">
            <text:p>0</text:p>
          </table:table-cell>
          <table:table-cell office:value-type="float" office:value="51.28091" calcext:value-type="float">
            <text:p>51.28091</text:p>
          </table:table-cell>
          <table:table-cell office:value-type="float" office:value="-537.9329" calcext:value-type="float">
            <text:p>-537.9329</text:p>
          </table:table-cell>
          <table:table-cell office:value-type="float" office:value="1554.18" calcext:value-type="float">
            <text:p>1554.18</text:p>
          </table:table-cell>
          <table:table-cell office:value-type="float" office:value="-89.92274" calcext:value-type="float">
            <text:p>-89.92274</text:p>
          </table:table-cell>
          <table:table-cell office:value-type="float" office:value="67.49546" calcext:value-type="float">
            <text:p>67.49546</text:p>
          </table:table-cell>
          <table:table-cell office:value-type="float" office:value="22.27008" calcext:value-type="float">
            <text:p>22.27008</text:p>
          </table:table-cell>
          <table:table-cell office:value-type="float" office:value="0.1563737" calcext:value-type="float">
            <text:p>0.1563737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2.4537" calcext:value-type="float">
            <text:p>362.4537</text:p>
          </table:table-cell>
          <table:table-cell office:value-type="float" office:value="0" calcext:value-type="float">
            <text:p>0</text:p>
          </table:table-cell>
          <table:table-cell office:value-type="float" office:value="328.9348" calcext:value-type="float">
            <text:p>328.9348</text:p>
          </table:table-cell>
          <table:table-cell office:value-type="float" office:value="1152.573" calcext:value-type="float">
            <text:p>1152.573</text:p>
          </table:table-cell>
          <table:table-cell office:value-type="float" office:value="1408.932" calcext:value-type="float">
            <text:p>1408.932</text:p>
          </table:table-cell>
          <table:table-cell office:value-type="float" office:value="1204.641" calcext:value-type="float">
            <text:p>1204.641</text:p>
          </table:table-cell>
          <table:table-cell office:value-type="float" office:value="697.8455" calcext:value-type="float">
            <text:p>697.8455</text:p>
          </table:table-cell>
          <table:table-cell office:value-type="float" office:value="1078.649" calcext:value-type="float">
            <text:p>1078.649</text:p>
          </table:table-cell>
          <table:table-cell office:value-type="float" office:value="407.3696" calcext:value-type="float">
            <text:p>407.3696</text:p>
          </table:table-cell>
          <table:table-cell office:value-type="float" office:value="1807.344" calcext:value-type="float">
            <text:p>1807.344</text:p>
          </table:table-cell>
          <table:table-cell office:value-type="float" office:value="2048.903" calcext:value-type="float">
            <text:p>2048.903</text:p>
          </table:table-cell>
          <table:table-cell office:value-type="float" office:value="1644.886" calcext:value-type="float">
            <text:p>1644.886</text:p>
          </table:table-cell>
          <table:table-cell office:value-type="float" office:value="579.8238" calcext:value-type="float">
            <text:p>579.8238</text:p>
          </table:table-cell>
          <table:table-cell office:value-type="float" office:value="571.3564" calcext:value-type="float">
            <text:p>571.3564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907" calcext:value-type="float">
            <text:p>-0.03440907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7412" calcext:value-type="float">
            <text:p>-597.7412</text:p>
          </table:table-cell>
          <table:table-cell office:value-type="float" office:value="811.8767" calcext:value-type="float">
            <text:p>811.8767</text:p>
          </table:table-cell>
          <table:table-cell office:value-type="float" office:value="-448.8087" calcext:value-type="float">
            <text:p>-448.8087</text:p>
          </table:table-cell>
          <table:table-cell office:value-type="float" office:value="0" calcext:value-type="float">
            <text:p>0</text:p>
          </table:table-cell>
          <table:table-cell office:value-type="float" office:value="4.955417" calcext:value-type="float">
            <text:p>4.955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85.3372" calcext:value-type="float">
            <text:p>185.3372</text:p>
          </table:table-cell>
          <table:table-cell office:value-type="float" office:value="12945.69" calcext:value-type="float">
            <text:p>12945.69</text:p>
          </table:table-cell>
          <table:table-cell office:value-type="float" office:value="0" calcext:value-type="float">
            <text:p>0</text:p>
          </table:table-cell>
          <table:table-cell office:value-type="float" office:value="51.46596" calcext:value-type="float">
            <text:p>51.46596</text:p>
          </table:table-cell>
          <table:table-cell office:value-type="float" office:value="-538.6466" calcext:value-type="float">
            <text:p>-538.6466</text:p>
          </table:table-cell>
          <table:table-cell office:value-type="float" office:value="1556.072" calcext:value-type="float">
            <text:p>1556.072</text:p>
          </table:table-cell>
          <table:table-cell office:value-type="float" office:value="-90.05567" calcext:value-type="float">
            <text:p>-90.05567</text:p>
          </table:table-cell>
          <table:table-cell office:value-type="float" office:value="67.54478" calcext:value-type="float">
            <text:p>67.54478</text:p>
          </table:table-cell>
          <table:table-cell office:value-type="float" office:value="22.21312" calcext:value-type="float">
            <text:p>22.21312</text:p>
          </table:table-cell>
          <table:table-cell office:value-type="float" office:value="0.1569326" calcext:value-type="float">
            <text:p>0.1569326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370" calcext:value-type="float">
            <text:p>370</text:p>
          </table:table-cell>
          <table:table-cell office:value-type="float" office:value="361.6696" calcext:value-type="float">
            <text:p>361.6696</text:p>
          </table:table-cell>
          <table:table-cell office:value-type="float" office:value="0" calcext:value-type="float">
            <text:p>0</text:p>
          </table:table-cell>
          <table:table-cell office:value-type="float" office:value="328.9257" calcext:value-type="float">
            <text:p>328.9257</text:p>
          </table:table-cell>
          <table:table-cell office:value-type="float" office:value="1152.493" calcext:value-type="float">
            <text:p>1152.493</text:p>
          </table:table-cell>
          <table:table-cell office:value-type="float" office:value="1408.822" calcext:value-type="float">
            <text:p>1408.822</text:p>
          </table:table-cell>
          <table:table-cell office:value-type="float" office:value="1204.628" calcext:value-type="float">
            <text:p>1204.628</text:p>
          </table:table-cell>
          <table:table-cell office:value-type="float" office:value="697.8403" calcext:value-type="float">
            <text:p>697.8403</text:p>
          </table:table-cell>
          <table:table-cell office:value-type="float" office:value="1078.641" calcext:value-type="float">
            <text:p>1078.641</text:p>
          </table:table-cell>
          <table:table-cell office:value-type="float" office:value="407.3629" calcext:value-type="float">
            <text:p>407.3629</text:p>
          </table:table-cell>
          <table:table-cell office:value-type="float" office:value="1807.321" calcext:value-type="float">
            <text:p>1807.321</text:p>
          </table:table-cell>
          <table:table-cell office:value-type="float" office:value="2048.87" calcext:value-type="float">
            <text:p>2048.87</text:p>
          </table:table-cell>
          <table:table-cell office:value-type="float" office:value="1644.867" calcext:value-type="float">
            <text:p>1644.867</text:p>
          </table:table-cell>
          <table:table-cell office:value-type="float" office:value="579.8138" calcext:value-type="float">
            <text:p>579.8138</text:p>
          </table:table-cell>
          <table:table-cell office:value-type="float" office:value="571.3392" calcext:value-type="float">
            <text:p>571.3392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0953" calcext:value-type="float">
            <text:p>-0.03440953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8584" calcext:value-type="float">
            <text:p>-597.8584</text:p>
          </table:table-cell>
          <table:table-cell office:value-type="float" office:value="811.7595" calcext:value-type="float">
            <text:p>811.7595</text:p>
          </table:table-cell>
          <table:table-cell office:value-type="float" office:value="-449.3446" calcext:value-type="float">
            <text:p>-449.3446</text:p>
          </table:table-cell>
          <table:table-cell office:value-type="float" office:value="0" calcext:value-type="float">
            <text:p>0</text:p>
          </table:table-cell>
          <table:table-cell office:value-type="float" office:value="4.906803" calcext:value-type="float">
            <text:p>4.90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85.0612" calcext:value-type="float">
            <text:p>185.0612</text:p>
          </table:table-cell>
          <table:table-cell office:value-type="float" office:value="12945.54" calcext:value-type="float">
            <text:p>12945.54</text:p>
          </table:table-cell>
          <table:table-cell office:value-type="float" office:value="0" calcext:value-type="float">
            <text:p>0</text:p>
          </table:table-cell>
          <table:table-cell office:value-type="float" office:value="51.64876" calcext:value-type="float">
            <text:p>51.64876</text:p>
          </table:table-cell>
          <table:table-cell office:value-type="float" office:value="-539.3904" calcext:value-type="float">
            <text:p>-539.3904</text:p>
          </table:table-cell>
          <table:table-cell office:value-type="float" office:value="1557.71" calcext:value-type="float">
            <text:p>1557.71</text:p>
          </table:table-cell>
          <table:table-cell office:value-type="float" office:value="-90.187" calcext:value-type="float">
            <text:p>-90.187</text:p>
          </table:table-cell>
          <table:table-cell office:value-type="float" office:value="67.59577" calcext:value-type="float">
            <text:p>67.59577</text:p>
          </table:table-cell>
          <table:table-cell office:value-type="float" office:value="22.14912" calcext:value-type="float">
            <text:p>22.14912</text:p>
          </table:table-cell>
          <table:table-cell office:value-type="float" office:value="0.1575137" calcext:value-type="float">
            <text:p>0.1575137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308716" calcext:value-type="float">
            <text:p>0.3308716</text:p>
          </table:table-cell>
          <table:table-cell office:value-type="float" office:value="370" calcext:value-type="float">
            <text:p>370</text:p>
          </table:table-cell>
          <table:table-cell office:value-type="float" office:value="360.8637" calcext:value-type="float">
            <text:p>360.8637</text:p>
          </table:table-cell>
          <table:table-cell office:value-type="float" office:value="0" calcext:value-type="float">
            <text:p>0</text:p>
          </table:table-cell>
          <table:table-cell office:value-type="float" office:value="328.9142" calcext:value-type="float">
            <text:p>328.9142</text:p>
          </table:table-cell>
          <table:table-cell office:value-type="float" office:value="1152.4" calcext:value-type="float">
            <text:p>1152.4</text:p>
          </table:table-cell>
          <table:table-cell office:value-type="float" office:value="1408.704" calcext:value-type="float">
            <text:p>1408.704</text:p>
          </table:table-cell>
          <table:table-cell office:value-type="float" office:value="1204.611" calcext:value-type="float">
            <text:p>1204.611</text:p>
          </table:table-cell>
          <table:table-cell office:value-type="float" office:value="697.8339" calcext:value-type="float">
            <text:p>697.8339</text:p>
          </table:table-cell>
          <table:table-cell office:value-type="float" office:value="1078.632" calcext:value-type="float">
            <text:p>1078.632</text:p>
          </table:table-cell>
          <table:table-cell office:value-type="float" office:value="407.3562" calcext:value-type="float">
            <text:p>407.3562</text:p>
          </table:table-cell>
          <table:table-cell office:value-type="float" office:value="1807.298" calcext:value-type="float">
            <text:p>1807.298</text:p>
          </table:table-cell>
          <table:table-cell office:value-type="float" office:value="2048.838" calcext:value-type="float">
            <text:p>2048.838</text:p>
          </table:table-cell>
          <table:table-cell office:value-type="float" office:value="1644.848" calcext:value-type="float">
            <text:p>1644.848</text:p>
          </table:table-cell>
          <table:table-cell office:value-type="float" office:value="579.804" calcext:value-type="float">
            <text:p>579.804</text:p>
          </table:table-cell>
          <table:table-cell office:value-type="float" office:value="571.3222" calcext:value-type="float">
            <text:p>571.3222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1012" calcext:value-type="float">
            <text:p>-0.03441012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7.9756" calcext:value-type="float">
            <text:p>-597.9756</text:p>
          </table:table-cell>
          <table:table-cell office:value-type="float" office:value="811.6423" calcext:value-type="float">
            <text:p>811.6423</text:p>
          </table:table-cell>
          <table:table-cell office:value-type="float" office:value="-449.9111" calcext:value-type="float">
            <text:p>-449.9111</text:p>
          </table:table-cell>
          <table:table-cell office:value-type="float" office:value="0" calcext:value-type="float">
            <text:p>0</text:p>
          </table:table-cell>
          <table:table-cell office:value-type="float" office:value="4.856953" calcext:value-type="float">
            <text:p>4.856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84.7602" calcext:value-type="float">
            <text:p>184.7602</text:p>
          </table:table-cell>
          <table:table-cell office:value-type="float" office:value="12945.38" calcext:value-type="float">
            <text:p>12945.38</text:p>
          </table:table-cell>
          <table:table-cell office:value-type="float" office:value="0" calcext:value-type="float">
            <text:p>0</text:p>
          </table:table-cell>
          <table:table-cell office:value-type="float" office:value="51.82865" calcext:value-type="float">
            <text:p>51.82865</text:p>
          </table:table-cell>
          <table:table-cell office:value-type="float" office:value="-540.1589" calcext:value-type="float">
            <text:p>-540.1589</text:p>
          </table:table-cell>
          <table:table-cell office:value-type="float" office:value="1560.5" calcext:value-type="float">
            <text:p>1560.5</text:p>
          </table:table-cell>
          <table:table-cell office:value-type="float" office:value="-90.31692" calcext:value-type="float">
            <text:p>-90.31692</text:p>
          </table:table-cell>
          <table:table-cell office:value-type="float" office:value="67.6284" calcext:value-type="float">
            <text:p>67.6284</text:p>
          </table:table-cell>
          <table:table-cell office:value-type="float" office:value="22.09393" calcext:value-type="float">
            <text:p>22.09393</text:p>
          </table:table-cell>
          <table:table-cell office:value-type="float" office:value="0.1581348" calcext:value-type="float">
            <text:p>0.1581348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373" calcext:value-type="float">
            <text:p>0.07626373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639" calcext:value-type="float">
            <text:p>0.3296639</text:p>
          </table:table-cell>
          <table:table-cell office:value-type="float" office:value="370" calcext:value-type="float">
            <text:p>370</text:p>
          </table:table-cell>
          <table:table-cell office:value-type="float" office:value="360.0401" calcext:value-type="float">
            <text:p>360.0401</text:p>
          </table:table-cell>
          <table:table-cell office:value-type="float" office:value="0" calcext:value-type="float">
            <text:p>0</text:p>
          </table:table-cell>
          <table:table-cell office:value-type="float" office:value="328.9043" calcext:value-type="float">
            <text:p>328.9043</text:p>
          </table:table-cell>
          <table:table-cell office:value-type="float" office:value="1152.289" calcext:value-type="float">
            <text:p>1152.289</text:p>
          </table:table-cell>
          <table:table-cell office:value-type="float" office:value="1408.573" calcext:value-type="float">
            <text:p>1408.573</text:p>
          </table:table-cell>
          <table:table-cell office:value-type="float" office:value="1204.591" calcext:value-type="float">
            <text:p>1204.591</text:p>
          </table:table-cell>
          <table:table-cell office:value-type="float" office:value="697.8212" calcext:value-type="float">
            <text:p>697.8212</text:p>
          </table:table-cell>
          <table:table-cell office:value-type="float" office:value="1078.621" calcext:value-type="float">
            <text:p>1078.621</text:p>
          </table:table-cell>
          <table:table-cell office:value-type="float" office:value="407.3492" calcext:value-type="float">
            <text:p>407.3492</text:p>
          </table:table-cell>
          <table:table-cell office:value-type="float" office:value="1807.274" calcext:value-type="float">
            <text:p>1807.274</text:p>
          </table:table-cell>
          <table:table-cell office:value-type="float" office:value="2048.805" calcext:value-type="float">
            <text:p>2048.805</text:p>
          </table:table-cell>
          <table:table-cell office:value-type="float" office:value="1644.829" calcext:value-type="float">
            <text:p>1644.829</text:p>
          </table:table-cell>
          <table:table-cell office:value-type="float" office:value="579.7941" calcext:value-type="float">
            <text:p>579.7941</text:p>
          </table:table-cell>
          <table:table-cell office:value-type="float" office:value="571.3054" calcext:value-type="float">
            <text:p>571.3054</text:p>
          </table:table-cell>
          <table:table-cell office:value-type="float" office:value="142.3445" calcext:value-type="float">
            <text:p>142.3445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09" calcext:value-type="float">
            <text:p>-0.0344109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0922" calcext:value-type="float">
            <text:p>-598.0922</text:p>
          </table:table-cell>
          <table:table-cell office:value-type="float" office:value="811.5257" calcext:value-type="float">
            <text:p>811.5257</text:p>
          </table:table-cell>
          <table:table-cell office:value-type="float" office:value="-450.5078" calcext:value-type="float">
            <text:p>-450.5078</text:p>
          </table:table-cell>
          <table:table-cell office:value-type="float" office:value="0" calcext:value-type="float">
            <text:p>0</text:p>
          </table:table-cell>
          <table:table-cell office:value-type="float" office:value="4.810319" calcext:value-type="float">
            <text:p>4.81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184.4185" calcext:value-type="float">
            <text:p>184.4185</text:p>
          </table:table-cell>
          <table:table-cell office:value-type="float" office:value="12945.23" calcext:value-type="float">
            <text:p>12945.23</text:p>
          </table:table-cell>
          <table:table-cell office:value-type="float" office:value="0" calcext:value-type="float">
            <text:p>0</text:p>
          </table:table-cell>
          <table:table-cell office:value-type="float" office:value="52.00679" calcext:value-type="float">
            <text:p>52.00679</text:p>
          </table:table-cell>
          <table:table-cell office:value-type="float" office:value="-540.8597" calcext:value-type="float">
            <text:p>-540.8597</text:p>
          </table:table-cell>
          <table:table-cell office:value-type="float" office:value="1558.903" calcext:value-type="float">
            <text:p>1558.903</text:p>
          </table:table-cell>
          <table:table-cell office:value-type="float" office:value="-90.44539" calcext:value-type="float">
            <text:p>-90.44539</text:p>
          </table:table-cell>
          <table:table-cell office:value-type="float" office:value="67.69967" calcext:value-type="float">
            <text:p>67.69967</text:p>
          </table:table-cell>
          <table:table-cell office:value-type="float" office:value="21.9989" calcext:value-type="float">
            <text:p>21.9989</text:p>
          </table:table-cell>
          <table:table-cell office:value-type="float" office:value="0.1586356" calcext:value-type="float">
            <text:p>0.1586356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506" calcext:value-type="float">
            <text:p>0.3296506</text:p>
          </table:table-cell>
          <table:table-cell office:value-type="float" office:value="370" calcext:value-type="float">
            <text:p>370</text:p>
          </table:table-cell>
          <table:table-cell office:value-type="float" office:value="359.2887" calcext:value-type="float">
            <text:p>359.2887</text:p>
          </table:table-cell>
          <table:table-cell office:value-type="float" office:value="0" calcext:value-type="float">
            <text:p>0</text:p>
          </table:table-cell>
          <table:table-cell office:value-type="float" office:value="328.8939" calcext:value-type="float">
            <text:p>328.8939</text:p>
          </table:table-cell>
          <table:table-cell office:value-type="float" office:value="1152.185" calcext:value-type="float">
            <text:p>1152.185</text:p>
          </table:table-cell>
          <table:table-cell office:value-type="float" office:value="1408.444" calcext:value-type="float">
            <text:p>1408.444</text:p>
          </table:table-cell>
          <table:table-cell office:value-type="float" office:value="1204.569" calcext:value-type="float">
            <text:p>1204.569</text:p>
          </table:table-cell>
          <table:table-cell office:value-type="float" office:value="697.8068" calcext:value-type="float">
            <text:p>697.8068</text:p>
          </table:table-cell>
          <table:table-cell office:value-type="float" office:value="1078.609" calcext:value-type="float">
            <text:p>1078.609</text:p>
          </table:table-cell>
          <table:table-cell office:value-type="float" office:value="407.3417" calcext:value-type="float">
            <text:p>407.3417</text:p>
          </table:table-cell>
          <table:table-cell office:value-type="float" office:value="1807.251" calcext:value-type="float">
            <text:p>1807.251</text:p>
          </table:table-cell>
          <table:table-cell office:value-type="float" office:value="2048.773" calcext:value-type="float">
            <text:p>2048.773</text:p>
          </table:table-cell>
          <table:table-cell office:value-type="float" office:value="1644.81" calcext:value-type="float">
            <text:p>1644.81</text:p>
          </table:table-cell>
          <table:table-cell office:value-type="float" office:value="579.785" calcext:value-type="float">
            <text:p>579.785</text:p>
          </table:table-cell>
          <table:table-cell office:value-type="float" office:value="571.289" calcext:value-type="float">
            <text:p>571.289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157" calcext:value-type="float">
            <text:p>-0.03441157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2036" calcext:value-type="float">
            <text:p>-598.2036</text:p>
          </table:table-cell>
          <table:table-cell office:value-type="float" office:value="811.4144" calcext:value-type="float">
            <text:p>811.4144</text:p>
          </table:table-cell>
          <table:table-cell office:value-type="float" office:value="-451.1387" calcext:value-type="float">
            <text:p>-451.1387</text:p>
          </table:table-cell>
          <table:table-cell office:value-type="float" office:value="0" calcext:value-type="float">
            <text:p>0</text:p>
          </table:table-cell>
          <table:table-cell office:value-type="float" office:value="4.863037" calcext:value-type="float">
            <text:p>4.86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83.9775" calcext:value-type="float">
            <text:p>183.9775</text:p>
          </table:table-cell>
          <table:table-cell office:value-type="float" office:value="12945.08" calcext:value-type="float">
            <text:p>12945.08</text:p>
          </table:table-cell>
          <table:table-cell office:value-type="float" office:value="0" calcext:value-type="float">
            <text:p>0</text:p>
          </table:table-cell>
          <table:table-cell office:value-type="float" office:value="52.18289" calcext:value-type="float">
            <text:p>52.18289</text:p>
          </table:table-cell>
          <table:table-cell office:value-type="float" office:value="-541.7396" calcext:value-type="float">
            <text:p>-541.7396</text:p>
          </table:table-cell>
          <table:table-cell office:value-type="float" office:value="1561.106" calcext:value-type="float">
            <text:p>1561.106</text:p>
          </table:table-cell>
          <table:table-cell office:value-type="float" office:value="-90.57188" calcext:value-type="float">
            <text:p>-90.57188</text:p>
          </table:table-cell>
          <table:table-cell office:value-type="float" office:value="67.82786" calcext:value-type="float">
            <text:p>67.82786</text:p>
          </table:table-cell>
          <table:table-cell office:value-type="float" office:value="21.86721" calcext:value-type="float">
            <text:p>21.86721</text:p>
          </table:table-cell>
          <table:table-cell office:value-type="float" office:value="0.1590906" calcext:value-type="float">
            <text:p>0.1590906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506" calcext:value-type="float">
            <text:p>0.3296506</text:p>
          </table:table-cell>
          <table:table-cell office:value-type="float" office:value="370" calcext:value-type="float">
            <text:p>370</text:p>
          </table:table-cell>
          <table:table-cell office:value-type="float" office:value="358.3633" calcext:value-type="float">
            <text:p>358.3633</text:p>
          </table:table-cell>
          <table:table-cell office:value-type="float" office:value="0" calcext:value-type="float">
            <text:p>0</text:p>
          </table:table-cell>
          <table:table-cell office:value-type="float" office:value="328.8681" calcext:value-type="float">
            <text:p>328.8681</text:p>
          </table:table-cell>
          <table:table-cell office:value-type="float" office:value="1152.059" calcext:value-type="float">
            <text:p>1152.059</text:p>
          </table:table-cell>
          <table:table-cell office:value-type="float" office:value="1408.301" calcext:value-type="float">
            <text:p>1408.301</text:p>
          </table:table-cell>
          <table:table-cell office:value-type="float" office:value="1204.544" calcext:value-type="float">
            <text:p>1204.544</text:p>
          </table:table-cell>
          <table:table-cell office:value-type="float" office:value="697.7917" calcext:value-type="float">
            <text:p>697.7917</text:p>
          </table:table-cell>
          <table:table-cell office:value-type="float" office:value="1078.598" calcext:value-type="float">
            <text:p>1078.598</text:p>
          </table:table-cell>
          <table:table-cell office:value-type="float" office:value="407.334" calcext:value-type="float">
            <text:p>407.334</text:p>
          </table:table-cell>
          <table:table-cell office:value-type="float" office:value="1807.227" calcext:value-type="float">
            <text:p>1807.227</text:p>
          </table:table-cell>
          <table:table-cell office:value-type="float" office:value="2048.741" calcext:value-type="float">
            <text:p>2048.741</text:p>
          </table:table-cell>
          <table:table-cell office:value-type="float" office:value="1644.792" calcext:value-type="float">
            <text:p>1644.792</text:p>
          </table:table-cell>
          <table:table-cell office:value-type="float" office:value="579.7755" calcext:value-type="float">
            <text:p>579.7755</text:p>
          </table:table-cell>
          <table:table-cell office:value-type="float" office:value="571.2728" calcext:value-type="float">
            <text:p>571.2728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254" calcext:value-type="float">
            <text:p>-0.03441254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3149" calcext:value-type="float">
            <text:p>-598.3149</text:p>
          </table:table-cell>
          <table:table-cell office:value-type="float" office:value="811.303" calcext:value-type="float">
            <text:p>811.303</text:p>
          </table:table-cell>
          <table:table-cell office:value-type="float" office:value="-451.8634" calcext:value-type="float">
            <text:p>-451.8634</text:p>
          </table:table-cell>
          <table:table-cell office:value-type="float" office:value="0" calcext:value-type="float">
            <text:p>0</text:p>
          </table:table-cell>
          <table:table-cell office:value-type="float" office:value="4.829997" calcext:value-type="float">
            <text:p>4.8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83.6536" calcext:value-type="float">
            <text:p>183.6536</text:p>
          </table:table-cell>
          <table:table-cell office:value-type="float" office:value="12944.93" calcext:value-type="float">
            <text:p>12944.93</text:p>
          </table:table-cell>
          <table:table-cell office:value-type="float" office:value="0" calcext:value-type="float">
            <text:p>0</text:p>
          </table:table-cell>
          <table:table-cell office:value-type="float" office:value="52.35905" calcext:value-type="float">
            <text:p>52.35905</text:p>
          </table:table-cell>
          <table:table-cell office:value-type="float" office:value="-542.519" calcext:value-type="float">
            <text:p>-542.519</text:p>
          </table:table-cell>
          <table:table-cell office:value-type="float" office:value="1564.121" calcext:value-type="float">
            <text:p>1564.121</text:p>
          </table:table-cell>
          <table:table-cell office:value-type="float" office:value="-90.69647" calcext:value-type="float">
            <text:p>-90.69647</text:p>
          </table:table-cell>
          <table:table-cell office:value-type="float" office:value="67.90017" calcext:value-type="float">
            <text:p>67.90017</text:p>
          </table:table-cell>
          <table:table-cell office:value-type="float" office:value="21.78175" calcext:value-type="float">
            <text:p>21.78175</text:p>
          </table:table-cell>
          <table:table-cell office:value-type="float" office:value="0.1595793" calcext:value-type="float">
            <text:p>0.1595793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506" calcext:value-type="float">
            <text:p>0.3296506</text:p>
          </table:table-cell>
          <table:table-cell office:value-type="float" office:value="370" calcext:value-type="float">
            <text:p>370</text:p>
          </table:table-cell>
          <table:table-cell office:value-type="float" office:value="357.5435" calcext:value-type="float">
            <text:p>357.5435</text:p>
          </table:table-cell>
          <table:table-cell office:value-type="float" office:value="0" calcext:value-type="float">
            <text:p>0</text:p>
          </table:table-cell>
          <table:table-cell office:value-type="float" office:value="328.8577" calcext:value-type="float">
            <text:p>328.8577</text:p>
          </table:table-cell>
          <table:table-cell office:value-type="float" office:value="1151.963" calcext:value-type="float">
            <text:p>1151.963</text:p>
          </table:table-cell>
          <table:table-cell office:value-type="float" office:value="1408.176" calcext:value-type="float">
            <text:p>1408.176</text:p>
          </table:table-cell>
          <table:table-cell office:value-type="float" office:value="1204.519" calcext:value-type="float">
            <text:p>1204.519</text:p>
          </table:table-cell>
          <table:table-cell office:value-type="float" office:value="697.7761" calcext:value-type="float">
            <text:p>697.7761</text:p>
          </table:table-cell>
          <table:table-cell office:value-type="float" office:value="1078.585" calcext:value-type="float">
            <text:p>1078.585</text:p>
          </table:table-cell>
          <table:table-cell office:value-type="float" office:value="407.326" calcext:value-type="float">
            <text:p>407.326</text:p>
          </table:table-cell>
          <table:table-cell office:value-type="float" office:value="1807.203" calcext:value-type="float">
            <text:p>1807.203</text:p>
          </table:table-cell>
          <table:table-cell office:value-type="float" office:value="2048.708" calcext:value-type="float">
            <text:p>2048.708</text:p>
          </table:table-cell>
          <table:table-cell office:value-type="float" office:value="1644.773" calcext:value-type="float">
            <text:p>1644.773</text:p>
          </table:table-cell>
          <table:table-cell office:value-type="float" office:value="579.7684" calcext:value-type="float">
            <text:p>579.7684</text:p>
          </table:table-cell>
          <table:table-cell office:value-type="float" office:value="571.2564" calcext:value-type="float">
            <text:p>571.2564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308" calcext:value-type="float">
            <text:p>-0.0344130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4262" calcext:value-type="float">
            <text:p>-598.4262</text:p>
          </table:table-cell>
          <table:table-cell office:value-type="float" office:value="811.1917" calcext:value-type="float">
            <text:p>811.1917</text:p>
          </table:table-cell>
          <table:table-cell office:value-type="float" office:value="-452.4765" calcext:value-type="float">
            <text:p>-452.4765</text:p>
          </table:table-cell>
          <table:table-cell office:value-type="float" office:value="0" calcext:value-type="float">
            <text:p>0</text:p>
          </table:table-cell>
          <table:table-cell office:value-type="float" office:value="4.786502" calcext:value-type="float">
            <text:p>4.786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83.4504" calcext:value-type="float">
            <text:p>183.4504</text:p>
          </table:table-cell>
          <table:table-cell office:value-type="float" office:value="12944.79" calcext:value-type="float">
            <text:p>12944.79</text:p>
          </table:table-cell>
          <table:table-cell office:value-type="float" office:value="0" calcext:value-type="float">
            <text:p>0</text:p>
          </table:table-cell>
          <table:table-cell office:value-type="float" office:value="52.53227" calcext:value-type="float">
            <text:p>52.53227</text:p>
          </table:table-cell>
          <table:table-cell office:value-type="float" office:value="-543.1647" calcext:value-type="float">
            <text:p>-543.1647</text:p>
          </table:table-cell>
          <table:table-cell office:value-type="float" office:value="1566.134" calcext:value-type="float">
            <text:p>1566.134</text:p>
          </table:table-cell>
          <table:table-cell office:value-type="float" office:value="-90.82022" calcext:value-type="float">
            <text:p>-90.82022</text:p>
          </table:table-cell>
          <table:table-cell office:value-type="float" office:value="67.9358" calcext:value-type="float">
            <text:p>67.9358</text:p>
          </table:table-cell>
          <table:table-cell office:value-type="float" office:value="21.71996" calcext:value-type="float">
            <text:p>21.71996</text:p>
          </table:table-cell>
          <table:table-cell office:value-type="float" office:value="0.1600896" calcext:value-type="float">
            <text:p>0.1600896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506" calcext:value-type="float">
            <text:p>0.3296506</text:p>
          </table:table-cell>
          <table:table-cell office:value-type="float" office:value="370" calcext:value-type="float">
            <text:p>370</text:p>
          </table:table-cell>
          <table:table-cell office:value-type="float" office:value="356.8617" calcext:value-type="float">
            <text:p>356.8617</text:p>
          </table:table-cell>
          <table:table-cell office:value-type="float" office:value="0" calcext:value-type="float">
            <text:p>0</text:p>
          </table:table-cell>
          <table:table-cell office:value-type="float" office:value="328.8578" calcext:value-type="float">
            <text:p>328.8578</text:p>
          </table:table-cell>
          <table:table-cell office:value-type="float" office:value="1151.905" calcext:value-type="float">
            <text:p>1151.905</text:p>
          </table:table-cell>
          <table:table-cell office:value-type="float" office:value="1408.081" calcext:value-type="float">
            <text:p>1408.081</text:p>
          </table:table-cell>
          <table:table-cell office:value-type="float" office:value="1204.511" calcext:value-type="float">
            <text:p>1204.511</text:p>
          </table:table-cell>
          <table:table-cell office:value-type="float" office:value="697.7709" calcext:value-type="float">
            <text:p>697.7709</text:p>
          </table:table-cell>
          <table:table-cell office:value-type="float" office:value="1078.574" calcext:value-type="float">
            <text:p>1078.574</text:p>
          </table:table-cell>
          <table:table-cell office:value-type="float" office:value="407.3186" calcext:value-type="float">
            <text:p>407.3186</text:p>
          </table:table-cell>
          <table:table-cell office:value-type="float" office:value="1807.18" calcext:value-type="float">
            <text:p>1807.18</text:p>
          </table:table-cell>
          <table:table-cell office:value-type="float" office:value="2048.676" calcext:value-type="float">
            <text:p>2048.676</text:p>
          </table:table-cell>
          <table:table-cell office:value-type="float" office:value="1644.755" calcext:value-type="float">
            <text:p>1644.755</text:p>
          </table:table-cell>
          <table:table-cell office:value-type="float" office:value="579.7606" calcext:value-type="float">
            <text:p>579.7606</text:p>
          </table:table-cell>
          <table:table-cell office:value-type="float" office:value="571.2404" calcext:value-type="float">
            <text:p>571.2404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333" calcext:value-type="float">
            <text:p>-0.03441333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5375" calcext:value-type="float">
            <text:p>-598.5375</text:p>
          </table:table-cell>
          <table:table-cell office:value-type="float" office:value="811.0804" calcext:value-type="float">
            <text:p>811.0804</text:p>
          </table:table-cell>
          <table:table-cell office:value-type="float" office:value="-452.9533" calcext:value-type="float">
            <text:p>-452.9533</text:p>
          </table:table-cell>
          <table:table-cell office:value-type="float" office:value="0" calcext:value-type="float">
            <text:p>0</text:p>
          </table:table-cell>
          <table:table-cell office:value-type="float" office:value="4.739514" calcext:value-type="float">
            <text:p>4.739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83.3051" calcext:value-type="float">
            <text:p>183.3051</text:p>
          </table:table-cell>
          <table:table-cell office:value-type="float" office:value="12944.66" calcext:value-type="float">
            <text:p>12944.66</text:p>
          </table:table-cell>
          <table:table-cell office:value-type="float" office:value="0" calcext:value-type="float">
            <text:p>0</text:p>
          </table:table-cell>
          <table:table-cell office:value-type="float" office:value="52.70227" calcext:value-type="float">
            <text:p>52.70227</text:p>
          </table:table-cell>
          <table:table-cell office:value-type="float" office:value="-543.7368" calcext:value-type="float">
            <text:p>-543.7368</text:p>
          </table:table-cell>
          <table:table-cell office:value-type="float" office:value="1568.283" calcext:value-type="float">
            <text:p>1568.283</text:p>
          </table:table-cell>
          <table:table-cell office:value-type="float" office:value="-90.94247" calcext:value-type="float">
            <text:p>-90.94247</text:p>
          </table:table-cell>
          <table:table-cell office:value-type="float" office:value="67.95945" calcext:value-type="float">
            <text:p>67.95945</text:p>
          </table:table-cell>
          <table:table-cell office:value-type="float" office:value="21.66863" calcext:value-type="float">
            <text:p>21.66863</text:p>
          </table:table-cell>
          <table:table-cell office:value-type="float" office:value="0.1606231" calcext:value-type="float">
            <text:p>0.160623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96506" calcext:value-type="float">
            <text:p>0.3296506</text:p>
          </table:table-cell>
          <table:table-cell office:value-type="float" office:value="370" calcext:value-type="float">
            <text:p>370</text:p>
          </table:table-cell>
          <table:table-cell office:value-type="float" office:value="356.2573" calcext:value-type="float">
            <text:p>356.2573</text:p>
          </table:table-cell>
          <table:table-cell office:value-type="float" office:value="0" calcext:value-type="float">
            <text:p>0</text:p>
          </table:table-cell>
          <table:table-cell office:value-type="float" office:value="328.8626" calcext:value-type="float">
            <text:p>328.8626</text:p>
          </table:table-cell>
          <table:table-cell office:value-type="float" office:value="1151.864" calcext:value-type="float">
            <text:p>1151.864</text:p>
          </table:table-cell>
          <table:table-cell office:value-type="float" office:value="1408.003" calcext:value-type="float">
            <text:p>1408.003</text:p>
          </table:table-cell>
          <table:table-cell office:value-type="float" office:value="1204.508" calcext:value-type="float">
            <text:p>1204.508</text:p>
          </table:table-cell>
          <table:table-cell office:value-type="float" office:value="697.7717" calcext:value-type="float">
            <text:p>697.7717</text:p>
          </table:table-cell>
          <table:table-cell office:value-type="float" office:value="1078.567" calcext:value-type="float">
            <text:p>1078.567</text:p>
          </table:table-cell>
          <table:table-cell office:value-type="float" office:value="407.3123" calcext:value-type="float">
            <text:p>407.3123</text:p>
          </table:table-cell>
          <table:table-cell office:value-type="float" office:value="1807.158" calcext:value-type="float">
            <text:p>1807.158</text:p>
          </table:table-cell>
          <table:table-cell office:value-type="float" office:value="2048.644" calcext:value-type="float">
            <text:p>2048.644</text:p>
          </table:table-cell>
          <table:table-cell office:value-type="float" office:value="1644.736" calcext:value-type="float">
            <text:p>1644.736</text:p>
          </table:table-cell>
          <table:table-cell office:value-type="float" office:value="579.751" calcext:value-type="float">
            <text:p>579.751</text:p>
          </table:table-cell>
          <table:table-cell office:value-type="float" office:value="571.2242" calcext:value-type="float">
            <text:p>571.2242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3" calcext:value-type="float">
            <text:p>35.54763</text:p>
          </table:table-cell>
          <table:table-cell office:value-type="float" office:value="0" calcext:value-type="float">
            <text:p>0</text:p>
          </table:table-cell>
          <table:table-cell office:value-type="float" office:value="-0.03441333" calcext:value-type="float">
            <text:p>-0.03441333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6489" calcext:value-type="float">
            <text:p>-598.6489</text:p>
          </table:table-cell>
          <table:table-cell office:value-type="float" office:value="810.9691" calcext:value-type="float">
            <text:p>810.9691</text:p>
          </table:table-cell>
          <table:table-cell office:value-type="float" office:value="-453.358" calcext:value-type="float">
            <text:p>-453.358</text:p>
          </table:table-cell>
          <table:table-cell office:value-type="float" office:value="0" calcext:value-type="float">
            <text:p>0</text:p>
          </table:table-cell>
          <table:table-cell office:value-type="float" office:value="4.691445" calcext:value-type="float">
            <text:p>4.69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83.1948" calcext:value-type="float">
            <text:p>183.1948</text:p>
          </table:table-cell>
          <table:table-cell office:value-type="float" office:value="12944.54" calcext:value-type="float">
            <text:p>12944.54</text:p>
          </table:table-cell>
          <table:table-cell office:value-type="float" office:value="0" calcext:value-type="float">
            <text:p>0</text:p>
          </table:table-cell>
          <table:table-cell office:value-type="float" office:value="52.87443" calcext:value-type="float">
            <text:p>52.87443</text:p>
          </table:table-cell>
          <table:table-cell office:value-type="float" office:value="-544.2821" calcext:value-type="float">
            <text:p>-544.2821</text:p>
          </table:table-cell>
          <table:table-cell office:value-type="float" office:value="1568.727" calcext:value-type="float">
            <text:p>1568.727</text:p>
          </table:table-cell>
          <table:table-cell office:value-type="float" office:value="-91.06194" calcext:value-type="float">
            <text:p>-91.06194</text:p>
          </table:table-cell>
          <table:table-cell office:value-type="float" office:value="67.98135" calcext:value-type="float">
            <text:p>67.98135</text:p>
          </table:table-cell>
          <table:table-cell office:value-type="float" office:value="21.61283" calcext:value-type="float">
            <text:p>21.61283</text:p>
          </table:table-cell>
          <table:table-cell office:value-type="float" office:value="0.1611705" calcext:value-type="float">
            <text:p>0.161170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89304" calcext:value-type="float">
            <text:p>0.3289304</text:p>
          </table:table-cell>
          <table:table-cell office:value-type="float" office:value="370" calcext:value-type="float">
            <text:p>370</text:p>
          </table:table-cell>
          <table:table-cell office:value-type="float" office:value="355.6839" calcext:value-type="float">
            <text:p>355.6839</text:p>
          </table:table-cell>
          <table:table-cell office:value-type="float" office:value="0" calcext:value-type="float">
            <text:p>0</text:p>
          </table:table-cell>
          <table:table-cell office:value-type="float" office:value="328.8685" calcext:value-type="float">
            <text:p>328.8685</text:p>
          </table:table-cell>
          <table:table-cell office:value-type="float" office:value="1151.833" calcext:value-type="float">
            <text:p>1151.833</text:p>
          </table:table-cell>
          <table:table-cell office:value-type="float" office:value="1407.945" calcext:value-type="float">
            <text:p>1407.945</text:p>
          </table:table-cell>
          <table:table-cell office:value-type="float" office:value="1204.511" calcext:value-type="float">
            <text:p>1204.511</text:p>
          </table:table-cell>
          <table:table-cell office:value-type="float" office:value="697.7814" calcext:value-type="float">
            <text:p>697.7814</text:p>
          </table:table-cell>
          <table:table-cell office:value-type="float" office:value="1078.561" calcext:value-type="float">
            <text:p>1078.561</text:p>
          </table:table-cell>
          <table:table-cell office:value-type="float" office:value="407.3069" calcext:value-type="float">
            <text:p>407.3069</text:p>
          </table:table-cell>
          <table:table-cell office:value-type="float" office:value="1807.137" calcext:value-type="float">
            <text:p>1807.137</text:p>
          </table:table-cell>
          <table:table-cell office:value-type="float" office:value="2048.619" calcext:value-type="float">
            <text:p>2048.619</text:p>
          </table:table-cell>
          <table:table-cell office:value-type="float" office:value="1644.718" calcext:value-type="float">
            <text:p>1644.718</text:p>
          </table:table-cell>
          <table:table-cell office:value-type="float" office:value="579.7422" calcext:value-type="float">
            <text:p>579.7422</text:p>
          </table:table-cell>
          <table:table-cell office:value-type="float" office:value="571.2086" calcext:value-type="float">
            <text:p>571.2086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2" calcext:value-type="float">
            <text:p>35.54762</text:p>
          </table:table-cell>
          <table:table-cell office:value-type="float" office:value="0" calcext:value-type="float">
            <text:p>0</text:p>
          </table:table-cell>
          <table:table-cell office:value-type="float" office:value="-0.03441333" calcext:value-type="float">
            <text:p>-0.03441333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7602" calcext:value-type="float">
            <text:p>-598.7602</text:p>
          </table:table-cell>
          <table:table-cell office:value-type="float" office:value="810.8577" calcext:value-type="float">
            <text:p>810.8577</text:p>
          </table:table-cell>
          <table:table-cell office:value-type="float" office:value="-453.718" calcext:value-type="float">
            <text:p>-453.718</text:p>
          </table:table-cell>
          <table:table-cell office:value-type="float" office:value="0" calcext:value-type="float">
            <text:p>0</text:p>
          </table:table-cell>
          <table:table-cell office:value-type="float" office:value="4.622549" calcext:value-type="float">
            <text:p>4.62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82.8681" calcext:value-type="float">
            <text:p>182.8681</text:p>
          </table:table-cell>
          <table:table-cell office:value-type="float" office:value="12944.42" calcext:value-type="float">
            <text:p>12944.42</text:p>
          </table:table-cell>
          <table:table-cell office:value-type="float" office:value="0" calcext:value-type="float">
            <text:p>0</text:p>
          </table:table-cell>
          <table:table-cell office:value-type="float" office:value="53.04465" calcext:value-type="float">
            <text:p>53.04465</text:p>
          </table:table-cell>
          <table:table-cell office:value-type="float" office:value="-545.0092" calcext:value-type="float">
            <text:p>-545.0092</text:p>
          </table:table-cell>
          <table:table-cell office:value-type="float" office:value="1570.209" calcext:value-type="float">
            <text:p>1570.209</text:p>
          </table:table-cell>
          <table:table-cell office:value-type="float" office:value="-91.1798" calcext:value-type="float">
            <text:p>-91.1798</text:p>
          </table:table-cell>
          <table:table-cell office:value-type="float" office:value="68.06323" calcext:value-type="float">
            <text:p>68.06323</text:p>
          </table:table-cell>
          <table:table-cell office:value-type="float" office:value="21.48378" calcext:value-type="float">
            <text:p>21.48378</text:p>
          </table:table-cell>
          <table:table-cell office:value-type="float" office:value="0.1617275" calcext:value-type="float">
            <text:p>0.161727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76143" calcext:value-type="float">
            <text:p>0.3276143</text:p>
          </table:table-cell>
          <table:table-cell office:value-type="float" office:value="370" calcext:value-type="float">
            <text:p>370</text:p>
          </table:table-cell>
          <table:table-cell office:value-type="float" office:value="354.9323" calcext:value-type="float">
            <text:p>354.9323</text:p>
          </table:table-cell>
          <table:table-cell office:value-type="float" office:value="0" calcext:value-type="float">
            <text:p>0</text:p>
          </table:table-cell>
          <table:table-cell office:value-type="float" office:value="328.855" calcext:value-type="float">
            <text:p>328.855</text:p>
          </table:table-cell>
          <table:table-cell office:value-type="float" office:value="1151.744" calcext:value-type="float">
            <text:p>1151.744</text:p>
          </table:table-cell>
          <table:table-cell office:value-type="float" office:value="1407.838" calcext:value-type="float">
            <text:p>1407.838</text:p>
          </table:table-cell>
          <table:table-cell office:value-type="float" office:value="1204.501" calcext:value-type="float">
            <text:p>1204.501</text:p>
          </table:table-cell>
          <table:table-cell office:value-type="float" office:value="697.7838" calcext:value-type="float">
            <text:p>697.7838</text:p>
          </table:table-cell>
          <table:table-cell office:value-type="float" office:value="1078.552" calcext:value-type="float">
            <text:p>1078.552</text:p>
          </table:table-cell>
          <table:table-cell office:value-type="float" office:value="407.3011" calcext:value-type="float">
            <text:p>407.3011</text:p>
          </table:table-cell>
          <table:table-cell office:value-type="float" office:value="1807.116" calcext:value-type="float">
            <text:p>1807.116</text:p>
          </table:table-cell>
          <table:table-cell office:value-type="float" office:value="2048.599" calcext:value-type="float">
            <text:p>2048.599</text:p>
          </table:table-cell>
          <table:table-cell office:value-type="float" office:value="1644.7" calcext:value-type="float">
            <text:p>1644.7</text:p>
          </table:table-cell>
          <table:table-cell office:value-type="float" office:value="579.7338" calcext:value-type="float">
            <text:p>579.7338</text:p>
          </table:table-cell>
          <table:table-cell office:value-type="float" office:value="571.1929" calcext:value-type="float">
            <text:p>571.1929</text:p>
          </table:table-cell>
          <table:table-cell office:value-type="float" office:value="142.3444" calcext:value-type="float">
            <text:p>142.3444</text:p>
          </table:table-cell>
          <table:table-cell office:value-type="float" office:value="35.54766" calcext:value-type="float">
            <text:p>35.54766</text:p>
          </table:table-cell>
          <table:table-cell office:value-type="float" office:value="0" calcext:value-type="float">
            <text:p>0</text:p>
          </table:table-cell>
          <table:table-cell office:value-type="float" office:value="-0.03441372" calcext:value-type="float">
            <text:p>-0.03441372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8715" calcext:value-type="float">
            <text:p>-598.8715</text:p>
          </table:table-cell>
          <table:table-cell office:value-type="float" office:value="810.7464" calcext:value-type="float">
            <text:p>810.7464</text:p>
          </table:table-cell>
          <table:table-cell office:value-type="float" office:value="-454.2894" calcext:value-type="float">
            <text:p>-454.2894</text:p>
          </table:table-cell>
          <table:table-cell office:value-type="float" office:value="0" calcext:value-type="float">
            <text:p>0</text:p>
          </table:table-cell>
          <table:table-cell office:value-type="float" office:value="4.586565" calcext:value-type="float">
            <text:p>4.586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182.5906" calcext:value-type="float">
            <text:p>182.5906</text:p>
          </table:table-cell>
          <table:table-cell office:value-type="float" office:value="12944.3" calcext:value-type="float">
            <text:p>12944.3</text:p>
          </table:table-cell>
          <table:table-cell office:value-type="float" office:value="0" calcext:value-type="float">
            <text:p>0</text:p>
          </table:table-cell>
          <table:table-cell office:value-type="float" office:value="53.21014" calcext:value-type="float">
            <text:p>53.21014</text:p>
          </table:table-cell>
          <table:table-cell office:value-type="float" office:value="-545.7116" calcext:value-type="float">
            <text:p>-545.7116</text:p>
          </table:table-cell>
          <table:table-cell office:value-type="float" office:value="1572.209" calcext:value-type="float">
            <text:p>1572.209</text:p>
          </table:table-cell>
          <table:table-cell office:value-type="float" office:value="-91.29616" calcext:value-type="float">
            <text:p>-91.29616</text:p>
          </table:table-cell>
          <table:table-cell office:value-type="float" office:value="68.09924" calcext:value-type="float">
            <text:p>68.09924</text:p>
          </table:table-cell>
          <table:table-cell office:value-type="float" office:value="21.39675" calcext:value-type="float">
            <text:p>21.39675</text:p>
          </table:table-cell>
          <table:table-cell office:value-type="float" office:value="0.1623285" calcext:value-type="float">
            <text:p>0.162328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3856" calcext:value-type="float">
            <text:p>0.3263856</text:p>
          </table:table-cell>
          <table:table-cell office:value-type="float" office:value="370" calcext:value-type="float">
            <text:p>370</text:p>
          </table:table-cell>
          <table:table-cell office:value-type="float" office:value="354.2084" calcext:value-type="float">
            <text:p>354.2084</text:p>
          </table:table-cell>
          <table:table-cell office:value-type="float" office:value="0" calcext:value-type="float">
            <text:p>0</text:p>
          </table:table-cell>
          <table:table-cell office:value-type="float" office:value="328.8524" calcext:value-type="float">
            <text:p>328.8524</text:p>
          </table:table-cell>
          <table:table-cell office:value-type="float" office:value="1151.664" calcext:value-type="float">
            <text:p>1151.664</text:p>
          </table:table-cell>
          <table:table-cell office:value-type="float" office:value="1407.727" calcext:value-type="float">
            <text:p>1407.727</text:p>
          </table:table-cell>
          <table:table-cell office:value-type="float" office:value="1204.483" calcext:value-type="float">
            <text:p>1204.483</text:p>
          </table:table-cell>
          <table:table-cell office:value-type="float" office:value="697.7809" calcext:value-type="float">
            <text:p>697.7809</text:p>
          </table:table-cell>
          <table:table-cell office:value-type="float" office:value="1078.54" calcext:value-type="float">
            <text:p>1078.54</text:p>
          </table:table-cell>
          <table:table-cell office:value-type="float" office:value="407.2945" calcext:value-type="float">
            <text:p>407.2945</text:p>
          </table:table-cell>
          <table:table-cell office:value-type="float" office:value="1807.095" calcext:value-type="float">
            <text:p>1807.095</text:p>
          </table:table-cell>
          <table:table-cell office:value-type="float" office:value="2048.579" calcext:value-type="float">
            <text:p>2048.579</text:p>
          </table:table-cell>
          <table:table-cell office:value-type="float" office:value="1644.682" calcext:value-type="float">
            <text:p>1644.682</text:p>
          </table:table-cell>
          <table:table-cell office:value-type="float" office:value="579.7244" calcext:value-type="float">
            <text:p>579.7244</text:p>
          </table:table-cell>
          <table:table-cell office:value-type="float" office:value="571.1774" calcext:value-type="float">
            <text:p>571.1774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441408" calcext:value-type="float">
            <text:p>-0.03441408</text:p>
          </table:table-cell>
          <table:table-cell office:value-type="float" office:value="0" calcext:value-type="float">
            <text:p>0</text:p>
          </table:table-cell>
          <table:table-cell office:value-type="float" office:value="3.13172" calcext:value-type="float">
            <text:p>3.13172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8.9828" calcext:value-type="float">
            <text:p>-598.9828</text:p>
          </table:table-cell>
          <table:table-cell office:value-type="float" office:value="810.6351" calcext:value-type="float">
            <text:p>810.6351</text:p>
          </table:table-cell>
          <table:table-cell office:value-type="float" office:value="-454.8226" calcext:value-type="float">
            <text:p>-454.8226</text:p>
          </table:table-cell>
          <table:table-cell office:value-type="float" office:value="0" calcext:value-type="float">
            <text:p>0</text:p>
          </table:table-cell>
          <table:table-cell office:value-type="float" office:value="4.532743" calcext:value-type="float">
            <text:p>4.53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627.2437" calcext:value-type="float">
            <text:p>627.2437</text:p>
          </table:table-cell>
          <table:table-cell office:value-type="float" office:value="12944.17" calcext:value-type="float">
            <text:p>12944.1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6.4153" calcext:value-type="float">
            <text:p>-546.4153</text:p>
          </table:table-cell>
          <table:table-cell office:value-type="float" office:value="1580.15" calcext:value-type="float">
            <text:p>1580.1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07867" calcext:value-type="float">
            <text:p>68.07867</text:p>
          </table:table-cell>
          <table:table-cell office:value-type="float" office:value="440.3565" calcext:value-type="float">
            <text:p>440.3565</text:p>
          </table:table-cell>
          <table:table-cell office:value-type="float" office:value="0.1629588" calcext:value-type="float">
            <text:p>0.1629588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3.4955" calcext:value-type="float">
            <text:p>353.4955</text:p>
          </table:table-cell>
          <table:table-cell office:value-type="float" office:value="0" calcext:value-type="float">
            <text:p>0</text:p>
          </table:table-cell>
          <table:table-cell office:value-type="float" office:value="330.9451" calcext:value-type="float">
            <text:p>330.9451</text:p>
          </table:table-cell>
          <table:table-cell office:value-type="float" office:value="1156.823" calcext:value-type="float">
            <text:p>1156.823</text:p>
          </table:table-cell>
          <table:table-cell office:value-type="float" office:value="1411.525" calcext:value-type="float">
            <text:p>1411.525</text:p>
          </table:table-cell>
          <table:table-cell office:value-type="float" office:value="1209.542" calcext:value-type="float">
            <text:p>1209.542</text:p>
          </table:table-cell>
          <table:table-cell office:value-type="float" office:value="703.2311" calcext:value-type="float">
            <text:p>703.2311</text:p>
          </table:table-cell>
          <table:table-cell office:value-type="float" office:value="1079.914" calcext:value-type="float">
            <text:p>1079.914</text:p>
          </table:table-cell>
          <table:table-cell office:value-type="float" office:value="407.8543" calcext:value-type="float">
            <text:p>407.8543</text:p>
          </table:table-cell>
          <table:table-cell office:value-type="float" office:value="1807.517" calcext:value-type="float">
            <text:p>1807.517</text:p>
          </table:table-cell>
          <table:table-cell office:value-type="float" office:value="2049.207" calcext:value-type="float">
            <text:p>2049.207</text:p>
          </table:table-cell>
          <table:table-cell office:value-type="float" office:value="1645.171" calcext:value-type="float">
            <text:p>1645.171</text:p>
          </table:table-cell>
          <table:table-cell office:value-type="float" office:value="579.9877" calcext:value-type="float">
            <text:p>579.9877</text:p>
          </table:table-cell>
          <table:table-cell office:value-type="float" office:value="571.4536" calcext:value-type="float">
            <text:p>571.4536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7" calcext:value-type="float">
            <text:p>35.5477</text:p>
          </table:table-cell>
          <table:table-cell office:value-type="float" office:value="0" calcext:value-type="float">
            <text:p>0</text:p>
          </table:table-cell>
          <table:table-cell office:value-type="float" office:value="-0.03441458" calcext:value-type="float">
            <text:p>-0.0344145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5.3766" calcext:value-type="float">
            <text:p>-455.3766</text:p>
          </table:table-cell>
          <table:table-cell office:value-type="float" office:value="0" calcext:value-type="float">
            <text:p>0</text:p>
          </table:table-cell>
          <table:table-cell office:value-type="float" office:value="4.435988" calcext:value-type="float">
            <text:p>4.43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626.7297" calcext:value-type="float">
            <text:p>626.7297</text:p>
          </table:table-cell>
          <table:table-cell office:value-type="float" office:value="12944.04" calcext:value-type="float">
            <text:p>12944.0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7.0609" calcext:value-type="float">
            <text:p>-547.0609</text:p>
          </table:table-cell>
          <table:table-cell office:value-type="float" office:value="1582.332" calcext:value-type="float">
            <text:p>1582.33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05973" calcext:value-type="float">
            <text:p>68.05973</text:p>
          </table:table-cell>
          <table:table-cell office:value-type="float" office:value="440.2978" calcext:value-type="float">
            <text:p>440.2978</text:p>
          </table:table-cell>
          <table:table-cell office:value-type="float" office:value="0.1636144" calcext:value-type="float">
            <text:p>0.1636144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2.8506" calcext:value-type="float">
            <text:p>352.8506</text:p>
          </table:table-cell>
          <table:table-cell office:value-type="float" office:value="0" calcext:value-type="float">
            <text:p>0</text:p>
          </table:table-cell>
          <table:table-cell office:value-type="float" office:value="330.9252" calcext:value-type="float">
            <text:p>330.9252</text:p>
          </table:table-cell>
          <table:table-cell office:value-type="float" office:value="1156.668" calcext:value-type="float">
            <text:p>1156.668</text:p>
          </table:table-cell>
          <table:table-cell office:value-type="float" office:value="1411.352" calcext:value-type="float">
            <text:p>1411.352</text:p>
          </table:table-cell>
          <table:table-cell office:value-type="float" office:value="1209.488" calcext:value-type="float">
            <text:p>1209.488</text:p>
          </table:table-cell>
          <table:table-cell office:value-type="float" office:value="703.1738" calcext:value-type="float">
            <text:p>703.1738</text:p>
          </table:table-cell>
          <table:table-cell office:value-type="float" office:value="1079.886" calcext:value-type="float">
            <text:p>1079.886</text:p>
          </table:table-cell>
          <table:table-cell office:value-type="float" office:value="407.841" calcext:value-type="float">
            <text:p>407.841</text:p>
          </table:table-cell>
          <table:table-cell office:value-type="float" office:value="1807.494" calcext:value-type="float">
            <text:p>1807.494</text:p>
          </table:table-cell>
          <table:table-cell office:value-type="float" office:value="2049.184" calcext:value-type="float">
            <text:p>2049.184</text:p>
          </table:table-cell>
          <table:table-cell office:value-type="float" office:value="1645.151" calcext:value-type="float">
            <text:p>1645.151</text:p>
          </table:table-cell>
          <table:table-cell office:value-type="float" office:value="579.9775" calcext:value-type="float">
            <text:p>579.9775</text:p>
          </table:table-cell>
          <table:table-cell office:value-type="float" office:value="571.4374" calcext:value-type="float">
            <text:p>571.4374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7" calcext:value-type="float">
            <text:p>35.5477</text:p>
          </table:table-cell>
          <table:table-cell office:value-type="float" office:value="0" calcext:value-type="float">
            <text:p>0</text:p>
          </table:table-cell>
          <table:table-cell office:value-type="float" office:value="-0.03441624" calcext:value-type="float">
            <text:p>-0.03441624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5.9922" calcext:value-type="float">
            <text:p>-455.9922</text:p>
          </table:table-cell>
          <table:table-cell office:value-type="float" office:value="0" calcext:value-type="float">
            <text:p>0</text:p>
          </table:table-cell>
          <table:table-cell office:value-type="float" office:value="4.405538" calcext:value-type="float">
            <text:p>4.405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626.182" calcext:value-type="float">
            <text:p>626.182</text:p>
          </table:table-cell>
          <table:table-cell office:value-type="float" office:value="12943.9" calcext:value-type="float">
            <text:p>12943.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7.7373" calcext:value-type="float">
            <text:p>-547.7373</text:p>
          </table:table-cell>
          <table:table-cell office:value-type="float" office:value="1584.91" calcext:value-type="float">
            <text:p>1584.91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98142" calcext:value-type="float">
            <text:p>67.98142</text:p>
          </table:table-cell>
          <table:table-cell office:value-type="float" office:value="440.253" calcext:value-type="float">
            <text:p>440.253</text:p>
          </table:table-cell>
          <table:table-cell office:value-type="float" office:value="0.1642521" calcext:value-type="float">
            <text:p>0.164252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2.1748" calcext:value-type="float">
            <text:p>352.1748</text:p>
          </table:table-cell>
          <table:table-cell office:value-type="float" office:value="0" calcext:value-type="float">
            <text:p>0</text:p>
          </table:table-cell>
          <table:table-cell office:value-type="float" office:value="330.9248" calcext:value-type="float">
            <text:p>330.9248</text:p>
          </table:table-cell>
          <table:table-cell office:value-type="float" office:value="1156.488" calcext:value-type="float">
            <text:p>1156.488</text:p>
          </table:table-cell>
          <table:table-cell office:value-type="float" office:value="1411.155" calcext:value-type="float">
            <text:p>1411.155</text:p>
          </table:table-cell>
          <table:table-cell office:value-type="float" office:value="1209.426" calcext:value-type="float">
            <text:p>1209.426</text:p>
          </table:table-cell>
          <table:table-cell office:value-type="float" office:value="703.1094" calcext:value-type="float">
            <text:p>703.1094</text:p>
          </table:table-cell>
          <table:table-cell office:value-type="float" office:value="1079.856" calcext:value-type="float">
            <text:p>1079.856</text:p>
          </table:table-cell>
          <table:table-cell office:value-type="float" office:value="407.8269" calcext:value-type="float">
            <text:p>407.8269</text:p>
          </table:table-cell>
          <table:table-cell office:value-type="float" office:value="1807.468" calcext:value-type="float">
            <text:p>1807.468</text:p>
          </table:table-cell>
          <table:table-cell office:value-type="float" office:value="2049.161" calcext:value-type="float">
            <text:p>2049.161</text:p>
          </table:table-cell>
          <table:table-cell office:value-type="float" office:value="1645.131" calcext:value-type="float">
            <text:p>1645.131</text:p>
          </table:table-cell>
          <table:table-cell office:value-type="float" office:value="579.9672" calcext:value-type="float">
            <text:p>579.9672</text:p>
          </table:table-cell>
          <table:table-cell office:value-type="float" office:value="571.4213" calcext:value-type="float">
            <text:p>571.4213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7" calcext:value-type="float">
            <text:p>35.5477</text:p>
          </table:table-cell>
          <table:table-cell office:value-type="float" office:value="0" calcext:value-type="float">
            <text:p>0</text:p>
          </table:table-cell>
          <table:table-cell office:value-type="float" office:value="-0.03442655" calcext:value-type="float">
            <text:p>-0.03442655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6.6496" calcext:value-type="float">
            <text:p>-456.6496</text:p>
          </table:table-cell>
          <table:table-cell office:value-type="float" office:value="0" calcext:value-type="float">
            <text:p>0</text:p>
          </table:table-cell>
          <table:table-cell office:value-type="float" office:value="4.383882" calcext:value-type="float">
            <text:p>4.383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625.6924" calcext:value-type="float">
            <text:p>625.6924</text:p>
          </table:table-cell>
          <table:table-cell office:value-type="float" office:value="12943.76" calcext:value-type="float">
            <text:p>12943.7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8.3629" calcext:value-type="float">
            <text:p>-548.3629</text:p>
          </table:table-cell>
          <table:table-cell office:value-type="float" office:value="1586.489" calcext:value-type="float">
            <text:p>1586.48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90377" calcext:value-type="float">
            <text:p>67.90377</text:p>
          </table:table-cell>
          <table:table-cell office:value-type="float" office:value="440.2271" calcext:value-type="float">
            <text:p>440.2271</text:p>
          </table:table-cell>
          <table:table-cell office:value-type="float" office:value="0.1648729" calcext:value-type="float">
            <text:p>0.1648729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1.5498" calcext:value-type="float">
            <text:p>351.5498</text:p>
          </table:table-cell>
          <table:table-cell office:value-type="float" office:value="0" calcext:value-type="float">
            <text:p>0</text:p>
          </table:table-cell>
          <table:table-cell office:value-type="float" office:value="330.9314" calcext:value-type="float">
            <text:p>330.9314</text:p>
          </table:table-cell>
          <table:table-cell office:value-type="float" office:value="1156.327" calcext:value-type="float">
            <text:p>1156.327</text:p>
          </table:table-cell>
          <table:table-cell office:value-type="float" office:value="1410.972" calcext:value-type="float">
            <text:p>1410.972</text:p>
          </table:table-cell>
          <table:table-cell office:value-type="float" office:value="1209.365" calcext:value-type="float">
            <text:p>1209.365</text:p>
          </table:table-cell>
          <table:table-cell office:value-type="float" office:value="703.0449" calcext:value-type="float">
            <text:p>703.0449</text:p>
          </table:table-cell>
          <table:table-cell office:value-type="float" office:value="1079.825" calcext:value-type="float">
            <text:p>1079.825</text:p>
          </table:table-cell>
          <table:table-cell office:value-type="float" office:value="407.8125" calcext:value-type="float">
            <text:p>407.8125</text:p>
          </table:table-cell>
          <table:table-cell office:value-type="float" office:value="1807.443" calcext:value-type="float">
            <text:p>1807.443</text:p>
          </table:table-cell>
          <table:table-cell office:value-type="float" office:value="2049.137" calcext:value-type="float">
            <text:p>2049.137</text:p>
          </table:table-cell>
          <table:table-cell office:value-type="float" office:value="1645.111" calcext:value-type="float">
            <text:p>1645.111</text:p>
          </table:table-cell>
          <table:table-cell office:value-type="float" office:value="579.957" calcext:value-type="float">
            <text:p>579.957</text:p>
          </table:table-cell>
          <table:table-cell office:value-type="float" office:value="571.4052" calcext:value-type="float">
            <text:p>571.4052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443388" calcext:value-type="float">
            <text:p>-0.034433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7.2511" calcext:value-type="float">
            <text:p>-457.2511</text:p>
          </table:table-cell>
          <table:table-cell office:value-type="float" office:value="0" calcext:value-type="float">
            <text:p>0</text:p>
          </table:table-cell>
          <table:table-cell office:value-type="float" office:value="4.355338" calcext:value-type="float">
            <text:p>4.35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625.1823" calcext:value-type="float">
            <text:p>625.1823</text:p>
          </table:table-cell>
          <table:table-cell office:value-type="float" office:value="12943.62" calcext:value-type="float">
            <text:p>12943.6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9.0004" calcext:value-type="float">
            <text:p>-549.0004</text:p>
          </table:table-cell>
          <table:table-cell office:value-type="float" office:value="1588.185" calcext:value-type="float">
            <text:p>1588.18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81628" calcext:value-type="float">
            <text:p>67.81628</text:p>
          </table:table-cell>
          <table:table-cell office:value-type="float" office:value="440.2019" calcext:value-type="float">
            <text:p>440.2019</text:p>
          </table:table-cell>
          <table:table-cell office:value-type="float" office:value="0.1654572" calcext:value-type="float">
            <text:p>0.165457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0.9129" calcext:value-type="float">
            <text:p>350.9129</text:p>
          </table:table-cell>
          <table:table-cell office:value-type="float" office:value="0" calcext:value-type="float">
            <text:p>0</text:p>
          </table:table-cell>
          <table:table-cell office:value-type="float" office:value="330.9401" calcext:value-type="float">
            <text:p>330.9401</text:p>
          </table:table-cell>
          <table:table-cell office:value-type="float" office:value="1156.154" calcext:value-type="float">
            <text:p>1156.154</text:p>
          </table:table-cell>
          <table:table-cell office:value-type="float" office:value="1410.785" calcext:value-type="float">
            <text:p>1410.785</text:p>
          </table:table-cell>
          <table:table-cell office:value-type="float" office:value="1209.301" calcext:value-type="float">
            <text:p>1209.301</text:p>
          </table:table-cell>
          <table:table-cell office:value-type="float" office:value="702.9792" calcext:value-type="float">
            <text:p>702.9792</text:p>
          </table:table-cell>
          <table:table-cell office:value-type="float" office:value="1079.794" calcext:value-type="float">
            <text:p>1079.794</text:p>
          </table:table-cell>
          <table:table-cell office:value-type="float" office:value="407.798" calcext:value-type="float">
            <text:p>407.798</text:p>
          </table:table-cell>
          <table:table-cell office:value-type="float" office:value="1807.416" calcext:value-type="float">
            <text:p>1807.416</text:p>
          </table:table-cell>
          <table:table-cell office:value-type="float" office:value="2049.114" calcext:value-type="float">
            <text:p>2049.114</text:p>
          </table:table-cell>
          <table:table-cell office:value-type="float" office:value="1645.091" calcext:value-type="float">
            <text:p>1645.091</text:p>
          </table:table-cell>
          <table:table-cell office:value-type="float" office:value="579.9468" calcext:value-type="float">
            <text:p>579.9468</text:p>
          </table:table-cell>
          <table:table-cell office:value-type="float" office:value="571.3892" calcext:value-type="float">
            <text:p>571.3892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443936" calcext:value-type="float">
            <text:p>-0.03443936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7.8729" calcext:value-type="float">
            <text:p>-457.8729</text:p>
          </table:table-cell>
          <table:table-cell office:value-type="float" office:value="0" calcext:value-type="float">
            <text:p>0</text:p>
          </table:table-cell>
          <table:table-cell office:value-type="float" office:value="4.334242" calcext:value-type="float">
            <text:p>4.334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624.6694" calcext:value-type="float">
            <text:p>624.6694</text:p>
          </table:table-cell>
          <table:table-cell office:value-type="float" office:value="12943.48" calcext:value-type="float">
            <text:p>12943.4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49.6444" calcext:value-type="float">
            <text:p>-549.6444</text:p>
          </table:table-cell>
          <table:table-cell office:value-type="float" office:value="1590.182" calcext:value-type="float">
            <text:p>1590.18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73398" calcext:value-type="float">
            <text:p>67.73398</text:p>
          </table:table-cell>
          <table:table-cell office:value-type="float" office:value="440.1807" calcext:value-type="float">
            <text:p>440.1807</text:p>
          </table:table-cell>
          <table:table-cell office:value-type="float" office:value="0.1660467" calcext:value-type="float">
            <text:p>0.1660467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50.2695" calcext:value-type="float">
            <text:p>350.2695</text:p>
          </table:table-cell>
          <table:table-cell office:value-type="float" office:value="0" calcext:value-type="float">
            <text:p>0</text:p>
          </table:table-cell>
          <table:table-cell office:value-type="float" office:value="330.9527" calcext:value-type="float">
            <text:p>330.9527</text:p>
          </table:table-cell>
          <table:table-cell office:value-type="float" office:value="1155.979" calcext:value-type="float">
            <text:p>1155.979</text:p>
          </table:table-cell>
          <table:table-cell office:value-type="float" office:value="1410.594" calcext:value-type="float">
            <text:p>1410.594</text:p>
          </table:table-cell>
          <table:table-cell office:value-type="float" office:value="1209.233" calcext:value-type="float">
            <text:p>1209.233</text:p>
          </table:table-cell>
          <table:table-cell office:value-type="float" office:value="702.911" calcext:value-type="float">
            <text:p>702.911</text:p>
          </table:table-cell>
          <table:table-cell office:value-type="float" office:value="1079.762" calcext:value-type="float">
            <text:p>1079.762</text:p>
          </table:table-cell>
          <table:table-cell office:value-type="float" office:value="407.7832" calcext:value-type="float">
            <text:p>407.7832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2049.09" calcext:value-type="float">
            <text:p>2049.09</text:p>
          </table:table-cell>
          <table:table-cell office:value-type="float" office:value="1645.07" calcext:value-type="float">
            <text:p>1645.07</text:p>
          </table:table-cell>
          <table:table-cell office:value-type="float" office:value="579.9366" calcext:value-type="float">
            <text:p>579.9366</text:p>
          </table:table-cell>
          <table:table-cell office:value-type="float" office:value="571.3737" calcext:value-type="float">
            <text:p>571.3737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444222" calcext:value-type="float">
            <text:p>-0.03444222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8.4991" calcext:value-type="float">
            <text:p>-458.4991</text:p>
          </table:table-cell>
          <table:table-cell office:value-type="float" office:value="0" calcext:value-type="float">
            <text:p>0</text:p>
          </table:table-cell>
          <table:table-cell office:value-type="float" office:value="4.313023" calcext:value-type="float">
            <text:p>4.31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624.1306" calcext:value-type="float">
            <text:p>624.1306</text:p>
          </table:table-cell>
          <table:table-cell office:value-type="float" office:value="12943.34" calcext:value-type="float">
            <text:p>12943.3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0.3104" calcext:value-type="float">
            <text:p>-550.3104</text:p>
          </table:table-cell>
          <table:table-cell office:value-type="float" office:value="1592.386" calcext:value-type="float">
            <text:p>1592.386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6428" calcext:value-type="float">
            <text:p>67.6428</text:p>
          </table:table-cell>
          <table:table-cell office:value-type="float" office:value="440.1559" calcext:value-type="float">
            <text:p>440.1559</text:p>
          </table:table-cell>
          <table:table-cell office:value-type="float" office:value="0.1666372" calcext:value-type="float">
            <text:p>0.166637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49.6041" calcext:value-type="float">
            <text:p>349.6041</text:p>
          </table:table-cell>
          <table:table-cell office:value-type="float" office:value="0" calcext:value-type="float">
            <text:p>0</text:p>
          </table:table-cell>
          <table:table-cell office:value-type="float" office:value="330.9686" calcext:value-type="float">
            <text:p>330.9686</text:p>
          </table:table-cell>
          <table:table-cell office:value-type="float" office:value="1155.791" calcext:value-type="float">
            <text:p>1155.791</text:p>
          </table:table-cell>
          <table:table-cell office:value-type="float" office:value="1410.397" calcext:value-type="float">
            <text:p>1410.397</text:p>
          </table:table-cell>
          <table:table-cell office:value-type="float" office:value="1209.159" calcext:value-type="float">
            <text:p>1209.159</text:p>
          </table:table-cell>
          <table:table-cell office:value-type="float" office:value="702.8422" calcext:value-type="float">
            <text:p>702.8422</text:p>
          </table:table-cell>
          <table:table-cell office:value-type="float" office:value="1079.73" calcext:value-type="float">
            <text:p>1079.73</text:p>
          </table:table-cell>
          <table:table-cell office:value-type="float" office:value="407.7682" calcext:value-type="float">
            <text:p>407.7682</text:p>
          </table:table-cell>
          <table:table-cell office:value-type="float" office:value="1807.364" calcext:value-type="float">
            <text:p>1807.364</text:p>
          </table:table-cell>
          <table:table-cell office:value-type="float" office:value="2049.067" calcext:value-type="float">
            <text:p>2049.067</text:p>
          </table:table-cell>
          <table:table-cell office:value-type="float" office:value="1645.05" calcext:value-type="float">
            <text:p>1645.05</text:p>
          </table:table-cell>
          <table:table-cell office:value-type="float" office:value="579.9264" calcext:value-type="float">
            <text:p>579.9264</text:p>
          </table:table-cell>
          <table:table-cell office:value-type="float" office:value="571.3638" calcext:value-type="float">
            <text:p>571.3638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9" calcext:value-type="float">
            <text:p>35.54769</text:p>
          </table:table-cell>
          <table:table-cell office:value-type="float" office:value="0" calcext:value-type="float">
            <text:p>0</text:p>
          </table:table-cell>
          <table:table-cell office:value-type="float" office:value="-0.0344445" calcext:value-type="float">
            <text:p>-0.0344445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9.1501" calcext:value-type="float">
            <text:p>-459.1501</text:p>
          </table:table-cell>
          <table:table-cell office:value-type="float" office:value="0" calcext:value-type="float">
            <text:p>0</text:p>
          </table:table-cell>
          <table:table-cell office:value-type="float" office:value="4.296275" calcext:value-type="float">
            <text:p>4.296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623.5287" calcext:value-type="float">
            <text:p>623.5287</text:p>
          </table:table-cell>
          <table:table-cell office:value-type="float" office:value="12943.18" calcext:value-type="float">
            <text:p>12943.1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1.0441" calcext:value-type="float">
            <text:p>-551.0441</text:p>
          </table:table-cell>
          <table:table-cell office:value-type="float" office:value="1593.348" calcext:value-type="float">
            <text:p>1593.34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5769" calcext:value-type="float">
            <text:p>67.5769</text:p>
          </table:table-cell>
          <table:table-cell office:value-type="float" office:value="440.1309" calcext:value-type="float">
            <text:p>440.1309</text:p>
          </table:table-cell>
          <table:table-cell office:value-type="float" office:value="0.1672092" calcext:value-type="float">
            <text:p>0.1672092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62118" calcext:value-type="float">
            <text:p>0.3262118</text:p>
          </table:table-cell>
          <table:table-cell office:value-type="float" office:value="370" calcext:value-type="float">
            <text:p>370</text:p>
          </table:table-cell>
          <table:table-cell office:value-type="float" office:value="348.871" calcext:value-type="float">
            <text:p>348.871</text:p>
          </table:table-cell>
          <table:table-cell office:value-type="float" office:value="0" calcext:value-type="float">
            <text:p>0</text:p>
          </table:table-cell>
          <table:table-cell office:value-type="float" office:value="330.9832" calcext:value-type="float">
            <text:p>330.9832</text:p>
          </table:table-cell>
          <table:table-cell office:value-type="float" office:value="1155.577" calcext:value-type="float">
            <text:p>1155.577</text:p>
          </table:table-cell>
          <table:table-cell office:value-type="float" office:value="1410.174" calcext:value-type="float">
            <text:p>1410.174</text:p>
          </table:table-cell>
          <table:table-cell office:value-type="float" office:value="1209.074" calcext:value-type="float">
            <text:p>1209.074</text:p>
          </table:table-cell>
          <table:table-cell office:value-type="float" office:value="702.7633" calcext:value-type="float">
            <text:p>702.7633</text:p>
          </table:table-cell>
          <table:table-cell office:value-type="float" office:value="1079.694" calcext:value-type="float">
            <text:p>1079.694</text:p>
          </table:table-cell>
          <table:table-cell office:value-type="float" office:value="407.7527" calcext:value-type="float">
            <text:p>407.7527</text:p>
          </table:table-cell>
          <table:table-cell office:value-type="float" office:value="1807.337" calcext:value-type="float">
            <text:p>1807.337</text:p>
          </table:table-cell>
          <table:table-cell office:value-type="float" office:value="2049.033" calcext:value-type="float">
            <text:p>2049.033</text:p>
          </table:table-cell>
          <table:table-cell office:value-type="float" office:value="1645.03" calcext:value-type="float">
            <text:p>1645.03</text:p>
          </table:table-cell>
          <table:table-cell office:value-type="float" office:value="579.9162" calcext:value-type="float">
            <text:p>579.9162</text:p>
          </table:table-cell>
          <table:table-cell office:value-type="float" office:value="571.354" calcext:value-type="float">
            <text:p>571.354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8" calcext:value-type="float">
            <text:p>35.54768</text:p>
          </table:table-cell>
          <table:table-cell office:value-type="float" office:value="0" calcext:value-type="float">
            <text:p>0</text:p>
          </table:table-cell>
          <table:table-cell office:value-type="float" office:value="-0.03444766" calcext:value-type="float">
            <text:p>-0.03444766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59.8742" calcext:value-type="float">
            <text:p>-459.8742</text:p>
          </table:table-cell>
          <table:table-cell office:value-type="float" office:value="0" calcext:value-type="float">
            <text:p>0</text:p>
          </table:table-cell>
          <table:table-cell office:value-type="float" office:value="4.28715" calcext:value-type="float">
            <text:p>4.2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622.8906" calcext:value-type="float">
            <text:p>622.8906</text:p>
          </table:table-cell>
          <table:table-cell office:value-type="float" office:value="12943.01" calcext:value-type="float">
            <text:p>12943.0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1.8629" calcext:value-type="float">
            <text:p>-551.8629</text:p>
          </table:table-cell>
          <table:table-cell office:value-type="float" office:value="1595.834" calcext:value-type="float">
            <text:p>1595.83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5612" calcext:value-type="float">
            <text:p>67.5612</text:p>
          </table:table-cell>
          <table:table-cell office:value-type="float" office:value="396.0981" calcext:value-type="float">
            <text:p>396.0981</text:p>
          </table:table-cell>
          <table:table-cell office:value-type="float" office:value="0.1678088" calcext:value-type="float">
            <text:p>0.1678088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56711" calcext:value-type="float">
            <text:p>0.3256711</text:p>
          </table:table-cell>
          <table:table-cell office:value-type="float" office:value="370" calcext:value-type="float">
            <text:p>370</text:p>
          </table:table-cell>
          <table:table-cell office:value-type="float" office:value="348.0533" calcext:value-type="float">
            <text:p>348.0533</text:p>
          </table:table-cell>
          <table:table-cell office:value-type="float" office:value="0" calcext:value-type="float">
            <text:p>0</text:p>
          </table:table-cell>
          <table:table-cell office:value-type="float" office:value="325.2155" calcext:value-type="float">
            <text:p>325.2155</text:p>
          </table:table-cell>
          <table:table-cell office:value-type="float" office:value="1149.096" calcext:value-type="float">
            <text:p>1149.096</text:p>
          </table:table-cell>
          <table:table-cell office:value-type="float" office:value="1405.546" calcext:value-type="float">
            <text:p>1405.546</text:p>
          </table:table-cell>
          <table:table-cell office:value-type="float" office:value="1224.683" calcext:value-type="float">
            <text:p>1224.683</text:p>
          </table:table-cell>
          <table:table-cell office:value-type="float" office:value="714.3685" calcext:value-type="float">
            <text:p>714.3685</text:p>
          </table:table-cell>
          <table:table-cell office:value-type="float" office:value="1112.699" calcext:value-type="float">
            <text:p>1112.699</text:p>
          </table:table-cell>
          <table:table-cell office:value-type="float" office:value="407.7363" calcext:value-type="float">
            <text:p>407.7363</text:p>
          </table:table-cell>
          <table:table-cell office:value-type="float" office:value="1807.31" calcext:value-type="float">
            <text:p>1807.31</text:p>
          </table:table-cell>
          <table:table-cell office:value-type="float" office:value="2048.997" calcext:value-type="float">
            <text:p>2048.997</text:p>
          </table:table-cell>
          <table:table-cell office:value-type="float" office:value="1645.01" calcext:value-type="float">
            <text:p>1645.01</text:p>
          </table:table-cell>
          <table:table-cell office:value-type="float" office:value="579.906" calcext:value-type="float">
            <text:p>579.906</text:p>
          </table:table-cell>
          <table:table-cell office:value-type="float" office:value="571.3443" calcext:value-type="float">
            <text:p>571.3443</text:p>
          </table:table-cell>
          <table:table-cell office:value-type="float" office:value="142.3443" calcext:value-type="float">
            <text:p>142.3443</text:p>
          </table:table-cell>
          <table:table-cell office:value-type="float" office:value="35.54767" calcext:value-type="float">
            <text:p>35.54767</text:p>
          </table:table-cell>
          <table:table-cell office:value-type="float" office:value="0" calcext:value-type="float">
            <text:p>0</text:p>
          </table:table-cell>
          <table:table-cell office:value-type="float" office:value="-0.03445892" calcext:value-type="float">
            <text:p>-0.03445892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0.6412" calcext:value-type="float">
            <text:p>-460.6412</text:p>
          </table:table-cell>
          <table:table-cell office:value-type="float" office:value="0" calcext:value-type="float">
            <text:p>0</text:p>
          </table:table-cell>
          <table:table-cell office:value-type="float" office:value="4.236835" calcext:value-type="float">
            <text:p>4.236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622.3267" calcext:value-type="float">
            <text:p>622.3267</text:p>
          </table:table-cell>
          <table:table-cell office:value-type="float" office:value="12942.84" calcext:value-type="float">
            <text:p>12942.8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2.5834" calcext:value-type="float">
            <text:p>-552.5834</text:p>
          </table:table-cell>
          <table:table-cell office:value-type="float" office:value="1599.543" calcext:value-type="float">
            <text:p>1599.543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59525" calcext:value-type="float">
            <text:p>67.59525</text:p>
          </table:table-cell>
          <table:table-cell office:value-type="float" office:value="396.0928" calcext:value-type="float">
            <text:p>396.0928</text:p>
          </table:table-cell>
          <table:table-cell office:value-type="float" office:value="0.168459" calcext:value-type="float">
            <text:p>0.168459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43496" calcext:value-type="float">
            <text:p>0.3243496</text:p>
          </table:table-cell>
          <table:table-cell office:value-type="float" office:value="370" calcext:value-type="float">
            <text:p>370</text:p>
          </table:table-cell>
          <table:table-cell office:value-type="float" office:value="347.3348" calcext:value-type="float">
            <text:p>347.3348</text:p>
          </table:table-cell>
          <table:table-cell office:value-type="float" office:value="0" calcext:value-type="float">
            <text:p>0</text:p>
          </table:table-cell>
          <table:table-cell office:value-type="float" office:value="325.2249" calcext:value-type="float">
            <text:p>325.2249</text:p>
          </table:table-cell>
          <table:table-cell office:value-type="float" office:value="1148.917" calcext:value-type="float">
            <text:p>1148.917</text:p>
          </table:table-cell>
          <table:table-cell office:value-type="float" office:value="1405.338" calcext:value-type="float">
            <text:p>1405.338</text:p>
          </table:table-cell>
          <table:table-cell office:value-type="float" office:value="1224.589" calcext:value-type="float">
            <text:p>1224.589</text:p>
          </table:table-cell>
          <table:table-cell office:value-type="float" office:value="714.2784" calcext:value-type="float">
            <text:p>714.2784</text:p>
          </table:table-cell>
          <table:table-cell office:value-type="float" office:value="1112.653" calcext:value-type="float">
            <text:p>1112.653</text:p>
          </table:table-cell>
          <table:table-cell office:value-type="float" office:value="407.7196" calcext:value-type="float">
            <text:p>407.7196</text:p>
          </table:table-cell>
          <table:table-cell office:value-type="float" office:value="1807.283" calcext:value-type="float">
            <text:p>1807.283</text:p>
          </table:table-cell>
          <table:table-cell office:value-type="float" office:value="2048.961" calcext:value-type="float">
            <text:p>2048.961</text:p>
          </table:table-cell>
          <table:table-cell office:value-type="float" office:value="1644.989" calcext:value-type="float">
            <text:p>1644.989</text:p>
          </table:table-cell>
          <table:table-cell office:value-type="float" office:value="579.8959" calcext:value-type="float">
            <text:p>579.8959</text:p>
          </table:table-cell>
          <table:table-cell office:value-type="float" office:value="571.3346" calcext:value-type="float">
            <text:p>571.3346</text:p>
          </table:table-cell>
          <table:table-cell office:value-type="float" office:value="142.3442" calcext:value-type="float">
            <text:p>142.3442</text:p>
          </table:table-cell>
          <table:table-cell office:value-type="float" office:value="35.54771" calcext:value-type="float">
            <text:p>35.54771</text:p>
          </table:table-cell>
          <table:table-cell office:value-type="float" office:value="0" calcext:value-type="float">
            <text:p>0</text:p>
          </table:table-cell>
          <table:table-cell office:value-type="float" office:value="-0.03446953" calcext:value-type="float">
            <text:p>-0.03446953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1.3325" calcext:value-type="float">
            <text:p>-461.3325</text:p>
          </table:table-cell>
          <table:table-cell office:value-type="float" office:value="0" calcext:value-type="float">
            <text:p>0</text:p>
          </table:table-cell>
          <table:table-cell office:value-type="float" office:value="4.207141" calcext:value-type="float">
            <text:p>4.20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621.8329" calcext:value-type="float">
            <text:p>621.8329</text:p>
          </table:table-cell>
          <table:table-cell office:value-type="float" office:value="12942.69" calcext:value-type="float">
            <text:p>12942.6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3.2297" calcext:value-type="float">
            <text:p>-553.2297</text:p>
          </table:table-cell>
          <table:table-cell office:value-type="float" office:value="1600.056" calcext:value-type="float">
            <text:p>1600.056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61639" calcext:value-type="float">
            <text:p>67.61639</text:p>
          </table:table-cell>
          <table:table-cell office:value-type="float" office:value="396.086" calcext:value-type="float">
            <text:p>396.086</text:p>
          </table:table-cell>
          <table:table-cell office:value-type="float" office:value="0.169157" calcext:value-type="float">
            <text:p>0.169157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31134" calcext:value-type="float">
            <text:p>0.3231134</text:p>
          </table:table-cell>
          <table:table-cell office:value-type="float" office:value="370" calcext:value-type="float">
            <text:p>370</text:p>
          </table:table-cell>
          <table:table-cell office:value-type="float" office:value="346.6904" calcext:value-type="float">
            <text:p>346.6904</text:p>
          </table:table-cell>
          <table:table-cell office:value-type="float" office:value="0" calcext:value-type="float">
            <text:p>0</text:p>
          </table:table-cell>
          <table:table-cell office:value-type="float" office:value="325.2334" calcext:value-type="float">
            <text:p>325.2334</text:p>
          </table:table-cell>
          <table:table-cell office:value-type="float" office:value="1148.768" calcext:value-type="float">
            <text:p>1148.768</text:p>
          </table:table-cell>
          <table:table-cell office:value-type="float" office:value="1405.162" calcext:value-type="float">
            <text:p>1405.162</text:p>
          </table:table-cell>
          <table:table-cell office:value-type="float" office:value="1224.509" calcext:value-type="float">
            <text:p>1224.509</text:p>
          </table:table-cell>
          <table:table-cell office:value-type="float" office:value="714.1987" calcext:value-type="float">
            <text:p>714.1987</text:p>
          </table:table-cell>
          <table:table-cell office:value-type="float" office:value="1112.613" calcext:value-type="float">
            <text:p>1112.613</text:p>
          </table:table-cell>
          <table:table-cell office:value-type="float" office:value="407.7041" calcext:value-type="float">
            <text:p>407.7041</text:p>
          </table:table-cell>
          <table:table-cell office:value-type="float" office:value="1807.256" calcext:value-type="float">
            <text:p>1807.256</text:p>
          </table:table-cell>
          <table:table-cell office:value-type="float" office:value="2048.925" calcext:value-type="float">
            <text:p>2048.925</text:p>
          </table:table-cell>
          <table:table-cell office:value-type="float" office:value="1644.969" calcext:value-type="float">
            <text:p>1644.969</text:p>
          </table:table-cell>
          <table:table-cell office:value-type="float" office:value="579.8857" calcext:value-type="float">
            <text:p>579.8857</text:p>
          </table:table-cell>
          <table:table-cell office:value-type="float" office:value="571.3251" calcext:value-type="float">
            <text:p>571.3251</text:p>
          </table:table-cell>
          <table:table-cell office:value-type="float" office:value="142.3442" calcext:value-type="float">
            <text:p>142.3442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47964" calcext:value-type="float">
            <text:p>-0.03447964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1.9365" calcext:value-type="float">
            <text:p>-461.9365</text:p>
          </table:table-cell>
          <table:table-cell office:value-type="float" office:value="0" calcext:value-type="float">
            <text:p>0</text:p>
          </table:table-cell>
          <table:table-cell office:value-type="float" office:value="4.164698" calcext:value-type="float">
            <text:p>4.16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621.3138" calcext:value-type="float">
            <text:p>621.3138</text:p>
          </table:table-cell>
          <table:table-cell office:value-type="float" office:value="12942.55" calcext:value-type="float">
            <text:p>12942.5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3.8804" calcext:value-type="float">
            <text:p>-553.8804</text:p>
          </table:table-cell>
          <table:table-cell office:value-type="float" office:value="1602.148" calcext:value-type="float">
            <text:p>1602.14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65246" calcext:value-type="float">
            <text:p>67.65246</text:p>
          </table:table-cell>
          <table:table-cell office:value-type="float" office:value="396.0795" calcext:value-type="float">
            <text:p>396.0795</text:p>
          </table:table-cell>
          <table:table-cell office:value-type="float" office:value="0.169883" calcext:value-type="float">
            <text:p>0.169883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6.0409" calcext:value-type="float">
            <text:p>346.0409</text:p>
          </table:table-cell>
          <table:table-cell office:value-type="float" office:value="0" calcext:value-type="float">
            <text:p>0</text:p>
          </table:table-cell>
          <table:table-cell office:value-type="float" office:value="325.2402" calcext:value-type="float">
            <text:p>325.2402</text:p>
          </table:table-cell>
          <table:table-cell office:value-type="float" office:value="1148.608" calcext:value-type="float">
            <text:p>1148.608</text:p>
          </table:table-cell>
          <table:table-cell office:value-type="float" office:value="1404.977" calcext:value-type="float">
            <text:p>1404.977</text:p>
          </table:table-cell>
          <table:table-cell office:value-type="float" office:value="1224.426" calcext:value-type="float">
            <text:p>1224.426</text:p>
          </table:table-cell>
          <table:table-cell office:value-type="float" office:value="714.117" calcext:value-type="float">
            <text:p>714.117</text:p>
          </table:table-cell>
          <table:table-cell office:value-type="float" office:value="1112.575" calcext:value-type="float">
            <text:p>1112.575</text:p>
          </table:table-cell>
          <table:table-cell office:value-type="float" office:value="407.6889" calcext:value-type="float">
            <text:p>407.6889</text:p>
          </table:table-cell>
          <table:table-cell office:value-type="float" office:value="1807.229" calcext:value-type="float">
            <text:p>1807.229</text:p>
          </table:table-cell>
          <table:table-cell office:value-type="float" office:value="2048.889" calcext:value-type="float">
            <text:p>2048.889</text:p>
          </table:table-cell>
          <table:table-cell office:value-type="float" office:value="1644.949" calcext:value-type="float">
            <text:p>1644.949</text:p>
          </table:table-cell>
          <table:table-cell office:value-type="float" office:value="579.8755" calcext:value-type="float">
            <text:p>579.8755</text:p>
          </table:table-cell>
          <table:table-cell office:value-type="float" office:value="571.3156" calcext:value-type="float">
            <text:p>571.3156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7" calcext:value-type="float">
            <text:p>35.54777</text:p>
          </table:table-cell>
          <table:table-cell office:value-type="float" office:value="0" calcext:value-type="float">
            <text:p>0</text:p>
          </table:table-cell>
          <table:table-cell office:value-type="float" office:value="-0.0344911" calcext:value-type="float">
            <text:p>-0.0344911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2.5656" calcext:value-type="float">
            <text:p>-462.5656</text:p>
          </table:table-cell>
          <table:table-cell office:value-type="float" office:value="0" calcext:value-type="float">
            <text:p>0</text:p>
          </table:table-cell>
          <table:table-cell office:value-type="float" office:value="4.139776" calcext:value-type="float">
            <text:p>4.139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620.796" calcext:value-type="float">
            <text:p>620.796</text:p>
          </table:table-cell>
          <table:table-cell office:value-type="float" office:value="12942.4" calcext:value-type="float">
            <text:p>12942.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4.5223" calcext:value-type="float">
            <text:p>-554.5223</text:p>
          </table:table-cell>
          <table:table-cell office:value-type="float" office:value="1603.994" calcext:value-type="float">
            <text:p>1603.99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69986" calcext:value-type="float">
            <text:p>67.69986</text:p>
          </table:table-cell>
          <table:table-cell office:value-type="float" office:value="396.0737" calcext:value-type="float">
            <text:p>396.0737</text:p>
          </table:table-cell>
          <table:table-cell office:value-type="float" office:value="0.1706245" calcext:value-type="float">
            <text:p>0.170624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5.3997" calcext:value-type="float">
            <text:p>345.3997</text:p>
          </table:table-cell>
          <table:table-cell office:value-type="float" office:value="0" calcext:value-type="float">
            <text:p>0</text:p>
          </table:table-cell>
          <table:table-cell office:value-type="float" office:value="325.2461" calcext:value-type="float">
            <text:p>325.2461</text:p>
          </table:table-cell>
          <table:table-cell office:value-type="float" office:value="1148.451" calcext:value-type="float">
            <text:p>1148.451</text:p>
          </table:table-cell>
          <table:table-cell office:value-type="float" office:value="1404.793" calcext:value-type="float">
            <text:p>1404.793</text:p>
          </table:table-cell>
          <table:table-cell office:value-type="float" office:value="1224.341" calcext:value-type="float">
            <text:p>1224.341</text:p>
          </table:table-cell>
          <table:table-cell office:value-type="float" office:value="714.0366" calcext:value-type="float">
            <text:p>714.0366</text:p>
          </table:table-cell>
          <table:table-cell office:value-type="float" office:value="1112.536" calcext:value-type="float">
            <text:p>1112.536</text:p>
          </table:table-cell>
          <table:table-cell office:value-type="float" office:value="407.6739" calcext:value-type="float">
            <text:p>407.6739</text:p>
          </table:table-cell>
          <table:table-cell office:value-type="float" office:value="1807.203" calcext:value-type="float">
            <text:p>1807.203</text:p>
          </table:table-cell>
          <table:table-cell office:value-type="float" office:value="2048.854" calcext:value-type="float">
            <text:p>2048.854</text:p>
          </table:table-cell>
          <table:table-cell office:value-type="float" office:value="1644.928" calcext:value-type="float">
            <text:p>1644.928</text:p>
          </table:table-cell>
          <table:table-cell office:value-type="float" office:value="579.8654" calcext:value-type="float">
            <text:p>579.8654</text:p>
          </table:table-cell>
          <table:table-cell office:value-type="float" office:value="571.3062" calcext:value-type="float">
            <text:p>571.3062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0176" calcext:value-type="float">
            <text:p>-0.03450176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3.1895" calcext:value-type="float">
            <text:p>-463.1895</text:p>
          </table:table-cell>
          <table:table-cell office:value-type="float" office:value="0" calcext:value-type="float">
            <text:p>0</text:p>
          </table:table-cell>
          <table:table-cell office:value-type="float" office:value="4.120361" calcext:value-type="float">
            <text:p>4.12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620.2405" calcext:value-type="float">
            <text:p>620.2405</text:p>
          </table:table-cell>
          <table:table-cell office:value-type="float" office:value="12942.26" calcext:value-type="float">
            <text:p>12942.2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5.1945" calcext:value-type="float">
            <text:p>-555.1945</text:p>
          </table:table-cell>
          <table:table-cell office:value-type="float" office:value="1605.082" calcext:value-type="float">
            <text:p>1605.08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76238" calcext:value-type="float">
            <text:p>67.76238</text:p>
          </table:table-cell>
          <table:table-cell office:value-type="float" office:value="396.063" calcext:value-type="float">
            <text:p>396.063</text:p>
          </table:table-cell>
          <table:table-cell office:value-type="float" office:value="0.1713861" calcext:value-type="float">
            <text:p>0.171386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4.7283" calcext:value-type="float">
            <text:p>344.7283</text:p>
          </table:table-cell>
          <table:table-cell office:value-type="float" office:value="0" calcext:value-type="float">
            <text:p>0</text:p>
          </table:table-cell>
          <table:table-cell office:value-type="float" office:value="325.2485" calcext:value-type="float">
            <text:p>325.2485</text:p>
          </table:table-cell>
          <table:table-cell office:value-type="float" office:value="1148.284" calcext:value-type="float">
            <text:p>1148.284</text:p>
          </table:table-cell>
          <table:table-cell office:value-type="float" office:value="1404.599" calcext:value-type="float">
            <text:p>1404.599</text:p>
          </table:table-cell>
          <table:table-cell office:value-type="float" office:value="1224.252" calcext:value-type="float">
            <text:p>1224.252</text:p>
          </table:table-cell>
          <table:table-cell office:value-type="float" office:value="713.9526" calcext:value-type="float">
            <text:p>713.9526</text:p>
          </table:table-cell>
          <table:table-cell office:value-type="float" office:value="1112.497" calcext:value-type="float">
            <text:p>1112.497</text:p>
          </table:table-cell>
          <table:table-cell office:value-type="float" office:value="407.6589" calcext:value-type="float">
            <text:p>407.6589</text:p>
          </table:table-cell>
          <table:table-cell office:value-type="float" office:value="1807.176" calcext:value-type="float">
            <text:p>1807.176</text:p>
          </table:table-cell>
          <table:table-cell office:value-type="float" office:value="2048.818" calcext:value-type="float">
            <text:p>2048.818</text:p>
          </table:table-cell>
          <table:table-cell office:value-type="float" office:value="1644.908" calcext:value-type="float">
            <text:p>1644.908</text:p>
          </table:table-cell>
          <table:table-cell office:value-type="float" office:value="579.8553" calcext:value-type="float">
            <text:p>579.8553</text:p>
          </table:table-cell>
          <table:table-cell office:value-type="float" office:value="571.2968" calcext:value-type="float">
            <text:p>571.2968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1307" calcext:value-type="float">
            <text:p>-0.0345130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3.8483" calcext:value-type="float">
            <text:p>-463.8483</text:p>
          </table:table-cell>
          <table:table-cell office:value-type="float" office:value="0" calcext:value-type="float">
            <text:p>0</text:p>
          </table:table-cell>
          <table:table-cell office:value-type="float" office:value="4.106186" calcext:value-type="float">
            <text:p>4.10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619.5961" calcext:value-type="float">
            <text:p>619.5961</text:p>
          </table:table-cell>
          <table:table-cell office:value-type="float" office:value="12942.12" calcext:value-type="float">
            <text:p>12942.1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5.9568" calcext:value-type="float">
            <text:p>-555.9568</text:p>
          </table:table-cell>
          <table:table-cell office:value-type="float" office:value="1607.165" calcext:value-type="float">
            <text:p>1607.16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7.88153" calcext:value-type="float">
            <text:p>67.88153</text:p>
          </table:table-cell>
          <table:table-cell office:value-type="float" office:value="396.0266" calcext:value-type="float">
            <text:p>396.0266</text:p>
          </table:table-cell>
          <table:table-cell office:value-type="float" office:value="0.1721758" calcext:value-type="float">
            <text:p>0.1721758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3.9668" calcext:value-type="float">
            <text:p>343.9668</text:p>
          </table:table-cell>
          <table:table-cell office:value-type="float" office:value="0" calcext:value-type="float">
            <text:p>0</text:p>
          </table:table-cell>
          <table:table-cell office:value-type="float" office:value="325.2463" calcext:value-type="float">
            <text:p>325.2463</text:p>
          </table:table-cell>
          <table:table-cell office:value-type="float" office:value="1148.101" calcext:value-type="float">
            <text:p>1148.101</text:p>
          </table:table-cell>
          <table:table-cell office:value-type="float" office:value="1404.384" calcext:value-type="float">
            <text:p>1404.384</text:p>
          </table:table-cell>
          <table:table-cell office:value-type="float" office:value="1224.15" calcext:value-type="float">
            <text:p>1224.15</text:p>
          </table:table-cell>
          <table:table-cell office:value-type="float" office:value="713.8594" calcext:value-type="float">
            <text:p>713.8594</text:p>
          </table:table-cell>
          <table:table-cell office:value-type="float" office:value="1112.455" calcext:value-type="float">
            <text:p>1112.455</text:p>
          </table:table-cell>
          <table:table-cell office:value-type="float" office:value="407.6436" calcext:value-type="float">
            <text:p>407.6436</text:p>
          </table:table-cell>
          <table:table-cell office:value-type="float" office:value="1807.15" calcext:value-type="float">
            <text:p>1807.15</text:p>
          </table:table-cell>
          <table:table-cell office:value-type="float" office:value="2048.782" calcext:value-type="float">
            <text:p>2048.782</text:p>
          </table:table-cell>
          <table:table-cell office:value-type="float" office:value="1644.888" calcext:value-type="float">
            <text:p>1644.888</text:p>
          </table:table-cell>
          <table:table-cell office:value-type="float" office:value="579.8452" calcext:value-type="float">
            <text:p>579.8452</text:p>
          </table:table-cell>
          <table:table-cell office:value-type="float" office:value="571.2875" calcext:value-type="float">
            <text:p>571.2875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1813" calcext:value-type="float">
            <text:p>-0.03451813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4.5984" calcext:value-type="float">
            <text:p>-464.5984</text:p>
          </table:table-cell>
          <table:table-cell office:value-type="float" office:value="0" calcext:value-type="float">
            <text:p>0</text:p>
          </table:table-cell>
          <table:table-cell office:value-type="float" office:value="4.096062" calcext:value-type="float">
            <text:p>4.096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618.8797" calcext:value-type="float">
            <text:p>618.8797</text:p>
          </table:table-cell>
          <table:table-cell office:value-type="float" office:value="12941.97" calcext:value-type="float">
            <text:p>12941.9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6.7883" calcext:value-type="float">
            <text:p>-556.7883</text:p>
          </table:table-cell>
          <table:table-cell office:value-type="float" office:value="1609.744" calcext:value-type="float">
            <text:p>1609.74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03416" calcext:value-type="float">
            <text:p>68.03416</text:p>
          </table:table-cell>
          <table:table-cell office:value-type="float" office:value="395.9697" calcext:value-type="float">
            <text:p>395.9697</text:p>
          </table:table-cell>
          <table:table-cell office:value-type="float" office:value="0.1730075" calcext:value-type="float">
            <text:p>0.173007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3.1361" calcext:value-type="float">
            <text:p>343.1361</text:p>
          </table:table-cell>
          <table:table-cell office:value-type="float" office:value="0" calcext:value-type="float">
            <text:p>0</text:p>
          </table:table-cell>
          <table:table-cell office:value-type="float" office:value="325.2363" calcext:value-type="float">
            <text:p>325.2363</text:p>
          </table:table-cell>
          <table:table-cell office:value-type="float" office:value="1147.907" calcext:value-type="float">
            <text:p>1147.907</text:p>
          </table:table-cell>
          <table:table-cell office:value-type="float" office:value="1404.154" calcext:value-type="float">
            <text:p>1404.154</text:p>
          </table:table-cell>
          <table:table-cell office:value-type="float" office:value="1224.04" calcext:value-type="float">
            <text:p>1224.04</text:p>
          </table:table-cell>
          <table:table-cell office:value-type="float" office:value="713.759" calcext:value-type="float">
            <text:p>713.759</text:p>
          </table:table-cell>
          <table:table-cell office:value-type="float" office:value="1112.41" calcext:value-type="float">
            <text:p>1112.41</text:p>
          </table:table-cell>
          <table:table-cell office:value-type="float" office:value="407.6281" calcext:value-type="float">
            <text:p>407.6281</text:p>
          </table:table-cell>
          <table:table-cell office:value-type="float" office:value="1807.124" calcext:value-type="float">
            <text:p>1807.124</text:p>
          </table:table-cell>
          <table:table-cell office:value-type="float" office:value="2048.747" calcext:value-type="float">
            <text:p>2048.747</text:p>
          </table:table-cell>
          <table:table-cell office:value-type="float" office:value="1644.868" calcext:value-type="float">
            <text:p>1644.868</text:p>
          </table:table-cell>
          <table:table-cell office:value-type="float" office:value="579.8351" calcext:value-type="float">
            <text:p>579.8351</text:p>
          </table:table-cell>
          <table:table-cell office:value-type="float" office:value="571.2783" calcext:value-type="float">
            <text:p>571.2783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2149" calcext:value-type="float">
            <text:p>-0.03452149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5.4206" calcext:value-type="float">
            <text:p>-465.4206</text:p>
          </table:table-cell>
          <table:table-cell office:value-type="float" office:value="0" calcext:value-type="float">
            <text:p>0</text:p>
          </table:table-cell>
          <table:table-cell office:value-type="float" office:value="4.088769" calcext:value-type="float">
            <text:p>4.088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618.1463" calcext:value-type="float">
            <text:p>618.1463</text:p>
          </table:table-cell>
          <table:table-cell office:value-type="float" office:value="12941.81" calcext:value-type="float">
            <text:p>12941.8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7.638" calcext:value-type="float">
            <text:p>-557.638</text:p>
          </table:table-cell>
          <table:table-cell office:value-type="float" office:value="1612.377" calcext:value-type="float">
            <text:p>1612.37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1517" calcext:value-type="float">
            <text:p>68.1517</text:p>
          </table:table-cell>
          <table:table-cell office:value-type="float" office:value="395.9354" calcext:value-type="float">
            <text:p>395.9354</text:p>
          </table:table-cell>
          <table:table-cell office:value-type="float" office:value="0.1738721" calcext:value-type="float">
            <text:p>0.173872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2.2873" calcext:value-type="float">
            <text:p>342.2873</text:p>
          </table:table-cell>
          <table:table-cell office:value-type="float" office:value="0" calcext:value-type="float">
            <text:p>0</text:p>
          </table:table-cell>
          <table:table-cell office:value-type="float" office:value="325.2247" calcext:value-type="float">
            <text:p>325.2247</text:p>
          </table:table-cell>
          <table:table-cell office:value-type="float" office:value="1147.7" calcext:value-type="float">
            <text:p>1147.7</text:p>
          </table:table-cell>
          <table:table-cell office:value-type="float" office:value="1403.914" calcext:value-type="float">
            <text:p>1403.914</text:p>
          </table:table-cell>
          <table:table-cell office:value-type="float" office:value="1223.917" calcext:value-type="float">
            <text:p>1223.917</text:p>
          </table:table-cell>
          <table:table-cell office:value-type="float" office:value="713.6548" calcext:value-type="float">
            <text:p>713.6548</text:p>
          </table:table-cell>
          <table:table-cell office:value-type="float" office:value="1112.361" calcext:value-type="float">
            <text:p>1112.361</text:p>
          </table:table-cell>
          <table:table-cell office:value-type="float" office:value="407.6122" calcext:value-type="float">
            <text:p>407.6122</text:p>
          </table:table-cell>
          <table:table-cell office:value-type="float" office:value="1807.097" calcext:value-type="float">
            <text:p>1807.097</text:p>
          </table:table-cell>
          <table:table-cell office:value-type="float" office:value="2048.711" calcext:value-type="float">
            <text:p>2048.711</text:p>
          </table:table-cell>
          <table:table-cell office:value-type="float" office:value="1644.848" calcext:value-type="float">
            <text:p>1644.848</text:p>
          </table:table-cell>
          <table:table-cell office:value-type="float" office:value="579.8251" calcext:value-type="float">
            <text:p>579.8251</text:p>
          </table:table-cell>
          <table:table-cell office:value-type="float" office:value="571.2692" calcext:value-type="float">
            <text:p>571.2692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2621" calcext:value-type="float">
            <text:p>-0.03452621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6.2631" calcext:value-type="float">
            <text:p>-466.2631</text:p>
          </table:table-cell>
          <table:table-cell office:value-type="float" office:value="0" calcext:value-type="float">
            <text:p>0</text:p>
          </table:table-cell>
          <table:table-cell office:value-type="float" office:value="4.08167" calcext:value-type="float">
            <text:p>4.0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617.4354" calcext:value-type="float">
            <text:p>617.4354</text:p>
          </table:table-cell>
          <table:table-cell office:value-type="float" office:value="12941.66" calcext:value-type="float">
            <text:p>12941.6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8.4723" calcext:value-type="float">
            <text:p>-558.4723</text:p>
          </table:table-cell>
          <table:table-cell office:value-type="float" office:value="1615.49" calcext:value-type="float">
            <text:p>1615.4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25621" calcext:value-type="float">
            <text:p>68.25621</text:p>
          </table:table-cell>
          <table:table-cell office:value-type="float" office:value="395.9139" calcext:value-type="float">
            <text:p>395.9139</text:p>
          </table:table-cell>
          <table:table-cell office:value-type="float" office:value="0.1747811" calcext:value-type="float">
            <text:p>0.174781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1.4539" calcext:value-type="float">
            <text:p>341.4539</text:p>
          </table:table-cell>
          <table:table-cell office:value-type="float" office:value="0" calcext:value-type="float">
            <text:p>0</text:p>
          </table:table-cell>
          <table:table-cell office:value-type="float" office:value="325.2215" calcext:value-type="float">
            <text:p>325.2215</text:p>
          </table:table-cell>
          <table:table-cell office:value-type="float" office:value="1147.503" calcext:value-type="float">
            <text:p>1147.503</text:p>
          </table:table-cell>
          <table:table-cell office:value-type="float" office:value="1403.677" calcext:value-type="float">
            <text:p>1403.677</text:p>
          </table:table-cell>
          <table:table-cell office:value-type="float" office:value="1223.787" calcext:value-type="float">
            <text:p>1223.787</text:p>
          </table:table-cell>
          <table:table-cell office:value-type="float" office:value="713.546" calcext:value-type="float">
            <text:p>713.546</text:p>
          </table:table-cell>
          <table:table-cell office:value-type="float" office:value="1112.308" calcext:value-type="float">
            <text:p>1112.308</text:p>
          </table:table-cell>
          <table:table-cell office:value-type="float" office:value="407.596" calcext:value-type="float">
            <text:p>407.596</text:p>
          </table:table-cell>
          <table:table-cell office:value-type="float" office:value="1807.07" calcext:value-type="float">
            <text:p>1807.07</text:p>
          </table:table-cell>
          <table:table-cell office:value-type="float" office:value="2048.676" calcext:value-type="float">
            <text:p>2048.676</text:p>
          </table:table-cell>
          <table:table-cell office:value-type="float" office:value="1644.828" calcext:value-type="float">
            <text:p>1644.828</text:p>
          </table:table-cell>
          <table:table-cell office:value-type="float" office:value="579.815" calcext:value-type="float">
            <text:p>579.815</text:p>
          </table:table-cell>
          <table:table-cell office:value-type="float" office:value="571.2601" calcext:value-type="float">
            <text:p>571.2601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3588" calcext:value-type="float">
            <text:p>-0.034535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7.0865" calcext:value-type="float">
            <text:p>-467.0865</text:p>
          </table:table-cell>
          <table:table-cell office:value-type="float" office:value="0" calcext:value-type="float">
            <text:p>0</text:p>
          </table:table-cell>
          <table:table-cell office:value-type="float" office:value="4.069467" calcext:value-type="float">
            <text:p>4.069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616.7489" calcext:value-type="float">
            <text:p>616.7489</text:p>
          </table:table-cell>
          <table:table-cell office:value-type="float" office:value="12941.5" calcext:value-type="float">
            <text:p>12941.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59.2827" calcext:value-type="float">
            <text:p>-559.2827</text:p>
          </table:table-cell>
          <table:table-cell office:value-type="float" office:value="1617.501" calcext:value-type="float">
            <text:p>1617.501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35963" calcext:value-type="float">
            <text:p>68.35963</text:p>
          </table:table-cell>
          <table:table-cell office:value-type="float" office:value="395.8939" calcext:value-type="float">
            <text:p>395.8939</text:p>
          </table:table-cell>
          <table:table-cell office:value-type="float" office:value="0.1757365" calcext:value-type="float">
            <text:p>0.175736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40.6444" calcext:value-type="float">
            <text:p>340.6444</text:p>
          </table:table-cell>
          <table:table-cell office:value-type="float" office:value="0" calcext:value-type="float">
            <text:p>0</text:p>
          </table:table-cell>
          <table:table-cell office:value-type="float" office:value="325.2206" calcext:value-type="float">
            <text:p>325.2206</text:p>
          </table:table-cell>
          <table:table-cell office:value-type="float" office:value="1147.318" calcext:value-type="float">
            <text:p>1147.318</text:p>
          </table:table-cell>
          <table:table-cell office:value-type="float" office:value="1403.45" calcext:value-type="float">
            <text:p>1403.45</text:p>
          </table:table-cell>
          <table:table-cell office:value-type="float" office:value="1223.656" calcext:value-type="float">
            <text:p>1223.656</text:p>
          </table:table-cell>
          <table:table-cell office:value-type="float" office:value="713.4387" calcext:value-type="float">
            <text:p>713.4387</text:p>
          </table:table-cell>
          <table:table-cell office:value-type="float" office:value="1112.257" calcext:value-type="float">
            <text:p>1112.257</text:p>
          </table:table-cell>
          <table:table-cell office:value-type="float" office:value="407.58" calcext:value-type="float">
            <text:p>407.58</text:p>
          </table:table-cell>
          <table:table-cell office:value-type="float" office:value="1807.044" calcext:value-type="float">
            <text:p>1807.044</text:p>
          </table:table-cell>
          <table:table-cell office:value-type="float" office:value="2048.64" calcext:value-type="float">
            <text:p>2048.64</text:p>
          </table:table-cell>
          <table:table-cell office:value-type="float" office:value="1644.808" calcext:value-type="float">
            <text:p>1644.808</text:p>
          </table:table-cell>
          <table:table-cell office:value-type="float" office:value="579.805" calcext:value-type="float">
            <text:p>579.805</text:p>
          </table:table-cell>
          <table:table-cell office:value-type="float" office:value="571.251" calcext:value-type="float">
            <text:p>571.251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4693" calcext:value-type="float">
            <text:p>-0.03454693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7.8854" calcext:value-type="float">
            <text:p>-467.8854</text:p>
          </table:table-cell>
          <table:table-cell office:value-type="float" office:value="0" calcext:value-type="float">
            <text:p>0</text:p>
          </table:table-cell>
          <table:table-cell office:value-type="float" office:value="4.055533" calcext:value-type="float">
            <text:p>4.055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616.0872" calcext:value-type="float">
            <text:p>616.0872</text:p>
          </table:table-cell>
          <table:table-cell office:value-type="float" office:value="12941.35" calcext:value-type="float">
            <text:p>12941.3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0.071" calcext:value-type="float">
            <text:p>-560.071</text:p>
          </table:table-cell>
          <table:table-cell office:value-type="float" office:value="1620.479" calcext:value-type="float">
            <text:p>1620.47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48352" calcext:value-type="float">
            <text:p>68.48352</text:p>
          </table:table-cell>
          <table:table-cell office:value-type="float" office:value="395.8669" calcext:value-type="float">
            <text:p>395.8669</text:p>
          </table:table-cell>
          <table:table-cell office:value-type="float" office:value="0.1767651" calcext:value-type="float">
            <text:p>0.176765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26661" calcext:value-type="float">
            <text:p>0.3226661</text:p>
          </table:table-cell>
          <table:table-cell office:value-type="float" office:value="370" calcext:value-type="float">
            <text:p>370</text:p>
          </table:table-cell>
          <table:table-cell office:value-type="float" office:value="339.8572" calcext:value-type="float">
            <text:p>339.8572</text:p>
          </table:table-cell>
          <table:table-cell office:value-type="float" office:value="0" calcext:value-type="float">
            <text:p>0</text:p>
          </table:table-cell>
          <table:table-cell office:value-type="float" office:value="325.2227" calcext:value-type="float">
            <text:p>325.2227</text:p>
          </table:table-cell>
          <table:table-cell office:value-type="float" office:value="1147.154" calcext:value-type="float">
            <text:p>1147.154</text:p>
          </table:table-cell>
          <table:table-cell office:value-type="float" office:value="1403.23" calcext:value-type="float">
            <text:p>1403.23</text:p>
          </table:table-cell>
          <table:table-cell office:value-type="float" office:value="1223.531" calcext:value-type="float">
            <text:p>1223.531</text:p>
          </table:table-cell>
          <table:table-cell office:value-type="float" office:value="713.3293" calcext:value-type="float">
            <text:p>713.3293</text:p>
          </table:table-cell>
          <table:table-cell office:value-type="float" office:value="1112.204" calcext:value-type="float">
            <text:p>1112.204</text:p>
          </table:table-cell>
          <table:table-cell office:value-type="float" office:value="407.564" calcext:value-type="float">
            <text:p>407.564</text:p>
          </table:table-cell>
          <table:table-cell office:value-type="float" office:value="1807.017" calcext:value-type="float">
            <text:p>1807.017</text:p>
          </table:table-cell>
          <table:table-cell office:value-type="float" office:value="2048.605" calcext:value-type="float">
            <text:p>2048.605</text:p>
          </table:table-cell>
          <table:table-cell office:value-type="float" office:value="1644.787" calcext:value-type="float">
            <text:p>1644.787</text:p>
          </table:table-cell>
          <table:table-cell office:value-type="float" office:value="579.795" calcext:value-type="float">
            <text:p>579.795</text:p>
          </table:table-cell>
          <table:table-cell office:value-type="float" office:value="571.2421" calcext:value-type="float">
            <text:p>571.2421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455164" calcext:value-type="float">
            <text:p>-0.03455164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8.6604" calcext:value-type="float">
            <text:p>-468.6604</text:p>
          </table:table-cell>
          <table:table-cell office:value-type="float" office:value="0" calcext:value-type="float">
            <text:p>0</text:p>
          </table:table-cell>
          <table:table-cell office:value-type="float" office:value="4.037938" calcext:value-type="float">
            <text:p>4.03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615.5564" calcext:value-type="float">
            <text:p>615.5564</text:p>
          </table:table-cell>
          <table:table-cell office:value-type="float" office:value="12941.21" calcext:value-type="float">
            <text:p>12941.2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0.7323" calcext:value-type="float">
            <text:p>-560.7323</text:p>
          </table:table-cell>
          <table:table-cell office:value-type="float" office:value="1623.917" calcext:value-type="float">
            <text:p>1623.91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55919" calcext:value-type="float">
            <text:p>68.55919</text:p>
          </table:table-cell>
          <table:table-cell office:value-type="float" office:value="395.859" calcext:value-type="float">
            <text:p>395.859</text:p>
          </table:table-cell>
          <table:table-cell office:value-type="float" office:value="0.1778424" calcext:value-type="float">
            <text:p>0.1778424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19774" calcext:value-type="float">
            <text:p>0.3219774</text:p>
          </table:table-cell>
          <table:table-cell office:value-type="float" office:value="370" calcext:value-type="float">
            <text:p>370</text:p>
          </table:table-cell>
          <table:table-cell office:value-type="float" office:value="339.1976" calcext:value-type="float">
            <text:p>339.1976</text:p>
          </table:table-cell>
          <table:table-cell office:value-type="float" office:value="0" calcext:value-type="float">
            <text:p>0</text:p>
          </table:table-cell>
          <table:table-cell office:value-type="float" office:value="325.226" calcext:value-type="float">
            <text:p>325.226</text:p>
          </table:table-cell>
          <table:table-cell office:value-type="float" office:value="1147.026" calcext:value-type="float">
            <text:p>1147.026</text:p>
          </table:table-cell>
          <table:table-cell office:value-type="float" office:value="1403.051" calcext:value-type="float">
            <text:p>1403.051</text:p>
          </table:table-cell>
          <table:table-cell office:value-type="float" office:value="1223.425" calcext:value-type="float">
            <text:p>1223.425</text:p>
          </table:table-cell>
          <table:table-cell office:value-type="float" office:value="713.236" calcext:value-type="float">
            <text:p>713.236</text:p>
          </table:table-cell>
          <table:table-cell office:value-type="float" office:value="1112.16" calcext:value-type="float">
            <text:p>1112.16</text:p>
          </table:table-cell>
          <table:table-cell office:value-type="float" office:value="407.5489" calcext:value-type="float">
            <text:p>407.5489</text:p>
          </table:table-cell>
          <table:table-cell office:value-type="float" office:value="1806.991" calcext:value-type="float">
            <text:p>1806.991</text:p>
          </table:table-cell>
          <table:table-cell office:value-type="float" office:value="2048.569" calcext:value-type="float">
            <text:p>2048.569</text:p>
          </table:table-cell>
          <table:table-cell office:value-type="float" office:value="1644.767" calcext:value-type="float">
            <text:p>1644.767</text:p>
          </table:table-cell>
          <table:table-cell office:value-type="float" office:value="579.785" calcext:value-type="float">
            <text:p>579.785</text:p>
          </table:table-cell>
          <table:table-cell office:value-type="float" office:value="571.2332" calcext:value-type="float">
            <text:p>571.2332</text:p>
          </table:table-cell>
          <table:table-cell office:value-type="float" office:value="142.3441" calcext:value-type="float">
            <text:p>142.3441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455516" calcext:value-type="float">
            <text:p>-0.03455516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9.2939" calcext:value-type="float">
            <text:p>-469.2939</text:p>
          </table:table-cell>
          <table:table-cell office:value-type="float" office:value="0" calcext:value-type="float">
            <text:p>0</text:p>
          </table:table-cell>
          <table:table-cell office:value-type="float" office:value="4.007148" calcext:value-type="float">
            <text:p>4.007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615.1057" calcext:value-type="float">
            <text:p>615.1057</text:p>
          </table:table-cell>
          <table:table-cell office:value-type="float" office:value="12941.08" calcext:value-type="float">
            <text:p>12941.0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1.3029" calcext:value-type="float">
            <text:p>-561.3029</text:p>
          </table:table-cell>
          <table:table-cell office:value-type="float" office:value="1624.45" calcext:value-type="float">
            <text:p>1624.4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6061" calcext:value-type="float">
            <text:p>68.6061</text:p>
          </table:table-cell>
          <table:table-cell office:value-type="float" office:value="395.8527" calcext:value-type="float">
            <text:p>395.8527</text:p>
          </table:table-cell>
          <table:table-cell office:value-type="float" office:value="0.1789105" calcext:value-type="float">
            <text:p>0.1789105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11199" calcext:value-type="float">
            <text:p>0.3211199</text:p>
          </table:table-cell>
          <table:table-cell office:value-type="float" office:value="370" calcext:value-type="float">
            <text:p>370</text:p>
          </table:table-cell>
          <table:table-cell office:value-type="float" office:value="338.629" calcext:value-type="float">
            <text:p>338.629</text:p>
          </table:table-cell>
          <table:table-cell office:value-type="float" office:value="0" calcext:value-type="float">
            <text:p>0</text:p>
          </table:table-cell>
          <table:table-cell office:value-type="float" office:value="325.2342" calcext:value-type="float">
            <text:p>325.2342</text:p>
          </table:table-cell>
          <table:table-cell office:value-type="float" office:value="1146.922" calcext:value-type="float">
            <text:p>1146.922</text:p>
          </table:table-cell>
          <table:table-cell office:value-type="float" office:value="1402.896" calcext:value-type="float">
            <text:p>1402.896</text:p>
          </table:table-cell>
          <table:table-cell office:value-type="float" office:value="1223.34" calcext:value-type="float">
            <text:p>1223.34</text:p>
          </table:table-cell>
          <table:table-cell office:value-type="float" office:value="713.1515" calcext:value-type="float">
            <text:p>713.1515</text:p>
          </table:table-cell>
          <table:table-cell office:value-type="float" office:value="1112.12" calcext:value-type="float">
            <text:p>1112.12</text:p>
          </table:table-cell>
          <table:table-cell office:value-type="float" office:value="407.5348" calcext:value-type="float">
            <text:p>407.5348</text:p>
          </table:table-cell>
          <table:table-cell office:value-type="float" office:value="1806.965" calcext:value-type="float">
            <text:p>1806.965</text:p>
          </table:table-cell>
          <table:table-cell office:value-type="float" office:value="2048.534" calcext:value-type="float">
            <text:p>2048.534</text:p>
          </table:table-cell>
          <table:table-cell office:value-type="float" office:value="1644.747" calcext:value-type="float">
            <text:p>1644.747</text:p>
          </table:table-cell>
          <table:table-cell office:value-type="float" office:value="579.775" calcext:value-type="float">
            <text:p>579.775</text:p>
          </table:table-cell>
          <table:table-cell office:value-type="float" office:value="571.2244" calcext:value-type="float">
            <text:p>571.2244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611" calcext:value-type="float">
            <text:p>-0.0345611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69.8354" calcext:value-type="float">
            <text:p>-469.8354</text:p>
          </table:table-cell>
          <table:table-cell office:value-type="float" office:value="0" calcext:value-type="float">
            <text:p>0</text:p>
          </table:table-cell>
          <table:table-cell office:value-type="float" office:value="3.978043" calcext:value-type="float">
            <text:p>3.97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614.6141" calcext:value-type="float">
            <text:p>614.6141</text:p>
          </table:table-cell>
          <table:table-cell office:value-type="float" office:value="12940.97" calcext:value-type="float">
            <text:p>12940.9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1.8986" calcext:value-type="float">
            <text:p>-561.8986</text:p>
          </table:table-cell>
          <table:table-cell office:value-type="float" office:value="1626.244" calcext:value-type="float">
            <text:p>1626.24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6543" calcext:value-type="float">
            <text:p>68.6543</text:p>
          </table:table-cell>
          <table:table-cell office:value-type="float" office:value="395.8448" calcext:value-type="float">
            <text:p>395.8448</text:p>
          </table:table-cell>
          <table:table-cell office:value-type="float" office:value="0.1800261" calcext:value-type="float">
            <text:p>0.180026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11199" calcext:value-type="float">
            <text:p>0.3211199</text:p>
          </table:table-cell>
          <table:table-cell office:value-type="float" office:value="370" calcext:value-type="float">
            <text:p>370</text:p>
          </table:table-cell>
          <table:table-cell office:value-type="float" office:value="338.0344" calcext:value-type="float">
            <text:p>338.0344</text:p>
          </table:table-cell>
          <table:table-cell office:value-type="float" office:value="0" calcext:value-type="float">
            <text:p>0</text:p>
          </table:table-cell>
          <table:table-cell office:value-type="float" office:value="325.2404" calcext:value-type="float">
            <text:p>325.2404</text:p>
          </table:table-cell>
          <table:table-cell office:value-type="float" office:value="1146.802" calcext:value-type="float">
            <text:p>1146.802</text:p>
          </table:table-cell>
          <table:table-cell office:value-type="float" office:value="1402.727" calcext:value-type="float">
            <text:p>1402.727</text:p>
          </table:table-cell>
          <table:table-cell office:value-type="float" office:value="1223.249" calcext:value-type="float">
            <text:p>1223.249</text:p>
          </table:table-cell>
          <table:table-cell office:value-type="float" office:value="713.064" calcext:value-type="float">
            <text:p>713.064</text:p>
          </table:table-cell>
          <table:table-cell office:value-type="float" office:value="1112.081" calcext:value-type="float">
            <text:p>1112.081</text:p>
          </table:table-cell>
          <table:table-cell office:value-type="float" office:value="407.521" calcext:value-type="float">
            <text:p>407.521</text:p>
          </table:table-cell>
          <table:table-cell office:value-type="float" office:value="1806.94" calcext:value-type="float">
            <text:p>1806.94</text:p>
          </table:table-cell>
          <table:table-cell office:value-type="float" office:value="2048.509" calcext:value-type="float">
            <text:p>2048.509</text:p>
          </table:table-cell>
          <table:table-cell office:value-type="float" office:value="1644.727" calcext:value-type="float">
            <text:p>1644.727</text:p>
          </table:table-cell>
          <table:table-cell office:value-type="float" office:value="579.7651" calcext:value-type="float">
            <text:p>579.7651</text:p>
          </table:table-cell>
          <table:table-cell office:value-type="float" office:value="571.2156" calcext:value-type="float">
            <text:p>571.2156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6926" calcext:value-type="float">
            <text:p>-0.03456926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0.4173" calcext:value-type="float">
            <text:p>-470.4173</text:p>
          </table:table-cell>
          <table:table-cell office:value-type="float" office:value="0" calcext:value-type="float">
            <text:p>0</text:p>
          </table:table-cell>
          <table:table-cell office:value-type="float" office:value="3.961987" calcext:value-type="float">
            <text:p>3.96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614.0889" calcext:value-type="float">
            <text:p>614.0889</text:p>
          </table:table-cell>
          <table:table-cell office:value-type="float" office:value="12940.85" calcext:value-type="float">
            <text:p>12940.8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2.5248" calcext:value-type="float">
            <text:p>-562.5248</text:p>
          </table:table-cell>
          <table:table-cell office:value-type="float" office:value="1627.307" calcext:value-type="float">
            <text:p>1627.30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7121" calcext:value-type="float">
            <text:p>68.7121</text:p>
          </table:table-cell>
          <table:table-cell office:value-type="float" office:value="395.8352" calcext:value-type="float">
            <text:p>395.8352</text:p>
          </table:table-cell>
          <table:table-cell office:value-type="float" office:value="0.1811741" calcext:value-type="float">
            <text:p>0.181174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57" calcext:value-type="float">
            <text:p>0.07626457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11199" calcext:value-type="float">
            <text:p>0.3211199</text:p>
          </table:table-cell>
          <table:table-cell office:value-type="float" office:value="370" calcext:value-type="float">
            <text:p>370</text:p>
          </table:table-cell>
          <table:table-cell office:value-type="float" office:value="337.4093" calcext:value-type="float">
            <text:p>337.4093</text:p>
          </table:table-cell>
          <table:table-cell office:value-type="float" office:value="0" calcext:value-type="float">
            <text:p>0</text:p>
          </table:table-cell>
          <table:table-cell office:value-type="float" office:value="325.2459" calcext:value-type="float">
            <text:p>325.2459</text:p>
          </table:table-cell>
          <table:table-cell office:value-type="float" office:value="1146.676" calcext:value-type="float">
            <text:p>1146.676</text:p>
          </table:table-cell>
          <table:table-cell office:value-type="float" office:value="1402.544" calcext:value-type="float">
            <text:p>1402.544</text:p>
          </table:table-cell>
          <table:table-cell office:value-type="float" office:value="1223.15" calcext:value-type="float">
            <text:p>1223.15</text:p>
          </table:table-cell>
          <table:table-cell office:value-type="float" office:value="712.9731" calcext:value-type="float">
            <text:p>712.9731</text:p>
          </table:table-cell>
          <table:table-cell office:value-type="float" office:value="1112.041" calcext:value-type="float">
            <text:p>1112.041</text:p>
          </table:table-cell>
          <table:table-cell office:value-type="float" office:value="407.5071" calcext:value-type="float">
            <text:p>407.5071</text:p>
          </table:table-cell>
          <table:table-cell office:value-type="float" office:value="1806.916" calcext:value-type="float">
            <text:p>1806.916</text:p>
          </table:table-cell>
          <table:table-cell office:value-type="float" office:value="2048.485" calcext:value-type="float">
            <text:p>2048.485</text:p>
          </table:table-cell>
          <table:table-cell office:value-type="float" office:value="1644.708" calcext:value-type="float">
            <text:p>1644.708</text:p>
          </table:table-cell>
          <table:table-cell office:value-type="float" office:value="579.7551" calcext:value-type="float">
            <text:p>579.7551</text:p>
          </table:table-cell>
          <table:table-cell office:value-type="float" office:value="571.2069" calcext:value-type="float">
            <text:p>571.2069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7828" calcext:value-type="float">
            <text:p>-0.0345782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1.0335" calcext:value-type="float">
            <text:p>-471.0335</text:p>
          </table:table-cell>
          <table:table-cell office:value-type="float" office:value="0" calcext:value-type="float">
            <text:p>0</text:p>
          </table:table-cell>
          <table:table-cell office:value-type="float" office:value="3.948706" calcext:value-type="float">
            <text:p>3.94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613.5134" calcext:value-type="float">
            <text:p>613.5134</text:p>
          </table:table-cell>
          <table:table-cell office:value-type="float" office:value="12940.73" calcext:value-type="float">
            <text:p>12940.7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3.0456" calcext:value-type="float">
            <text:p>-563.0456</text:p>
          </table:table-cell>
          <table:table-cell office:value-type="float" office:value="1626.33" calcext:value-type="float">
            <text:p>1626.33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8.84338" calcext:value-type="float">
            <text:p>68.84338</text:p>
          </table:table-cell>
          <table:table-cell office:value-type="float" office:value="395.7847" calcext:value-type="float">
            <text:p>395.7847</text:p>
          </table:table-cell>
          <table:table-cell office:value-type="float" office:value="0.1819971" calcext:value-type="float">
            <text:p>0.1819971</text:p>
          </table:table-cell>
          <table:table-cell office:value-type="float" office:value="1.799083" calcext:value-type="float">
            <text:p>1.799083</text:p>
          </table:table-cell>
          <table:table-cell office:value-type="float" office:value="0.07626464" calcext:value-type="float">
            <text:p>0.07626464</text:p>
          </table:table-cell>
          <table:table-cell office:value-type="float" office:value="0.00586306" calcext:value-type="float">
            <text:p>0.00586306</text:p>
          </table:table-cell>
          <table:table-cell office:value-type="float" office:value="0.3211199" calcext:value-type="float">
            <text:p>0.3211199</text:p>
          </table:table-cell>
          <table:table-cell office:value-type="float" office:value="370" calcext:value-type="float">
            <text:p>370</text:p>
          </table:table-cell>
          <table:table-cell office:value-type="float" office:value="336.8894" calcext:value-type="float">
            <text:p>336.8894</text:p>
          </table:table-cell>
          <table:table-cell office:value-type="float" office:value="0" calcext:value-type="float">
            <text:p>0</text:p>
          </table:table-cell>
          <table:table-cell office:value-type="float" office:value="325.2351" calcext:value-type="float">
            <text:p>325.2351</text:p>
          </table:table-cell>
          <table:table-cell office:value-type="float" office:value="1146.559" calcext:value-type="float">
            <text:p>1146.559</text:p>
          </table:table-cell>
          <table:table-cell office:value-type="float" office:value="1402.366" calcext:value-type="float">
            <text:p>1402.366</text:p>
          </table:table-cell>
          <table:table-cell office:value-type="float" office:value="1223.048" calcext:value-type="float">
            <text:p>1223.048</text:p>
          </table:table-cell>
          <table:table-cell office:value-type="float" office:value="712.8811" calcext:value-type="float">
            <text:p>712.8811</text:p>
          </table:table-cell>
          <table:table-cell office:value-type="float" office:value="1112.001" calcext:value-type="float">
            <text:p>1112.001</text:p>
          </table:table-cell>
          <table:table-cell office:value-type="float" office:value="407.4933" calcext:value-type="float">
            <text:p>407.4933</text:p>
          </table:table-cell>
          <table:table-cell office:value-type="float" office:value="1806.892" calcext:value-type="float">
            <text:p>1806.892</text:p>
          </table:table-cell>
          <table:table-cell office:value-type="float" office:value="2048.462" calcext:value-type="float">
            <text:p>2048.462</text:p>
          </table:table-cell>
          <table:table-cell office:value-type="float" office:value="1644.688" calcext:value-type="float">
            <text:p>1644.688</text:p>
          </table:table-cell>
          <table:table-cell office:value-type="float" office:value="579.7452" calcext:value-type="float">
            <text:p>579.7452</text:p>
          </table:table-cell>
          <table:table-cell office:value-type="float" office:value="571.1982" calcext:value-type="float">
            <text:p>571.1982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5" calcext:value-type="float">
            <text:p>35.54775</text:p>
          </table:table-cell>
          <table:table-cell office:value-type="float" office:value="0" calcext:value-type="float">
            <text:p>0</text:p>
          </table:table-cell>
          <table:table-cell office:value-type="float" office:value="-0.03458164" calcext:value-type="float">
            <text:p>-0.03458164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1.6895" calcext:value-type="float">
            <text:p>-471.6895</text:p>
          </table:table-cell>
          <table:table-cell office:value-type="float" office:value="0" calcext:value-type="float">
            <text:p>0</text:p>
          </table:table-cell>
          <table:table-cell office:value-type="float" office:value="4.083386" calcext:value-type="float">
            <text:p>4.083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612.8773" calcext:value-type="float">
            <text:p>612.8773</text:p>
          </table:table-cell>
          <table:table-cell office:value-type="float" office:value="12940.63" calcext:value-type="float">
            <text:p>12940.6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3.5033" calcext:value-type="float">
            <text:p>-563.5033</text:p>
          </table:table-cell>
          <table:table-cell office:value-type="float" office:value="1618.594" calcext:value-type="float">
            <text:p>1618.59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05517" calcext:value-type="float">
            <text:p>69.05517</text:p>
          </table:table-cell>
          <table:table-cell office:value-type="float" office:value="395.6807" calcext:value-type="float">
            <text:p>395.6807</text:p>
          </table:table-cell>
          <table:table-cell office:value-type="float" office:value="0.1821552" calcext:value-type="float">
            <text:p>0.1821552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29711" calcext:value-type="float">
            <text:p>0.0762971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211199" calcext:value-type="float">
            <text:p>0.3211199</text:p>
          </table:table-cell>
          <table:table-cell office:value-type="float" office:value="370" calcext:value-type="float">
            <text:p>370</text:p>
          </table:table-cell>
          <table:table-cell office:value-type="float" office:value="336.4286" calcext:value-type="float">
            <text:p>336.4286</text:p>
          </table:table-cell>
          <table:table-cell office:value-type="float" office:value="0" calcext:value-type="float">
            <text:p>0</text:p>
          </table:table-cell>
          <table:table-cell office:value-type="float" office:value="325.2234" calcext:value-type="float">
            <text:p>325.2234</text:p>
          </table:table-cell>
          <table:table-cell office:value-type="float" office:value="1146.431" calcext:value-type="float">
            <text:p>1146.431</text:p>
          </table:table-cell>
          <table:table-cell office:value-type="float" office:value="1402.193" calcext:value-type="float">
            <text:p>1402.193</text:p>
          </table:table-cell>
          <table:table-cell office:value-type="float" office:value="1222.956" calcext:value-type="float">
            <text:p>1222.956</text:p>
          </table:table-cell>
          <table:table-cell office:value-type="float" office:value="712.7939" calcext:value-type="float">
            <text:p>712.7939</text:p>
          </table:table-cell>
          <table:table-cell office:value-type="float" office:value="1111.962" calcext:value-type="float">
            <text:p>1111.962</text:p>
          </table:table-cell>
          <table:table-cell office:value-type="float" office:value="407.4793" calcext:value-type="float">
            <text:p>407.4793</text:p>
          </table:table-cell>
          <table:table-cell office:value-type="float" office:value="1806.868" calcext:value-type="float">
            <text:p>1806.868</text:p>
          </table:table-cell>
          <table:table-cell office:value-type="float" office:value="2048.439" calcext:value-type="float">
            <text:p>2048.439</text:p>
          </table:table-cell>
          <table:table-cell office:value-type="float" office:value="1644.668" calcext:value-type="float">
            <text:p>1644.668</text:p>
          </table:table-cell>
          <table:table-cell office:value-type="float" office:value="579.7353" calcext:value-type="float">
            <text:p>579.7353</text:p>
          </table:table-cell>
          <table:table-cell office:value-type="float" office:value="571.1896" calcext:value-type="float">
            <text:p>571.1896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458607" calcext:value-type="float">
            <text:p>-0.0345860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2.384" calcext:value-type="float">
            <text:p>-472.384</text:p>
          </table:table-cell>
          <table:table-cell office:value-type="float" office:value="0" calcext:value-type="float">
            <text:p>0</text:p>
          </table:table-cell>
          <table:table-cell office:value-type="float" office:value="4.320066" calcext:value-type="float">
            <text:p>4.32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612.353" calcext:value-type="float">
            <text:p>612.353</text:p>
          </table:table-cell>
          <table:table-cell office:value-type="float" office:value="12940.54" calcext:value-type="float">
            <text:p>12940.5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4.0481" calcext:value-type="float">
            <text:p>-564.0481</text:p>
          </table:table-cell>
          <table:table-cell office:value-type="float" office:value="1619.699" calcext:value-type="float">
            <text:p>1619.69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22001" calcext:value-type="float">
            <text:p>69.22001</text:p>
          </table:table-cell>
          <table:table-cell office:value-type="float" office:value="395.6463" calcext:value-type="float">
            <text:p>395.6463</text:p>
          </table:table-cell>
          <table:table-cell office:value-type="float" office:value="0.1823488" calcext:value-type="float">
            <text:p>0.1823488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29711" calcext:value-type="float">
            <text:p>0.0762971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203669" calcext:value-type="float">
            <text:p>0.3203669</text:p>
          </table:table-cell>
          <table:table-cell office:value-type="float" office:value="370" calcext:value-type="float">
            <text:p>370</text:p>
          </table:table-cell>
          <table:table-cell office:value-type="float" office:value="335.8847" calcext:value-type="float">
            <text:p>335.8847</text:p>
          </table:table-cell>
          <table:table-cell office:value-type="float" office:value="0" calcext:value-type="float">
            <text:p>0</text:p>
          </table:table-cell>
          <table:table-cell office:value-type="float" office:value="325.2117" calcext:value-type="float">
            <text:p>325.2117</text:p>
          </table:table-cell>
          <table:table-cell office:value-type="float" office:value="1146.313" calcext:value-type="float">
            <text:p>1146.313</text:p>
          </table:table-cell>
          <table:table-cell office:value-type="float" office:value="1402.038" calcext:value-type="float">
            <text:p>1402.038</text:p>
          </table:table-cell>
          <table:table-cell office:value-type="float" office:value="1222.872" calcext:value-type="float">
            <text:p>1222.872</text:p>
          </table:table-cell>
          <table:table-cell office:value-type="float" office:value="712.7084" calcext:value-type="float">
            <text:p>712.7084</text:p>
          </table:table-cell>
          <table:table-cell office:value-type="float" office:value="1111.927" calcext:value-type="float">
            <text:p>1111.927</text:p>
          </table:table-cell>
          <table:table-cell office:value-type="float" office:value="407.4662" calcext:value-type="float">
            <text:p>407.4662</text:p>
          </table:table-cell>
          <table:table-cell office:value-type="float" office:value="1806.845" calcext:value-type="float">
            <text:p>1806.845</text:p>
          </table:table-cell>
          <table:table-cell office:value-type="float" office:value="2048.417" calcext:value-type="float">
            <text:p>2048.417</text:p>
          </table:table-cell>
          <table:table-cell office:value-type="float" office:value="1644.648" calcext:value-type="float">
            <text:p>1644.648</text:p>
          </table:table-cell>
          <table:table-cell office:value-type="float" office:value="579.7255" calcext:value-type="float">
            <text:p>579.7255</text:p>
          </table:table-cell>
          <table:table-cell office:value-type="float" office:value="571.1812" calcext:value-type="float">
            <text:p>571.1812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4" calcext:value-type="float">
            <text:p>35.54774</text:p>
          </table:table-cell>
          <table:table-cell office:value-type="float" office:value="0" calcext:value-type="float">
            <text:p>0</text:p>
          </table:table-cell>
          <table:table-cell office:value-type="float" office:value="-0.03458729" calcext:value-type="float">
            <text:p>-0.03458729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2.9673" calcext:value-type="float">
            <text:p>-472.9673</text:p>
          </table:table-cell>
          <table:table-cell office:value-type="float" office:value="0" calcext:value-type="float">
            <text:p>0</text:p>
          </table:table-cell>
          <table:table-cell office:value-type="float" office:value="4.363132" calcext:value-type="float">
            <text:p>4.36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611.7229" calcext:value-type="float">
            <text:p>611.7229</text:p>
          </table:table-cell>
          <table:table-cell office:value-type="float" office:value="12940.45" calcext:value-type="float">
            <text:p>12940.4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4.6028" calcext:value-type="float">
            <text:p>-564.6028</text:p>
          </table:table-cell>
          <table:table-cell office:value-type="float" office:value="1621.272" calcext:value-type="float">
            <text:p>1621.27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45512" calcext:value-type="float">
            <text:p>69.45512</text:p>
          </table:table-cell>
          <table:table-cell office:value-type="float" office:value="395.5575" calcext:value-type="float">
            <text:p>395.5575</text:p>
          </table:table-cell>
          <table:table-cell office:value-type="float" office:value="0.1825261" calcext:value-type="float">
            <text:p>0.182526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29749" calcext:value-type="float">
            <text:p>0.07629749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91597" calcext:value-type="float">
            <text:p>0.3191597</text:p>
          </table:table-cell>
          <table:table-cell office:value-type="float" office:value="370" calcext:value-type="float">
            <text:p>370</text:p>
          </table:table-cell>
          <table:table-cell office:value-type="float" office:value="335.3314" calcext:value-type="float">
            <text:p>335.3314</text:p>
          </table:table-cell>
          <table:table-cell office:value-type="float" office:value="0" calcext:value-type="float">
            <text:p>0</text:p>
          </table:table-cell>
          <table:table-cell office:value-type="float" office:value="325.1926" calcext:value-type="float">
            <text:p>325.1926</text:p>
          </table:table-cell>
          <table:table-cell office:value-type="float" office:value="1146.175" calcext:value-type="float">
            <text:p>1146.175</text:p>
          </table:table-cell>
          <table:table-cell office:value-type="float" office:value="1401.871" calcext:value-type="float">
            <text:p>1401.871</text:p>
          </table:table-cell>
          <table:table-cell office:value-type="float" office:value="1222.784" calcext:value-type="float">
            <text:p>1222.784</text:p>
          </table:table-cell>
          <table:table-cell office:value-type="float" office:value="712.621" calcext:value-type="float">
            <text:p>712.621</text:p>
          </table:table-cell>
          <table:table-cell office:value-type="float" office:value="1111.892" calcext:value-type="float">
            <text:p>1111.892</text:p>
          </table:table-cell>
          <table:table-cell office:value-type="float" office:value="407.4537" calcext:value-type="float">
            <text:p>407.4537</text:p>
          </table:table-cell>
          <table:table-cell office:value-type="float" office:value="1806.823" calcext:value-type="float">
            <text:p>1806.823</text:p>
          </table:table-cell>
          <table:table-cell office:value-type="float" office:value="2048.395" calcext:value-type="float">
            <text:p>2048.395</text:p>
          </table:table-cell>
          <table:table-cell office:value-type="float" office:value="1644.629" calcext:value-type="float">
            <text:p>1644.629</text:p>
          </table:table-cell>
          <table:table-cell office:value-type="float" office:value="579.7157" calcext:value-type="float">
            <text:p>579.7157</text:p>
          </table:table-cell>
          <table:table-cell office:value-type="float" office:value="571.1727" calcext:value-type="float">
            <text:p>571.1727</text:p>
          </table:table-cell>
          <table:table-cell office:value-type="float" office:value="142.344" calcext:value-type="float">
            <text:p>142.344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882" calcext:value-type="float">
            <text:p>-0.0345882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3.6464" calcext:value-type="float">
            <text:p>-473.6464</text:p>
          </table:table-cell>
          <table:table-cell office:value-type="float" office:value="0" calcext:value-type="float">
            <text:p>0</text:p>
          </table:table-cell>
          <table:table-cell office:value-type="float" office:value="4.491841" calcext:value-type="float">
            <text:p>4.49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611.359" calcext:value-type="float">
            <text:p>611.359</text:p>
          </table:table-cell>
          <table:table-cell office:value-type="float" office:value="12940.36" calcext:value-type="float">
            <text:p>12940.3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5.3304" calcext:value-type="float">
            <text:p>-565.3304</text:p>
          </table:table-cell>
          <table:table-cell office:value-type="float" office:value="1623.643" calcext:value-type="float">
            <text:p>1623.643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54616" calcext:value-type="float">
            <text:p>69.54616</text:p>
          </table:table-cell>
          <table:table-cell office:value-type="float" office:value="395.5573" calcext:value-type="float">
            <text:p>395.5573</text:p>
          </table:table-cell>
          <table:table-cell office:value-type="float" office:value="0.1827673" calcext:value-type="float">
            <text:p>0.1827673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316" calcext:value-type="float">
            <text:p>0.07630316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4.6049" calcext:value-type="float">
            <text:p>334.6049</text:p>
          </table:table-cell>
          <table:table-cell office:value-type="float" office:value="0" calcext:value-type="float">
            <text:p>0</text:p>
          </table:table-cell>
          <table:table-cell office:value-type="float" office:value="325.194" calcext:value-type="float">
            <text:p>325.194</text:p>
          </table:table-cell>
          <table:table-cell office:value-type="float" office:value="1146.105" calcext:value-type="float">
            <text:p>1146.105</text:p>
          </table:table-cell>
          <table:table-cell office:value-type="float" office:value="1401.759" calcext:value-type="float">
            <text:p>1401.759</text:p>
          </table:table-cell>
          <table:table-cell office:value-type="float" office:value="1222.712" calcext:value-type="float">
            <text:p>1222.712</text:p>
          </table:table-cell>
          <table:table-cell office:value-type="float" office:value="712.545" calcext:value-type="float">
            <text:p>712.545</text:p>
          </table:table-cell>
          <table:table-cell office:value-type="float" office:value="1111.859" calcext:value-type="float">
            <text:p>1111.859</text:p>
          </table:table-cell>
          <table:table-cell office:value-type="float" office:value="407.441" calcext:value-type="float">
            <text:p>407.441</text:p>
          </table:table-cell>
          <table:table-cell office:value-type="float" office:value="1806.8" calcext:value-type="float">
            <text:p>1806.8</text:p>
          </table:table-cell>
          <table:table-cell office:value-type="float" office:value="2048.374" calcext:value-type="float">
            <text:p>2048.374</text:p>
          </table:table-cell>
          <table:table-cell office:value-type="float" office:value="1644.61" calcext:value-type="float">
            <text:p>1644.61</text:p>
          </table:table-cell>
          <table:table-cell office:value-type="float" office:value="579.7059" calcext:value-type="float">
            <text:p>579.7059</text:p>
          </table:table-cell>
          <table:table-cell office:value-type="float" office:value="571.1644" calcext:value-type="float">
            <text:p>571.1644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4.0696" calcext:value-type="float">
            <text:p>-474.0696</text:p>
          </table:table-cell>
          <table:table-cell office:value-type="float" office:value="0" calcext:value-type="float">
            <text:p>0</text:p>
          </table:table-cell>
          <table:table-cell office:value-type="float" office:value="4.188977" calcext:value-type="float">
            <text:p>4.18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611.1163" calcext:value-type="float">
            <text:p>611.1163</text:p>
          </table:table-cell>
          <table:table-cell office:value-type="float" office:value="12940.28" calcext:value-type="float">
            <text:p>12940.2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5.6758" calcext:value-type="float">
            <text:p>-565.6758</text:p>
          </table:table-cell>
          <table:table-cell office:value-type="float" office:value="1625.057" calcext:value-type="float">
            <text:p>1625.05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5885" calcext:value-type="float">
            <text:p>69.5885</text:p>
          </table:table-cell>
          <table:table-cell office:value-type="float" office:value="395.5552" calcext:value-type="float">
            <text:p>395.5552</text:p>
          </table:table-cell>
          <table:table-cell office:value-type="float" office:value="0.1829825" calcext:value-type="float">
            <text:p>0.182982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417" calcext:value-type="float">
            <text:p>0.0763041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4.2597" calcext:value-type="float">
            <text:p>334.2597</text:p>
          </table:table-cell>
          <table:table-cell office:value-type="float" office:value="0" calcext:value-type="float">
            <text:p>0</text:p>
          </table:table-cell>
          <table:table-cell office:value-type="float" office:value="325.2014" calcext:value-type="float">
            <text:p>325.2014</text:p>
          </table:table-cell>
          <table:table-cell office:value-type="float" office:value="1146.062" calcext:value-type="float">
            <text:p>1146.062</text:p>
          </table:table-cell>
          <table:table-cell office:value-type="float" office:value="1401.696" calcext:value-type="float">
            <text:p>1401.696</text:p>
          </table:table-cell>
          <table:table-cell office:value-type="float" office:value="1222.663" calcext:value-type="float">
            <text:p>1222.663</text:p>
          </table:table-cell>
          <table:table-cell office:value-type="float" office:value="712.4885" calcext:value-type="float">
            <text:p>712.4885</text:p>
          </table:table-cell>
          <table:table-cell office:value-type="float" office:value="1111.832" calcext:value-type="float">
            <text:p>1111.832</text:p>
          </table:table-cell>
          <table:table-cell office:value-type="float" office:value="407.429" calcext:value-type="float">
            <text:p>407.429</text:p>
          </table:table-cell>
          <table:table-cell office:value-type="float" office:value="1806.779" calcext:value-type="float">
            <text:p>1806.779</text:p>
          </table:table-cell>
          <table:table-cell office:value-type="float" office:value="2048.352" calcext:value-type="float">
            <text:p>2048.352</text:p>
          </table:table-cell>
          <table:table-cell office:value-type="float" office:value="1644.591" calcext:value-type="float">
            <text:p>1644.591</text:p>
          </table:table-cell>
          <table:table-cell office:value-type="float" office:value="579.6962" calcext:value-type="float">
            <text:p>579.6962</text:p>
          </table:table-cell>
          <table:table-cell office:value-type="float" office:value="571.1561" calcext:value-type="float">
            <text:p>571.1561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4.3622" calcext:value-type="float">
            <text:p>-474.3622</text:p>
          </table:table-cell>
          <table:table-cell office:value-type="float" office:value="0" calcext:value-type="float">
            <text:p>0</text:p>
          </table:table-cell>
          <table:table-cell office:value-type="float" office:value="4.13663" calcext:value-type="float">
            <text:p>4.13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610.9213" calcext:value-type="float">
            <text:p>610.9213</text:p>
          </table:table-cell>
          <table:table-cell office:value-type="float" office:value="12940.21" calcext:value-type="float">
            <text:p>12940.2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5.9503" calcext:value-type="float">
            <text:p>-565.9503</text:p>
          </table:table-cell>
          <table:table-cell office:value-type="float" office:value="1626.071" calcext:value-type="float">
            <text:p>1626.071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61589" calcext:value-type="float">
            <text:p>69.61589</text:p>
          </table:table-cell>
          <table:table-cell office:value-type="float" office:value="395.5548" calcext:value-type="float">
            <text:p>395.5548</text:p>
          </table:table-cell>
          <table:table-cell office:value-type="float" office:value="0.1832156" calcext:value-type="float">
            <text:p>0.183215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507" calcext:value-type="float">
            <text:p>0.0763050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3.9855" calcext:value-type="float">
            <text:p>333.9855</text:p>
          </table:table-cell>
          <table:table-cell office:value-type="float" office:value="0" calcext:value-type="float">
            <text:p>0</text:p>
          </table:table-cell>
          <table:table-cell office:value-type="float" office:value="325.2088" calcext:value-type="float">
            <text:p>325.2088</text:p>
          </table:table-cell>
          <table:table-cell office:value-type="float" office:value="1146.031" calcext:value-type="float">
            <text:p>1146.031</text:p>
          </table:table-cell>
          <table:table-cell office:value-type="float" office:value="1401.646" calcext:value-type="float">
            <text:p>1401.646</text:p>
          </table:table-cell>
          <table:table-cell office:value-type="float" office:value="1222.631" calcext:value-type="float">
            <text:p>1222.631</text:p>
          </table:table-cell>
          <table:table-cell office:value-type="float" office:value="712.4402" calcext:value-type="float">
            <text:p>712.4402</text:p>
          </table:table-cell>
          <table:table-cell office:value-type="float" office:value="1111.81" calcext:value-type="float">
            <text:p>1111.81</text:p>
          </table:table-cell>
          <table:table-cell office:value-type="float" office:value="407.4207" calcext:value-type="float">
            <text:p>407.4207</text:p>
          </table:table-cell>
          <table:table-cell office:value-type="float" office:value="1806.758" calcext:value-type="float">
            <text:p>1806.758</text:p>
          </table:table-cell>
          <table:table-cell office:value-type="float" office:value="2048.331" calcext:value-type="float">
            <text:p>2048.331</text:p>
          </table:table-cell>
          <table:table-cell office:value-type="float" office:value="1644.572" calcext:value-type="float">
            <text:p>1644.572</text:p>
          </table:table-cell>
          <table:table-cell office:value-type="float" office:value="579.6865" calcext:value-type="float">
            <text:p>579.6865</text:p>
          </table:table-cell>
          <table:table-cell office:value-type="float" office:value="571.1479" calcext:value-type="float">
            <text:p>571.1479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4.6033" calcext:value-type="float">
            <text:p>-474.6033</text:p>
          </table:table-cell>
          <table:table-cell office:value-type="float" office:value="0" calcext:value-type="float">
            <text:p>0</text:p>
          </table:table-cell>
          <table:table-cell office:value-type="float" office:value="4.103242" calcext:value-type="float">
            <text:p>4.10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610.7348" calcext:value-type="float">
            <text:p>610.7348</text:p>
          </table:table-cell>
          <table:table-cell office:value-type="float" office:value="12940.15" calcext:value-type="float">
            <text:p>12940.1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6.2045" calcext:value-type="float">
            <text:p>-566.2045</text:p>
          </table:table-cell>
          <table:table-cell office:value-type="float" office:value="1626.975" calcext:value-type="float">
            <text:p>1626.97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63792" calcext:value-type="float">
            <text:p>69.63792</text:p>
          </table:table-cell>
          <table:table-cell office:value-type="float" office:value="395.5528" calcext:value-type="float">
            <text:p>395.5528</text:p>
          </table:table-cell>
          <table:table-cell office:value-type="float" office:value="0.1834625" calcext:value-type="float">
            <text:p>0.183462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571" calcext:value-type="float">
            <text:p>0.0763057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3.7315" calcext:value-type="float">
            <text:p>333.7315</text:p>
          </table:table-cell>
          <table:table-cell office:value-type="float" office:value="0" calcext:value-type="float">
            <text:p>0</text:p>
          </table:table-cell>
          <table:table-cell office:value-type="float" office:value="325.2142" calcext:value-type="float">
            <text:p>325.2142</text:p>
          </table:table-cell>
          <table:table-cell office:value-type="float" office:value="1145.998" calcext:value-type="float">
            <text:p>1145.998</text:p>
          </table:table-cell>
          <table:table-cell office:value-type="float" office:value="1401.597" calcext:value-type="float">
            <text:p>1401.597</text:p>
          </table:table-cell>
          <table:table-cell office:value-type="float" office:value="1222.598" calcext:value-type="float">
            <text:p>1222.598</text:p>
          </table:table-cell>
          <table:table-cell office:value-type="float" office:value="712.3998" calcext:value-type="float">
            <text:p>712.3998</text:p>
          </table:table-cell>
          <table:table-cell office:value-type="float" office:value="1111.793" calcext:value-type="float">
            <text:p>1111.793</text:p>
          </table:table-cell>
          <table:table-cell office:value-type="float" office:value="407.4146" calcext:value-type="float">
            <text:p>407.4146</text:p>
          </table:table-cell>
          <table:table-cell office:value-type="float" office:value="1806.739" calcext:value-type="float">
            <text:p>1806.739</text:p>
          </table:table-cell>
          <table:table-cell office:value-type="float" office:value="2048.311" calcext:value-type="float">
            <text:p>2048.311</text:p>
          </table:table-cell>
          <table:table-cell office:value-type="float" office:value="1644.553" calcext:value-type="float">
            <text:p>1644.553</text:p>
          </table:table-cell>
          <table:table-cell office:value-type="float" office:value="579.6769" calcext:value-type="float">
            <text:p>579.6769</text:p>
          </table:table-cell>
          <table:table-cell office:value-type="float" office:value="571.1397" calcext:value-type="float">
            <text:p>571.1397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4.8324" calcext:value-type="float">
            <text:p>-474.8324</text:p>
          </table:table-cell>
          <table:table-cell office:value-type="float" office:value="0" calcext:value-type="float">
            <text:p>0</text:p>
          </table:table-cell>
          <table:table-cell office:value-type="float" office:value="4.078809" calcext:value-type="float">
            <text:p>4.078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610.478" calcext:value-type="float">
            <text:p>610.478</text:p>
          </table:table-cell>
          <table:table-cell office:value-type="float" office:value="12940.08" calcext:value-type="float">
            <text:p>12940.0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6.5082" calcext:value-type="float">
            <text:p>-566.5082</text:p>
          </table:table-cell>
          <table:table-cell office:value-type="float" office:value="1627.976" calcext:value-type="float">
            <text:p>1627.976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69026" calcext:value-type="float">
            <text:p>69.69026</text:p>
          </table:table-cell>
          <table:table-cell office:value-type="float" office:value="395.5245" calcext:value-type="float">
            <text:p>395.5245</text:p>
          </table:table-cell>
          <table:table-cell office:value-type="float" office:value="0.1837436" calcext:value-type="float">
            <text:p>0.183743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625" calcext:value-type="float">
            <text:p>0.07630625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3.4281" calcext:value-type="float">
            <text:p>333.4281</text:p>
          </table:table-cell>
          <table:table-cell office:value-type="float" office:value="0" calcext:value-type="float">
            <text:p>0</text:p>
          </table:table-cell>
          <table:table-cell office:value-type="float" office:value="325.2175" calcext:value-type="float">
            <text:p>325.2175</text:p>
          </table:table-cell>
          <table:table-cell office:value-type="float" office:value="1145.944" calcext:value-type="float">
            <text:p>1145.944</text:p>
          </table:table-cell>
          <table:table-cell office:value-type="float" office:value="1401.534" calcext:value-type="float">
            <text:p>1401.534</text:p>
          </table:table-cell>
          <table:table-cell office:value-type="float" office:value="1222.554" calcext:value-type="float">
            <text:p>1222.554</text:p>
          </table:table-cell>
          <table:table-cell office:value-type="float" office:value="712.36" calcext:value-type="float">
            <text:p>712.36</text:p>
          </table:table-cell>
          <table:table-cell office:value-type="float" office:value="1111.776" calcext:value-type="float">
            <text:p>1111.776</text:p>
          </table:table-cell>
          <table:table-cell office:value-type="float" office:value="407.4088" calcext:value-type="float">
            <text:p>407.4088</text:p>
          </table:table-cell>
          <table:table-cell office:value-type="float" office:value="1806.72" calcext:value-type="float">
            <text:p>1806.72</text:p>
          </table:table-cell>
          <table:table-cell office:value-type="float" office:value="2048.291" calcext:value-type="float">
            <text:p>2048.291</text:p>
          </table:table-cell>
          <table:table-cell office:value-type="float" office:value="1644.535" calcext:value-type="float">
            <text:p>1644.535</text:p>
          </table:table-cell>
          <table:table-cell office:value-type="float" office:value="579.6674" calcext:value-type="float">
            <text:p>579.6674</text:p>
          </table:table-cell>
          <table:table-cell office:value-type="float" office:value="571.1318" calcext:value-type="float">
            <text:p>571.1318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5.1252" calcext:value-type="float">
            <text:p>-475.1252</text:p>
          </table:table-cell>
          <table:table-cell office:value-type="float" office:value="0" calcext:value-type="float">
            <text:p>0</text:p>
          </table:table-cell>
          <table:table-cell office:value-type="float" office:value="4.067427" calcext:value-type="float">
            <text:p>4.06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610.0686" calcext:value-type="float">
            <text:p>610.0686</text:p>
          </table:table-cell>
          <table:table-cell office:value-type="float" office:value="12940.02" calcext:value-type="float">
            <text:p>12940.0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6.9543" calcext:value-type="float">
            <text:p>-566.9543</text:p>
          </table:table-cell>
          <table:table-cell office:value-type="float" office:value="1629.45" calcext:value-type="float">
            <text:p>1629.4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82893" calcext:value-type="float">
            <text:p>69.82893</text:p>
          </table:table-cell>
          <table:table-cell office:value-type="float" office:value="395.4431" calcext:value-type="float">
            <text:p>395.4431</text:p>
          </table:table-cell>
          <table:table-cell office:value-type="float" office:value="0.1840235" calcext:value-type="float">
            <text:p>0.184023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724" calcext:value-type="float">
            <text:p>0.0763072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2.9823" calcext:value-type="float">
            <text:p>332.9823</text:p>
          </table:table-cell>
          <table:table-cell office:value-type="float" office:value="0" calcext:value-type="float">
            <text:p>0</text:p>
          </table:table-cell>
          <table:table-cell office:value-type="float" office:value="325.2051" calcext:value-type="float">
            <text:p>325.2051</text:p>
          </table:table-cell>
          <table:table-cell office:value-type="float" office:value="1145.862" calcext:value-type="float">
            <text:p>1145.862</text:p>
          </table:table-cell>
          <table:table-cell office:value-type="float" office:value="1401.442" calcext:value-type="float">
            <text:p>1401.442</text:p>
          </table:table-cell>
          <table:table-cell office:value-type="float" office:value="1222.502" calcext:value-type="float">
            <text:p>1222.502</text:p>
          </table:table-cell>
          <table:table-cell office:value-type="float" office:value="712.3058" calcext:value-type="float">
            <text:p>712.3058</text:p>
          </table:table-cell>
          <table:table-cell office:value-type="float" office:value="1111.755" calcext:value-type="float">
            <text:p>1111.755</text:p>
          </table:table-cell>
          <table:table-cell office:value-type="float" office:value="407.4026" calcext:value-type="float">
            <text:p>407.4026</text:p>
          </table:table-cell>
          <table:table-cell office:value-type="float" office:value="1806.701" calcext:value-type="float">
            <text:p>1806.701</text:p>
          </table:table-cell>
          <table:table-cell office:value-type="float" office:value="2048.271" calcext:value-type="float">
            <text:p>2048.271</text:p>
          </table:table-cell>
          <table:table-cell office:value-type="float" office:value="1644.516" calcext:value-type="float">
            <text:p>1644.516</text:p>
          </table:table-cell>
          <table:table-cell office:value-type="float" office:value="579.6614" calcext:value-type="float">
            <text:p>579.6614</text:p>
          </table:table-cell>
          <table:table-cell office:value-type="float" office:value="571.1238" calcext:value-type="float">
            <text:p>571.1238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7" calcext:value-type="float">
            <text:p>35.54777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5.5601" calcext:value-type="float">
            <text:p>-475.5601</text:p>
          </table:table-cell>
          <table:table-cell office:value-type="float" office:value="0" calcext:value-type="float">
            <text:p>0</text:p>
          </table:table-cell>
          <table:table-cell office:value-type="float" office:value="4.059601" calcext:value-type="float">
            <text:p>4.059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609.7079" calcext:value-type="float">
            <text:p>609.7079</text:p>
          </table:table-cell>
          <table:table-cell office:value-type="float" office:value="12939.94" calcext:value-type="float">
            <text:p>12939.94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7.3624" calcext:value-type="float">
            <text:p>-567.3624</text:p>
          </table:table-cell>
          <table:table-cell office:value-type="float" office:value="1630.648" calcext:value-type="float">
            <text:p>1630.64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69.92503" calcext:value-type="float">
            <text:p>69.92503</text:p>
          </table:table-cell>
          <table:table-cell office:value-type="float" office:value="395.3996" calcext:value-type="float">
            <text:p>395.3996</text:p>
          </table:table-cell>
          <table:table-cell office:value-type="float" office:value="0.1843112" calcext:value-type="float">
            <text:p>0.1843112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809" calcext:value-type="float">
            <text:p>0.07630809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2.5744" calcext:value-type="float">
            <text:p>332.5744</text:p>
          </table:table-cell>
          <table:table-cell office:value-type="float" office:value="0" calcext:value-type="float">
            <text:p>0</text:p>
          </table:table-cell>
          <table:table-cell office:value-type="float" office:value="325.1974" calcext:value-type="float">
            <text:p>325.1974</text:p>
          </table:table-cell>
          <table:table-cell office:value-type="float" office:value="1145.786" calcext:value-type="float">
            <text:p>1145.786</text:p>
          </table:table-cell>
          <table:table-cell office:value-type="float" office:value="1401.354" calcext:value-type="float">
            <text:p>1401.354</text:p>
          </table:table-cell>
          <table:table-cell office:value-type="float" office:value="1222.442" calcext:value-type="float">
            <text:p>1222.442</text:p>
          </table:table-cell>
          <table:table-cell office:value-type="float" office:value="712.2503" calcext:value-type="float">
            <text:p>712.2503</text:p>
          </table:table-cell>
          <table:table-cell office:value-type="float" office:value="1111.728" calcext:value-type="float">
            <text:p>1111.728</text:p>
          </table:table-cell>
          <table:table-cell office:value-type="float" office:value="407.396" calcext:value-type="float">
            <text:p>407.396</text:p>
          </table:table-cell>
          <table:table-cell office:value-type="float" office:value="1806.683" calcext:value-type="float">
            <text:p>1806.683</text:p>
          </table:table-cell>
          <table:table-cell office:value-type="float" office:value="2048.252" calcext:value-type="float">
            <text:p>2048.252</text:p>
          </table:table-cell>
          <table:table-cell office:value-type="float" office:value="1644.498" calcext:value-type="float">
            <text:p>1644.498</text:p>
          </table:table-cell>
          <table:table-cell office:value-type="float" office:value="579.6578" calcext:value-type="float">
            <text:p>579.6578</text:p>
          </table:table-cell>
          <table:table-cell office:value-type="float" office:value="571.116" calcext:value-type="float">
            <text:p>571.116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7" calcext:value-type="float">
            <text:p>35.54777</text:p>
          </table:table-cell>
          <table:table-cell office:value-type="float" office:value="0" calcext:value-type="float">
            <text:p>0</text:p>
          </table:table-cell>
          <table:table-cell office:value-type="float" office:value="-0.03458847" calcext:value-type="float">
            <text:p>-0.03458847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5.9521" calcext:value-type="float">
            <text:p>-475.9521</text:p>
          </table:table-cell>
          <table:table-cell office:value-type="float" office:value="0" calcext:value-type="float">
            <text:p>0</text:p>
          </table:table-cell>
          <table:table-cell office:value-type="float" office:value="4.045508" calcext:value-type="float">
            <text:p>4.045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609.1592" calcext:value-type="float">
            <text:p>609.1592</text:p>
          </table:table-cell>
          <table:table-cell office:value-type="float" office:value="12939.89" calcext:value-type="float">
            <text:p>12939.8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7.9193" calcext:value-type="float">
            <text:p>-567.9193</text:p>
          </table:table-cell>
          <table:table-cell office:value-type="float" office:value="1631.147" calcext:value-type="float">
            <text:p>1631.14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0.14187" calcext:value-type="float">
            <text:p>70.14187</text:p>
          </table:table-cell>
          <table:table-cell office:value-type="float" office:value="395.252" calcext:value-type="float">
            <text:p>395.252</text:p>
          </table:table-cell>
          <table:table-cell office:value-type="float" office:value="0.1845931" calcext:value-type="float">
            <text:p>0.184593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809" calcext:value-type="float">
            <text:p>0.07630809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2.0178" calcext:value-type="float">
            <text:p>332.0178</text:p>
          </table:table-cell>
          <table:table-cell office:value-type="float" office:value="0" calcext:value-type="float">
            <text:p>0</text:p>
          </table:table-cell>
          <table:table-cell office:value-type="float" office:value="325.1829" calcext:value-type="float">
            <text:p>325.1829</text:p>
          </table:table-cell>
          <table:table-cell office:value-type="float" office:value="1145.683" calcext:value-type="float">
            <text:p>1145.683</text:p>
          </table:table-cell>
          <table:table-cell office:value-type="float" office:value="1401.24" calcext:value-type="float">
            <text:p>1401.24</text:p>
          </table:table-cell>
          <table:table-cell office:value-type="float" office:value="1222.379" calcext:value-type="float">
            <text:p>1222.379</text:p>
          </table:table-cell>
          <table:table-cell office:value-type="float" office:value="712.1874" calcext:value-type="float">
            <text:p>712.1874</text:p>
          </table:table-cell>
          <table:table-cell office:value-type="float" office:value="1111.7" calcext:value-type="float">
            <text:p>1111.7</text:p>
          </table:table-cell>
          <table:table-cell office:value-type="float" office:value="407.3887" calcext:value-type="float">
            <text:p>407.3887</text:p>
          </table:table-cell>
          <table:table-cell office:value-type="float" office:value="1806.664" calcext:value-type="float">
            <text:p>1806.664</text:p>
          </table:table-cell>
          <table:table-cell office:value-type="float" office:value="2048.233" calcext:value-type="float">
            <text:p>2048.233</text:p>
          </table:table-cell>
          <table:table-cell office:value-type="float" office:value="1644.48" calcext:value-type="float">
            <text:p>1644.48</text:p>
          </table:table-cell>
          <table:table-cell office:value-type="float" office:value="579.6545" calcext:value-type="float">
            <text:p>579.6545</text:p>
          </table:table-cell>
          <table:table-cell office:value-type="float" office:value="571.1084" calcext:value-type="float">
            <text:p>571.1084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7" calcext:value-type="float">
            <text:p>35.54777</text:p>
          </table:table-cell>
          <table:table-cell office:value-type="float" office:value="0" calcext:value-type="float">
            <text:p>0</text:p>
          </table:table-cell>
          <table:table-cell office:value-type="float" office:value="-0.0345885" calcext:value-type="float">
            <text:p>-0.0345885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6.5198" calcext:value-type="float">
            <text:p>-476.5198</text:p>
          </table:table-cell>
          <table:table-cell office:value-type="float" office:value="0" calcext:value-type="float">
            <text:p>0</text:p>
          </table:table-cell>
          <table:table-cell office:value-type="float" office:value="4.056822" calcext:value-type="float">
            <text:p>4.056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608.3347" calcext:value-type="float">
            <text:p>608.3347</text:p>
          </table:table-cell>
          <table:table-cell office:value-type="float" office:value="12939.83" calcext:value-type="float">
            <text:p>12939.8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8.7244" calcext:value-type="float">
            <text:p>-568.7244</text:p>
          </table:table-cell>
          <table:table-cell office:value-type="float" office:value="1634.495" calcext:value-type="float">
            <text:p>1634.49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0.49316" calcext:value-type="float">
            <text:p>70.49316</text:p>
          </table:table-cell>
          <table:table-cell office:value-type="float" office:value="395.0354" calcext:value-type="float">
            <text:p>395.0354</text:p>
          </table:table-cell>
          <table:table-cell office:value-type="float" office:value="0.1848754" calcext:value-type="float">
            <text:p>0.1848754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809" calcext:value-type="float">
            <text:p>0.07630809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83361" calcext:value-type="float">
            <text:p>0.3183361</text:p>
          </table:table-cell>
          <table:table-cell office:value-type="float" office:value="370" calcext:value-type="float">
            <text:p>370</text:p>
          </table:table-cell>
          <table:table-cell office:value-type="float" office:value="331.213" calcext:value-type="float">
            <text:p>331.213</text:p>
          </table:table-cell>
          <table:table-cell office:value-type="float" office:value="0" calcext:value-type="float">
            <text:p>0</text:p>
          </table:table-cell>
          <table:table-cell office:value-type="float" office:value="325.1578" calcext:value-type="float">
            <text:p>325.1578</text:p>
          </table:table-cell>
          <table:table-cell office:value-type="float" office:value="1145.519" calcext:value-type="float">
            <text:p>1145.519</text:p>
          </table:table-cell>
          <table:table-cell office:value-type="float" office:value="1401.059" calcext:value-type="float">
            <text:p>1401.059</text:p>
          </table:table-cell>
          <table:table-cell office:value-type="float" office:value="1222.281" calcext:value-type="float">
            <text:p>1222.281</text:p>
          </table:table-cell>
          <table:table-cell office:value-type="float" office:value="712.1043" calcext:value-type="float">
            <text:p>712.1043</text:p>
          </table:table-cell>
          <table:table-cell office:value-type="float" office:value="1111.666" calcext:value-type="float">
            <text:p>1111.666</text:p>
          </table:table-cell>
          <table:table-cell office:value-type="float" office:value="407.378" calcext:value-type="float">
            <text:p>407.378</text:p>
          </table:table-cell>
          <table:table-cell office:value-type="float" office:value="1806.645" calcext:value-type="float">
            <text:p>1806.645</text:p>
          </table:table-cell>
          <table:table-cell office:value-type="float" office:value="2048.214" calcext:value-type="float">
            <text:p>2048.214</text:p>
          </table:table-cell>
          <table:table-cell office:value-type="float" office:value="1644.462" calcext:value-type="float">
            <text:p>1644.462</text:p>
          </table:table-cell>
          <table:table-cell office:value-type="float" office:value="579.6511" calcext:value-type="float">
            <text:p>579.6511</text:p>
          </table:table-cell>
          <table:table-cell office:value-type="float" office:value="571.1008" calcext:value-type="float">
            <text:p>571.1008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6" calcext:value-type="float">
            <text:p>35.54776</text:p>
          </table:table-cell>
          <table:table-cell office:value-type="float" office:value="0" calcext:value-type="float">
            <text:p>0</text:p>
          </table:table-cell>
          <table:table-cell office:value-type="float" office:value="-0.03458882" calcext:value-type="float">
            <text:p>-0.03458882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7.3569" calcext:value-type="float">
            <text:p>-477.3569</text:p>
          </table:table-cell>
          <table:table-cell office:value-type="float" office:value="0" calcext:value-type="float">
            <text:p>0</text:p>
          </table:table-cell>
          <table:table-cell office:value-type="float" office:value="4.088312" calcext:value-type="float">
            <text:p>4.088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607.7748" calcext:value-type="float">
            <text:p>607.7748</text:p>
          </table:table-cell>
          <table:table-cell office:value-type="float" office:value="12939.76" calcext:value-type="float">
            <text:p>12939.7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9.391" calcext:value-type="float">
            <text:p>-569.391</text:p>
          </table:table-cell>
          <table:table-cell office:value-type="float" office:value="1636.292" calcext:value-type="float">
            <text:p>1636.29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0.68813" calcext:value-type="float">
            <text:p>70.68813</text:p>
          </table:table-cell>
          <table:table-cell office:value-type="float" office:value="394.9198" calcext:value-type="float">
            <text:p>394.9198</text:p>
          </table:table-cell>
          <table:table-cell office:value-type="float" office:value="0.1851878" calcext:value-type="float">
            <text:p>0.1851878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0946" calcext:value-type="float">
            <text:p>0.07630946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71137" calcext:value-type="float">
            <text:p>0.3171137</text:p>
          </table:table-cell>
          <table:table-cell office:value-type="float" office:value="370" calcext:value-type="float">
            <text:p>370</text:p>
          </table:table-cell>
          <table:table-cell office:value-type="float" office:value="330.5479" calcext:value-type="float">
            <text:p>330.5479</text:p>
          </table:table-cell>
          <table:table-cell office:value-type="float" office:value="0" calcext:value-type="float">
            <text:p>0</text:p>
          </table:table-cell>
          <table:table-cell office:value-type="float" office:value="325.1481" calcext:value-type="float">
            <text:p>325.1481</text:p>
          </table:table-cell>
          <table:table-cell office:value-type="float" office:value="1145.414" calcext:value-type="float">
            <text:p>1145.414</text:p>
          </table:table-cell>
          <table:table-cell office:value-type="float" office:value="1400.928" calcext:value-type="float">
            <text:p>1400.928</text:p>
          </table:table-cell>
          <table:table-cell office:value-type="float" office:value="1222.202" calcext:value-type="float">
            <text:p>1222.202</text:p>
          </table:table-cell>
          <table:table-cell office:value-type="float" office:value="712.0305" calcext:value-type="float">
            <text:p>712.0305</text:p>
          </table:table-cell>
          <table:table-cell office:value-type="float" office:value="1111.632" calcext:value-type="float">
            <text:p>1111.632</text:p>
          </table:table-cell>
          <table:table-cell office:value-type="float" office:value="407.3669" calcext:value-type="float">
            <text:p>407.3669</text:p>
          </table:table-cell>
          <table:table-cell office:value-type="float" office:value="1806.625" calcext:value-type="float">
            <text:p>1806.625</text:p>
          </table:table-cell>
          <table:table-cell office:value-type="float" office:value="2048.195" calcext:value-type="float">
            <text:p>2048.195</text:p>
          </table:table-cell>
          <table:table-cell office:value-type="float" office:value="1644.444" calcext:value-type="float">
            <text:p>1644.444</text:p>
          </table:table-cell>
          <table:table-cell office:value-type="float" office:value="579.6479" calcext:value-type="float">
            <text:p>579.6479</text:p>
          </table:table-cell>
          <table:table-cell office:value-type="float" office:value="571.0934" calcext:value-type="float">
            <text:p>571.0934</text:p>
          </table:table-cell>
          <table:table-cell office:value-type="float" office:value="142.3439" calcext:value-type="float">
            <text:p>142.3439</text:p>
          </table:table-cell>
          <table:table-cell office:value-type="float" office:value="35.54778" calcext:value-type="float">
            <text:p>35.54778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7.9439" calcext:value-type="float">
            <text:p>-477.9439</text:p>
          </table:table-cell>
          <table:table-cell office:value-type="float" office:value="0" calcext:value-type="float">
            <text:p>0</text:p>
          </table:table-cell>
          <table:table-cell office:value-type="float" office:value="4.008634" calcext:value-type="float">
            <text:p>4.008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607.3943" calcext:value-type="float">
            <text:p>607.3943</text:p>
          </table:table-cell>
          <table:table-cell office:value-type="float" office:value="12939.69" calcext:value-type="float">
            <text:p>12939.6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69.8443" calcext:value-type="float">
            <text:p>-569.8443</text:p>
          </table:table-cell>
          <table:table-cell office:value-type="float" office:value="1637.548" calcext:value-type="float">
            <text:p>1637.54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0.77781" calcext:value-type="float">
            <text:p>70.77781</text:p>
          </table:table-cell>
          <table:table-cell office:value-type="float" office:value="394.8766" calcext:value-type="float">
            <text:p>394.8766</text:p>
          </table:table-cell>
          <table:table-cell office:value-type="float" office:value="0.1855216" calcext:value-type="float">
            <text:p>0.185521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034" calcext:value-type="float">
            <text:p>0.0763103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912" calcext:value-type="float">
            <text:p>0.315912</text:p>
          </table:table-cell>
          <table:table-cell office:value-type="float" office:value="370" calcext:value-type="float">
            <text:p>370</text:p>
          </table:table-cell>
          <table:table-cell office:value-type="float" office:value="330.0961" calcext:value-type="float">
            <text:p>330.0961</text:p>
          </table:table-cell>
          <table:table-cell office:value-type="float" office:value="0" calcext:value-type="float">
            <text:p>0</text:p>
          </table:table-cell>
          <table:table-cell office:value-type="float" office:value="325.1446" calcext:value-type="float">
            <text:p>325.1446</text:p>
          </table:table-cell>
          <table:table-cell office:value-type="float" office:value="1145.34" calcext:value-type="float">
            <text:p>1145.34</text:p>
          </table:table-cell>
          <table:table-cell office:value-type="float" office:value="1400.832" calcext:value-type="float">
            <text:p>1400.832</text:p>
          </table:table-cell>
          <table:table-cell office:value-type="float" office:value="1222.137" calcext:value-type="float">
            <text:p>1222.137</text:p>
          </table:table-cell>
          <table:table-cell office:value-type="float" office:value="711.9661" calcext:value-type="float">
            <text:p>711.9661</text:p>
          </table:table-cell>
          <table:table-cell office:value-type="float" office:value="1111.6" calcext:value-type="float">
            <text:p>1111.6</text:p>
          </table:table-cell>
          <table:table-cell office:value-type="float" office:value="407.3563" calcext:value-type="float">
            <text:p>407.3563</text:p>
          </table:table-cell>
          <table:table-cell office:value-type="float" office:value="1806.604" calcext:value-type="float">
            <text:p>1806.604</text:p>
          </table:table-cell>
          <table:table-cell office:value-type="float" office:value="2048.177" calcext:value-type="float">
            <text:p>2048.177</text:p>
          </table:table-cell>
          <table:table-cell office:value-type="float" office:value="1644.426" calcext:value-type="float">
            <text:p>1644.426</text:p>
          </table:table-cell>
          <table:table-cell office:value-type="float" office:value="579.6446" calcext:value-type="float">
            <text:p>579.6446</text:p>
          </table:table-cell>
          <table:table-cell office:value-type="float" office:value="571.0861" calcext:value-type="float">
            <text:p>571.0861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2" calcext:value-type="float">
            <text:p>35.5478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8.3613" calcext:value-type="float">
            <text:p>-478.3613</text:p>
          </table:table-cell>
          <table:table-cell office:value-type="float" office:value="0" calcext:value-type="float">
            <text:p>0</text:p>
          </table:table-cell>
          <table:table-cell office:value-type="float" office:value="3.968966" calcext:value-type="float">
            <text:p>3.96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607.0046" calcext:value-type="float">
            <text:p>607.0046</text:p>
          </table:table-cell>
          <table:table-cell office:value-type="float" office:value="12939.62" calcext:value-type="float">
            <text:p>12939.6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0.2938" calcext:value-type="float">
            <text:p>-570.2938</text:p>
          </table:table-cell>
          <table:table-cell office:value-type="float" office:value="1639.048" calcext:value-type="float">
            <text:p>1639.04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0.88496" calcext:value-type="float">
            <text:p>70.88496</text:p>
          </table:table-cell>
          <table:table-cell office:value-type="float" office:value="394.8034" calcext:value-type="float">
            <text:p>394.8034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152" calcext:value-type="float">
            <text:p>0.07631152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9.6479" calcext:value-type="float">
            <text:p>329.6479</text:p>
          </table:table-cell>
          <table:table-cell office:value-type="float" office:value="0" calcext:value-type="float">
            <text:p>0</text:p>
          </table:table-cell>
          <table:table-cell office:value-type="float" office:value="325.14" calcext:value-type="float">
            <text:p>325.14</text:p>
          </table:table-cell>
          <table:table-cell office:value-type="float" office:value="1145.267" calcext:value-type="float">
            <text:p>1145.267</text:p>
          </table:table-cell>
          <table:table-cell office:value-type="float" office:value="1400.744" calcext:value-type="float">
            <text:p>1400.744</text:p>
          </table:table-cell>
          <table:table-cell office:value-type="float" office:value="1222.078" calcext:value-type="float">
            <text:p>1222.078</text:p>
          </table:table-cell>
          <table:table-cell office:value-type="float" office:value="711.9087" calcext:value-type="float">
            <text:p>711.9087</text:p>
          </table:table-cell>
          <table:table-cell office:value-type="float" office:value="1111.572" calcext:value-type="float">
            <text:p>1111.572</text:p>
          </table:table-cell>
          <table:table-cell office:value-type="float" office:value="407.3465" calcext:value-type="float">
            <text:p>407.3465</text:p>
          </table:table-cell>
          <table:table-cell office:value-type="float" office:value="1806.585" calcext:value-type="float">
            <text:p>1806.585</text:p>
          </table:table-cell>
          <table:table-cell office:value-type="float" office:value="2048.157" calcext:value-type="float">
            <text:p>2048.157</text:p>
          </table:table-cell>
          <table:table-cell office:value-type="float" office:value="1644.409" calcext:value-type="float">
            <text:p>1644.409</text:p>
          </table:table-cell>
          <table:table-cell office:value-type="float" office:value="579.6415" calcext:value-type="float">
            <text:p>579.6415</text:p>
          </table:table-cell>
          <table:table-cell office:value-type="float" office:value="571.079" calcext:value-type="float">
            <text:p>571.079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8.7819" calcext:value-type="float">
            <text:p>-478.7819</text:p>
          </table:table-cell>
          <table:table-cell office:value-type="float" office:value="0" calcext:value-type="float">
            <text:p>0</text:p>
          </table:table-cell>
          <table:table-cell office:value-type="float" office:value="3.93587" calcext:value-type="float">
            <text:p>3.9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606.572" calcext:value-type="float">
            <text:p>606.572</text:p>
          </table:table-cell>
          <table:table-cell office:value-type="float" office:value="12939.56" calcext:value-type="float">
            <text:p>12939.5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0.7574" calcext:value-type="float">
            <text:p>-570.7574</text:p>
          </table:table-cell>
          <table:table-cell office:value-type="float" office:value="1640.489" calcext:value-type="float">
            <text:p>1640.48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02245" calcext:value-type="float">
            <text:p>71.02245</text:p>
          </table:table-cell>
          <table:table-cell office:value-type="float" office:value="394.6928" calcext:value-type="float">
            <text:p>394.6928</text:p>
          </table:table-cell>
          <table:table-cell office:value-type="float" office:value="0.1862893" calcext:value-type="float">
            <text:p>0.1862893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258" calcext:value-type="float">
            <text:p>0.07631258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9.1847" calcext:value-type="float">
            <text:p>329.1847</text:p>
          </table:table-cell>
          <table:table-cell office:value-type="float" office:value="0" calcext:value-type="float">
            <text:p>0</text:p>
          </table:table-cell>
          <table:table-cell office:value-type="float" office:value="325.1371" calcext:value-type="float">
            <text:p>325.1371</text:p>
          </table:table-cell>
          <table:table-cell office:value-type="float" office:value="1145.19" calcext:value-type="float">
            <text:p>1145.19</text:p>
          </table:table-cell>
          <table:table-cell office:value-type="float" office:value="1400.654" calcext:value-type="float">
            <text:p>1400.654</text:p>
          </table:table-cell>
          <table:table-cell office:value-type="float" office:value="1222.022" calcext:value-type="float">
            <text:p>1222.022</text:p>
          </table:table-cell>
          <table:table-cell office:value-type="float" office:value="711.8526" calcext:value-type="float">
            <text:p>711.8526</text:p>
          </table:table-cell>
          <table:table-cell office:value-type="float" office:value="1111.545" calcext:value-type="float">
            <text:p>1111.545</text:p>
          </table:table-cell>
          <table:table-cell office:value-type="float" office:value="407.3385" calcext:value-type="float">
            <text:p>407.3385</text:p>
          </table:table-cell>
          <table:table-cell office:value-type="float" office:value="1806.566" calcext:value-type="float">
            <text:p>1806.566</text:p>
          </table:table-cell>
          <table:table-cell office:value-type="float" office:value="2048.138" calcext:value-type="float">
            <text:p>2048.138</text:p>
          </table:table-cell>
          <table:table-cell office:value-type="float" office:value="1644.391" calcext:value-type="float">
            <text:p>1644.391</text:p>
          </table:table-cell>
          <table:table-cell office:value-type="float" office:value="579.6383" calcext:value-type="float">
            <text:p>579.6383</text:p>
          </table:table-cell>
          <table:table-cell office:value-type="float" office:value="571.0718" calcext:value-type="float">
            <text:p>571.0718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9.2369" calcext:value-type="float">
            <text:p>-479.2369</text:p>
          </table:table-cell>
          <table:table-cell office:value-type="float" office:value="0" calcext:value-type="float">
            <text:p>0</text:p>
          </table:table-cell>
          <table:table-cell office:value-type="float" office:value="3.924188" calcext:value-type="float">
            <text:p>3.924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606.1442" calcext:value-type="float">
            <text:p>606.1442</text:p>
          </table:table-cell>
          <table:table-cell office:value-type="float" office:value="12939.5" calcext:value-type="float">
            <text:p>12939.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1.2152" calcext:value-type="float">
            <text:p>-571.2152</text:p>
          </table:table-cell>
          <table:table-cell office:value-type="float" office:value="1641.936" calcext:value-type="float">
            <text:p>1641.936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15236" calcext:value-type="float">
            <text:p>71.15236</text:p>
          </table:table-cell>
          <table:table-cell office:value-type="float" office:value="394.5916" calcext:value-type="float">
            <text:p>394.5916</text:p>
          </table:table-cell>
          <table:table-cell office:value-type="float" office:value="0.1867016" calcext:value-type="float">
            <text:p>0.186701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258" calcext:value-type="float">
            <text:p>0.07631258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8.7273" calcext:value-type="float">
            <text:p>328.7273</text:p>
          </table:table-cell>
          <table:table-cell office:value-type="float" office:value="0" calcext:value-type="float">
            <text:p>0</text:p>
          </table:table-cell>
          <table:table-cell office:value-type="float" office:value="325.1336" calcext:value-type="float">
            <text:p>325.1336</text:p>
          </table:table-cell>
          <table:table-cell office:value-type="float" office:value="1145.112" calcext:value-type="float">
            <text:p>1145.112</text:p>
          </table:table-cell>
          <table:table-cell office:value-type="float" office:value="1400.562" calcext:value-type="float">
            <text:p>1400.562</text:p>
          </table:table-cell>
          <table:table-cell office:value-type="float" office:value="1221.964" calcext:value-type="float">
            <text:p>1221.964</text:p>
          </table:table-cell>
          <table:table-cell office:value-type="float" office:value="711.7953" calcext:value-type="float">
            <text:p>711.7953</text:p>
          </table:table-cell>
          <table:table-cell office:value-type="float" office:value="1111.518" calcext:value-type="float">
            <text:p>1111.518</text:p>
          </table:table-cell>
          <table:table-cell office:value-type="float" office:value="407.3305" calcext:value-type="float">
            <text:p>407.3305</text:p>
          </table:table-cell>
          <table:table-cell office:value-type="float" office:value="1806.547" calcext:value-type="float">
            <text:p>1806.547</text:p>
          </table:table-cell>
          <table:table-cell office:value-type="float" office:value="2048.12" calcext:value-type="float">
            <text:p>2048.12</text:p>
          </table:table-cell>
          <table:table-cell office:value-type="float" office:value="1644.373" calcext:value-type="float">
            <text:p>1644.373</text:p>
          </table:table-cell>
          <table:table-cell office:value-type="float" office:value="579.6352" calcext:value-type="float">
            <text:p>579.6352</text:p>
          </table:table-cell>
          <table:table-cell office:value-type="float" office:value="571.0648" calcext:value-type="float">
            <text:p>571.0648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79.6884" calcext:value-type="float">
            <text:p>-479.6884</text:p>
          </table:table-cell>
          <table:table-cell office:value-type="float" office:value="0" calcext:value-type="float">
            <text:p>0</text:p>
          </table:table-cell>
          <table:table-cell office:value-type="float" office:value="3.914903" calcext:value-type="float">
            <text:p>3.914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605.5773" calcext:value-type="float">
            <text:p>605.5773</text:p>
          </table:table-cell>
          <table:table-cell office:value-type="float" office:value="12939.45" calcext:value-type="float">
            <text:p>12939.4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1.7913" calcext:value-type="float">
            <text:p>-571.7913</text:p>
          </table:table-cell>
          <table:table-cell office:value-type="float" office:value="1643.532" calcext:value-type="float">
            <text:p>1643.532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37654" calcext:value-type="float">
            <text:p>71.37654</text:p>
          </table:table-cell>
          <table:table-cell office:value-type="float" office:value="394.3957" calcext:value-type="float">
            <text:p>394.3957</text:p>
          </table:table-cell>
          <table:table-cell office:value-type="float" office:value="0.1871291" calcext:value-type="float">
            <text:p>0.187129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258" calcext:value-type="float">
            <text:p>0.07631258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8.1516" calcext:value-type="float">
            <text:p>328.1516</text:p>
          </table:table-cell>
          <table:table-cell office:value-type="float" office:value="0" calcext:value-type="float">
            <text:p>0</text:p>
          </table:table-cell>
          <table:table-cell office:value-type="float" office:value="325.1299" calcext:value-type="float">
            <text:p>325.1299</text:p>
          </table:table-cell>
          <table:table-cell office:value-type="float" office:value="1145.022" calcext:value-type="float">
            <text:p>1145.022</text:p>
          </table:table-cell>
          <table:table-cell office:value-type="float" office:value="1400.456" calcext:value-type="float">
            <text:p>1400.456</text:p>
          </table:table-cell>
          <table:table-cell office:value-type="float" office:value="1221.902" calcext:value-type="float">
            <text:p>1221.902</text:p>
          </table:table-cell>
          <table:table-cell office:value-type="float" office:value="711.7359" calcext:value-type="float">
            <text:p>711.7359</text:p>
          </table:table-cell>
          <table:table-cell office:value-type="float" office:value="1111.49" calcext:value-type="float">
            <text:p>1111.49</text:p>
          </table:table-cell>
          <table:table-cell office:value-type="float" office:value="407.3227" calcext:value-type="float">
            <text:p>407.3227</text:p>
          </table:table-cell>
          <table:table-cell office:value-type="float" office:value="1806.529" calcext:value-type="float">
            <text:p>1806.529</text:p>
          </table:table-cell>
          <table:table-cell office:value-type="float" office:value="2048.101" calcext:value-type="float">
            <text:p>2048.101</text:p>
          </table:table-cell>
          <table:table-cell office:value-type="float" office:value="1644.356" calcext:value-type="float">
            <text:p>1644.356</text:p>
          </table:table-cell>
          <table:table-cell office:value-type="float" office:value="579.6321" calcext:value-type="float">
            <text:p>579.6321</text:p>
          </table:table-cell>
          <table:table-cell office:value-type="float" office:value="571.0579" calcext:value-type="float">
            <text:p>571.0579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5" calcext:value-type="float">
            <text:p>35.54785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0.2663" calcext:value-type="float">
            <text:p>-480.2663</text:p>
          </table:table-cell>
          <table:table-cell office:value-type="float" office:value="0" calcext:value-type="float">
            <text:p>0</text:p>
          </table:table-cell>
          <table:table-cell office:value-type="float" office:value="3.915536" calcext:value-type="float">
            <text:p>3.91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605.1609" calcext:value-type="float">
            <text:p>605.1609</text:p>
          </table:table-cell>
          <table:table-cell office:value-type="float" office:value="12939.38" calcext:value-type="float">
            <text:p>12939.38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2.2404" calcext:value-type="float">
            <text:p>-572.2404</text:p>
          </table:table-cell>
          <table:table-cell office:value-type="float" office:value="1645.326" calcext:value-type="float">
            <text:p>1645.326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48398" calcext:value-type="float">
            <text:p>71.48398</text:p>
          </table:table-cell>
          <table:table-cell office:value-type="float" office:value="394.3164" calcext:value-type="float">
            <text:p>394.3164</text:p>
          </table:table-cell>
          <table:table-cell office:value-type="float" office:value="0.1875526" calcext:value-type="float">
            <text:p>0.187552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258" calcext:value-type="float">
            <text:p>0.07631258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7.703" calcext:value-type="float">
            <text:p>327.703</text:p>
          </table:table-cell>
          <table:table-cell office:value-type="float" office:value="0" calcext:value-type="float">
            <text:p>0</text:p>
          </table:table-cell>
          <table:table-cell office:value-type="float" office:value="325.1272" calcext:value-type="float">
            <text:p>325.1272</text:p>
          </table:table-cell>
          <table:table-cell office:value-type="float" office:value="1144.942" calcext:value-type="float">
            <text:p>1144.942</text:p>
          </table:table-cell>
          <table:table-cell office:value-type="float" office:value="1400.36" calcext:value-type="float">
            <text:p>1400.36</text:p>
          </table:table-cell>
          <table:table-cell office:value-type="float" office:value="1221.839" calcext:value-type="float">
            <text:p>1221.839</text:p>
          </table:table-cell>
          <table:table-cell office:value-type="float" office:value="711.6757" calcext:value-type="float">
            <text:p>711.6757</text:p>
          </table:table-cell>
          <table:table-cell office:value-type="float" office:value="1111.461" calcext:value-type="float">
            <text:p>1111.461</text:p>
          </table:table-cell>
          <table:table-cell office:value-type="float" office:value="407.3132" calcext:value-type="float">
            <text:p>407.3132</text:p>
          </table:table-cell>
          <table:table-cell office:value-type="float" office:value="1806.51" calcext:value-type="float">
            <text:p>1806.51</text:p>
          </table:table-cell>
          <table:table-cell office:value-type="float" office:value="2048.083" calcext:value-type="float">
            <text:p>2048.083</text:p>
          </table:table-cell>
          <table:table-cell office:value-type="float" office:value="1644.339" calcext:value-type="float">
            <text:p>1644.339</text:p>
          </table:table-cell>
          <table:table-cell office:value-type="float" office:value="579.6292" calcext:value-type="float">
            <text:p>579.6292</text:p>
          </table:table-cell>
          <table:table-cell office:value-type="float" office:value="571.0511" calcext:value-type="float">
            <text:p>571.0511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0.7076" calcext:value-type="float">
            <text:p>-480.7076</text:p>
          </table:table-cell>
          <table:table-cell office:value-type="float" office:value="0" calcext:value-type="float">
            <text:p>0</text:p>
          </table:table-cell>
          <table:table-cell office:value-type="float" office:value="3.906209" calcext:value-type="float">
            <text:p>3.906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604.8292" calcext:value-type="float">
            <text:p>604.8292</text:p>
          </table:table-cell>
          <table:table-cell office:value-type="float" office:value="12939.32" calcext:value-type="float">
            <text:p>12939.3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2.6122" calcext:value-type="float">
            <text:p>-572.6122</text:p>
          </table:table-cell>
          <table:table-cell office:value-type="float" office:value="1646.815" calcext:value-type="float">
            <text:p>1646.81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55749" calcext:value-type="float">
            <text:p>71.55749</text:p>
          </table:table-cell>
          <table:table-cell office:value-type="float" office:value="394.2467" calcext:value-type="float">
            <text:p>394.2467</text:p>
          </table:table-cell>
          <table:table-cell office:value-type="float" office:value="0.1880175" calcext:value-type="float">
            <text:p>0.188017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38" calcext:value-type="float">
            <text:p>0.07631338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7.3316" calcext:value-type="float">
            <text:p>327.3316</text:p>
          </table:table-cell>
          <table:table-cell office:value-type="float" office:value="0" calcext:value-type="float">
            <text:p>0</text:p>
          </table:table-cell>
          <table:table-cell office:value-type="float" office:value="325.1296" calcext:value-type="float">
            <text:p>325.1296</text:p>
          </table:table-cell>
          <table:table-cell office:value-type="float" office:value="1144.885" calcext:value-type="float">
            <text:p>1144.885</text:p>
          </table:table-cell>
          <table:table-cell office:value-type="float" office:value="1400.289" calcext:value-type="float">
            <text:p>1400.289</text:p>
          </table:table-cell>
          <table:table-cell office:value-type="float" office:value="1221.786" calcext:value-type="float">
            <text:p>1221.786</text:p>
          </table:table-cell>
          <table:table-cell office:value-type="float" office:value="711.6266" calcext:value-type="float">
            <text:p>711.6266</text:p>
          </table:table-cell>
          <table:table-cell office:value-type="float" office:value="1111.437" calcext:value-type="float">
            <text:p>1111.437</text:p>
          </table:table-cell>
          <table:table-cell office:value-type="float" office:value="407.3067" calcext:value-type="float">
            <text:p>407.3067</text:p>
          </table:table-cell>
          <table:table-cell office:value-type="float" office:value="1806.492" calcext:value-type="float">
            <text:p>1806.492</text:p>
          </table:table-cell>
          <table:table-cell office:value-type="float" office:value="2048.064" calcext:value-type="float">
            <text:p>2048.064</text:p>
          </table:table-cell>
          <table:table-cell office:value-type="float" office:value="1644.322" calcext:value-type="float">
            <text:p>1644.322</text:p>
          </table:table-cell>
          <table:table-cell office:value-type="float" office:value="579.6261" calcext:value-type="float">
            <text:p>579.6261</text:p>
          </table:table-cell>
          <table:table-cell office:value-type="float" office:value="571.0444" calcext:value-type="float">
            <text:p>571.0444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1.063" calcext:value-type="float">
            <text:p>-481.063</text:p>
          </table:table-cell>
          <table:table-cell office:value-type="float" office:value="0" calcext:value-type="float">
            <text:p>0</text:p>
          </table:table-cell>
          <table:table-cell office:value-type="float" office:value="3.888026" calcext:value-type="float">
            <text:p>3.88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604.4792" calcext:value-type="float">
            <text:p>604.4792</text:p>
          </table:table-cell>
          <table:table-cell office:value-type="float" office:value="12939.26" calcext:value-type="float">
            <text:p>12939.2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2.9877" calcext:value-type="float">
            <text:p>-572.9877</text:p>
          </table:table-cell>
          <table:table-cell office:value-type="float" office:value="1647.659" calcext:value-type="float">
            <text:p>1647.65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64929" calcext:value-type="float">
            <text:p>71.64929</text:p>
          </table:table-cell>
          <table:table-cell office:value-type="float" office:value="394.1494" calcext:value-type="float">
            <text:p>394.1494</text:p>
          </table:table-cell>
          <table:table-cell office:value-type="float" office:value="0.1885007" calcext:value-type="float">
            <text:p>0.1885007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6.9567" calcext:value-type="float">
            <text:p>326.9567</text:p>
          </table:table-cell>
          <table:table-cell office:value-type="float" office:value="0" calcext:value-type="float">
            <text:p>0</text:p>
          </table:table-cell>
          <table:table-cell office:value-type="float" office:value="325.1341" calcext:value-type="float">
            <text:p>325.1341</text:p>
          </table:table-cell>
          <table:table-cell office:value-type="float" office:value="1144.828" calcext:value-type="float">
            <text:p>1144.828</text:p>
          </table:table-cell>
          <table:table-cell office:value-type="float" office:value="1400.219" calcext:value-type="float">
            <text:p>1400.219</text:p>
          </table:table-cell>
          <table:table-cell office:value-type="float" office:value="1221.74" calcext:value-type="float">
            <text:p>1221.74</text:p>
          </table:table-cell>
          <table:table-cell office:value-type="float" office:value="711.579" calcext:value-type="float">
            <text:p>711.579</text:p>
          </table:table-cell>
          <table:table-cell office:value-type="float" office:value="1111.416" calcext:value-type="float">
            <text:p>1111.416</text:p>
          </table:table-cell>
          <table:table-cell office:value-type="float" office:value="407.3011" calcext:value-type="float">
            <text:p>407.3011</text:p>
          </table:table-cell>
          <table:table-cell office:value-type="float" office:value="1806.473" calcext:value-type="float">
            <text:p>1806.473</text:p>
          </table:table-cell>
          <table:table-cell office:value-type="float" office:value="2048.046" calcext:value-type="float">
            <text:p>2048.046</text:p>
          </table:table-cell>
          <table:table-cell office:value-type="float" office:value="1644.305" calcext:value-type="float">
            <text:p>1644.305</text:p>
          </table:table-cell>
          <table:table-cell office:value-type="float" office:value="579.6231" calcext:value-type="float">
            <text:p>579.6231</text:p>
          </table:table-cell>
          <table:table-cell office:value-type="float" office:value="571.0378" calcext:value-type="float">
            <text:p>571.0378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1.432" calcext:value-type="float">
            <text:p>-481.432</text:p>
          </table:table-cell>
          <table:table-cell office:value-type="float" office:value="0" calcext:value-type="float">
            <text:p>0</text:p>
          </table:table-cell>
          <table:table-cell office:value-type="float" office:value="3.879867" calcext:value-type="float">
            <text:p>3.87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603.8185" calcext:value-type="float">
            <text:p>603.8185</text:p>
          </table:table-cell>
          <table:table-cell office:value-type="float" office:value="12939.23" calcext:value-type="float">
            <text:p>12939.2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3.6348" calcext:value-type="float">
            <text:p>-573.6348</text:p>
          </table:table-cell>
          <table:table-cell office:value-type="float" office:value="1649.128" calcext:value-type="float">
            <text:p>1649.12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1.95249" calcext:value-type="float">
            <text:p>71.95249</text:p>
          </table:table-cell>
          <table:table-cell office:value-type="float" office:value="393.8471" calcext:value-type="float">
            <text:p>393.8471</text:p>
          </table:table-cell>
          <table:table-cell office:value-type="float" office:value="0.188988" calcext:value-type="float">
            <text:p>0.188988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6.3101" calcext:value-type="float">
            <text:p>326.3101</text:p>
          </table:table-cell>
          <table:table-cell office:value-type="float" office:value="0" calcext:value-type="float">
            <text:p>0</text:p>
          </table:table-cell>
          <table:table-cell office:value-type="float" office:value="325.1387" calcext:value-type="float">
            <text:p>325.1387</text:p>
          </table:table-cell>
          <table:table-cell office:value-type="float" office:value="1144.738" calcext:value-type="float">
            <text:p>1144.738</text:p>
          </table:table-cell>
          <table:table-cell office:value-type="float" office:value="1400.116" calcext:value-type="float">
            <text:p>1400.116</text:p>
          </table:table-cell>
          <table:table-cell office:value-type="float" office:value="1221.68" calcext:value-type="float">
            <text:p>1221.68</text:p>
          </table:table-cell>
          <table:table-cell office:value-type="float" office:value="711.5256" calcext:value-type="float">
            <text:p>711.5256</text:p>
          </table:table-cell>
          <table:table-cell office:value-type="float" office:value="1111.393" calcext:value-type="float">
            <text:p>1111.393</text:p>
          </table:table-cell>
          <table:table-cell office:value-type="float" office:value="407.2954" calcext:value-type="float">
            <text:p>407.2954</text:p>
          </table:table-cell>
          <table:table-cell office:value-type="float" office:value="1806.455" calcext:value-type="float">
            <text:p>1806.455</text:p>
          </table:table-cell>
          <table:table-cell office:value-type="float" office:value="2048.028" calcext:value-type="float">
            <text:p>2048.028</text:p>
          </table:table-cell>
          <table:table-cell office:value-type="float" office:value="1644.288" calcext:value-type="float">
            <text:p>1644.288</text:p>
          </table:table-cell>
          <table:table-cell office:value-type="float" office:value="579.6202" calcext:value-type="float">
            <text:p>579.6202</text:p>
          </table:table-cell>
          <table:table-cell office:value-type="float" office:value="571.0311" calcext:value-type="float">
            <text:p>571.0311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2.0897" calcext:value-type="float">
            <text:p>-482.0897</text:p>
          </table:table-cell>
          <table:table-cell office:value-type="float" office:value="0" calcext:value-type="float">
            <text:p>0</text:p>
          </table:table-cell>
          <table:table-cell office:value-type="float" office:value="3.88872" calcext:value-type="float">
            <text:p>3.88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603.3104" calcext:value-type="float">
            <text:p>603.3104</text:p>
          </table:table-cell>
          <table:table-cell office:value-type="float" office:value="12939.17" calcext:value-type="float">
            <text:p>12939.1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4.1615" calcext:value-type="float">
            <text:p>-574.1615</text:p>
          </table:table-cell>
          <table:table-cell office:value-type="float" office:value="1651.803" calcext:value-type="float">
            <text:p>1651.803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11475" calcext:value-type="float">
            <text:p>72.11475</text:p>
          </table:table-cell>
          <table:table-cell office:value-type="float" office:value="393.6973" calcext:value-type="float">
            <text:p>393.6973</text:p>
          </table:table-cell>
          <table:table-cell office:value-type="float" office:value="0.1894922" calcext:value-type="float">
            <text:p>0.1894922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5.7838" calcext:value-type="float">
            <text:p>325.7838</text:p>
          </table:table-cell>
          <table:table-cell office:value-type="float" office:value="0" calcext:value-type="float">
            <text:p>0</text:p>
          </table:table-cell>
          <table:table-cell office:value-type="float" office:value="325.1402" calcext:value-type="float">
            <text:p>325.1402</text:p>
          </table:table-cell>
          <table:table-cell office:value-type="float" office:value="1144.649" calcext:value-type="float">
            <text:p>1144.649</text:p>
          </table:table-cell>
          <table:table-cell office:value-type="float" office:value="1400.012" calcext:value-type="float">
            <text:p>1400.012</text:p>
          </table:table-cell>
          <table:table-cell office:value-type="float" office:value="1221.614" calcext:value-type="float">
            <text:p>1221.614</text:p>
          </table:table-cell>
          <table:table-cell office:value-type="float" office:value="711.4654" calcext:value-type="float">
            <text:p>711.4654</text:p>
          </table:table-cell>
          <table:table-cell office:value-type="float" office:value="1111.364" calcext:value-type="float">
            <text:p>1111.364</text:p>
          </table:table-cell>
          <table:table-cell office:value-type="float" office:value="407.287" calcext:value-type="float">
            <text:p>407.287</text:p>
          </table:table-cell>
          <table:table-cell office:value-type="float" office:value="1806.437" calcext:value-type="float">
            <text:p>1806.437</text:p>
          </table:table-cell>
          <table:table-cell office:value-type="float" office:value="2048.009" calcext:value-type="float">
            <text:p>2048.009</text:p>
          </table:table-cell>
          <table:table-cell office:value-type="float" office:value="1644.271" calcext:value-type="float">
            <text:p>1644.271</text:p>
          </table:table-cell>
          <table:table-cell office:value-type="float" office:value="579.6173" calcext:value-type="float">
            <text:p>579.6173</text:p>
          </table:table-cell>
          <table:table-cell office:value-type="float" office:value="571.0247" calcext:value-type="float">
            <text:p>571.0247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2.6106" calcext:value-type="float">
            <text:p>-482.6106</text:p>
          </table:table-cell>
          <table:table-cell office:value-type="float" office:value="0" calcext:value-type="float">
            <text:p>0</text:p>
          </table:table-cell>
          <table:table-cell office:value-type="float" office:value="3.882237" calcext:value-type="float">
            <text:p>3.88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602.9354" calcext:value-type="float">
            <text:p>602.9354</text:p>
          </table:table-cell>
          <table:table-cell office:value-type="float" office:value="12939.11" calcext:value-type="float">
            <text:p>12939.1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4.568" calcext:value-type="float">
            <text:p>-574.568</text:p>
          </table:table-cell>
          <table:table-cell office:value-type="float" office:value="1652.871" calcext:value-type="float">
            <text:p>1652.871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21415" calcext:value-type="float">
            <text:p>72.21415</text:p>
          </table:table-cell>
          <table:table-cell office:value-type="float" office:value="393.5819" calcext:value-type="float">
            <text:p>393.5819</text:p>
          </table:table-cell>
          <table:table-cell office:value-type="float" office:value="0.1900248" calcext:value-type="float">
            <text:p>0.1900248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5.3779" calcext:value-type="float">
            <text:p>325.3779</text:p>
          </table:table-cell>
          <table:table-cell office:value-type="float" office:value="0" calcext:value-type="float">
            <text:p>0</text:p>
          </table:table-cell>
          <table:table-cell office:value-type="float" office:value="325.1495" calcext:value-type="float">
            <text:p>325.1495</text:p>
          </table:table-cell>
          <table:table-cell office:value-type="float" office:value="1144.591" calcext:value-type="float">
            <text:p>1144.591</text:p>
          </table:table-cell>
          <table:table-cell office:value-type="float" office:value="1399.94" calcext:value-type="float">
            <text:p>1399.94</text:p>
          </table:table-cell>
          <table:table-cell office:value-type="float" office:value="1221.561" calcext:value-type="float">
            <text:p>1221.561</text:p>
          </table:table-cell>
          <table:table-cell office:value-type="float" office:value="711.4171" calcext:value-type="float">
            <text:p>711.4171</text:p>
          </table:table-cell>
          <table:table-cell office:value-type="float" office:value="1111.34" calcext:value-type="float">
            <text:p>1111.34</text:p>
          </table:table-cell>
          <table:table-cell office:value-type="float" office:value="407.2809" calcext:value-type="float">
            <text:p>407.2809</text:p>
          </table:table-cell>
          <table:table-cell office:value-type="float" office:value="1806.418" calcext:value-type="float">
            <text:p>1806.418</text:p>
          </table:table-cell>
          <table:table-cell office:value-type="float" office:value="2047.991" calcext:value-type="float">
            <text:p>2047.991</text:p>
          </table:table-cell>
          <table:table-cell office:value-type="float" office:value="1644.254" calcext:value-type="float">
            <text:p>1644.254</text:p>
          </table:table-cell>
          <table:table-cell office:value-type="float" office:value="579.6144" calcext:value-type="float">
            <text:p>579.6144</text:p>
          </table:table-cell>
          <table:table-cell office:value-type="float" office:value="571.0183" calcext:value-type="float">
            <text:p>571.0183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3.004" calcext:value-type="float">
            <text:p>-483.004</text:p>
          </table:table-cell>
          <table:table-cell office:value-type="float" office:value="0" calcext:value-type="float">
            <text:p>0</text:p>
          </table:table-cell>
          <table:table-cell office:value-type="float" office:value="3.867613" calcext:value-type="float">
            <text:p>3.86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602.6292" calcext:value-type="float">
            <text:p>602.6292</text:p>
          </table:table-cell>
          <table:table-cell office:value-type="float" office:value="12939.06" calcext:value-type="float">
            <text:p>12939.0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4.9056" calcext:value-type="float">
            <text:p>-574.9056</text:p>
          </table:table-cell>
          <table:table-cell office:value-type="float" office:value="1653.927" calcext:value-type="float">
            <text:p>1653.92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27335" calcext:value-type="float">
            <text:p>72.27335</text:p>
          </table:table-cell>
          <table:table-cell office:value-type="float" office:value="393.506" calcext:value-type="float">
            <text:p>393.506</text:p>
          </table:table-cell>
          <table:table-cell office:value-type="float" office:value="0.1905555" calcext:value-type="float">
            <text:p>0.190555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50121" calcext:value-type="float">
            <text:p>0.3150121</text:p>
          </table:table-cell>
          <table:table-cell office:value-type="float" office:value="370" calcext:value-type="float">
            <text:p>370</text:p>
          </table:table-cell>
          <table:table-cell office:value-type="float" office:value="325.0407" calcext:value-type="float">
            <text:p>325.0407</text:p>
          </table:table-cell>
          <table:table-cell office:value-type="float" office:value="0" calcext:value-type="float">
            <text:p>0</text:p>
          </table:table-cell>
          <table:table-cell office:value-type="float" office:value="325.155" calcext:value-type="float">
            <text:p>325.155</text:p>
          </table:table-cell>
          <table:table-cell office:value-type="float" office:value="1144.544" calcext:value-type="float">
            <text:p>1144.544</text:p>
          </table:table-cell>
          <table:table-cell office:value-type="float" office:value="1399.875" calcext:value-type="float">
            <text:p>1399.875</text:p>
          </table:table-cell>
          <table:table-cell office:value-type="float" office:value="1221.514" calcext:value-type="float">
            <text:p>1221.514</text:p>
          </table:table-cell>
          <table:table-cell office:value-type="float" office:value="711.3714" calcext:value-type="float">
            <text:p>711.3714</text:p>
          </table:table-cell>
          <table:table-cell office:value-type="float" office:value="1111.32" calcext:value-type="float">
            <text:p>1111.32</text:p>
          </table:table-cell>
          <table:table-cell office:value-type="float" office:value="407.2755" calcext:value-type="float">
            <text:p>407.2755</text:p>
          </table:table-cell>
          <table:table-cell office:value-type="float" office:value="1806.4" calcext:value-type="float">
            <text:p>1806.4</text:p>
          </table:table-cell>
          <table:table-cell office:value-type="float" office:value="2047.973" calcext:value-type="float">
            <text:p>2047.973</text:p>
          </table:table-cell>
          <table:table-cell office:value-type="float" office:value="1644.237" calcext:value-type="float">
            <text:p>1644.237</text:p>
          </table:table-cell>
          <table:table-cell office:value-type="float" office:value="579.6117" calcext:value-type="float">
            <text:p>579.6117</text:p>
          </table:table-cell>
          <table:table-cell office:value-type="float" office:value="571.012" calcext:value-type="float">
            <text:p>571.012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3.3336" calcext:value-type="float">
            <text:p>-483.3336</text:p>
          </table:table-cell>
          <table:table-cell office:value-type="float" office:value="0" calcext:value-type="float">
            <text:p>0</text:p>
          </table:table-cell>
          <table:table-cell office:value-type="float" office:value="3.855327" calcext:value-type="float">
            <text:p>3.855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602.3174" calcext:value-type="float">
            <text:p>602.3174</text:p>
          </table:table-cell>
          <table:table-cell office:value-type="float" office:value="12939.01" calcext:value-type="float">
            <text:p>12939.0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5.2442" calcext:value-type="float">
            <text:p>-575.2442</text:p>
          </table:table-cell>
          <table:table-cell office:value-type="float" office:value="1655.195" calcext:value-type="float">
            <text:p>1655.19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34711" calcext:value-type="float">
            <text:p>72.34711</text:p>
          </table:table-cell>
          <table:table-cell office:value-type="float" office:value="393.4082" calcext:value-type="float">
            <text:p>393.4082</text:p>
          </table:table-cell>
          <table:table-cell office:value-type="float" office:value="0.1910985" calcext:value-type="float">
            <text:p>0.191098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397" calcext:value-type="float">
            <text:p>0.07631397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42802" calcext:value-type="float">
            <text:p>0.3142802</text:p>
          </table:table-cell>
          <table:table-cell office:value-type="float" office:value="370" calcext:value-type="float">
            <text:p>370</text:p>
          </table:table-cell>
          <table:table-cell office:value-type="float" office:value="324.7035" calcext:value-type="float">
            <text:p>324.7035</text:p>
          </table:table-cell>
          <table:table-cell office:value-type="float" office:value="0" calcext:value-type="float">
            <text:p>0</text:p>
          </table:table-cell>
          <table:table-cell office:value-type="float" office:value="325.1624" calcext:value-type="float">
            <text:p>325.1624</text:p>
          </table:table-cell>
          <table:table-cell office:value-type="float" office:value="1144.499" calcext:value-type="float">
            <text:p>1144.499</text:p>
          </table:table-cell>
          <table:table-cell office:value-type="float" office:value="1399.816" calcext:value-type="float">
            <text:p>1399.816</text:p>
          </table:table-cell>
          <table:table-cell office:value-type="float" office:value="1221.469" calcext:value-type="float">
            <text:p>1221.469</text:p>
          </table:table-cell>
          <table:table-cell office:value-type="float" office:value="711.3343" calcext:value-type="float">
            <text:p>711.3343</text:p>
          </table:table-cell>
          <table:table-cell office:value-type="float" office:value="1111.303" calcext:value-type="float">
            <text:p>1111.303</text:p>
          </table:table-cell>
          <table:table-cell office:value-type="float" office:value="407.2703" calcext:value-type="float">
            <text:p>407.2703</text:p>
          </table:table-cell>
          <table:table-cell office:value-type="float" office:value="1806.382" calcext:value-type="float">
            <text:p>1806.382</text:p>
          </table:table-cell>
          <table:table-cell office:value-type="float" office:value="2047.955" calcext:value-type="float">
            <text:p>2047.955</text:p>
          </table:table-cell>
          <table:table-cell office:value-type="float" office:value="1644.22" calcext:value-type="float">
            <text:p>1644.22</text:p>
          </table:table-cell>
          <table:table-cell office:value-type="float" office:value="579.6089" calcext:value-type="float">
            <text:p>579.6089</text:p>
          </table:table-cell>
          <table:table-cell office:value-type="float" office:value="571.0057" calcext:value-type="float">
            <text:p>571.0057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3.6648" calcext:value-type="float">
            <text:p>-483.6648</text:p>
          </table:table-cell>
          <table:table-cell office:value-type="float" office:value="0" calcext:value-type="float">
            <text:p>0</text:p>
          </table:table-cell>
          <table:table-cell office:value-type="float" office:value="3.842137" calcext:value-type="float">
            <text:p>3.84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601.9293" calcext:value-type="float">
            <text:p>601.9293</text:p>
          </table:table-cell>
          <table:table-cell office:value-type="float" office:value="12938.97" calcext:value-type="float">
            <text:p>12938.9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5.6451" calcext:value-type="float">
            <text:p>-575.6451</text:p>
          </table:table-cell>
          <table:table-cell office:value-type="float" office:value="1656.605" calcext:value-type="float">
            <text:p>1656.60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48314" calcext:value-type="float">
            <text:p>72.48314</text:p>
          </table:table-cell>
          <table:table-cell office:value-type="float" office:value="393.2378" calcext:value-type="float">
            <text:p>393.2378</text:p>
          </table:table-cell>
          <table:table-cell office:value-type="float" office:value="0.191657" calcext:value-type="float">
            <text:p>0.191657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411" calcext:value-type="float">
            <text:p>0.0763141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42783" calcext:value-type="float">
            <text:p>0.3142783</text:p>
          </table:table-cell>
          <table:table-cell office:value-type="float" office:value="370" calcext:value-type="float">
            <text:p>370</text:p>
          </table:table-cell>
          <table:table-cell office:value-type="float" office:value="324.3031" calcext:value-type="float">
            <text:p>324.3031</text:p>
          </table:table-cell>
          <table:table-cell office:value-type="float" office:value="0" calcext:value-type="float">
            <text:p>0</text:p>
          </table:table-cell>
          <table:table-cell office:value-type="float" office:value="325.1763" calcext:value-type="float">
            <text:p>325.1763</text:p>
          </table:table-cell>
          <table:table-cell office:value-type="float" office:value="1144.45" calcext:value-type="float">
            <text:p>1144.45</text:p>
          </table:table-cell>
          <table:table-cell office:value-type="float" office:value="1399.755" calcext:value-type="float">
            <text:p>1399.755</text:p>
          </table:table-cell>
          <table:table-cell office:value-type="float" office:value="1221.424" calcext:value-type="float">
            <text:p>1221.424</text:p>
          </table:table-cell>
          <table:table-cell office:value-type="float" office:value="711.2985" calcext:value-type="float">
            <text:p>711.2985</text:p>
          </table:table-cell>
          <table:table-cell office:value-type="float" office:value="1111.286" calcext:value-type="float">
            <text:p>1111.286</text:p>
          </table:table-cell>
          <table:table-cell office:value-type="float" office:value="407.2654" calcext:value-type="float">
            <text:p>407.2654</text:p>
          </table:table-cell>
          <table:table-cell office:value-type="float" office:value="1806.364" calcext:value-type="float">
            <text:p>1806.364</text:p>
          </table:table-cell>
          <table:table-cell office:value-type="float" office:value="2047.937" calcext:value-type="float">
            <text:p>2047.937</text:p>
          </table:table-cell>
          <table:table-cell office:value-type="float" office:value="1644.203" calcext:value-type="float">
            <text:p>1644.203</text:p>
          </table:table-cell>
          <table:table-cell office:value-type="float" office:value="579.6062" calcext:value-type="float">
            <text:p>579.6062</text:p>
          </table:table-cell>
          <table:table-cell office:value-type="float" office:value="570.9997" calcext:value-type="float">
            <text:p>570.9997</text:p>
          </table:table-cell>
          <table:table-cell office:value-type="float" office:value="142.3437" calcext:value-type="float">
            <text:p>142.343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4.0617" calcext:value-type="float">
            <text:p>-484.0617</text:p>
          </table:table-cell>
          <table:table-cell office:value-type="float" office:value="0" calcext:value-type="float">
            <text:p>0</text:p>
          </table:table-cell>
          <table:table-cell office:value-type="float" office:value="3.833332" calcext:value-type="float">
            <text:p>3.83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601.551" calcext:value-type="float">
            <text:p>601.551</text:p>
          </table:table-cell>
          <table:table-cell office:value-type="float" office:value="12938.92" calcext:value-type="float">
            <text:p>12938.9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6.0381" calcext:value-type="float">
            <text:p>-576.0381</text:p>
          </table:table-cell>
          <table:table-cell office:value-type="float" office:value="1656.921" calcext:value-type="float">
            <text:p>1656.921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0795" calcext:value-type="float">
            <text:p>72.60795</text:p>
          </table:table-cell>
          <table:table-cell office:value-type="float" office:value="393.073" calcext:value-type="float">
            <text:p>393.073</text:p>
          </table:table-cell>
          <table:table-cell office:value-type="float" office:value="0.1922212" calcext:value-type="float">
            <text:p>0.1922212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411" calcext:value-type="float">
            <text:p>0.0763141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42783" calcext:value-type="float">
            <text:p>0.3142783</text:p>
          </table:table-cell>
          <table:table-cell office:value-type="float" office:value="370" calcext:value-type="float">
            <text:p>370</text:p>
          </table:table-cell>
          <table:table-cell office:value-type="float" office:value="323.9106" calcext:value-type="float">
            <text:p>323.9106</text:p>
          </table:table-cell>
          <table:table-cell office:value-type="float" office:value="0" calcext:value-type="float">
            <text:p>0</text:p>
          </table:table-cell>
          <table:table-cell office:value-type="float" office:value="325.1893" calcext:value-type="float">
            <text:p>325.1893</text:p>
          </table:table-cell>
          <table:table-cell office:value-type="float" office:value="1144.402" calcext:value-type="float">
            <text:p>1144.402</text:p>
          </table:table-cell>
          <table:table-cell office:value-type="float" office:value="1399.696" calcext:value-type="float">
            <text:p>1399.696</text:p>
          </table:table-cell>
          <table:table-cell office:value-type="float" office:value="1221.378" calcext:value-type="float">
            <text:p>1221.378</text:p>
          </table:table-cell>
          <table:table-cell office:value-type="float" office:value="711.2631" calcext:value-type="float">
            <text:p>711.2631</text:p>
          </table:table-cell>
          <table:table-cell office:value-type="float" office:value="1111.27" calcext:value-type="float">
            <text:p>1111.27</text:p>
          </table:table-cell>
          <table:table-cell office:value-type="float" office:value="407.2605" calcext:value-type="float">
            <text:p>407.2605</text:p>
          </table:table-cell>
          <table:table-cell office:value-type="float" office:value="1806.346" calcext:value-type="float">
            <text:p>1806.346</text:p>
          </table:table-cell>
          <table:table-cell office:value-type="float" office:value="2047.919" calcext:value-type="float">
            <text:p>2047.919</text:p>
          </table:table-cell>
          <table:table-cell office:value-type="float" office:value="1644.187" calcext:value-type="float">
            <text:p>1644.187</text:p>
          </table:table-cell>
          <table:table-cell office:value-type="float" office:value="579.6035" calcext:value-type="float">
            <text:p>579.6035</text:p>
          </table:table-cell>
          <table:table-cell office:value-type="float" office:value="570.9937" calcext:value-type="float">
            <text:p>570.9937</text:p>
          </table:table-cell>
          <table:table-cell office:value-type="float" office:value="142.3437" calcext:value-type="float">
            <text:p>142.3437</text:p>
          </table:table-cell>
          <table:table-cell office:value-type="float" office:value="35.54783" calcext:value-type="float">
            <text:p>35.54783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4.4487" calcext:value-type="float">
            <text:p>-484.4487</text:p>
          </table:table-cell>
          <table:table-cell office:value-type="float" office:value="0" calcext:value-type="float">
            <text:p>0</text:p>
          </table:table-cell>
          <table:table-cell office:value-type="float" office:value="3.824271" calcext:value-type="float">
            <text:p>3.824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601.2709" calcext:value-type="float">
            <text:p>601.2709</text:p>
          </table:table-cell>
          <table:table-cell office:value-type="float" office:value="12938.87" calcext:value-type="float">
            <text:p>12938.87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6.3757" calcext:value-type="float">
            <text:p>-576.3757</text:p>
          </table:table-cell>
          <table:table-cell office:value-type="float" office:value="1658.974" calcext:value-type="float">
            <text:p>1658.97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5453" calcext:value-type="float">
            <text:p>72.65453</text:p>
          </table:table-cell>
          <table:table-cell office:value-type="float" office:value="393.005" calcext:value-type="float">
            <text:p>393.005</text:p>
          </table:table-cell>
          <table:table-cell office:value-type="float" office:value="0.1927765" calcext:value-type="float">
            <text:p>0.192776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411" calcext:value-type="float">
            <text:p>0.07631411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42188" calcext:value-type="float">
            <text:p>0.3142188</text:p>
          </table:table-cell>
          <table:table-cell office:value-type="float" office:value="370" calcext:value-type="float">
            <text:p>370</text:p>
          </table:table-cell>
          <table:table-cell office:value-type="float" office:value="323.5737" calcext:value-type="float">
            <text:p>323.5737</text:p>
          </table:table-cell>
          <table:table-cell office:value-type="float" office:value="0" calcext:value-type="float">
            <text:p>0</text:p>
          </table:table-cell>
          <table:table-cell office:value-type="float" office:value="325.194" calcext:value-type="float">
            <text:p>325.194</text:p>
          </table:table-cell>
          <table:table-cell office:value-type="float" office:value="1144.36" calcext:value-type="float">
            <text:p>1144.36</text:p>
          </table:table-cell>
          <table:table-cell office:value-type="float" office:value="1399.635" calcext:value-type="float">
            <text:p>1399.635</text:p>
          </table:table-cell>
          <table:table-cell office:value-type="float" office:value="1221.33" calcext:value-type="float">
            <text:p>1221.33</text:p>
          </table:table-cell>
          <table:table-cell office:value-type="float" office:value="711.2267" calcext:value-type="float">
            <text:p>711.2267</text:p>
          </table:table-cell>
          <table:table-cell office:value-type="float" office:value="1111.252" calcext:value-type="float">
            <text:p>1111.252</text:p>
          </table:table-cell>
          <table:table-cell office:value-type="float" office:value="407.2556" calcext:value-type="float">
            <text:p>407.2556</text:p>
          </table:table-cell>
          <table:table-cell office:value-type="float" office:value="1806.329" calcext:value-type="float">
            <text:p>1806.329</text:p>
          </table:table-cell>
          <table:table-cell office:value-type="float" office:value="2047.901" calcext:value-type="float">
            <text:p>2047.901</text:p>
          </table:table-cell>
          <table:table-cell office:value-type="float" office:value="1644.17" calcext:value-type="float">
            <text:p>1644.17</text:p>
          </table:table-cell>
          <table:table-cell office:value-type="float" office:value="579.6008" calcext:value-type="float">
            <text:p>579.6008</text:p>
          </table:table-cell>
          <table:table-cell office:value-type="float" office:value="570.9878" calcext:value-type="float">
            <text:p>570.9878</text:p>
          </table:table-cell>
          <table:table-cell office:value-type="float" office:value="142.3438" calcext:value-type="float">
            <text:p>142.3438</text:p>
          </table:table-cell>
          <table:table-cell office:value-type="float" office:value="35.54781" calcext:value-type="float">
            <text:p>35.54781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4.7467" calcext:value-type="float">
            <text:p>-484.7467</text:p>
          </table:table-cell>
          <table:table-cell office:value-type="float" office:value="0" calcext:value-type="float">
            <text:p>0</text:p>
          </table:table-cell>
          <table:table-cell office:value-type="float" office:value="3.780017" calcext:value-type="float">
            <text:p>3.78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601.0865" calcext:value-type="float">
            <text:p>601.0865</text:p>
          </table:table-cell>
          <table:table-cell office:value-type="float" office:value="12938.83" calcext:value-type="float">
            <text:p>12938.8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6.6122" calcext:value-type="float">
            <text:p>-576.6122</text:p>
          </table:table-cell>
          <table:table-cell office:value-type="float" office:value="1659.338" calcext:value-type="float">
            <text:p>1659.33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5932" calcext:value-type="float">
            <text:p>72.65932</text:p>
          </table:table-cell>
          <table:table-cell office:value-type="float" office:value="392.9683" calcext:value-type="float">
            <text:p>392.9683</text:p>
          </table:table-cell>
          <table:table-cell office:value-type="float" office:value="0.1933286" calcext:value-type="float">
            <text:p>0.193328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44" calcext:value-type="float">
            <text:p>0.076314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29951" calcext:value-type="float">
            <text:p>0.3129951</text:p>
          </table:table-cell>
          <table:table-cell office:value-type="float" office:value="370" calcext:value-type="float">
            <text:p>370</text:p>
          </table:table-cell>
          <table:table-cell office:value-type="float" office:value="323.339" calcext:value-type="float">
            <text:p>323.339</text:p>
          </table:table-cell>
          <table:table-cell office:value-type="float" office:value="0" calcext:value-type="float">
            <text:p>0</text:p>
          </table:table-cell>
          <table:table-cell office:value-type="float" office:value="325.2004" calcext:value-type="float">
            <text:p>325.2004</text:p>
          </table:table-cell>
          <table:table-cell office:value-type="float" office:value="1144.334" calcext:value-type="float">
            <text:p>1144.334</text:p>
          </table:table-cell>
          <table:table-cell office:value-type="float" office:value="1399.591" calcext:value-type="float">
            <text:p>1399.591</text:p>
          </table:table-cell>
          <table:table-cell office:value-type="float" office:value="1221.299" calcext:value-type="float">
            <text:p>1221.299</text:p>
          </table:table-cell>
          <table:table-cell office:value-type="float" office:value="711.2023" calcext:value-type="float">
            <text:p>711.2023</text:p>
          </table:table-cell>
          <table:table-cell office:value-type="float" office:value="1111.239" calcext:value-type="float">
            <text:p>1111.239</text:p>
          </table:table-cell>
          <table:table-cell office:value-type="float" office:value="407.251" calcext:value-type="float">
            <text:p>407.251</text:p>
          </table:table-cell>
          <table:table-cell office:value-type="float" office:value="1806.318" calcext:value-type="float">
            <text:p>1806.318</text:p>
          </table:table-cell>
          <table:table-cell office:value-type="float" office:value="2047.884" calcext:value-type="float">
            <text:p>2047.884</text:p>
          </table:table-cell>
          <table:table-cell office:value-type="float" office:value="1644.154" calcext:value-type="float">
            <text:p>1644.154</text:p>
          </table:table-cell>
          <table:table-cell office:value-type="float" office:value="579.5981" calcext:value-type="float">
            <text:p>579.5981</text:p>
          </table:table-cell>
          <table:table-cell office:value-type="float" office:value="570.9819" calcext:value-type="float">
            <text:p>570.9819</text:p>
          </table:table-cell>
          <table:table-cell office:value-type="float" office:value="142.3437" calcext:value-type="float">
            <text:p>142.3437</text:p>
          </table:table-cell>
          <table:table-cell office:value-type="float" office:value="35.54784" calcext:value-type="float">
            <text:p>35.54784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4.95" calcext:value-type="float">
            <text:p>-484.95</text:p>
          </table:table-cell>
          <table:table-cell office:value-type="float" office:value="0" calcext:value-type="float">
            <text:p>0</text:p>
          </table:table-cell>
          <table:table-cell office:value-type="float" office:value="3.745406" calcext:value-type="float">
            <text:p>3.745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600.9438" calcext:value-type="float">
            <text:p>600.9438</text:p>
          </table:table-cell>
          <table:table-cell office:value-type="float" office:value="12938.79" calcext:value-type="float">
            <text:p>12938.7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6.8091" calcext:value-type="float">
            <text:p>-576.8091</text:p>
          </table:table-cell>
          <table:table-cell office:value-type="float" office:value="1660.694" calcext:value-type="float">
            <text:p>1660.694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4764" calcext:value-type="float">
            <text:p>72.64764</text:p>
          </table:table-cell>
          <table:table-cell office:value-type="float" office:value="392.9519" calcext:value-type="float">
            <text:p>392.9519</text:p>
          </table:table-cell>
          <table:table-cell office:value-type="float" office:value="0.1938785" calcext:value-type="float">
            <text:p>0.1938785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18438" calcext:value-type="float">
            <text:p>0.3118438</text:p>
          </table:table-cell>
          <table:table-cell office:value-type="float" office:value="370" calcext:value-type="float">
            <text:p>370</text:p>
          </table:table-cell>
          <table:table-cell office:value-type="float" office:value="323.1437" calcext:value-type="float">
            <text:p>323.1437</text:p>
          </table:table-cell>
          <table:table-cell office:value-type="float" office:value="0" calcext:value-type="float">
            <text:p>0</text:p>
          </table:table-cell>
          <table:table-cell office:value-type="float" office:value="325.2066" calcext:value-type="float">
            <text:p>325.2066</text:p>
          </table:table-cell>
          <table:table-cell office:value-type="float" office:value="1144.314" calcext:value-type="float">
            <text:p>1144.314</text:p>
          </table:table-cell>
          <table:table-cell office:value-type="float" office:value="1399.551" calcext:value-type="float">
            <text:p>1399.551</text:p>
          </table:table-cell>
          <table:table-cell office:value-type="float" office:value="1221.275" calcext:value-type="float">
            <text:p>1221.275</text:p>
          </table:table-cell>
          <table:table-cell office:value-type="float" office:value="711.1817" calcext:value-type="float">
            <text:p>711.1817</text:p>
          </table:table-cell>
          <table:table-cell office:value-type="float" office:value="1111.227" calcext:value-type="float">
            <text:p>1111.227</text:p>
          </table:table-cell>
          <table:table-cell office:value-type="float" office:value="407.2468" calcext:value-type="float">
            <text:p>407.2468</text:p>
          </table:table-cell>
          <table:table-cell office:value-type="float" office:value="1806.313" calcext:value-type="float">
            <text:p>1806.313</text:p>
          </table:table-cell>
          <table:table-cell office:value-type="float" office:value="2047.866" calcext:value-type="float">
            <text:p>2047.866</text:p>
          </table:table-cell>
          <table:table-cell office:value-type="float" office:value="1644.137" calcext:value-type="float">
            <text:p>1644.137</text:p>
          </table:table-cell>
          <table:table-cell office:value-type="float" office:value="579.5955" calcext:value-type="float">
            <text:p>579.5955</text:p>
          </table:table-cell>
          <table:table-cell office:value-type="float" office:value="570.9762" calcext:value-type="float">
            <text:p>570.9762</text:p>
          </table:table-cell>
          <table:table-cell office:value-type="float" office:value="142.3437" calcext:value-type="float">
            <text:p>142.3437</text:p>
          </table:table-cell>
          <table:table-cell office:value-type="float" office:value="35.54788" calcext:value-type="float">
            <text:p>35.54788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111" calcext:value-type="float">
            <text:p>-485.111</text:p>
          </table:table-cell>
          <table:table-cell office:value-type="float" office:value="0" calcext:value-type="float">
            <text:p>0</text:p>
          </table:table-cell>
          <table:table-cell office:value-type="float" office:value="3.711957" calcext:value-type="float">
            <text:p>3.71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600.8272" calcext:value-type="float">
            <text:p>600.8272</text:p>
          </table:table-cell>
          <table:table-cell office:value-type="float" office:value="12938.75" calcext:value-type="float">
            <text:p>12938.75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6.9814" calcext:value-type="float">
            <text:p>-576.9814</text:p>
          </table:table-cell>
          <table:table-cell office:value-type="float" office:value="1661.028" calcext:value-type="float">
            <text:p>1661.02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3108" calcext:value-type="float">
            <text:p>72.63108</text:p>
          </table:table-cell>
          <table:table-cell office:value-type="float" office:value="392.9404" calcext:value-type="float">
            <text:p>392.9404</text:p>
          </table:table-cell>
          <table:table-cell office:value-type="float" office:value="0.1944042" calcext:value-type="float">
            <text:p>0.1944042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9729" calcext:value-type="float">
            <text:p>322.9729</text:p>
          </table:table-cell>
          <table:table-cell office:value-type="float" office:value="0" calcext:value-type="float">
            <text:p>0</text:p>
          </table:table-cell>
          <table:table-cell office:value-type="float" office:value="325.2131" calcext:value-type="float">
            <text:p>325.2131</text:p>
          </table:table-cell>
          <table:table-cell office:value-type="float" office:value="1144.303" calcext:value-type="float">
            <text:p>1144.303</text:p>
          </table:table-cell>
          <table:table-cell office:value-type="float" office:value="1399.516" calcext:value-type="float">
            <text:p>1399.516</text:p>
          </table:table-cell>
          <table:table-cell office:value-type="float" office:value="1221.254" calcext:value-type="float">
            <text:p>1221.254</text:p>
          </table:table-cell>
          <table:table-cell office:value-type="float" office:value="711.1639" calcext:value-type="float">
            <text:p>711.1639</text:p>
          </table:table-cell>
          <table:table-cell office:value-type="float" office:value="1111.217" calcext:value-type="float">
            <text:p>1111.217</text:p>
          </table:table-cell>
          <table:table-cell office:value-type="float" office:value="407.2428" calcext:value-type="float">
            <text:p>407.2428</text:p>
          </table:table-cell>
          <table:table-cell office:value-type="float" office:value="1806.308" calcext:value-type="float">
            <text:p>1806.308</text:p>
          </table:table-cell>
          <table:table-cell office:value-type="float" office:value="2047.849" calcext:value-type="float">
            <text:p>2047.849</text:p>
          </table:table-cell>
          <table:table-cell office:value-type="float" office:value="1644.121" calcext:value-type="float">
            <text:p>1644.121</text:p>
          </table:table-cell>
          <table:table-cell office:value-type="float" office:value="579.593" calcext:value-type="float">
            <text:p>579.593</text:p>
          </table:table-cell>
          <table:table-cell office:value-type="float" office:value="570.9706" calcext:value-type="float">
            <text:p>570.9706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1" calcext:value-type="float">
            <text:p>35.54791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248" calcext:value-type="float">
            <text:p>-485.248</text:p>
          </table:table-cell>
          <table:table-cell office:value-type="float" office:value="0" calcext:value-type="float">
            <text:p>0</text:p>
          </table:table-cell>
          <table:table-cell office:value-type="float" office:value="3.678759" calcext:value-type="float">
            <text:p>3.67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600.7159" calcext:value-type="float">
            <text:p>600.7159</text:p>
          </table:table-cell>
          <table:table-cell office:value-type="float" office:value="12938.72" calcext:value-type="float">
            <text:p>12938.72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1276" calcext:value-type="float">
            <text:p>-577.1276</text:p>
          </table:table-cell>
          <table:table-cell office:value-type="float" office:value="1660.595" calcext:value-type="float">
            <text:p>1660.595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61339" calcext:value-type="float">
            <text:p>72.61339</text:p>
          </table:table-cell>
          <table:table-cell office:value-type="float" office:value="392.9239" calcext:value-type="float">
            <text:p>392.9239</text:p>
          </table:table-cell>
          <table:table-cell office:value-type="float" office:value="0.194904" calcext:value-type="float">
            <text:p>0.194904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8271" calcext:value-type="float">
            <text:p>322.8271</text:p>
          </table:table-cell>
          <table:table-cell office:value-type="float" office:value="0" calcext:value-type="float">
            <text:p>0</text:p>
          </table:table-cell>
          <table:table-cell office:value-type="float" office:value="325.2184" calcext:value-type="float">
            <text:p>325.2184</text:p>
          </table:table-cell>
          <table:table-cell office:value-type="float" office:value="1144.294" calcext:value-type="float">
            <text:p>1144.294</text:p>
          </table:table-cell>
          <table:table-cell office:value-type="float" office:value="1399.49" calcext:value-type="float">
            <text:p>1399.49</text:p>
          </table:table-cell>
          <table:table-cell office:value-type="float" office:value="1221.234" calcext:value-type="float">
            <text:p>1221.234</text:p>
          </table:table-cell>
          <table:table-cell office:value-type="float" office:value="711.1475" calcext:value-type="float">
            <text:p>711.1475</text:p>
          </table:table-cell>
          <table:table-cell office:value-type="float" office:value="1111.207" calcext:value-type="float">
            <text:p>1111.207</text:p>
          </table:table-cell>
          <table:table-cell office:value-type="float" office:value="407.2391" calcext:value-type="float">
            <text:p>407.2391</text:p>
          </table:table-cell>
          <table:table-cell office:value-type="float" office:value="1806.302" calcext:value-type="float">
            <text:p>1806.302</text:p>
          </table:table-cell>
          <table:table-cell office:value-type="float" office:value="2047.832" calcext:value-type="float">
            <text:p>2047.832</text:p>
          </table:table-cell>
          <table:table-cell office:value-type="float" office:value="1644.105" calcext:value-type="float">
            <text:p>1644.105</text:p>
          </table:table-cell>
          <table:table-cell office:value-type="float" office:value="579.5905" calcext:value-type="float">
            <text:p>579.5905</text:p>
          </table:table-cell>
          <table:table-cell office:value-type="float" office:value="570.965" calcext:value-type="float">
            <text:p>570.965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3761" calcext:value-type="float">
            <text:p>-485.3761</text:p>
          </table:table-cell>
          <table:table-cell office:value-type="float" office:value="0" calcext:value-type="float">
            <text:p>0</text:p>
          </table:table-cell>
          <table:table-cell office:value-type="float" office:value="3.663203" calcext:value-type="float">
            <text:p>3.66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600.607" calcext:value-type="float">
            <text:p>600.607</text:p>
          </table:table-cell>
          <table:table-cell office:value-type="float" office:value="12938.69" calcext:value-type="float">
            <text:p>12938.69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2684" calcext:value-type="float">
            <text:p>-577.2684</text:p>
          </table:table-cell>
          <table:table-cell office:value-type="float" office:value="1661.747" calcext:value-type="float">
            <text:p>1661.747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59016" calcext:value-type="float">
            <text:p>72.59016</text:p>
          </table:table-cell>
          <table:table-cell office:value-type="float" office:value="392.9098" calcext:value-type="float">
            <text:p>392.9098</text:p>
          </table:table-cell>
          <table:table-cell office:value-type="float" office:value="0.1954311" calcext:value-type="float">
            <text:p>0.195431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6869" calcext:value-type="float">
            <text:p>322.6869</text:p>
          </table:table-cell>
          <table:table-cell office:value-type="float" office:value="0" calcext:value-type="float">
            <text:p>0</text:p>
          </table:table-cell>
          <table:table-cell office:value-type="float" office:value="325.2227" calcext:value-type="float">
            <text:p>325.2227</text:p>
          </table:table-cell>
          <table:table-cell office:value-type="float" office:value="1144.281" calcext:value-type="float">
            <text:p>1144.281</text:p>
          </table:table-cell>
          <table:table-cell office:value-type="float" office:value="1399.465" calcext:value-type="float">
            <text:p>1399.465</text:p>
          </table:table-cell>
          <table:table-cell office:value-type="float" office:value="1221.215" calcext:value-type="float">
            <text:p>1221.215</text:p>
          </table:table-cell>
          <table:table-cell office:value-type="float" office:value="711.1317" calcext:value-type="float">
            <text:p>711.1317</text:p>
          </table:table-cell>
          <table:table-cell office:value-type="float" office:value="1111.198" calcext:value-type="float">
            <text:p>1111.198</text:p>
          </table:table-cell>
          <table:table-cell office:value-type="float" office:value="407.2355" calcext:value-type="float">
            <text:p>407.2355</text:p>
          </table:table-cell>
          <table:table-cell office:value-type="float" office:value="1806.298" calcext:value-type="float">
            <text:p>1806.298</text:p>
          </table:table-cell>
          <table:table-cell office:value-type="float" office:value="2047.815" calcext:value-type="float">
            <text:p>2047.815</text:p>
          </table:table-cell>
          <table:table-cell office:value-type="float" office:value="1644.089" calcext:value-type="float">
            <text:p>1644.089</text:p>
          </table:table-cell>
          <table:table-cell office:value-type="float" office:value="579.5879" calcext:value-type="float">
            <text:p>579.5879</text:p>
          </table:table-cell>
          <table:table-cell office:value-type="float" office:value="570.9595" calcext:value-type="float">
            <text:p>570.9595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5" calcext:value-type="float">
            <text:p>-485.5</text:p>
          </table:table-cell>
          <table:table-cell office:value-type="float" office:value="0" calcext:value-type="float">
            <text:p>0</text:p>
          </table:table-cell>
          <table:table-cell office:value-type="float" office:value="3.648072" calcext:value-type="float">
            <text:p>3.648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600.5171" calcext:value-type="float">
            <text:p>600.5171</text:p>
          </table:table-cell>
          <table:table-cell office:value-type="float" office:value="12938.66" calcext:value-type="float">
            <text:p>12938.6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3973" calcext:value-type="float">
            <text:p>-577.3973</text:p>
          </table:table-cell>
          <table:table-cell office:value-type="float" office:value="1662.478" calcext:value-type="float">
            <text:p>1662.47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56577" calcext:value-type="float">
            <text:p>72.56577</text:p>
          </table:table-cell>
          <table:table-cell office:value-type="float" office:value="392.9056" calcext:value-type="float">
            <text:p>392.9056</text:p>
          </table:table-cell>
          <table:table-cell office:value-type="float" office:value="0.1959256" calcext:value-type="float">
            <text:p>0.1959256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5584" calcext:value-type="float">
            <text:p>322.5584</text:p>
          </table:table-cell>
          <table:table-cell office:value-type="float" office:value="0" calcext:value-type="float">
            <text:p>0</text:p>
          </table:table-cell>
          <table:table-cell office:value-type="float" office:value="325.2272" calcext:value-type="float">
            <text:p>325.2272</text:p>
          </table:table-cell>
          <table:table-cell office:value-type="float" office:value="1144.271" calcext:value-type="float">
            <text:p>1144.271</text:p>
          </table:table-cell>
          <table:table-cell office:value-type="float" office:value="1399.443" calcext:value-type="float">
            <text:p>1399.443</text:p>
          </table:table-cell>
          <table:table-cell office:value-type="float" office:value="1221.198" calcext:value-type="float">
            <text:p>1221.198</text:p>
          </table:table-cell>
          <table:table-cell office:value-type="float" office:value="711.1167" calcext:value-type="float">
            <text:p>711.1167</text:p>
          </table:table-cell>
          <table:table-cell office:value-type="float" office:value="1111.189" calcext:value-type="float">
            <text:p>1111.189</text:p>
          </table:table-cell>
          <table:table-cell office:value-type="float" office:value="407.2321" calcext:value-type="float">
            <text:p>407.2321</text:p>
          </table:table-cell>
          <table:table-cell office:value-type="float" office:value="1806.293" calcext:value-type="float">
            <text:p>1806.293</text:p>
          </table:table-cell>
          <table:table-cell office:value-type="float" office:value="2047.799" calcext:value-type="float">
            <text:p>2047.799</text:p>
          </table:table-cell>
          <table:table-cell office:value-type="float" office:value="1644.072" calcext:value-type="float">
            <text:p>1644.072</text:p>
          </table:table-cell>
          <table:table-cell office:value-type="float" office:value="579.5855" calcext:value-type="float">
            <text:p>579.5855</text:p>
          </table:table-cell>
          <table:table-cell office:value-type="float" office:value="570.9542" calcext:value-type="float">
            <text:p>570.9542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6041" calcext:value-type="float">
            <text:p>-485.6041</text:p>
          </table:table-cell>
          <table:table-cell office:value-type="float" office:value="0" calcext:value-type="float">
            <text:p>0</text:p>
          </table:table-cell>
          <table:table-cell office:value-type="float" office:value="3.627996" calcext:value-type="float">
            <text:p>3.62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600.4315" calcext:value-type="float">
            <text:p>600.4315</text:p>
          </table:table-cell>
          <table:table-cell office:value-type="float" office:value="12938.63" calcext:value-type="float">
            <text:p>12938.63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518" calcext:value-type="float">
            <text:p>-577.518</text:p>
          </table:table-cell>
          <table:table-cell office:value-type="float" office:value="1662.99" calcext:value-type="float">
            <text:p>1662.99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54425" calcext:value-type="float">
            <text:p>72.54425</text:p>
          </table:table-cell>
          <table:table-cell office:value-type="float" office:value="392.8958" calcext:value-type="float">
            <text:p>392.8958</text:p>
          </table:table-cell>
          <table:table-cell office:value-type="float" office:value="0.196398" calcext:value-type="float">
            <text:p>0.196398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4383" calcext:value-type="float">
            <text:p>322.4383</text:p>
          </table:table-cell>
          <table:table-cell office:value-type="float" office:value="0" calcext:value-type="float">
            <text:p>0</text:p>
          </table:table-cell>
          <table:table-cell office:value-type="float" office:value="325.2318" calcext:value-type="float">
            <text:p>325.2318</text:p>
          </table:table-cell>
          <table:table-cell office:value-type="float" office:value="1144.262" calcext:value-type="float">
            <text:p>1144.262</text:p>
          </table:table-cell>
          <table:table-cell office:value-type="float" office:value="1399.426" calcext:value-type="float">
            <text:p>1399.426</text:p>
          </table:table-cell>
          <table:table-cell office:value-type="float" office:value="1221.182" calcext:value-type="float">
            <text:p>1221.182</text:p>
          </table:table-cell>
          <table:table-cell office:value-type="float" office:value="711.103" calcext:value-type="float">
            <text:p>711.103</text:p>
          </table:table-cell>
          <table:table-cell office:value-type="float" office:value="1111.18" calcext:value-type="float">
            <text:p>1111.18</text:p>
          </table:table-cell>
          <table:table-cell office:value-type="float" office:value="407.229" calcext:value-type="float">
            <text:p>407.229</text:p>
          </table:table-cell>
          <table:table-cell office:value-type="float" office:value="1806.288" calcext:value-type="float">
            <text:p>1806.288</text:p>
          </table:table-cell>
          <table:table-cell office:value-type="float" office:value="2047.783" calcext:value-type="float">
            <text:p>2047.783</text:p>
          </table:table-cell>
          <table:table-cell office:value-type="float" office:value="1644.057" calcext:value-type="float">
            <text:p>1644.057</text:p>
          </table:table-cell>
          <table:table-cell office:value-type="float" office:value="579.5831" calcext:value-type="float">
            <text:p>579.5831</text:p>
          </table:table-cell>
          <table:table-cell office:value-type="float" office:value="570.9489" calcext:value-type="float">
            <text:p>570.9489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7036" calcext:value-type="float">
            <text:p>-485.7036</text:p>
          </table:table-cell>
          <table:table-cell office:value-type="float" office:value="0" calcext:value-type="float">
            <text:p>0</text:p>
          </table:table-cell>
          <table:table-cell office:value-type="float" office:value="3.607342" calcext:value-type="float">
            <text:p>3.60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600.3625" calcext:value-type="float">
            <text:p>600.3625</text:p>
          </table:table-cell>
          <table:table-cell office:value-type="float" office:value="12938.61" calcext:value-type="float">
            <text:p>12938.61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6198" calcext:value-type="float">
            <text:p>-577.6198</text:p>
          </table:table-cell>
          <table:table-cell office:value-type="float" office:value="1663.408" calcext:value-type="float">
            <text:p>1663.408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52138" calcext:value-type="float">
            <text:p>72.52138</text:p>
          </table:table-cell>
          <table:table-cell office:value-type="float" office:value="392.8938" calcext:value-type="float">
            <text:p>392.8938</text:p>
          </table:table-cell>
          <table:table-cell office:value-type="float" office:value="0.196821" calcext:value-type="float">
            <text:p>0.19682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3369" calcext:value-type="float">
            <text:p>322.3369</text:p>
          </table:table-cell>
          <table:table-cell office:value-type="float" office:value="0" calcext:value-type="float">
            <text:p>0</text:p>
          </table:table-cell>
          <table:table-cell office:value-type="float" office:value="325.2346" calcext:value-type="float">
            <text:p>325.2346</text:p>
          </table:table-cell>
          <table:table-cell office:value-type="float" office:value="1144.255" calcext:value-type="float">
            <text:p>1144.255</text:p>
          </table:table-cell>
          <table:table-cell office:value-type="float" office:value="1399.414" calcext:value-type="float">
            <text:p>1399.414</text:p>
          </table:table-cell>
          <table:table-cell office:value-type="float" office:value="1221.169" calcext:value-type="float">
            <text:p>1221.169</text:p>
          </table:table-cell>
          <table:table-cell office:value-type="float" office:value="711.09" calcext:value-type="float">
            <text:p>711.09</text:p>
          </table:table-cell>
          <table:table-cell office:value-type="float" office:value="1111.172" calcext:value-type="float">
            <text:p>1111.172</text:p>
          </table:table-cell>
          <table:table-cell office:value-type="float" office:value="407.2262" calcext:value-type="float">
            <text:p>407.2262</text:p>
          </table:table-cell>
          <table:table-cell office:value-type="float" office:value="1806.284" calcext:value-type="float">
            <text:p>1806.284</text:p>
          </table:table-cell>
          <table:table-cell office:value-type="float" office:value="2047.775" calcext:value-type="float">
            <text:p>2047.775</text:p>
          </table:table-cell>
          <table:table-cell office:value-type="float" office:value="1644.041" calcext:value-type="float">
            <text:p>1644.041</text:p>
          </table:table-cell>
          <table:table-cell office:value-type="float" office:value="579.5807" calcext:value-type="float">
            <text:p>579.5807</text:p>
          </table:table-cell>
          <table:table-cell office:value-type="float" office:value="570.9436" calcext:value-type="float">
            <text:p>570.9436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7886" calcext:value-type="float">
            <text:p>-485.7886</text:p>
          </table:table-cell>
          <table:table-cell office:value-type="float" office:value="0" calcext:value-type="float">
            <text:p>0</text:p>
          </table:table-cell>
          <table:table-cell office:value-type="float" office:value="3.58757" calcext:value-type="float">
            <text:p>3.5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600.2897" calcext:value-type="float">
            <text:p>600.2897</text:p>
          </table:table-cell>
          <table:table-cell office:value-type="float" office:value="12938.6" calcext:value-type="float">
            <text:p>12938.6</text:p>
          </table:table-cell>
          <table:table-cell office:value-type="float" office:value="0" calcext:value-type="float">
            <text:p>0</text:p>
          </table:table-cell>
          <table:table-cell office:value-type="float" office:value="498.3279" calcext:value-type="float">
            <text:p>498.3279</text:p>
          </table:table-cell>
          <table:table-cell office:value-type="float" office:value="-577.7264" calcext:value-type="float">
            <text:p>-577.7264</text:p>
          </table:table-cell>
          <table:table-cell office:value-type="float" office:value="1664.123" calcext:value-type="float">
            <text:p>1664.123</text:p>
          </table:table-cell>
          <table:table-cell office:value-type="float" office:value="-91.35165" calcext:value-type="float">
            <text:p>-91.35165</text:p>
          </table:table-cell>
          <table:table-cell office:value-type="float" office:value="72.50217" calcext:value-type="float">
            <text:p>72.50217</text:p>
          </table:table-cell>
          <table:table-cell office:value-type="float" office:value="392.8825" calcext:value-type="float">
            <text:p>392.8825</text:p>
          </table:table-cell>
          <table:table-cell office:value-type="float" office:value="0.1972361" calcext:value-type="float">
            <text:p>0.1972361</text:p>
          </table:table-cell>
          <table:table-cell office:value-type="float" office:value="1.801598" calcext:value-type="float">
            <text:p>1.801598</text:p>
          </table:table-cell>
          <table:table-cell office:value-type="float" office:value="0.07631504" calcext:value-type="float">
            <text:p>0.07631504</text:p>
          </table:table-cell>
          <table:table-cell office:value-type="float" office:value="0.006493616" calcext:value-type="float">
            <text:p>0.006493616</text:p>
          </table:table-cell>
          <table:table-cell office:value-type="float" office:value="0.3109673" calcext:value-type="float">
            <text:p>0.3109673</text:p>
          </table:table-cell>
          <table:table-cell office:value-type="float" office:value="370" calcext:value-type="float">
            <text:p>370</text:p>
          </table:table-cell>
          <table:table-cell office:value-type="float" office:value="322.2307" calcext:value-type="float">
            <text:p>322.2307</text:p>
          </table:table-cell>
          <table:table-cell office:value-type="float" office:value="0" calcext:value-type="float">
            <text:p>0</text:p>
          </table:table-cell>
          <table:table-cell office:value-type="float" office:value="325.2379" calcext:value-type="float">
            <text:p>325.2379</text:p>
          </table:table-cell>
          <table:table-cell office:value-type="float" office:value="1144.248" calcext:value-type="float">
            <text:p>1144.248</text:p>
          </table:table-cell>
          <table:table-cell office:value-type="float" office:value="1399.405" calcext:value-type="float">
            <text:p>1399.405</text:p>
          </table:table-cell>
          <table:table-cell office:value-type="float" office:value="1221.158" calcext:value-type="float">
            <text:p>1221.158</text:p>
          </table:table-cell>
          <table:table-cell office:value-type="float" office:value="711.0779" calcext:value-type="float">
            <text:p>711.0779</text:p>
          </table:table-cell>
          <table:table-cell office:value-type="float" office:value="1111.164" calcext:value-type="float">
            <text:p>1111.164</text:p>
          </table:table-cell>
          <table:table-cell office:value-type="float" office:value="407.2235" calcext:value-type="float">
            <text:p>407.2235</text:p>
          </table:table-cell>
          <table:table-cell office:value-type="float" office:value="1806.279" calcext:value-type="float">
            <text:p>1806.279</text:p>
          </table:table-cell>
          <table:table-cell office:value-type="float" office:value="2047.771" calcext:value-type="float">
            <text:p>2047.771</text:p>
          </table:table-cell>
          <table:table-cell office:value-type="float" office:value="1644.033" calcext:value-type="float">
            <text:p>1644.033</text:p>
          </table:table-cell>
          <table:table-cell office:value-type="float" office:value="579.5784" calcext:value-type="float">
            <text:p>579.5784</text:p>
          </table:table-cell>
          <table:table-cell office:value-type="float" office:value="570.9385" calcext:value-type="float">
            <text:p>570.9385</text:p>
          </table:table-cell>
          <table:table-cell office:value-type="float" office:value="142.3436" calcext:value-type="float">
            <text:p>142.3436</text:p>
          </table:table-cell>
          <table:table-cell office:value-type="float" office:value="35.54792" calcext:value-type="float">
            <text:p>35.54792</text:p>
          </table:table-cell>
          <table:table-cell office:value-type="float" office:value="0" calcext:value-type="float">
            <text:p>0</text:p>
          </table:table-cell>
          <table:table-cell office:value-type="float" office:value="-0.03458888" calcext:value-type="float">
            <text:p>-0.03458888</text:p>
          </table:table-cell>
          <table:table-cell office:value-type="float" office:value="311.6129" calcext:value-type="float">
            <text:p>311.6129</text:p>
          </table:table-cell>
          <table:table-cell office:value-type="float" office:value="0" calcext:value-type="float">
            <text:p>0</text:p>
          </table:table-cell>
          <table:table-cell office:value-type="float" office:value="1409.618" calcext:value-type="float">
            <text:p>1409.618</text:p>
          </table:table-cell>
          <table:table-cell office:value-type="float" office:value="-599.035" calcext:value-type="float">
            <text:p>-599.035</text:p>
          </table:table-cell>
          <table:table-cell office:value-type="float" office:value="810.5829" calcext:value-type="float">
            <text:p>810.5829</text:p>
          </table:table-cell>
          <table:table-cell office:value-type="float" office:value="-485.8763" calcext:value-type="float">
            <text:p>-485.8763</text:p>
          </table:table-cell>
          <table:table-cell office:value-type="float" office:value="0" calcext:value-type="float">
            <text:p>0</text:p>
          </table:table-cell>
          <table:table-cell office:value-type="float" office:value="3.567147" calcext:value-type="float">
            <text:p>3.56714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9:45.711697811</dc:date>
    <meta:editing-duration>PT6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